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580000001F5A161BC8CC9B9CD3.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64mm"/>
    </style:style>
    <style:style style:name="co2" style:family="table-column">
      <style:table-column-properties fo:break-before="auto" style:column-width="23.81mm"/>
    </style:style>
    <style:style style:name="co3" style:family="table-column">
      <style:table-column-properties fo:break-before="auto" style:column-width="30.16mm"/>
    </style:style>
    <style:style style:name="co4" style:family="table-column">
      <style:table-column-properties fo:break-before="auto" style:column-width="32.28mm"/>
    </style:style>
    <style:style style:name="co5" style:family="table-column">
      <style:table-column-properties fo:break-before="auto" style:column-width="51.33mm"/>
    </style:style>
    <style:style style:name="co6" style:family="table-column">
      <style:table-column-properties fo:break-before="auto" style:column-width="41.8mm"/>
    </style:style>
    <style:style style:name="co7" style:family="table-column">
      <style:table-column-properties fo:break-before="auto" style:column-width="52.39mm"/>
    </style:style>
    <style:style style:name="co8" style:family="table-column">
      <style:table-column-properties fo:break-before="auto" style:column-width="51.06mm"/>
    </style:style>
    <style:style style:name="co9" style:family="table-column">
      <style:table-column-properties fo:break-before="auto" style:column-width="47.63mm"/>
    </style:style>
    <style:style style:name="co10" style:family="table-column">
      <style:table-column-properties fo:break-before="auto" style:column-width="53.71mm"/>
    </style:style>
    <style:style style:name="co11" style:family="table-column">
      <style:table-column-properties fo:break-before="auto" style:column-width="26.72mm"/>
    </style:style>
    <style:style style:name="co12" style:family="table-column">
      <style:table-column-properties fo:break-before="auto" style:column-width="26.99mm"/>
    </style:style>
    <style:style style:name="ro1" style:family="table-row">
      <style:table-row-properties style:row-height="5.56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7.88mm" fo:break-before="auto" style:use-optimal-row-height="false"/>
    </style:style>
    <style:style style:name="ta1" style:family="table" style:master-page-name="PageStyle_5f_Streu-Residuendiagramm-Tool">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95b3d7"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fo:background-color="transparent" fo:border="none" style:rotation-align="none"/>
    </style:style>
    <style:style style:name="ce4" style:family="table-cell" style:parent-style-name="Default">
      <style:table-cell-properties style:diagonal-bl-tr="none" style:diagonal-tl-br="none" fo:background-color="transparent" fo:border="none" style:rotation-align="none"/>
      <style:text-properties fo:color="#eeece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transparent" style:rotation-align="none"/>
    </style:style>
    <style:style style:name="ce7"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none" fo:background-color="#d9d9d9" style:diagonal-bl-tr="none" style:diagonal-tl-br="none" fo:border-left="0.74pt solid #000000" fo:border-right="none" style:rotation-align="none" fo:border-top="0.74pt solid #000000"/>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fo:background-color="#d9d9d9" style:diagonal-bl-tr="none" style:diagonal-tl-br="none" fo:border-left="0.74pt solid #000000" fo:border-right="none" style:rotation-align="none" fo:border-top="none"/>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fo:border="0.74pt solid #000000" style:rotation-align="none"/>
    </style:style>
    <style:style style:name="ce12" style:family="table-cell" style:parent-style-name="Default">
      <style:table-cell-properties fo:background-color="#95b3d7" style:diagonal-bl-tr="none" style:diagonal-tl-br="none" fo:border="none" style:rotation-align="none"/>
      <style:text-properties fo:color="#8eb4e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d9d9d9" style:diagonal-bl-tr="none" style:diagonal-tl-br="none" fo:border-left="none" fo:border-right="0.74pt solid #000000" style:rotation-align="none" fo:border-top="0.74pt solid #000000"/>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fo:background-color="#d9d9d9" style:diagonal-bl-tr="none" style:diagonal-tl-br="none" fo:border-left="none" fo:border-right="0.74pt solid #000000" style:rotation-align="none" fo:border-top="none"/>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000000" style:diagonal-bl-tr="none" style:diagonal-tl-br="none" fo:border-left="none"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0.74pt solid #000000"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IF([.$E$3]=0;0))" style:apply-style-name="Default" style:base-cell-address="'Streu-Residuendiagramm-Tool'.E3"/>
      <style:map style:condition="is-true-formula(IF([.D7]=0;0))" style:apply-style-name="ConditionalStyle_5f_2" style:base-cell-address="'Streu-Residuendiagramm-Tool'.E3"/>
    </style:style>
    <style:style style:name="ce17"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8" style:family="table-cell" style:parent-style-name="Default">
      <style:table-cell-properties fo:border-bottom="1.76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d9d9d9" style:rotation-align="none"/>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style:diagonal-bl-tr="none" style:diagonal-tl-br="none" fo:border-left="0.74pt solid #000000"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23"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24"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25" style:family="table-cell" style:parent-style-name="Default">
      <style:table-cell-properties style:diagonal-bl-tr="none" style:diagonal-tl-br="none" fo:border="none" style:rotation-align="none"/>
    </style:style>
    <style:style style:name="ce26" style:family="table-cell" style:parent-style-name="Default">
      <style:table-cell-properties fo:border-bottom="1.76pt solid #000000" style:diagonal-bl-tr="none" style:diagonal-tl-br="none" fo:border-left="1.76pt solid #000000"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order-bottom="0.74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IF([.$E$3]=0;0))" style:apply-style-name="Default" style:base-cell-address="'Streu-Residuendiagramm-Tool'.H3"/>
      <style:map style:condition="is-true-formula(IF([.F7]=0;0))" style:apply-style-name="ConditionalStyle_5f_1" style:base-cell-address="'Streu-Residuendiagramm-Tool'.H3"/>
    </style:style>
    <style:style style:name="ce28" style:family="table-cell" style:parent-style-name="Default">
      <style:table-cell-properties fo:border-bottom="0.74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9" style:family="table-cell" style:parent-style-name="Default">
      <style:table-cell-properties fo:border-bottom="1.76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order-bottom="1.76pt solid #000000" style:diagonal-bl-tr="none" style:diagonal-tl-br="none" fo:border-left="1.76pt solid #000000" fo:border-right="none" style:rotation-align="none" fo:border-top="1.76pt solid #000000"/>
    </style:style>
    <style:style style:name="ce31" style:family="table-cell" style:parent-style-name="Default">
      <style:table-cell-properties fo:border-bottom="none" fo:background-color="#9bbb59" style:diagonal-bl-tr="none" style:diagonal-tl-br="none" fo:border-left="1.76pt solid #000000" fo:border-right="none" style:rotation-align="none" fo:border-top="1.76pt solid #000000"/>
    </style:style>
    <style:style style:name="ce32" style:family="table-cell" style:parent-style-name="Default">
      <style:table-cell-properties fo:border-bottom="none" fo:background-color="#9bbb59" style:diagonal-bl-tr="none" style:diagonal-tl-br="none" fo:border-left="1.76pt solid #000000" fo:border-right="none" style:rotation-align="none" fo:border-top="none"/>
    </style:style>
    <style:style style:name="ce33" style:family="table-cell" style:parent-style-name="Default">
      <style:table-cell-properties fo:border-bottom="1.76pt solid #000000" fo:background-color="#9bbb59" style:diagonal-bl-tr="none" style:diagonal-tl-br="none" fo:border-left="1.76pt solid #000000" fo:border-right="none" style:rotation-align="none" fo:border-top="none"/>
    </style:style>
    <style:style style:name="ce34" style:family="table-cell" style:parent-style-name="Default">
      <style:table-cell-properties fo:border-bottom="none" fo:background-color="#00b050" style:diagonal-bl-tr="none" style:diagonal-tl-br="none" fo:border-left="1.76pt solid #000000" fo:border-right="none" style:rotation-align="none" fo:border-top="1.76pt solid #000000"/>
    </style:style>
    <style:style style:name="ce35" style:family="table-cell" style:parent-style-name="Default">
      <style:table-cell-properties fo:border-bottom="none" fo:background-color="#00b050" style:diagonal-bl-tr="none" style:diagonal-tl-br="none" fo:border-left="1.76pt solid #000000" fo:border-right="none" style:rotation-align="none" fo:border-top="none"/>
    </style:style>
    <style:style style:name="ce36" style:family="table-cell" style:parent-style-name="Default">
      <style:table-cell-properties fo:border-bottom="1.76pt solid #000000" fo:background-color="#00b050" style:diagonal-bl-tr="none" style:diagonal-tl-br="none" fo:border-left="1.76pt solid #000000" fo:border-right="none" style:rotation-align="none" fo:border-top="none"/>
    </style:style>
    <style:style style:name="ce3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9" style:family="table-cell" style:parent-style-name="Default">
      <style:table-cell-properties fo:border-bottom="1.76pt solid #000000" style:diagonal-bl-tr="none" style:diagonal-tl-br="none" fo:border-left="none" fo:border-right="none" style:rotation-align="none" fo:border-top="1.76pt solid #000000"/>
    </style:style>
    <style:style style:name="ce40" style:family="table-cell" style:parent-style-name="Default">
      <style:table-cell-properties fo:border-bottom="none" fo:background-color="#9bbb59" style:diagonal-bl-tr="none" style:diagonal-tl-br="none" fo:border-left="none" fo:border-right="none" style:rotation-align="none" fo:border-top="1.76pt solid #000000"/>
    </style:style>
    <style:style style:name="ce41" style:family="table-cell" style:parent-style-name="Default">
      <style:table-cell-properties fo:background-color="#9bbb59" style:diagonal-bl-tr="none" style:diagonal-tl-br="none" fo:border="none" style:rotation-align="none"/>
    </style:style>
    <style:style style:name="ce42" style:family="table-cell" style:parent-style-name="Default">
      <style:table-cell-properties fo:border-bottom="1.76pt solid #000000" fo:background-color="#9bbb59" style:diagonal-bl-tr="none" style:diagonal-tl-br="none" fo:border-left="none" fo:border-right="none" style:rotation-align="none" fo:border-top="none"/>
    </style:style>
    <style:style style:name="ce43" style:family="table-cell" style:parent-style-name="Default">
      <style:table-cell-properties fo:border-bottom="none" fo:background-color="#00b050" style:diagonal-bl-tr="none" style:diagonal-tl-br="none" fo:border-left="none" fo:border-right="none" style:rotation-align="none" fo:border-top="1.76pt solid #000000"/>
    </style:style>
    <style:style style:name="ce44" style:family="table-cell" style:parent-style-name="Default">
      <style:table-cell-properties fo:background-color="#00b050" style:diagonal-bl-tr="none" style:diagonal-tl-br="none" fo:border="none" style:rotation-align="none"/>
    </style:style>
    <style:style style:name="ce45" style:family="table-cell" style:parent-style-name="Default">
      <style:table-cell-properties fo:border-bottom="1.76pt solid #000000" fo:background-color="#00b050" style:diagonal-bl-tr="none" style:diagonal-tl-br="none" fo:border-left="none" fo:border-right="none" style:rotation-align="none" fo:border-top="none"/>
    </style:style>
    <style:style style:name="ce46" style:family="table-cell" style:parent-style-name="Default">
      <style:table-cell-properties fo:border-bottom="0.74pt solid #000000" fo:background-color="#9bbb59" style:diagonal-bl-tr="none" style:diagonal-tl-br="none" fo:border-left="1.76pt solid #000000" fo:border-right="0.74pt solid #000000" style:rotation-align="none" fo:border-top="1.76pt solid #000000"/>
    </style:style>
    <style:style style:name="ce47" style:family="table-cell" style:parent-style-name="Default">
      <style:table-cell-properties fo:border-bottom="0.74pt solid #000000" fo:background-color="#9bbb59" style:diagonal-bl-tr="none" style:diagonal-tl-br="none" fo:border-left="1.76pt solid #000000" fo:border-right="0.74pt solid #000000" style:rotation-align="none" fo:border-top="0.74pt solid #000000"/>
    </style:style>
    <style:style style:name="ce48" style:family="table-cell" style:parent-style-name="Default">
      <style:table-cell-properties fo:border-bottom="none" fo:background-color="#9bbb59" style:diagonal-bl-tr="none" style:diagonal-tl-br="none" fo:border-left="1.76pt solid #000000" fo:border-right="0.74pt solid #000000" style:rotation-align="none" fo:border-top="0.74pt solid #000000"/>
    </style:style>
    <style:style style:name="ce49" style:family="table-cell" style:parent-style-name="Default">
      <style:table-cell-properties fo:border-bottom="0.74pt solid #000000" fo:background-color="#00b050" style:diagonal-bl-tr="none" style:diagonal-tl-br="none" fo:border-left="1.76pt solid #000000" fo:border-right="0.74pt solid #000000" style:rotation-align="none" fo:border-top="1.76pt solid #000000"/>
    </style:style>
    <style:style style:name="ce50" style:family="table-cell" style:parent-style-name="Default">
      <style:table-cell-properties fo:border-bottom="0.74pt solid #000000" fo:background-color="#00b050" style:diagonal-bl-tr="none" style:diagonal-tl-br="none" fo:border-left="1.76pt solid #000000" fo:border-right="0.74pt solid #000000" style:rotation-align="none" fo:border-top="0.74pt solid #000000"/>
    </style:style>
    <style:style style:name="ce51" style:family="table-cell" style:parent-style-name="Default">
      <style:table-cell-properties fo:border-bottom="1.76pt solid #000000" fo:background-color="#00b050" style:diagonal-bl-tr="none" style:diagonal-tl-br="none" fo:border-left="1.76pt solid #000000" fo:border-right="0.74pt solid #000000" style:rotation-align="none" fo:border-top="0.74pt solid #000000"/>
    </style:style>
    <style:style style:name="ce52" style:family="table-cell" style:parent-style-name="Default">
      <style:table-cell-properties fo:border-bottom="0.74pt solid #000000" fo:background-color="#9bbb59" style:diagonal-bl-tr="none" style:diagonal-tl-br="none" fo:border-left="0.74pt solid #000000" fo:border-right="1.76pt solid #000000" style:rotation-align="none" fo:border-top="1.76pt solid #000000"/>
    </style:style>
    <style:style style:name="ce53" style:family="table-cell" style:parent-style-name="Default">
      <style:table-cell-properties fo:border-bottom="0.74pt solid #000000" fo:background-color="#9bbb59" style:diagonal-bl-tr="none" style:diagonal-tl-br="none" fo:border-left="0.74pt solid #000000" fo:border-right="1.76pt solid #000000" style:rotation-align="none" fo:border-top="0.74pt solid #000000"/>
    </style:style>
    <style:style style:name="ce54" style:family="table-cell" style:parent-style-name="Default">
      <style:table-cell-properties fo:border-bottom="none" fo:background-color="#9bbb59" style:diagonal-bl-tr="none" style:diagonal-tl-br="none" fo:border-left="0.74pt solid #000000" fo:border-right="1.76pt solid #000000" style:rotation-align="none" fo:border-top="0.74pt solid #000000"/>
    </style:style>
    <style:style style:name="ce55" style:family="table-cell" style:parent-style-name="Default">
      <style:table-cell-properties fo:border-bottom="0.74pt solid #000000" fo:background-color="#00b050" style:diagonal-bl-tr="none" style:diagonal-tl-br="none" fo:border-left="0.74pt solid #000000" fo:border-right="1.76pt solid #000000" style:rotation-align="none" fo:border-top="1.76pt solid #000000"/>
    </style:style>
    <style:style style:name="ce56" style:family="table-cell" style:parent-style-name="Default">
      <style:table-cell-properties fo:border-bottom="0.74pt solid #000000" fo:background-color="#00b050" style:diagonal-bl-tr="none" style:diagonal-tl-br="none" fo:border-left="0.74pt solid #000000" fo:border-right="1.76pt solid #000000" style:rotation-align="none" fo:border-top="0.74pt solid #000000"/>
    </style:style>
    <style:style style:name="ce57" style:family="table-cell" style:parent-style-name="Default">
      <style:table-cell-properties fo:border-bottom="1.76pt solid #000000" fo:background-color="#00b050" style:diagonal-bl-tr="none" style:diagonal-tl-br="none" fo:border-left="0.74pt solid #000000" fo:border-right="1.76pt solid #000000" style:rotation-align="none" fo:border-top="0.74pt solid #000000"/>
    </style:style>
    <style:style style:name="ce58" style:family="table-cell" style:parent-style-name="Default">
      <style:table-cell-properties fo:border-bottom="1.76pt solid #000000" style:diagonal-bl-tr="none" style:diagonal-tl-br="none" fo:border-left="none" fo:border-right="1.76pt solid #000000" style:rotation-align="none" fo:border-top="1.76pt solid #000000"/>
    </style:style>
    <style:style style:name="ce59" style:family="table-cell" style:parent-style-name="Default">
      <style:table-cell-properties fo:background-color="#bfbfbf"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textarea-vertical-align="middle"/>
    </style:style>
    <style:style style:name="gr2" style:family="graphic">
      <style:graphic-properties draw:symbol-color="#000000" fo:background-color="#ece9d8" fo:border="none"/>
    </style:style>
    <style:style style:name="gr3" style:family="graphic">
      <style:graphic-properties draw:stroke="solid" svg:stroke-width="0.26mm" svg:stroke-color="#bcbcbc" draw:fill="solid" draw:fill-color="#ffffff" draw:textarea-vertical-align="top" draw:auto-grow-height="false" draw:fit-to-size="false" fo:min-height="0mm" fo:min-width="0mm" fo:padding-top="1.25mm" fo:padding-bottom="1.25mm" fo:padding-left="2.5mm" fo:padding-right="2.5mm" fo:wrap-option="wrap"/>
    </style:style>
    <style:style style:name="gr4"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5"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style:paragraph-properties fo:text-align="start"/>
      <style:text-properties fo:color="#000000" style:text-line-through-style="none" style:text-line-through-type="none" fo:font-family="Tahoma" fo:font-size="8pt" fo:font-style="normal" style:text-underline-style="none" fo:font-weight="normal"/>
    </style:style>
    <style:style style:name="P2" style:family="paragraph"/>
    <style:style style:name="P3" style:family="paragraph">
      <style:paragraph-properties fo:margin-top="0mm" fo:margin-bottom="0mm" fo:text-align="start"/>
    </style:style>
    <style:style style:name="P4" style:family="paragraph">
      <loext:graphic-properties draw:fill="solid" draw:fill-color="#ffffff"/>
      <style:paragraph-properties fo:text-align="start"/>
      <style:text-properties fo:font-size="18pt"/>
    </style:style>
    <style:style style:name="P5"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treu-Residuendiagramm-Tool"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4" form:control-implementation="ooo:com.sun.star.form.component.CheckBox" xml:id="control1" form:id="control1" form:label="Lineare    Funktion (m*x+b)" form:visual-effect="flat" form:linked-cell="'Streu-Residuendiagramm-Tool'.D3"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65535"/>
                <form:property form:property-name="SecondaryRefValue" office:value-type="string" office:string-value=""/>
              </form:properties>
            </form:checkbox>
            <form:checkbox form:name="Check Box 5" form:control-implementation="ooo:com.sun.star.form.component.CheckBox" xml:id="control2" form:id="control2" form:label="Quadratische    Funktion (a*(x-xs)^2+ys)" form:visual-effect="flat" form:linked-cell="'Streu-Residuendiagramm-Tool'.D5"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65535"/>
                <form:property form:property-name="SecondaryRefValue" office:value-type="string" office:string-value=""/>
              </form:properties>
            </form:checkbox>
            <form:value-range form:name="Scroll Bar 8" form:control-implementation="ooo:com.sun.star.form.component.ScrollBar" xml:id="control3" form:id="control3" form:value="0" form:linked-cell="'Streu-Residuendiagramm-Tool'.F4"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value-range form:name="Scroll Bar 9" form:control-implementation="ooo:com.sun.star.form.component.ScrollBar" xml:id="control4" form:id="control4" form:value="0" form:linked-cell="'Streu-Residuendiagramm-Tool'.I3"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value-range form:name="Scroll Bar 10" form:control-implementation="ooo:com.sun.star.form.component.ScrollBar" xml:id="control5" form:id="control5" form:value="0" form:linked-cell="'Streu-Residuendiagramm-Tool'.I4"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value-range form:name="Scroll Bar 11" form:control-implementation="ooo:com.sun.star.form.component.ScrollBar" xml:id="control6" form:id="control6" form:value="0" form:linked-cell="'Streu-Residuendiagramm-Tool'.I5"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checkbox form:name="Check Box 12" form:control-implementation="ooo:com.sun.star.form.component.CheckBox" xml:id="control7" form:id="control7" form:label="Normalform    (ax^2+bx+c) in Scheitelpunktsform a*(x-xs)^2+ys umwandeln" form:visual-effect="flat" form:linked-cell="'Streu-Residuendiagramm-Tool'.P3"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65535"/>
                <form:property form:property-name="SecondaryRefValue" office:value-type="string" office:string-value=""/>
              </form:properties>
            </form:checkbox>
            <form:value-range form:name="Scroll Bar 14" form:control-implementation="ooo:com.sun.star.form.component.ScrollBar" xml:id="control8" form:id="control8" form:value="0" form:linked-cell="'Streu-Residuendiagramm-Tool'.F3"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form>
        </office:forms>
        <table:shapes>
          <draw:control draw:z-index="6" draw:style-name="gr1" draw:text-style-name="P1" svg:width="57.14mm" svg:height="6.08mm" svg:x="45.46mm" svg:y="10.86mm" draw:control="control1"/>
          <draw:control draw:z-index="7" draw:style-name="gr1" draw:text-style-name="P1" svg:width="58.47mm" svg:height="6.09mm" svg:x="45.2mm" svg:y="20.91mm" draw:control="control2"/>
          <draw:control draw:z-index="8" draw:style-name="gr2" draw:text-style-name="P2" svg:width="50mm" svg:height="5.03mm" svg:x="200.77mm" svg:y="16.15mm" draw:control="control3"/>
          <draw:control draw:z-index="9" draw:style-name="gr2" draw:text-style-name="P2" svg:width="50mm" svg:height="5.03mm" svg:x="352.38mm" svg:y="10.86mm" draw:control="control4"/>
          <draw:control draw:z-index="10" draw:style-name="gr2" draw:text-style-name="P2" svg:width="50mm" svg:height="5.03mm" svg:x="352.64mm" svg:y="16.15mm" draw:control="control5"/>
          <draw:control draw:z-index="11" draw:style-name="gr2" draw:text-style-name="P2" svg:width="50mm" svg:height="5.03mm" svg:x="352.91mm" svg:y="21.7mm" draw:control="control6"/>
          <draw:control draw:z-index="12" draw:style-name="gr1" draw:text-style-name="P1" svg:width="104.5mm" svg:height="6.08mm" svg:x="426.73mm" svg:y="4.78mm" draw:control="control7"/>
          <draw:control draw:z-index="13" draw:style-name="gr2" draw:text-style-name="P2" svg:width="50mm" svg:height="5.03mm" svg:x="200.77mm" svg:y="10.86mm" draw:control="control8"/>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2" table:default-cell-style-name="Default"/>
        <table:table-column table:style-name="co1" table:number-columns-repeated="1011" table:default-cell-style-name="Default"/>
        <table:table-row table:style-name="ro1">
          <table:table-cell table:style-name="ce1" office:value-type="string" calcext:value-type="string">
            <text:p>Streudiagramm-Residuendiagramm-Tool</text:p>
          </table:table-cell>
          <table:table-cell table:number-columns-repeated="1023"/>
        </table:table-row>
        <table:table-row table:style-name="ro1">
          <table:table-cell>
            <draw:custom-shape table:end-cell-address="'Streu-Residuendiagramm-Tool'.B29" table:end-x="21.38mm" table:end-y="0.54mm" draw:z-index="0" draw:name="Textfeld 1" draw:style-name="gr3" draw:text-style-name="P4" svg:width="38.08mm" svg:height="142.9mm" svg:x="3.93mm" svg:y="3.9mm">
              <text:p text:style-name="P3"><text:span text:style-name="T1">Anleitung: Fügen Sie zunächst die vorliegenden Daten in die unten vorgefertigte Tabelle ein. (Dazu benötigen Sie einen Datensatz bestehend aus x- und y-Werten.) Anschließend klicken Sie den Funktionstyp an, den Sie einzeichnen möchten. Anschließend können Sie die Funktionsparameter eingeben. Wichtig ist, dass Sie den grauen Bereich nicht verändern oder löschen, da dort Daten zur Berechnung der Diagramme enthalten si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table-cell table:style-name="ce2"/>
          <table:table-cell table:style-name="ce12"/>
          <table:table-cell table:style-name="ce15" office:value-type="string" calcext:value-type="string">
            <text:p>Funktionsparameter (lineare Funktion)</text:p>
          </table:table-cell>
          <table:table-cell table:style-name="ce21"/>
          <table:table-cell/>
          <table:table-cell table:style-name="ce26" office:value-type="string" calcext:value-type="string">
            <text:p>Funktionsparameter (quadratische Funktion)</text:p>
          </table:table-cell>
          <table:table-cell table:style-name="ce21"/>
          <table:table-cell table:number-columns-repeated="2"/>
          <table:table-cell table:style-name="ce30"/>
          <table:table-cell table:style-name="ce39" table:number-columns-repeated="3"/>
          <table:table-cell table:style-name="ce58"/>
          <table:table-cell table:style-name="ce25"/>
          <table:table-cell table:number-columns-repeated="1007"/>
        </table:table-row>
        <table:table-row table:style-name="ro2">
          <table:table-cell table:number-columns-repeated="2"/>
          <table:table-cell table:style-name="ce2"/>
          <table:table-cell table:style-name="ce12" table:formula="of:=FALSE()" office:value-type="float" office:value="0" calcext:value-type="float">
            <text:p>0</text:p>
          </table:table-cell>
          <table:table-cell table:style-name="ce16" table:formula="of:=IF([.$D$3]=1;&quot;Steigung Funktion m&quot;;&quot;&quot;)">
            <text:p/>
          </table:table-cell>
          <table:table-cell table:style-name="ce22"/>
          <table:table-cell/>
          <table:table-cell table:style-name="ce27" table:formula="of:=IF([.$D$5]=1;&quot;Streckfaktor a&quot;;&quot;&quot;)">
            <text:p/>
          </table:table-cell>
          <table:table-cell table:style-name="ce22"/>
          <table:table-cell table:number-columns-repeated="2"/>
          <table:table-cell table:style-name="ce31" table:formula="of:=IF([.P3]=1;&quot;Parameter Normalform&quot;;&quot;&quot;)">
            <text:p/>
          </table:table-cell>
          <table:table-cell table:style-name="ce40"/>
          <table:table-cell table:style-name="ce46" table:formula="of:=IF([.P3]=1;&quot;a=&quot;;&quot;&quot;)">
            <text:p/>
          </table:table-cell>
          <table:table-cell table:style-name="ce52"/>
          <table:table-cell table:style-name="ce59" table:formula="of:=FALSE()" office:value-type="float" office:value="0" calcext:value-type="float">
            <text:p>0</text:p>
          </table:table-cell>
          <table:table-cell table:number-columns-repeated="1008"/>
        </table:table-row>
        <table:table-row table:style-name="ro2">
          <table:table-cell table:number-columns-repeated="2"/>
          <table:table-cell table:style-name="ce2"/>
          <table:table-cell table:style-name="ce12"/>
          <table:table-cell table:style-name="ce17" table:formula="of:=IF([.$D$3]=1;&quot;y-Achsenabschnitt b&quot;;&quot;&quot;)">
            <text:p/>
          </table:table-cell>
          <table:table-cell table:style-name="ce23"/>
          <table:table-cell/>
          <table:table-cell table:style-name="ce28" table:formula="of:=IF([.$D$5]=1;&quot;x-Wert Scheitelpunkt xs&quot;;&quot;&quot;)">
            <text:p/>
          </table:table-cell>
          <table:table-cell table:style-name="ce23"/>
          <table:table-cell table:number-columns-repeated="2"/>
          <table:table-cell table:style-name="ce32"/>
          <table:table-cell table:style-name="ce41"/>
          <table:table-cell table:style-name="ce47" table:formula="of:=IF([.P3]=1;&quot;b=&quot;;&quot;&quot;)">
            <text:p/>
          </table:table-cell>
          <table:table-cell table:style-name="ce53"/>
          <table:table-cell table:style-name="ce59"/>
          <table:table-cell table:number-columns-repeated="1008"/>
        </table:table-row>
        <table:table-row table:style-name="ro1">
          <table:table-cell table:number-columns-repeated="2"/>
          <table:table-cell table:style-name="ce2"/>
          <table:table-cell table:style-name="ce12" table:formula="of:=FALSE()" office:value-type="float" office:value="0" calcext:value-type="float">
            <text:p>0</text:p>
          </table:table-cell>
          <table:table-cell table:style-name="ce18"/>
          <table:table-cell table:style-name="ce24"/>
          <table:table-cell/>
          <table:table-cell table:style-name="ce29" table:formula="of:=IF([.$D$5]=1;&quot;y-Wert Scheitelpunkt ys&quot;;&quot;&quot;)">
            <text:p/>
          </table:table-cell>
          <table:table-cell table:style-name="ce24"/>
          <table:table-cell table:number-columns-repeated="2"/>
          <table:table-cell table:style-name="ce33"/>
          <table:table-cell table:style-name="ce42"/>
          <table:table-cell table:style-name="ce48" table:formula="of:=IF([.P3]=1;&quot;c=&quot;;&quot;&quot;)">
            <text:p/>
          </table:table-cell>
          <table:table-cell table:style-name="ce54"/>
          <table:table-cell table:style-name="ce59"/>
          <table:table-cell table:number-columns-repeated="1008"/>
        </table:table-row>
        <table:table-row table:style-name="ro2">
          <table:table-cell table:number-columns-repeated="2"/>
          <table:table-cell table:style-name="ce3"/>
          <table:table-cell table:style-name="ce4"/>
          <table:table-cell table:style-name="ce19"/>
          <table:table-cell table:style-name="ce25" table:number-columns-repeated="3"/>
          <table:table-cell table:number-columns-repeated="3"/>
          <table:table-cell table:style-name="ce34" table:formula="of:=IF([.P3]=1;&quot;Parameter Scheitelpunkts-&quot;;&quot;&quot;)">
            <text:p/>
          </table:table-cell>
          <table:table-cell table:style-name="ce43"/>
          <table:table-cell table:style-name="ce49" table:formula="of:=IF([.P3]=1;&quot;a=&quot;;&quot;&quot;)">
            <text:p/>
          </table:table-cell>
          <table:table-cell table:style-name="ce55" table:formula="of:=IF(AND([.O3]&lt;&gt;&quot;&quot;;[.O4]&lt;&gt;&quot;&quot;;[.O5]&lt;&gt;&quot;&quot;);[.O3];&quot;&quot;)">
            <text:p/>
          </table:table-cell>
          <table:table-cell table:style-name="ce59"/>
          <table:table-cell table:number-columns-repeated="1008"/>
        </table:table-row>
        <table:table-row table:style-name="ro2">
          <table:table-cell table:number-columns-repeated="2"/>
          <table:table-cell table:style-name="ce4" table:number-columns-repeated="2"/>
          <table:table-cell table:style-name="ce4">
            <draw:frame table:end-cell-address="'Streu-Residuendiagramm-Tool'.G25" table:end-x="41.23mm" table:end-y="2.65mm" draw:z-index="1" draw:name="Diagramm 8" draw:style-name="gr4" draw:text-style-name="P5" svg:width="130.43mm" svg:height="100.48mm" svg:x="3.93mm" svg:y="0.28mm">
              <loext:p draw:notify-on-update-of-ranges="'Streu-Residuendiagramm-Tool'.E38:'Streu-Residuendiagramm-Tool'.E67 'Streu-Residuendiagramm-Tool'.C38:'Streu-Residuendiagramm-Tool'.C68 'Streu-Residuendiagramm-Tool'.D40:'Streu-Residuendiagramm-Tool'.D253 'Streu-Residuendiagramm-Tool'.C40:'Streu-Residuendiagramm-Tool'.C253"/>
              <draw:object xlink:href="./Object 1" xlink:type="simple" xlink:show="embed" xlink:actuate="onLoad"/>
              <draw:image xlink:href="./ObjectReplacements/Object 1" xlink:type="simple" xlink:show="embed" xlink:actuate="onLoad"/>
            </draw:frame>
          </table:table-cell>
          <table:table-cell table:style-name="ce4" table:number-columns-repeated="2"/>
          <table:table-cell table:style-name="ce4">
            <draw:frame table:end-cell-address="'Streu-Residuendiagramm-Tool'.J25" table:end-x="43.6mm" table:end-y="2.38mm" draw:z-index="2" draw:name="Diagramm 5" draw:style-name="gr4" draw:text-style-name="P5" svg:width="134.93mm" svg:height="100.48mm" svg:x="7.36mm" svg:y="0.01mm">
              <loext:p draw:notify-on-update-of-ranges="'Streu-Residuendiagramm-Tool'.G38:'Streu-Residuendiagramm-Tool'.G237 'Streu-Residuendiagramm-Tool'.C38:'Streu-Residuendiagramm-Tool'.C238 'Streu-Residuendiagramm-Tool'.D40:'Streu-Residuendiagramm-Tool'.D238 'Streu-Residuendiagramm-Tool'.C40:'Streu-Residuendiagramm-Tool'.C238"/>
              <draw:object xlink:href="./Object 2" xlink:type="simple" xlink:show="embed" xlink:actuate="onLoad"/>
              <draw:image xlink:href="./ObjectReplacements/Object 2" xlink:type="simple" xlink:show="embed" xlink:actuate="onLoad"/>
            </draw:frame>
          </table:table-cell>
          <table:table-cell table:number-columns-repeated="3"/>
          <table:table-cell table:style-name="ce35" table:formula="of:=IF([.P3]=1;&quot;form&quot;;&quot;&quot;)">
            <text:p/>
          </table:table-cell>
          <table:table-cell table:style-name="ce44"/>
          <table:table-cell table:style-name="ce50" table:formula="of:=IF([.P3]=1;&quot;xs=&quot;;&quot;&quot;)">
            <text:p/>
          </table:table-cell>
          <table:table-cell table:style-name="ce56" table:formula="of:=IF(AND([.O3]&lt;&gt;&quot;&quot;;[.O4]&lt;&gt;&quot;&quot;;[.O5]&lt;&gt;&quot;&quot;);-[.O4]/(2*[.O3]);&quot;&quot;)">
            <text:p/>
          </table:table-cell>
          <table:table-cell table:style-name="ce59"/>
          <table:table-cell table:number-columns-repeated="1008"/>
        </table:table-row>
        <table:table-row table:style-name="ro1">
          <table:table-cell table:number-columns-repeated="2"/>
          <table:table-cell table:style-name="ce5" table:number-columns-repeated="2"/>
          <table:table-cell table:style-name="ce4" table:number-columns-repeated="4"/>
          <table:table-cell table:number-columns-repeated="3"/>
          <table:table-cell table:style-name="ce36"/>
          <table:table-cell table:style-name="ce45"/>
          <table:table-cell table:style-name="ce51" table:formula="of:=IF([.P3]=1;&quot;ys=&quot;;&quot;&quot;)">
            <text:p/>
          </table:table-cell>
          <table:table-cell table:style-name="ce57" table:formula="of:=IF(AND([.O3]&lt;&gt;&quot;&quot;;[.O4]&lt;&gt;&quot;&quot;;[.O5]&lt;&gt;&quot;&quot;);([.O3]*(([.O5]/[.O3])-([.O4]/(2*[.O3]))^2));&quot;&quot;)">
            <text:p/>
          </table:table-cell>
          <table:table-cell table:style-name="ce59"/>
          <table:table-cell table:number-columns-repeated="1008"/>
        </table:table-row>
        <table:table-row table:style-name="ro2">
          <table:table-cell table:number-columns-repeated="2"/>
          <table:table-cell table:style-name="ce4" table:number-columns-repeated="6"/>
          <table:table-cell table:number-columns-repeated="1016"/>
        </table:table-row>
        <table:table-row table:style-name="ro2">
          <table:table-cell table:number-columns-repeated="2"/>
          <table:table-cell table:style-name="ce6" table:number-columns-repeated="2"/>
          <table:table-cell table:number-columns-repeated="1020"/>
        </table:table-row>
        <table:table-row table:style-name="ro2" table:number-rows-repeated="7">
          <table:table-cell table:number-columns-repeated="1024"/>
        </table:table-row>
        <table:table-row table:style-name="ro2">
          <table:table-cell table:number-columns-repeated="11"/>
          <table:table-cell>
            <draw:frame table:end-cell-address="'Streu-Residuendiagramm-Tool'.L19" table:end-x="23.09mm" table:end-y="7.83mm" draw:z-index="5" draw:name="Grafik 2" draw:style-name="gr5" draw:text-style-name="P5" svg:width="22.34mm" svg:height="8.08mm" svg:x="0.75mm" svg:y="5.04mm">
              <draw:image xlink:href="Pictures/10000201000000580000001F5A161BC8CC9B9CD3.png" xlink:type="simple" xlink:show="embed" xlink:actuate="onLoad">
                <text:p/>
              </draw:image>
            </draw:frame>
          </table:table-cell>
          <table:table-cell table:number-columns-repeated="1012"/>
        </table:table-row>
        <table:table-row table:style-name="ro3">
          <table:table-cell table:number-columns-repeated="1024"/>
        </table:table-row>
        <table:table-row table:style-name="ro2">
          <table:table-cell table:number-columns-repeated="11"/>
          <table:table-cell table:style-name="ce37" office:value-type="string" calcext:value-type="string">
            <text:p><text:a xlink:href="http://creativecommons.org/licenses/by-nc-sa/4.0/" xlink:type="simple">This work is licensed under a Creative Commons Attribution-NonCommercial-ShareAlike 4.0 International License.</text:a></text:p>
          </table:table-cell>
          <table:table-cell table:number-columns-repeated="1012"/>
        </table:table-row>
        <table:table-row table:style-name="ro2">
          <table:table-cell table:number-columns-repeated="11"/>
          <table:table-cell table:style-name="ce37"/>
          <table:table-cell table:number-columns-repeated="1012"/>
        </table:table-row>
        <table:table-row table:style-name="ro2">
          <table:table-cell table:number-columns-repeated="11"/>
          <table:table-cell table:style-name="ce38"/>
          <table:table-cell table:number-columns-repeated="1012"/>
        </table:table-row>
        <table:table-row table:style-name="ro2" table:number-rows-repeated="2">
          <table:table-cell table:number-columns-repeated="1024"/>
        </table:table-row>
        <table:table-row table:style-name="ro2">
          <table:table-cell table:number-columns-repeated="4"/>
          <table:table-cell>
            <draw:frame table:end-cell-address="'Streu-Residuendiagramm-Tool'.G33" table:end-x="41.22mm" table:end-y="0.53mm" draw:z-index="3" draw:name="Diagramm 4" draw:style-name="gr4" draw:text-style-name="P5" svg:width="130.69mm" svg:height="38.35mm" svg:x="3.66mm" svg:y="4.51mm">
              <loext:p draw:notify-on-update-of-ranges="'Streu-Residuendiagramm-Tool'.F38:'Streu-Residuendiagramm-Tool'.F237 'Streu-Residuendiagramm-Tool'.C38:'Streu-Residuendiagramm-Tool'.C237"/>
              <draw:object xlink:href="./Object 3" xlink:type="simple" xlink:show="embed" xlink:actuate="onLoad"/>
              <draw:image xlink:href="./ObjectReplacements/Object 3" xlink:type="simple" xlink:show="embed" xlink:actuate="onLoad"/>
            </draw:frame>
          </table:table-cell>
          <table:table-cell table:number-columns-repeated="2"/>
          <table:table-cell>
            <draw:frame table:end-cell-address="'Streu-Residuendiagramm-Tool'.J32" table:end-x="43.86mm" table:end-y="4.5mm" draw:z-index="4" draw:name="Diagramm 7" draw:style-name="gr4" draw:text-style-name="P5" svg:width="135.19mm" svg:height="38.09mm" svg:x="7.36mm" svg:y="3.45mm">
              <loext:p draw:notify-on-update-of-ranges="'Streu-Residuendiagramm-Tool'.H38:'Streu-Residuendiagramm-Tool'.H237 'Streu-Residuendiagramm-Tool'.C38:'Streu-Residuendiagramm-Tool'.C237"/>
              <draw:object xlink:href="./Object 4" xlink:type="simple" xlink:show="embed" xlink:actuate="onLoad"/>
              <draw:image xlink:href="./ObjectReplacements/Object 4" xlink:type="simple" xlink:show="embed" xlink:actuate="onLoad"/>
            </draw:frame>
          </table:table-cell>
          <table:table-cell table:number-columns-repeated="1016"/>
        </table:table-row>
        <table:table-row table:style-name="ro2" table:number-rows-repeated="11">
          <table:table-cell table:number-columns-repeated="1024"/>
        </table:table-row>
        <table:table-row table:style-name="ro2">
          <table:table-cell table:number-columns-repeated="2"/>
          <table:table-cell table:style-name="ce7" office:value-type="string" calcext:value-type="string">
            <text:p>Daten: x-Werte <text:s/></text:p>
          </table:table-cell>
          <table:table-cell table:style-name="ce7" office:value-type="string" calcext:value-type="string">
            <text:p>Daten: y-Werte</text:p>
          </table:table-cell>
          <table:table-cell table:style-name="ce20" office:value-type="string" calcext:value-type="string">
            <text:p>Lineare Funktion (linear)</text:p>
          </table:table-cell>
          <table:table-cell table:style-name="ce20" office:value-type="string" calcext:value-type="string">
            <text:p>Residuen (zur linearen Fkt.)</text:p>
          </table:table-cell>
          <table:table-cell table:style-name="ce20" office:value-type="string" calcext:value-type="string">
            <text:p>Funktionswerte (quadratisch)</text:p>
          </table:table-cell>
          <table:table-cell table:style-name="ce20" office:value-type="string" calcext:value-type="string">
            <text:p>Residuen quadratisch</text:p>
          </table:table-cell>
          <table:table-cell table:number-columns-repeated="1016"/>
        </table:table-row>
        <table:table-row table:style-name="ro2">
          <table:table-cell table:number-columns-repeated="2"/>
          <table:table-cell table:style-name="ce8" table:formula="of:=IF(MIN([.C40:.C238])-SUM([.C40:.C238])/AVERAGE([.C40:.C238])/5&gt;0;MIN([.C40:.C238])-SUM([.C40:.C238])/AVERAGE([.C40:.C238])/5;0)" office:value-type="string" office:string-value="" calcext:value-type="error">
            <text:p>#DIV/0!</text:p>
          </table:table-cell>
          <table:table-cell table:style-name="ce13"/>
          <table:table-cell table:style-name="ce20" table:formula="of:=IF([.$D$3]=1;[.$F$3]*[.C38]+[.$F$4];IF([.$D$5]=1;&quot;&quot;))" office:value-type="float" office:value="0" calcext:value-type="float">
            <text:p>0</text:p>
          </table:table-cell>
          <table:table-cell table:style-name="ce20" table:formula="of:=IF(AND([.$D$3]=1;[.C40]&lt;&gt;&quot;&quot;);[.D40]-[.E40])" office:value-type="float" office:value="0" calcext:value-type="float">
            <text:p>0</text:p>
          </table:table-cell>
          <table:table-cell table:style-name="ce20" table:formula="of:=IF([.$D$5]=1;[.$I$3]*([.C38]-[.$I$4])^2+[.$I$5];&quot;&quot;)">
            <text:p/>
          </table:table-cell>
          <table:table-cell table:style-name="ce20" table:formula="of:=IF(AND([.$D$5]=1;[.C40]&lt;&gt;&quot;&quot;);[.D40]-[.G40])" office:value-type="float" office:value="0" calcext:value-type="float">
            <text:p>0</text:p>
          </table:table-cell>
          <table:table-cell table:number-columns-repeated="1016"/>
        </table:table-row>
        <table:table-row table:style-name="ro2">
          <table:table-cell table:number-columns-repeated="2"/>
          <table:table-cell table:style-name="ce9" table:formula="of:=MAX([.C40:.C238])+SUM([.C40:.C238])/AVERAGE([.C40:.C238])/5" office:value-type="string" office:string-value="" calcext:value-type="error">
            <text:p>#DIV/0!</text:p>
          </table:table-cell>
          <table:table-cell table:style-name="ce14"/>
          <table:table-cell table:style-name="ce20" table:formula="of:=IF([.$D$3]=1;[.$F$3]*[.C39]+[.$F$4];IF([.$D$5]=1;&quot;&quot;))" office:value-type="float" office:value="0" calcext:value-type="float">
            <text:p>0</text:p>
          </table:table-cell>
          <table:table-cell table:style-name="ce20" table:formula="of:=IF(AND([.$D$3]=1;[.C40]&lt;&gt;&quot;&quot;);[.D40]-[.E40])" office:value-type="float" office:value="0" calcext:value-type="float">
            <text:p>0</text:p>
          </table:table-cell>
          <table:table-cell table:style-name="ce20" table:formula="of:=IF([.$D$5]=1;[.$I$3]*([.C39]-[.$I$4])^2+[.$I$5];&quot;&quot;)">
            <text:p/>
          </table:table-cell>
          <table:table-cell table:style-name="ce20" table:formula="of:=IF(AND([.$D$5]=1;[.C40]&lt;&gt;&quot;&quot;);[.D40]-[.G40])" office:value-type="float" office:value="0" calcext:value-type="float">
            <text:p>0</text:p>
          </table:table-cell>
          <table:table-cell table:number-columns-repeated="1016"/>
        </table:table-row>
        <table:table-row table:style-name="ro2">
          <table:table-cell table:number-columns-repeated="2"/>
          <table:table-cell table:style-name="ce10" table:number-columns-repeated="2"/>
          <table:table-cell table:style-name="ce20" table:formula="of:=IF(AND([.$D$3]=1;[.C40]&lt;&gt;&quot;&quot;);[.$F$3]*[.C40]+[.$F$4])" office:value-type="float" office:value="0" calcext:value-type="float">
            <text:p>0</text:p>
          </table:table-cell>
          <table:table-cell table:style-name="ce20" table:formula="of:=IF(AND([.$D$3]=1;[.C40]&lt;&gt;&quot;&quot;);[.D40]-[.E40])" office:value-type="float" office:value="0" calcext:value-type="float">
            <text:p>0</text:p>
          </table:table-cell>
          <table:table-cell table:style-name="ce20" table:formula="of:=IF([.$D$5]=1;[.$I$3]*([.C40]-[.$I$4])^2+[.$I$5];&quot;&quot;)">
            <text:p/>
          </table:table-cell>
          <table:table-cell table:style-name="ce20" table:formula="of:=IF(AND([.$D$5]=1;[.C41]&lt;&gt;&quot;&quot;);[.D41]-[.G41])"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1]&lt;&gt;&quot;&quot;);[.$F$3]*[.C41]+[.$F$4])" office:value-type="float" office:value="0" calcext:value-type="float">
            <text:p>0</text:p>
          </table:table-cell>
          <table:table-cell table:style-name="ce20" table:formula="of:=IF(AND([.$D$3]=1;[.C41]&lt;&gt;&quot;&quot;);[.D41]-[.E41])" office:value-type="float" office:value="0" calcext:value-type="float">
            <text:p>0</text:p>
          </table:table-cell>
          <table:table-cell table:style-name="ce20" table:formula="of:=IF([.$D$5]=1;[.$I$3]*([.C41]-[.$I$4])^2+[.$I$5];&quot;&quot;)">
            <text:p/>
          </table:table-cell>
          <table:table-cell table:style-name="ce20" table:formula="of:=IF(AND([.$D$5]=1;[.C41]&lt;&gt;&quot;&quot;);[.D41]-[.G41])"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2]&lt;&gt;&quot;&quot;);[.$F$3]*[.C42]+[.$F$4])" office:value-type="float" office:value="0" calcext:value-type="float">
            <text:p>0</text:p>
          </table:table-cell>
          <table:table-cell table:style-name="ce20" table:formula="of:=IF(AND([.$D$3]=1;[.C42]&lt;&gt;&quot;&quot;);[.D42]-[.E42])" office:value-type="float" office:value="0" calcext:value-type="float">
            <text:p>0</text:p>
          </table:table-cell>
          <table:table-cell table:style-name="ce20" table:formula="of:=IF([.$D$5]=1;[.$I$3]*([.C42]-[.$I$4])^2+[.$I$5];&quot;&quot;)">
            <text:p/>
          </table:table-cell>
          <table:table-cell table:style-name="ce20" table:formula="of:=IF(AND([.$D$5]=1;[.C42]&lt;&gt;&quot;&quot;);[.D42]-[.G42])"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3]&lt;&gt;&quot;&quot;);[.$F$3]*[.C43]+[.$F$4])" office:value-type="float" office:value="0" calcext:value-type="float">
            <text:p>0</text:p>
          </table:table-cell>
          <table:table-cell table:style-name="ce20" table:formula="of:=IF(AND([.$D$3]=1;[.C43]&lt;&gt;&quot;&quot;);[.D43]-[.E43])" office:value-type="float" office:value="0" calcext:value-type="float">
            <text:p>0</text:p>
          </table:table-cell>
          <table:table-cell table:style-name="ce20" table:formula="of:=IF([.$D$5]=1;[.$I$3]*([.C43]-[.$I$4])^2+[.$I$5];&quot;&quot;)">
            <text:p/>
          </table:table-cell>
          <table:table-cell table:style-name="ce20" table:formula="of:=IF(AND([.$D$5]=1;[.C43]&lt;&gt;&quot;&quot;);[.D43]-[.G43])"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4]&lt;&gt;&quot;&quot;);[.$F$3]*[.C44]+[.$F$4])" office:value-type="float" office:value="0" calcext:value-type="float">
            <text:p>0</text:p>
          </table:table-cell>
          <table:table-cell table:style-name="ce20" table:formula="of:=IF(AND([.$D$3]=1;[.C44]&lt;&gt;&quot;&quot;);[.D44]-[.E44])" office:value-type="float" office:value="0" calcext:value-type="float">
            <text:p>0</text:p>
          </table:table-cell>
          <table:table-cell table:style-name="ce20" table:formula="of:=IF([.$D$5]=1;[.$I$3]*([.C44]-[.$I$4])^2+[.$I$5];&quot;&quot;)">
            <text:p/>
          </table:table-cell>
          <table:table-cell table:style-name="ce20" table:formula="of:=IF(AND([.$D$5]=1;[.C44]&lt;&gt;&quot;&quot;);[.D44]-[.G44])"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5]&lt;&gt;&quot;&quot;);[.$F$3]*[.C45]+[.$F$4])" office:value-type="float" office:value="0" calcext:value-type="float">
            <text:p>0</text:p>
          </table:table-cell>
          <table:table-cell table:style-name="ce20" table:formula="of:=IF(AND([.$D$3]=1;[.C45]&lt;&gt;&quot;&quot;);[.D45]-[.E45])" office:value-type="float" office:value="0" calcext:value-type="float">
            <text:p>0</text:p>
          </table:table-cell>
          <table:table-cell table:style-name="ce20" table:formula="of:=IF([.$D$5]=1;[.$I$3]*([.C45]-[.$I$4])^2+[.$I$5];&quot;&quot;)">
            <text:p/>
          </table:table-cell>
          <table:table-cell table:style-name="ce20" table:formula="of:=IF(AND([.$D$5]=1;[.C45]&lt;&gt;&quot;&quot;);[.D45]-[.G45])"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6]&lt;&gt;&quot;&quot;);[.$F$3]*[.C46]+[.$F$4])" office:value-type="float" office:value="0" calcext:value-type="float">
            <text:p>0</text:p>
          </table:table-cell>
          <table:table-cell table:style-name="ce20" table:formula="of:=IF(AND([.$D$3]=1;[.C46]&lt;&gt;&quot;&quot;);[.D46]-[.E46])" office:value-type="float" office:value="0" calcext:value-type="float">
            <text:p>0</text:p>
          </table:table-cell>
          <table:table-cell table:style-name="ce20" table:formula="of:=IF([.$D$5]=1;[.$I$3]*([.C46]-[.$I$4])^2+[.$I$5];&quot;&quot;)">
            <text:p/>
          </table:table-cell>
          <table:table-cell table:style-name="ce20" table:formula="of:=IF(AND([.$D$5]=1;[.C46]&lt;&gt;&quot;&quot;);[.D46]-[.G46])"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7]&lt;&gt;&quot;&quot;);[.$F$3]*[.C47]+[.$F$4])" office:value-type="float" office:value="0" calcext:value-type="float">
            <text:p>0</text:p>
          </table:table-cell>
          <table:table-cell table:style-name="ce20" table:formula="of:=IF(AND([.$D$3]=1;[.C47]&lt;&gt;&quot;&quot;);[.D47]-[.E47])" office:value-type="float" office:value="0" calcext:value-type="float">
            <text:p>0</text:p>
          </table:table-cell>
          <table:table-cell table:style-name="ce20" table:formula="of:=IF([.$D$5]=1;[.$I$3]*([.C47]-[.$I$4])^2+[.$I$5];&quot;&quot;)">
            <text:p/>
          </table:table-cell>
          <table:table-cell table:style-name="ce20" table:formula="of:=IF(AND([.$D$5]=1;[.C47]&lt;&gt;&quot;&quot;);[.D47]-[.G47])"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8]&lt;&gt;&quot;&quot;);[.$F$3]*[.C48]+[.$F$4])" office:value-type="float" office:value="0" calcext:value-type="float">
            <text:p>0</text:p>
          </table:table-cell>
          <table:table-cell table:style-name="ce20" table:formula="of:=IF(AND([.$D$3]=1;[.C48]&lt;&gt;&quot;&quot;);[.D48]-[.E48])" office:value-type="float" office:value="0" calcext:value-type="float">
            <text:p>0</text:p>
          </table:table-cell>
          <table:table-cell table:style-name="ce20" table:formula="of:=IF([.$D$5]=1;[.$I$3]*([.C48]-[.$I$4])^2+[.$I$5];&quot;&quot;)">
            <text:p/>
          </table:table-cell>
          <table:table-cell table:style-name="ce20" table:formula="of:=IF(AND([.$D$5]=1;[.C48]&lt;&gt;&quot;&quot;);[.D48]-[.G48])"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9]&lt;&gt;&quot;&quot;);[.$F$3]*[.C49]+[.$F$4])" office:value-type="float" office:value="0" calcext:value-type="float">
            <text:p>0</text:p>
          </table:table-cell>
          <table:table-cell table:style-name="ce20" table:formula="of:=IF(AND([.$D$3]=1;[.C49]&lt;&gt;&quot;&quot;);[.D49]-[.E49])" office:value-type="float" office:value="0" calcext:value-type="float">
            <text:p>0</text:p>
          </table:table-cell>
          <table:table-cell table:style-name="ce20" table:formula="of:=IF([.$D$5]=1;[.$I$3]*([.C49]-[.$I$4])^2+[.$I$5];&quot;&quot;)">
            <text:p/>
          </table:table-cell>
          <table:table-cell table:style-name="ce20" table:formula="of:=IF(AND([.$D$5]=1;[.C49]&lt;&gt;&quot;&quot;);[.D49]-[.G49])"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0]&lt;&gt;&quot;&quot;);[.$F$3]*[.C50]+[.$F$4])" office:value-type="float" office:value="0" calcext:value-type="float">
            <text:p>0</text:p>
          </table:table-cell>
          <table:table-cell table:style-name="ce20" table:formula="of:=IF(AND([.$D$3]=1;[.C50]&lt;&gt;&quot;&quot;);[.D50]-[.E50])" office:value-type="float" office:value="0" calcext:value-type="float">
            <text:p>0</text:p>
          </table:table-cell>
          <table:table-cell table:style-name="ce20" table:formula="of:=IF([.$D$5]=1;[.$I$3]*([.C50]-[.$I$4])^2+[.$I$5];&quot;&quot;)">
            <text:p/>
          </table:table-cell>
          <table:table-cell table:style-name="ce20" table:formula="of:=IF(AND([.$D$5]=1;[.C50]&lt;&gt;&quot;&quot;);[.D50]-[.G50])"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1]&lt;&gt;&quot;&quot;);[.$F$3]*[.C51]+[.$F$4])" office:value-type="float" office:value="0" calcext:value-type="float">
            <text:p>0</text:p>
          </table:table-cell>
          <table:table-cell table:style-name="ce20" table:formula="of:=IF(AND([.$D$3]=1;[.C51]&lt;&gt;&quot;&quot;);[.D51]-[.E51])" office:value-type="float" office:value="0" calcext:value-type="float">
            <text:p>0</text:p>
          </table:table-cell>
          <table:table-cell table:style-name="ce20" table:formula="of:=IF([.$D$5]=1;[.$I$3]*([.C51]-[.$I$4])^2+[.$I$5];&quot;&quot;)">
            <text:p/>
          </table:table-cell>
          <table:table-cell table:style-name="ce20" table:formula="of:=IF(AND([.$D$5]=1;[.C51]&lt;&gt;&quot;&quot;);[.D51]-[.G51])"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2]&lt;&gt;&quot;&quot;);[.$F$3]*[.C52]+[.$F$4])" office:value-type="float" office:value="0" calcext:value-type="float">
            <text:p>0</text:p>
          </table:table-cell>
          <table:table-cell table:style-name="ce20" table:formula="of:=IF(AND([.$D$3]=1;[.C52]&lt;&gt;&quot;&quot;);[.D52]-[.E52])" office:value-type="float" office:value="0" calcext:value-type="float">
            <text:p>0</text:p>
          </table:table-cell>
          <table:table-cell table:style-name="ce20" table:formula="of:=IF([.$D$5]=1;[.$I$3]*([.C52]-[.$I$4])^2+[.$I$5];&quot;&quot;)">
            <text:p/>
          </table:table-cell>
          <table:table-cell table:style-name="ce20" table:formula="of:=IF(AND([.$D$5]=1;[.C52]&lt;&gt;&quot;&quot;);[.D52]-[.G52])"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3]&lt;&gt;&quot;&quot;);[.$F$3]*[.C53]+[.$F$4])" office:value-type="float" office:value="0" calcext:value-type="float">
            <text:p>0</text:p>
          </table:table-cell>
          <table:table-cell table:style-name="ce20" table:formula="of:=IF(AND([.$D$3]=1;[.C53]&lt;&gt;&quot;&quot;);[.D53]-[.E53])" office:value-type="float" office:value="0" calcext:value-type="float">
            <text:p>0</text:p>
          </table:table-cell>
          <table:table-cell table:style-name="ce20" table:formula="of:=IF([.$D$5]=1;[.$I$3]*([.C53]-[.$I$4])^2+[.$I$5];&quot;&quot;)">
            <text:p/>
          </table:table-cell>
          <table:table-cell table:style-name="ce20" table:formula="of:=IF(AND([.$D$5]=1;[.C53]&lt;&gt;&quot;&quot;);[.D53]-[.G53])"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4]&lt;&gt;&quot;&quot;);[.$F$3]*[.C54]+[.$F$4])" office:value-type="float" office:value="0" calcext:value-type="float">
            <text:p>0</text:p>
          </table:table-cell>
          <table:table-cell table:style-name="ce20" table:formula="of:=IF(AND([.$D$3]=1;[.C54]&lt;&gt;&quot;&quot;);[.D54]-[.E54])" office:value-type="float" office:value="0" calcext:value-type="float">
            <text:p>0</text:p>
          </table:table-cell>
          <table:table-cell table:style-name="ce20" table:formula="of:=IF([.$D$5]=1;[.$I$3]*([.C54]-[.$I$4])^2+[.$I$5];&quot;&quot;)">
            <text:p/>
          </table:table-cell>
          <table:table-cell table:style-name="ce20" table:formula="of:=IF(AND([.$D$5]=1;[.C54]&lt;&gt;&quot;&quot;);[.D54]-[.G54])"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5]&lt;&gt;&quot;&quot;);[.$F$3]*[.C55]+[.$F$4])" office:value-type="float" office:value="0" calcext:value-type="float">
            <text:p>0</text:p>
          </table:table-cell>
          <table:table-cell table:style-name="ce20" table:formula="of:=IF(AND([.$D$3]=1;[.C55]&lt;&gt;&quot;&quot;);[.D55]-[.E55])" office:value-type="float" office:value="0" calcext:value-type="float">
            <text:p>0</text:p>
          </table:table-cell>
          <table:table-cell table:style-name="ce20" table:formula="of:=IF([.$D$5]=1;[.$I$3]*([.C55]-[.$I$4])^2+[.$I$5];&quot;&quot;)">
            <text:p/>
          </table:table-cell>
          <table:table-cell table:style-name="ce20" table:formula="of:=IF(AND([.$D$5]=1;[.C55]&lt;&gt;&quot;&quot;);[.D55]-[.G55])"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6]&lt;&gt;&quot;&quot;);[.$F$3]*[.C56]+[.$F$4])" office:value-type="float" office:value="0" calcext:value-type="float">
            <text:p>0</text:p>
          </table:table-cell>
          <table:table-cell table:style-name="ce20" table:formula="of:=IF(AND([.$D$3]=1;[.C56]&lt;&gt;&quot;&quot;);[.D56]-[.E56])" office:value-type="float" office:value="0" calcext:value-type="float">
            <text:p>0</text:p>
          </table:table-cell>
          <table:table-cell table:style-name="ce20" table:formula="of:=IF([.$D$5]=1;[.$I$3]*([.C56]-[.$I$4])^2+[.$I$5];&quot;&quot;)">
            <text:p/>
          </table:table-cell>
          <table:table-cell table:style-name="ce20" table:formula="of:=IF(AND([.$D$5]=1;[.C56]&lt;&gt;&quot;&quot;);[.D56]-[.G56])"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7]&lt;&gt;&quot;&quot;);[.$F$3]*[.C57]+[.$F$4])" office:value-type="float" office:value="0" calcext:value-type="float">
            <text:p>0</text:p>
          </table:table-cell>
          <table:table-cell table:style-name="ce20" table:formula="of:=IF(AND([.$D$3]=1;[.C57]&lt;&gt;&quot;&quot;);[.D57]-[.E57])" office:value-type="float" office:value="0" calcext:value-type="float">
            <text:p>0</text:p>
          </table:table-cell>
          <table:table-cell table:style-name="ce20" table:formula="of:=IF([.$D$5]=1;[.$I$3]*([.C57]-[.$I$4])^2+[.$I$5];&quot;&quot;)">
            <text:p/>
          </table:table-cell>
          <table:table-cell table:style-name="ce20" table:formula="of:=IF(AND([.$D$5]=1;[.C57]&lt;&gt;&quot;&quot;);[.D57]-[.G57])"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8]&lt;&gt;&quot;&quot;);[.$F$3]*[.C58]+[.$F$4])" office:value-type="float" office:value="0" calcext:value-type="float">
            <text:p>0</text:p>
          </table:table-cell>
          <table:table-cell table:style-name="ce20" table:formula="of:=IF(AND([.$D$3]=1;[.C58]&lt;&gt;&quot;&quot;);[.D58]-[.E58])" office:value-type="float" office:value="0" calcext:value-type="float">
            <text:p>0</text:p>
          </table:table-cell>
          <table:table-cell table:style-name="ce20" table:formula="of:=IF([.$D$5]=1;[.$I$3]*([.C58]-[.$I$4])^2+[.$I$5];&quot;&quot;)">
            <text:p/>
          </table:table-cell>
          <table:table-cell table:style-name="ce20" table:formula="of:=IF(AND([.$D$5]=1;[.C58]&lt;&gt;&quot;&quot;);[.D58]-[.G58])"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9]&lt;&gt;&quot;&quot;);[.$F$3]*[.C59]+[.$F$4])" office:value-type="float" office:value="0" calcext:value-type="float">
            <text:p>0</text:p>
          </table:table-cell>
          <table:table-cell table:style-name="ce20" table:formula="of:=IF(AND([.$D$3]=1;[.C59]&lt;&gt;&quot;&quot;);[.D59]-[.E59])" office:value-type="float" office:value="0" calcext:value-type="float">
            <text:p>0</text:p>
          </table:table-cell>
          <table:table-cell table:style-name="ce20" table:formula="of:=IF([.$D$5]=1;[.$I$3]*([.C59]-[.$I$4])^2+[.$I$5];&quot;&quot;)">
            <text:p/>
          </table:table-cell>
          <table:table-cell table:style-name="ce20" table:formula="of:=IF(AND([.$D$5]=1;[.C59]&lt;&gt;&quot;&quot;);[.D59]-[.G59])"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0]&lt;&gt;&quot;&quot;);[.$F$3]*[.C60]+[.$F$4])" office:value-type="float" office:value="0" calcext:value-type="float">
            <text:p>0</text:p>
          </table:table-cell>
          <table:table-cell table:style-name="ce20" table:formula="of:=IF(AND([.$D$3]=1;[.C60]&lt;&gt;&quot;&quot;);[.D60]-[.E60])" office:value-type="float" office:value="0" calcext:value-type="float">
            <text:p>0</text:p>
          </table:table-cell>
          <table:table-cell table:style-name="ce20" table:formula="of:=IF([.$D$5]=1;[.$I$3]*([.C60]-[.$I$4])^2+[.$I$5];&quot;&quot;)">
            <text:p/>
          </table:table-cell>
          <table:table-cell table:style-name="ce20" table:formula="of:=IF(AND([.$D$5]=1;[.C60]&lt;&gt;&quot;&quot;);[.D60]-[.G60])"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1]&lt;&gt;&quot;&quot;);[.$F$3]*[.C61]+[.$F$4])" office:value-type="float" office:value="0" calcext:value-type="float">
            <text:p>0</text:p>
          </table:table-cell>
          <table:table-cell table:style-name="ce20" table:formula="of:=IF(AND([.$D$3]=1;[.C61]&lt;&gt;&quot;&quot;);[.D61]-[.E61])" office:value-type="float" office:value="0" calcext:value-type="float">
            <text:p>0</text:p>
          </table:table-cell>
          <table:table-cell table:style-name="ce20" table:formula="of:=IF([.$D$5]=1;[.$I$3]*([.C61]-[.$I$4])^2+[.$I$5];&quot;&quot;)">
            <text:p/>
          </table:table-cell>
          <table:table-cell table:style-name="ce20" table:formula="of:=IF(AND([.$D$5]=1;[.C61]&lt;&gt;&quot;&quot;);[.D61]-[.G61])"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2]&lt;&gt;&quot;&quot;);[.$F$3]*[.C62]+[.$F$4])" office:value-type="float" office:value="0" calcext:value-type="float">
            <text:p>0</text:p>
          </table:table-cell>
          <table:table-cell table:style-name="ce20" table:formula="of:=IF(AND([.$D$3]=1;[.C62]&lt;&gt;&quot;&quot;);[.D62]-[.E62])" office:value-type="float" office:value="0" calcext:value-type="float">
            <text:p>0</text:p>
          </table:table-cell>
          <table:table-cell table:style-name="ce20" table:formula="of:=IF([.$D$5]=1;[.$I$3]*([.C62]-[.$I$4])^2+[.$I$5];&quot;&quot;)">
            <text:p/>
          </table:table-cell>
          <table:table-cell table:style-name="ce20" table:formula="of:=IF(AND([.$D$5]=1;[.C62]&lt;&gt;&quot;&quot;);[.D62]-[.G62])"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3]&lt;&gt;&quot;&quot;);[.$F$3]*[.C63]+[.$F$4])" office:value-type="float" office:value="0" calcext:value-type="float">
            <text:p>0</text:p>
          </table:table-cell>
          <table:table-cell table:style-name="ce20" table:formula="of:=IF(AND([.$D$3]=1;[.C63]&lt;&gt;&quot;&quot;);[.D63]-[.E63])" office:value-type="float" office:value="0" calcext:value-type="float">
            <text:p>0</text:p>
          </table:table-cell>
          <table:table-cell table:style-name="ce20" table:formula="of:=IF([.$D$5]=1;[.$I$3]*([.C63]-[.$I$4])^2+[.$I$5];&quot;&quot;)">
            <text:p/>
          </table:table-cell>
          <table:table-cell table:style-name="ce20" table:formula="of:=IF(AND([.$D$5]=1;[.C63]&lt;&gt;&quot;&quot;);[.D63]-[.G63])"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4]&lt;&gt;&quot;&quot;);[.$F$3]*[.C64]+[.$F$4])" office:value-type="float" office:value="0" calcext:value-type="float">
            <text:p>0</text:p>
          </table:table-cell>
          <table:table-cell table:style-name="ce20" table:formula="of:=IF(AND([.$D$3]=1;[.C64]&lt;&gt;&quot;&quot;);[.D64]-[.E64])" office:value-type="float" office:value="0" calcext:value-type="float">
            <text:p>0</text:p>
          </table:table-cell>
          <table:table-cell table:style-name="ce20" table:formula="of:=IF([.$D$5]=1;[.$I$3]*([.C64]-[.$I$4])^2+[.$I$5];&quot;&quot;)">
            <text:p/>
          </table:table-cell>
          <table:table-cell table:style-name="ce20" table:formula="of:=IF(AND([.$D$5]=1;[.C64]&lt;&gt;&quot;&quot;);[.D64]-[.G64])"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5]&lt;&gt;&quot;&quot;);[.$F$3]*[.C65]+[.$F$4])" office:value-type="float" office:value="0" calcext:value-type="float">
            <text:p>0</text:p>
          </table:table-cell>
          <table:table-cell table:style-name="ce20" table:formula="of:=IF(AND([.$D$3]=1;[.C65]&lt;&gt;&quot;&quot;);[.D65]-[.E65])" office:value-type="float" office:value="0" calcext:value-type="float">
            <text:p>0</text:p>
          </table:table-cell>
          <table:table-cell table:style-name="ce20" table:formula="of:=IF([.$D$5]=1;[.$I$3]*([.C65]-[.$I$4])^2+[.$I$5];&quot;&quot;)">
            <text:p/>
          </table:table-cell>
          <table:table-cell table:style-name="ce20" table:formula="of:=IF(AND([.$D$5]=1;[.C65]&lt;&gt;&quot;&quot;);[.D65]-[.G65])"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6]&lt;&gt;&quot;&quot;);[.$F$3]*[.C66]+[.$F$4])" office:value-type="float" office:value="0" calcext:value-type="float">
            <text:p>0</text:p>
          </table:table-cell>
          <table:table-cell table:style-name="ce20" table:formula="of:=IF(AND([.$D$3]=1;[.C66]&lt;&gt;&quot;&quot;);[.D66]-[.E66])" office:value-type="float" office:value="0" calcext:value-type="float">
            <text:p>0</text:p>
          </table:table-cell>
          <table:table-cell table:style-name="ce20" table:formula="of:=IF([.$D$5]=1;[.$I$3]*([.C66]-[.$I$4])^2+[.$I$5];&quot;&quot;)">
            <text:p/>
          </table:table-cell>
          <table:table-cell table:style-name="ce20" table:formula="of:=IF(AND([.$D$5]=1;[.C66]&lt;&gt;&quot;&quot;);[.D66]-[.G66])"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7]&lt;&gt;&quot;&quot;);[.$F$3]*[.C67]+[.$F$4])" office:value-type="float" office:value="0" calcext:value-type="float">
            <text:p>0</text:p>
          </table:table-cell>
          <table:table-cell table:style-name="ce20" table:formula="of:=IF(AND([.$D$3]=1;[.C67]&lt;&gt;&quot;&quot;);[.D67]-[.E67])" office:value-type="float" office:value="0" calcext:value-type="float">
            <text:p>0</text:p>
          </table:table-cell>
          <table:table-cell table:style-name="ce20" table:formula="of:=IF([.$D$5]=1;[.$I$3]*([.C67]-[.$I$4])^2+[.$I$5];&quot;&quot;)">
            <text:p/>
          </table:table-cell>
          <table:table-cell table:style-name="ce20" table:formula="of:=IF(AND([.$D$5]=1;[.C67]&lt;&gt;&quot;&quot;);[.D67]-[.G67])"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8]&lt;&gt;&quot;&quot;);[.$F$3]*[.C68]+[.$F$4])" office:value-type="float" office:value="0" calcext:value-type="float">
            <text:p>0</text:p>
          </table:table-cell>
          <table:table-cell table:style-name="ce20" table:formula="of:=IF(AND([.$D$3]=1;[.C68]&lt;&gt;&quot;&quot;);[.D68]-[.E68])" office:value-type="float" office:value="0" calcext:value-type="float">
            <text:p>0</text:p>
          </table:table-cell>
          <table:table-cell table:style-name="ce20" table:formula="of:=IF([.$D$5]=1;[.$I$3]*([.C68]-[.$I$4])^2+[.$I$5];&quot;&quot;)">
            <text:p/>
          </table:table-cell>
          <table:table-cell table:style-name="ce20" table:formula="of:=IF(AND([.$D$5]=1;[.C68]&lt;&gt;&quot;&quot;);[.D68]-[.G68])" office:value-type="float" office:value="0" calcext:value-type="float">
            <text:p>0</text:p>
          </table:table-cell>
          <table:table-cell table:number-columns-repeated="1016"/>
        </table:table-row>
        <table:table-row table:style-name="ro2">
          <table:table-cell table:number-columns-repeated="4"/>
          <table:table-cell table:style-name="ce20" table:formula="of:=IF(AND([.$D$3]=1;[.C69]&lt;&gt;&quot;&quot;);[.$F$3]*[.C69]+[.$F$4])" office:value-type="float" office:value="0" calcext:value-type="float">
            <text:p>0</text:p>
          </table:table-cell>
          <table:table-cell table:style-name="ce20" table:formula="of:=IF(AND([.$D$3]=1;[.C69]&lt;&gt;&quot;&quot;);[.D69]-[.E69])" office:value-type="float" office:value="0" calcext:value-type="float">
            <text:p>0</text:p>
          </table:table-cell>
          <table:table-cell table:style-name="ce20" table:formula="of:=IF([.$D$5]=1;[.$I$3]*([.C69]-[.$I$4])^2+[.$I$5];&quot;&quot;)">
            <text:p/>
          </table:table-cell>
          <table:table-cell table:style-name="ce20" table:formula="of:=IF(AND([.$D$5]=1;[.C69]&lt;&gt;&quot;&quot;);[.D69]-[.G69])" office:value-type="float" office:value="0" calcext:value-type="float">
            <text:p>0</text:p>
          </table:table-cell>
          <table:table-cell table:number-columns-repeated="1016"/>
        </table:table-row>
        <table:table-row table:style-name="ro2">
          <table:table-cell table:number-columns-repeated="4"/>
          <table:table-cell table:style-name="ce20" table:formula="of:=IF(AND([.$D$3]=1;[.C70]&lt;&gt;&quot;&quot;);[.$F$3]*[.C70]+[.$F$4])" office:value-type="float" office:value="0" calcext:value-type="float">
            <text:p>0</text:p>
          </table:table-cell>
          <table:table-cell table:style-name="ce20" table:formula="of:=IF(AND([.$D$3]=1;[.C70]&lt;&gt;&quot;&quot;);[.D70]-[.E70])" office:value-type="float" office:value="0" calcext:value-type="float">
            <text:p>0</text:p>
          </table:table-cell>
          <table:table-cell table:style-name="ce20" table:formula="of:=IF([.$D$5]=1;[.$I$3]*([.C70]-[.$I$4])^2+[.$I$5];&quot;&quot;)">
            <text:p/>
          </table:table-cell>
          <table:table-cell table:style-name="ce20" table:formula="of:=IF(AND([.$D$5]=1;[.C70]&lt;&gt;&quot;&quot;);[.D70]-[.G70])" office:value-type="float" office:value="0" calcext:value-type="float">
            <text:p>0</text:p>
          </table:table-cell>
          <table:table-cell table:number-columns-repeated="1016"/>
        </table:table-row>
        <table:table-row table:style-name="ro2">
          <table:table-cell table:number-columns-repeated="4"/>
          <table:table-cell table:style-name="ce20" table:formula="of:=IF(AND([.$D$3]=1;[.C71]&lt;&gt;&quot;&quot;);[.$F$3]*[.C71]+[.$F$4])" office:value-type="float" office:value="0" calcext:value-type="float">
            <text:p>0</text:p>
          </table:table-cell>
          <table:table-cell table:style-name="ce20" table:formula="of:=IF(AND([.$D$3]=1;[.C71]&lt;&gt;&quot;&quot;);[.D71]-[.E71])" office:value-type="float" office:value="0" calcext:value-type="float">
            <text:p>0</text:p>
          </table:table-cell>
          <table:table-cell table:style-name="ce20" table:formula="of:=IF([.$D$5]=1;[.$I$3]*([.C71]-[.$I$4])^2+[.$I$5];&quot;&quot;)">
            <text:p/>
          </table:table-cell>
          <table:table-cell table:style-name="ce20" table:formula="of:=IF(AND([.$D$5]=1;[.C71]&lt;&gt;&quot;&quot;);[.D71]-[.G71])" office:value-type="float" office:value="0" calcext:value-type="float">
            <text:p>0</text:p>
          </table:table-cell>
          <table:table-cell table:number-columns-repeated="1016"/>
        </table:table-row>
        <table:table-row table:style-name="ro2">
          <table:table-cell table:number-columns-repeated="4"/>
          <table:table-cell table:style-name="ce20" table:formula="of:=IF(AND([.$D$3]=1;[.C72]&lt;&gt;&quot;&quot;);[.$F$3]*[.C72]+[.$F$4])" office:value-type="float" office:value="0" calcext:value-type="float">
            <text:p>0</text:p>
          </table:table-cell>
          <table:table-cell table:style-name="ce20" table:formula="of:=IF(AND([.$D$3]=1;[.C72]&lt;&gt;&quot;&quot;);[.D72]-[.E72])" office:value-type="float" office:value="0" calcext:value-type="float">
            <text:p>0</text:p>
          </table:table-cell>
          <table:table-cell table:style-name="ce20" table:formula="of:=IF([.$D$5]=1;[.$I$3]*([.C72]-[.$I$4])^2+[.$I$5];&quot;&quot;)">
            <text:p/>
          </table:table-cell>
          <table:table-cell table:style-name="ce20" table:formula="of:=IF(AND([.$D$5]=1;[.C72]&lt;&gt;&quot;&quot;);[.D72]-[.G72])" office:value-type="float" office:value="0" calcext:value-type="float">
            <text:p>0</text:p>
          </table:table-cell>
          <table:table-cell table:number-columns-repeated="1016"/>
        </table:table-row>
        <table:table-row table:style-name="ro2">
          <table:table-cell table:number-columns-repeated="4"/>
          <table:table-cell table:style-name="ce20" table:formula="of:=IF(AND([.$D$3]=1;[.C73]&lt;&gt;&quot;&quot;);[.$F$3]*[.C73]+[.$F$4])" office:value-type="float" office:value="0" calcext:value-type="float">
            <text:p>0</text:p>
          </table:table-cell>
          <table:table-cell table:style-name="ce20" table:formula="of:=IF(AND([.$D$3]=1;[.C73]&lt;&gt;&quot;&quot;);[.D73]-[.E73])" office:value-type="float" office:value="0" calcext:value-type="float">
            <text:p>0</text:p>
          </table:table-cell>
          <table:table-cell table:style-name="ce20" table:formula="of:=IF([.$D$5]=1;[.$I$3]*([.C73]-[.$I$4])^2+[.$I$5];&quot;&quot;)">
            <text:p/>
          </table:table-cell>
          <table:table-cell table:style-name="ce20" table:formula="of:=IF(AND([.$D$5]=1;[.C73]&lt;&gt;&quot;&quot;);[.D73]-[.G73])" office:value-type="float" office:value="0" calcext:value-type="float">
            <text:p>0</text:p>
          </table:table-cell>
          <table:table-cell table:number-columns-repeated="1016"/>
        </table:table-row>
        <table:table-row table:style-name="ro2">
          <table:table-cell table:number-columns-repeated="4"/>
          <table:table-cell table:style-name="ce20" table:formula="of:=IF(AND([.$D$3]=1;[.C74]&lt;&gt;&quot;&quot;);[.$F$3]*[.C74]+[.$F$4])" office:value-type="float" office:value="0" calcext:value-type="float">
            <text:p>0</text:p>
          </table:table-cell>
          <table:table-cell table:style-name="ce20" table:formula="of:=IF(AND([.$D$3]=1;[.C74]&lt;&gt;&quot;&quot;);[.D74]-[.E74])" office:value-type="float" office:value="0" calcext:value-type="float">
            <text:p>0</text:p>
          </table:table-cell>
          <table:table-cell table:style-name="ce20" table:formula="of:=IF([.$D$5]=1;[.$I$3]*([.C74]-[.$I$4])^2+[.$I$5];&quot;&quot;)">
            <text:p/>
          </table:table-cell>
          <table:table-cell table:style-name="ce20" table:formula="of:=IF(AND([.$D$5]=1;[.C74]&lt;&gt;&quot;&quot;);[.D74]-[.G74])" office:value-type="float" office:value="0" calcext:value-type="float">
            <text:p>0</text:p>
          </table:table-cell>
          <table:table-cell table:number-columns-repeated="1016"/>
        </table:table-row>
        <table:table-row table:style-name="ro2">
          <table:table-cell table:number-columns-repeated="4"/>
          <table:table-cell table:style-name="ce20" table:formula="of:=IF(AND([.$D$3]=1;[.C75]&lt;&gt;&quot;&quot;);[.$F$3]*[.C75]+[.$F$4])" office:value-type="float" office:value="0" calcext:value-type="float">
            <text:p>0</text:p>
          </table:table-cell>
          <table:table-cell table:style-name="ce20" table:formula="of:=IF(AND([.$D$3]=1;[.C75]&lt;&gt;&quot;&quot;);[.D75]-[.E75])" office:value-type="float" office:value="0" calcext:value-type="float">
            <text:p>0</text:p>
          </table:table-cell>
          <table:table-cell table:style-name="ce20" table:formula="of:=IF([.$D$5]=1;[.$I$3]*([.C75]-[.$I$4])^2+[.$I$5];&quot;&quot;)">
            <text:p/>
          </table:table-cell>
          <table:table-cell table:style-name="ce20" table:formula="of:=IF(AND([.$D$5]=1;[.C75]&lt;&gt;&quot;&quot;);[.D75]-[.G75])" office:value-type="float" office:value="0" calcext:value-type="float">
            <text:p>0</text:p>
          </table:table-cell>
          <table:table-cell table:number-columns-repeated="1016"/>
        </table:table-row>
        <table:table-row table:style-name="ro2">
          <table:table-cell table:number-columns-repeated="4"/>
          <table:table-cell table:style-name="ce20" table:formula="of:=IF(AND([.$D$3]=1;[.C76]&lt;&gt;&quot;&quot;);[.$F$3]*[.C76]+[.$F$4])" office:value-type="float" office:value="0" calcext:value-type="float">
            <text:p>0</text:p>
          </table:table-cell>
          <table:table-cell table:style-name="ce20" table:formula="of:=IF(AND([.$D$3]=1;[.C76]&lt;&gt;&quot;&quot;);[.D76]-[.E76])" office:value-type="float" office:value="0" calcext:value-type="float">
            <text:p>0</text:p>
          </table:table-cell>
          <table:table-cell table:style-name="ce20" table:formula="of:=IF([.$D$5]=1;[.$I$3]*([.C76]-[.$I$4])^2+[.$I$5];&quot;&quot;)">
            <text:p/>
          </table:table-cell>
          <table:table-cell table:style-name="ce20" table:formula="of:=IF(AND([.$D$5]=1;[.C76]&lt;&gt;&quot;&quot;);[.D76]-[.G76])" office:value-type="float" office:value="0" calcext:value-type="float">
            <text:p>0</text:p>
          </table:table-cell>
          <table:table-cell table:number-columns-repeated="1016"/>
        </table:table-row>
        <table:table-row table:style-name="ro2">
          <table:table-cell table:number-columns-repeated="4"/>
          <table:table-cell table:style-name="ce20" table:formula="of:=IF(AND([.$D$3]=1;[.C77]&lt;&gt;&quot;&quot;);[.$F$3]*[.C77]+[.$F$4])" office:value-type="float" office:value="0" calcext:value-type="float">
            <text:p>0</text:p>
          </table:table-cell>
          <table:table-cell table:style-name="ce20" table:formula="of:=IF(AND([.$D$3]=1;[.C77]&lt;&gt;&quot;&quot;);[.D77]-[.E77])" office:value-type="float" office:value="0" calcext:value-type="float">
            <text:p>0</text:p>
          </table:table-cell>
          <table:table-cell table:style-name="ce20" table:formula="of:=IF([.$D$5]=1;[.$I$3]*([.C77]-[.$I$4])^2+[.$I$5];&quot;&quot;)">
            <text:p/>
          </table:table-cell>
          <table:table-cell table:style-name="ce20" table:formula="of:=IF(AND([.$D$5]=1;[.C77]&lt;&gt;&quot;&quot;);[.D77]-[.G77])" office:value-type="float" office:value="0" calcext:value-type="float">
            <text:p>0</text:p>
          </table:table-cell>
          <table:table-cell table:number-columns-repeated="1016"/>
        </table:table-row>
        <table:table-row table:style-name="ro2">
          <table:table-cell table:number-columns-repeated="4"/>
          <table:table-cell table:style-name="ce20" table:formula="of:=IF(AND([.$D$3]=1;[.C78]&lt;&gt;&quot;&quot;);[.$F$3]*[.C78]+[.$F$4])" office:value-type="float" office:value="0" calcext:value-type="float">
            <text:p>0</text:p>
          </table:table-cell>
          <table:table-cell table:style-name="ce20" table:formula="of:=IF(AND([.$D$3]=1;[.C78]&lt;&gt;&quot;&quot;);[.D78]-[.E78])" office:value-type="float" office:value="0" calcext:value-type="float">
            <text:p>0</text:p>
          </table:table-cell>
          <table:table-cell table:style-name="ce20" table:formula="of:=IF([.$D$5]=1;[.$I$3]*([.C78]-[.$I$4])^2+[.$I$5];&quot;&quot;)">
            <text:p/>
          </table:table-cell>
          <table:table-cell table:style-name="ce20" table:formula="of:=IF(AND([.$D$5]=1;[.C78]&lt;&gt;&quot;&quot;);[.D78]-[.G78])" office:value-type="float" office:value="0" calcext:value-type="float">
            <text:p>0</text:p>
          </table:table-cell>
          <table:table-cell table:number-columns-repeated="1016"/>
        </table:table-row>
        <table:table-row table:style-name="ro2">
          <table:table-cell table:number-columns-repeated="4"/>
          <table:table-cell table:style-name="ce20" table:formula="of:=IF(AND([.$D$3]=1;[.C79]&lt;&gt;&quot;&quot;);[.$F$3]*[.C79]+[.$F$4])" office:value-type="float" office:value="0" calcext:value-type="float">
            <text:p>0</text:p>
          </table:table-cell>
          <table:table-cell table:style-name="ce20" table:formula="of:=IF(AND([.$D$3]=1;[.C79]&lt;&gt;&quot;&quot;);[.D79]-[.E79])" office:value-type="float" office:value="0" calcext:value-type="float">
            <text:p>0</text:p>
          </table:table-cell>
          <table:table-cell table:style-name="ce20" table:formula="of:=IF([.$D$5]=1;[.$I$3]*([.C79]-[.$I$4])^2+[.$I$5];&quot;&quot;)">
            <text:p/>
          </table:table-cell>
          <table:table-cell table:style-name="ce20" table:formula="of:=IF(AND([.$D$5]=1;[.C79]&lt;&gt;&quot;&quot;);[.D79]-[.G79])" office:value-type="float" office:value="0" calcext:value-type="float">
            <text:p>0</text:p>
          </table:table-cell>
          <table:table-cell table:number-columns-repeated="1016"/>
        </table:table-row>
        <table:table-row table:style-name="ro2">
          <table:table-cell table:number-columns-repeated="4"/>
          <table:table-cell table:style-name="ce20" table:formula="of:=IF(AND([.$D$3]=1;[.C80]&lt;&gt;&quot;&quot;);[.$F$3]*[.C80]+[.$F$4])" office:value-type="float" office:value="0" calcext:value-type="float">
            <text:p>0</text:p>
          </table:table-cell>
          <table:table-cell table:style-name="ce20" table:formula="of:=IF(AND([.$D$3]=1;[.C80]&lt;&gt;&quot;&quot;);[.D80]-[.E80])" office:value-type="float" office:value="0" calcext:value-type="float">
            <text:p>0</text:p>
          </table:table-cell>
          <table:table-cell table:style-name="ce20" table:formula="of:=IF([.$D$5]=1;[.$I$3]*([.C80]-[.$I$4])^2+[.$I$5];&quot;&quot;)">
            <text:p/>
          </table:table-cell>
          <table:table-cell table:style-name="ce20" table:formula="of:=IF(AND([.$D$5]=1;[.C80]&lt;&gt;&quot;&quot;);[.D80]-[.G80])" office:value-type="float" office:value="0" calcext:value-type="float">
            <text:p>0</text:p>
          </table:table-cell>
          <table:table-cell table:number-columns-repeated="1016"/>
        </table:table-row>
        <table:table-row table:style-name="ro2">
          <table:table-cell table:number-columns-repeated="4"/>
          <table:table-cell table:style-name="ce20" table:formula="of:=IF(AND([.$D$3]=1;[.C81]&lt;&gt;&quot;&quot;);[.$F$3]*[.C81]+[.$F$4])" office:value-type="float" office:value="0" calcext:value-type="float">
            <text:p>0</text:p>
          </table:table-cell>
          <table:table-cell table:style-name="ce20" table:formula="of:=IF(AND([.$D$3]=1;[.C81]&lt;&gt;&quot;&quot;);[.D81]-[.E81])" office:value-type="float" office:value="0" calcext:value-type="float">
            <text:p>0</text:p>
          </table:table-cell>
          <table:table-cell table:style-name="ce20" table:formula="of:=IF([.$D$5]=1;[.$I$3]*([.C81]-[.$I$4])^2+[.$I$5];&quot;&quot;)">
            <text:p/>
          </table:table-cell>
          <table:table-cell table:style-name="ce20" table:formula="of:=IF(AND([.$D$5]=1;[.C81]&lt;&gt;&quot;&quot;);[.D81]-[.G81])" office:value-type="float" office:value="0" calcext:value-type="float">
            <text:p>0</text:p>
          </table:table-cell>
          <table:table-cell table:number-columns-repeated="1016"/>
        </table:table-row>
        <table:table-row table:style-name="ro2">
          <table:table-cell table:number-columns-repeated="4"/>
          <table:table-cell table:style-name="ce20" table:formula="of:=IF(AND([.$D$3]=1;[.C82]&lt;&gt;&quot;&quot;);[.$F$3]*[.C82]+[.$F$4])" office:value-type="float" office:value="0" calcext:value-type="float">
            <text:p>0</text:p>
          </table:table-cell>
          <table:table-cell table:style-name="ce20" table:formula="of:=IF(AND([.$D$3]=1;[.C82]&lt;&gt;&quot;&quot;);[.D82]-[.E82])" office:value-type="float" office:value="0" calcext:value-type="float">
            <text:p>0</text:p>
          </table:table-cell>
          <table:table-cell table:style-name="ce20" table:formula="of:=IF([.$D$5]=1;[.$I$3]*([.C82]-[.$I$4])^2+[.$I$5];&quot;&quot;)">
            <text:p/>
          </table:table-cell>
          <table:table-cell table:style-name="ce20" table:formula="of:=IF(AND([.$D$5]=1;[.C82]&lt;&gt;&quot;&quot;);[.D82]-[.G82])" office:value-type="float" office:value="0" calcext:value-type="float">
            <text:p>0</text:p>
          </table:table-cell>
          <table:table-cell table:number-columns-repeated="1016"/>
        </table:table-row>
        <table:table-row table:style-name="ro2">
          <table:table-cell table:number-columns-repeated="4"/>
          <table:table-cell table:style-name="ce20" table:formula="of:=IF(AND([.$D$3]=1;[.C83]&lt;&gt;&quot;&quot;);[.$F$3]*[.C83]+[.$F$4])" office:value-type="float" office:value="0" calcext:value-type="float">
            <text:p>0</text:p>
          </table:table-cell>
          <table:table-cell table:style-name="ce20" table:formula="of:=IF(AND([.$D$3]=1;[.C83]&lt;&gt;&quot;&quot;);[.D83]-[.E83])" office:value-type="float" office:value="0" calcext:value-type="float">
            <text:p>0</text:p>
          </table:table-cell>
          <table:table-cell table:style-name="ce20" table:formula="of:=IF([.$D$5]=1;[.$I$3]*([.C83]-[.$I$4])^2+[.$I$5];&quot;&quot;)">
            <text:p/>
          </table:table-cell>
          <table:table-cell table:style-name="ce20" table:formula="of:=IF(AND([.$D$5]=1;[.C83]&lt;&gt;&quot;&quot;);[.D83]-[.G83])" office:value-type="float" office:value="0" calcext:value-type="float">
            <text:p>0</text:p>
          </table:table-cell>
          <table:table-cell table:number-columns-repeated="1016"/>
        </table:table-row>
        <table:table-row table:style-name="ro2">
          <table:table-cell table:number-columns-repeated="4"/>
          <table:table-cell table:style-name="ce20" table:formula="of:=IF(AND([.$D$3]=1;[.C84]&lt;&gt;&quot;&quot;);[.$F$3]*[.C84]+[.$F$4])" office:value-type="float" office:value="0" calcext:value-type="float">
            <text:p>0</text:p>
          </table:table-cell>
          <table:table-cell table:style-name="ce20" table:formula="of:=IF(AND([.$D$3]=1;[.C84]&lt;&gt;&quot;&quot;);[.D84]-[.E84])" office:value-type="float" office:value="0" calcext:value-type="float">
            <text:p>0</text:p>
          </table:table-cell>
          <table:table-cell table:style-name="ce20" table:formula="of:=IF([.$D$5]=1;[.$I$3]*([.C84]-[.$I$4])^2+[.$I$5];&quot;&quot;)">
            <text:p/>
          </table:table-cell>
          <table:table-cell table:style-name="ce20" table:formula="of:=IF(AND([.$D$5]=1;[.C84]&lt;&gt;&quot;&quot;);[.D84]-[.G84])" office:value-type="float" office:value="0" calcext:value-type="float">
            <text:p>0</text:p>
          </table:table-cell>
          <table:table-cell table:number-columns-repeated="1016"/>
        </table:table-row>
        <table:table-row table:style-name="ro2">
          <table:table-cell table:number-columns-repeated="4"/>
          <table:table-cell table:style-name="ce20" table:formula="of:=IF(AND([.$D$3]=1;[.C85]&lt;&gt;&quot;&quot;);[.$F$3]*[.C85]+[.$F$4])" office:value-type="float" office:value="0" calcext:value-type="float">
            <text:p>0</text:p>
          </table:table-cell>
          <table:table-cell table:style-name="ce20" table:formula="of:=IF(AND([.$D$3]=1;[.C85]&lt;&gt;&quot;&quot;);[.D85]-[.E85])" office:value-type="float" office:value="0" calcext:value-type="float">
            <text:p>0</text:p>
          </table:table-cell>
          <table:table-cell table:style-name="ce20" table:formula="of:=IF([.$D$5]=1;[.$I$3]*([.C85]-[.$I$4])^2+[.$I$5];&quot;&quot;)">
            <text:p/>
          </table:table-cell>
          <table:table-cell table:style-name="ce20" table:formula="of:=IF(AND([.$D$5]=1;[.C85]&lt;&gt;&quot;&quot;);[.D85]-[.G85])" office:value-type="float" office:value="0" calcext:value-type="float">
            <text:p>0</text:p>
          </table:table-cell>
          <table:table-cell table:number-columns-repeated="1016"/>
        </table:table-row>
        <table:table-row table:style-name="ro2">
          <table:table-cell table:number-columns-repeated="4"/>
          <table:table-cell table:style-name="ce20" table:formula="of:=IF(AND([.$D$3]=1;[.C86]&lt;&gt;&quot;&quot;);[.$F$3]*[.C86]+[.$F$4])" office:value-type="float" office:value="0" calcext:value-type="float">
            <text:p>0</text:p>
          </table:table-cell>
          <table:table-cell table:style-name="ce20" table:formula="of:=IF(AND([.$D$3]=1;[.C86]&lt;&gt;&quot;&quot;);[.D86]-[.E86])" office:value-type="float" office:value="0" calcext:value-type="float">
            <text:p>0</text:p>
          </table:table-cell>
          <table:table-cell table:style-name="ce20" table:formula="of:=IF([.$D$5]=1;[.$I$3]*([.C86]-[.$I$4])^2+[.$I$5];&quot;&quot;)">
            <text:p/>
          </table:table-cell>
          <table:table-cell table:style-name="ce20" table:formula="of:=IF(AND([.$D$5]=1;[.C86]&lt;&gt;&quot;&quot;);[.D86]-[.G86])" office:value-type="float" office:value="0" calcext:value-type="float">
            <text:p>0</text:p>
          </table:table-cell>
          <table:table-cell table:number-columns-repeated="1016"/>
        </table:table-row>
        <table:table-row table:style-name="ro2">
          <table:table-cell table:number-columns-repeated="4"/>
          <table:table-cell table:style-name="ce20" table:formula="of:=IF(AND([.$D$3]=1;[.C87]&lt;&gt;&quot;&quot;);[.$F$3]*[.C87]+[.$F$4])" office:value-type="float" office:value="0" calcext:value-type="float">
            <text:p>0</text:p>
          </table:table-cell>
          <table:table-cell table:style-name="ce20" table:formula="of:=IF(AND([.$D$3]=1;[.C87]&lt;&gt;&quot;&quot;);[.D87]-[.E87])" office:value-type="float" office:value="0" calcext:value-type="float">
            <text:p>0</text:p>
          </table:table-cell>
          <table:table-cell table:style-name="ce20" table:formula="of:=IF([.$D$5]=1;[.$I$3]*([.C87]-[.$I$4])^2+[.$I$5];&quot;&quot;)">
            <text:p/>
          </table:table-cell>
          <table:table-cell table:style-name="ce20" table:formula="of:=IF(AND([.$D$5]=1;[.C87]&lt;&gt;&quot;&quot;);[.D87]-[.G87])" office:value-type="float" office:value="0" calcext:value-type="float">
            <text:p>0</text:p>
          </table:table-cell>
          <table:table-cell table:number-columns-repeated="1016"/>
        </table:table-row>
        <table:table-row table:style-name="ro2">
          <table:table-cell table:number-columns-repeated="4"/>
          <table:table-cell table:style-name="ce20" table:formula="of:=IF(AND([.$D$3]=1;[.C88]&lt;&gt;&quot;&quot;);[.$F$3]*[.C88]+[.$F$4])" office:value-type="float" office:value="0" calcext:value-type="float">
            <text:p>0</text:p>
          </table:table-cell>
          <table:table-cell table:style-name="ce20" table:formula="of:=IF(AND([.$D$3]=1;[.C88]&lt;&gt;&quot;&quot;);[.D88]-[.E88])" office:value-type="float" office:value="0" calcext:value-type="float">
            <text:p>0</text:p>
          </table:table-cell>
          <table:table-cell table:style-name="ce20" table:formula="of:=IF([.$D$5]=1;[.$I$3]*([.C88]-[.$I$4])^2+[.$I$5];&quot;&quot;)">
            <text:p/>
          </table:table-cell>
          <table:table-cell table:style-name="ce20" table:formula="of:=IF(AND([.$D$5]=1;[.C88]&lt;&gt;&quot;&quot;);[.D88]-[.G88])" office:value-type="float" office:value="0" calcext:value-type="float">
            <text:p>0</text:p>
          </table:table-cell>
          <table:table-cell table:number-columns-repeated="1016"/>
        </table:table-row>
        <table:table-row table:style-name="ro2">
          <table:table-cell table:number-columns-repeated="4"/>
          <table:table-cell table:style-name="ce20" table:formula="of:=IF(AND([.$D$3]=1;[.C89]&lt;&gt;&quot;&quot;);[.$F$3]*[.C89]+[.$F$4])" office:value-type="float" office:value="0" calcext:value-type="float">
            <text:p>0</text:p>
          </table:table-cell>
          <table:table-cell table:style-name="ce20" table:formula="of:=IF(AND([.$D$3]=1;[.C89]&lt;&gt;&quot;&quot;);[.D89]-[.E89])" office:value-type="float" office:value="0" calcext:value-type="float">
            <text:p>0</text:p>
          </table:table-cell>
          <table:table-cell table:style-name="ce20" table:formula="of:=IF([.$D$5]=1;[.$I$3]*([.C89]-[.$I$4])^2+[.$I$5];&quot;&quot;)">
            <text:p/>
          </table:table-cell>
          <table:table-cell table:style-name="ce20" table:formula="of:=IF(AND([.$D$5]=1;[.C89]&lt;&gt;&quot;&quot;);[.D89]-[.G89])" office:value-type="float" office:value="0" calcext:value-type="float">
            <text:p>0</text:p>
          </table:table-cell>
          <table:table-cell table:number-columns-repeated="1016"/>
        </table:table-row>
        <table:table-row table:style-name="ro2">
          <table:table-cell table:number-columns-repeated="4"/>
          <table:table-cell table:style-name="ce20" table:formula="of:=IF(AND([.$D$3]=1;[.C90]&lt;&gt;&quot;&quot;);[.$F$3]*[.C90]+[.$F$4])" office:value-type="float" office:value="0" calcext:value-type="float">
            <text:p>0</text:p>
          </table:table-cell>
          <table:table-cell table:style-name="ce20" table:formula="of:=IF(AND([.$D$3]=1;[.C90]&lt;&gt;&quot;&quot;);[.D90]-[.E90])" office:value-type="float" office:value="0" calcext:value-type="float">
            <text:p>0</text:p>
          </table:table-cell>
          <table:table-cell table:style-name="ce20" table:formula="of:=IF([.$D$5]=1;[.$I$3]*([.C90]-[.$I$4])^2+[.$I$5];&quot;&quot;)">
            <text:p/>
          </table:table-cell>
          <table:table-cell table:style-name="ce20" table:formula="of:=IF(AND([.$D$5]=1;[.C90]&lt;&gt;&quot;&quot;);[.D90]-[.G90])" office:value-type="float" office:value="0" calcext:value-type="float">
            <text:p>0</text:p>
          </table:table-cell>
          <table:table-cell table:number-columns-repeated="1016"/>
        </table:table-row>
        <table:table-row table:style-name="ro2">
          <table:table-cell table:number-columns-repeated="4"/>
          <table:table-cell table:style-name="ce20" table:formula="of:=IF(AND([.$D$3]=1;[.C91]&lt;&gt;&quot;&quot;);[.$F$3]*[.C91]+[.$F$4])" office:value-type="float" office:value="0" calcext:value-type="float">
            <text:p>0</text:p>
          </table:table-cell>
          <table:table-cell table:style-name="ce20" table:formula="of:=IF(AND([.$D$3]=1;[.C91]&lt;&gt;&quot;&quot;);[.D91]-[.E91])" office:value-type="float" office:value="0" calcext:value-type="float">
            <text:p>0</text:p>
          </table:table-cell>
          <table:table-cell table:style-name="ce20" table:formula="of:=IF([.$D$5]=1;[.$I$3]*([.C91]-[.$I$4])^2+[.$I$5];&quot;&quot;)">
            <text:p/>
          </table:table-cell>
          <table:table-cell table:style-name="ce20" table:formula="of:=IF(AND([.$D$5]=1;[.C91]&lt;&gt;&quot;&quot;);[.D91]-[.G91])" office:value-type="float" office:value="0" calcext:value-type="float">
            <text:p>0</text:p>
          </table:table-cell>
          <table:table-cell table:number-columns-repeated="1016"/>
        </table:table-row>
        <table:table-row table:style-name="ro2">
          <table:table-cell table:number-columns-repeated="4"/>
          <table:table-cell table:style-name="ce20" table:formula="of:=IF(AND([.$D$3]=1;[.C92]&lt;&gt;&quot;&quot;);[.$F$3]*[.C92]+[.$F$4])" office:value-type="float" office:value="0" calcext:value-type="float">
            <text:p>0</text:p>
          </table:table-cell>
          <table:table-cell table:style-name="ce20" table:formula="of:=IF(AND([.$D$3]=1;[.C92]&lt;&gt;&quot;&quot;);[.D92]-[.E92])" office:value-type="float" office:value="0" calcext:value-type="float">
            <text:p>0</text:p>
          </table:table-cell>
          <table:table-cell table:style-name="ce20" table:formula="of:=IF([.$D$5]=1;[.$I$3]*([.C92]-[.$I$4])^2+[.$I$5];&quot;&quot;)">
            <text:p/>
          </table:table-cell>
          <table:table-cell table:style-name="ce20" table:formula="of:=IF(AND([.$D$5]=1;[.C92]&lt;&gt;&quot;&quot;);[.D92]-[.G92])" office:value-type="float" office:value="0" calcext:value-type="float">
            <text:p>0</text:p>
          </table:table-cell>
          <table:table-cell table:number-columns-repeated="1016"/>
        </table:table-row>
        <table:table-row table:style-name="ro2">
          <table:table-cell table:number-columns-repeated="4"/>
          <table:table-cell table:style-name="ce20" table:formula="of:=IF(AND([.$D$3]=1;[.C93]&lt;&gt;&quot;&quot;);[.$F$3]*[.C93]+[.$F$4])" office:value-type="float" office:value="0" calcext:value-type="float">
            <text:p>0</text:p>
          </table:table-cell>
          <table:table-cell table:style-name="ce20" table:formula="of:=IF(AND([.$D$3]=1;[.C93]&lt;&gt;&quot;&quot;);[.D93]-[.E93])" office:value-type="float" office:value="0" calcext:value-type="float">
            <text:p>0</text:p>
          </table:table-cell>
          <table:table-cell table:style-name="ce20" table:formula="of:=IF([.$D$5]=1;[.$I$3]*([.C93]-[.$I$4])^2+[.$I$5];&quot;&quot;)">
            <text:p/>
          </table:table-cell>
          <table:table-cell table:style-name="ce20" table:formula="of:=IF(AND([.$D$5]=1;[.C93]&lt;&gt;&quot;&quot;);[.D93]-[.G93])" office:value-type="float" office:value="0" calcext:value-type="float">
            <text:p>0</text:p>
          </table:table-cell>
          <table:table-cell table:number-columns-repeated="1016"/>
        </table:table-row>
        <table:table-row table:style-name="ro2">
          <table:table-cell table:number-columns-repeated="4"/>
          <table:table-cell table:style-name="ce20" table:formula="of:=IF(AND([.$D$3]=1;[.C94]&lt;&gt;&quot;&quot;);[.$F$3]*[.C94]+[.$F$4])" office:value-type="float" office:value="0" calcext:value-type="float">
            <text:p>0</text:p>
          </table:table-cell>
          <table:table-cell table:style-name="ce20" table:formula="of:=IF(AND([.$D$3]=1;[.C94]&lt;&gt;&quot;&quot;);[.D94]-[.E94])" office:value-type="float" office:value="0" calcext:value-type="float">
            <text:p>0</text:p>
          </table:table-cell>
          <table:table-cell table:style-name="ce20" table:formula="of:=IF([.$D$5]=1;[.$I$3]*([.C94]-[.$I$4])^2+[.$I$5];&quot;&quot;)">
            <text:p/>
          </table:table-cell>
          <table:table-cell table:style-name="ce20" table:formula="of:=IF(AND([.$D$5]=1;[.C94]&lt;&gt;&quot;&quot;);[.D94]-[.G94])" office:value-type="float" office:value="0" calcext:value-type="float">
            <text:p>0</text:p>
          </table:table-cell>
          <table:table-cell table:number-columns-repeated="1016"/>
        </table:table-row>
        <table:table-row table:style-name="ro2">
          <table:table-cell table:number-columns-repeated="4"/>
          <table:table-cell table:style-name="ce20" table:formula="of:=IF(AND([.$D$3]=1;[.C95]&lt;&gt;&quot;&quot;);[.$F$3]*[.C95]+[.$F$4])" office:value-type="float" office:value="0" calcext:value-type="float">
            <text:p>0</text:p>
          </table:table-cell>
          <table:table-cell table:style-name="ce20" table:formula="of:=IF(AND([.$D$3]=1;[.C95]&lt;&gt;&quot;&quot;);[.D95]-[.E95])" office:value-type="float" office:value="0" calcext:value-type="float">
            <text:p>0</text:p>
          </table:table-cell>
          <table:table-cell table:style-name="ce20" table:formula="of:=IF([.$D$5]=1;[.$I$3]*([.C95]-[.$I$4])^2+[.$I$5];&quot;&quot;)">
            <text:p/>
          </table:table-cell>
          <table:table-cell table:style-name="ce20" table:formula="of:=IF(AND([.$D$5]=1;[.C95]&lt;&gt;&quot;&quot;);[.D95]-[.G95])" office:value-type="float" office:value="0" calcext:value-type="float">
            <text:p>0</text:p>
          </table:table-cell>
          <table:table-cell table:number-columns-repeated="1016"/>
        </table:table-row>
        <table:table-row table:style-name="ro2">
          <table:table-cell table:number-columns-repeated="4"/>
          <table:table-cell table:style-name="ce20" table:formula="of:=IF(AND([.$D$3]=1;[.C96]&lt;&gt;&quot;&quot;);[.$F$3]*[.C96]+[.$F$4])" office:value-type="float" office:value="0" calcext:value-type="float">
            <text:p>0</text:p>
          </table:table-cell>
          <table:table-cell table:style-name="ce20" table:formula="of:=IF(AND([.$D$3]=1;[.C96]&lt;&gt;&quot;&quot;);[.D96]-[.E96])" office:value-type="float" office:value="0" calcext:value-type="float">
            <text:p>0</text:p>
          </table:table-cell>
          <table:table-cell table:style-name="ce20" table:formula="of:=IF([.$D$5]=1;[.$I$3]*([.C96]-[.$I$4])^2+[.$I$5];&quot;&quot;)">
            <text:p/>
          </table:table-cell>
          <table:table-cell table:style-name="ce20" table:formula="of:=IF(AND([.$D$5]=1;[.C96]&lt;&gt;&quot;&quot;);[.D96]-[.G96])" office:value-type="float" office:value="0" calcext:value-type="float">
            <text:p>0</text:p>
          </table:table-cell>
          <table:table-cell table:number-columns-repeated="1016"/>
        </table:table-row>
        <table:table-row table:style-name="ro2">
          <table:table-cell table:number-columns-repeated="4"/>
          <table:table-cell table:style-name="ce20" table:formula="of:=IF(AND([.$D$3]=1;[.C97]&lt;&gt;&quot;&quot;);[.$F$3]*[.C97]+[.$F$4])" office:value-type="float" office:value="0" calcext:value-type="float">
            <text:p>0</text:p>
          </table:table-cell>
          <table:table-cell table:style-name="ce20" table:formula="of:=IF(AND([.$D$3]=1;[.C97]&lt;&gt;&quot;&quot;);[.D97]-[.E97])" office:value-type="float" office:value="0" calcext:value-type="float">
            <text:p>0</text:p>
          </table:table-cell>
          <table:table-cell table:style-name="ce20" table:formula="of:=IF([.$D$5]=1;[.$I$3]*([.C97]-[.$I$4])^2+[.$I$5];&quot;&quot;)">
            <text:p/>
          </table:table-cell>
          <table:table-cell table:style-name="ce20" table:formula="of:=IF(AND([.$D$5]=1;[.C97]&lt;&gt;&quot;&quot;);[.D97]-[.G97])" office:value-type="float" office:value="0" calcext:value-type="float">
            <text:p>0</text:p>
          </table:table-cell>
          <table:table-cell table:number-columns-repeated="1016"/>
        </table:table-row>
        <table:table-row table:style-name="ro2">
          <table:table-cell table:number-columns-repeated="4"/>
          <table:table-cell table:style-name="ce20" table:formula="of:=IF(AND([.$D$3]=1;[.C98]&lt;&gt;&quot;&quot;);[.$F$3]*[.C98]+[.$F$4])" office:value-type="float" office:value="0" calcext:value-type="float">
            <text:p>0</text:p>
          </table:table-cell>
          <table:table-cell table:style-name="ce20" table:formula="of:=IF(AND([.$D$3]=1;[.C98]&lt;&gt;&quot;&quot;);[.D98]-[.E98])" office:value-type="float" office:value="0" calcext:value-type="float">
            <text:p>0</text:p>
          </table:table-cell>
          <table:table-cell table:style-name="ce20" table:formula="of:=IF([.$D$5]=1;[.$I$3]*([.C98]-[.$I$4])^2+[.$I$5];&quot;&quot;)">
            <text:p/>
          </table:table-cell>
          <table:table-cell table:style-name="ce20" table:formula="of:=IF(AND([.$D$5]=1;[.C98]&lt;&gt;&quot;&quot;);[.D98]-[.G98])" office:value-type="float" office:value="0" calcext:value-type="float">
            <text:p>0</text:p>
          </table:table-cell>
          <table:table-cell table:number-columns-repeated="1016"/>
        </table:table-row>
        <table:table-row table:style-name="ro2">
          <table:table-cell table:number-columns-repeated="4"/>
          <table:table-cell table:style-name="ce20" table:formula="of:=IF(AND([.$D$3]=1;[.C99]&lt;&gt;&quot;&quot;);[.$F$3]*[.C99]+[.$F$4])" office:value-type="float" office:value="0" calcext:value-type="float">
            <text:p>0</text:p>
          </table:table-cell>
          <table:table-cell table:style-name="ce20" table:formula="of:=IF(AND([.$D$3]=1;[.C99]&lt;&gt;&quot;&quot;);[.D99]-[.E99])" office:value-type="float" office:value="0" calcext:value-type="float">
            <text:p>0</text:p>
          </table:table-cell>
          <table:table-cell table:style-name="ce20" table:formula="of:=IF([.$D$5]=1;[.$I$3]*([.C99]-[.$I$4])^2+[.$I$5];&quot;&quot;)">
            <text:p/>
          </table:table-cell>
          <table:table-cell table:style-name="ce20" table:formula="of:=IF(AND([.$D$5]=1;[.C99]&lt;&gt;&quot;&quot;);[.D99]-[.G99])" office:value-type="float" office:value="0" calcext:value-type="float">
            <text:p>0</text:p>
          </table:table-cell>
          <table:table-cell table:number-columns-repeated="1016"/>
        </table:table-row>
        <table:table-row table:style-name="ro2">
          <table:table-cell table:number-columns-repeated="4"/>
          <table:table-cell table:style-name="ce20" table:formula="of:=IF(AND([.$D$3]=1;[.C100]&lt;&gt;&quot;&quot;);[.$F$3]*[.C100]+[.$F$4])" office:value-type="float" office:value="0" calcext:value-type="float">
            <text:p>0</text:p>
          </table:table-cell>
          <table:table-cell table:style-name="ce20" table:formula="of:=IF(AND([.$D$3]=1;[.C100]&lt;&gt;&quot;&quot;);[.D100]-[.E100])" office:value-type="float" office:value="0" calcext:value-type="float">
            <text:p>0</text:p>
          </table:table-cell>
          <table:table-cell table:style-name="ce20" table:formula="of:=IF([.$D$5]=1;[.$I$3]*([.C100]-[.$I$4])^2+[.$I$5];&quot;&quot;)">
            <text:p/>
          </table:table-cell>
          <table:table-cell table:style-name="ce20" table:formula="of:=IF(AND([.$D$5]=1;[.C100]&lt;&gt;&quot;&quot;);[.D100]-[.G100])" office:value-type="float" office:value="0" calcext:value-type="float">
            <text:p>0</text:p>
          </table:table-cell>
          <table:table-cell table:number-columns-repeated="1016"/>
        </table:table-row>
        <table:table-row table:style-name="ro2">
          <table:table-cell table:number-columns-repeated="4"/>
          <table:table-cell table:style-name="ce20" table:formula="of:=IF(AND([.$D$3]=1;[.C101]&lt;&gt;&quot;&quot;);[.$F$3]*[.C101]+[.$F$4])" office:value-type="float" office:value="0" calcext:value-type="float">
            <text:p>0</text:p>
          </table:table-cell>
          <table:table-cell table:style-name="ce20" table:formula="of:=IF(AND([.$D$3]=1;[.C101]&lt;&gt;&quot;&quot;);[.D101]-[.E101])" office:value-type="float" office:value="0" calcext:value-type="float">
            <text:p>0</text:p>
          </table:table-cell>
          <table:table-cell table:style-name="ce20" table:formula="of:=IF([.$D$5]=1;[.$I$3]*([.C101]-[.$I$4])^2+[.$I$5];&quot;&quot;)">
            <text:p/>
          </table:table-cell>
          <table:table-cell table:style-name="ce20" table:formula="of:=IF(AND([.$D$5]=1;[.C101]&lt;&gt;&quot;&quot;);[.D101]-[.G101])" office:value-type="float" office:value="0" calcext:value-type="float">
            <text:p>0</text:p>
          </table:table-cell>
          <table:table-cell table:number-columns-repeated="1016"/>
        </table:table-row>
        <table:table-row table:style-name="ro2">
          <table:table-cell table:number-columns-repeated="4"/>
          <table:table-cell table:style-name="ce20" table:formula="of:=IF(AND([.$D$3]=1;[.C102]&lt;&gt;&quot;&quot;);[.$F$3]*[.C102]+[.$F$4])" office:value-type="float" office:value="0" calcext:value-type="float">
            <text:p>0</text:p>
          </table:table-cell>
          <table:table-cell table:style-name="ce20" table:formula="of:=IF(AND([.$D$3]=1;[.C102]&lt;&gt;&quot;&quot;);[.D102]-[.E102])" office:value-type="float" office:value="0" calcext:value-type="float">
            <text:p>0</text:p>
          </table:table-cell>
          <table:table-cell table:style-name="ce20" table:formula="of:=IF([.$D$5]=1;[.$I$3]*([.C102]-[.$I$4])^2+[.$I$5];&quot;&quot;)">
            <text:p/>
          </table:table-cell>
          <table:table-cell table:style-name="ce20" table:formula="of:=IF(AND([.$D$5]=1;[.C102]&lt;&gt;&quot;&quot;);[.D102]-[.G102])" office:value-type="float" office:value="0" calcext:value-type="float">
            <text:p>0</text:p>
          </table:table-cell>
          <table:table-cell table:number-columns-repeated="1016"/>
        </table:table-row>
        <table:table-row table:style-name="ro2">
          <table:table-cell table:number-columns-repeated="4"/>
          <table:table-cell table:style-name="ce20" table:formula="of:=IF(AND([.$D$3]=1;[.C103]&lt;&gt;&quot;&quot;);[.$F$3]*[.C103]+[.$F$4])" office:value-type="float" office:value="0" calcext:value-type="float">
            <text:p>0</text:p>
          </table:table-cell>
          <table:table-cell table:style-name="ce20" table:formula="of:=IF(AND([.$D$3]=1;[.C103]&lt;&gt;&quot;&quot;);[.D103]-[.E103])" office:value-type="float" office:value="0" calcext:value-type="float">
            <text:p>0</text:p>
          </table:table-cell>
          <table:table-cell table:style-name="ce20" table:formula="of:=IF([.$D$5]=1;[.$I$3]*([.C103]-[.$I$4])^2+[.$I$5];&quot;&quot;)">
            <text:p/>
          </table:table-cell>
          <table:table-cell table:style-name="ce20" table:formula="of:=IF(AND([.$D$5]=1;[.C103]&lt;&gt;&quot;&quot;);[.D103]-[.G103])" office:value-type="float" office:value="0" calcext:value-type="float">
            <text:p>0</text:p>
          </table:table-cell>
          <table:table-cell table:number-columns-repeated="1016"/>
        </table:table-row>
        <table:table-row table:style-name="ro2">
          <table:table-cell table:number-columns-repeated="4"/>
          <table:table-cell table:style-name="ce20" table:formula="of:=IF(AND([.$D$3]=1;[.C104]&lt;&gt;&quot;&quot;);[.$F$3]*[.C104]+[.$F$4])" office:value-type="float" office:value="0" calcext:value-type="float">
            <text:p>0</text:p>
          </table:table-cell>
          <table:table-cell table:style-name="ce20" table:formula="of:=IF(AND([.$D$3]=1;[.C104]&lt;&gt;&quot;&quot;);[.D104]-[.E104])" office:value-type="float" office:value="0" calcext:value-type="float">
            <text:p>0</text:p>
          </table:table-cell>
          <table:table-cell table:style-name="ce20" table:formula="of:=IF([.$D$5]=1;[.$I$3]*([.C104]-[.$I$4])^2+[.$I$5];&quot;&quot;)">
            <text:p/>
          </table:table-cell>
          <table:table-cell table:style-name="ce20" table:formula="of:=IF(AND([.$D$5]=1;[.C104]&lt;&gt;&quot;&quot;);[.D104]-[.G104])" office:value-type="float" office:value="0" calcext:value-type="float">
            <text:p>0</text:p>
          </table:table-cell>
          <table:table-cell table:number-columns-repeated="1016"/>
        </table:table-row>
        <table:table-row table:style-name="ro2">
          <table:table-cell table:number-columns-repeated="4"/>
          <table:table-cell table:style-name="ce20" table:formula="of:=IF(AND([.$D$3]=1;[.C105]&lt;&gt;&quot;&quot;);[.$F$3]*[.C105]+[.$F$4])" office:value-type="float" office:value="0" calcext:value-type="float">
            <text:p>0</text:p>
          </table:table-cell>
          <table:table-cell table:style-name="ce20" table:formula="of:=IF(AND([.$D$3]=1;[.C105]&lt;&gt;&quot;&quot;);[.D105]-[.E105])" office:value-type="float" office:value="0" calcext:value-type="float">
            <text:p>0</text:p>
          </table:table-cell>
          <table:table-cell table:style-name="ce20" table:formula="of:=IF([.$D$5]=1;[.$I$3]*([.C105]-[.$I$4])^2+[.$I$5];&quot;&quot;)">
            <text:p/>
          </table:table-cell>
          <table:table-cell table:style-name="ce20" table:formula="of:=IF(AND([.$D$5]=1;[.C105]&lt;&gt;&quot;&quot;);[.D105]-[.G105])" office:value-type="float" office:value="0" calcext:value-type="float">
            <text:p>0</text:p>
          </table:table-cell>
          <table:table-cell table:number-columns-repeated="1016"/>
        </table:table-row>
        <table:table-row table:style-name="ro2">
          <table:table-cell table:number-columns-repeated="4"/>
          <table:table-cell table:style-name="ce20" table:formula="of:=IF(AND([.$D$3]=1;[.C106]&lt;&gt;&quot;&quot;);[.$F$3]*[.C106]+[.$F$4])" office:value-type="float" office:value="0" calcext:value-type="float">
            <text:p>0</text:p>
          </table:table-cell>
          <table:table-cell table:style-name="ce20" table:formula="of:=IF(AND([.$D$3]=1;[.C106]&lt;&gt;&quot;&quot;);[.D106]-[.E106])" office:value-type="float" office:value="0" calcext:value-type="float">
            <text:p>0</text:p>
          </table:table-cell>
          <table:table-cell table:style-name="ce20" table:formula="of:=IF([.$D$5]=1;[.$I$3]*([.C106]-[.$I$4])^2+[.$I$5];&quot;&quot;)">
            <text:p/>
          </table:table-cell>
          <table:table-cell table:style-name="ce20" table:formula="of:=IF(AND([.$D$5]=1;[.C106]&lt;&gt;&quot;&quot;);[.D106]-[.G106])" office:value-type="float" office:value="0" calcext:value-type="float">
            <text:p>0</text:p>
          </table:table-cell>
          <table:table-cell table:number-columns-repeated="1016"/>
        </table:table-row>
        <table:table-row table:style-name="ro2">
          <table:table-cell table:number-columns-repeated="4"/>
          <table:table-cell table:style-name="ce20" table:formula="of:=IF(AND([.$D$3]=1;[.C107]&lt;&gt;&quot;&quot;);[.$F$3]*[.C107]+[.$F$4])" office:value-type="float" office:value="0" calcext:value-type="float">
            <text:p>0</text:p>
          </table:table-cell>
          <table:table-cell table:style-name="ce20" table:formula="of:=IF(AND([.$D$3]=1;[.C107]&lt;&gt;&quot;&quot;);[.D107]-[.E107])" office:value-type="float" office:value="0" calcext:value-type="float">
            <text:p>0</text:p>
          </table:table-cell>
          <table:table-cell table:style-name="ce20" table:formula="of:=IF([.$D$5]=1;[.$I$3]*([.C107]-[.$I$4])^2+[.$I$5];&quot;&quot;)">
            <text:p/>
          </table:table-cell>
          <table:table-cell table:style-name="ce20" table:formula="of:=IF(AND([.$D$5]=1;[.C107]&lt;&gt;&quot;&quot;);[.D107]-[.G107])" office:value-type="float" office:value="0" calcext:value-type="float">
            <text:p>0</text:p>
          </table:table-cell>
          <table:table-cell table:number-columns-repeated="1016"/>
        </table:table-row>
        <table:table-row table:style-name="ro2">
          <table:table-cell table:number-columns-repeated="4"/>
          <table:table-cell table:style-name="ce20" table:formula="of:=IF(AND([.$D$3]=1;[.C108]&lt;&gt;&quot;&quot;);[.$F$3]*[.C108]+[.$F$4])" office:value-type="float" office:value="0" calcext:value-type="float">
            <text:p>0</text:p>
          </table:table-cell>
          <table:table-cell table:style-name="ce20" table:formula="of:=IF(AND([.$D$3]=1;[.C108]&lt;&gt;&quot;&quot;);[.D108]-[.E108])" office:value-type="float" office:value="0" calcext:value-type="float">
            <text:p>0</text:p>
          </table:table-cell>
          <table:table-cell table:style-name="ce20" table:formula="of:=IF([.$D$5]=1;[.$I$3]*([.C108]-[.$I$4])^2+[.$I$5];&quot;&quot;)">
            <text:p/>
          </table:table-cell>
          <table:table-cell table:style-name="ce20" table:formula="of:=IF(AND([.$D$5]=1;[.C108]&lt;&gt;&quot;&quot;);[.D108]-[.G108])" office:value-type="float" office:value="0" calcext:value-type="float">
            <text:p>0</text:p>
          </table:table-cell>
          <table:table-cell table:number-columns-repeated="1016"/>
        </table:table-row>
        <table:table-row table:style-name="ro2">
          <table:table-cell table:number-columns-repeated="4"/>
          <table:table-cell table:style-name="ce20" table:formula="of:=IF(AND([.$D$3]=1;[.C109]&lt;&gt;&quot;&quot;);[.$F$3]*[.C109]+[.$F$4])" office:value-type="float" office:value="0" calcext:value-type="float">
            <text:p>0</text:p>
          </table:table-cell>
          <table:table-cell table:style-name="ce20" table:formula="of:=IF(AND([.$D$3]=1;[.C109]&lt;&gt;&quot;&quot;);[.D109]-[.E109])" office:value-type="float" office:value="0" calcext:value-type="float">
            <text:p>0</text:p>
          </table:table-cell>
          <table:table-cell table:style-name="ce20" table:formula="of:=IF([.$D$5]=1;[.$I$3]*([.C109]-[.$I$4])^2+[.$I$5];&quot;&quot;)">
            <text:p/>
          </table:table-cell>
          <table:table-cell table:style-name="ce20" table:formula="of:=IF(AND([.$D$5]=1;[.C109]&lt;&gt;&quot;&quot;);[.D109]-[.G109])" office:value-type="float" office:value="0" calcext:value-type="float">
            <text:p>0</text:p>
          </table:table-cell>
          <table:table-cell table:number-columns-repeated="1016"/>
        </table:table-row>
        <table:table-row table:style-name="ro2">
          <table:table-cell table:number-columns-repeated="4"/>
          <table:table-cell table:style-name="ce20" table:formula="of:=IF(AND([.$D$3]=1;[.C110]&lt;&gt;&quot;&quot;);[.$F$3]*[.C110]+[.$F$4])" office:value-type="float" office:value="0" calcext:value-type="float">
            <text:p>0</text:p>
          </table:table-cell>
          <table:table-cell table:style-name="ce20" table:formula="of:=IF(AND([.$D$3]=1;[.C110]&lt;&gt;&quot;&quot;);[.D110]-[.E110])" office:value-type="float" office:value="0" calcext:value-type="float">
            <text:p>0</text:p>
          </table:table-cell>
          <table:table-cell table:style-name="ce20" table:formula="of:=IF([.$D$5]=1;[.$I$3]*([.C110]-[.$I$4])^2+[.$I$5];&quot;&quot;)">
            <text:p/>
          </table:table-cell>
          <table:table-cell table:style-name="ce20" table:formula="of:=IF(AND([.$D$5]=1;[.C110]&lt;&gt;&quot;&quot;);[.D110]-[.G110])" office:value-type="float" office:value="0" calcext:value-type="float">
            <text:p>0</text:p>
          </table:table-cell>
          <table:table-cell table:number-columns-repeated="1016"/>
        </table:table-row>
        <table:table-row table:style-name="ro2">
          <table:table-cell table:number-columns-repeated="4"/>
          <table:table-cell table:style-name="ce20" table:formula="of:=IF(AND([.$D$3]=1;[.C111]&lt;&gt;&quot;&quot;);[.$F$3]*[.C111]+[.$F$4])" office:value-type="float" office:value="0" calcext:value-type="float">
            <text:p>0</text:p>
          </table:table-cell>
          <table:table-cell table:style-name="ce20" table:formula="of:=IF(AND([.$D$3]=1;[.C111]&lt;&gt;&quot;&quot;);[.D111]-[.E111])" office:value-type="float" office:value="0" calcext:value-type="float">
            <text:p>0</text:p>
          </table:table-cell>
          <table:table-cell table:style-name="ce20" table:formula="of:=IF([.$D$5]=1;[.$I$3]*([.C111]-[.$I$4])^2+[.$I$5];&quot;&quot;)">
            <text:p/>
          </table:table-cell>
          <table:table-cell table:style-name="ce20" table:formula="of:=IF(AND([.$D$5]=1;[.C111]&lt;&gt;&quot;&quot;);[.D111]-[.G111])" office:value-type="float" office:value="0" calcext:value-type="float">
            <text:p>0</text:p>
          </table:table-cell>
          <table:table-cell table:number-columns-repeated="1016"/>
        </table:table-row>
        <table:table-row table:style-name="ro2">
          <table:table-cell table:number-columns-repeated="4"/>
          <table:table-cell table:style-name="ce20" table:formula="of:=IF(AND([.$D$3]=1;[.C112]&lt;&gt;&quot;&quot;);[.$F$3]*[.C112]+[.$F$4])" office:value-type="float" office:value="0" calcext:value-type="float">
            <text:p>0</text:p>
          </table:table-cell>
          <table:table-cell table:style-name="ce20" table:formula="of:=IF(AND([.$D$3]=1;[.C112]&lt;&gt;&quot;&quot;);[.D112]-[.E112])" office:value-type="float" office:value="0" calcext:value-type="float">
            <text:p>0</text:p>
          </table:table-cell>
          <table:table-cell table:style-name="ce20" table:formula="of:=IF([.$D$5]=1;[.$I$3]*([.C112]-[.$I$4])^2+[.$I$5];&quot;&quot;)">
            <text:p/>
          </table:table-cell>
          <table:table-cell table:style-name="ce20" table:formula="of:=IF(AND([.$D$5]=1;[.C112]&lt;&gt;&quot;&quot;);[.D112]-[.G112])" office:value-type="float" office:value="0" calcext:value-type="float">
            <text:p>0</text:p>
          </table:table-cell>
          <table:table-cell table:number-columns-repeated="1016"/>
        </table:table-row>
        <table:table-row table:style-name="ro2">
          <table:table-cell table:number-columns-repeated="4"/>
          <table:table-cell table:style-name="ce20" table:formula="of:=IF(AND([.$D$3]=1;[.C113]&lt;&gt;&quot;&quot;);[.$F$3]*[.C113]+[.$F$4])" office:value-type="float" office:value="0" calcext:value-type="float">
            <text:p>0</text:p>
          </table:table-cell>
          <table:table-cell table:style-name="ce20" table:formula="of:=IF(AND([.$D$3]=1;[.C113]&lt;&gt;&quot;&quot;);[.D113]-[.E113])" office:value-type="float" office:value="0" calcext:value-type="float">
            <text:p>0</text:p>
          </table:table-cell>
          <table:table-cell table:style-name="ce20" table:formula="of:=IF([.$D$5]=1;[.$I$3]*([.C113]-[.$I$4])^2+[.$I$5];&quot;&quot;)">
            <text:p/>
          </table:table-cell>
          <table:table-cell table:style-name="ce20" table:formula="of:=IF(AND([.$D$5]=1;[.C113]&lt;&gt;&quot;&quot;);[.D113]-[.G113])" office:value-type="float" office:value="0" calcext:value-type="float">
            <text:p>0</text:p>
          </table:table-cell>
          <table:table-cell table:number-columns-repeated="1016"/>
        </table:table-row>
        <table:table-row table:style-name="ro2">
          <table:table-cell table:number-columns-repeated="4"/>
          <table:table-cell table:style-name="ce20" table:formula="of:=IF(AND([.$D$3]=1;[.C114]&lt;&gt;&quot;&quot;);[.$F$3]*[.C114]+[.$F$4])" office:value-type="float" office:value="0" calcext:value-type="float">
            <text:p>0</text:p>
          </table:table-cell>
          <table:table-cell table:style-name="ce20" table:formula="of:=IF(AND([.$D$3]=1;[.C114]&lt;&gt;&quot;&quot;);[.D114]-[.E114])" office:value-type="float" office:value="0" calcext:value-type="float">
            <text:p>0</text:p>
          </table:table-cell>
          <table:table-cell table:style-name="ce20" table:formula="of:=IF([.$D$5]=1;[.$I$3]*([.C114]-[.$I$4])^2+[.$I$5];&quot;&quot;)">
            <text:p/>
          </table:table-cell>
          <table:table-cell table:style-name="ce20" table:formula="of:=IF(AND([.$D$5]=1;[.C114]&lt;&gt;&quot;&quot;);[.D114]-[.G114])" office:value-type="float" office:value="0" calcext:value-type="float">
            <text:p>0</text:p>
          </table:table-cell>
          <table:table-cell table:number-columns-repeated="1016"/>
        </table:table-row>
        <table:table-row table:style-name="ro2">
          <table:table-cell table:number-columns-repeated="4"/>
          <table:table-cell table:style-name="ce20" table:formula="of:=IF(AND([.$D$3]=1;[.C115]&lt;&gt;&quot;&quot;);[.$F$3]*[.C115]+[.$F$4])" office:value-type="float" office:value="0" calcext:value-type="float">
            <text:p>0</text:p>
          </table:table-cell>
          <table:table-cell table:style-name="ce20" table:formula="of:=IF(AND([.$D$3]=1;[.C115]&lt;&gt;&quot;&quot;);[.D115]-[.E115])" office:value-type="float" office:value="0" calcext:value-type="float">
            <text:p>0</text:p>
          </table:table-cell>
          <table:table-cell table:style-name="ce20" table:formula="of:=IF([.$D$5]=1;[.$I$3]*([.C115]-[.$I$4])^2+[.$I$5];&quot;&quot;)">
            <text:p/>
          </table:table-cell>
          <table:table-cell table:style-name="ce20" table:formula="of:=IF(AND([.$D$5]=1;[.C115]&lt;&gt;&quot;&quot;);[.D115]-[.G115])" office:value-type="float" office:value="0" calcext:value-type="float">
            <text:p>0</text:p>
          </table:table-cell>
          <table:table-cell table:number-columns-repeated="1016"/>
        </table:table-row>
        <table:table-row table:style-name="ro2">
          <table:table-cell table:number-columns-repeated="4"/>
          <table:table-cell table:style-name="ce20" table:formula="of:=IF(AND([.$D$3]=1;[.C116]&lt;&gt;&quot;&quot;);[.$F$3]*[.C116]+[.$F$4])" office:value-type="float" office:value="0" calcext:value-type="float">
            <text:p>0</text:p>
          </table:table-cell>
          <table:table-cell table:style-name="ce20" table:formula="of:=IF(AND([.$D$3]=1;[.C116]&lt;&gt;&quot;&quot;);[.D116]-[.E116])" office:value-type="float" office:value="0" calcext:value-type="float">
            <text:p>0</text:p>
          </table:table-cell>
          <table:table-cell table:style-name="ce20" table:formula="of:=IF([.$D$5]=1;[.$I$3]*([.C116]-[.$I$4])^2+[.$I$5];&quot;&quot;)">
            <text:p/>
          </table:table-cell>
          <table:table-cell table:style-name="ce20" table:formula="of:=IF(AND([.$D$5]=1;[.C116]&lt;&gt;&quot;&quot;);[.D116]-[.G116])" office:value-type="float" office:value="0" calcext:value-type="float">
            <text:p>0</text:p>
          </table:table-cell>
          <table:table-cell table:number-columns-repeated="1016"/>
        </table:table-row>
        <table:table-row table:style-name="ro2">
          <table:table-cell table:number-columns-repeated="4"/>
          <table:table-cell table:style-name="ce20" table:formula="of:=IF(AND([.$D$3]=1;[.C117]&lt;&gt;&quot;&quot;);[.$F$3]*[.C117]+[.$F$4])" office:value-type="float" office:value="0" calcext:value-type="float">
            <text:p>0</text:p>
          </table:table-cell>
          <table:table-cell table:style-name="ce20" table:formula="of:=IF(AND([.$D$3]=1;[.C117]&lt;&gt;&quot;&quot;);[.D117]-[.E117])" office:value-type="float" office:value="0" calcext:value-type="float">
            <text:p>0</text:p>
          </table:table-cell>
          <table:table-cell table:style-name="ce20" table:formula="of:=IF([.$D$5]=1;[.$I$3]*([.C117]-[.$I$4])^2+[.$I$5];&quot;&quot;)">
            <text:p/>
          </table:table-cell>
          <table:table-cell table:style-name="ce20" table:formula="of:=IF(AND([.$D$5]=1;[.C117]&lt;&gt;&quot;&quot;);[.D117]-[.G117])" office:value-type="float" office:value="0" calcext:value-type="float">
            <text:p>0</text:p>
          </table:table-cell>
          <table:table-cell table:number-columns-repeated="1016"/>
        </table:table-row>
        <table:table-row table:style-name="ro2">
          <table:table-cell table:number-columns-repeated="4"/>
          <table:table-cell table:style-name="ce20" table:formula="of:=IF(AND([.$D$3]=1;[.C118]&lt;&gt;&quot;&quot;);[.$F$3]*[.C118]+[.$F$4])" office:value-type="float" office:value="0" calcext:value-type="float">
            <text:p>0</text:p>
          </table:table-cell>
          <table:table-cell table:style-name="ce20" table:formula="of:=IF(AND([.$D$3]=1;[.C118]&lt;&gt;&quot;&quot;);[.D118]-[.E118])" office:value-type="float" office:value="0" calcext:value-type="float">
            <text:p>0</text:p>
          </table:table-cell>
          <table:table-cell table:style-name="ce20" table:formula="of:=IF([.$D$5]=1;[.$I$3]*([.C118]-[.$I$4])^2+[.$I$5];&quot;&quot;)">
            <text:p/>
          </table:table-cell>
          <table:table-cell table:style-name="ce20" table:formula="of:=IF(AND([.$D$5]=1;[.C118]&lt;&gt;&quot;&quot;);[.D118]-[.G118])" office:value-type="float" office:value="0" calcext:value-type="float">
            <text:p>0</text:p>
          </table:table-cell>
          <table:table-cell table:number-columns-repeated="1016"/>
        </table:table-row>
        <table:table-row table:style-name="ro2">
          <table:table-cell table:number-columns-repeated="4"/>
          <table:table-cell table:style-name="ce20" table:formula="of:=IF(AND([.$D$3]=1;[.C119]&lt;&gt;&quot;&quot;);[.$F$3]*[.C119]+[.$F$4])" office:value-type="float" office:value="0" calcext:value-type="float">
            <text:p>0</text:p>
          </table:table-cell>
          <table:table-cell table:style-name="ce20" table:formula="of:=IF(AND([.$D$3]=1;[.C119]&lt;&gt;&quot;&quot;);[.D119]-[.E119])" office:value-type="float" office:value="0" calcext:value-type="float">
            <text:p>0</text:p>
          </table:table-cell>
          <table:table-cell table:style-name="ce20" table:formula="of:=IF([.$D$5]=1;[.$I$3]*([.C119]-[.$I$4])^2+[.$I$5];&quot;&quot;)">
            <text:p/>
          </table:table-cell>
          <table:table-cell table:style-name="ce20" table:formula="of:=IF(AND([.$D$5]=1;[.C119]&lt;&gt;&quot;&quot;);[.D119]-[.G119])" office:value-type="float" office:value="0" calcext:value-type="float">
            <text:p>0</text:p>
          </table:table-cell>
          <table:table-cell table:number-columns-repeated="1016"/>
        </table:table-row>
        <table:table-row table:style-name="ro2">
          <table:table-cell table:number-columns-repeated="4"/>
          <table:table-cell table:style-name="ce20" table:formula="of:=IF(AND([.$D$3]=1;[.C120]&lt;&gt;&quot;&quot;);[.$F$3]*[.C120]+[.$F$4])" office:value-type="float" office:value="0" calcext:value-type="float">
            <text:p>0</text:p>
          </table:table-cell>
          <table:table-cell table:style-name="ce20" table:formula="of:=IF(AND([.$D$3]=1;[.C120]&lt;&gt;&quot;&quot;);[.D120]-[.E120])" office:value-type="float" office:value="0" calcext:value-type="float">
            <text:p>0</text:p>
          </table:table-cell>
          <table:table-cell table:style-name="ce20" table:formula="of:=IF([.$D$5]=1;[.$I$3]*([.C120]-[.$I$4])^2+[.$I$5];&quot;&quot;)">
            <text:p/>
          </table:table-cell>
          <table:table-cell table:style-name="ce20" table:formula="of:=IF(AND([.$D$5]=1;[.C120]&lt;&gt;&quot;&quot;);[.D120]-[.G120])" office:value-type="float" office:value="0" calcext:value-type="float">
            <text:p>0</text:p>
          </table:table-cell>
          <table:table-cell table:number-columns-repeated="1016"/>
        </table:table-row>
        <table:table-row table:style-name="ro2">
          <table:table-cell table:number-columns-repeated="4"/>
          <table:table-cell table:style-name="ce20" table:formula="of:=IF(AND([.$D$3]=1;[.C121]&lt;&gt;&quot;&quot;);[.$F$3]*[.C121]+[.$F$4])" office:value-type="float" office:value="0" calcext:value-type="float">
            <text:p>0</text:p>
          </table:table-cell>
          <table:table-cell table:style-name="ce20" table:formula="of:=IF(AND([.$D$3]=1;[.C121]&lt;&gt;&quot;&quot;);[.D121]-[.E121])" office:value-type="float" office:value="0" calcext:value-type="float">
            <text:p>0</text:p>
          </table:table-cell>
          <table:table-cell table:style-name="ce20" table:formula="of:=IF([.$D$5]=1;[.$I$3]*([.C121]-[.$I$4])^2+[.$I$5];&quot;&quot;)">
            <text:p/>
          </table:table-cell>
          <table:table-cell table:style-name="ce20" table:formula="of:=IF(AND([.$D$5]=1;[.C121]&lt;&gt;&quot;&quot;);[.D121]-[.G121])" office:value-type="float" office:value="0" calcext:value-type="float">
            <text:p>0</text:p>
          </table:table-cell>
          <table:table-cell table:number-columns-repeated="1016"/>
        </table:table-row>
        <table:table-row table:style-name="ro2">
          <table:table-cell table:number-columns-repeated="4"/>
          <table:table-cell table:style-name="ce20" table:formula="of:=IF(AND([.$D$3]=1;[.C122]&lt;&gt;&quot;&quot;);[.$F$3]*[.C122]+[.$F$4])" office:value-type="float" office:value="0" calcext:value-type="float">
            <text:p>0</text:p>
          </table:table-cell>
          <table:table-cell table:style-name="ce20" table:formula="of:=IF(AND([.$D$3]=1;[.C122]&lt;&gt;&quot;&quot;);[.D122]-[.E122])" office:value-type="float" office:value="0" calcext:value-type="float">
            <text:p>0</text:p>
          </table:table-cell>
          <table:table-cell table:style-name="ce20" table:formula="of:=IF([.$D$5]=1;[.$I$3]*([.C122]-[.$I$4])^2+[.$I$5];&quot;&quot;)">
            <text:p/>
          </table:table-cell>
          <table:table-cell table:style-name="ce20" table:formula="of:=IF(AND([.$D$5]=1;[.C122]&lt;&gt;&quot;&quot;);[.D122]-[.G122])" office:value-type="float" office:value="0" calcext:value-type="float">
            <text:p>0</text:p>
          </table:table-cell>
          <table:table-cell table:number-columns-repeated="1016"/>
        </table:table-row>
        <table:table-row table:style-name="ro2">
          <table:table-cell table:number-columns-repeated="4"/>
          <table:table-cell table:style-name="ce20" table:formula="of:=IF(AND([.$D$3]=1;[.C123]&lt;&gt;&quot;&quot;);[.$F$3]*[.C123]+[.$F$4])" office:value-type="float" office:value="0" calcext:value-type="float">
            <text:p>0</text:p>
          </table:table-cell>
          <table:table-cell table:style-name="ce20" table:formula="of:=IF(AND([.$D$3]=1;[.C123]&lt;&gt;&quot;&quot;);[.D123]-[.E123])" office:value-type="float" office:value="0" calcext:value-type="float">
            <text:p>0</text:p>
          </table:table-cell>
          <table:table-cell table:style-name="ce20" table:formula="of:=IF([.$D$5]=1;[.$I$3]*([.C123]-[.$I$4])^2+[.$I$5];&quot;&quot;)">
            <text:p/>
          </table:table-cell>
          <table:table-cell table:style-name="ce20" table:formula="of:=IF(AND([.$D$5]=1;[.C123]&lt;&gt;&quot;&quot;);[.D123]-[.G123])" office:value-type="float" office:value="0" calcext:value-type="float">
            <text:p>0</text:p>
          </table:table-cell>
          <table:table-cell table:number-columns-repeated="1016"/>
        </table:table-row>
        <table:table-row table:style-name="ro2">
          <table:table-cell table:number-columns-repeated="4"/>
          <table:table-cell table:style-name="ce20" table:formula="of:=IF(AND([.$D$3]=1;[.C124]&lt;&gt;&quot;&quot;);[.$F$3]*[.C124]+[.$F$4])" office:value-type="float" office:value="0" calcext:value-type="float">
            <text:p>0</text:p>
          </table:table-cell>
          <table:table-cell table:style-name="ce20" table:formula="of:=IF(AND([.$D$3]=1;[.C124]&lt;&gt;&quot;&quot;);[.D124]-[.E124])" office:value-type="float" office:value="0" calcext:value-type="float">
            <text:p>0</text:p>
          </table:table-cell>
          <table:table-cell table:style-name="ce20" table:formula="of:=IF([.$D$5]=1;[.$I$3]*([.C124]-[.$I$4])^2+[.$I$5];&quot;&quot;)">
            <text:p/>
          </table:table-cell>
          <table:table-cell table:style-name="ce20" table:formula="of:=IF(AND([.$D$5]=1;[.C124]&lt;&gt;&quot;&quot;);[.D124]-[.G124])" office:value-type="float" office:value="0" calcext:value-type="float">
            <text:p>0</text:p>
          </table:table-cell>
          <table:table-cell table:number-columns-repeated="1016"/>
        </table:table-row>
        <table:table-row table:style-name="ro2">
          <table:table-cell table:number-columns-repeated="4"/>
          <table:table-cell table:style-name="ce20" table:formula="of:=IF(AND([.$D$3]=1;[.C125]&lt;&gt;&quot;&quot;);[.$F$3]*[.C125]+[.$F$4])" office:value-type="float" office:value="0" calcext:value-type="float">
            <text:p>0</text:p>
          </table:table-cell>
          <table:table-cell table:style-name="ce20" table:formula="of:=IF(AND([.$D$3]=1;[.C125]&lt;&gt;&quot;&quot;);[.D125]-[.E125])" office:value-type="float" office:value="0" calcext:value-type="float">
            <text:p>0</text:p>
          </table:table-cell>
          <table:table-cell table:style-name="ce20" table:formula="of:=IF([.$D$5]=1;[.$I$3]*([.C125]-[.$I$4])^2+[.$I$5];&quot;&quot;)">
            <text:p/>
          </table:table-cell>
          <table:table-cell table:style-name="ce20" table:formula="of:=IF(AND([.$D$5]=1;[.C125]&lt;&gt;&quot;&quot;);[.D125]-[.G125])" office:value-type="float" office:value="0" calcext:value-type="float">
            <text:p>0</text:p>
          </table:table-cell>
          <table:table-cell table:number-columns-repeated="1016"/>
        </table:table-row>
        <table:table-row table:style-name="ro2">
          <table:table-cell table:number-columns-repeated="4"/>
          <table:table-cell table:style-name="ce20" table:formula="of:=IF(AND([.$D$3]=1;[.C126]&lt;&gt;&quot;&quot;);[.$F$3]*[.C126]+[.$F$4])" office:value-type="float" office:value="0" calcext:value-type="float">
            <text:p>0</text:p>
          </table:table-cell>
          <table:table-cell table:style-name="ce20" table:formula="of:=IF(AND([.$D$3]=1;[.C126]&lt;&gt;&quot;&quot;);[.D126]-[.E126])" office:value-type="float" office:value="0" calcext:value-type="float">
            <text:p>0</text:p>
          </table:table-cell>
          <table:table-cell table:style-name="ce20" table:formula="of:=IF([.$D$5]=1;[.$I$3]*([.C126]-[.$I$4])^2+[.$I$5];&quot;&quot;)">
            <text:p/>
          </table:table-cell>
          <table:table-cell table:style-name="ce20" table:formula="of:=IF(AND([.$D$5]=1;[.C126]&lt;&gt;&quot;&quot;);[.D126]-[.G126])" office:value-type="float" office:value="0" calcext:value-type="float">
            <text:p>0</text:p>
          </table:table-cell>
          <table:table-cell table:number-columns-repeated="1016"/>
        </table:table-row>
        <table:table-row table:style-name="ro2">
          <table:table-cell table:number-columns-repeated="4"/>
          <table:table-cell table:style-name="ce20" table:formula="of:=IF(AND([.$D$3]=1;[.C127]&lt;&gt;&quot;&quot;);[.$F$3]*[.C127]+[.$F$4])" office:value-type="float" office:value="0" calcext:value-type="float">
            <text:p>0</text:p>
          </table:table-cell>
          <table:table-cell table:style-name="ce20" table:formula="of:=IF(AND([.$D$3]=1;[.C127]&lt;&gt;&quot;&quot;);[.D127]-[.E127])" office:value-type="float" office:value="0" calcext:value-type="float">
            <text:p>0</text:p>
          </table:table-cell>
          <table:table-cell table:style-name="ce20" table:formula="of:=IF([.$D$5]=1;[.$I$3]*([.C127]-[.$I$4])^2+[.$I$5];&quot;&quot;)">
            <text:p/>
          </table:table-cell>
          <table:table-cell table:style-name="ce20" table:formula="of:=IF(AND([.$D$5]=1;[.C127]&lt;&gt;&quot;&quot;);[.D127]-[.G127])" office:value-type="float" office:value="0" calcext:value-type="float">
            <text:p>0</text:p>
          </table:table-cell>
          <table:table-cell table:number-columns-repeated="1016"/>
        </table:table-row>
        <table:table-row table:style-name="ro2">
          <table:table-cell table:number-columns-repeated="4"/>
          <table:table-cell table:style-name="ce20" table:formula="of:=IF(AND([.$D$3]=1;[.C128]&lt;&gt;&quot;&quot;);[.$F$3]*[.C128]+[.$F$4])" office:value-type="float" office:value="0" calcext:value-type="float">
            <text:p>0</text:p>
          </table:table-cell>
          <table:table-cell table:style-name="ce20" table:formula="of:=IF(AND([.$D$3]=1;[.C128]&lt;&gt;&quot;&quot;);[.D128]-[.E128])" office:value-type="float" office:value="0" calcext:value-type="float">
            <text:p>0</text:p>
          </table:table-cell>
          <table:table-cell table:style-name="ce20" table:formula="of:=IF([.$D$5]=1;[.$I$3]*([.C128]-[.$I$4])^2+[.$I$5];&quot;&quot;)">
            <text:p/>
          </table:table-cell>
          <table:table-cell table:style-name="ce20" table:formula="of:=IF(AND([.$D$5]=1;[.C128]&lt;&gt;&quot;&quot;);[.D128]-[.G128])" office:value-type="float" office:value="0" calcext:value-type="float">
            <text:p>0</text:p>
          </table:table-cell>
          <table:table-cell table:number-columns-repeated="1016"/>
        </table:table-row>
        <table:table-row table:style-name="ro2">
          <table:table-cell table:number-columns-repeated="4"/>
          <table:table-cell table:style-name="ce20" table:formula="of:=IF(AND([.$D$3]=1;[.C129]&lt;&gt;&quot;&quot;);[.$F$3]*[.C129]+[.$F$4])" office:value-type="float" office:value="0" calcext:value-type="float">
            <text:p>0</text:p>
          </table:table-cell>
          <table:table-cell table:style-name="ce20" table:formula="of:=IF(AND([.$D$3]=1;[.C129]&lt;&gt;&quot;&quot;);[.D129]-[.E129])" office:value-type="float" office:value="0" calcext:value-type="float">
            <text:p>0</text:p>
          </table:table-cell>
          <table:table-cell table:style-name="ce20" table:formula="of:=IF([.$D$5]=1;[.$I$3]*([.C129]-[.$I$4])^2+[.$I$5];&quot;&quot;)">
            <text:p/>
          </table:table-cell>
          <table:table-cell table:style-name="ce20" table:formula="of:=IF(AND([.$D$5]=1;[.C129]&lt;&gt;&quot;&quot;);[.D129]-[.G129])" office:value-type="float" office:value="0" calcext:value-type="float">
            <text:p>0</text:p>
          </table:table-cell>
          <table:table-cell table:number-columns-repeated="1016"/>
        </table:table-row>
        <table:table-row table:style-name="ro2">
          <table:table-cell table:number-columns-repeated="4"/>
          <table:table-cell table:style-name="ce20" table:formula="of:=IF(AND([.$D$3]=1;[.C130]&lt;&gt;&quot;&quot;);[.$F$3]*[.C130]+[.$F$4])" office:value-type="float" office:value="0" calcext:value-type="float">
            <text:p>0</text:p>
          </table:table-cell>
          <table:table-cell table:style-name="ce20" table:formula="of:=IF(AND([.$D$3]=1;[.C130]&lt;&gt;&quot;&quot;);[.D130]-[.E130])" office:value-type="float" office:value="0" calcext:value-type="float">
            <text:p>0</text:p>
          </table:table-cell>
          <table:table-cell table:style-name="ce20" table:formula="of:=IF([.$D$5]=1;[.$I$3]*([.C130]-[.$I$4])^2+[.$I$5];&quot;&quot;)">
            <text:p/>
          </table:table-cell>
          <table:table-cell table:style-name="ce20" table:formula="of:=IF(AND([.$D$5]=1;[.C130]&lt;&gt;&quot;&quot;);[.D130]-[.G130])" office:value-type="float" office:value="0" calcext:value-type="float">
            <text:p>0</text:p>
          </table:table-cell>
          <table:table-cell table:number-columns-repeated="1016"/>
        </table:table-row>
        <table:table-row table:style-name="ro2">
          <table:table-cell table:number-columns-repeated="4"/>
          <table:table-cell table:style-name="ce20" table:formula="of:=IF(AND([.$D$3]=1;[.C131]&lt;&gt;&quot;&quot;);[.$F$3]*[.C131]+[.$F$4])" office:value-type="float" office:value="0" calcext:value-type="float">
            <text:p>0</text:p>
          </table:table-cell>
          <table:table-cell table:style-name="ce20" table:formula="of:=IF(AND([.$D$3]=1;[.C131]&lt;&gt;&quot;&quot;);[.D131]-[.E131])" office:value-type="float" office:value="0" calcext:value-type="float">
            <text:p>0</text:p>
          </table:table-cell>
          <table:table-cell table:style-name="ce20" table:formula="of:=IF([.$D$5]=1;[.$I$3]*([.C131]-[.$I$4])^2+[.$I$5];&quot;&quot;)">
            <text:p/>
          </table:table-cell>
          <table:table-cell table:style-name="ce20" table:formula="of:=IF(AND([.$D$5]=1;[.C131]&lt;&gt;&quot;&quot;);[.D131]-[.G131])" office:value-type="float" office:value="0" calcext:value-type="float">
            <text:p>0</text:p>
          </table:table-cell>
          <table:table-cell table:number-columns-repeated="1016"/>
        </table:table-row>
        <table:table-row table:style-name="ro2">
          <table:table-cell table:number-columns-repeated="4"/>
          <table:table-cell table:style-name="ce20" table:formula="of:=IF(AND([.$D$3]=1;[.C132]&lt;&gt;&quot;&quot;);[.$F$3]*[.C132]+[.$F$4])" office:value-type="float" office:value="0" calcext:value-type="float">
            <text:p>0</text:p>
          </table:table-cell>
          <table:table-cell table:style-name="ce20" table:formula="of:=IF(AND([.$D$3]=1;[.C132]&lt;&gt;&quot;&quot;);[.D132]-[.E132])" office:value-type="float" office:value="0" calcext:value-type="float">
            <text:p>0</text:p>
          </table:table-cell>
          <table:table-cell table:style-name="ce20" table:formula="of:=IF([.$D$5]=1;[.$I$3]*([.C132]-[.$I$4])^2+[.$I$5];&quot;&quot;)">
            <text:p/>
          </table:table-cell>
          <table:table-cell table:style-name="ce20" table:formula="of:=IF(AND([.$D$5]=1;[.C132]&lt;&gt;&quot;&quot;);[.D132]-[.G132])" office:value-type="float" office:value="0" calcext:value-type="float">
            <text:p>0</text:p>
          </table:table-cell>
          <table:table-cell table:number-columns-repeated="1016"/>
        </table:table-row>
        <table:table-row table:style-name="ro2">
          <table:table-cell table:number-columns-repeated="4"/>
          <table:table-cell table:style-name="ce20" table:formula="of:=IF(AND([.$D$3]=1;[.C133]&lt;&gt;&quot;&quot;);[.$F$3]*[.C133]+[.$F$4])" office:value-type="float" office:value="0" calcext:value-type="float">
            <text:p>0</text:p>
          </table:table-cell>
          <table:table-cell table:style-name="ce20" table:formula="of:=IF(AND([.$D$3]=1;[.C133]&lt;&gt;&quot;&quot;);[.D133]-[.E133])" office:value-type="float" office:value="0" calcext:value-type="float">
            <text:p>0</text:p>
          </table:table-cell>
          <table:table-cell table:style-name="ce20" table:formula="of:=IF([.$D$5]=1;[.$I$3]*([.C133]-[.$I$4])^2+[.$I$5];&quot;&quot;)">
            <text:p/>
          </table:table-cell>
          <table:table-cell table:style-name="ce20" table:formula="of:=IF(AND([.$D$5]=1;[.C133]&lt;&gt;&quot;&quot;);[.D133]-[.G133])" office:value-type="float" office:value="0" calcext:value-type="float">
            <text:p>0</text:p>
          </table:table-cell>
          <table:table-cell table:number-columns-repeated="1016"/>
        </table:table-row>
        <table:table-row table:style-name="ro2">
          <table:table-cell table:number-columns-repeated="4"/>
          <table:table-cell table:style-name="ce20" table:formula="of:=IF(AND([.$D$3]=1;[.C134]&lt;&gt;&quot;&quot;);[.$F$3]*[.C134]+[.$F$4])" office:value-type="float" office:value="0" calcext:value-type="float">
            <text:p>0</text:p>
          </table:table-cell>
          <table:table-cell table:style-name="ce20" table:formula="of:=IF(AND([.$D$3]=1;[.C134]&lt;&gt;&quot;&quot;);[.D134]-[.E134])" office:value-type="float" office:value="0" calcext:value-type="float">
            <text:p>0</text:p>
          </table:table-cell>
          <table:table-cell table:style-name="ce20" table:formula="of:=IF([.$D$5]=1;[.$I$3]*([.C134]-[.$I$4])^2+[.$I$5];&quot;&quot;)">
            <text:p/>
          </table:table-cell>
          <table:table-cell table:style-name="ce20" table:formula="of:=IF(AND([.$D$5]=1;[.C134]&lt;&gt;&quot;&quot;);[.D134]-[.G134])" office:value-type="float" office:value="0" calcext:value-type="float">
            <text:p>0</text:p>
          </table:table-cell>
          <table:table-cell table:number-columns-repeated="1016"/>
        </table:table-row>
        <table:table-row table:style-name="ro2">
          <table:table-cell table:number-columns-repeated="4"/>
          <table:table-cell table:style-name="ce20" table:formula="of:=IF(AND([.$D$3]=1;[.C135]&lt;&gt;&quot;&quot;);[.$F$3]*[.C135]+[.$F$4])" office:value-type="float" office:value="0" calcext:value-type="float">
            <text:p>0</text:p>
          </table:table-cell>
          <table:table-cell table:style-name="ce20" table:formula="of:=IF(AND([.$D$3]=1;[.C135]&lt;&gt;&quot;&quot;);[.D135]-[.E135])" office:value-type="float" office:value="0" calcext:value-type="float">
            <text:p>0</text:p>
          </table:table-cell>
          <table:table-cell table:style-name="ce20" table:formula="of:=IF([.$D$5]=1;[.$I$3]*([.C135]-[.$I$4])^2+[.$I$5];&quot;&quot;)">
            <text:p/>
          </table:table-cell>
          <table:table-cell table:style-name="ce20" table:formula="of:=IF(AND([.$D$5]=1;[.C135]&lt;&gt;&quot;&quot;);[.D135]-[.G135])" office:value-type="float" office:value="0" calcext:value-type="float">
            <text:p>0</text:p>
          </table:table-cell>
          <table:table-cell table:number-columns-repeated="1016"/>
        </table:table-row>
        <table:table-row table:style-name="ro2">
          <table:table-cell table:number-columns-repeated="4"/>
          <table:table-cell table:style-name="ce20" table:formula="of:=IF(AND([.$D$3]=1;[.C136]&lt;&gt;&quot;&quot;);[.$F$3]*[.C136]+[.$F$4])" office:value-type="float" office:value="0" calcext:value-type="float">
            <text:p>0</text:p>
          </table:table-cell>
          <table:table-cell table:style-name="ce20" table:formula="of:=IF(AND([.$D$3]=1;[.C136]&lt;&gt;&quot;&quot;);[.D136]-[.E136])" office:value-type="float" office:value="0" calcext:value-type="float">
            <text:p>0</text:p>
          </table:table-cell>
          <table:table-cell table:style-name="ce20" table:formula="of:=IF([.$D$5]=1;[.$I$3]*([.C136]-[.$I$4])^2+[.$I$5];&quot;&quot;)">
            <text:p/>
          </table:table-cell>
          <table:table-cell table:style-name="ce20" table:formula="of:=IF(AND([.$D$5]=1;[.C136]&lt;&gt;&quot;&quot;);[.D136]-[.G136])" office:value-type="float" office:value="0" calcext:value-type="float">
            <text:p>0</text:p>
          </table:table-cell>
          <table:table-cell table:number-columns-repeated="1016"/>
        </table:table-row>
        <table:table-row table:style-name="ro2">
          <table:table-cell table:number-columns-repeated="4"/>
          <table:table-cell table:style-name="ce20" table:formula="of:=IF(AND([.$D$3]=1;[.C137]&lt;&gt;&quot;&quot;);[.$F$3]*[.C137]+[.$F$4])" office:value-type="float" office:value="0" calcext:value-type="float">
            <text:p>0</text:p>
          </table:table-cell>
          <table:table-cell table:style-name="ce20" table:formula="of:=IF(AND([.$D$3]=1;[.C137]&lt;&gt;&quot;&quot;);[.D137]-[.E137])" office:value-type="float" office:value="0" calcext:value-type="float">
            <text:p>0</text:p>
          </table:table-cell>
          <table:table-cell table:style-name="ce20" table:formula="of:=IF([.$D$5]=1;[.$I$3]*([.C137]-[.$I$4])^2+[.$I$5];&quot;&quot;)">
            <text:p/>
          </table:table-cell>
          <table:table-cell table:style-name="ce20" table:formula="of:=IF(AND([.$D$5]=1;[.C137]&lt;&gt;&quot;&quot;);[.D137]-[.G137])" office:value-type="float" office:value="0" calcext:value-type="float">
            <text:p>0</text:p>
          </table:table-cell>
          <table:table-cell table:number-columns-repeated="1016"/>
        </table:table-row>
        <table:table-row table:style-name="ro2">
          <table:table-cell table:number-columns-repeated="4"/>
          <table:table-cell table:style-name="ce20" table:formula="of:=IF(AND([.$D$3]=1;[.C138]&lt;&gt;&quot;&quot;);[.$F$3]*[.C138]+[.$F$4])" office:value-type="float" office:value="0" calcext:value-type="float">
            <text:p>0</text:p>
          </table:table-cell>
          <table:table-cell table:style-name="ce20" table:formula="of:=IF(AND([.$D$3]=1;[.C138]&lt;&gt;&quot;&quot;);[.D138]-[.E138])" office:value-type="float" office:value="0" calcext:value-type="float">
            <text:p>0</text:p>
          </table:table-cell>
          <table:table-cell table:style-name="ce20" table:formula="of:=IF([.$D$5]=1;[.$I$3]*([.C138]-[.$I$4])^2+[.$I$5];&quot;&quot;)">
            <text:p/>
          </table:table-cell>
          <table:table-cell table:style-name="ce20" table:formula="of:=IF(AND([.$D$5]=1;[.C138]&lt;&gt;&quot;&quot;);[.D138]-[.G138])" office:value-type="float" office:value="0" calcext:value-type="float">
            <text:p>0</text:p>
          </table:table-cell>
          <table:table-cell table:number-columns-repeated="1016"/>
        </table:table-row>
        <table:table-row table:style-name="ro2">
          <table:table-cell table:number-columns-repeated="4"/>
          <table:table-cell table:style-name="ce20" table:formula="of:=IF(AND([.$D$3]=1;[.C139]&lt;&gt;&quot;&quot;);[.$F$3]*[.C139]+[.$F$4])" office:value-type="float" office:value="0" calcext:value-type="float">
            <text:p>0</text:p>
          </table:table-cell>
          <table:table-cell table:style-name="ce20" table:formula="of:=IF(AND([.$D$3]=1;[.C139]&lt;&gt;&quot;&quot;);[.D139]-[.E139])" office:value-type="float" office:value="0" calcext:value-type="float">
            <text:p>0</text:p>
          </table:table-cell>
          <table:table-cell table:style-name="ce20" table:formula="of:=IF([.$D$5]=1;[.$I$3]*([.C139]-[.$I$4])^2+[.$I$5];&quot;&quot;)">
            <text:p/>
          </table:table-cell>
          <table:table-cell table:style-name="ce20" table:formula="of:=IF(AND([.$D$5]=1;[.C139]&lt;&gt;&quot;&quot;);[.D139]-[.G139])" office:value-type="float" office:value="0" calcext:value-type="float">
            <text:p>0</text:p>
          </table:table-cell>
          <table:table-cell table:number-columns-repeated="1016"/>
        </table:table-row>
        <table:table-row table:style-name="ro2">
          <table:table-cell table:number-columns-repeated="4"/>
          <table:table-cell table:style-name="ce20" table:formula="of:=IF(AND([.$D$3]=1;[.C140]&lt;&gt;&quot;&quot;);[.$F$3]*[.C140]+[.$F$4])" office:value-type="float" office:value="0" calcext:value-type="float">
            <text:p>0</text:p>
          </table:table-cell>
          <table:table-cell table:style-name="ce20" table:formula="of:=IF(AND([.$D$3]=1;[.C140]&lt;&gt;&quot;&quot;);[.D140]-[.E140])" office:value-type="float" office:value="0" calcext:value-type="float">
            <text:p>0</text:p>
          </table:table-cell>
          <table:table-cell table:style-name="ce20" table:formula="of:=IF([.$D$5]=1;[.$I$3]*([.C140]-[.$I$4])^2+[.$I$5];&quot;&quot;)">
            <text:p/>
          </table:table-cell>
          <table:table-cell table:style-name="ce20" table:formula="of:=IF(AND([.$D$5]=1;[.C140]&lt;&gt;&quot;&quot;);[.D140]-[.G140])" office:value-type="float" office:value="0" calcext:value-type="float">
            <text:p>0</text:p>
          </table:table-cell>
          <table:table-cell table:number-columns-repeated="1016"/>
        </table:table-row>
        <table:table-row table:style-name="ro2">
          <table:table-cell table:number-columns-repeated="4"/>
          <table:table-cell table:style-name="ce20" table:formula="of:=IF(AND([.$D$3]=1;[.C141]&lt;&gt;&quot;&quot;);[.$F$3]*[.C141]+[.$F$4])" office:value-type="float" office:value="0" calcext:value-type="float">
            <text:p>0</text:p>
          </table:table-cell>
          <table:table-cell table:style-name="ce20" table:formula="of:=IF(AND([.$D$3]=1;[.C141]&lt;&gt;&quot;&quot;);[.D141]-[.E141])" office:value-type="float" office:value="0" calcext:value-type="float">
            <text:p>0</text:p>
          </table:table-cell>
          <table:table-cell table:style-name="ce20" table:formula="of:=IF([.$D$5]=1;[.$I$3]*([.C141]-[.$I$4])^2+[.$I$5];&quot;&quot;)">
            <text:p/>
          </table:table-cell>
          <table:table-cell table:style-name="ce20" table:formula="of:=IF(AND([.$D$5]=1;[.C141]&lt;&gt;&quot;&quot;);[.D141]-[.G141])" office:value-type="float" office:value="0" calcext:value-type="float">
            <text:p>0</text:p>
          </table:table-cell>
          <table:table-cell table:number-columns-repeated="1016"/>
        </table:table-row>
        <table:table-row table:style-name="ro2">
          <table:table-cell table:number-columns-repeated="4"/>
          <table:table-cell table:style-name="ce20" table:formula="of:=IF(AND([.$D$3]=1;[.C142]&lt;&gt;&quot;&quot;);[.$F$3]*[.C142]+[.$F$4])" office:value-type="float" office:value="0" calcext:value-type="float">
            <text:p>0</text:p>
          </table:table-cell>
          <table:table-cell table:style-name="ce20" table:formula="of:=IF(AND([.$D$3]=1;[.C142]&lt;&gt;&quot;&quot;);[.D142]-[.E142])" office:value-type="float" office:value="0" calcext:value-type="float">
            <text:p>0</text:p>
          </table:table-cell>
          <table:table-cell table:style-name="ce20" table:formula="of:=IF([.$D$5]=1;[.$I$3]*([.C142]-[.$I$4])^2+[.$I$5];&quot;&quot;)">
            <text:p/>
          </table:table-cell>
          <table:table-cell table:style-name="ce20" table:formula="of:=IF(AND([.$D$5]=1;[.C142]&lt;&gt;&quot;&quot;);[.D142]-[.G142])" office:value-type="float" office:value="0" calcext:value-type="float">
            <text:p>0</text:p>
          </table:table-cell>
          <table:table-cell table:number-columns-repeated="1016"/>
        </table:table-row>
        <table:table-row table:style-name="ro2">
          <table:table-cell table:number-columns-repeated="4"/>
          <table:table-cell table:style-name="ce20" table:formula="of:=IF(AND([.$D$3]=1;[.C143]&lt;&gt;&quot;&quot;);[.$F$3]*[.C143]+[.$F$4])" office:value-type="float" office:value="0" calcext:value-type="float">
            <text:p>0</text:p>
          </table:table-cell>
          <table:table-cell table:style-name="ce20" table:formula="of:=IF(AND([.$D$3]=1;[.C143]&lt;&gt;&quot;&quot;);[.D143]-[.E143])" office:value-type="float" office:value="0" calcext:value-type="float">
            <text:p>0</text:p>
          </table:table-cell>
          <table:table-cell table:style-name="ce20" table:formula="of:=IF([.$D$5]=1;[.$I$3]*([.C143]-[.$I$4])^2+[.$I$5];&quot;&quot;)">
            <text:p/>
          </table:table-cell>
          <table:table-cell table:style-name="ce20" table:formula="of:=IF(AND([.$D$5]=1;[.C143]&lt;&gt;&quot;&quot;);[.D143]-[.G143])" office:value-type="float" office:value="0" calcext:value-type="float">
            <text:p>0</text:p>
          </table:table-cell>
          <table:table-cell table:number-columns-repeated="1016"/>
        </table:table-row>
        <table:table-row table:style-name="ro2">
          <table:table-cell table:number-columns-repeated="4"/>
          <table:table-cell table:style-name="ce20" table:formula="of:=IF(AND([.$D$3]=1;[.C144]&lt;&gt;&quot;&quot;);[.$F$3]*[.C144]+[.$F$4])" office:value-type="float" office:value="0" calcext:value-type="float">
            <text:p>0</text:p>
          </table:table-cell>
          <table:table-cell table:style-name="ce20" table:formula="of:=IF(AND([.$D$3]=1;[.C144]&lt;&gt;&quot;&quot;);[.D144]-[.E144])" office:value-type="float" office:value="0" calcext:value-type="float">
            <text:p>0</text:p>
          </table:table-cell>
          <table:table-cell table:style-name="ce20" table:formula="of:=IF([.$D$5]=1;[.$I$3]*([.C144]-[.$I$4])^2+[.$I$5];&quot;&quot;)">
            <text:p/>
          </table:table-cell>
          <table:table-cell table:style-name="ce20" table:formula="of:=IF(AND([.$D$5]=1;[.C144]&lt;&gt;&quot;&quot;);[.D144]-[.G144])" office:value-type="float" office:value="0" calcext:value-type="float">
            <text:p>0</text:p>
          </table:table-cell>
          <table:table-cell table:number-columns-repeated="1016"/>
        </table:table-row>
        <table:table-row table:style-name="ro2">
          <table:table-cell table:number-columns-repeated="4"/>
          <table:table-cell table:style-name="ce20" table:formula="of:=IF(AND([.$D$3]=1;[.C145]&lt;&gt;&quot;&quot;);[.$F$3]*[.C145]+[.$F$4])" office:value-type="float" office:value="0" calcext:value-type="float">
            <text:p>0</text:p>
          </table:table-cell>
          <table:table-cell table:style-name="ce20" table:formula="of:=IF(AND([.$D$3]=1;[.C145]&lt;&gt;&quot;&quot;);[.D145]-[.E145])" office:value-type="float" office:value="0" calcext:value-type="float">
            <text:p>0</text:p>
          </table:table-cell>
          <table:table-cell table:style-name="ce20" table:formula="of:=IF([.$D$5]=1;[.$I$3]*([.C145]-[.$I$4])^2+[.$I$5];&quot;&quot;)">
            <text:p/>
          </table:table-cell>
          <table:table-cell table:style-name="ce20" table:formula="of:=IF(AND([.$D$5]=1;[.C145]&lt;&gt;&quot;&quot;);[.D145]-[.G145])" office:value-type="float" office:value="0" calcext:value-type="float">
            <text:p>0</text:p>
          </table:table-cell>
          <table:table-cell table:number-columns-repeated="1016"/>
        </table:table-row>
        <table:table-row table:style-name="ro2">
          <table:table-cell table:number-columns-repeated="4"/>
          <table:table-cell table:style-name="ce20" table:formula="of:=IF(AND([.$D$3]=1;[.C146]&lt;&gt;&quot;&quot;);[.$F$3]*[.C146]+[.$F$4])" office:value-type="float" office:value="0" calcext:value-type="float">
            <text:p>0</text:p>
          </table:table-cell>
          <table:table-cell table:style-name="ce20" table:formula="of:=IF(AND([.$D$3]=1;[.C146]&lt;&gt;&quot;&quot;);[.D146]-[.E146])" office:value-type="float" office:value="0" calcext:value-type="float">
            <text:p>0</text:p>
          </table:table-cell>
          <table:table-cell table:style-name="ce20" table:formula="of:=IF([.$D$5]=1;[.$I$3]*([.C146]-[.$I$4])^2+[.$I$5];&quot;&quot;)">
            <text:p/>
          </table:table-cell>
          <table:table-cell table:style-name="ce20" table:formula="of:=IF(AND([.$D$5]=1;[.C146]&lt;&gt;&quot;&quot;);[.D146]-[.G146])" office:value-type="float" office:value="0" calcext:value-type="float">
            <text:p>0</text:p>
          </table:table-cell>
          <table:table-cell table:number-columns-repeated="1016"/>
        </table:table-row>
        <table:table-row table:style-name="ro2">
          <table:table-cell table:number-columns-repeated="4"/>
          <table:table-cell table:style-name="ce20" table:formula="of:=IF(AND([.$D$3]=1;[.C147]&lt;&gt;&quot;&quot;);[.$F$3]*[.C147]+[.$F$4])" office:value-type="float" office:value="0" calcext:value-type="float">
            <text:p>0</text:p>
          </table:table-cell>
          <table:table-cell table:style-name="ce20" table:formula="of:=IF(AND([.$D$3]=1;[.C147]&lt;&gt;&quot;&quot;);[.D147]-[.E147])" office:value-type="float" office:value="0" calcext:value-type="float">
            <text:p>0</text:p>
          </table:table-cell>
          <table:table-cell table:style-name="ce20" table:formula="of:=IF([.$D$5]=1;[.$I$3]*([.C147]-[.$I$4])^2+[.$I$5];&quot;&quot;)">
            <text:p/>
          </table:table-cell>
          <table:table-cell table:style-name="ce20" table:formula="of:=IF(AND([.$D$5]=1;[.C147]&lt;&gt;&quot;&quot;);[.D147]-[.G147])" office:value-type="float" office:value="0" calcext:value-type="float">
            <text:p>0</text:p>
          </table:table-cell>
          <table:table-cell table:number-columns-repeated="1016"/>
        </table:table-row>
        <table:table-row table:style-name="ro2">
          <table:table-cell table:number-columns-repeated="4"/>
          <table:table-cell table:style-name="ce20" table:formula="of:=IF(AND([.$D$3]=1;[.C148]&lt;&gt;&quot;&quot;);[.$F$3]*[.C148]+[.$F$4])" office:value-type="float" office:value="0" calcext:value-type="float">
            <text:p>0</text:p>
          </table:table-cell>
          <table:table-cell table:style-name="ce20" table:formula="of:=IF(AND([.$D$3]=1;[.C148]&lt;&gt;&quot;&quot;);[.D148]-[.E148])" office:value-type="float" office:value="0" calcext:value-type="float">
            <text:p>0</text:p>
          </table:table-cell>
          <table:table-cell table:style-name="ce20" table:formula="of:=IF([.$D$5]=1;[.$I$3]*([.C148]-[.$I$4])^2+[.$I$5];&quot;&quot;)">
            <text:p/>
          </table:table-cell>
          <table:table-cell table:style-name="ce20" table:formula="of:=IF(AND([.$D$5]=1;[.C148]&lt;&gt;&quot;&quot;);[.D148]-[.G148])" office:value-type="float" office:value="0" calcext:value-type="float">
            <text:p>0</text:p>
          </table:table-cell>
          <table:table-cell table:number-columns-repeated="1016"/>
        </table:table-row>
        <table:table-row table:style-name="ro2">
          <table:table-cell table:number-columns-repeated="4"/>
          <table:table-cell table:style-name="ce20" table:formula="of:=IF(AND([.$D$3]=1;[.C149]&lt;&gt;&quot;&quot;);[.$F$3]*[.C149]+[.$F$4])" office:value-type="float" office:value="0" calcext:value-type="float">
            <text:p>0</text:p>
          </table:table-cell>
          <table:table-cell table:style-name="ce20" table:formula="of:=IF(AND([.$D$3]=1;[.C149]&lt;&gt;&quot;&quot;);[.D149]-[.E149])" office:value-type="float" office:value="0" calcext:value-type="float">
            <text:p>0</text:p>
          </table:table-cell>
          <table:table-cell table:style-name="ce20" table:formula="of:=IF([.$D$5]=1;[.$I$3]*([.C149]-[.$I$4])^2+[.$I$5];&quot;&quot;)">
            <text:p/>
          </table:table-cell>
          <table:table-cell table:style-name="ce20" table:formula="of:=IF(AND([.$D$5]=1;[.C149]&lt;&gt;&quot;&quot;);[.D149]-[.G149])" office:value-type="float" office:value="0" calcext:value-type="float">
            <text:p>0</text:p>
          </table:table-cell>
          <table:table-cell table:number-columns-repeated="1016"/>
        </table:table-row>
        <table:table-row table:style-name="ro2">
          <table:table-cell table:number-columns-repeated="4"/>
          <table:table-cell table:style-name="ce20" table:formula="of:=IF(AND([.$D$3]=1;[.C150]&lt;&gt;&quot;&quot;);[.$F$3]*[.C150]+[.$F$4])" office:value-type="float" office:value="0" calcext:value-type="float">
            <text:p>0</text:p>
          </table:table-cell>
          <table:table-cell table:style-name="ce20" table:formula="of:=IF(AND([.$D$3]=1;[.C150]&lt;&gt;&quot;&quot;);[.D150]-[.E150])" office:value-type="float" office:value="0" calcext:value-type="float">
            <text:p>0</text:p>
          </table:table-cell>
          <table:table-cell table:style-name="ce20" table:formula="of:=IF([.$D$5]=1;[.$I$3]*([.C150]-[.$I$4])^2+[.$I$5];&quot;&quot;)">
            <text:p/>
          </table:table-cell>
          <table:table-cell table:style-name="ce20" table:formula="of:=IF(AND([.$D$5]=1;[.C150]&lt;&gt;&quot;&quot;);[.D150]-[.G150])" office:value-type="float" office:value="0" calcext:value-type="float">
            <text:p>0</text:p>
          </table:table-cell>
          <table:table-cell table:number-columns-repeated="1016"/>
        </table:table-row>
        <table:table-row table:style-name="ro2">
          <table:table-cell table:number-columns-repeated="4"/>
          <table:table-cell table:style-name="ce20" table:formula="of:=IF(AND([.$D$3]=1;[.C151]&lt;&gt;&quot;&quot;);[.$F$3]*[.C151]+[.$F$4])" office:value-type="float" office:value="0" calcext:value-type="float">
            <text:p>0</text:p>
          </table:table-cell>
          <table:table-cell table:style-name="ce20" table:formula="of:=IF(AND([.$D$3]=1;[.C151]&lt;&gt;&quot;&quot;);[.D151]-[.E151])" office:value-type="float" office:value="0" calcext:value-type="float">
            <text:p>0</text:p>
          </table:table-cell>
          <table:table-cell table:style-name="ce20" table:formula="of:=IF([.$D$5]=1;[.$I$3]*([.C151]-[.$I$4])^2+[.$I$5];&quot;&quot;)">
            <text:p/>
          </table:table-cell>
          <table:table-cell table:style-name="ce20" table:formula="of:=IF(AND([.$D$5]=1;[.C151]&lt;&gt;&quot;&quot;);[.D151]-[.G151])" office:value-type="float" office:value="0" calcext:value-type="float">
            <text:p>0</text:p>
          </table:table-cell>
          <table:table-cell table:number-columns-repeated="1016"/>
        </table:table-row>
        <table:table-row table:style-name="ro2">
          <table:table-cell table:number-columns-repeated="4"/>
          <table:table-cell table:style-name="ce20" table:formula="of:=IF(AND([.$D$3]=1;[.C152]&lt;&gt;&quot;&quot;);[.$F$3]*[.C152]+[.$F$4])" office:value-type="float" office:value="0" calcext:value-type="float">
            <text:p>0</text:p>
          </table:table-cell>
          <table:table-cell table:style-name="ce20" table:formula="of:=IF(AND([.$D$3]=1;[.C152]&lt;&gt;&quot;&quot;);[.D152]-[.E152])" office:value-type="float" office:value="0" calcext:value-type="float">
            <text:p>0</text:p>
          </table:table-cell>
          <table:table-cell table:style-name="ce20" table:formula="of:=IF([.$D$5]=1;[.$I$3]*([.C152]-[.$I$4])^2+[.$I$5];&quot;&quot;)">
            <text:p/>
          </table:table-cell>
          <table:table-cell table:style-name="ce20" table:formula="of:=IF(AND([.$D$5]=1;[.C152]&lt;&gt;&quot;&quot;);[.D152]-[.G152])" office:value-type="float" office:value="0" calcext:value-type="float">
            <text:p>0</text:p>
          </table:table-cell>
          <table:table-cell table:number-columns-repeated="1016"/>
        </table:table-row>
        <table:table-row table:style-name="ro2">
          <table:table-cell table:number-columns-repeated="4"/>
          <table:table-cell table:style-name="ce20" table:formula="of:=IF(AND([.$D$3]=1;[.C153]&lt;&gt;&quot;&quot;);[.$F$3]*[.C153]+[.$F$4])" office:value-type="float" office:value="0" calcext:value-type="float">
            <text:p>0</text:p>
          </table:table-cell>
          <table:table-cell table:style-name="ce20" table:formula="of:=IF(AND([.$D$3]=1;[.C153]&lt;&gt;&quot;&quot;);[.D153]-[.E153])" office:value-type="float" office:value="0" calcext:value-type="float">
            <text:p>0</text:p>
          </table:table-cell>
          <table:table-cell table:style-name="ce20" table:formula="of:=IF([.$D$5]=1;[.$I$3]*([.C153]-[.$I$4])^2+[.$I$5];&quot;&quot;)">
            <text:p/>
          </table:table-cell>
          <table:table-cell table:style-name="ce20" table:formula="of:=IF(AND([.$D$5]=1;[.C153]&lt;&gt;&quot;&quot;);[.D153]-[.G153])" office:value-type="float" office:value="0" calcext:value-type="float">
            <text:p>0</text:p>
          </table:table-cell>
          <table:table-cell table:number-columns-repeated="1016"/>
        </table:table-row>
        <table:table-row table:style-name="ro2">
          <table:table-cell table:number-columns-repeated="4"/>
          <table:table-cell table:style-name="ce20" table:formula="of:=IF(AND([.$D$3]=1;[.C154]&lt;&gt;&quot;&quot;);[.$F$3]*[.C154]+[.$F$4])" office:value-type="float" office:value="0" calcext:value-type="float">
            <text:p>0</text:p>
          </table:table-cell>
          <table:table-cell table:style-name="ce20" table:formula="of:=IF(AND([.$D$3]=1;[.C154]&lt;&gt;&quot;&quot;);[.D154]-[.E154])" office:value-type="float" office:value="0" calcext:value-type="float">
            <text:p>0</text:p>
          </table:table-cell>
          <table:table-cell table:style-name="ce20" table:formula="of:=IF([.$D$5]=1;[.$I$3]*([.C154]-[.$I$4])^2+[.$I$5];&quot;&quot;)">
            <text:p/>
          </table:table-cell>
          <table:table-cell table:style-name="ce20" table:formula="of:=IF(AND([.$D$5]=1;[.C154]&lt;&gt;&quot;&quot;);[.D154]-[.G154])" office:value-type="float" office:value="0" calcext:value-type="float">
            <text:p>0</text:p>
          </table:table-cell>
          <table:table-cell table:number-columns-repeated="1016"/>
        </table:table-row>
        <table:table-row table:style-name="ro2">
          <table:table-cell table:number-columns-repeated="4"/>
          <table:table-cell table:style-name="ce20" table:formula="of:=IF(AND([.$D$3]=1;[.C155]&lt;&gt;&quot;&quot;);[.$F$3]*[.C155]+[.$F$4])" office:value-type="float" office:value="0" calcext:value-type="float">
            <text:p>0</text:p>
          </table:table-cell>
          <table:table-cell table:style-name="ce20" table:formula="of:=IF(AND([.$D$3]=1;[.C155]&lt;&gt;&quot;&quot;);[.D155]-[.E155])" office:value-type="float" office:value="0" calcext:value-type="float">
            <text:p>0</text:p>
          </table:table-cell>
          <table:table-cell table:style-name="ce20" table:formula="of:=IF([.$D$5]=1;[.$I$3]*([.C155]-[.$I$4])^2+[.$I$5];&quot;&quot;)">
            <text:p/>
          </table:table-cell>
          <table:table-cell table:style-name="ce20" table:formula="of:=IF(AND([.$D$5]=1;[.C155]&lt;&gt;&quot;&quot;);[.D155]-[.G155])" office:value-type="float" office:value="0" calcext:value-type="float">
            <text:p>0</text:p>
          </table:table-cell>
          <table:table-cell table:number-columns-repeated="1016"/>
        </table:table-row>
        <table:table-row table:style-name="ro2">
          <table:table-cell table:number-columns-repeated="4"/>
          <table:table-cell table:style-name="ce20" table:formula="of:=IF(AND([.$D$3]=1;[.C156]&lt;&gt;&quot;&quot;);[.$F$3]*[.C156]+[.$F$4])" office:value-type="float" office:value="0" calcext:value-type="float">
            <text:p>0</text:p>
          </table:table-cell>
          <table:table-cell table:style-name="ce20" table:formula="of:=IF(AND([.$D$3]=1;[.C156]&lt;&gt;&quot;&quot;);[.D156]-[.E156])" office:value-type="float" office:value="0" calcext:value-type="float">
            <text:p>0</text:p>
          </table:table-cell>
          <table:table-cell table:style-name="ce20" table:formula="of:=IF([.$D$5]=1;[.$I$3]*([.C156]-[.$I$4])^2+[.$I$5];&quot;&quot;)">
            <text:p/>
          </table:table-cell>
          <table:table-cell table:style-name="ce20" table:formula="of:=IF(AND([.$D$5]=1;[.C156]&lt;&gt;&quot;&quot;);[.D156]-[.G156])" office:value-type="float" office:value="0" calcext:value-type="float">
            <text:p>0</text:p>
          </table:table-cell>
          <table:table-cell table:number-columns-repeated="1016"/>
        </table:table-row>
        <table:table-row table:style-name="ro2">
          <table:table-cell table:number-columns-repeated="4"/>
          <table:table-cell table:style-name="ce20" table:formula="of:=IF(AND([.$D$3]=1;[.C157]&lt;&gt;&quot;&quot;);[.$F$3]*[.C157]+[.$F$4])" office:value-type="float" office:value="0" calcext:value-type="float">
            <text:p>0</text:p>
          </table:table-cell>
          <table:table-cell table:style-name="ce20" table:formula="of:=IF(AND([.$D$3]=1;[.C157]&lt;&gt;&quot;&quot;);[.D157]-[.E157])" office:value-type="float" office:value="0" calcext:value-type="float">
            <text:p>0</text:p>
          </table:table-cell>
          <table:table-cell table:style-name="ce20" table:formula="of:=IF([.$D$5]=1;[.$I$3]*([.C157]-[.$I$4])^2+[.$I$5];&quot;&quot;)">
            <text:p/>
          </table:table-cell>
          <table:table-cell table:style-name="ce20" table:formula="of:=IF(AND([.$D$5]=1;[.C157]&lt;&gt;&quot;&quot;);[.D157]-[.G157])" office:value-type="float" office:value="0" calcext:value-type="float">
            <text:p>0</text:p>
          </table:table-cell>
          <table:table-cell table:number-columns-repeated="1016"/>
        </table:table-row>
        <table:table-row table:style-name="ro2">
          <table:table-cell table:number-columns-repeated="4"/>
          <table:table-cell table:style-name="ce20" table:formula="of:=IF(AND([.$D$3]=1;[.C158]&lt;&gt;&quot;&quot;);[.$F$3]*[.C158]+[.$F$4])" office:value-type="float" office:value="0" calcext:value-type="float">
            <text:p>0</text:p>
          </table:table-cell>
          <table:table-cell table:style-name="ce20" table:formula="of:=IF(AND([.$D$3]=1;[.C158]&lt;&gt;&quot;&quot;);[.D158]-[.E158])" office:value-type="float" office:value="0" calcext:value-type="float">
            <text:p>0</text:p>
          </table:table-cell>
          <table:table-cell table:style-name="ce20" table:formula="of:=IF([.$D$5]=1;[.$I$3]*([.C158]-[.$I$4])^2+[.$I$5];&quot;&quot;)">
            <text:p/>
          </table:table-cell>
          <table:table-cell table:style-name="ce20" table:formula="of:=IF(AND([.$D$5]=1;[.C158]&lt;&gt;&quot;&quot;);[.D158]-[.G158])" office:value-type="float" office:value="0" calcext:value-type="float">
            <text:p>0</text:p>
          </table:table-cell>
          <table:table-cell table:number-columns-repeated="1016"/>
        </table:table-row>
        <table:table-row table:style-name="ro2">
          <table:table-cell table:number-columns-repeated="4"/>
          <table:table-cell table:style-name="ce20" table:formula="of:=IF(AND([.$D$3]=1;[.C159]&lt;&gt;&quot;&quot;);[.$F$3]*[.C159]+[.$F$4])" office:value-type="float" office:value="0" calcext:value-type="float">
            <text:p>0</text:p>
          </table:table-cell>
          <table:table-cell table:style-name="ce20" table:formula="of:=IF(AND([.$D$3]=1;[.C159]&lt;&gt;&quot;&quot;);[.D159]-[.E159])" office:value-type="float" office:value="0" calcext:value-type="float">
            <text:p>0</text:p>
          </table:table-cell>
          <table:table-cell table:style-name="ce20" table:formula="of:=IF([.$D$5]=1;[.$I$3]*([.C159]-[.$I$4])^2+[.$I$5];&quot;&quot;)">
            <text:p/>
          </table:table-cell>
          <table:table-cell table:style-name="ce20" table:formula="of:=IF(AND([.$D$5]=1;[.C159]&lt;&gt;&quot;&quot;);[.D159]-[.G159])" office:value-type="float" office:value="0" calcext:value-type="float">
            <text:p>0</text:p>
          </table:table-cell>
          <table:table-cell table:number-columns-repeated="1016"/>
        </table:table-row>
        <table:table-row table:style-name="ro2">
          <table:table-cell table:number-columns-repeated="4"/>
          <table:table-cell table:style-name="ce20" table:formula="of:=IF(AND([.$D$3]=1;[.C160]&lt;&gt;&quot;&quot;);[.$F$3]*[.C160]+[.$F$4])" office:value-type="float" office:value="0" calcext:value-type="float">
            <text:p>0</text:p>
          </table:table-cell>
          <table:table-cell table:style-name="ce20" table:formula="of:=IF(AND([.$D$3]=1;[.C160]&lt;&gt;&quot;&quot;);[.D160]-[.E160])" office:value-type="float" office:value="0" calcext:value-type="float">
            <text:p>0</text:p>
          </table:table-cell>
          <table:table-cell table:style-name="ce20" table:formula="of:=IF([.$D$5]=1;[.$I$3]*([.C160]-[.$I$4])^2+[.$I$5];&quot;&quot;)">
            <text:p/>
          </table:table-cell>
          <table:table-cell table:style-name="ce20" table:formula="of:=IF(AND([.$D$5]=1;[.C160]&lt;&gt;&quot;&quot;);[.D160]-[.G160])" office:value-type="float" office:value="0" calcext:value-type="float">
            <text:p>0</text:p>
          </table:table-cell>
          <table:table-cell table:number-columns-repeated="1016"/>
        </table:table-row>
        <table:table-row table:style-name="ro2">
          <table:table-cell table:number-columns-repeated="4"/>
          <table:table-cell table:style-name="ce20" table:formula="of:=IF(AND([.$D$3]=1;[.C161]&lt;&gt;&quot;&quot;);[.$F$3]*[.C161]+[.$F$4])" office:value-type="float" office:value="0" calcext:value-type="float">
            <text:p>0</text:p>
          </table:table-cell>
          <table:table-cell table:style-name="ce20" table:formula="of:=IF(AND([.$D$3]=1;[.C161]&lt;&gt;&quot;&quot;);[.D161]-[.E161])" office:value-type="float" office:value="0" calcext:value-type="float">
            <text:p>0</text:p>
          </table:table-cell>
          <table:table-cell table:style-name="ce20" table:formula="of:=IF([.$D$5]=1;[.$I$3]*([.C161]-[.$I$4])^2+[.$I$5];&quot;&quot;)">
            <text:p/>
          </table:table-cell>
          <table:table-cell table:style-name="ce20" table:formula="of:=IF(AND([.$D$5]=1;[.C161]&lt;&gt;&quot;&quot;);[.D161]-[.G161])" office:value-type="float" office:value="0" calcext:value-type="float">
            <text:p>0</text:p>
          </table:table-cell>
          <table:table-cell table:number-columns-repeated="1016"/>
        </table:table-row>
        <table:table-row table:style-name="ro2">
          <table:table-cell table:number-columns-repeated="4"/>
          <table:table-cell table:style-name="ce20" table:formula="of:=IF(AND([.$D$3]=1;[.C162]&lt;&gt;&quot;&quot;);[.$F$3]*[.C162]+[.$F$4])" office:value-type="float" office:value="0" calcext:value-type="float">
            <text:p>0</text:p>
          </table:table-cell>
          <table:table-cell table:style-name="ce20" table:formula="of:=IF(AND([.$D$3]=1;[.C162]&lt;&gt;&quot;&quot;);[.D162]-[.E162])" office:value-type="float" office:value="0" calcext:value-type="float">
            <text:p>0</text:p>
          </table:table-cell>
          <table:table-cell table:style-name="ce20" table:formula="of:=IF([.$D$5]=1;[.$I$3]*([.C162]-[.$I$4])^2+[.$I$5];&quot;&quot;)">
            <text:p/>
          </table:table-cell>
          <table:table-cell table:style-name="ce20" table:formula="of:=IF(AND([.$D$5]=1;[.C162]&lt;&gt;&quot;&quot;);[.D162]-[.G162])" office:value-type="float" office:value="0" calcext:value-type="float">
            <text:p>0</text:p>
          </table:table-cell>
          <table:table-cell table:number-columns-repeated="1016"/>
        </table:table-row>
        <table:table-row table:style-name="ro2">
          <table:table-cell table:number-columns-repeated="4"/>
          <table:table-cell table:style-name="ce20" table:formula="of:=IF(AND([.$D$3]=1;[.C163]&lt;&gt;&quot;&quot;);[.$F$3]*[.C163]+[.$F$4])" office:value-type="float" office:value="0" calcext:value-type="float">
            <text:p>0</text:p>
          </table:table-cell>
          <table:table-cell table:style-name="ce20" table:formula="of:=IF(AND([.$D$3]=1;[.C163]&lt;&gt;&quot;&quot;);[.D163]-[.E163])" office:value-type="float" office:value="0" calcext:value-type="float">
            <text:p>0</text:p>
          </table:table-cell>
          <table:table-cell table:style-name="ce20" table:formula="of:=IF([.$D$5]=1;[.$I$3]*([.C163]-[.$I$4])^2+[.$I$5];&quot;&quot;)">
            <text:p/>
          </table:table-cell>
          <table:table-cell table:style-name="ce20" table:formula="of:=IF(AND([.$D$5]=1;[.C163]&lt;&gt;&quot;&quot;);[.D163]-[.G163])" office:value-type="float" office:value="0" calcext:value-type="float">
            <text:p>0</text:p>
          </table:table-cell>
          <table:table-cell table:number-columns-repeated="1016"/>
        </table:table-row>
        <table:table-row table:style-name="ro2">
          <table:table-cell table:number-columns-repeated="4"/>
          <table:table-cell table:style-name="ce20" table:formula="of:=IF(AND([.$D$3]=1;[.C164]&lt;&gt;&quot;&quot;);[.$F$3]*[.C164]+[.$F$4])" office:value-type="float" office:value="0" calcext:value-type="float">
            <text:p>0</text:p>
          </table:table-cell>
          <table:table-cell table:style-name="ce20" table:formula="of:=IF(AND([.$D$3]=1;[.C164]&lt;&gt;&quot;&quot;);[.D164]-[.E164])" office:value-type="float" office:value="0" calcext:value-type="float">
            <text:p>0</text:p>
          </table:table-cell>
          <table:table-cell table:style-name="ce20" table:formula="of:=IF([.$D$5]=1;[.$I$3]*([.C164]-[.$I$4])^2+[.$I$5];&quot;&quot;)">
            <text:p/>
          </table:table-cell>
          <table:table-cell table:style-name="ce20" table:formula="of:=IF(AND([.$D$5]=1;[.C164]&lt;&gt;&quot;&quot;);[.D164]-[.G164])" office:value-type="float" office:value="0" calcext:value-type="float">
            <text:p>0</text:p>
          </table:table-cell>
          <table:table-cell table:number-columns-repeated="1016"/>
        </table:table-row>
        <table:table-row table:style-name="ro2">
          <table:table-cell table:number-columns-repeated="4"/>
          <table:table-cell table:style-name="ce20" table:formula="of:=IF(AND([.$D$3]=1;[.C165]&lt;&gt;&quot;&quot;);[.$F$3]*[.C165]+[.$F$4])" office:value-type="float" office:value="0" calcext:value-type="float">
            <text:p>0</text:p>
          </table:table-cell>
          <table:table-cell table:style-name="ce20" table:formula="of:=IF(AND([.$D$3]=1;[.C165]&lt;&gt;&quot;&quot;);[.D165]-[.E165])" office:value-type="float" office:value="0" calcext:value-type="float">
            <text:p>0</text:p>
          </table:table-cell>
          <table:table-cell table:style-name="ce20" table:formula="of:=IF([.$D$5]=1;[.$I$3]*([.C165]-[.$I$4])^2+[.$I$5];&quot;&quot;)">
            <text:p/>
          </table:table-cell>
          <table:table-cell table:style-name="ce20" table:formula="of:=IF(AND([.$D$5]=1;[.C165]&lt;&gt;&quot;&quot;);[.D165]-[.G165])" office:value-type="float" office:value="0" calcext:value-type="float">
            <text:p>0</text:p>
          </table:table-cell>
          <table:table-cell table:number-columns-repeated="1016"/>
        </table:table-row>
        <table:table-row table:style-name="ro2">
          <table:table-cell table:number-columns-repeated="4"/>
          <table:table-cell table:style-name="ce20" table:formula="of:=IF(AND([.$D$3]=1;[.C166]&lt;&gt;&quot;&quot;);[.$F$3]*[.C166]+[.$F$4])" office:value-type="float" office:value="0" calcext:value-type="float">
            <text:p>0</text:p>
          </table:table-cell>
          <table:table-cell table:style-name="ce20" table:formula="of:=IF(AND([.$D$3]=1;[.C166]&lt;&gt;&quot;&quot;);[.D166]-[.E166])" office:value-type="float" office:value="0" calcext:value-type="float">
            <text:p>0</text:p>
          </table:table-cell>
          <table:table-cell table:style-name="ce20" table:formula="of:=IF([.$D$5]=1;[.$I$3]*([.C166]-[.$I$4])^2+[.$I$5];&quot;&quot;)">
            <text:p/>
          </table:table-cell>
          <table:table-cell table:style-name="ce20" table:formula="of:=IF(AND([.$D$5]=1;[.C166]&lt;&gt;&quot;&quot;);[.D166]-[.G166])" office:value-type="float" office:value="0" calcext:value-type="float">
            <text:p>0</text:p>
          </table:table-cell>
          <table:table-cell table:number-columns-repeated="1016"/>
        </table:table-row>
        <table:table-row table:style-name="ro2">
          <table:table-cell table:number-columns-repeated="4"/>
          <table:table-cell table:style-name="ce20" table:formula="of:=IF(AND([.$D$3]=1;[.C167]&lt;&gt;&quot;&quot;);[.$F$3]*[.C167]+[.$F$4])" office:value-type="float" office:value="0" calcext:value-type="float">
            <text:p>0</text:p>
          </table:table-cell>
          <table:table-cell table:style-name="ce20" table:formula="of:=IF(AND([.$D$3]=1;[.C167]&lt;&gt;&quot;&quot;);[.D167]-[.E167])" office:value-type="float" office:value="0" calcext:value-type="float">
            <text:p>0</text:p>
          </table:table-cell>
          <table:table-cell table:style-name="ce20" table:formula="of:=IF([.$D$5]=1;[.$I$3]*([.C167]-[.$I$4])^2+[.$I$5];&quot;&quot;)">
            <text:p/>
          </table:table-cell>
          <table:table-cell table:style-name="ce20" table:formula="of:=IF(AND([.$D$5]=1;[.C167]&lt;&gt;&quot;&quot;);[.D167]-[.G167])" office:value-type="float" office:value="0" calcext:value-type="float">
            <text:p>0</text:p>
          </table:table-cell>
          <table:table-cell table:number-columns-repeated="1016"/>
        </table:table-row>
        <table:table-row table:style-name="ro2">
          <table:table-cell table:number-columns-repeated="4"/>
          <table:table-cell table:style-name="ce20" table:formula="of:=IF(AND([.$D$3]=1;[.C168]&lt;&gt;&quot;&quot;);[.$F$3]*[.C168]+[.$F$4])" office:value-type="float" office:value="0" calcext:value-type="float">
            <text:p>0</text:p>
          </table:table-cell>
          <table:table-cell table:style-name="ce20" table:formula="of:=IF(AND([.$D$3]=1;[.C168]&lt;&gt;&quot;&quot;);[.D168]-[.E168])" office:value-type="float" office:value="0" calcext:value-type="float">
            <text:p>0</text:p>
          </table:table-cell>
          <table:table-cell table:style-name="ce20" table:formula="of:=IF([.$D$5]=1;[.$I$3]*([.C168]-[.$I$4])^2+[.$I$5];&quot;&quot;)">
            <text:p/>
          </table:table-cell>
          <table:table-cell table:style-name="ce20" table:formula="of:=IF(AND([.$D$5]=1;[.C168]&lt;&gt;&quot;&quot;);[.D168]-[.G168])" office:value-type="float" office:value="0" calcext:value-type="float">
            <text:p>0</text:p>
          </table:table-cell>
          <table:table-cell table:number-columns-repeated="1016"/>
        </table:table-row>
        <table:table-row table:style-name="ro2">
          <table:table-cell table:number-columns-repeated="4"/>
          <table:table-cell table:style-name="ce20" table:formula="of:=IF(AND([.$D$3]=1;[.C169]&lt;&gt;&quot;&quot;);[.$F$3]*[.C169]+[.$F$4])" office:value-type="float" office:value="0" calcext:value-type="float">
            <text:p>0</text:p>
          </table:table-cell>
          <table:table-cell table:style-name="ce20" table:formula="of:=IF(AND([.$D$3]=1;[.C169]&lt;&gt;&quot;&quot;);[.D169]-[.E169])" office:value-type="float" office:value="0" calcext:value-type="float">
            <text:p>0</text:p>
          </table:table-cell>
          <table:table-cell table:style-name="ce20" table:formula="of:=IF([.$D$5]=1;[.$I$3]*([.C169]-[.$I$4])^2+[.$I$5];&quot;&quot;)">
            <text:p/>
          </table:table-cell>
          <table:table-cell table:style-name="ce20" table:formula="of:=IF(AND([.$D$5]=1;[.C169]&lt;&gt;&quot;&quot;);[.D169]-[.G169])" office:value-type="float" office:value="0" calcext:value-type="float">
            <text:p>0</text:p>
          </table:table-cell>
          <table:table-cell table:number-columns-repeated="1016"/>
        </table:table-row>
        <table:table-row table:style-name="ro2">
          <table:table-cell table:number-columns-repeated="4"/>
          <table:table-cell table:style-name="ce20" table:formula="of:=IF(AND([.$D$3]=1;[.C170]&lt;&gt;&quot;&quot;);[.$F$3]*[.C170]+[.$F$4])" office:value-type="float" office:value="0" calcext:value-type="float">
            <text:p>0</text:p>
          </table:table-cell>
          <table:table-cell table:style-name="ce20" table:formula="of:=IF(AND([.$D$3]=1;[.C170]&lt;&gt;&quot;&quot;);[.D170]-[.E170])" office:value-type="float" office:value="0" calcext:value-type="float">
            <text:p>0</text:p>
          </table:table-cell>
          <table:table-cell table:style-name="ce20" table:formula="of:=IF([.$D$5]=1;[.$I$3]*([.C170]-[.$I$4])^2+[.$I$5];&quot;&quot;)">
            <text:p/>
          </table:table-cell>
          <table:table-cell table:style-name="ce20" table:formula="of:=IF(AND([.$D$5]=1;[.C170]&lt;&gt;&quot;&quot;);[.D170]-[.G170])" office:value-type="float" office:value="0" calcext:value-type="float">
            <text:p>0</text:p>
          </table:table-cell>
          <table:table-cell table:number-columns-repeated="1016"/>
        </table:table-row>
        <table:table-row table:style-name="ro2">
          <table:table-cell table:number-columns-repeated="4"/>
          <table:table-cell table:style-name="ce20" table:formula="of:=IF(AND([.$D$3]=1;[.C171]&lt;&gt;&quot;&quot;);[.$F$3]*[.C171]+[.$F$4])" office:value-type="float" office:value="0" calcext:value-type="float">
            <text:p>0</text:p>
          </table:table-cell>
          <table:table-cell table:style-name="ce20" table:formula="of:=IF(AND([.$D$3]=1;[.C171]&lt;&gt;&quot;&quot;);[.D171]-[.E171])" office:value-type="float" office:value="0" calcext:value-type="float">
            <text:p>0</text:p>
          </table:table-cell>
          <table:table-cell table:style-name="ce20" table:formula="of:=IF([.$D$5]=1;[.$I$3]*([.C171]-[.$I$4])^2+[.$I$5];&quot;&quot;)">
            <text:p/>
          </table:table-cell>
          <table:table-cell table:style-name="ce20" table:formula="of:=IF(AND([.$D$5]=1;[.C171]&lt;&gt;&quot;&quot;);[.D171]-[.G171])" office:value-type="float" office:value="0" calcext:value-type="float">
            <text:p>0</text:p>
          </table:table-cell>
          <table:table-cell table:number-columns-repeated="1016"/>
        </table:table-row>
        <table:table-row table:style-name="ro2">
          <table:table-cell table:number-columns-repeated="4"/>
          <table:table-cell table:style-name="ce20" table:formula="of:=IF(AND([.$D$3]=1;[.C172]&lt;&gt;&quot;&quot;);[.$F$3]*[.C172]+[.$F$4])" office:value-type="float" office:value="0" calcext:value-type="float">
            <text:p>0</text:p>
          </table:table-cell>
          <table:table-cell table:style-name="ce20" table:formula="of:=IF(AND([.$D$3]=1;[.C172]&lt;&gt;&quot;&quot;);[.D172]-[.E172])" office:value-type="float" office:value="0" calcext:value-type="float">
            <text:p>0</text:p>
          </table:table-cell>
          <table:table-cell table:style-name="ce20" table:formula="of:=IF([.$D$5]=1;[.$I$3]*([.C172]-[.$I$4])^2+[.$I$5];&quot;&quot;)">
            <text:p/>
          </table:table-cell>
          <table:table-cell table:style-name="ce20" table:formula="of:=IF(AND([.$D$5]=1;[.C172]&lt;&gt;&quot;&quot;);[.D172]-[.G172])" office:value-type="float" office:value="0" calcext:value-type="float">
            <text:p>0</text:p>
          </table:table-cell>
          <table:table-cell table:number-columns-repeated="1016"/>
        </table:table-row>
        <table:table-row table:style-name="ro2">
          <table:table-cell table:number-columns-repeated="4"/>
          <table:table-cell table:style-name="ce20" table:formula="of:=IF(AND([.$D$3]=1;[.C173]&lt;&gt;&quot;&quot;);[.$F$3]*[.C173]+[.$F$4])" office:value-type="float" office:value="0" calcext:value-type="float">
            <text:p>0</text:p>
          </table:table-cell>
          <table:table-cell table:style-name="ce20" table:formula="of:=IF(AND([.$D$3]=1;[.C173]&lt;&gt;&quot;&quot;);[.D173]-[.E173])" office:value-type="float" office:value="0" calcext:value-type="float">
            <text:p>0</text:p>
          </table:table-cell>
          <table:table-cell table:style-name="ce20" table:formula="of:=IF([.$D$5]=1;[.$I$3]*([.C173]-[.$I$4])^2+[.$I$5];&quot;&quot;)">
            <text:p/>
          </table:table-cell>
          <table:table-cell table:style-name="ce20" table:formula="of:=IF(AND([.$D$5]=1;[.C173]&lt;&gt;&quot;&quot;);[.D173]-[.G173])" office:value-type="float" office:value="0" calcext:value-type="float">
            <text:p>0</text:p>
          </table:table-cell>
          <table:table-cell table:number-columns-repeated="1016"/>
        </table:table-row>
        <table:table-row table:style-name="ro2">
          <table:table-cell table:number-columns-repeated="4"/>
          <table:table-cell table:style-name="ce20" table:formula="of:=IF(AND([.$D$3]=1;[.C174]&lt;&gt;&quot;&quot;);[.$F$3]*[.C174]+[.$F$4])" office:value-type="float" office:value="0" calcext:value-type="float">
            <text:p>0</text:p>
          </table:table-cell>
          <table:table-cell table:style-name="ce20" table:formula="of:=IF(AND([.$D$3]=1;[.C174]&lt;&gt;&quot;&quot;);[.D174]-[.E174])" office:value-type="float" office:value="0" calcext:value-type="float">
            <text:p>0</text:p>
          </table:table-cell>
          <table:table-cell table:style-name="ce20" table:formula="of:=IF([.$D$5]=1;[.$I$3]*([.C174]-[.$I$4])^2+[.$I$5];&quot;&quot;)">
            <text:p/>
          </table:table-cell>
          <table:table-cell table:style-name="ce20" table:formula="of:=IF(AND([.$D$5]=1;[.C174]&lt;&gt;&quot;&quot;);[.D174]-[.G174])" office:value-type="float" office:value="0" calcext:value-type="float">
            <text:p>0</text:p>
          </table:table-cell>
          <table:table-cell table:number-columns-repeated="1016"/>
        </table:table-row>
        <table:table-row table:style-name="ro2">
          <table:table-cell table:number-columns-repeated="4"/>
          <table:table-cell table:style-name="ce20" table:formula="of:=IF(AND([.$D$3]=1;[.C175]&lt;&gt;&quot;&quot;);[.$F$3]*[.C175]+[.$F$4])" office:value-type="float" office:value="0" calcext:value-type="float">
            <text:p>0</text:p>
          </table:table-cell>
          <table:table-cell table:style-name="ce20" table:formula="of:=IF(AND([.$D$3]=1;[.C175]&lt;&gt;&quot;&quot;);[.D175]-[.E175])" office:value-type="float" office:value="0" calcext:value-type="float">
            <text:p>0</text:p>
          </table:table-cell>
          <table:table-cell table:style-name="ce20" table:formula="of:=IF([.$D$5]=1;[.$I$3]*([.C175]-[.$I$4])^2+[.$I$5];&quot;&quot;)">
            <text:p/>
          </table:table-cell>
          <table:table-cell table:style-name="ce20" table:formula="of:=IF(AND([.$D$5]=1;[.C175]&lt;&gt;&quot;&quot;);[.D175]-[.G175])" office:value-type="float" office:value="0" calcext:value-type="float">
            <text:p>0</text:p>
          </table:table-cell>
          <table:table-cell table:number-columns-repeated="1016"/>
        </table:table-row>
        <table:table-row table:style-name="ro2">
          <table:table-cell table:number-columns-repeated="4"/>
          <table:table-cell table:style-name="ce20" table:formula="of:=IF(AND([.$D$3]=1;[.C176]&lt;&gt;&quot;&quot;);[.$F$3]*[.C176]+[.$F$4])" office:value-type="float" office:value="0" calcext:value-type="float">
            <text:p>0</text:p>
          </table:table-cell>
          <table:table-cell table:style-name="ce20" table:formula="of:=IF(AND([.$D$3]=1;[.C176]&lt;&gt;&quot;&quot;);[.D176]-[.E176])" office:value-type="float" office:value="0" calcext:value-type="float">
            <text:p>0</text:p>
          </table:table-cell>
          <table:table-cell table:style-name="ce20" table:formula="of:=IF([.$D$5]=1;[.$I$3]*([.C176]-[.$I$4])^2+[.$I$5];&quot;&quot;)">
            <text:p/>
          </table:table-cell>
          <table:table-cell table:style-name="ce20" table:formula="of:=IF(AND([.$D$5]=1;[.C176]&lt;&gt;&quot;&quot;);[.D176]-[.G176])" office:value-type="float" office:value="0" calcext:value-type="float">
            <text:p>0</text:p>
          </table:table-cell>
          <table:table-cell table:number-columns-repeated="1016"/>
        </table:table-row>
        <table:table-row table:style-name="ro2">
          <table:table-cell table:number-columns-repeated="4"/>
          <table:table-cell table:style-name="ce20" table:formula="of:=IF(AND([.$D$3]=1;[.C177]&lt;&gt;&quot;&quot;);[.$F$3]*[.C177]+[.$F$4])" office:value-type="float" office:value="0" calcext:value-type="float">
            <text:p>0</text:p>
          </table:table-cell>
          <table:table-cell table:style-name="ce20" table:formula="of:=IF(AND([.$D$3]=1;[.C177]&lt;&gt;&quot;&quot;);[.D177]-[.E177])" office:value-type="float" office:value="0" calcext:value-type="float">
            <text:p>0</text:p>
          </table:table-cell>
          <table:table-cell table:style-name="ce20" table:formula="of:=IF([.$D$5]=1;[.$I$3]*([.C177]-[.$I$4])^2+[.$I$5];&quot;&quot;)">
            <text:p/>
          </table:table-cell>
          <table:table-cell table:style-name="ce20" table:formula="of:=IF(AND([.$D$5]=1;[.C177]&lt;&gt;&quot;&quot;);[.D177]-[.G177])" office:value-type="float" office:value="0" calcext:value-type="float">
            <text:p>0</text:p>
          </table:table-cell>
          <table:table-cell table:number-columns-repeated="1016"/>
        </table:table-row>
        <table:table-row table:style-name="ro2">
          <table:table-cell table:number-columns-repeated="4"/>
          <table:table-cell table:style-name="ce20" table:formula="of:=IF(AND([.$D$3]=1;[.C178]&lt;&gt;&quot;&quot;);[.$F$3]*[.C178]+[.$F$4])" office:value-type="float" office:value="0" calcext:value-type="float">
            <text:p>0</text:p>
          </table:table-cell>
          <table:table-cell table:style-name="ce20" table:formula="of:=IF(AND([.$D$3]=1;[.C178]&lt;&gt;&quot;&quot;);[.D178]-[.E178])" office:value-type="float" office:value="0" calcext:value-type="float">
            <text:p>0</text:p>
          </table:table-cell>
          <table:table-cell table:style-name="ce20" table:formula="of:=IF([.$D$5]=1;[.$I$3]*([.C178]-[.$I$4])^2+[.$I$5];&quot;&quot;)">
            <text:p/>
          </table:table-cell>
          <table:table-cell table:style-name="ce20" table:formula="of:=IF(AND([.$D$5]=1;[.C178]&lt;&gt;&quot;&quot;);[.D178]-[.G178])" office:value-type="float" office:value="0" calcext:value-type="float">
            <text:p>0</text:p>
          </table:table-cell>
          <table:table-cell table:number-columns-repeated="1016"/>
        </table:table-row>
        <table:table-row table:style-name="ro2">
          <table:table-cell table:number-columns-repeated="4"/>
          <table:table-cell table:style-name="ce20" table:formula="of:=IF(AND([.$D$3]=1;[.C179]&lt;&gt;&quot;&quot;);[.$F$3]*[.C179]+[.$F$4])" office:value-type="float" office:value="0" calcext:value-type="float">
            <text:p>0</text:p>
          </table:table-cell>
          <table:table-cell table:style-name="ce20" table:formula="of:=IF(AND([.$D$3]=1;[.C179]&lt;&gt;&quot;&quot;);[.D179]-[.E179])" office:value-type="float" office:value="0" calcext:value-type="float">
            <text:p>0</text:p>
          </table:table-cell>
          <table:table-cell table:style-name="ce20" table:formula="of:=IF([.$D$5]=1;[.$I$3]*([.C179]-[.$I$4])^2+[.$I$5];&quot;&quot;)">
            <text:p/>
          </table:table-cell>
          <table:table-cell table:style-name="ce20" table:formula="of:=IF(AND([.$D$5]=1;[.C179]&lt;&gt;&quot;&quot;);[.D179]-[.G179])" office:value-type="float" office:value="0" calcext:value-type="float">
            <text:p>0</text:p>
          </table:table-cell>
          <table:table-cell table:number-columns-repeated="1016"/>
        </table:table-row>
        <table:table-row table:style-name="ro2">
          <table:table-cell table:number-columns-repeated="4"/>
          <table:table-cell table:style-name="ce20" table:formula="of:=IF(AND([.$D$3]=1;[.C180]&lt;&gt;&quot;&quot;);[.$F$3]*[.C180]+[.$F$4])" office:value-type="float" office:value="0" calcext:value-type="float">
            <text:p>0</text:p>
          </table:table-cell>
          <table:table-cell table:style-name="ce20" table:formula="of:=IF(AND([.$D$3]=1;[.C180]&lt;&gt;&quot;&quot;);[.D180]-[.E180])" office:value-type="float" office:value="0" calcext:value-type="float">
            <text:p>0</text:p>
          </table:table-cell>
          <table:table-cell table:style-name="ce20" table:formula="of:=IF([.$D$5]=1;[.$I$3]*([.C180]-[.$I$4])^2+[.$I$5];&quot;&quot;)">
            <text:p/>
          </table:table-cell>
          <table:table-cell table:style-name="ce20" table:formula="of:=IF(AND([.$D$5]=1;[.C180]&lt;&gt;&quot;&quot;);[.D180]-[.G180])" office:value-type="float" office:value="0" calcext:value-type="float">
            <text:p>0</text:p>
          </table:table-cell>
          <table:table-cell table:number-columns-repeated="1016"/>
        </table:table-row>
        <table:table-row table:style-name="ro2">
          <table:table-cell table:number-columns-repeated="4"/>
          <table:table-cell table:style-name="ce20" table:formula="of:=IF(AND([.$D$3]=1;[.C181]&lt;&gt;&quot;&quot;);[.$F$3]*[.C181]+[.$F$4])" office:value-type="float" office:value="0" calcext:value-type="float">
            <text:p>0</text:p>
          </table:table-cell>
          <table:table-cell table:style-name="ce20" table:formula="of:=IF(AND([.$D$3]=1;[.C181]&lt;&gt;&quot;&quot;);[.D181]-[.E181])" office:value-type="float" office:value="0" calcext:value-type="float">
            <text:p>0</text:p>
          </table:table-cell>
          <table:table-cell table:style-name="ce20" table:formula="of:=IF([.$D$5]=1;[.$I$3]*([.C181]-[.$I$4])^2+[.$I$5];&quot;&quot;)">
            <text:p/>
          </table:table-cell>
          <table:table-cell table:style-name="ce20" table:formula="of:=IF(AND([.$D$5]=1;[.C181]&lt;&gt;&quot;&quot;);[.D181]-[.G181])" office:value-type="float" office:value="0" calcext:value-type="float">
            <text:p>0</text:p>
          </table:table-cell>
          <table:table-cell table:number-columns-repeated="1016"/>
        </table:table-row>
        <table:table-row table:style-name="ro2">
          <table:table-cell table:number-columns-repeated="4"/>
          <table:table-cell table:style-name="ce20" table:formula="of:=IF(AND([.$D$3]=1;[.C182]&lt;&gt;&quot;&quot;);[.$F$3]*[.C182]+[.$F$4])" office:value-type="float" office:value="0" calcext:value-type="float">
            <text:p>0</text:p>
          </table:table-cell>
          <table:table-cell table:style-name="ce20" table:formula="of:=IF(AND([.$D$3]=1;[.C182]&lt;&gt;&quot;&quot;);[.D182]-[.E182])" office:value-type="float" office:value="0" calcext:value-type="float">
            <text:p>0</text:p>
          </table:table-cell>
          <table:table-cell table:style-name="ce20" table:formula="of:=IF([.$D$5]=1;[.$I$3]*([.C182]-[.$I$4])^2+[.$I$5];&quot;&quot;)">
            <text:p/>
          </table:table-cell>
          <table:table-cell table:style-name="ce20" table:formula="of:=IF(AND([.$D$5]=1;[.C182]&lt;&gt;&quot;&quot;);[.D182]-[.G182])" office:value-type="float" office:value="0" calcext:value-type="float">
            <text:p>0</text:p>
          </table:table-cell>
          <table:table-cell table:number-columns-repeated="1016"/>
        </table:table-row>
        <table:table-row table:style-name="ro2">
          <table:table-cell table:number-columns-repeated="4"/>
          <table:table-cell table:style-name="ce20" table:formula="of:=IF(AND([.$D$3]=1;[.C183]&lt;&gt;&quot;&quot;);[.$F$3]*[.C183]+[.$F$4])" office:value-type="float" office:value="0" calcext:value-type="float">
            <text:p>0</text:p>
          </table:table-cell>
          <table:table-cell table:style-name="ce20" table:formula="of:=IF(AND([.$D$3]=1;[.C183]&lt;&gt;&quot;&quot;);[.D183]-[.E183])" office:value-type="float" office:value="0" calcext:value-type="float">
            <text:p>0</text:p>
          </table:table-cell>
          <table:table-cell table:style-name="ce20" table:formula="of:=IF([.$D$5]=1;[.$I$3]*([.C183]-[.$I$4])^2+[.$I$5];&quot;&quot;)">
            <text:p/>
          </table:table-cell>
          <table:table-cell table:style-name="ce20" table:formula="of:=IF(AND([.$D$5]=1;[.C183]&lt;&gt;&quot;&quot;);[.D183]-[.G183])" office:value-type="float" office:value="0" calcext:value-type="float">
            <text:p>0</text:p>
          </table:table-cell>
          <table:table-cell table:number-columns-repeated="1016"/>
        </table:table-row>
        <table:table-row table:style-name="ro2">
          <table:table-cell table:number-columns-repeated="4"/>
          <table:table-cell table:style-name="ce20" table:formula="of:=IF(AND([.$D$3]=1;[.C184]&lt;&gt;&quot;&quot;);[.$F$3]*[.C184]+[.$F$4])" office:value-type="float" office:value="0" calcext:value-type="float">
            <text:p>0</text:p>
          </table:table-cell>
          <table:table-cell table:style-name="ce20" table:formula="of:=IF(AND([.$D$3]=1;[.C184]&lt;&gt;&quot;&quot;);[.D184]-[.E184])" office:value-type="float" office:value="0" calcext:value-type="float">
            <text:p>0</text:p>
          </table:table-cell>
          <table:table-cell table:style-name="ce20" table:formula="of:=IF([.$D$5]=1;[.$I$3]*([.C184]-[.$I$4])^2+[.$I$5];&quot;&quot;)">
            <text:p/>
          </table:table-cell>
          <table:table-cell table:style-name="ce20" table:formula="of:=IF(AND([.$D$5]=1;[.C184]&lt;&gt;&quot;&quot;);[.D184]-[.G184])" office:value-type="float" office:value="0" calcext:value-type="float">
            <text:p>0</text:p>
          </table:table-cell>
          <table:table-cell table:number-columns-repeated="1016"/>
        </table:table-row>
        <table:table-row table:style-name="ro2">
          <table:table-cell table:number-columns-repeated="4"/>
          <table:table-cell table:style-name="ce20" table:formula="of:=IF(AND([.$D$3]=1;[.C185]&lt;&gt;&quot;&quot;);[.$F$3]*[.C185]+[.$F$4])" office:value-type="float" office:value="0" calcext:value-type="float">
            <text:p>0</text:p>
          </table:table-cell>
          <table:table-cell table:style-name="ce20" table:formula="of:=IF(AND([.$D$3]=1;[.C185]&lt;&gt;&quot;&quot;);[.D185]-[.E185])" office:value-type="float" office:value="0" calcext:value-type="float">
            <text:p>0</text:p>
          </table:table-cell>
          <table:table-cell table:style-name="ce20" table:formula="of:=IF([.$D$5]=1;[.$I$3]*([.C185]-[.$I$4])^2+[.$I$5];&quot;&quot;)">
            <text:p/>
          </table:table-cell>
          <table:table-cell table:style-name="ce20" table:formula="of:=IF(AND([.$D$5]=1;[.C185]&lt;&gt;&quot;&quot;);[.D185]-[.G185])" office:value-type="float" office:value="0" calcext:value-type="float">
            <text:p>0</text:p>
          </table:table-cell>
          <table:table-cell table:number-columns-repeated="1016"/>
        </table:table-row>
        <table:table-row table:style-name="ro2">
          <table:table-cell table:number-columns-repeated="4"/>
          <table:table-cell table:style-name="ce20" table:formula="of:=IF(AND([.$D$3]=1;[.C186]&lt;&gt;&quot;&quot;);[.$F$3]*[.C186]+[.$F$4])" office:value-type="float" office:value="0" calcext:value-type="float">
            <text:p>0</text:p>
          </table:table-cell>
          <table:table-cell table:style-name="ce20" table:formula="of:=IF(AND([.$D$3]=1;[.C186]&lt;&gt;&quot;&quot;);[.D186]-[.E186])" office:value-type="float" office:value="0" calcext:value-type="float">
            <text:p>0</text:p>
          </table:table-cell>
          <table:table-cell table:style-name="ce20" table:formula="of:=IF([.$D$5]=1;[.$I$3]*([.C186]-[.$I$4])^2+[.$I$5];&quot;&quot;)">
            <text:p/>
          </table:table-cell>
          <table:table-cell table:style-name="ce20" table:formula="of:=IF(AND([.$D$5]=1;[.C186]&lt;&gt;&quot;&quot;);[.D186]-[.G186])" office:value-type="float" office:value="0" calcext:value-type="float">
            <text:p>0</text:p>
          </table:table-cell>
          <table:table-cell table:number-columns-repeated="1016"/>
        </table:table-row>
        <table:table-row table:style-name="ro2">
          <table:table-cell table:number-columns-repeated="4"/>
          <table:table-cell table:style-name="ce20" table:formula="of:=IF(AND([.$D$3]=1;[.C187]&lt;&gt;&quot;&quot;);[.$F$3]*[.C187]+[.$F$4])" office:value-type="float" office:value="0" calcext:value-type="float">
            <text:p>0</text:p>
          </table:table-cell>
          <table:table-cell table:style-name="ce20" table:formula="of:=IF(AND([.$D$3]=1;[.C187]&lt;&gt;&quot;&quot;);[.D187]-[.E187])" office:value-type="float" office:value="0" calcext:value-type="float">
            <text:p>0</text:p>
          </table:table-cell>
          <table:table-cell table:style-name="ce20" table:formula="of:=IF([.$D$5]=1;[.$I$3]*([.C187]-[.$I$4])^2+[.$I$5];&quot;&quot;)">
            <text:p/>
          </table:table-cell>
          <table:table-cell table:style-name="ce20" table:formula="of:=IF(AND([.$D$5]=1;[.C187]&lt;&gt;&quot;&quot;);[.D187]-[.G187])" office:value-type="float" office:value="0" calcext:value-type="float">
            <text:p>0</text:p>
          </table:table-cell>
          <table:table-cell table:number-columns-repeated="1016"/>
        </table:table-row>
        <table:table-row table:style-name="ro2">
          <table:table-cell table:number-columns-repeated="4"/>
          <table:table-cell table:style-name="ce20" table:formula="of:=IF(AND([.$D$3]=1;[.C188]&lt;&gt;&quot;&quot;);[.$F$3]*[.C188]+[.$F$4])" office:value-type="float" office:value="0" calcext:value-type="float">
            <text:p>0</text:p>
          </table:table-cell>
          <table:table-cell table:style-name="ce20" table:formula="of:=IF(AND([.$D$3]=1;[.C188]&lt;&gt;&quot;&quot;);[.D188]-[.E188])" office:value-type="float" office:value="0" calcext:value-type="float">
            <text:p>0</text:p>
          </table:table-cell>
          <table:table-cell table:style-name="ce20" table:formula="of:=IF([.$D$5]=1;[.$I$3]*([.C188]-[.$I$4])^2+[.$I$5];&quot;&quot;)">
            <text:p/>
          </table:table-cell>
          <table:table-cell table:style-name="ce20" table:formula="of:=IF(AND([.$D$5]=1;[.C188]&lt;&gt;&quot;&quot;);[.D188]-[.G188])" office:value-type="float" office:value="0" calcext:value-type="float">
            <text:p>0</text:p>
          </table:table-cell>
          <table:table-cell table:number-columns-repeated="1016"/>
        </table:table-row>
        <table:table-row table:style-name="ro2">
          <table:table-cell table:number-columns-repeated="4"/>
          <table:table-cell table:style-name="ce20" table:formula="of:=IF(AND([.$D$3]=1;[.C189]&lt;&gt;&quot;&quot;);[.$F$3]*[.C189]+[.$F$4])" office:value-type="float" office:value="0" calcext:value-type="float">
            <text:p>0</text:p>
          </table:table-cell>
          <table:table-cell table:style-name="ce20" table:formula="of:=IF(AND([.$D$3]=1;[.C189]&lt;&gt;&quot;&quot;);[.D189]-[.E189])" office:value-type="float" office:value="0" calcext:value-type="float">
            <text:p>0</text:p>
          </table:table-cell>
          <table:table-cell table:style-name="ce20" table:formula="of:=IF([.$D$5]=1;[.$I$3]*([.C189]-[.$I$4])^2+[.$I$5];&quot;&quot;)">
            <text:p/>
          </table:table-cell>
          <table:table-cell table:style-name="ce20" table:formula="of:=IF(AND([.$D$5]=1;[.C189]&lt;&gt;&quot;&quot;);[.D189]-[.G189])" office:value-type="float" office:value="0" calcext:value-type="float">
            <text:p>0</text:p>
          </table:table-cell>
          <table:table-cell table:number-columns-repeated="1016"/>
        </table:table-row>
        <table:table-row table:style-name="ro2">
          <table:table-cell table:number-columns-repeated="4"/>
          <table:table-cell table:style-name="ce20" table:formula="of:=IF(AND([.$D$3]=1;[.C190]&lt;&gt;&quot;&quot;);[.$F$3]*[.C190]+[.$F$4])" office:value-type="float" office:value="0" calcext:value-type="float">
            <text:p>0</text:p>
          </table:table-cell>
          <table:table-cell table:style-name="ce20" table:formula="of:=IF(AND([.$D$3]=1;[.C190]&lt;&gt;&quot;&quot;);[.D190]-[.E190])" office:value-type="float" office:value="0" calcext:value-type="float">
            <text:p>0</text:p>
          </table:table-cell>
          <table:table-cell table:style-name="ce20" table:formula="of:=IF([.$D$5]=1;[.$I$3]*([.C190]-[.$I$4])^2+[.$I$5];&quot;&quot;)">
            <text:p/>
          </table:table-cell>
          <table:table-cell table:style-name="ce20" table:formula="of:=IF(AND([.$D$5]=1;[.C190]&lt;&gt;&quot;&quot;);[.D190]-[.G190])" office:value-type="float" office:value="0" calcext:value-type="float">
            <text:p>0</text:p>
          </table:table-cell>
          <table:table-cell table:number-columns-repeated="1016"/>
        </table:table-row>
        <table:table-row table:style-name="ro2">
          <table:table-cell table:number-columns-repeated="4"/>
          <table:table-cell table:style-name="ce20" table:formula="of:=IF(AND([.$D$3]=1;[.C191]&lt;&gt;&quot;&quot;);[.$F$3]*[.C191]+[.$F$4])" office:value-type="float" office:value="0" calcext:value-type="float">
            <text:p>0</text:p>
          </table:table-cell>
          <table:table-cell table:style-name="ce20" table:formula="of:=IF(AND([.$D$3]=1;[.C191]&lt;&gt;&quot;&quot;);[.D191]-[.E191])" office:value-type="float" office:value="0" calcext:value-type="float">
            <text:p>0</text:p>
          </table:table-cell>
          <table:table-cell table:style-name="ce20" table:formula="of:=IF([.$D$5]=1;[.$I$3]*([.C191]-[.$I$4])^2+[.$I$5];&quot;&quot;)">
            <text:p/>
          </table:table-cell>
          <table:table-cell table:style-name="ce20" table:formula="of:=IF(AND([.$D$5]=1;[.C191]&lt;&gt;&quot;&quot;);[.D191]-[.G191])" office:value-type="float" office:value="0" calcext:value-type="float">
            <text:p>0</text:p>
          </table:table-cell>
          <table:table-cell table:number-columns-repeated="1016"/>
        </table:table-row>
        <table:table-row table:style-name="ro2">
          <table:table-cell table:number-columns-repeated="4"/>
          <table:table-cell table:style-name="ce20" table:formula="of:=IF(AND([.$D$3]=1;[.C192]&lt;&gt;&quot;&quot;);[.$F$3]*[.C192]+[.$F$4])" office:value-type="float" office:value="0" calcext:value-type="float">
            <text:p>0</text:p>
          </table:table-cell>
          <table:table-cell table:style-name="ce20" table:formula="of:=IF(AND([.$D$3]=1;[.C192]&lt;&gt;&quot;&quot;);[.D192]-[.E192])" office:value-type="float" office:value="0" calcext:value-type="float">
            <text:p>0</text:p>
          </table:table-cell>
          <table:table-cell table:style-name="ce20" table:formula="of:=IF([.$D$5]=1;[.$I$3]*([.C192]-[.$I$4])^2+[.$I$5];&quot;&quot;)">
            <text:p/>
          </table:table-cell>
          <table:table-cell table:style-name="ce20" table:formula="of:=IF(AND([.$D$5]=1;[.C192]&lt;&gt;&quot;&quot;);[.D192]-[.G192])" office:value-type="float" office:value="0" calcext:value-type="float">
            <text:p>0</text:p>
          </table:table-cell>
          <table:table-cell table:number-columns-repeated="1016"/>
        </table:table-row>
        <table:table-row table:style-name="ro2">
          <table:table-cell table:number-columns-repeated="4"/>
          <table:table-cell table:style-name="ce20" table:formula="of:=IF(AND([.$D$3]=1;[.C193]&lt;&gt;&quot;&quot;);[.$F$3]*[.C193]+[.$F$4])" office:value-type="float" office:value="0" calcext:value-type="float">
            <text:p>0</text:p>
          </table:table-cell>
          <table:table-cell table:style-name="ce20" table:formula="of:=IF(AND([.$D$3]=1;[.C193]&lt;&gt;&quot;&quot;);[.D193]-[.E193])" office:value-type="float" office:value="0" calcext:value-type="float">
            <text:p>0</text:p>
          </table:table-cell>
          <table:table-cell table:style-name="ce20" table:formula="of:=IF([.$D$5]=1;[.$I$3]*([.C193]-[.$I$4])^2+[.$I$5];&quot;&quot;)">
            <text:p/>
          </table:table-cell>
          <table:table-cell table:style-name="ce20" table:formula="of:=IF(AND([.$D$5]=1;[.C193]&lt;&gt;&quot;&quot;);[.D193]-[.G193])" office:value-type="float" office:value="0" calcext:value-type="float">
            <text:p>0</text:p>
          </table:table-cell>
          <table:table-cell table:number-columns-repeated="1016"/>
        </table:table-row>
        <table:table-row table:style-name="ro2">
          <table:table-cell table:number-columns-repeated="4"/>
          <table:table-cell table:style-name="ce20" table:formula="of:=IF(AND([.$D$3]=1;[.C194]&lt;&gt;&quot;&quot;);[.$F$3]*[.C194]+[.$F$4])" office:value-type="float" office:value="0" calcext:value-type="float">
            <text:p>0</text:p>
          </table:table-cell>
          <table:table-cell table:style-name="ce20" table:formula="of:=IF(AND([.$D$3]=1;[.C194]&lt;&gt;&quot;&quot;);[.D194]-[.E194])" office:value-type="float" office:value="0" calcext:value-type="float">
            <text:p>0</text:p>
          </table:table-cell>
          <table:table-cell table:style-name="ce20" table:formula="of:=IF([.$D$5]=1;[.$I$3]*([.C194]-[.$I$4])^2+[.$I$5];&quot;&quot;)">
            <text:p/>
          </table:table-cell>
          <table:table-cell table:style-name="ce20" table:formula="of:=IF(AND([.$D$5]=1;[.C194]&lt;&gt;&quot;&quot;);[.D194]-[.G194])" office:value-type="float" office:value="0" calcext:value-type="float">
            <text:p>0</text:p>
          </table:table-cell>
          <table:table-cell table:number-columns-repeated="1016"/>
        </table:table-row>
        <table:table-row table:style-name="ro2">
          <table:table-cell table:number-columns-repeated="4"/>
          <table:table-cell table:style-name="ce20" table:formula="of:=IF(AND([.$D$3]=1;[.C195]&lt;&gt;&quot;&quot;);[.$F$3]*[.C195]+[.$F$4])" office:value-type="float" office:value="0" calcext:value-type="float">
            <text:p>0</text:p>
          </table:table-cell>
          <table:table-cell table:style-name="ce20" table:formula="of:=IF(AND([.$D$3]=1;[.C195]&lt;&gt;&quot;&quot;);[.D195]-[.E195])" office:value-type="float" office:value="0" calcext:value-type="float">
            <text:p>0</text:p>
          </table:table-cell>
          <table:table-cell table:style-name="ce20" table:formula="of:=IF([.$D$5]=1;[.$I$3]*([.C195]-[.$I$4])^2+[.$I$5];&quot;&quot;)">
            <text:p/>
          </table:table-cell>
          <table:table-cell table:style-name="ce20" table:formula="of:=IF(AND([.$D$5]=1;[.C195]&lt;&gt;&quot;&quot;);[.D195]-[.G195])" office:value-type="float" office:value="0" calcext:value-type="float">
            <text:p>0</text:p>
          </table:table-cell>
          <table:table-cell table:number-columns-repeated="1016"/>
        </table:table-row>
        <table:table-row table:style-name="ro2">
          <table:table-cell table:number-columns-repeated="4"/>
          <table:table-cell table:style-name="ce20" table:formula="of:=IF(AND([.$D$3]=1;[.C196]&lt;&gt;&quot;&quot;);[.$F$3]*[.C196]+[.$F$4])" office:value-type="float" office:value="0" calcext:value-type="float">
            <text:p>0</text:p>
          </table:table-cell>
          <table:table-cell table:style-name="ce20" table:formula="of:=IF(AND([.$D$3]=1;[.C196]&lt;&gt;&quot;&quot;);[.D196]-[.E196])" office:value-type="float" office:value="0" calcext:value-type="float">
            <text:p>0</text:p>
          </table:table-cell>
          <table:table-cell table:style-name="ce20" table:formula="of:=IF([.$D$5]=1;[.$I$3]*([.C196]-[.$I$4])^2+[.$I$5];&quot;&quot;)">
            <text:p/>
          </table:table-cell>
          <table:table-cell table:style-name="ce20" table:formula="of:=IF(AND([.$D$5]=1;[.C196]&lt;&gt;&quot;&quot;);[.D196]-[.G196])" office:value-type="float" office:value="0" calcext:value-type="float">
            <text:p>0</text:p>
          </table:table-cell>
          <table:table-cell table:number-columns-repeated="1016"/>
        </table:table-row>
        <table:table-row table:style-name="ro2">
          <table:table-cell table:number-columns-repeated="4"/>
          <table:table-cell table:style-name="ce20" table:formula="of:=IF(AND([.$D$3]=1;[.C197]&lt;&gt;&quot;&quot;);[.$F$3]*[.C197]+[.$F$4])" office:value-type="float" office:value="0" calcext:value-type="float">
            <text:p>0</text:p>
          </table:table-cell>
          <table:table-cell table:style-name="ce20" table:formula="of:=IF(AND([.$D$3]=1;[.C197]&lt;&gt;&quot;&quot;);[.D197]-[.E197])" office:value-type="float" office:value="0" calcext:value-type="float">
            <text:p>0</text:p>
          </table:table-cell>
          <table:table-cell table:style-name="ce20" table:formula="of:=IF([.$D$5]=1;[.$I$3]*([.C197]-[.$I$4])^2+[.$I$5];&quot;&quot;)">
            <text:p/>
          </table:table-cell>
          <table:table-cell table:style-name="ce20" table:formula="of:=IF(AND([.$D$5]=1;[.C197]&lt;&gt;&quot;&quot;);[.D197]-[.G197])" office:value-type="float" office:value="0" calcext:value-type="float">
            <text:p>0</text:p>
          </table:table-cell>
          <table:table-cell table:number-columns-repeated="1016"/>
        </table:table-row>
        <table:table-row table:style-name="ro2">
          <table:table-cell table:number-columns-repeated="4"/>
          <table:table-cell table:style-name="ce20" table:formula="of:=IF(AND([.$D$3]=1;[.C198]&lt;&gt;&quot;&quot;);[.$F$3]*[.C198]+[.$F$4])" office:value-type="float" office:value="0" calcext:value-type="float">
            <text:p>0</text:p>
          </table:table-cell>
          <table:table-cell table:style-name="ce20" table:formula="of:=IF(AND([.$D$3]=1;[.C198]&lt;&gt;&quot;&quot;);[.D198]-[.E198])" office:value-type="float" office:value="0" calcext:value-type="float">
            <text:p>0</text:p>
          </table:table-cell>
          <table:table-cell table:style-name="ce20" table:formula="of:=IF([.$D$5]=1;[.$I$3]*([.C198]-[.$I$4])^2+[.$I$5];&quot;&quot;)">
            <text:p/>
          </table:table-cell>
          <table:table-cell table:style-name="ce20" table:formula="of:=IF(AND([.$D$5]=1;[.C198]&lt;&gt;&quot;&quot;);[.D198]-[.G198])" office:value-type="float" office:value="0" calcext:value-type="float">
            <text:p>0</text:p>
          </table:table-cell>
          <table:table-cell table:number-columns-repeated="1016"/>
        </table:table-row>
        <table:table-row table:style-name="ro2">
          <table:table-cell table:number-columns-repeated="4"/>
          <table:table-cell table:style-name="ce20" table:formula="of:=IF(AND([.$D$3]=1;[.C199]&lt;&gt;&quot;&quot;);[.$F$3]*[.C199]+[.$F$4])" office:value-type="float" office:value="0" calcext:value-type="float">
            <text:p>0</text:p>
          </table:table-cell>
          <table:table-cell table:style-name="ce20" table:formula="of:=IF(AND([.$D$3]=1;[.C199]&lt;&gt;&quot;&quot;);[.D199]-[.E199])" office:value-type="float" office:value="0" calcext:value-type="float">
            <text:p>0</text:p>
          </table:table-cell>
          <table:table-cell table:style-name="ce20" table:formula="of:=IF([.$D$5]=1;[.$I$3]*([.C199]-[.$I$4])^2+[.$I$5];&quot;&quot;)">
            <text:p/>
          </table:table-cell>
          <table:table-cell table:style-name="ce20" table:formula="of:=IF(AND([.$D$5]=1;[.C199]&lt;&gt;&quot;&quot;);[.D199]-[.G199])" office:value-type="float" office:value="0" calcext:value-type="float">
            <text:p>0</text:p>
          </table:table-cell>
          <table:table-cell table:number-columns-repeated="1016"/>
        </table:table-row>
        <table:table-row table:style-name="ro2">
          <table:table-cell table:number-columns-repeated="4"/>
          <table:table-cell table:style-name="ce20" table:formula="of:=IF(AND([.$D$3]=1;[.C200]&lt;&gt;&quot;&quot;);[.$F$3]*[.C200]+[.$F$4])" office:value-type="float" office:value="0" calcext:value-type="float">
            <text:p>0</text:p>
          </table:table-cell>
          <table:table-cell table:style-name="ce20" table:formula="of:=IF(AND([.$D$3]=1;[.C200]&lt;&gt;&quot;&quot;);[.D200]-[.E200])" office:value-type="float" office:value="0" calcext:value-type="float">
            <text:p>0</text:p>
          </table:table-cell>
          <table:table-cell table:style-name="ce20" table:formula="of:=IF([.$D$5]=1;[.$I$3]*([.C200]-[.$I$4])^2+[.$I$5];&quot;&quot;)">
            <text:p/>
          </table:table-cell>
          <table:table-cell table:style-name="ce20" table:formula="of:=IF(AND([.$D$5]=1;[.C200]&lt;&gt;&quot;&quot;);[.D200]-[.G200])" office:value-type="float" office:value="0" calcext:value-type="float">
            <text:p>0</text:p>
          </table:table-cell>
          <table:table-cell table:number-columns-repeated="1016"/>
        </table:table-row>
        <table:table-row table:style-name="ro2">
          <table:table-cell table:number-columns-repeated="4"/>
          <table:table-cell table:style-name="ce20" table:formula="of:=IF(AND([.$D$3]=1;[.C201]&lt;&gt;&quot;&quot;);[.$F$3]*[.C201]+[.$F$4])" office:value-type="float" office:value="0" calcext:value-type="float">
            <text:p>0</text:p>
          </table:table-cell>
          <table:table-cell table:style-name="ce20" table:formula="of:=IF(AND([.$D$3]=1;[.C201]&lt;&gt;&quot;&quot;);[.D201]-[.E201])" office:value-type="float" office:value="0" calcext:value-type="float">
            <text:p>0</text:p>
          </table:table-cell>
          <table:table-cell table:style-name="ce20" table:formula="of:=IF([.$D$5]=1;[.$I$3]*([.C201]-[.$I$4])^2+[.$I$5];&quot;&quot;)">
            <text:p/>
          </table:table-cell>
          <table:table-cell table:style-name="ce20" table:formula="of:=IF(AND([.$D$5]=1;[.C201]&lt;&gt;&quot;&quot;);[.D201]-[.G201])" office:value-type="float" office:value="0" calcext:value-type="float">
            <text:p>0</text:p>
          </table:table-cell>
          <table:table-cell table:number-columns-repeated="1016"/>
        </table:table-row>
        <table:table-row table:style-name="ro2">
          <table:table-cell table:number-columns-repeated="4"/>
          <table:table-cell table:style-name="ce20" table:formula="of:=IF(AND([.$D$3]=1;[.C202]&lt;&gt;&quot;&quot;);[.$F$3]*[.C202]+[.$F$4])" office:value-type="float" office:value="0" calcext:value-type="float">
            <text:p>0</text:p>
          </table:table-cell>
          <table:table-cell table:style-name="ce20" table:formula="of:=IF(AND([.$D$3]=1;[.C202]&lt;&gt;&quot;&quot;);[.D202]-[.E202])" office:value-type="float" office:value="0" calcext:value-type="float">
            <text:p>0</text:p>
          </table:table-cell>
          <table:table-cell table:style-name="ce20" table:formula="of:=IF([.$D$5]=1;[.$I$3]*([.C202]-[.$I$4])^2+[.$I$5];&quot;&quot;)">
            <text:p/>
          </table:table-cell>
          <table:table-cell table:style-name="ce20" table:formula="of:=IF(AND([.$D$5]=1;[.C202]&lt;&gt;&quot;&quot;);[.D202]-[.G202])" office:value-type="float" office:value="0" calcext:value-type="float">
            <text:p>0</text:p>
          </table:table-cell>
          <table:table-cell table:number-columns-repeated="1016"/>
        </table:table-row>
        <table:table-row table:style-name="ro2">
          <table:table-cell table:number-columns-repeated="4"/>
          <table:table-cell table:style-name="ce20" table:formula="of:=IF(AND([.$D$3]=1;[.C203]&lt;&gt;&quot;&quot;);[.$F$3]*[.C203]+[.$F$4])" office:value-type="float" office:value="0" calcext:value-type="float">
            <text:p>0</text:p>
          </table:table-cell>
          <table:table-cell table:style-name="ce20" table:formula="of:=IF(AND([.$D$3]=1;[.C203]&lt;&gt;&quot;&quot;);[.D203]-[.E203])" office:value-type="float" office:value="0" calcext:value-type="float">
            <text:p>0</text:p>
          </table:table-cell>
          <table:table-cell table:style-name="ce20" table:formula="of:=IF([.$D$5]=1;[.$I$3]*([.C203]-[.$I$4])^2+[.$I$5];&quot;&quot;)">
            <text:p/>
          </table:table-cell>
          <table:table-cell table:style-name="ce20" table:formula="of:=IF(AND([.$D$5]=1;[.C203]&lt;&gt;&quot;&quot;);[.D203]-[.G203])" office:value-type="float" office:value="0" calcext:value-type="float">
            <text:p>0</text:p>
          </table:table-cell>
          <table:table-cell table:number-columns-repeated="1016"/>
        </table:table-row>
        <table:table-row table:style-name="ro2">
          <table:table-cell table:number-columns-repeated="4"/>
          <table:table-cell table:style-name="ce20" table:formula="of:=IF(AND([.$D$3]=1;[.C204]&lt;&gt;&quot;&quot;);[.$F$3]*[.C204]+[.$F$4])" office:value-type="float" office:value="0" calcext:value-type="float">
            <text:p>0</text:p>
          </table:table-cell>
          <table:table-cell table:style-name="ce20" table:formula="of:=IF(AND([.$D$3]=1;[.C204]&lt;&gt;&quot;&quot;);[.D204]-[.E204])" office:value-type="float" office:value="0" calcext:value-type="float">
            <text:p>0</text:p>
          </table:table-cell>
          <table:table-cell table:style-name="ce20" table:formula="of:=IF([.$D$5]=1;[.$I$3]*([.C204]-[.$I$4])^2+[.$I$5];&quot;&quot;)">
            <text:p/>
          </table:table-cell>
          <table:table-cell table:style-name="ce20" table:formula="of:=IF(AND([.$D$5]=1;[.C204]&lt;&gt;&quot;&quot;);[.D204]-[.G204])" office:value-type="float" office:value="0" calcext:value-type="float">
            <text:p>0</text:p>
          </table:table-cell>
          <table:table-cell table:number-columns-repeated="1016"/>
        </table:table-row>
        <table:table-row table:style-name="ro2">
          <table:table-cell table:number-columns-repeated="4"/>
          <table:table-cell table:style-name="ce20" table:formula="of:=IF(AND([.$D$3]=1;[.C205]&lt;&gt;&quot;&quot;);[.$F$3]*[.C205]+[.$F$4])" office:value-type="float" office:value="0" calcext:value-type="float">
            <text:p>0</text:p>
          </table:table-cell>
          <table:table-cell table:style-name="ce20" table:formula="of:=IF(AND([.$D$3]=1;[.C205]&lt;&gt;&quot;&quot;);[.D205]-[.E205])" office:value-type="float" office:value="0" calcext:value-type="float">
            <text:p>0</text:p>
          </table:table-cell>
          <table:table-cell table:style-name="ce20" table:formula="of:=IF([.$D$5]=1;[.$I$3]*([.C205]-[.$I$4])^2+[.$I$5];&quot;&quot;)">
            <text:p/>
          </table:table-cell>
          <table:table-cell table:style-name="ce20" table:formula="of:=IF(AND([.$D$5]=1;[.C205]&lt;&gt;&quot;&quot;);[.D205]-[.G205])" office:value-type="float" office:value="0" calcext:value-type="float">
            <text:p>0</text:p>
          </table:table-cell>
          <table:table-cell table:number-columns-repeated="1016"/>
        </table:table-row>
        <table:table-row table:style-name="ro2">
          <table:table-cell table:number-columns-repeated="4"/>
          <table:table-cell table:style-name="ce20" table:formula="of:=IF(AND([.$D$3]=1;[.C206]&lt;&gt;&quot;&quot;);[.$F$3]*[.C206]+[.$F$4])" office:value-type="float" office:value="0" calcext:value-type="float">
            <text:p>0</text:p>
          </table:table-cell>
          <table:table-cell table:style-name="ce20" table:formula="of:=IF(AND([.$D$3]=1;[.C206]&lt;&gt;&quot;&quot;);[.D206]-[.E206])" office:value-type="float" office:value="0" calcext:value-type="float">
            <text:p>0</text:p>
          </table:table-cell>
          <table:table-cell table:style-name="ce20" table:formula="of:=IF([.$D$5]=1;[.$I$3]*([.C206]-[.$I$4])^2+[.$I$5];&quot;&quot;)">
            <text:p/>
          </table:table-cell>
          <table:table-cell table:style-name="ce20" table:formula="of:=IF(AND([.$D$5]=1;[.C206]&lt;&gt;&quot;&quot;);[.D206]-[.G206])" office:value-type="float" office:value="0" calcext:value-type="float">
            <text:p>0</text:p>
          </table:table-cell>
          <table:table-cell table:number-columns-repeated="1016"/>
        </table:table-row>
        <table:table-row table:style-name="ro2">
          <table:table-cell table:number-columns-repeated="4"/>
          <table:table-cell table:style-name="ce20" table:formula="of:=IF(AND([.$D$3]=1;[.C207]&lt;&gt;&quot;&quot;);[.$F$3]*[.C207]+[.$F$4])" office:value-type="float" office:value="0" calcext:value-type="float">
            <text:p>0</text:p>
          </table:table-cell>
          <table:table-cell table:style-name="ce20" table:formula="of:=IF(AND([.$D$3]=1;[.C207]&lt;&gt;&quot;&quot;);[.D207]-[.E207])" office:value-type="float" office:value="0" calcext:value-type="float">
            <text:p>0</text:p>
          </table:table-cell>
          <table:table-cell table:style-name="ce20" table:formula="of:=IF([.$D$5]=1;[.$I$3]*([.C207]-[.$I$4])^2+[.$I$5];&quot;&quot;)">
            <text:p/>
          </table:table-cell>
          <table:table-cell table:style-name="ce20" table:formula="of:=IF(AND([.$D$5]=1;[.C207]&lt;&gt;&quot;&quot;);[.D207]-[.G207])" office:value-type="float" office:value="0" calcext:value-type="float">
            <text:p>0</text:p>
          </table:table-cell>
          <table:table-cell table:number-columns-repeated="1016"/>
        </table:table-row>
        <table:table-row table:style-name="ro2">
          <table:table-cell table:number-columns-repeated="4"/>
          <table:table-cell table:style-name="ce20" table:formula="of:=IF(AND([.$D$3]=1;[.C208]&lt;&gt;&quot;&quot;);[.$F$3]*[.C208]+[.$F$4])" office:value-type="float" office:value="0" calcext:value-type="float">
            <text:p>0</text:p>
          </table:table-cell>
          <table:table-cell table:style-name="ce20" table:formula="of:=IF(AND([.$D$3]=1;[.C208]&lt;&gt;&quot;&quot;);[.D208]-[.E208])" office:value-type="float" office:value="0" calcext:value-type="float">
            <text:p>0</text:p>
          </table:table-cell>
          <table:table-cell table:style-name="ce20" table:formula="of:=IF([.$D$5]=1;[.$I$3]*([.C208]-[.$I$4])^2+[.$I$5];&quot;&quot;)">
            <text:p/>
          </table:table-cell>
          <table:table-cell table:style-name="ce20" table:formula="of:=IF(AND([.$D$5]=1;[.C208]&lt;&gt;&quot;&quot;);[.D208]-[.G208])" office:value-type="float" office:value="0" calcext:value-type="float">
            <text:p>0</text:p>
          </table:table-cell>
          <table:table-cell table:number-columns-repeated="1016"/>
        </table:table-row>
        <table:table-row table:style-name="ro2">
          <table:table-cell table:number-columns-repeated="4"/>
          <table:table-cell table:style-name="ce20" table:formula="of:=IF(AND([.$D$3]=1;[.C209]&lt;&gt;&quot;&quot;);[.$F$3]*[.C209]+[.$F$4])" office:value-type="float" office:value="0" calcext:value-type="float">
            <text:p>0</text:p>
          </table:table-cell>
          <table:table-cell table:style-name="ce20" table:formula="of:=IF(AND([.$D$3]=1;[.C209]&lt;&gt;&quot;&quot;);[.D209]-[.E209])" office:value-type="float" office:value="0" calcext:value-type="float">
            <text:p>0</text:p>
          </table:table-cell>
          <table:table-cell table:style-name="ce20" table:formula="of:=IF([.$D$5]=1;[.$I$3]*([.C209]-[.$I$4])^2+[.$I$5];&quot;&quot;)">
            <text:p/>
          </table:table-cell>
          <table:table-cell table:style-name="ce20" table:formula="of:=IF(AND([.$D$5]=1;[.C209]&lt;&gt;&quot;&quot;);[.D209]-[.G209])" office:value-type="float" office:value="0" calcext:value-type="float">
            <text:p>0</text:p>
          </table:table-cell>
          <table:table-cell table:number-columns-repeated="1016"/>
        </table:table-row>
        <table:table-row table:style-name="ro2">
          <table:table-cell table:number-columns-repeated="4"/>
          <table:table-cell table:style-name="ce20" table:formula="of:=IF(AND([.$D$3]=1;[.C210]&lt;&gt;&quot;&quot;);[.$F$3]*[.C210]+[.$F$4])" office:value-type="float" office:value="0" calcext:value-type="float">
            <text:p>0</text:p>
          </table:table-cell>
          <table:table-cell table:style-name="ce20" table:formula="of:=IF(AND([.$D$3]=1;[.C210]&lt;&gt;&quot;&quot;);[.D210]-[.E210])" office:value-type="float" office:value="0" calcext:value-type="float">
            <text:p>0</text:p>
          </table:table-cell>
          <table:table-cell table:style-name="ce20" table:formula="of:=IF([.$D$5]=1;[.$I$3]*([.C210]-[.$I$4])^2+[.$I$5];&quot;&quot;)">
            <text:p/>
          </table:table-cell>
          <table:table-cell table:style-name="ce20" table:formula="of:=IF(AND([.$D$5]=1;[.C210]&lt;&gt;&quot;&quot;);[.D210]-[.G210])" office:value-type="float" office:value="0" calcext:value-type="float">
            <text:p>0</text:p>
          </table:table-cell>
          <table:table-cell table:number-columns-repeated="1016"/>
        </table:table-row>
        <table:table-row table:style-name="ro2">
          <table:table-cell table:number-columns-repeated="4"/>
          <table:table-cell table:style-name="ce20" table:formula="of:=IF(AND([.$D$3]=1;[.C211]&lt;&gt;&quot;&quot;);[.$F$3]*[.C211]+[.$F$4])" office:value-type="float" office:value="0" calcext:value-type="float">
            <text:p>0</text:p>
          </table:table-cell>
          <table:table-cell table:style-name="ce20" table:formula="of:=IF(AND([.$D$3]=1;[.C211]&lt;&gt;&quot;&quot;);[.D211]-[.E211])" office:value-type="float" office:value="0" calcext:value-type="float">
            <text:p>0</text:p>
          </table:table-cell>
          <table:table-cell table:style-name="ce20" table:formula="of:=IF([.$D$5]=1;[.$I$3]*([.C211]-[.$I$4])^2+[.$I$5];&quot;&quot;)">
            <text:p/>
          </table:table-cell>
          <table:table-cell table:style-name="ce20" table:formula="of:=IF(AND([.$D$5]=1;[.C211]&lt;&gt;&quot;&quot;);[.D211]-[.G211])" office:value-type="float" office:value="0" calcext:value-type="float">
            <text:p>0</text:p>
          </table:table-cell>
          <table:table-cell table:number-columns-repeated="1016"/>
        </table:table-row>
        <table:table-row table:style-name="ro2">
          <table:table-cell table:number-columns-repeated="4"/>
          <table:table-cell table:style-name="ce20" table:formula="of:=IF(AND([.$D$3]=1;[.C212]&lt;&gt;&quot;&quot;);[.$F$3]*[.C212]+[.$F$4])" office:value-type="float" office:value="0" calcext:value-type="float">
            <text:p>0</text:p>
          </table:table-cell>
          <table:table-cell table:style-name="ce20" table:formula="of:=IF(AND([.$D$3]=1;[.C212]&lt;&gt;&quot;&quot;);[.D212]-[.E212])" office:value-type="float" office:value="0" calcext:value-type="float">
            <text:p>0</text:p>
          </table:table-cell>
          <table:table-cell table:style-name="ce20" table:formula="of:=IF([.$D$5]=1;[.$I$3]*([.C212]-[.$I$4])^2+[.$I$5];&quot;&quot;)">
            <text:p/>
          </table:table-cell>
          <table:table-cell table:style-name="ce20" table:formula="of:=IF(AND([.$D$5]=1;[.C212]&lt;&gt;&quot;&quot;);[.D212]-[.G212])" office:value-type="float" office:value="0" calcext:value-type="float">
            <text:p>0</text:p>
          </table:table-cell>
          <table:table-cell table:number-columns-repeated="1016"/>
        </table:table-row>
        <table:table-row table:style-name="ro2">
          <table:table-cell table:number-columns-repeated="4"/>
          <table:table-cell table:style-name="ce20" table:formula="of:=IF(AND([.$D$3]=1;[.C213]&lt;&gt;&quot;&quot;);[.$F$3]*[.C213]+[.$F$4])" office:value-type="float" office:value="0" calcext:value-type="float">
            <text:p>0</text:p>
          </table:table-cell>
          <table:table-cell table:style-name="ce20" table:formula="of:=IF(AND([.$D$3]=1;[.C213]&lt;&gt;&quot;&quot;);[.D213]-[.E213])" office:value-type="float" office:value="0" calcext:value-type="float">
            <text:p>0</text:p>
          </table:table-cell>
          <table:table-cell table:style-name="ce20" table:formula="of:=IF([.$D$5]=1;[.$I$3]*([.C213]-[.$I$4])^2+[.$I$5];&quot;&quot;)">
            <text:p/>
          </table:table-cell>
          <table:table-cell table:style-name="ce20" table:formula="of:=IF(AND([.$D$5]=1;[.C213]&lt;&gt;&quot;&quot;);[.D213]-[.G213])" office:value-type="float" office:value="0" calcext:value-type="float">
            <text:p>0</text:p>
          </table:table-cell>
          <table:table-cell table:number-columns-repeated="1016"/>
        </table:table-row>
        <table:table-row table:style-name="ro2">
          <table:table-cell table:number-columns-repeated="4"/>
          <table:table-cell table:style-name="ce20" table:formula="of:=IF(AND([.$D$3]=1;[.C214]&lt;&gt;&quot;&quot;);[.$F$3]*[.C214]+[.$F$4])" office:value-type="float" office:value="0" calcext:value-type="float">
            <text:p>0</text:p>
          </table:table-cell>
          <table:table-cell table:style-name="ce20" table:formula="of:=IF(AND([.$D$3]=1;[.C214]&lt;&gt;&quot;&quot;);[.D214]-[.E214])" office:value-type="float" office:value="0" calcext:value-type="float">
            <text:p>0</text:p>
          </table:table-cell>
          <table:table-cell table:style-name="ce20" table:formula="of:=IF([.$D$5]=1;[.$I$3]*([.C214]-[.$I$4])^2+[.$I$5];&quot;&quot;)">
            <text:p/>
          </table:table-cell>
          <table:table-cell table:style-name="ce20" table:formula="of:=IF(AND([.$D$5]=1;[.C214]&lt;&gt;&quot;&quot;);[.D214]-[.G214])" office:value-type="float" office:value="0" calcext:value-type="float">
            <text:p>0</text:p>
          </table:table-cell>
          <table:table-cell table:number-columns-repeated="1016"/>
        </table:table-row>
        <table:table-row table:style-name="ro2">
          <table:table-cell table:number-columns-repeated="4"/>
          <table:table-cell table:style-name="ce20" table:formula="of:=IF(AND([.$D$3]=1;[.C215]&lt;&gt;&quot;&quot;);[.$F$3]*[.C215]+[.$F$4])" office:value-type="float" office:value="0" calcext:value-type="float">
            <text:p>0</text:p>
          </table:table-cell>
          <table:table-cell table:style-name="ce20" table:formula="of:=IF(AND([.$D$3]=1;[.C215]&lt;&gt;&quot;&quot;);[.D215]-[.E215])" office:value-type="float" office:value="0" calcext:value-type="float">
            <text:p>0</text:p>
          </table:table-cell>
          <table:table-cell table:style-name="ce20" table:formula="of:=IF([.$D$5]=1;[.$I$3]*([.C215]-[.$I$4])^2+[.$I$5];&quot;&quot;)">
            <text:p/>
          </table:table-cell>
          <table:table-cell table:style-name="ce20" table:formula="of:=IF(AND([.$D$5]=1;[.C215]&lt;&gt;&quot;&quot;);[.D215]-[.G215])" office:value-type="float" office:value="0" calcext:value-type="float">
            <text:p>0</text:p>
          </table:table-cell>
          <table:table-cell table:number-columns-repeated="1016"/>
        </table:table-row>
        <table:table-row table:style-name="ro2">
          <table:table-cell table:number-columns-repeated="4"/>
          <table:table-cell table:style-name="ce20" table:formula="of:=IF(AND([.$D$3]=1;[.C216]&lt;&gt;&quot;&quot;);[.$F$3]*[.C216]+[.$F$4])" office:value-type="float" office:value="0" calcext:value-type="float">
            <text:p>0</text:p>
          </table:table-cell>
          <table:table-cell table:style-name="ce20" table:formula="of:=IF(AND([.$D$3]=1;[.C216]&lt;&gt;&quot;&quot;);[.D216]-[.E216])" office:value-type="float" office:value="0" calcext:value-type="float">
            <text:p>0</text:p>
          </table:table-cell>
          <table:table-cell table:style-name="ce20" table:formula="of:=IF([.$D$5]=1;[.$I$3]*([.C216]-[.$I$4])^2+[.$I$5];&quot;&quot;)">
            <text:p/>
          </table:table-cell>
          <table:table-cell table:style-name="ce20" table:formula="of:=IF(AND([.$D$5]=1;[.C216]&lt;&gt;&quot;&quot;);[.D216]-[.G216])" office:value-type="float" office:value="0" calcext:value-type="float">
            <text:p>0</text:p>
          </table:table-cell>
          <table:table-cell table:number-columns-repeated="1016"/>
        </table:table-row>
        <table:table-row table:style-name="ro2">
          <table:table-cell table:number-columns-repeated="4"/>
          <table:table-cell table:style-name="ce20" table:formula="of:=IF(AND([.$D$3]=1;[.C217]&lt;&gt;&quot;&quot;);[.$F$3]*[.C217]+[.$F$4])" office:value-type="float" office:value="0" calcext:value-type="float">
            <text:p>0</text:p>
          </table:table-cell>
          <table:table-cell table:style-name="ce20" table:formula="of:=IF(AND([.$D$3]=1;[.C217]&lt;&gt;&quot;&quot;);[.D217]-[.E217])" office:value-type="float" office:value="0" calcext:value-type="float">
            <text:p>0</text:p>
          </table:table-cell>
          <table:table-cell table:style-name="ce20" table:formula="of:=IF([.$D$5]=1;[.$I$3]*([.C217]-[.$I$4])^2+[.$I$5];&quot;&quot;)">
            <text:p/>
          </table:table-cell>
          <table:table-cell table:style-name="ce20" table:formula="of:=IF(AND([.$D$5]=1;[.C217]&lt;&gt;&quot;&quot;);[.D217]-[.G217])" office:value-type="float" office:value="0" calcext:value-type="float">
            <text:p>0</text:p>
          </table:table-cell>
          <table:table-cell table:number-columns-repeated="1016"/>
        </table:table-row>
        <table:table-row table:style-name="ro2">
          <table:table-cell table:number-columns-repeated="4"/>
          <table:table-cell table:style-name="ce20" table:formula="of:=IF(AND([.$D$3]=1;[.C218]&lt;&gt;&quot;&quot;);[.$F$3]*[.C218]+[.$F$4])" office:value-type="float" office:value="0" calcext:value-type="float">
            <text:p>0</text:p>
          </table:table-cell>
          <table:table-cell table:style-name="ce20" table:formula="of:=IF(AND([.$D$3]=1;[.C218]&lt;&gt;&quot;&quot;);[.D218]-[.E218])" office:value-type="float" office:value="0" calcext:value-type="float">
            <text:p>0</text:p>
          </table:table-cell>
          <table:table-cell table:style-name="ce20" table:formula="of:=IF([.$D$5]=1;[.$I$3]*([.C218]-[.$I$4])^2+[.$I$5];&quot;&quot;)">
            <text:p/>
          </table:table-cell>
          <table:table-cell table:style-name="ce20" table:formula="of:=IF(AND([.$D$5]=1;[.C218]&lt;&gt;&quot;&quot;);[.D218]-[.G218])" office:value-type="float" office:value="0" calcext:value-type="float">
            <text:p>0</text:p>
          </table:table-cell>
          <table:table-cell table:number-columns-repeated="1016"/>
        </table:table-row>
        <table:table-row table:style-name="ro2">
          <table:table-cell table:number-columns-repeated="4"/>
          <table:table-cell table:style-name="ce20" table:formula="of:=IF(AND([.$D$3]=1;[.C219]&lt;&gt;&quot;&quot;);[.$F$3]*[.C219]+[.$F$4])" office:value-type="float" office:value="0" calcext:value-type="float">
            <text:p>0</text:p>
          </table:table-cell>
          <table:table-cell table:style-name="ce20" table:formula="of:=IF(AND([.$D$3]=1;[.C219]&lt;&gt;&quot;&quot;);[.D219]-[.E219])" office:value-type="float" office:value="0" calcext:value-type="float">
            <text:p>0</text:p>
          </table:table-cell>
          <table:table-cell table:style-name="ce20" table:formula="of:=IF([.$D$5]=1;[.$I$3]*([.C219]-[.$I$4])^2+[.$I$5];&quot;&quot;)">
            <text:p/>
          </table:table-cell>
          <table:table-cell table:style-name="ce20" table:formula="of:=IF(AND([.$D$5]=1;[.C219]&lt;&gt;&quot;&quot;);[.D219]-[.G219])" office:value-type="float" office:value="0" calcext:value-type="float">
            <text:p>0</text:p>
          </table:table-cell>
          <table:table-cell table:number-columns-repeated="1016"/>
        </table:table-row>
        <table:table-row table:style-name="ro2">
          <table:table-cell table:number-columns-repeated="4"/>
          <table:table-cell table:style-name="ce20" table:formula="of:=IF(AND([.$D$3]=1;[.C220]&lt;&gt;&quot;&quot;);[.$F$3]*[.C220]+[.$F$4])" office:value-type="float" office:value="0" calcext:value-type="float">
            <text:p>0</text:p>
          </table:table-cell>
          <table:table-cell table:style-name="ce20" table:formula="of:=IF(AND([.$D$3]=1;[.C220]&lt;&gt;&quot;&quot;);[.D220]-[.E220])" office:value-type="float" office:value="0" calcext:value-type="float">
            <text:p>0</text:p>
          </table:table-cell>
          <table:table-cell table:style-name="ce20" table:formula="of:=IF([.$D$5]=1;[.$I$3]*([.C220]-[.$I$4])^2+[.$I$5];&quot;&quot;)">
            <text:p/>
          </table:table-cell>
          <table:table-cell table:style-name="ce20" table:formula="of:=IF(AND([.$D$5]=1;[.C220]&lt;&gt;&quot;&quot;);[.D220]-[.G220])" office:value-type="float" office:value="0" calcext:value-type="float">
            <text:p>0</text:p>
          </table:table-cell>
          <table:table-cell table:number-columns-repeated="1016"/>
        </table:table-row>
        <table:table-row table:style-name="ro2">
          <table:table-cell table:number-columns-repeated="4"/>
          <table:table-cell table:style-name="ce20" table:formula="of:=IF(AND([.$D$3]=1;[.C221]&lt;&gt;&quot;&quot;);[.$F$3]*[.C221]+[.$F$4])" office:value-type="float" office:value="0" calcext:value-type="float">
            <text:p>0</text:p>
          </table:table-cell>
          <table:table-cell table:style-name="ce20" table:formula="of:=IF(AND([.$D$3]=1;[.C221]&lt;&gt;&quot;&quot;);[.D221]-[.E221])" office:value-type="float" office:value="0" calcext:value-type="float">
            <text:p>0</text:p>
          </table:table-cell>
          <table:table-cell table:style-name="ce20" table:formula="of:=IF([.$D$5]=1;[.$I$3]*([.C221]-[.$I$4])^2+[.$I$5];&quot;&quot;)">
            <text:p/>
          </table:table-cell>
          <table:table-cell table:style-name="ce20" table:formula="of:=IF(AND([.$D$5]=1;[.C221]&lt;&gt;&quot;&quot;);[.D221]-[.G221])" office:value-type="float" office:value="0" calcext:value-type="float">
            <text:p>0</text:p>
          </table:table-cell>
          <table:table-cell table:number-columns-repeated="1016"/>
        </table:table-row>
        <table:table-row table:style-name="ro2">
          <table:table-cell table:number-columns-repeated="4"/>
          <table:table-cell table:style-name="ce20" table:formula="of:=IF(AND([.$D$3]=1;[.C222]&lt;&gt;&quot;&quot;);[.$F$3]*[.C222]+[.$F$4])" office:value-type="float" office:value="0" calcext:value-type="float">
            <text:p>0</text:p>
          </table:table-cell>
          <table:table-cell table:style-name="ce20" table:formula="of:=IF(AND([.$D$3]=1;[.C222]&lt;&gt;&quot;&quot;);[.D222]-[.E222])" office:value-type="float" office:value="0" calcext:value-type="float">
            <text:p>0</text:p>
          </table:table-cell>
          <table:table-cell table:style-name="ce20" table:formula="of:=IF([.$D$5]=1;[.$I$3]*([.C222]-[.$I$4])^2+[.$I$5];&quot;&quot;)">
            <text:p/>
          </table:table-cell>
          <table:table-cell table:style-name="ce20" table:formula="of:=IF(AND([.$D$5]=1;[.C222]&lt;&gt;&quot;&quot;);[.D222]-[.G222])" office:value-type="float" office:value="0" calcext:value-type="float">
            <text:p>0</text:p>
          </table:table-cell>
          <table:table-cell table:number-columns-repeated="1016"/>
        </table:table-row>
        <table:table-row table:style-name="ro2">
          <table:table-cell table:number-columns-repeated="4"/>
          <table:table-cell table:style-name="ce20" table:formula="of:=IF(AND([.$D$3]=1;[.C223]&lt;&gt;&quot;&quot;);[.$F$3]*[.C223]+[.$F$4])" office:value-type="float" office:value="0" calcext:value-type="float">
            <text:p>0</text:p>
          </table:table-cell>
          <table:table-cell table:style-name="ce20" table:formula="of:=IF(AND([.$D$3]=1;[.C223]&lt;&gt;&quot;&quot;);[.D223]-[.E223])" office:value-type="float" office:value="0" calcext:value-type="float">
            <text:p>0</text:p>
          </table:table-cell>
          <table:table-cell table:style-name="ce20" table:formula="of:=IF([.$D$5]=1;[.$I$3]*([.C223]-[.$I$4])^2+[.$I$5];&quot;&quot;)">
            <text:p/>
          </table:table-cell>
          <table:table-cell table:style-name="ce20" table:formula="of:=IF(AND([.$D$5]=1;[.C223]&lt;&gt;&quot;&quot;);[.D223]-[.G223])" office:value-type="float" office:value="0" calcext:value-type="float">
            <text:p>0</text:p>
          </table:table-cell>
          <table:table-cell table:number-columns-repeated="1016"/>
        </table:table-row>
        <table:table-row table:style-name="ro2">
          <table:table-cell table:number-columns-repeated="4"/>
          <table:table-cell table:style-name="ce20" table:formula="of:=IF(AND([.$D$3]=1;[.C224]&lt;&gt;&quot;&quot;);[.$F$3]*[.C224]+[.$F$4])" office:value-type="float" office:value="0" calcext:value-type="float">
            <text:p>0</text:p>
          </table:table-cell>
          <table:table-cell table:style-name="ce20" table:formula="of:=IF(AND([.$D$3]=1;[.C224]&lt;&gt;&quot;&quot;);[.D224]-[.E224])" office:value-type="float" office:value="0" calcext:value-type="float">
            <text:p>0</text:p>
          </table:table-cell>
          <table:table-cell table:style-name="ce20" table:formula="of:=IF([.$D$5]=1;[.$I$3]*([.C224]-[.$I$4])^2+[.$I$5];&quot;&quot;)">
            <text:p/>
          </table:table-cell>
          <table:table-cell table:style-name="ce20" table:formula="of:=IF(AND([.$D$5]=1;[.C224]&lt;&gt;&quot;&quot;);[.D224]-[.G224])" office:value-type="float" office:value="0" calcext:value-type="float">
            <text:p>0</text:p>
          </table:table-cell>
          <table:table-cell table:number-columns-repeated="1016"/>
        </table:table-row>
        <table:table-row table:style-name="ro2">
          <table:table-cell table:number-columns-repeated="4"/>
          <table:table-cell table:style-name="ce20" table:formula="of:=IF(AND([.$D$3]=1;[.C225]&lt;&gt;&quot;&quot;);[.$F$3]*[.C225]+[.$F$4])" office:value-type="float" office:value="0" calcext:value-type="float">
            <text:p>0</text:p>
          </table:table-cell>
          <table:table-cell table:style-name="ce20" table:formula="of:=IF(AND([.$D$3]=1;[.C225]&lt;&gt;&quot;&quot;);[.D225]-[.E225])" office:value-type="float" office:value="0" calcext:value-type="float">
            <text:p>0</text:p>
          </table:table-cell>
          <table:table-cell table:style-name="ce20" table:formula="of:=IF([.$D$5]=1;[.$I$3]*([.C225]-[.$I$4])^2+[.$I$5];&quot;&quot;)">
            <text:p/>
          </table:table-cell>
          <table:table-cell table:style-name="ce20" table:formula="of:=IF(AND([.$D$5]=1;[.C225]&lt;&gt;&quot;&quot;);[.D225]-[.G225])" office:value-type="float" office:value="0" calcext:value-type="float">
            <text:p>0</text:p>
          </table:table-cell>
          <table:table-cell table:number-columns-repeated="1016"/>
        </table:table-row>
        <table:table-row table:style-name="ro2">
          <table:table-cell table:number-columns-repeated="4"/>
          <table:table-cell table:style-name="ce20" table:formula="of:=IF(AND([.$D$3]=1;[.C226]&lt;&gt;&quot;&quot;);[.$F$3]*[.C226]+[.$F$4])" office:value-type="float" office:value="0" calcext:value-type="float">
            <text:p>0</text:p>
          </table:table-cell>
          <table:table-cell table:style-name="ce20" table:formula="of:=IF(AND([.$D$3]=1;[.C226]&lt;&gt;&quot;&quot;);[.D226]-[.E226])" office:value-type="float" office:value="0" calcext:value-type="float">
            <text:p>0</text:p>
          </table:table-cell>
          <table:table-cell table:style-name="ce20" table:formula="of:=IF([.$D$5]=1;[.$I$3]*([.C226]-[.$I$4])^2+[.$I$5];&quot;&quot;)">
            <text:p/>
          </table:table-cell>
          <table:table-cell table:style-name="ce20" table:formula="of:=IF(AND([.$D$5]=1;[.C226]&lt;&gt;&quot;&quot;);[.D226]-[.G226])" office:value-type="float" office:value="0" calcext:value-type="float">
            <text:p>0</text:p>
          </table:table-cell>
          <table:table-cell table:number-columns-repeated="1016"/>
        </table:table-row>
        <table:table-row table:style-name="ro2">
          <table:table-cell table:number-columns-repeated="4"/>
          <table:table-cell table:style-name="ce20" table:formula="of:=IF(AND([.$D$3]=1;[.C227]&lt;&gt;&quot;&quot;);[.$F$3]*[.C227]+[.$F$4])" office:value-type="float" office:value="0" calcext:value-type="float">
            <text:p>0</text:p>
          </table:table-cell>
          <table:table-cell table:style-name="ce20" table:formula="of:=IF(AND([.$D$3]=1;[.C227]&lt;&gt;&quot;&quot;);[.D227]-[.E227])" office:value-type="float" office:value="0" calcext:value-type="float">
            <text:p>0</text:p>
          </table:table-cell>
          <table:table-cell table:style-name="ce20" table:formula="of:=IF([.$D$5]=1;[.$I$3]*([.C227]-[.$I$4])^2+[.$I$5];&quot;&quot;)">
            <text:p/>
          </table:table-cell>
          <table:table-cell table:style-name="ce20" table:formula="of:=IF(AND([.$D$5]=1;[.C227]&lt;&gt;&quot;&quot;);[.D227]-[.G227])" office:value-type="float" office:value="0" calcext:value-type="float">
            <text:p>0</text:p>
          </table:table-cell>
          <table:table-cell table:number-columns-repeated="1016"/>
        </table:table-row>
        <table:table-row table:style-name="ro2">
          <table:table-cell table:number-columns-repeated="4"/>
          <table:table-cell table:style-name="ce20" table:formula="of:=IF(AND([.$D$3]=1;[.C228]&lt;&gt;&quot;&quot;);[.$F$3]*[.C228]+[.$F$4])" office:value-type="float" office:value="0" calcext:value-type="float">
            <text:p>0</text:p>
          </table:table-cell>
          <table:table-cell table:style-name="ce20" table:formula="of:=IF(AND([.$D$3]=1;[.C228]&lt;&gt;&quot;&quot;);[.D228]-[.E228])" office:value-type="float" office:value="0" calcext:value-type="float">
            <text:p>0</text:p>
          </table:table-cell>
          <table:table-cell table:style-name="ce20" table:formula="of:=IF([.$D$5]=1;[.$I$3]*([.C228]-[.$I$4])^2+[.$I$5];&quot;&quot;)">
            <text:p/>
          </table:table-cell>
          <table:table-cell table:style-name="ce20" table:formula="of:=IF(AND([.$D$5]=1;[.C228]&lt;&gt;&quot;&quot;);[.D228]-[.G228])" office:value-type="float" office:value="0" calcext:value-type="float">
            <text:p>0</text:p>
          </table:table-cell>
          <table:table-cell table:number-columns-repeated="1016"/>
        </table:table-row>
        <table:table-row table:style-name="ro2">
          <table:table-cell table:number-columns-repeated="4"/>
          <table:table-cell table:style-name="ce20" table:formula="of:=IF(AND([.$D$3]=1;[.C229]&lt;&gt;&quot;&quot;);[.$F$3]*[.C229]+[.$F$4])" office:value-type="float" office:value="0" calcext:value-type="float">
            <text:p>0</text:p>
          </table:table-cell>
          <table:table-cell table:style-name="ce20" table:formula="of:=IF(AND([.$D$3]=1;[.C229]&lt;&gt;&quot;&quot;);[.D229]-[.E229])" office:value-type="float" office:value="0" calcext:value-type="float">
            <text:p>0</text:p>
          </table:table-cell>
          <table:table-cell table:style-name="ce20" table:formula="of:=IF([.$D$5]=1;[.$I$3]*([.C229]-[.$I$4])^2+[.$I$5];&quot;&quot;)">
            <text:p/>
          </table:table-cell>
          <table:table-cell table:style-name="ce20" table:formula="of:=IF(AND([.$D$5]=1;[.C229]&lt;&gt;&quot;&quot;);[.D229]-[.G229])" office:value-type="float" office:value="0" calcext:value-type="float">
            <text:p>0</text:p>
          </table:table-cell>
          <table:table-cell table:number-columns-repeated="1016"/>
        </table:table-row>
        <table:table-row table:style-name="ro2">
          <table:table-cell table:number-columns-repeated="4"/>
          <table:table-cell table:style-name="ce20" table:formula="of:=IF(AND([.$D$3]=1;[.C230]&lt;&gt;&quot;&quot;);[.$F$3]*[.C230]+[.$F$4])" office:value-type="float" office:value="0" calcext:value-type="float">
            <text:p>0</text:p>
          </table:table-cell>
          <table:table-cell table:style-name="ce20" table:formula="of:=IF(AND([.$D$3]=1;[.C230]&lt;&gt;&quot;&quot;);[.D230]-[.E230])" office:value-type="float" office:value="0" calcext:value-type="float">
            <text:p>0</text:p>
          </table:table-cell>
          <table:table-cell table:style-name="ce20" table:formula="of:=IF([.$D$5]=1;[.$I$3]*([.C230]-[.$I$4])^2+[.$I$5];&quot;&quot;)">
            <text:p/>
          </table:table-cell>
          <table:table-cell table:style-name="ce20" table:formula="of:=IF(AND([.$D$5]=1;[.C230]&lt;&gt;&quot;&quot;);[.D230]-[.G230])" office:value-type="float" office:value="0" calcext:value-type="float">
            <text:p>0</text:p>
          </table:table-cell>
          <table:table-cell table:number-columns-repeated="1016"/>
        </table:table-row>
        <table:table-row table:style-name="ro2">
          <table:table-cell table:number-columns-repeated="4"/>
          <table:table-cell table:style-name="ce20" table:formula="of:=IF(AND([.$D$3]=1;[.C231]&lt;&gt;&quot;&quot;);[.$F$3]*[.C231]+[.$F$4])" office:value-type="float" office:value="0" calcext:value-type="float">
            <text:p>0</text:p>
          </table:table-cell>
          <table:table-cell table:style-name="ce20" table:formula="of:=IF(AND([.$D$3]=1;[.C231]&lt;&gt;&quot;&quot;);[.D231]-[.E231])" office:value-type="float" office:value="0" calcext:value-type="float">
            <text:p>0</text:p>
          </table:table-cell>
          <table:table-cell table:style-name="ce20" table:formula="of:=IF([.$D$5]=1;[.$I$3]*([.C231]-[.$I$4])^2+[.$I$5];&quot;&quot;)">
            <text:p/>
          </table:table-cell>
          <table:table-cell table:style-name="ce20" table:formula="of:=IF(AND([.$D$5]=1;[.C231]&lt;&gt;&quot;&quot;);[.D231]-[.G231])" office:value-type="float" office:value="0" calcext:value-type="float">
            <text:p>0</text:p>
          </table:table-cell>
          <table:table-cell table:number-columns-repeated="1016"/>
        </table:table-row>
        <table:table-row table:style-name="ro2">
          <table:table-cell table:number-columns-repeated="4"/>
          <table:table-cell table:style-name="ce20" table:formula="of:=IF(AND([.$D$3]=1;[.C232]&lt;&gt;&quot;&quot;);[.$F$3]*[.C232]+[.$F$4])" office:value-type="float" office:value="0" calcext:value-type="float">
            <text:p>0</text:p>
          </table:table-cell>
          <table:table-cell table:style-name="ce20" table:formula="of:=IF(AND([.$D$3]=1;[.C232]&lt;&gt;&quot;&quot;);[.D232]-[.E232])" office:value-type="float" office:value="0" calcext:value-type="float">
            <text:p>0</text:p>
          </table:table-cell>
          <table:table-cell table:style-name="ce20" table:formula="of:=IF([.$D$5]=1;[.$I$3]*([.C232]-[.$I$4])^2+[.$I$5];&quot;&quot;)">
            <text:p/>
          </table:table-cell>
          <table:table-cell table:style-name="ce20" table:formula="of:=IF(AND([.$D$5]=1;[.C232]&lt;&gt;&quot;&quot;);[.D232]-[.G232])" office:value-type="float" office:value="0" calcext:value-type="float">
            <text:p>0</text:p>
          </table:table-cell>
          <table:table-cell table:number-columns-repeated="1016"/>
        </table:table-row>
        <table:table-row table:style-name="ro2">
          <table:table-cell table:number-columns-repeated="4"/>
          <table:table-cell table:style-name="ce20" table:formula="of:=IF(AND([.$D$3]=1;[.C233]&lt;&gt;&quot;&quot;);[.$F$3]*[.C233]+[.$F$4])" office:value-type="float" office:value="0" calcext:value-type="float">
            <text:p>0</text:p>
          </table:table-cell>
          <table:table-cell table:style-name="ce20" table:formula="of:=IF(AND([.$D$3]=1;[.C233]&lt;&gt;&quot;&quot;);[.D233]-[.E233])" office:value-type="float" office:value="0" calcext:value-type="float">
            <text:p>0</text:p>
          </table:table-cell>
          <table:table-cell table:style-name="ce20" table:formula="of:=IF([.$D$5]=1;[.$I$3]*([.C233]-[.$I$4])^2+[.$I$5];&quot;&quot;)">
            <text:p/>
          </table:table-cell>
          <table:table-cell table:style-name="ce20" table:formula="of:=IF(AND([.$D$5]=1;[.C233]&lt;&gt;&quot;&quot;);[.D233]-[.G233])" office:value-type="float" office:value="0" calcext:value-type="float">
            <text:p>0</text:p>
          </table:table-cell>
          <table:table-cell table:number-columns-repeated="1016"/>
        </table:table-row>
        <table:table-row table:style-name="ro2">
          <table:table-cell table:number-columns-repeated="4"/>
          <table:table-cell table:style-name="ce20" table:formula="of:=IF(AND([.$D$3]=1;[.C234]&lt;&gt;&quot;&quot;);[.$F$3]*[.C234]+[.$F$4])" office:value-type="float" office:value="0" calcext:value-type="float">
            <text:p>0</text:p>
          </table:table-cell>
          <table:table-cell table:style-name="ce20" table:formula="of:=IF(AND([.$D$3]=1;[.C234]&lt;&gt;&quot;&quot;);[.D234]-[.E234])" office:value-type="float" office:value="0" calcext:value-type="float">
            <text:p>0</text:p>
          </table:table-cell>
          <table:table-cell table:style-name="ce20" table:formula="of:=IF([.$D$5]=1;[.$I$3]*([.C234]-[.$I$4])^2+[.$I$5];&quot;&quot;)">
            <text:p/>
          </table:table-cell>
          <table:table-cell table:style-name="ce20" table:formula="of:=IF(AND([.$D$5]=1;[.C234]&lt;&gt;&quot;&quot;);[.D234]-[.G234])" office:value-type="float" office:value="0" calcext:value-type="float">
            <text:p>0</text:p>
          </table:table-cell>
          <table:table-cell table:number-columns-repeated="1016"/>
        </table:table-row>
        <table:table-row table:style-name="ro2">
          <table:table-cell table:number-columns-repeated="4"/>
          <table:table-cell table:style-name="ce20" table:formula="of:=IF(AND([.$D$3]=1;[.C235]&lt;&gt;&quot;&quot;);[.$F$3]*[.C235]+[.$F$4])" office:value-type="float" office:value="0" calcext:value-type="float">
            <text:p>0</text:p>
          </table:table-cell>
          <table:table-cell table:style-name="ce20" table:formula="of:=IF(AND([.$D$3]=1;[.C235]&lt;&gt;&quot;&quot;);[.D235]-[.E235])" office:value-type="float" office:value="0" calcext:value-type="float">
            <text:p>0</text:p>
          </table:table-cell>
          <table:table-cell table:style-name="ce20" table:formula="of:=IF([.$D$5]=1;[.$I$3]*([.C235]-[.$I$4])^2+[.$I$5];&quot;&quot;)">
            <text:p/>
          </table:table-cell>
          <table:table-cell table:style-name="ce20" table:formula="of:=IF(AND([.$D$5]=1;[.C235]&lt;&gt;&quot;&quot;);[.D235]-[.G235])" office:value-type="float" office:value="0" calcext:value-type="float">
            <text:p>0</text:p>
          </table:table-cell>
          <table:table-cell table:number-columns-repeated="1016"/>
        </table:table-row>
        <table:table-row table:style-name="ro2">
          <table:table-cell table:number-columns-repeated="4"/>
          <table:table-cell table:style-name="ce20" table:formula="of:=IF(AND([.$D$3]=1;[.C236]&lt;&gt;&quot;&quot;);[.$F$3]*[.C236]+[.$F$4])" office:value-type="float" office:value="0" calcext:value-type="float">
            <text:p>0</text:p>
          </table:table-cell>
          <table:table-cell table:style-name="ce20" table:formula="of:=IF(AND([.$D$3]=1;[.C236]&lt;&gt;&quot;&quot;);[.D236]-[.E236])" office:value-type="float" office:value="0" calcext:value-type="float">
            <text:p>0</text:p>
          </table:table-cell>
          <table:table-cell table:style-name="ce20" table:formula="of:=IF([.$D$5]=1;[.$I$3]*([.C236]-[.$I$4])^2+[.$I$5];&quot;&quot;)">
            <text:p/>
          </table:table-cell>
          <table:table-cell table:style-name="ce20" table:formula="of:=IF(AND([.$D$5]=1;[.C236]&lt;&gt;&quot;&quot;);[.D236]-[.G236])" office:value-type="float" office:value="0" calcext:value-type="float">
            <text:p>0</text:p>
          </table:table-cell>
          <table:table-cell table:number-columns-repeated="1016"/>
        </table:table-row>
        <table:table-row table:style-name="ro2">
          <table:table-cell table:number-columns-repeated="4"/>
          <table:table-cell table:style-name="ce20" table:formula="of:=IF(AND([.$D$3]=1;[.C237]&lt;&gt;&quot;&quot;);[.$F$3]*[.C237]+[.$F$4])" office:value-type="float" office:value="0" calcext:value-type="float">
            <text:p>0</text:p>
          </table:table-cell>
          <table:table-cell table:style-name="ce20" table:formula="of:=IF(AND([.$D$3]=1;[.C237]&lt;&gt;&quot;&quot;);[.D237]-[.E237])" office:value-type="float" office:value="0" calcext:value-type="float">
            <text:p>0</text:p>
          </table:table-cell>
          <table:table-cell table:style-name="ce20" table:formula="of:=IF([.$D$5]=1;[.$I$3]*([.C237]-[.$I$4])^2+[.$I$5];&quot;&quot;)">
            <text:p/>
          </table:table-cell>
          <table:table-cell table:style-name="ce20" table:formula="of:=IF(AND([.$D$5]=1;[.C237]&lt;&gt;&quot;&quot;);[.D237]-[.G237])" office:value-type="float" office:value="0" calcext:value-type="float">
            <text:p>0</text:p>
          </table:table-cell>
          <table:table-cell table:number-columns-repeated="1016"/>
        </table:table-row>
        <table:table-row table:style-name="ro2">
          <table:table-cell table:number-columns-repeated="4"/>
          <table:table-cell table:style-name="ce20" table:formula="of:=IF(AND([.$D$3]=1;[.C238]&lt;&gt;&quot;&quot;);[.$F$3]*[.C238]+[.$F$4])" office:value-type="float" office:value="0" calcext:value-type="float">
            <text:p>0</text:p>
          </table:table-cell>
          <table:table-cell table:style-name="ce20" table:formula="of:=IF(AND([.$D$3]=1;[.C238]&lt;&gt;&quot;&quot;);[.D238]-[.E238])" office:value-type="float" office:value="0" calcext:value-type="float">
            <text:p>0</text:p>
          </table:table-cell>
          <table:table-cell table:style-name="ce20" table:formula="of:=IF([.$D$5]=1;[.$I$3]*([.C238]-[.$I$4])^2+[.$I$5];&quot;&quot;)">
            <text:p/>
          </table:table-cell>
          <table:table-cell table:style-name="ce20" table:formula="of:=IF(AND([.$D$5]=1;[.C238]&lt;&gt;&quot;&quot;);[.D238]-[.G238])" office:value-type="float" office:value="0" calcext:value-type="float">
            <text:p>0</text:p>
          </table:table-cell>
          <table:table-cell table:number-columns-repeated="1016"/>
        </table:table-row>
        <table:table-row table:style-name="ro2">
          <table:table-cell table:number-columns-repeated="4"/>
          <table:table-cell table:style-name="ce20" table:formula="of:=IF(AND([.$D$3]=1;[.C239]&lt;&gt;&quot;&quot;);[.$F$3]*[.C239]+[.$F$4])" office:value-type="float" office:value="0" calcext:value-type="float">
            <text:p>0</text:p>
          </table:table-cell>
          <table:table-cell table:style-name="ce20" table:formula="of:=IF(AND([.$D$3]=1;[.C239]&lt;&gt;&quot;&quot;);[.D239]-[.E239])" office:value-type="float" office:value="0" calcext:value-type="float">
            <text:p>0</text:p>
          </table:table-cell>
          <table:table-cell table:style-name="ce20" table:formula="of:=IF([.$D$5]=1;[.$I$3]*([.C239]-[.$I$4])^2+[.$I$5];&quot;&quot;)">
            <text:p/>
          </table:table-cell>
          <table:table-cell table:style-name="ce20" table:formula="of:=IF(AND([.$D$5]=1;[.C239]&lt;&gt;&quot;&quot;);[.D239]-[.G239])" office:value-type="float" office:value="0" calcext:value-type="float">
            <text:p>0</text:p>
          </table:table-cell>
          <table:table-cell table:number-columns-repeated="1016"/>
        </table:table-row>
        <table:table-row table:style-name="ro2">
          <table:table-cell table:number-columns-repeated="4"/>
          <table:table-cell table:style-name="ce20" table:formula="of:=IF(AND([.$D$3]=1;[.C240]&lt;&gt;&quot;&quot;);[.$F$3]*[.C240]+[.$F$4])" office:value-type="float" office:value="0" calcext:value-type="float">
            <text:p>0</text:p>
          </table:table-cell>
          <table:table-cell table:style-name="ce20" table:formula="of:=IF(AND([.$D$3]=1;[.C240]&lt;&gt;&quot;&quot;);[.D240]-[.E240])" office:value-type="float" office:value="0" calcext:value-type="float">
            <text:p>0</text:p>
          </table:table-cell>
          <table:table-cell table:style-name="ce20" table:formula="of:=IF([.$D$5]=1;[.$I$3]*([.C240]-[.$I$4])^2+[.$I$5];&quot;&quot;)">
            <text:p/>
          </table:table-cell>
          <table:table-cell table:style-name="ce20" table:formula="of:=IF(AND([.$D$5]=1;[.C240]&lt;&gt;&quot;&quot;);[.D240]-[.G240])" office:value-type="float" office:value="0" calcext:value-type="float">
            <text:p>0</text:p>
          </table:table-cell>
          <table:table-cell table:number-columns-repeated="1016"/>
        </table:table-row>
        <table:table-row table:style-name="ro2">
          <table:table-cell table:number-columns-repeated="4"/>
          <table:table-cell table:style-name="ce20" table:formula="of:=IF(AND([.$D$3]=1;[.C241]&lt;&gt;&quot;&quot;);[.$F$3]*[.C241]+[.$F$4])" office:value-type="float" office:value="0" calcext:value-type="float">
            <text:p>0</text:p>
          </table:table-cell>
          <table:table-cell table:style-name="ce20" table:formula="of:=IF(AND([.$D$3]=1;[.C241]&lt;&gt;&quot;&quot;);[.D241]-[.E241])" office:value-type="float" office:value="0" calcext:value-type="float">
            <text:p>0</text:p>
          </table:table-cell>
          <table:table-cell table:style-name="ce20" table:formula="of:=IF([.$D$5]=1;[.$I$3]*([.C241]-[.$I$4])^2+[.$I$5];&quot;&quot;)">
            <text:p/>
          </table:table-cell>
          <table:table-cell table:style-name="ce20" table:formula="of:=IF(AND([.$D$5]=1;[.C241]&lt;&gt;&quot;&quot;);[.D241]-[.G241])" office:value-type="float" office:value="0" calcext:value-type="float">
            <text:p>0</text:p>
          </table:table-cell>
          <table:table-cell table:number-columns-repeated="1016"/>
        </table:table-row>
        <table:table-row table:style-name="ro2">
          <table:table-cell table:number-columns-repeated="4"/>
          <table:table-cell table:style-name="ce20" table:formula="of:=IF(AND([.$D$3]=1;[.C242]&lt;&gt;&quot;&quot;);[.$F$3]*[.C242]+[.$F$4])" office:value-type="float" office:value="0" calcext:value-type="float">
            <text:p>0</text:p>
          </table:table-cell>
          <table:table-cell table:style-name="ce20" table:formula="of:=IF(AND([.$D$3]=1;[.C242]&lt;&gt;&quot;&quot;);[.D242]-[.E242])" office:value-type="float" office:value="0" calcext:value-type="float">
            <text:p>0</text:p>
          </table:table-cell>
          <table:table-cell table:style-name="ce20" table:formula="of:=IF([.$D$5]=1;[.$I$3]*([.C242]-[.$I$4])^2+[.$I$5];&quot;&quot;)">
            <text:p/>
          </table:table-cell>
          <table:table-cell table:style-name="ce20" table:formula="of:=IF(AND([.$D$5]=1;[.C242]&lt;&gt;&quot;&quot;);[.D242]-[.G242])" office:value-type="float" office:value="0" calcext:value-type="float">
            <text:p>0</text:p>
          </table:table-cell>
          <table:table-cell table:number-columns-repeated="1016"/>
        </table:table-row>
        <table:table-row table:style-name="ro2">
          <table:table-cell table:number-columns-repeated="4"/>
          <table:table-cell table:style-name="ce20" table:formula="of:=IF(AND([.$D$3]=1;[.C243]&lt;&gt;&quot;&quot;);[.$F$3]*[.C243]+[.$F$4])" office:value-type="float" office:value="0" calcext:value-type="float">
            <text:p>0</text:p>
          </table:table-cell>
          <table:table-cell table:style-name="ce20" table:formula="of:=IF(AND([.$D$3]=1;[.C243]&lt;&gt;&quot;&quot;);[.D243]-[.E243])" office:value-type="float" office:value="0" calcext:value-type="float">
            <text:p>0</text:p>
          </table:table-cell>
          <table:table-cell table:style-name="ce20" table:formula="of:=IF([.$D$5]=1;[.$I$3]*([.C243]-[.$I$4])^2+[.$I$5];&quot;&quot;)">
            <text:p/>
          </table:table-cell>
          <table:table-cell table:style-name="ce20" table:formula="of:=IF(AND([.$D$5]=1;[.C243]&lt;&gt;&quot;&quot;);[.D243]-[.G243])" office:value-type="float" office:value="0" calcext:value-type="float">
            <text:p>0</text:p>
          </table:table-cell>
          <table:table-cell table:number-columns-repeated="1016"/>
        </table:table-row>
        <table:table-row table:style-name="ro2">
          <table:table-cell table:number-columns-repeated="4"/>
          <table:table-cell table:style-name="ce20" table:formula="of:=IF(AND([.$D$3]=1;[.C244]&lt;&gt;&quot;&quot;);[.$F$3]*[.C244]+[.$F$4])" office:value-type="float" office:value="0" calcext:value-type="float">
            <text:p>0</text:p>
          </table:table-cell>
          <table:table-cell table:style-name="ce20" table:formula="of:=IF(AND([.$D$3]=1;[.C244]&lt;&gt;&quot;&quot;);[.D244]-[.E244])" office:value-type="float" office:value="0" calcext:value-type="float">
            <text:p>0</text:p>
          </table:table-cell>
          <table:table-cell table:style-name="ce20" table:formula="of:=IF([.$D$5]=1;[.$I$3]*([.C244]-[.$I$4])^2+[.$I$5];&quot;&quot;)">
            <text:p/>
          </table:table-cell>
          <table:table-cell table:style-name="ce20" table:formula="of:=IF(AND([.$D$5]=1;[.C244]&lt;&gt;&quot;&quot;);[.D244]-[.G244])" office:value-type="float" office:value="0" calcext:value-type="float">
            <text:p>0</text:p>
          </table:table-cell>
          <table:table-cell table:number-columns-repeated="1016"/>
        </table:table-row>
        <table:table-row table:style-name="ro2">
          <table:table-cell table:number-columns-repeated="4"/>
          <table:table-cell table:style-name="ce20" table:formula="of:=IF(AND([.$D$3]=1;[.C245]&lt;&gt;&quot;&quot;);[.$F$3]*[.C245]+[.$F$4])" office:value-type="float" office:value="0" calcext:value-type="float">
            <text:p>0</text:p>
          </table:table-cell>
          <table:table-cell table:style-name="ce20" table:formula="of:=IF(AND([.$D$3]=1;[.C245]&lt;&gt;&quot;&quot;);[.D245]-[.E245])" office:value-type="float" office:value="0" calcext:value-type="float">
            <text:p>0</text:p>
          </table:table-cell>
          <table:table-cell table:style-name="ce20" table:formula="of:=IF([.$D$5]=1;[.$I$3]*([.C245]-[.$I$4])^2+[.$I$5];&quot;&quot;)">
            <text:p/>
          </table:table-cell>
          <table:table-cell table:style-name="ce20" table:formula="of:=IF(AND([.$D$5]=1;[.C245]&lt;&gt;&quot;&quot;);[.D245]-[.G245])" office:value-type="float" office:value="0" calcext:value-type="float">
            <text:p>0</text:p>
          </table:table-cell>
          <table:table-cell table:number-columns-repeated="1016"/>
        </table:table-row>
        <table:table-row table:style-name="ro2">
          <table:table-cell table:number-columns-repeated="4"/>
          <table:table-cell table:style-name="ce20" table:formula="of:=IF(AND([.$D$3]=1;[.C246]&lt;&gt;&quot;&quot;);[.$F$3]*[.C246]+[.$F$4])" office:value-type="float" office:value="0" calcext:value-type="float">
            <text:p>0</text:p>
          </table:table-cell>
          <table:table-cell table:style-name="ce20" table:formula="of:=IF(AND([.$D$3]=1;[.C246]&lt;&gt;&quot;&quot;);[.D246]-[.E246])" office:value-type="float" office:value="0" calcext:value-type="float">
            <text:p>0</text:p>
          </table:table-cell>
          <table:table-cell table:style-name="ce20" table:formula="of:=IF([.$D$5]=1;[.$I$3]*([.C246]-[.$I$4])^2+[.$I$5];&quot;&quot;)">
            <text:p/>
          </table:table-cell>
          <table:table-cell table:style-name="ce20" table:formula="of:=IF(AND([.$D$5]=1;[.C246]&lt;&gt;&quot;&quot;);[.D246]-[.G246])" office:value-type="float" office:value="0" calcext:value-type="float">
            <text:p>0</text:p>
          </table:table-cell>
          <table:table-cell table:number-columns-repeated="1016"/>
        </table:table-row>
        <table:table-row table:style-name="ro2">
          <table:table-cell table:number-columns-repeated="4"/>
          <table:table-cell table:style-name="ce20" table:formula="of:=IF(AND([.$D$3]=1;[.C247]&lt;&gt;&quot;&quot;);[.$F$3]*[.C247]+[.$F$4])" office:value-type="float" office:value="0" calcext:value-type="float">
            <text:p>0</text:p>
          </table:table-cell>
          <table:table-cell table:style-name="ce20" table:formula="of:=IF(AND([.$D$3]=1;[.C247]&lt;&gt;&quot;&quot;);[.D247]-[.E247])" office:value-type="float" office:value="0" calcext:value-type="float">
            <text:p>0</text:p>
          </table:table-cell>
          <table:table-cell table:style-name="ce20" table:formula="of:=IF([.$D$5]=1;[.$I$3]*([.C247]-[.$I$4])^2+[.$I$5];&quot;&quot;)">
            <text:p/>
          </table:table-cell>
          <table:table-cell table:style-name="ce20" table:formula="of:=IF(AND([.$D$5]=1;[.C247]&lt;&gt;&quot;&quot;);[.D247]-[.G247])" office:value-type="float" office:value="0" calcext:value-type="float">
            <text:p>0</text:p>
          </table:table-cell>
          <table:table-cell table:number-columns-repeated="1016"/>
        </table:table-row>
        <table:table-row table:style-name="ro2">
          <table:table-cell table:number-columns-repeated="4"/>
          <table:table-cell table:style-name="ce20" table:formula="of:=IF(AND([.$D$3]=1;[.C248]&lt;&gt;&quot;&quot;);[.$F$3]*[.C248]+[.$F$4])" office:value-type="float" office:value="0" calcext:value-type="float">
            <text:p>0</text:p>
          </table:table-cell>
          <table:table-cell table:style-name="ce20" table:formula="of:=IF(AND([.$D$3]=1;[.C248]&lt;&gt;&quot;&quot;);[.D248]-[.E248])" office:value-type="float" office:value="0" calcext:value-type="float">
            <text:p>0</text:p>
          </table:table-cell>
          <table:table-cell table:style-name="ce20" table:formula="of:=IF([.$D$5]=1;[.$I$3]*([.C248]-[.$I$4])^2+[.$I$5];&quot;&quot;)">
            <text:p/>
          </table:table-cell>
          <table:table-cell table:style-name="ce20" table:formula="of:=IF(AND([.$D$5]=1;[.C248]&lt;&gt;&quot;&quot;);[.D248]-[.G248])" office:value-type="float" office:value="0" calcext:value-type="float">
            <text:p>0</text:p>
          </table:table-cell>
          <table:table-cell table:number-columns-repeated="1016"/>
        </table:table-row>
        <table:table-row table:style-name="ro2">
          <table:table-cell table:number-columns-repeated="4"/>
          <table:table-cell table:style-name="ce20" table:formula="of:=IF(AND([.$D$3]=1;[.C249]&lt;&gt;&quot;&quot;);[.$F$3]*[.C249]+[.$F$4])" office:value-type="float" office:value="0" calcext:value-type="float">
            <text:p>0</text:p>
          </table:table-cell>
          <table:table-cell table:style-name="ce20" table:formula="of:=IF(AND([.$D$3]=1;[.C249]&lt;&gt;&quot;&quot;);[.D249]-[.E249])" office:value-type="float" office:value="0" calcext:value-type="float">
            <text:p>0</text:p>
          </table:table-cell>
          <table:table-cell table:style-name="ce20" table:formula="of:=IF([.$D$5]=1;[.$I$3]*([.C249]-[.$I$4])^2+[.$I$5];&quot;&quot;)">
            <text:p/>
          </table:table-cell>
          <table:table-cell table:style-name="ce20" table:formula="of:=IF(AND([.$D$5]=1;[.C249]&lt;&gt;&quot;&quot;);[.D249]-[.G249])" office:value-type="float" office:value="0" calcext:value-type="float">
            <text:p>0</text:p>
          </table:table-cell>
          <table:table-cell table:number-columns-repeated="1016"/>
        </table:table-row>
        <table:table-row table:style-name="ro2">
          <table:table-cell table:number-columns-repeated="4"/>
          <table:table-cell table:style-name="ce20" table:formula="of:=IF(AND([.$D$3]=1;[.C250]&lt;&gt;&quot;&quot;);[.$F$3]*[.C250]+[.$F$4])" office:value-type="float" office:value="0" calcext:value-type="float">
            <text:p>0</text:p>
          </table:table-cell>
          <table:table-cell table:style-name="ce20" table:formula="of:=IF(AND([.$D$3]=1;[.C250]&lt;&gt;&quot;&quot;);[.D250]-[.E250])" office:value-type="float" office:value="0" calcext:value-type="float">
            <text:p>0</text:p>
          </table:table-cell>
          <table:table-cell table:style-name="ce20" table:formula="of:=IF([.$D$5]=1;[.$I$3]*([.C250]-[.$I$4])^2+[.$I$5];&quot;&quot;)">
            <text:p/>
          </table:table-cell>
          <table:table-cell table:style-name="ce20" table:formula="of:=IF(AND([.$D$5]=1;[.C250]&lt;&gt;&quot;&quot;);[.D250]-[.G250])" office:value-type="float" office:value="0" calcext:value-type="float">
            <text:p>0</text:p>
          </table:table-cell>
          <table:table-cell table:number-columns-repeated="1016"/>
        </table:table-row>
        <table:table-row table:style-name="ro2">
          <table:table-cell table:number-columns-repeated="4"/>
          <table:table-cell table:style-name="ce20" table:formula="of:=IF(AND([.$D$3]=1;[.C251]&lt;&gt;&quot;&quot;);[.$F$3]*[.C251]+[.$F$4])" office:value-type="float" office:value="0" calcext:value-type="float">
            <text:p>0</text:p>
          </table:table-cell>
          <table:table-cell table:style-name="ce20" table:formula="of:=IF(AND([.$D$3]=1;[.C251]&lt;&gt;&quot;&quot;);[.D251]-[.E251])" office:value-type="float" office:value="0" calcext:value-type="float">
            <text:p>0</text:p>
          </table:table-cell>
          <table:table-cell table:style-name="ce20" table:formula="of:=IF([.$D$5]=1;[.$I$3]*([.C251]-[.$I$4])^2+[.$I$5];&quot;&quot;)">
            <text:p/>
          </table:table-cell>
          <table:table-cell table:style-name="ce20" table:formula="of:=IF(AND([.$D$5]=1;[.C251]&lt;&gt;&quot;&quot;);[.D251]-[.G251])" office:value-type="float" office:value="0" calcext:value-type="float">
            <text:p>0</text:p>
          </table:table-cell>
          <table:table-cell table:number-columns-repeated="1016"/>
        </table:table-row>
        <table:table-row table:style-name="ro2">
          <table:table-cell table:number-columns-repeated="4"/>
          <table:table-cell table:style-name="ce20" table:formula="of:=IF(AND([.$D$3]=1;[.C252]&lt;&gt;&quot;&quot;);[.$F$3]*[.C252]+[.$F$4])" office:value-type="float" office:value="0" calcext:value-type="float">
            <text:p>0</text:p>
          </table:table-cell>
          <table:table-cell table:style-name="ce20" table:formula="of:=IF(AND([.$D$3]=1;[.C252]&lt;&gt;&quot;&quot;);[.D252]-[.E252])" office:value-type="float" office:value="0" calcext:value-type="float">
            <text:p>0</text:p>
          </table:table-cell>
          <table:table-cell table:style-name="ce20" table:formula="of:=IF([.$D$5]=1;[.$I$3]*([.C252]-[.$I$4])^2+[.$I$5];&quot;&quot;)">
            <text:p/>
          </table:table-cell>
          <table:table-cell table:style-name="ce20" table:formula="of:=IF(AND([.$D$5]=1;[.C252]&lt;&gt;&quot;&quot;);[.D252]-[.G252])" office:value-type="float" office:value="0" calcext:value-type="float">
            <text:p>0</text:p>
          </table:table-cell>
          <table:table-cell table:number-columns-repeated="1016"/>
        </table:table-row>
        <table:table-row table:style-name="ro2">
          <table:table-cell table:number-columns-repeated="4"/>
          <table:table-cell table:style-name="ce20" table:formula="of:=IF(AND([.$D$3]=1;[.C253]&lt;&gt;&quot;&quot;);[.$F$3]*[.C253]+[.$F$4])" office:value-type="float" office:value="0" calcext:value-type="float">
            <text:p>0</text:p>
          </table:table-cell>
          <table:table-cell table:style-name="ce20" table:formula="of:=IF(AND([.$D$3]=1;[.C253]&lt;&gt;&quot;&quot;);[.D253]-[.E253])" office:value-type="float" office:value="0" calcext:value-type="float">
            <text:p>0</text:p>
          </table:table-cell>
          <table:table-cell table:style-name="ce20" table:formula="of:=IF([.$D$5]=1;[.$I$3]*([.C253]-[.$I$4])^2+[.$I$5];&quot;&quot;)">
            <text:p/>
          </table:table-cell>
          <table:table-cell table:style-name="ce20" table:formula="of:=IF(AND([.$D$5]=1;[.C253]&lt;&gt;&quot;&quot;);[.D253]-[.G253])" office:value-type="float" office:value="0" calcext:value-type="float">
            <text:p>0</text:p>
          </table:table-cell>
          <table:table-cell table:number-columns-repeated="1016"/>
        </table:table-row>
        <table:table-row table:style-name="ro2">
          <table:table-cell table:number-columns-repeated="4"/>
          <table:table-cell table:style-name="ce20" table:formula="of:=IF(AND([.$D$3]=1;[.C254]&lt;&gt;&quot;&quot;);[.$F$3]*[.C254]+[.$F$4])" office:value-type="float" office:value="0" calcext:value-type="float">
            <text:p>0</text:p>
          </table:table-cell>
          <table:table-cell table:style-name="ce20" table:formula="of:=IF(AND([.$D$3]=1;[.C254]&lt;&gt;&quot;&quot;);[.D254]-[.E254])" office:value-type="float" office:value="0" calcext:value-type="float">
            <text:p>0</text:p>
          </table:table-cell>
          <table:table-cell table:style-name="ce20" table:formula="of:=IF([.$D$5]=1;[.$I$3]*([.C254]-[.$I$4])^2+[.$I$5];&quot;&quot;)">
            <text:p/>
          </table:table-cell>
          <table:table-cell table:style-name="ce20" table:formula="of:=IF(AND([.$D$5]=1;[.C254]&lt;&gt;&quot;&quot;);[.D254]-[.G254])" office:value-type="float" office:value="0" calcext:value-type="float">
            <text:p>0</text:p>
          </table:table-cell>
          <table:table-cell table:number-columns-repeated="1016"/>
        </table:table-row>
        <table:table-row table:style-name="ro2">
          <table:table-cell table:number-columns-repeated="4"/>
          <table:table-cell table:style-name="ce20" table:formula="of:=IF(AND([.$D$3]=1;[.C255]&lt;&gt;&quot;&quot;);[.$F$3]*[.C255]+[.$F$4])" office:value-type="float" office:value="0" calcext:value-type="float">
            <text:p>0</text:p>
          </table:table-cell>
          <table:table-cell table:style-name="ce20" table:formula="of:=IF(AND([.$D$3]=1;[.C255]&lt;&gt;&quot;&quot;);[.D255]-[.E255])" office:value-type="float" office:value="0" calcext:value-type="float">
            <text:p>0</text:p>
          </table:table-cell>
          <table:table-cell table:style-name="ce20" table:formula="of:=IF([.$D$5]=1;[.$I$3]*([.C255]-[.$I$4])^2+[.$I$5];&quot;&quot;)">
            <text:p/>
          </table:table-cell>
          <table:table-cell table:style-name="ce20" table:formula="of:=IF(AND([.$D$5]=1;[.C255]&lt;&gt;&quot;&quot;);[.D255]-[.G255])" office:value-type="float" office:value="0" calcext:value-type="float">
            <text:p>0</text:p>
          </table:table-cell>
          <table:table-cell table:number-columns-repeated="1016"/>
        </table:table-row>
        <table:table-row table:style-name="ro2">
          <table:table-cell table:number-columns-repeated="4"/>
          <table:table-cell table:style-name="ce20" table:formula="of:=IF(AND([.$D$3]=1;[.C256]&lt;&gt;&quot;&quot;);[.$F$3]*[.C256]+[.$F$4])" office:value-type="float" office:value="0" calcext:value-type="float">
            <text:p>0</text:p>
          </table:table-cell>
          <table:table-cell table:style-name="ce20" table:formula="of:=IF(AND([.$D$3]=1;[.C256]&lt;&gt;&quot;&quot;);[.D256]-[.E256])" office:value-type="float" office:value="0" calcext:value-type="float">
            <text:p>0</text:p>
          </table:table-cell>
          <table:table-cell table:style-name="ce20" table:formula="of:=IF([.$D$5]=1;[.$I$3]*([.C256]-[.$I$4])^2+[.$I$5];&quot;&quot;)">
            <text:p/>
          </table:table-cell>
          <table:table-cell table:style-name="ce20" table:formula="of:=IF(AND([.$D$5]=1;[.C256]&lt;&gt;&quot;&quot;);[.D256]-[.G256])" office:value-type="float" office:value="0" calcext:value-type="float">
            <text:p>0</text:p>
          </table:table-cell>
          <table:table-cell table:number-columns-repeated="1016"/>
        </table:table-row>
        <table:table-row table:style-name="ro2">
          <table:table-cell table:number-columns-repeated="4"/>
          <table:table-cell table:style-name="ce20" table:formula="of:=IF(AND([.$D$3]=1;[.C257]&lt;&gt;&quot;&quot;);[.$F$3]*[.C257]+[.$F$4])" office:value-type="float" office:value="0" calcext:value-type="float">
            <text:p>0</text:p>
          </table:table-cell>
          <table:table-cell table:style-name="ce20" table:formula="of:=IF(AND([.$D$3]=1;[.C257]&lt;&gt;&quot;&quot;);[.D257]-[.E257])" office:value-type="float" office:value="0" calcext:value-type="float">
            <text:p>0</text:p>
          </table:table-cell>
          <table:table-cell table:style-name="ce20" table:formula="of:=IF([.$D$5]=1;[.$I$3]*([.C257]-[.$I$4])^2+[.$I$5];&quot;&quot;)">
            <text:p/>
          </table:table-cell>
          <table:table-cell table:style-name="ce20" table:formula="of:=IF(AND([.$D$5]=1;[.C257]&lt;&gt;&quot;&quot;);[.D257]-[.G257])" office:value-type="float" office:value="0" calcext:value-type="float">
            <text:p>0</text:p>
          </table:table-cell>
          <table:table-cell table:number-columns-repeated="1016"/>
        </table:table-row>
        <table:table-row table:style-name="ro2">
          <table:table-cell table:number-columns-repeated="4"/>
          <table:table-cell table:style-name="ce20" table:formula="of:=IF(AND([.$D$3]=1;[.C258]&lt;&gt;&quot;&quot;);[.$F$3]*[.C258]+[.$F$4])" office:value-type="float" office:value="0" calcext:value-type="float">
            <text:p>0</text:p>
          </table:table-cell>
          <table:table-cell table:style-name="ce20" table:formula="of:=IF(AND([.$D$3]=1;[.C258]&lt;&gt;&quot;&quot;);[.D258]-[.E258])" office:value-type="float" office:value="0" calcext:value-type="float">
            <text:p>0</text:p>
          </table:table-cell>
          <table:table-cell table:style-name="ce20" table:formula="of:=IF([.$D$5]=1;[.$I$3]*([.C258]-[.$I$4])^2+[.$I$5];&quot;&quot;)">
            <text:p/>
          </table:table-cell>
          <table:table-cell table:style-name="ce20" table:formula="of:=IF(AND([.$D$5]=1;[.C258]&lt;&gt;&quot;&quot;);[.D258]-[.G258])" office:value-type="float" office:value="0" calcext:value-type="float">
            <text:p>0</text:p>
          </table:table-cell>
          <table:table-cell table:number-columns-repeated="1016"/>
        </table:table-row>
        <table:table-row table:style-name="ro2">
          <table:table-cell table:number-columns-repeated="4"/>
          <table:table-cell table:style-name="ce20" table:formula="of:=IF(AND([.$D$3]=1;[.C259]&lt;&gt;&quot;&quot;);[.$F$3]*[.C259]+[.$F$4])" office:value-type="float" office:value="0" calcext:value-type="float">
            <text:p>0</text:p>
          </table:table-cell>
          <table:table-cell table:style-name="ce20" table:formula="of:=IF(AND([.$D$3]=1;[.C259]&lt;&gt;&quot;&quot;);[.D259]-[.E259])" office:value-type="float" office:value="0" calcext:value-type="float">
            <text:p>0</text:p>
          </table:table-cell>
          <table:table-cell table:style-name="ce20" table:formula="of:=IF([.$D$5]=1;[.$I$3]*([.C259]-[.$I$4])^2+[.$I$5];&quot;&quot;)">
            <text:p/>
          </table:table-cell>
          <table:table-cell table:style-name="ce20" table:formula="of:=IF(AND([.$D$5]=1;[.C259]&lt;&gt;&quot;&quot;);[.D259]-[.G259])" office:value-type="float" office:value="0" calcext:value-type="float">
            <text:p>0</text:p>
          </table:table-cell>
          <table:table-cell table:number-columns-repeated="1016"/>
        </table:table-row>
        <table:table-row table:style-name="ro2">
          <table:table-cell table:number-columns-repeated="4"/>
          <table:table-cell table:style-name="ce20" table:formula="of:=IF(AND([.$D$3]=1;[.C260]&lt;&gt;&quot;&quot;);[.$F$3]*[.C260]+[.$F$4])" office:value-type="float" office:value="0" calcext:value-type="float">
            <text:p>0</text:p>
          </table:table-cell>
          <table:table-cell table:style-name="ce20" table:formula="of:=IF(AND([.$D$3]=1;[.C260]&lt;&gt;&quot;&quot;);[.D260]-[.E260])" office:value-type="float" office:value="0" calcext:value-type="float">
            <text:p>0</text:p>
          </table:table-cell>
          <table:table-cell table:style-name="ce20" table:formula="of:=IF([.$D$5]=1;[.$I$3]*([.C260]-[.$I$4])^2+[.$I$5];&quot;&quot;)">
            <text:p/>
          </table:table-cell>
          <table:table-cell table:style-name="ce20" table:formula="of:=IF(AND([.$D$5]=1;[.C260]&lt;&gt;&quot;&quot;);[.D260]-[.G260])" office:value-type="float" office:value="0" calcext:value-type="float">
            <text:p>0</text:p>
          </table:table-cell>
          <table:table-cell table:number-columns-repeated="1016"/>
        </table:table-row>
        <table:table-row table:style-name="ro2">
          <table:table-cell table:number-columns-repeated="4"/>
          <table:table-cell table:style-name="ce20" table:formula="of:=IF(AND([.$D$3]=1;[.C261]&lt;&gt;&quot;&quot;);[.$F$3]*[.C261]+[.$F$4])" office:value-type="float" office:value="0" calcext:value-type="float">
            <text:p>0</text:p>
          </table:table-cell>
          <table:table-cell table:style-name="ce20" table:formula="of:=IF(AND([.$D$3]=1;[.C261]&lt;&gt;&quot;&quot;);[.D261]-[.E261])" office:value-type="float" office:value="0" calcext:value-type="float">
            <text:p>0</text:p>
          </table:table-cell>
          <table:table-cell table:style-name="ce20" table:formula="of:=IF([.$D$5]=1;[.$I$3]*([.C261]-[.$I$4])^2+[.$I$5];&quot;&quot;)">
            <text:p/>
          </table:table-cell>
          <table:table-cell table:style-name="ce20" table:formula="of:=IF(AND([.$D$5]=1;[.C261]&lt;&gt;&quot;&quot;);[.D261]-[.G261])" office:value-type="float" office:value="0" calcext:value-type="float">
            <text:p>0</text:p>
          </table:table-cell>
          <table:table-cell table:number-columns-repeated="1016"/>
        </table:table-row>
        <table:table-row table:style-name="ro2">
          <table:table-cell table:number-columns-repeated="4"/>
          <table:table-cell table:style-name="ce20" table:formula="of:=IF(AND([.$D$3]=1;[.C262]&lt;&gt;&quot;&quot;);[.$F$3]*[.C262]+[.$F$4])" office:value-type="float" office:value="0" calcext:value-type="float">
            <text:p>0</text:p>
          </table:table-cell>
          <table:table-cell table:style-name="ce20" table:formula="of:=IF(AND([.$D$3]=1;[.C262]&lt;&gt;&quot;&quot;);[.D262]-[.E262])" office:value-type="float" office:value="0" calcext:value-type="float">
            <text:p>0</text:p>
          </table:table-cell>
          <table:table-cell table:style-name="ce20" table:formula="of:=IF([.$D$5]=1;[.$I$3]*([.C262]-[.$I$4])^2+[.$I$5];&quot;&quot;)">
            <text:p/>
          </table:table-cell>
          <table:table-cell table:style-name="ce20" table:formula="of:=IF(AND([.$D$5]=1;[.C262]&lt;&gt;&quot;&quot;);[.D262]-[.G262])" office:value-type="float" office:value="0" calcext:value-type="float">
            <text:p>0</text:p>
          </table:table-cell>
          <table:table-cell table:number-columns-repeated="1016"/>
        </table:table-row>
        <table:table-row table:style-name="ro2">
          <table:table-cell table:number-columns-repeated="4"/>
          <table:table-cell table:style-name="ce20" table:formula="of:=IF(AND([.$D$3]=1;[.C263]&lt;&gt;&quot;&quot;);[.$F$3]*[.C263]+[.$F$4])" office:value-type="float" office:value="0" calcext:value-type="float">
            <text:p>0</text:p>
          </table:table-cell>
          <table:table-cell table:style-name="ce20" table:formula="of:=IF(AND([.$D$3]=1;[.C263]&lt;&gt;&quot;&quot;);[.D263]-[.E263])" office:value-type="float" office:value="0" calcext:value-type="float">
            <text:p>0</text:p>
          </table:table-cell>
          <table:table-cell table:style-name="ce20" table:formula="of:=IF([.$D$5]=1;[.$I$3]*([.C263]-[.$I$4])^2+[.$I$5];&quot;&quot;)">
            <text:p/>
          </table:table-cell>
          <table:table-cell table:style-name="ce20" table:formula="of:=IF(AND([.$D$5]=1;[.C263]&lt;&gt;&quot;&quot;);[.D263]-[.G263])" office:value-type="float" office:value="0" calcext:value-type="float">
            <text:p>0</text:p>
          </table:table-cell>
          <table:table-cell table:number-columns-repeated="1016"/>
        </table:table-row>
        <table:table-row table:style-name="ro2">
          <table:table-cell table:number-columns-repeated="4"/>
          <table:table-cell table:style-name="ce20" table:formula="of:=IF(AND([.$D$3]=1;[.C264]&lt;&gt;&quot;&quot;);[.$F$3]*[.C264]+[.$F$4])" office:value-type="float" office:value="0" calcext:value-type="float">
            <text:p>0</text:p>
          </table:table-cell>
          <table:table-cell table:style-name="ce20" table:formula="of:=IF(AND([.$D$3]=1;[.C264]&lt;&gt;&quot;&quot;);[.D264]-[.E264])" office:value-type="float" office:value="0" calcext:value-type="float">
            <text:p>0</text:p>
          </table:table-cell>
          <table:table-cell table:style-name="ce20" table:formula="of:=IF([.$D$5]=1;[.$I$3]*([.C264]-[.$I$4])^2+[.$I$5];&quot;&quot;)">
            <text:p/>
          </table:table-cell>
          <table:table-cell table:style-name="ce20" table:formula="of:=IF(AND([.$D$5]=1;[.C264]&lt;&gt;&quot;&quot;);[.D264]-[.G264])" office:value-type="float" office:value="0" calcext:value-type="float">
            <text:p>0</text:p>
          </table:table-cell>
          <table:table-cell table:number-columns-repeated="1016"/>
        </table:table-row>
        <table:table-row table:style-name="ro2">
          <table:table-cell table:number-columns-repeated="4"/>
          <table:table-cell table:style-name="ce20" table:formula="of:=IF(AND([.$D$3]=1;[.C265]&lt;&gt;&quot;&quot;);[.$F$3]*[.C265]+[.$F$4])" office:value-type="float" office:value="0" calcext:value-type="float">
            <text:p>0</text:p>
          </table:table-cell>
          <table:table-cell table:style-name="ce20" table:formula="of:=IF(AND([.$D$3]=1;[.C265]&lt;&gt;&quot;&quot;);[.D265]-[.E265])" office:value-type="float" office:value="0" calcext:value-type="float">
            <text:p>0</text:p>
          </table:table-cell>
          <table:table-cell table:style-name="ce20" table:formula="of:=IF([.$D$5]=1;[.$I$3]*([.C265]-[.$I$4])^2+[.$I$5];&quot;&quot;)">
            <text:p/>
          </table:table-cell>
          <table:table-cell table:style-name="ce20" table:formula="of:=IF(AND([.$D$5]=1;[.C265]&lt;&gt;&quot;&quot;);[.D265]-[.G265])" office:value-type="float" office:value="0" calcext:value-type="float">
            <text:p>0</text:p>
          </table:table-cell>
          <table:table-cell table:number-columns-repeated="1016"/>
        </table:table-row>
        <table:table-row table:style-name="ro2">
          <table:table-cell table:number-columns-repeated="4"/>
          <table:table-cell table:style-name="ce20" table:formula="of:=IF(AND([.$D$3]=1;[.C266]&lt;&gt;&quot;&quot;);[.$F$3]*[.C266]+[.$F$4])" office:value-type="float" office:value="0" calcext:value-type="float">
            <text:p>0</text:p>
          </table:table-cell>
          <table:table-cell table:style-name="ce20" table:formula="of:=IF(AND([.$D$3]=1;[.C266]&lt;&gt;&quot;&quot;);[.D266]-[.E266])" office:value-type="float" office:value="0" calcext:value-type="float">
            <text:p>0</text:p>
          </table:table-cell>
          <table:table-cell table:style-name="ce20" table:formula="of:=IF([.$D$5]=1;[.$I$3]*([.C266]-[.$I$4])^2+[.$I$5];&quot;&quot;)">
            <text:p/>
          </table:table-cell>
          <table:table-cell table:style-name="ce20" table:formula="of:=IF(AND([.$D$5]=1;[.C266]&lt;&gt;&quot;&quot;);[.D266]-[.G266])" office:value-type="float" office:value="0" calcext:value-type="float">
            <text:p>0</text:p>
          </table:table-cell>
          <table:table-cell table:number-columns-repeated="1016"/>
        </table:table-row>
        <table:table-row table:style-name="ro2">
          <table:table-cell table:number-columns-repeated="4"/>
          <table:table-cell table:style-name="ce20" table:formula="of:=IF(AND([.$D$3]=1;[.C267]&lt;&gt;&quot;&quot;);[.$F$3]*[.C267]+[.$F$4])" office:value-type="float" office:value="0" calcext:value-type="float">
            <text:p>0</text:p>
          </table:table-cell>
          <table:table-cell table:style-name="ce20" table:formula="of:=IF(AND([.$D$3]=1;[.C267]&lt;&gt;&quot;&quot;);[.D267]-[.E267])" office:value-type="float" office:value="0" calcext:value-type="float">
            <text:p>0</text:p>
          </table:table-cell>
          <table:table-cell table:style-name="ce20" table:formula="of:=IF([.$D$5]=1;[.$I$3]*([.C267]-[.$I$4])^2+[.$I$5];&quot;&quot;)">
            <text:p/>
          </table:table-cell>
          <table:table-cell table:style-name="ce20" table:formula="of:=IF(AND([.$D$5]=1;[.C267]&lt;&gt;&quot;&quot;);[.D267]-[.G267])" office:value-type="float" office:value="0" calcext:value-type="float">
            <text:p>0</text:p>
          </table:table-cell>
          <table:table-cell table:number-columns-repeated="1016"/>
        </table:table-row>
        <table:table-row table:style-name="ro2">
          <table:table-cell table:number-columns-repeated="4"/>
          <table:table-cell table:style-name="ce20" table:formula="of:=IF(AND([.$D$3]=1;[.C268]&lt;&gt;&quot;&quot;);[.$F$3]*[.C268]+[.$F$4])" office:value-type="float" office:value="0" calcext:value-type="float">
            <text:p>0</text:p>
          </table:table-cell>
          <table:table-cell table:style-name="ce20" table:formula="of:=IF(AND([.$D$3]=1;[.C268]&lt;&gt;&quot;&quot;);[.D268]-[.E268])" office:value-type="float" office:value="0" calcext:value-type="float">
            <text:p>0</text:p>
          </table:table-cell>
          <table:table-cell table:style-name="ce20" table:formula="of:=IF([.$D$5]=1;[.$I$3]*([.C268]-[.$I$4])^2+[.$I$5];&quot;&quot;)">
            <text:p/>
          </table:table-cell>
          <table:table-cell table:style-name="ce20" table:formula="of:=IF(AND([.$D$5]=1;[.C268]&lt;&gt;&quot;&quot;);[.D268]-[.G268])" office:value-type="float" office:value="0" calcext:value-type="float">
            <text:p>0</text:p>
          </table:table-cell>
          <table:table-cell table:number-columns-repeated="1016"/>
        </table:table-row>
        <table:table-row table:style-name="ro2">
          <table:table-cell table:number-columns-repeated="4"/>
          <table:table-cell table:style-name="ce20" table:formula="of:=IF(AND([.$D$3]=1;[.C269]&lt;&gt;&quot;&quot;);[.$F$3]*[.C269]+[.$F$4])" office:value-type="float" office:value="0" calcext:value-type="float">
            <text:p>0</text:p>
          </table:table-cell>
          <table:table-cell table:style-name="ce20" table:formula="of:=IF(AND([.$D$3]=1;[.C269]&lt;&gt;&quot;&quot;);[.D269]-[.E269])" office:value-type="float" office:value="0" calcext:value-type="float">
            <text:p>0</text:p>
          </table:table-cell>
          <table:table-cell table:style-name="ce20" table:formula="of:=IF([.$D$5]=1;[.$I$3]*([.C269]-[.$I$4])^2+[.$I$5];&quot;&quot;)">
            <text:p/>
          </table:table-cell>
          <table:table-cell table:style-name="ce20" table:formula="of:=IF(AND([.$D$5]=1;[.C269]&lt;&gt;&quot;&quot;);[.D269]-[.G269])" office:value-type="float" office:value="0" calcext:value-type="float">
            <text:p>0</text:p>
          </table:table-cell>
          <table:table-cell table:number-columns-repeated="1016"/>
        </table:table-row>
        <table:table-row table:style-name="ro2">
          <table:table-cell table:number-columns-repeated="4"/>
          <table:table-cell table:style-name="ce20" table:formula="of:=IF(AND([.$D$3]=1;[.C270]&lt;&gt;&quot;&quot;);[.$F$3]*[.C270]+[.$F$4])" office:value-type="float" office:value="0" calcext:value-type="float">
            <text:p>0</text:p>
          </table:table-cell>
          <table:table-cell table:style-name="ce20" table:formula="of:=IF(AND([.$D$3]=1;[.C270]&lt;&gt;&quot;&quot;);[.D270]-[.E270])" office:value-type="float" office:value="0" calcext:value-type="float">
            <text:p>0</text:p>
          </table:table-cell>
          <table:table-cell table:style-name="ce20" table:formula="of:=IF([.$D$5]=1;[.$I$3]*([.C270]-[.$I$4])^2+[.$I$5];&quot;&quot;)">
            <text:p/>
          </table:table-cell>
          <table:table-cell table:style-name="ce20" table:formula="of:=IF(AND([.$D$5]=1;[.C270]&lt;&gt;&quot;&quot;);[.D270]-[.G270])" office:value-type="float" office:value="0" calcext:value-type="float">
            <text:p>0</text:p>
          </table:table-cell>
          <table:table-cell table:number-columns-repeated="1016"/>
        </table:table-row>
        <table:table-row table:style-name="ro2">
          <table:table-cell table:number-columns-repeated="4"/>
          <table:table-cell table:style-name="ce20" table:formula="of:=IF(AND([.$D$3]=1;[.C271]&lt;&gt;&quot;&quot;);[.$F$3]*[.C271]+[.$F$4])" office:value-type="float" office:value="0" calcext:value-type="float">
            <text:p>0</text:p>
          </table:table-cell>
          <table:table-cell table:style-name="ce20" table:formula="of:=IF(AND([.$D$3]=1;[.C271]&lt;&gt;&quot;&quot;);[.D271]-[.E271])" office:value-type="float" office:value="0" calcext:value-type="float">
            <text:p>0</text:p>
          </table:table-cell>
          <table:table-cell table:style-name="ce20" table:formula="of:=IF([.$D$5]=1;[.$I$3]*([.C271]-[.$I$4])^2+[.$I$5];&quot;&quot;)">
            <text:p/>
          </table:table-cell>
          <table:table-cell table:style-name="ce20" table:formula="of:=IF(AND([.$D$5]=1;[.C271]&lt;&gt;&quot;&quot;);[.D271]-[.G271])" office:value-type="float" office:value="0" calcext:value-type="float">
            <text:p>0</text:p>
          </table:table-cell>
          <table:table-cell table:number-columns-repeated="1016"/>
        </table:table-row>
        <table:table-row table:style-name="ro2">
          <table:table-cell table:number-columns-repeated="4"/>
          <table:table-cell table:style-name="ce20" table:formula="of:=IF(AND([.$D$3]=1;[.C272]&lt;&gt;&quot;&quot;);[.$F$3]*[.C272]+[.$F$4])" office:value-type="float" office:value="0" calcext:value-type="float">
            <text:p>0</text:p>
          </table:table-cell>
          <table:table-cell table:style-name="ce20" table:formula="of:=IF(AND([.$D$3]=1;[.C272]&lt;&gt;&quot;&quot;);[.D272]-[.E272])" office:value-type="float" office:value="0" calcext:value-type="float">
            <text:p>0</text:p>
          </table:table-cell>
          <table:table-cell table:style-name="ce20" table:formula="of:=IF([.$D$5]=1;[.$I$3]*([.C272]-[.$I$4])^2+[.$I$5];&quot;&quot;)">
            <text:p/>
          </table:table-cell>
          <table:table-cell table:style-name="ce20" table:formula="of:=IF(AND([.$D$5]=1;[.C272]&lt;&gt;&quot;&quot;);[.D272]-[.G272])" office:value-type="float" office:value="0" calcext:value-type="float">
            <text:p>0</text:p>
          </table:table-cell>
          <table:table-cell table:number-columns-repeated="1016"/>
        </table:table-row>
        <table:table-row table:style-name="ro2">
          <table:table-cell table:number-columns-repeated="4"/>
          <table:table-cell table:style-name="ce20" table:formula="of:=IF(AND([.$D$3]=1;[.C273]&lt;&gt;&quot;&quot;);[.$F$3]*[.C273]+[.$F$4])" office:value-type="float" office:value="0" calcext:value-type="float">
            <text:p>0</text:p>
          </table:table-cell>
          <table:table-cell table:style-name="ce20" table:formula="of:=IF(AND([.$D$3]=1;[.C273]&lt;&gt;&quot;&quot;);[.D273]-[.E273])" office:value-type="float" office:value="0" calcext:value-type="float">
            <text:p>0</text:p>
          </table:table-cell>
          <table:table-cell table:style-name="ce20" table:formula="of:=IF([.$D$5]=1;[.$I$3]*([.C273]-[.$I$4])^2+[.$I$5];&quot;&quot;)">
            <text:p/>
          </table:table-cell>
          <table:table-cell table:style-name="ce20" table:formula="of:=IF(AND([.$D$5]=1;[.C273]&lt;&gt;&quot;&quot;);[.D273]-[.G273])" office:value-type="float" office:value="0" calcext:value-type="float">
            <text:p>0</text:p>
          </table:table-cell>
          <table:table-cell table:number-columns-repeated="1016"/>
        </table:table-row>
        <table:table-row table:style-name="ro2">
          <table:table-cell table:number-columns-repeated="4"/>
          <table:table-cell table:style-name="ce20" table:formula="of:=IF(AND([.$D$3]=1;[.C274]&lt;&gt;&quot;&quot;);[.$F$3]*[.C274]+[.$F$4])" office:value-type="float" office:value="0" calcext:value-type="float">
            <text:p>0</text:p>
          </table:table-cell>
          <table:table-cell table:style-name="ce20" table:formula="of:=IF(AND([.$D$3]=1;[.C274]&lt;&gt;&quot;&quot;);[.D274]-[.E274])" office:value-type="float" office:value="0" calcext:value-type="float">
            <text:p>0</text:p>
          </table:table-cell>
          <table:table-cell table:style-name="ce20" table:formula="of:=IF([.$D$5]=1;[.$I$3]*([.C274]-[.$I$4])^2+[.$I$5];&quot;&quot;)">
            <text:p/>
          </table:table-cell>
          <table:table-cell table:style-name="ce20" table:formula="of:=IF(AND([.$D$5]=1;[.C274]&lt;&gt;&quot;&quot;);[.D274]-[.G274])" office:value-type="float" office:value="0" calcext:value-type="float">
            <text:p>0</text:p>
          </table:table-cell>
          <table:table-cell table:number-columns-repeated="1016"/>
        </table:table-row>
        <table:table-row table:style-name="ro2">
          <table:table-cell table:number-columns-repeated="4"/>
          <table:table-cell table:style-name="ce20" table:formula="of:=IF(AND([.$D$3]=1;[.C275]&lt;&gt;&quot;&quot;);[.$F$3]*[.C275]+[.$F$4])" office:value-type="float" office:value="0" calcext:value-type="float">
            <text:p>0</text:p>
          </table:table-cell>
          <table:table-cell table:style-name="ce20" table:formula="of:=IF(AND([.$D$3]=1;[.C275]&lt;&gt;&quot;&quot;);[.D275]-[.E275])" office:value-type="float" office:value="0" calcext:value-type="float">
            <text:p>0</text:p>
          </table:table-cell>
          <table:table-cell table:style-name="ce20" table:formula="of:=IF([.$D$5]=1;[.$I$3]*([.C275]-[.$I$4])^2+[.$I$5];&quot;&quot;)">
            <text:p/>
          </table:table-cell>
          <table:table-cell table:style-name="ce20" table:formula="of:=IF(AND([.$D$5]=1;[.C275]&lt;&gt;&quot;&quot;);[.D275]-[.G275])" office:value-type="float" office:value="0" calcext:value-type="float">
            <text:p>0</text:p>
          </table:table-cell>
          <table:table-cell table:number-columns-repeated="1016"/>
        </table:table-row>
        <table:table-row table:style-name="ro2">
          <table:table-cell table:number-columns-repeated="4"/>
          <table:table-cell table:style-name="ce20" table:formula="of:=IF(AND([.$D$3]=1;[.C276]&lt;&gt;&quot;&quot;);[.$F$3]*[.C276]+[.$F$4])" office:value-type="float" office:value="0" calcext:value-type="float">
            <text:p>0</text:p>
          </table:table-cell>
          <table:table-cell table:style-name="ce20" table:formula="of:=IF(AND([.$D$3]=1;[.C276]&lt;&gt;&quot;&quot;);[.D276]-[.E276])" office:value-type="float" office:value="0" calcext:value-type="float">
            <text:p>0</text:p>
          </table:table-cell>
          <table:table-cell table:style-name="ce20" table:formula="of:=IF([.$D$5]=1;[.$I$3]*([.C276]-[.$I$4])^2+[.$I$5];&quot;&quot;)">
            <text:p/>
          </table:table-cell>
          <table:table-cell table:style-name="ce20" table:formula="of:=IF(AND([.$D$5]=1;[.C276]&lt;&gt;&quot;&quot;);[.D276]-[.G276])" office:value-type="float" office:value="0" calcext:value-type="float">
            <text:p>0</text:p>
          </table:table-cell>
          <table:table-cell table:number-columns-repeated="1016"/>
        </table:table-row>
        <table:table-row table:style-name="ro2">
          <table:table-cell table:number-columns-repeated="4"/>
          <table:table-cell table:style-name="ce20" table:formula="of:=IF(AND([.$D$3]=1;[.C277]&lt;&gt;&quot;&quot;);[.$F$3]*[.C277]+[.$F$4])" office:value-type="float" office:value="0" calcext:value-type="float">
            <text:p>0</text:p>
          </table:table-cell>
          <table:table-cell table:style-name="ce20" table:formula="of:=IF(AND([.$D$3]=1;[.C277]&lt;&gt;&quot;&quot;);[.D277]-[.E277])" office:value-type="float" office:value="0" calcext:value-type="float">
            <text:p>0</text:p>
          </table:table-cell>
          <table:table-cell table:style-name="ce20" table:formula="of:=IF([.$D$5]=1;[.$I$3]*([.C277]-[.$I$4])^2+[.$I$5];&quot;&quot;)">
            <text:p/>
          </table:table-cell>
          <table:table-cell table:style-name="ce20" table:formula="of:=IF(AND([.$D$5]=1;[.C277]&lt;&gt;&quot;&quot;);[.D277]-[.G277])" office:value-type="float" office:value="0" calcext:value-type="float">
            <text:p>0</text:p>
          </table:table-cell>
          <table:table-cell table:number-columns-repeated="1016"/>
        </table:table-row>
        <table:table-row table:style-name="ro2">
          <table:table-cell table:number-columns-repeated="4"/>
          <table:table-cell table:style-name="ce20" table:formula="of:=IF(AND([.$D$3]=1;[.C278]&lt;&gt;&quot;&quot;);[.$F$3]*[.C278]+[.$F$4])" office:value-type="float" office:value="0" calcext:value-type="float">
            <text:p>0</text:p>
          </table:table-cell>
          <table:table-cell table:style-name="ce20" table:formula="of:=IF(AND([.$D$3]=1;[.C278]&lt;&gt;&quot;&quot;);[.D278]-[.E278])" office:value-type="float" office:value="0" calcext:value-type="float">
            <text:p>0</text:p>
          </table:table-cell>
          <table:table-cell table:style-name="ce20" table:formula="of:=IF([.$D$5]=1;[.$I$3]*([.C278]-[.$I$4])^2+[.$I$5];&quot;&quot;)">
            <text:p/>
          </table:table-cell>
          <table:table-cell table:style-name="ce20" table:formula="of:=IF(AND([.$D$5]=1;[.C278]&lt;&gt;&quot;&quot;);[.D278]-[.G278])" office:value-type="float" office:value="0" calcext:value-type="float">
            <text:p>0</text:p>
          </table:table-cell>
          <table:table-cell table:number-columns-repeated="1016"/>
        </table:table-row>
        <table:table-row table:style-name="ro2">
          <table:table-cell table:number-columns-repeated="4"/>
          <table:table-cell table:style-name="ce20" table:formula="of:=IF(AND([.$D$3]=1;[.C279]&lt;&gt;&quot;&quot;);[.$F$3]*[.C279]+[.$F$4])" office:value-type="float" office:value="0" calcext:value-type="float">
            <text:p>0</text:p>
          </table:table-cell>
          <table:table-cell table:style-name="ce20" table:formula="of:=IF(AND([.$D$3]=1;[.C279]&lt;&gt;&quot;&quot;);[.D279]-[.E279])" office:value-type="float" office:value="0" calcext:value-type="float">
            <text:p>0</text:p>
          </table:table-cell>
          <table:table-cell table:style-name="ce20" table:formula="of:=IF([.$D$5]=1;[.$I$3]*([.C279]-[.$I$4])^2+[.$I$5];&quot;&quot;)">
            <text:p/>
          </table:table-cell>
          <table:table-cell table:style-name="ce20" table:formula="of:=IF(AND([.$D$5]=1;[.C279]&lt;&gt;&quot;&quot;);[.D279]-[.G279])" office:value-type="float" office:value="0" calcext:value-type="float">
            <text:p>0</text:p>
          </table:table-cell>
          <table:table-cell table:number-columns-repeated="1016"/>
        </table:table-row>
        <table:table-row table:style-name="ro2">
          <table:table-cell table:number-columns-repeated="4"/>
          <table:table-cell table:style-name="ce20" table:formula="of:=IF(AND([.$D$3]=1;[.C280]&lt;&gt;&quot;&quot;);[.$F$3]*[.C280]+[.$F$4])" office:value-type="float" office:value="0" calcext:value-type="float">
            <text:p>0</text:p>
          </table:table-cell>
          <table:table-cell table:style-name="ce20" table:formula="of:=IF(AND([.$D$3]=1;[.C280]&lt;&gt;&quot;&quot;);[.D280]-[.E280])" office:value-type="float" office:value="0" calcext:value-type="float">
            <text:p>0</text:p>
          </table:table-cell>
          <table:table-cell table:style-name="ce20" table:formula="of:=IF([.$D$5]=1;[.$I$3]*([.C280]-[.$I$4])^2+[.$I$5];&quot;&quot;)">
            <text:p/>
          </table:table-cell>
          <table:table-cell table:style-name="ce20" table:formula="of:=IF(AND([.$D$5]=1;[.C280]&lt;&gt;&quot;&quot;);[.D280]-[.G280])" office:value-type="float" office:value="0" calcext:value-type="float">
            <text:p>0</text:p>
          </table:table-cell>
          <table:table-cell table:number-columns-repeated="1016"/>
        </table:table-row>
        <table:table-row table:style-name="ro2">
          <table:table-cell table:number-columns-repeated="4"/>
          <table:table-cell table:style-name="ce20" table:formula="of:=IF(AND([.$D$3]=1;[.C281]&lt;&gt;&quot;&quot;);[.$F$3]*[.C281]+[.$F$4])" office:value-type="float" office:value="0" calcext:value-type="float">
            <text:p>0</text:p>
          </table:table-cell>
          <table:table-cell table:style-name="ce20" table:formula="of:=IF(AND([.$D$3]=1;[.C281]&lt;&gt;&quot;&quot;);[.D281]-[.E281])" office:value-type="float" office:value="0" calcext:value-type="float">
            <text:p>0</text:p>
          </table:table-cell>
          <table:table-cell table:style-name="ce20" table:formula="of:=IF([.$D$5]=1;[.$I$3]*([.C281]-[.$I$4])^2+[.$I$5];&quot;&quot;)">
            <text:p/>
          </table:table-cell>
          <table:table-cell table:style-name="ce20" table:formula="of:=IF(AND([.$D$5]=1;[.C281]&lt;&gt;&quot;&quot;);[.D281]-[.G281])" office:value-type="float" office:value="0" calcext:value-type="float">
            <text:p>0</text:p>
          </table:table-cell>
          <table:table-cell table:number-columns-repeated="1016"/>
        </table:table-row>
        <table:table-row table:style-name="ro2">
          <table:table-cell table:number-columns-repeated="4"/>
          <table:table-cell table:style-name="ce20" table:formula="of:=IF(AND([.$D$3]=1;[.C282]&lt;&gt;&quot;&quot;);[.$F$3]*[.C282]+[.$F$4])" office:value-type="float" office:value="0" calcext:value-type="float">
            <text:p>0</text:p>
          </table:table-cell>
          <table:table-cell table:style-name="ce20" table:formula="of:=IF(AND([.$D$3]=1;[.C282]&lt;&gt;&quot;&quot;);[.D282]-[.E282])" office:value-type="float" office:value="0" calcext:value-type="float">
            <text:p>0</text:p>
          </table:table-cell>
          <table:table-cell table:style-name="ce20" table:formula="of:=IF([.$D$5]=1;[.$I$3]*([.C282]-[.$I$4])^2+[.$I$5];&quot;&quot;)">
            <text:p/>
          </table:table-cell>
          <table:table-cell table:style-name="ce20" table:formula="of:=IF(AND([.$D$5]=1;[.C282]&lt;&gt;&quot;&quot;);[.D282]-[.G282])" office:value-type="float" office:value="0" calcext:value-type="float">
            <text:p>0</text:p>
          </table:table-cell>
          <table:table-cell table:number-columns-repeated="1016"/>
        </table:table-row>
        <table:table-row table:style-name="ro2">
          <table:table-cell table:number-columns-repeated="4"/>
          <table:table-cell table:style-name="ce20" table:formula="of:=IF(AND([.$D$3]=1;[.C283]&lt;&gt;&quot;&quot;);[.$F$3]*[.C283]+[.$F$4])" office:value-type="float" office:value="0" calcext:value-type="float">
            <text:p>0</text:p>
          </table:table-cell>
          <table:table-cell table:style-name="ce20" table:formula="of:=IF(AND([.$D$3]=1;[.C283]&lt;&gt;&quot;&quot;);[.D283]-[.E283])" office:value-type="float" office:value="0" calcext:value-type="float">
            <text:p>0</text:p>
          </table:table-cell>
          <table:table-cell table:style-name="ce20" table:formula="of:=IF([.$D$5]=1;[.$I$3]*([.C283]-[.$I$4])^2+[.$I$5];&quot;&quot;)">
            <text:p/>
          </table:table-cell>
          <table:table-cell table:style-name="ce20" table:formula="of:=IF(AND([.$D$5]=1;[.C283]&lt;&gt;&quot;&quot;);[.D283]-[.G283])" office:value-type="float" office:value="0" calcext:value-type="float">
            <text:p>0</text:p>
          </table:table-cell>
          <table:table-cell table:number-columns-repeated="1016"/>
        </table:table-row>
        <table:table-row table:style-name="ro2">
          <table:table-cell table:number-columns-repeated="4"/>
          <table:table-cell table:style-name="ce20" table:formula="of:=IF(AND([.$D$3]=1;[.C284]&lt;&gt;&quot;&quot;);[.$F$3]*[.C284]+[.$F$4])" office:value-type="float" office:value="0" calcext:value-type="float">
            <text:p>0</text:p>
          </table:table-cell>
          <table:table-cell table:style-name="ce20" table:formula="of:=IF(AND([.$D$3]=1;[.C284]&lt;&gt;&quot;&quot;);[.D284]-[.E284])" office:value-type="float" office:value="0" calcext:value-type="float">
            <text:p>0</text:p>
          </table:table-cell>
          <table:table-cell table:style-name="ce20" table:formula="of:=IF([.$D$5]=1;[.$I$3]*([.C284]-[.$I$4])^2+[.$I$5];&quot;&quot;)">
            <text:p/>
          </table:table-cell>
          <table:table-cell table:style-name="ce20" table:formula="of:=IF(AND([.$D$5]=1;[.C284]&lt;&gt;&quot;&quot;);[.D284]-[.G284])" office:value-type="float" office:value="0" calcext:value-type="float">
            <text:p>0</text:p>
          </table:table-cell>
          <table:table-cell table:number-columns-repeated="1016"/>
        </table:table-row>
        <table:table-row table:style-name="ro2">
          <table:table-cell table:number-columns-repeated="4"/>
          <table:table-cell table:style-name="ce20" table:formula="of:=IF(AND([.$D$3]=1;[.C285]&lt;&gt;&quot;&quot;);[.$F$3]*[.C285]+[.$F$4])" office:value-type="float" office:value="0" calcext:value-type="float">
            <text:p>0</text:p>
          </table:table-cell>
          <table:table-cell table:style-name="ce20" table:formula="of:=IF(AND([.$D$3]=1;[.C285]&lt;&gt;&quot;&quot;);[.D285]-[.E285])" office:value-type="float" office:value="0" calcext:value-type="float">
            <text:p>0</text:p>
          </table:table-cell>
          <table:table-cell table:style-name="ce20" table:formula="of:=IF([.$D$5]=1;[.$I$3]*([.C285]-[.$I$4])^2+[.$I$5];&quot;&quot;)">
            <text:p/>
          </table:table-cell>
          <table:table-cell table:style-name="ce20" table:formula="of:=IF(AND([.$D$5]=1;[.C285]&lt;&gt;&quot;&quot;);[.D285]-[.G285])" office:value-type="float" office:value="0" calcext:value-type="float">
            <text:p>0</text:p>
          </table:table-cell>
          <table:table-cell table:number-columns-repeated="1016"/>
        </table:table-row>
        <table:table-row table:style-name="ro2">
          <table:table-cell table:number-columns-repeated="4"/>
          <table:table-cell table:style-name="ce20" table:formula="of:=IF(AND([.$D$3]=1;[.C286]&lt;&gt;&quot;&quot;);[.$F$3]*[.C286]+[.$F$4])" office:value-type="float" office:value="0" calcext:value-type="float">
            <text:p>0</text:p>
          </table:table-cell>
          <table:table-cell table:style-name="ce20" table:formula="of:=IF(AND([.$D$3]=1;[.C286]&lt;&gt;&quot;&quot;);[.D286]-[.E286])" office:value-type="float" office:value="0" calcext:value-type="float">
            <text:p>0</text:p>
          </table:table-cell>
          <table:table-cell table:style-name="ce20" table:formula="of:=IF([.$D$5]=1;[.$I$3]*([.C286]-[.$I$4])^2+[.$I$5];&quot;&quot;)">
            <text:p/>
          </table:table-cell>
          <table:table-cell table:style-name="ce20" table:formula="of:=IF(AND([.$D$5]=1;[.C286]&lt;&gt;&quot;&quot;);[.D286]-[.G286])" office:value-type="float" office:value="0" calcext:value-type="float">
            <text:p>0</text:p>
          </table:table-cell>
          <table:table-cell table:number-columns-repeated="1016"/>
        </table:table-row>
        <table:table-row table:style-name="ro2">
          <table:table-cell table:number-columns-repeated="4"/>
          <table:table-cell table:style-name="ce20" table:formula="of:=IF(AND([.$D$3]=1;[.C287]&lt;&gt;&quot;&quot;);[.$F$3]*[.C287]+[.$F$4])" office:value-type="float" office:value="0" calcext:value-type="float">
            <text:p>0</text:p>
          </table:table-cell>
          <table:table-cell table:style-name="ce20" table:formula="of:=IF(AND([.$D$3]=1;[.C287]&lt;&gt;&quot;&quot;);[.D287]-[.E287])" office:value-type="float" office:value="0" calcext:value-type="float">
            <text:p>0</text:p>
          </table:table-cell>
          <table:table-cell table:style-name="ce20" table:formula="of:=IF([.$D$5]=1;[.$I$3]*([.C287]-[.$I$4])^2+[.$I$5];&quot;&quot;)">
            <text:p/>
          </table:table-cell>
          <table:table-cell table:style-name="ce20" table:formula="of:=IF(AND([.$D$5]=1;[.C287]&lt;&gt;&quot;&quot;);[.D287]-[.G287])" office:value-type="float" office:value="0" calcext:value-type="float">
            <text:p>0</text:p>
          </table:table-cell>
          <table:table-cell table:number-columns-repeated="1016"/>
        </table:table-row>
        <table:table-row table:style-name="ro2">
          <table:table-cell table:number-columns-repeated="4"/>
          <table:table-cell table:style-name="ce20" table:formula="of:=IF(AND([.$D$3]=1;[.C288]&lt;&gt;&quot;&quot;);[.$F$3]*[.C288]+[.$F$4])" office:value-type="float" office:value="0" calcext:value-type="float">
            <text:p>0</text:p>
          </table:table-cell>
          <table:table-cell table:style-name="ce20" table:formula="of:=IF(AND([.$D$3]=1;[.C288]&lt;&gt;&quot;&quot;);[.D288]-[.E288])" office:value-type="float" office:value="0" calcext:value-type="float">
            <text:p>0</text:p>
          </table:table-cell>
          <table:table-cell table:style-name="ce20" table:formula="of:=IF([.$D$5]=1;[.$I$3]*([.C288]-[.$I$4])^2+[.$I$5];&quot;&quot;)">
            <text:p/>
          </table:table-cell>
          <table:table-cell table:style-name="ce20" table:formula="of:=IF(AND([.$D$5]=1;[.C288]&lt;&gt;&quot;&quot;);[.D288]-[.G288])" office:value-type="float" office:value="0" calcext:value-type="float">
            <text:p>0</text:p>
          </table:table-cell>
          <table:table-cell table:number-columns-repeated="1016"/>
        </table:table-row>
        <table:table-row table:style-name="ro2">
          <table:table-cell table:number-columns-repeated="4"/>
          <table:table-cell table:style-name="ce20" table:formula="of:=IF(AND([.$D$3]=1;[.C289]&lt;&gt;&quot;&quot;);[.$F$3]*[.C289]+[.$F$4])" office:value-type="float" office:value="0" calcext:value-type="float">
            <text:p>0</text:p>
          </table:table-cell>
          <table:table-cell table:style-name="ce20" table:formula="of:=IF(AND([.$D$3]=1;[.C289]&lt;&gt;&quot;&quot;);[.D289]-[.E289])" office:value-type="float" office:value="0" calcext:value-type="float">
            <text:p>0</text:p>
          </table:table-cell>
          <table:table-cell table:style-name="ce20" table:formula="of:=IF([.$D$5]=1;[.$I$3]*([.C289]-[.$I$4])^2+[.$I$5];&quot;&quot;)">
            <text:p/>
          </table:table-cell>
          <table:table-cell table:style-name="ce20" table:formula="of:=IF(AND([.$D$5]=1;[.C289]&lt;&gt;&quot;&quot;);[.D289]-[.G289])" office:value-type="float" office:value="0" calcext:value-type="float">
            <text:p>0</text:p>
          </table:table-cell>
          <table:table-cell table:number-columns-repeated="1016"/>
        </table:table-row>
        <table:table-row table:style-name="ro2">
          <table:table-cell table:number-columns-repeated="4"/>
          <table:table-cell table:style-name="ce20" table:formula="of:=IF(AND([.$D$3]=1;[.C290]&lt;&gt;&quot;&quot;);[.$F$3]*[.C290]+[.$F$4])" office:value-type="float" office:value="0" calcext:value-type="float">
            <text:p>0</text:p>
          </table:table-cell>
          <table:table-cell table:style-name="ce20" table:formula="of:=IF(AND([.$D$3]=1;[.C290]&lt;&gt;&quot;&quot;);[.D290]-[.E290])" office:value-type="float" office:value="0" calcext:value-type="float">
            <text:p>0</text:p>
          </table:table-cell>
          <table:table-cell table:style-name="ce20" table:formula="of:=IF([.$D$5]=1;[.$I$3]*([.C290]-[.$I$4])^2+[.$I$5];&quot;&quot;)">
            <text:p/>
          </table:table-cell>
          <table:table-cell table:style-name="ce20" table:formula="of:=IF(AND([.$D$5]=1;[.C290]&lt;&gt;&quot;&quot;);[.D290]-[.G290])" office:value-type="float" office:value="0" calcext:value-type="float">
            <text:p>0</text:p>
          </table:table-cell>
          <table:table-cell table:number-columns-repeated="1016"/>
        </table:table-row>
        <table:table-row table:style-name="ro2">
          <table:table-cell table:number-columns-repeated="4"/>
          <table:table-cell table:style-name="ce20" table:formula="of:=IF(AND([.$D$3]=1;[.C291]&lt;&gt;&quot;&quot;);[.$F$3]*[.C291]+[.$F$4])" office:value-type="float" office:value="0" calcext:value-type="float">
            <text:p>0</text:p>
          </table:table-cell>
          <table:table-cell table:style-name="ce20" table:formula="of:=IF(AND([.$D$3]=1;[.C291]&lt;&gt;&quot;&quot;);[.D291]-[.E291])" office:value-type="float" office:value="0" calcext:value-type="float">
            <text:p>0</text:p>
          </table:table-cell>
          <table:table-cell table:style-name="ce20" table:formula="of:=IF([.$D$5]=1;[.$I$3]*([.C291]-[.$I$4])^2+[.$I$5];&quot;&quot;)">
            <text:p/>
          </table:table-cell>
          <table:table-cell table:style-name="ce20" table:formula="of:=IF(AND([.$D$5]=1;[.C291]&lt;&gt;&quot;&quot;);[.D291]-[.G291])" office:value-type="float" office:value="0" calcext:value-type="float">
            <text:p>0</text:p>
          </table:table-cell>
          <table:table-cell table:number-columns-repeated="1016"/>
        </table:table-row>
        <table:table-row table:style-name="ro2">
          <table:table-cell table:number-columns-repeated="4"/>
          <table:table-cell table:style-name="ce20" table:formula="of:=IF(AND([.$D$3]=1;[.C292]&lt;&gt;&quot;&quot;);[.$F$3]*[.C292]+[.$F$4])" office:value-type="float" office:value="0" calcext:value-type="float">
            <text:p>0</text:p>
          </table:table-cell>
          <table:table-cell table:style-name="ce20" table:formula="of:=IF(AND([.$D$3]=1;[.C292]&lt;&gt;&quot;&quot;);[.D292]-[.E292])" office:value-type="float" office:value="0" calcext:value-type="float">
            <text:p>0</text:p>
          </table:table-cell>
          <table:table-cell table:style-name="ce20" table:formula="of:=IF([.$D$5]=1;[.$I$3]*([.C292]-[.$I$4])^2+[.$I$5];&quot;&quot;)">
            <text:p/>
          </table:table-cell>
          <table:table-cell table:style-name="ce20" table:formula="of:=IF(AND([.$D$5]=1;[.C292]&lt;&gt;&quot;&quot;);[.D292]-[.G292])" office:value-type="float" office:value="0" calcext:value-type="float">
            <text:p>0</text:p>
          </table:table-cell>
          <table:table-cell table:number-columns-repeated="1016"/>
        </table:table-row>
        <table:table-row table:style-name="ro2">
          <table:table-cell table:number-columns-repeated="4"/>
          <table:table-cell table:style-name="ce20" table:formula="of:=IF(AND([.$D$3]=1;[.C293]&lt;&gt;&quot;&quot;);[.$F$3]*[.C293]+[.$F$4])" office:value-type="float" office:value="0" calcext:value-type="float">
            <text:p>0</text:p>
          </table:table-cell>
          <table:table-cell table:style-name="ce20" table:formula="of:=IF(AND([.$D$3]=1;[.C293]&lt;&gt;&quot;&quot;);[.D293]-[.E293])" office:value-type="float" office:value="0" calcext:value-type="float">
            <text:p>0</text:p>
          </table:table-cell>
          <table:table-cell table:style-name="ce20" table:formula="of:=IF([.$D$5]=1;[.$I$3]*([.C293]-[.$I$4])^2+[.$I$5];&quot;&quot;)">
            <text:p/>
          </table:table-cell>
          <table:table-cell table:style-name="ce20" table:formula="of:=IF(AND([.$D$5]=1;[.C293]&lt;&gt;&quot;&quot;);[.D293]-[.G293])" office:value-type="float" office:value="0" calcext:value-type="float">
            <text:p>0</text:p>
          </table:table-cell>
          <table:table-cell table:number-columns-repeated="1016"/>
        </table:table-row>
        <table:table-row table:style-name="ro2">
          <table:table-cell table:number-columns-repeated="4"/>
          <table:table-cell table:style-name="ce20" table:formula="of:=IF(AND([.$D$3]=1;[.C294]&lt;&gt;&quot;&quot;);[.$F$3]*[.C294]+[.$F$4])" office:value-type="float" office:value="0" calcext:value-type="float">
            <text:p>0</text:p>
          </table:table-cell>
          <table:table-cell table:style-name="ce20" table:formula="of:=IF(AND([.$D$3]=1;[.C294]&lt;&gt;&quot;&quot;);[.D294]-[.E294])" office:value-type="float" office:value="0" calcext:value-type="float">
            <text:p>0</text:p>
          </table:table-cell>
          <table:table-cell table:style-name="ce20" table:formula="of:=IF([.$D$5]=1;[.$I$3]*([.C294]-[.$I$4])^2+[.$I$5];&quot;&quot;)">
            <text:p/>
          </table:table-cell>
          <table:table-cell table:style-name="ce20" table:formula="of:=IF(AND([.$D$5]=1;[.C294]&lt;&gt;&quot;&quot;);[.D294]-[.G294])" office:value-type="float" office:value="0" calcext:value-type="float">
            <text:p>0</text:p>
          </table:table-cell>
          <table:table-cell table:number-columns-repeated="1016"/>
        </table:table-row>
        <table:table-row table:style-name="ro2">
          <table:table-cell table:number-columns-repeated="4"/>
          <table:table-cell table:style-name="ce20" table:formula="of:=IF(AND([.$D$3]=1;[.C295]&lt;&gt;&quot;&quot;);[.$F$3]*[.C295]+[.$F$4])" office:value-type="float" office:value="0" calcext:value-type="float">
            <text:p>0</text:p>
          </table:table-cell>
          <table:table-cell table:style-name="ce20" table:formula="of:=IF(AND([.$D$3]=1;[.C295]&lt;&gt;&quot;&quot;);[.D295]-[.E295])" office:value-type="float" office:value="0" calcext:value-type="float">
            <text:p>0</text:p>
          </table:table-cell>
          <table:table-cell table:style-name="ce20" table:formula="of:=IF([.$D$5]=1;[.$I$3]*([.C295]-[.$I$4])^2+[.$I$5];&quot;&quot;)">
            <text:p/>
          </table:table-cell>
          <table:table-cell table:style-name="ce20" table:formula="of:=IF(AND([.$D$5]=1;[.C295]&lt;&gt;&quot;&quot;);[.D295]-[.G295])" office:value-type="float" office:value="0" calcext:value-type="float">
            <text:p>0</text:p>
          </table:table-cell>
          <table:table-cell table:number-columns-repeated="1016"/>
        </table:table-row>
        <table:table-row table:style-name="ro2">
          <table:table-cell table:number-columns-repeated="4"/>
          <table:table-cell table:style-name="ce20" table:formula="of:=IF(AND([.$D$3]=1;[.C296]&lt;&gt;&quot;&quot;);[.$F$3]*[.C296]+[.$F$4])" office:value-type="float" office:value="0" calcext:value-type="float">
            <text:p>0</text:p>
          </table:table-cell>
          <table:table-cell table:style-name="ce20" table:formula="of:=IF(AND([.$D$3]=1;[.C296]&lt;&gt;&quot;&quot;);[.D296]-[.E296])" office:value-type="float" office:value="0" calcext:value-type="float">
            <text:p>0</text:p>
          </table:table-cell>
          <table:table-cell table:style-name="ce20" table:formula="of:=IF([.$D$5]=1;[.$I$3]*([.C296]-[.$I$4])^2+[.$I$5];&quot;&quot;)">
            <text:p/>
          </table:table-cell>
          <table:table-cell table:style-name="ce20" table:formula="of:=IF(AND([.$D$5]=1;[.C296]&lt;&gt;&quot;&quot;);[.D296]-[.G296])" office:value-type="float" office:value="0" calcext:value-type="float">
            <text:p>0</text:p>
          </table:table-cell>
          <table:table-cell table:number-columns-repeated="1016"/>
        </table:table-row>
        <table:table-row table:style-name="ro2">
          <table:table-cell table:number-columns-repeated="4"/>
          <table:table-cell table:style-name="ce20" table:formula="of:=IF(AND([.$D$3]=1;[.C297]&lt;&gt;&quot;&quot;);[.$F$3]*[.C297]+[.$F$4])" office:value-type="float" office:value="0" calcext:value-type="float">
            <text:p>0</text:p>
          </table:table-cell>
          <table:table-cell table:style-name="ce20" table:formula="of:=IF(AND([.$D$3]=1;[.C297]&lt;&gt;&quot;&quot;);[.D297]-[.E297])" office:value-type="float" office:value="0" calcext:value-type="float">
            <text:p>0</text:p>
          </table:table-cell>
          <table:table-cell table:style-name="ce20" table:formula="of:=IF([.$D$5]=1;[.$I$3]*([.C297]-[.$I$4])^2+[.$I$5];&quot;&quot;)">
            <text:p/>
          </table:table-cell>
          <table:table-cell table:style-name="ce20" table:formula="of:=IF(AND([.$D$5]=1;[.C297]&lt;&gt;&quot;&quot;);[.D297]-[.G297])" office:value-type="float" office:value="0" calcext:value-type="float">
            <text:p>0</text:p>
          </table:table-cell>
          <table:table-cell table:number-columns-repeated="1016"/>
        </table:table-row>
        <table:table-row table:style-name="ro2">
          <table:table-cell table:number-columns-repeated="4"/>
          <table:table-cell table:style-name="ce20" table:formula="of:=IF(AND([.$D$3]=1;[.C298]&lt;&gt;&quot;&quot;);[.$F$3]*[.C298]+[.$F$4])" office:value-type="float" office:value="0" calcext:value-type="float">
            <text:p>0</text:p>
          </table:table-cell>
          <table:table-cell table:style-name="ce20" table:formula="of:=IF(AND([.$D$3]=1;[.C298]&lt;&gt;&quot;&quot;);[.D298]-[.E298])" office:value-type="float" office:value="0" calcext:value-type="float">
            <text:p>0</text:p>
          </table:table-cell>
          <table:table-cell table:style-name="ce20" table:formula="of:=IF([.$D$5]=1;[.$I$3]*([.C298]-[.$I$4])^2+[.$I$5];&quot;&quot;)">
            <text:p/>
          </table:table-cell>
          <table:table-cell table:style-name="ce20" table:formula="of:=IF(AND([.$D$5]=1;[.C298]&lt;&gt;&quot;&quot;);[.D298]-[.G298])" office:value-type="float" office:value="0" calcext:value-type="float">
            <text:p>0</text:p>
          </table:table-cell>
          <table:table-cell table:number-columns-repeated="1016"/>
        </table:table-row>
        <table:table-row table:style-name="ro2">
          <table:table-cell table:number-columns-repeated="4"/>
          <table:table-cell table:style-name="ce20" table:formula="of:=IF(AND([.$D$3]=1;[.C299]&lt;&gt;&quot;&quot;);[.$F$3]*[.C299]+[.$F$4])" office:value-type="float" office:value="0" calcext:value-type="float">
            <text:p>0</text:p>
          </table:table-cell>
          <table:table-cell table:style-name="ce20" table:formula="of:=IF(AND([.$D$3]=1;[.C299]&lt;&gt;&quot;&quot;);[.D299]-[.E299])" office:value-type="float" office:value="0" calcext:value-type="float">
            <text:p>0</text:p>
          </table:table-cell>
          <table:table-cell table:style-name="ce20" table:formula="of:=IF([.$D$5]=1;[.$I$3]*([.C299]-[.$I$4])^2+[.$I$5];&quot;&quot;)">
            <text:p/>
          </table:table-cell>
          <table:table-cell table:style-name="ce20" table:formula="of:=IF(AND([.$D$5]=1;[.C299]&lt;&gt;&quot;&quot;);[.D299]-[.G299])" office:value-type="float" office:value="0" calcext:value-type="float">
            <text:p>0</text:p>
          </table:table-cell>
          <table:table-cell table:number-columns-repeated="1016"/>
        </table:table-row>
        <table:table-row table:style-name="ro2">
          <table:table-cell table:number-columns-repeated="4"/>
          <table:table-cell table:style-name="ce20" table:formula="of:=IF(AND([.$D$3]=1;[.C300]&lt;&gt;&quot;&quot;);[.$F$3]*[.C300]+[.$F$4])" office:value-type="float" office:value="0" calcext:value-type="float">
            <text:p>0</text:p>
          </table:table-cell>
          <table:table-cell table:style-name="ce20" table:formula="of:=IF(AND([.$D$3]=1;[.C300]&lt;&gt;&quot;&quot;);[.D300]-[.E300])" office:value-type="float" office:value="0" calcext:value-type="float">
            <text:p>0</text:p>
          </table:table-cell>
          <table:table-cell table:style-name="ce20" table:formula="of:=IF([.$D$5]=1;[.$I$3]*([.C300]-[.$I$4])^2+[.$I$5];&quot;&quot;)">
            <text:p/>
          </table:table-cell>
          <table:table-cell table:style-name="ce20" table:formula="of:=IF(AND([.$D$5]=1;[.C300]&lt;&gt;&quot;&quot;);[.D300]-[.G300])" office:value-type="float" office:value="0" calcext:value-type="float">
            <text:p>0</text:p>
          </table:table-cell>
          <table:table-cell table:number-columns-repeated="1016"/>
        </table:table-row>
        <table:table-row table:style-name="ro2">
          <table:table-cell table:number-columns-repeated="4"/>
          <table:table-cell table:style-name="ce20" table:formula="of:=IF(AND([.$D$3]=1;[.C301]&lt;&gt;&quot;&quot;);[.$F$3]*[.C301]+[.$F$4])" office:value-type="float" office:value="0" calcext:value-type="float">
            <text:p>0</text:p>
          </table:table-cell>
          <table:table-cell table:style-name="ce20" table:formula="of:=IF(AND([.$D$3]=1;[.C301]&lt;&gt;&quot;&quot;);[.D301]-[.E301])" office:value-type="float" office:value="0" calcext:value-type="float">
            <text:p>0</text:p>
          </table:table-cell>
          <table:table-cell table:style-name="ce20" table:formula="of:=IF([.$D$5]=1;[.$I$3]*([.C301]-[.$I$4])^2+[.$I$5];&quot;&quot;)">
            <text:p/>
          </table:table-cell>
          <table:table-cell table:style-name="ce20" table:formula="of:=IF(AND([.$D$5]=1;[.C301]&lt;&gt;&quot;&quot;);[.D301]-[.G301])" office:value-type="float" office:value="0" calcext:value-type="float">
            <text:p>0</text:p>
          </table:table-cell>
          <table:table-cell table:number-columns-repeated="1016"/>
        </table:table-row>
        <table:table-row table:style-name="ro2">
          <table:table-cell table:number-columns-repeated="4"/>
          <table:table-cell table:style-name="ce20" table:formula="of:=IF(AND([.$D$3]=1;[.C302]&lt;&gt;&quot;&quot;);[.$F$3]*[.C302]+[.$F$4])" office:value-type="float" office:value="0" calcext:value-type="float">
            <text:p>0</text:p>
          </table:table-cell>
          <table:table-cell table:style-name="ce20" table:formula="of:=IF(AND([.$D$3]=1;[.C302]&lt;&gt;&quot;&quot;);[.D302]-[.E302])" office:value-type="float" office:value="0" calcext:value-type="float">
            <text:p>0</text:p>
          </table:table-cell>
          <table:table-cell table:style-name="ce20" table:formula="of:=IF([.$D$5]=1;[.$I$3]*([.C302]-[.$I$4])^2+[.$I$5];&quot;&quot;)">
            <text:p/>
          </table:table-cell>
          <table:table-cell table:style-name="ce20" table:formula="of:=IF(AND([.$D$5]=1;[.C302]&lt;&gt;&quot;&quot;);[.D302]-[.G302])" office:value-type="float" office:value="0" calcext:value-type="float">
            <text:p>0</text:p>
          </table:table-cell>
          <table:table-cell table:number-columns-repeated="1016"/>
        </table:table-row>
        <table:table-row table:style-name="ro2">
          <table:table-cell table:number-columns-repeated="4"/>
          <table:table-cell table:style-name="ce20" table:formula="of:=IF(AND([.$D$3]=1;[.C303]&lt;&gt;&quot;&quot;);[.$F$3]*[.C303]+[.$F$4])" office:value-type="float" office:value="0" calcext:value-type="float">
            <text:p>0</text:p>
          </table:table-cell>
          <table:table-cell table:style-name="ce20" table:formula="of:=IF(AND([.$D$3]=1;[.C303]&lt;&gt;&quot;&quot;);[.D303]-[.E303])" office:value-type="float" office:value="0" calcext:value-type="float">
            <text:p>0</text:p>
          </table:table-cell>
          <table:table-cell table:style-name="ce20" table:formula="of:=IF([.$D$5]=1;[.$I$3]*([.C303]-[.$I$4])^2+[.$I$5];&quot;&quot;)">
            <text:p/>
          </table:table-cell>
          <table:table-cell table:style-name="ce20" table:formula="of:=IF(AND([.$D$5]=1;[.C303]&lt;&gt;&quot;&quot;);[.D303]-[.G303])" office:value-type="float" office:value="0" calcext:value-type="float">
            <text:p>0</text:p>
          </table:table-cell>
          <table:table-cell table:number-columns-repeated="1016"/>
        </table:table-row>
        <table:table-row table:style-name="ro2">
          <table:table-cell table:number-columns-repeated="4"/>
          <table:table-cell table:style-name="ce20" table:formula="of:=IF(AND([.$D$3]=1;[.C304]&lt;&gt;&quot;&quot;);[.$F$3]*[.C304]+[.$F$4])" office:value-type="float" office:value="0" calcext:value-type="float">
            <text:p>0</text:p>
          </table:table-cell>
          <table:table-cell table:style-name="ce20" table:formula="of:=IF(AND([.$D$3]=1;[.C304]&lt;&gt;&quot;&quot;);[.D304]-[.E304])" office:value-type="float" office:value="0" calcext:value-type="float">
            <text:p>0</text:p>
          </table:table-cell>
          <table:table-cell table:style-name="ce20" table:formula="of:=IF([.$D$5]=1;[.$I$3]*([.C304]-[.$I$4])^2+[.$I$5];&quot;&quot;)">
            <text:p/>
          </table:table-cell>
          <table:table-cell table:style-name="ce20" table:formula="of:=IF(AND([.$D$5]=1;[.C304]&lt;&gt;&quot;&quot;);[.D304]-[.G304])" office:value-type="float" office:value="0" calcext:value-type="float">
            <text:p>0</text:p>
          </table:table-cell>
          <table:table-cell table:number-columns-repeated="1016"/>
        </table:table-row>
        <table:table-row table:style-name="ro2">
          <table:table-cell table:number-columns-repeated="4"/>
          <table:table-cell table:style-name="ce20" table:formula="of:=IF(AND([.$D$3]=1;[.C305]&lt;&gt;&quot;&quot;);[.$F$3]*[.C305]+[.$F$4])" office:value-type="float" office:value="0" calcext:value-type="float">
            <text:p>0</text:p>
          </table:table-cell>
          <table:table-cell table:style-name="ce20" table:formula="of:=IF(AND([.$D$3]=1;[.C305]&lt;&gt;&quot;&quot;);[.D305]-[.E305])" office:value-type="float" office:value="0" calcext:value-type="float">
            <text:p>0</text:p>
          </table:table-cell>
          <table:table-cell table:style-name="ce20" table:formula="of:=IF([.$D$5]=1;[.$I$3]*([.C305]-[.$I$4])^2+[.$I$5];&quot;&quot;)">
            <text:p/>
          </table:table-cell>
          <table:table-cell table:style-name="ce20" table:formula="of:=IF(AND([.$D$5]=1;[.C305]&lt;&gt;&quot;&quot;);[.D305]-[.G305])" office:value-type="float" office:value="0" calcext:value-type="float">
            <text:p>0</text:p>
          </table:table-cell>
          <table:table-cell table:number-columns-repeated="1016"/>
        </table:table-row>
        <table:table-row table:style-name="ro2">
          <table:table-cell table:number-columns-repeated="4"/>
          <table:table-cell table:style-name="ce20" table:formula="of:=IF(AND([.$D$3]=1;[.C306]&lt;&gt;&quot;&quot;);[.$F$3]*[.C306]+[.$F$4])" office:value-type="float" office:value="0" calcext:value-type="float">
            <text:p>0</text:p>
          </table:table-cell>
          <table:table-cell table:style-name="ce20" table:formula="of:=IF(AND([.$D$3]=1;[.C306]&lt;&gt;&quot;&quot;);[.D306]-[.E306])" office:value-type="float" office:value="0" calcext:value-type="float">
            <text:p>0</text:p>
          </table:table-cell>
          <table:table-cell table:style-name="ce20" table:formula="of:=IF([.$D$5]=1;[.$I$3]*([.C306]-[.$I$4])^2+[.$I$5];&quot;&quot;)">
            <text:p/>
          </table:table-cell>
          <table:table-cell table:style-name="ce20" table:formula="of:=IF(AND([.$D$5]=1;[.C306]&lt;&gt;&quot;&quot;);[.D306]-[.G306])" office:value-type="float" office:value="0" calcext:value-type="float">
            <text:p>0</text:p>
          </table:table-cell>
          <table:table-cell table:number-columns-repeated="1016"/>
        </table:table-row>
        <table:table-row table:style-name="ro2">
          <table:table-cell table:number-columns-repeated="4"/>
          <table:table-cell table:style-name="ce20" table:formula="of:=IF(AND([.$D$3]=1;[.C307]&lt;&gt;&quot;&quot;);[.$F$3]*[.C307]+[.$F$4])" office:value-type="float" office:value="0" calcext:value-type="float">
            <text:p>0</text:p>
          </table:table-cell>
          <table:table-cell table:style-name="ce20" table:formula="of:=IF(AND([.$D$3]=1;[.C307]&lt;&gt;&quot;&quot;);[.D307]-[.E307])" office:value-type="float" office:value="0" calcext:value-type="float">
            <text:p>0</text:p>
          </table:table-cell>
          <table:table-cell table:style-name="ce20" table:formula="of:=IF([.$D$5]=1;[.$I$3]*([.C307]-[.$I$4])^2+[.$I$5];&quot;&quot;)">
            <text:p/>
          </table:table-cell>
          <table:table-cell table:style-name="ce20" table:formula="of:=IF(AND([.$D$5]=1;[.C307]&lt;&gt;&quot;&quot;);[.D307]-[.G307])" office:value-type="float" office:value="0" calcext:value-type="float">
            <text:p>0</text:p>
          </table:table-cell>
          <table:table-cell table:number-columns-repeated="1016"/>
        </table:table-row>
        <table:table-row table:style-name="ro2">
          <table:table-cell table:number-columns-repeated="4"/>
          <table:table-cell table:style-name="ce20" table:formula="of:=IF(AND([.$D$3]=1;[.C308]&lt;&gt;&quot;&quot;);[.$F$3]*[.C308]+[.$F$4])" office:value-type="float" office:value="0" calcext:value-type="float">
            <text:p>0</text:p>
          </table:table-cell>
          <table:table-cell table:style-name="ce20" table:formula="of:=IF(AND([.$D$3]=1;[.C308]&lt;&gt;&quot;&quot;);[.D308]-[.E308])" office:value-type="float" office:value="0" calcext:value-type="float">
            <text:p>0</text:p>
          </table:table-cell>
          <table:table-cell table:style-name="ce20" table:formula="of:=IF([.$D$5]=1;[.$I$3]*([.C308]-[.$I$4])^2+[.$I$5];&quot;&quot;)">
            <text:p/>
          </table:table-cell>
          <table:table-cell table:style-name="ce20" table:formula="of:=IF(AND([.$D$5]=1;[.C308]&lt;&gt;&quot;&quot;);[.D308]-[.G308])" office:value-type="float" office:value="0" calcext:value-type="float">
            <text:p>0</text:p>
          </table:table-cell>
          <table:table-cell table:number-columns-repeated="1016"/>
        </table:table-row>
        <table:table-row table:style-name="ro2">
          <table:table-cell table:number-columns-repeated="4"/>
          <table:table-cell table:style-name="ce20" table:formula="of:=IF(AND([.$D$3]=1;[.C309]&lt;&gt;&quot;&quot;);[.$F$3]*[.C309]+[.$F$4])" office:value-type="float" office:value="0" calcext:value-type="float">
            <text:p>0</text:p>
          </table:table-cell>
          <table:table-cell table:style-name="ce20" table:formula="of:=IF(AND([.$D$3]=1;[.C309]&lt;&gt;&quot;&quot;);[.D309]-[.E309])" office:value-type="float" office:value="0" calcext:value-type="float">
            <text:p>0</text:p>
          </table:table-cell>
          <table:table-cell table:style-name="ce20" table:formula="of:=IF([.$D$5]=1;[.$I$3]*([.C309]-[.$I$4])^2+[.$I$5];&quot;&quot;)">
            <text:p/>
          </table:table-cell>
          <table:table-cell table:style-name="ce20" table:formula="of:=IF(AND([.$D$5]=1;[.C309]&lt;&gt;&quot;&quot;);[.D309]-[.G309])" office:value-type="float" office:value="0" calcext:value-type="float">
            <text:p>0</text:p>
          </table:table-cell>
          <table:table-cell table:number-columns-repeated="1016"/>
        </table:table-row>
        <table:table-row table:style-name="ro2">
          <table:table-cell table:number-columns-repeated="4"/>
          <table:table-cell table:style-name="ce20" table:formula="of:=IF(AND([.$D$3]=1;[.C310]&lt;&gt;&quot;&quot;);[.$F$3]*[.C310]+[.$F$4])" office:value-type="float" office:value="0" calcext:value-type="float">
            <text:p>0</text:p>
          </table:table-cell>
          <table:table-cell table:style-name="ce20" table:formula="of:=IF(AND([.$D$3]=1;[.C310]&lt;&gt;&quot;&quot;);[.D310]-[.E310])" office:value-type="float" office:value="0" calcext:value-type="float">
            <text:p>0</text:p>
          </table:table-cell>
          <table:table-cell table:style-name="ce20" table:formula="of:=IF([.$D$5]=1;[.$I$3]*([.C310]-[.$I$4])^2+[.$I$5];&quot;&quot;)">
            <text:p/>
          </table:table-cell>
          <table:table-cell table:style-name="ce20" table:formula="of:=IF(AND([.$D$5]=1;[.C310]&lt;&gt;&quot;&quot;);[.D310]-[.G310])" office:value-type="float" office:value="0" calcext:value-type="float">
            <text:p>0</text:p>
          </table:table-cell>
          <table:table-cell table:number-columns-repeated="1016"/>
        </table:table-row>
        <table:table-row table:style-name="ro2">
          <table:table-cell table:number-columns-repeated="4"/>
          <table:table-cell table:style-name="ce20" table:formula="of:=IF(AND([.$D$3]=1;[.C311]&lt;&gt;&quot;&quot;);[.$F$3]*[.C311]+[.$F$4])" office:value-type="float" office:value="0" calcext:value-type="float">
            <text:p>0</text:p>
          </table:table-cell>
          <table:table-cell table:style-name="ce20" table:formula="of:=IF(AND([.$D$3]=1;[.C311]&lt;&gt;&quot;&quot;);[.D311]-[.E311])" office:value-type="float" office:value="0" calcext:value-type="float">
            <text:p>0</text:p>
          </table:table-cell>
          <table:table-cell table:style-name="ce20" table:formula="of:=IF([.$D$5]=1;[.$I$3]*([.C311]-[.$I$4])^2+[.$I$5];&quot;&quot;)">
            <text:p/>
          </table:table-cell>
          <table:table-cell table:style-name="ce20" table:formula="of:=IF(AND([.$D$5]=1;[.C311]&lt;&gt;&quot;&quot;);[.D311]-[.G311])" office:value-type="float" office:value="0" calcext:value-type="float">
            <text:p>0</text:p>
          </table:table-cell>
          <table:table-cell table:number-columns-repeated="1016"/>
        </table:table-row>
        <table:table-row table:style-name="ro2">
          <table:table-cell table:number-columns-repeated="4"/>
          <table:table-cell table:style-name="ce20" table:formula="of:=IF(AND([.$D$3]=1;[.C312]&lt;&gt;&quot;&quot;);[.$F$3]*[.C312]+[.$F$4])" office:value-type="float" office:value="0" calcext:value-type="float">
            <text:p>0</text:p>
          </table:table-cell>
          <table:table-cell table:style-name="ce20" table:formula="of:=IF(AND([.$D$3]=1;[.C312]&lt;&gt;&quot;&quot;);[.D312]-[.E312])" office:value-type="float" office:value="0" calcext:value-type="float">
            <text:p>0</text:p>
          </table:table-cell>
          <table:table-cell table:style-name="ce20" table:formula="of:=IF([.$D$5]=1;[.$I$3]*([.C312]-[.$I$4])^2+[.$I$5];&quot;&quot;)">
            <text:p/>
          </table:table-cell>
          <table:table-cell table:style-name="ce20" table:formula="of:=IF(AND([.$D$5]=1;[.C312]&lt;&gt;&quot;&quot;);[.D312]-[.G312])" office:value-type="float" office:value="0" calcext:value-type="float">
            <text:p>0</text:p>
          </table:table-cell>
          <table:table-cell table:number-columns-repeated="1016"/>
        </table:table-row>
        <table:table-row table:style-name="ro2">
          <table:table-cell table:number-columns-repeated="4"/>
          <table:table-cell table:style-name="ce20" table:formula="of:=IF(AND([.$D$3]=1;[.C313]&lt;&gt;&quot;&quot;);[.$F$3]*[.C313]+[.$F$4])" office:value-type="float" office:value="0" calcext:value-type="float">
            <text:p>0</text:p>
          </table:table-cell>
          <table:table-cell table:style-name="ce20" table:formula="of:=IF(AND([.$D$3]=1;[.C313]&lt;&gt;&quot;&quot;);[.D313]-[.E313])" office:value-type="float" office:value="0" calcext:value-type="float">
            <text:p>0</text:p>
          </table:table-cell>
          <table:table-cell table:style-name="ce20" table:formula="of:=IF([.$D$5]=1;[.$I$3]*([.C313]-[.$I$4])^2+[.$I$5];&quot;&quot;)">
            <text:p/>
          </table:table-cell>
          <table:table-cell table:style-name="ce20" table:formula="of:=IF(AND([.$D$5]=1;[.C313]&lt;&gt;&quot;&quot;);[.D313]-[.G313])" office:value-type="float" office:value="0" calcext:value-type="float">
            <text:p>0</text:p>
          </table:table-cell>
          <table:table-cell table:number-columns-repeated="1016"/>
        </table:table-row>
        <table:table-row table:style-name="ro2">
          <table:table-cell table:number-columns-repeated="4"/>
          <table:table-cell table:style-name="ce20" table:formula="of:=IF(AND([.$D$3]=1;[.C314]&lt;&gt;&quot;&quot;);[.$F$3]*[.C314]+[.$F$4])" office:value-type="float" office:value="0" calcext:value-type="float">
            <text:p>0</text:p>
          </table:table-cell>
          <table:table-cell table:style-name="ce20" table:formula="of:=IF(AND([.$D$3]=1;[.C314]&lt;&gt;&quot;&quot;);[.D314]-[.E314])" office:value-type="float" office:value="0" calcext:value-type="float">
            <text:p>0</text:p>
          </table:table-cell>
          <table:table-cell table:style-name="ce20" table:formula="of:=IF([.$D$5]=1;[.$I$3]*([.C314]-[.$I$4])^2+[.$I$5];&quot;&quot;)">
            <text:p/>
          </table:table-cell>
          <table:table-cell table:style-name="ce20" table:formula="of:=IF(AND([.$D$5]=1;[.C314]&lt;&gt;&quot;&quot;);[.D314]-[.G314])" office:value-type="float" office:value="0" calcext:value-type="float">
            <text:p>0</text:p>
          </table:table-cell>
          <table:table-cell table:number-columns-repeated="1016"/>
        </table:table-row>
        <table:table-row table:style-name="ro2">
          <table:table-cell table:number-columns-repeated="4"/>
          <table:table-cell table:style-name="ce20" table:formula="of:=IF(AND([.$D$3]=1;[.C315]&lt;&gt;&quot;&quot;);[.$F$3]*[.C315]+[.$F$4])" office:value-type="float" office:value="0" calcext:value-type="float">
            <text:p>0</text:p>
          </table:table-cell>
          <table:table-cell table:style-name="ce20" table:formula="of:=IF(AND([.$D$3]=1;[.C315]&lt;&gt;&quot;&quot;);[.D315]-[.E315])" office:value-type="float" office:value="0" calcext:value-type="float">
            <text:p>0</text:p>
          </table:table-cell>
          <table:table-cell table:style-name="ce20" table:formula="of:=IF([.$D$5]=1;[.$I$3]*([.C315]-[.$I$4])^2+[.$I$5];&quot;&quot;)">
            <text:p/>
          </table:table-cell>
          <table:table-cell table:style-name="ce20" table:formula="of:=IF(AND([.$D$5]=1;[.C315]&lt;&gt;&quot;&quot;);[.D315]-[.G315])" office:value-type="float" office:value="0" calcext:value-type="float">
            <text:p>0</text:p>
          </table:table-cell>
          <table:table-cell table:number-columns-repeated="1016"/>
        </table:table-row>
        <table:table-row table:style-name="ro2">
          <table:table-cell table:number-columns-repeated="4"/>
          <table:table-cell table:style-name="ce20" table:formula="of:=IF(AND([.$D$3]=1;[.C316]&lt;&gt;&quot;&quot;);[.$F$3]*[.C316]+[.$F$4])" office:value-type="float" office:value="0" calcext:value-type="float">
            <text:p>0</text:p>
          </table:table-cell>
          <table:table-cell table:style-name="ce20" table:formula="of:=IF(AND([.$D$3]=1;[.C316]&lt;&gt;&quot;&quot;);[.D316]-[.E316])" office:value-type="float" office:value="0" calcext:value-type="float">
            <text:p>0</text:p>
          </table:table-cell>
          <table:table-cell table:style-name="ce20" table:formula="of:=IF([.$D$5]=1;[.$I$3]*([.C316]-[.$I$4])^2+[.$I$5];&quot;&quot;)">
            <text:p/>
          </table:table-cell>
          <table:table-cell table:style-name="ce20" table:formula="of:=IF(AND([.$D$5]=1;[.C316]&lt;&gt;&quot;&quot;);[.D316]-[.G316])" office:value-type="float" office:value="0" calcext:value-type="float">
            <text:p>0</text:p>
          </table:table-cell>
          <table:table-cell table:number-columns-repeated="1016"/>
        </table:table-row>
        <table:table-row table:style-name="ro2">
          <table:table-cell table:number-columns-repeated="4"/>
          <table:table-cell table:style-name="ce20" table:formula="of:=IF(AND([.$D$3]=1;[.C317]&lt;&gt;&quot;&quot;);[.$F$3]*[.C317]+[.$F$4])" office:value-type="float" office:value="0" calcext:value-type="float">
            <text:p>0</text:p>
          </table:table-cell>
          <table:table-cell table:style-name="ce20" table:formula="of:=IF(AND([.$D$3]=1;[.C317]&lt;&gt;&quot;&quot;);[.D317]-[.E317])" office:value-type="float" office:value="0" calcext:value-type="float">
            <text:p>0</text:p>
          </table:table-cell>
          <table:table-cell table:style-name="ce20" table:formula="of:=IF([.$D$5]=1;[.$I$3]*([.C317]-[.$I$4])^2+[.$I$5];&quot;&quot;)">
            <text:p/>
          </table:table-cell>
          <table:table-cell table:style-name="ce20" table:formula="of:=IF(AND([.$D$5]=1;[.C317]&lt;&gt;&quot;&quot;);[.D317]-[.G317])" office:value-type="float" office:value="0" calcext:value-type="float">
            <text:p>0</text:p>
          </table:table-cell>
          <table:table-cell table:number-columns-repeated="1016"/>
        </table:table-row>
        <table:table-row table:style-name="ro2">
          <table:table-cell table:number-columns-repeated="4"/>
          <table:table-cell table:style-name="ce20" table:formula="of:=IF(AND([.$D$3]=1;[.C318]&lt;&gt;&quot;&quot;);[.$F$3]*[.C318]+[.$F$4])" office:value-type="float" office:value="0" calcext:value-type="float">
            <text:p>0</text:p>
          </table:table-cell>
          <table:table-cell table:style-name="ce20" table:formula="of:=IF(AND([.$D$3]=1;[.C318]&lt;&gt;&quot;&quot;);[.D318]-[.E318])" office:value-type="float" office:value="0" calcext:value-type="float">
            <text:p>0</text:p>
          </table:table-cell>
          <table:table-cell table:style-name="ce20" table:formula="of:=IF([.$D$5]=1;[.$I$3]*([.C318]-[.$I$4])^2+[.$I$5];&quot;&quot;)">
            <text:p/>
          </table:table-cell>
          <table:table-cell table:style-name="ce20" table:formula="of:=IF(AND([.$D$5]=1;[.C318]&lt;&gt;&quot;&quot;);[.D318]-[.G318])" office:value-type="float" office:value="0" calcext:value-type="float">
            <text:p>0</text:p>
          </table:table-cell>
          <table:table-cell table:number-columns-repeated="1016"/>
        </table:table-row>
        <table:table-row table:style-name="ro2">
          <table:table-cell table:number-columns-repeated="4"/>
          <table:table-cell table:style-name="ce20" table:formula="of:=IF(AND([.$D$3]=1;[.C319]&lt;&gt;&quot;&quot;);[.$F$3]*[.C319]+[.$F$4])" office:value-type="float" office:value="0" calcext:value-type="float">
            <text:p>0</text:p>
          </table:table-cell>
          <table:table-cell table:style-name="ce20" table:formula="of:=IF(AND([.$D$3]=1;[.C319]&lt;&gt;&quot;&quot;);[.D319]-[.E319])" office:value-type="float" office:value="0" calcext:value-type="float">
            <text:p>0</text:p>
          </table:table-cell>
          <table:table-cell table:style-name="ce20" table:formula="of:=IF([.$D$5]=1;[.$I$3]*([.C319]-[.$I$4])^2+[.$I$5];&quot;&quot;)">
            <text:p/>
          </table:table-cell>
          <table:table-cell table:style-name="ce20" table:formula="of:=IF(AND([.$D$5]=1;[.C319]&lt;&gt;&quot;&quot;);[.D319]-[.G319])" office:value-type="float" office:value="0" calcext:value-type="float">
            <text:p>0</text:p>
          </table:table-cell>
          <table:table-cell table:number-columns-repeated="1016"/>
        </table:table-row>
        <table:table-row table:style-name="ro2">
          <table:table-cell table:number-columns-repeated="4"/>
          <table:table-cell table:style-name="ce20" table:formula="of:=IF(AND([.$D$3]=1;[.C320]&lt;&gt;&quot;&quot;);[.$F$3]*[.C320]+[.$F$4])" office:value-type="float" office:value="0" calcext:value-type="float">
            <text:p>0</text:p>
          </table:table-cell>
          <table:table-cell table:style-name="ce20" table:formula="of:=IF(AND([.$D$3]=1;[.C320]&lt;&gt;&quot;&quot;);[.D320]-[.E320])" office:value-type="float" office:value="0" calcext:value-type="float">
            <text:p>0</text:p>
          </table:table-cell>
          <table:table-cell table:style-name="ce20" table:formula="of:=IF([.$D$5]=1;[.$I$3]*([.C320]-[.$I$4])^2+[.$I$5];&quot;&quot;)">
            <text:p/>
          </table:table-cell>
          <table:table-cell table:style-name="ce20" table:formula="of:=IF(AND([.$D$5]=1;[.C320]&lt;&gt;&quot;&quot;);[.D320]-[.G320])" office:value-type="float" office:value="0" calcext:value-type="float">
            <text:p>0</text:p>
          </table:table-cell>
          <table:table-cell table:number-columns-repeated="1016"/>
        </table:table-row>
        <table:table-row table:style-name="ro2">
          <table:table-cell table:number-columns-repeated="4"/>
          <table:table-cell table:style-name="ce20" table:formula="of:=IF(AND([.$D$3]=1;[.C321]&lt;&gt;&quot;&quot;);[.$F$3]*[.C321]+[.$F$4])" office:value-type="float" office:value="0" calcext:value-type="float">
            <text:p>0</text:p>
          </table:table-cell>
          <table:table-cell table:style-name="ce20" table:formula="of:=IF(AND([.$D$3]=1;[.C321]&lt;&gt;&quot;&quot;);[.D321]-[.E321])" office:value-type="float" office:value="0" calcext:value-type="float">
            <text:p>0</text:p>
          </table:table-cell>
          <table:table-cell table:style-name="ce20" table:formula="of:=IF([.$D$5]=1;[.$I$3]*([.C321]-[.$I$4])^2+[.$I$5];&quot;&quot;)">
            <text:p/>
          </table:table-cell>
          <table:table-cell table:style-name="ce20" table:formula="of:=IF(AND([.$D$5]=1;[.C321]&lt;&gt;&quot;&quot;);[.D321]-[.G321])" office:value-type="float" office:value="0" calcext:value-type="float">
            <text:p>0</text:p>
          </table:table-cell>
          <table:table-cell table:number-columns-repeated="1016"/>
        </table:table-row>
        <table:table-row table:style-name="ro2">
          <table:table-cell table:number-columns-repeated="4"/>
          <table:table-cell table:style-name="ce20" table:formula="of:=IF(AND([.$D$3]=1;[.C322]&lt;&gt;&quot;&quot;);[.$F$3]*[.C322]+[.$F$4])" office:value-type="float" office:value="0" calcext:value-type="float">
            <text:p>0</text:p>
          </table:table-cell>
          <table:table-cell table:style-name="ce20" table:formula="of:=IF(AND([.$D$3]=1;[.C322]&lt;&gt;&quot;&quot;);[.D322]-[.E322])" office:value-type="float" office:value="0" calcext:value-type="float">
            <text:p>0</text:p>
          </table:table-cell>
          <table:table-cell table:style-name="ce20" table:formula="of:=IF([.$D$5]=1;[.$I$3]*([.C322]-[.$I$4])^2+[.$I$5];&quot;&quot;)">
            <text:p/>
          </table:table-cell>
          <table:table-cell table:style-name="ce20" table:formula="of:=IF(AND([.$D$5]=1;[.C322]&lt;&gt;&quot;&quot;);[.D322]-[.G322])" office:value-type="float" office:value="0" calcext:value-type="float">
            <text:p>0</text:p>
          </table:table-cell>
          <table:table-cell table:number-columns-repeated="1016"/>
        </table:table-row>
        <table:table-row table:style-name="ro2">
          <table:table-cell table:number-columns-repeated="4"/>
          <table:table-cell table:style-name="ce20" table:formula="of:=IF(AND([.$D$3]=1;[.C323]&lt;&gt;&quot;&quot;);[.$F$3]*[.C323]+[.$F$4])" office:value-type="float" office:value="0" calcext:value-type="float">
            <text:p>0</text:p>
          </table:table-cell>
          <table:table-cell table:style-name="ce20" table:formula="of:=IF(AND([.$D$3]=1;[.C323]&lt;&gt;&quot;&quot;);[.D323]-[.E323])" office:value-type="float" office:value="0" calcext:value-type="float">
            <text:p>0</text:p>
          </table:table-cell>
          <table:table-cell table:style-name="ce20" table:formula="of:=IF([.$D$5]=1;[.$I$3]*([.C323]-[.$I$4])^2+[.$I$5];&quot;&quot;)">
            <text:p/>
          </table:table-cell>
          <table:table-cell table:style-name="ce20" table:formula="of:=IF(AND([.$D$5]=1;[.C323]&lt;&gt;&quot;&quot;);[.D323]-[.G323])" office:value-type="float" office:value="0" calcext:value-type="float">
            <text:p>0</text:p>
          </table:table-cell>
          <table:table-cell table:number-columns-repeated="1016"/>
        </table:table-row>
        <table:table-row table:style-name="ro2">
          <table:table-cell table:number-columns-repeated="4"/>
          <table:table-cell table:style-name="ce20" table:formula="of:=IF(AND([.$D$3]=1;[.C324]&lt;&gt;&quot;&quot;);[.$F$3]*[.C324]+[.$F$4])" office:value-type="float" office:value="0" calcext:value-type="float">
            <text:p>0</text:p>
          </table:table-cell>
          <table:table-cell table:style-name="ce20" table:formula="of:=IF(AND([.$D$3]=1;[.C324]&lt;&gt;&quot;&quot;);[.D324]-[.E324])" office:value-type="float" office:value="0" calcext:value-type="float">
            <text:p>0</text:p>
          </table:table-cell>
          <table:table-cell table:style-name="ce20" table:formula="of:=IF([.$D$5]=1;[.$I$3]*([.C324]-[.$I$4])^2+[.$I$5];&quot;&quot;)">
            <text:p/>
          </table:table-cell>
          <table:table-cell table:style-name="ce20" table:formula="of:=IF(AND([.$D$5]=1;[.C324]&lt;&gt;&quot;&quot;);[.D324]-[.G324])" office:value-type="float" office:value="0" calcext:value-type="float">
            <text:p>0</text:p>
          </table:table-cell>
          <table:table-cell table:number-columns-repeated="1016"/>
        </table:table-row>
        <table:table-row table:style-name="ro2">
          <table:table-cell table:number-columns-repeated="4"/>
          <table:table-cell table:style-name="ce20" table:formula="of:=IF(AND([.$D$3]=1;[.C325]&lt;&gt;&quot;&quot;);[.$F$3]*[.C325]+[.$F$4])" office:value-type="float" office:value="0" calcext:value-type="float">
            <text:p>0</text:p>
          </table:table-cell>
          <table:table-cell table:style-name="ce20" table:formula="of:=IF(AND([.$D$3]=1;[.C325]&lt;&gt;&quot;&quot;);[.D325]-[.E325])" office:value-type="float" office:value="0" calcext:value-type="float">
            <text:p>0</text:p>
          </table:table-cell>
          <table:table-cell table:style-name="ce20" table:formula="of:=IF([.$D$5]=1;[.$I$3]*([.C325]-[.$I$4])^2+[.$I$5];&quot;&quot;)">
            <text:p/>
          </table:table-cell>
          <table:table-cell table:style-name="ce20" table:formula="of:=IF(AND([.$D$5]=1;[.C325]&lt;&gt;&quot;&quot;);[.D325]-[.G325])" office:value-type="float" office:value="0" calcext:value-type="float">
            <text:p>0</text:p>
          </table:table-cell>
          <table:table-cell table:number-columns-repeated="1016"/>
        </table:table-row>
        <table:table-row table:style-name="ro2">
          <table:table-cell table:number-columns-repeated="4"/>
          <table:table-cell table:style-name="ce20" table:formula="of:=IF(AND([.$D$3]=1;[.C326]&lt;&gt;&quot;&quot;);[.$F$3]*[.C326]+[.$F$4])" office:value-type="float" office:value="0" calcext:value-type="float">
            <text:p>0</text:p>
          </table:table-cell>
          <table:table-cell table:style-name="ce20" table:formula="of:=IF(AND([.$D$3]=1;[.C326]&lt;&gt;&quot;&quot;);[.D326]-[.E326])" office:value-type="float" office:value="0" calcext:value-type="float">
            <text:p>0</text:p>
          </table:table-cell>
          <table:table-cell table:style-name="ce20" table:formula="of:=IF([.$D$5]=1;[.$I$3]*([.C326]-[.$I$4])^2+[.$I$5];&quot;&quot;)">
            <text:p/>
          </table:table-cell>
          <table:table-cell table:style-name="ce20" table:formula="of:=IF(AND([.$D$5]=1;[.C326]&lt;&gt;&quot;&quot;);[.D326]-[.G326])" office:value-type="float" office:value="0" calcext:value-type="float">
            <text:p>0</text:p>
          </table:table-cell>
          <table:table-cell table:number-columns-repeated="1016"/>
        </table:table-row>
        <table:table-row table:style-name="ro2">
          <table:table-cell table:number-columns-repeated="4"/>
          <table:table-cell table:style-name="ce20" table:formula="of:=IF(AND([.$D$3]=1;[.C327]&lt;&gt;&quot;&quot;);[.$F$3]*[.C327]+[.$F$4])" office:value-type="float" office:value="0" calcext:value-type="float">
            <text:p>0</text:p>
          </table:table-cell>
          <table:table-cell table:style-name="ce20" table:formula="of:=IF(AND([.$D$3]=1;[.C327]&lt;&gt;&quot;&quot;);[.D327]-[.E327])" office:value-type="float" office:value="0" calcext:value-type="float">
            <text:p>0</text:p>
          </table:table-cell>
          <table:table-cell table:style-name="ce20" table:formula="of:=IF([.$D$5]=1;[.$I$3]*([.C327]-[.$I$4])^2+[.$I$5];&quot;&quot;)">
            <text:p/>
          </table:table-cell>
          <table:table-cell table:style-name="ce20" table:formula="of:=IF(AND([.$D$5]=1;[.C327]&lt;&gt;&quot;&quot;);[.D327]-[.G327])" office:value-type="float" office:value="0" calcext:value-type="float">
            <text:p>0</text:p>
          </table:table-cell>
          <table:table-cell table:number-columns-repeated="1016"/>
        </table:table-row>
        <table:table-row table:style-name="ro2">
          <table:table-cell table:number-columns-repeated="4"/>
          <table:table-cell table:style-name="ce20" table:formula="of:=IF(AND([.$D$3]=1;[.C328]&lt;&gt;&quot;&quot;);[.$F$3]*[.C328]+[.$F$4])" office:value-type="float" office:value="0" calcext:value-type="float">
            <text:p>0</text:p>
          </table:table-cell>
          <table:table-cell table:style-name="ce20" table:formula="of:=IF(AND([.$D$3]=1;[.C328]&lt;&gt;&quot;&quot;);[.D328]-[.E328])" office:value-type="float" office:value="0" calcext:value-type="float">
            <text:p>0</text:p>
          </table:table-cell>
          <table:table-cell table:style-name="ce20" table:formula="of:=IF([.$D$5]=1;[.$I$3]*([.C328]-[.$I$4])^2+[.$I$5];&quot;&quot;)">
            <text:p/>
          </table:table-cell>
          <table:table-cell table:style-name="ce20" table:formula="of:=IF(AND([.$D$5]=1;[.C328]&lt;&gt;&quot;&quot;);[.D328]-[.G328])" office:value-type="float" office:value="0" calcext:value-type="float">
            <text:p>0</text:p>
          </table:table-cell>
          <table:table-cell table:number-columns-repeated="1016"/>
        </table:table-row>
        <table:table-row table:style-name="ro2">
          <table:table-cell table:number-columns-repeated="4"/>
          <table:table-cell table:style-name="ce20" table:formula="of:=IF(AND([.$D$3]=1;[.C329]&lt;&gt;&quot;&quot;);[.$F$3]*[.C329]+[.$F$4])" office:value-type="float" office:value="0" calcext:value-type="float">
            <text:p>0</text:p>
          </table:table-cell>
          <table:table-cell table:style-name="ce20" table:formula="of:=IF(AND([.$D$3]=1;[.C329]&lt;&gt;&quot;&quot;);[.D329]-[.E329])" office:value-type="float" office:value="0" calcext:value-type="float">
            <text:p>0</text:p>
          </table:table-cell>
          <table:table-cell table:style-name="ce20" table:formula="of:=IF([.$D$5]=1;[.$I$3]*([.C329]-[.$I$4])^2+[.$I$5];&quot;&quot;)">
            <text:p/>
          </table:table-cell>
          <table:table-cell table:style-name="ce20" table:formula="of:=IF(AND([.$D$5]=1;[.C329]&lt;&gt;&quot;&quot;);[.D329]-[.G329])" office:value-type="float" office:value="0" calcext:value-type="float">
            <text:p>0</text:p>
          </table:table-cell>
          <table:table-cell table:number-columns-repeated="1016"/>
        </table:table-row>
        <table:table-row table:style-name="ro2">
          <table:table-cell table:number-columns-repeated="4"/>
          <table:table-cell table:style-name="ce20" table:formula="of:=IF(AND([.$D$3]=1;[.C330]&lt;&gt;&quot;&quot;);[.$F$3]*[.C330]+[.$F$4])" office:value-type="float" office:value="0" calcext:value-type="float">
            <text:p>0</text:p>
          </table:table-cell>
          <table:table-cell table:style-name="ce20" table:formula="of:=IF(AND([.$D$3]=1;[.C330]&lt;&gt;&quot;&quot;);[.D330]-[.E330])" office:value-type="float" office:value="0" calcext:value-type="float">
            <text:p>0</text:p>
          </table:table-cell>
          <table:table-cell table:style-name="ce20" table:formula="of:=IF([.$D$5]=1;[.$I$3]*([.C330]-[.$I$4])^2+[.$I$5];&quot;&quot;)">
            <text:p/>
          </table:table-cell>
          <table:table-cell table:style-name="ce20" table:formula="of:=IF(AND([.$D$5]=1;[.C330]&lt;&gt;&quot;&quot;);[.D330]-[.G330])" office:value-type="float" office:value="0" calcext:value-type="float">
            <text:p>0</text:p>
          </table:table-cell>
          <table:table-cell table:number-columns-repeated="1016"/>
        </table:table-row>
        <table:table-row table:style-name="ro2">
          <table:table-cell table:number-columns-repeated="4"/>
          <table:table-cell table:style-name="ce20" table:formula="of:=IF(AND([.$D$3]=1;[.C331]&lt;&gt;&quot;&quot;);[.$F$3]*[.C331]+[.$F$4])" office:value-type="float" office:value="0" calcext:value-type="float">
            <text:p>0</text:p>
          </table:table-cell>
          <table:table-cell table:style-name="ce20" table:formula="of:=IF(AND([.$D$3]=1;[.C331]&lt;&gt;&quot;&quot;);[.D331]-[.E331])" office:value-type="float" office:value="0" calcext:value-type="float">
            <text:p>0</text:p>
          </table:table-cell>
          <table:table-cell table:style-name="ce20" table:formula="of:=IF([.$D$5]=1;[.$I$3]*([.C331]-[.$I$4])^2+[.$I$5];&quot;&quot;)">
            <text:p/>
          </table:table-cell>
          <table:table-cell table:style-name="ce20" table:formula="of:=IF(AND([.$D$5]=1;[.C331]&lt;&gt;&quot;&quot;);[.D331]-[.G331])" office:value-type="float" office:value="0" calcext:value-type="float">
            <text:p>0</text:p>
          </table:table-cell>
          <table:table-cell table:number-columns-repeated="1016"/>
        </table:table-row>
        <table:table-row table:style-name="ro2">
          <table:table-cell table:number-columns-repeated="4"/>
          <table:table-cell table:style-name="ce20" table:formula="of:=IF(AND([.$D$3]=1;[.C332]&lt;&gt;&quot;&quot;);[.$F$3]*[.C332]+[.$F$4])" office:value-type="float" office:value="0" calcext:value-type="float">
            <text:p>0</text:p>
          </table:table-cell>
          <table:table-cell table:style-name="ce20" table:formula="of:=IF(AND([.$D$3]=1;[.C332]&lt;&gt;&quot;&quot;);[.D332]-[.E332])" office:value-type="float" office:value="0" calcext:value-type="float">
            <text:p>0</text:p>
          </table:table-cell>
          <table:table-cell table:style-name="ce20" table:formula="of:=IF([.$D$5]=1;[.$I$3]*([.C332]-[.$I$4])^2+[.$I$5];&quot;&quot;)">
            <text:p/>
          </table:table-cell>
          <table:table-cell table:style-name="ce20" table:formula="of:=IF(AND([.$D$5]=1;[.C332]&lt;&gt;&quot;&quot;);[.D332]-[.G332])" office:value-type="float" office:value="0" calcext:value-type="float">
            <text:p>0</text:p>
          </table:table-cell>
          <table:table-cell table:number-columns-repeated="1016"/>
        </table:table-row>
        <table:table-row table:style-name="ro2">
          <table:table-cell table:number-columns-repeated="4"/>
          <table:table-cell table:style-name="ce20" table:formula="of:=IF(AND([.$D$3]=1;[.C333]&lt;&gt;&quot;&quot;);[.$F$3]*[.C333]+[.$F$4])" office:value-type="float" office:value="0" calcext:value-type="float">
            <text:p>0</text:p>
          </table:table-cell>
          <table:table-cell table:style-name="ce20" table:formula="of:=IF(AND([.$D$3]=1;[.C333]&lt;&gt;&quot;&quot;);[.D333]-[.E333])" office:value-type="float" office:value="0" calcext:value-type="float">
            <text:p>0</text:p>
          </table:table-cell>
          <table:table-cell table:style-name="ce20" table:formula="of:=IF([.$D$5]=1;[.$I$3]*([.C333]-[.$I$4])^2+[.$I$5];&quot;&quot;)">
            <text:p/>
          </table:table-cell>
          <table:table-cell table:style-name="ce20" table:formula="of:=IF(AND([.$D$5]=1;[.C333]&lt;&gt;&quot;&quot;);[.D333]-[.G333])" office:value-type="float" office:value="0" calcext:value-type="float">
            <text:p>0</text:p>
          </table:table-cell>
          <table:table-cell table:number-columns-repeated="1016"/>
        </table:table-row>
        <table:table-row table:style-name="ro2">
          <table:table-cell table:number-columns-repeated="4"/>
          <table:table-cell table:style-name="ce20" table:formula="of:=IF(AND([.$D$3]=1;[.C334]&lt;&gt;&quot;&quot;);[.$F$3]*[.C334]+[.$F$4])" office:value-type="float" office:value="0" calcext:value-type="float">
            <text:p>0</text:p>
          </table:table-cell>
          <table:table-cell table:style-name="ce20" table:formula="of:=IF(AND([.$D$3]=1;[.C334]&lt;&gt;&quot;&quot;);[.D334]-[.E334])" office:value-type="float" office:value="0" calcext:value-type="float">
            <text:p>0</text:p>
          </table:table-cell>
          <table:table-cell table:style-name="ce20" table:formula="of:=IF([.$D$5]=1;[.$I$3]*([.C334]-[.$I$4])^2+[.$I$5];&quot;&quot;)">
            <text:p/>
          </table:table-cell>
          <table:table-cell table:style-name="ce20" table:formula="of:=IF(AND([.$D$5]=1;[.C334]&lt;&gt;&quot;&quot;);[.D334]-[.G334])" office:value-type="float" office:value="0" calcext:value-type="float">
            <text:p>0</text:p>
          </table:table-cell>
          <table:table-cell table:number-columns-repeated="1016"/>
        </table:table-row>
        <table:table-row table:style-name="ro2">
          <table:table-cell table:number-columns-repeated="4"/>
          <table:table-cell table:style-name="ce20" table:formula="of:=IF(AND([.$D$3]=1;[.C335]&lt;&gt;&quot;&quot;);[.$F$3]*[.C335]+[.$F$4])" office:value-type="float" office:value="0" calcext:value-type="float">
            <text:p>0</text:p>
          </table:table-cell>
          <table:table-cell table:style-name="ce20" table:formula="of:=IF(AND([.$D$3]=1;[.C335]&lt;&gt;&quot;&quot;);[.D335]-[.E335])" office:value-type="float" office:value="0" calcext:value-type="float">
            <text:p>0</text:p>
          </table:table-cell>
          <table:table-cell table:style-name="ce20" table:formula="of:=IF([.$D$5]=1;[.$I$3]*([.C335]-[.$I$4])^2+[.$I$5];&quot;&quot;)">
            <text:p/>
          </table:table-cell>
          <table:table-cell table:style-name="ce20" table:formula="of:=IF(AND([.$D$5]=1;[.C335]&lt;&gt;&quot;&quot;);[.D335]-[.G335])" office:value-type="float" office:value="0" calcext:value-type="float">
            <text:p>0</text:p>
          </table:table-cell>
          <table:table-cell table:number-columns-repeated="1016"/>
        </table:table-row>
        <table:table-row table:style-name="ro2">
          <table:table-cell table:number-columns-repeated="4"/>
          <table:table-cell table:style-name="ce20" table:formula="of:=IF(AND([.$D$3]=1;[.C336]&lt;&gt;&quot;&quot;);[.$F$3]*[.C336]+[.$F$4])" office:value-type="float" office:value="0" calcext:value-type="float">
            <text:p>0</text:p>
          </table:table-cell>
          <table:table-cell table:style-name="ce20" table:formula="of:=IF(AND([.$D$3]=1;[.C336]&lt;&gt;&quot;&quot;);[.D336]-[.E336])" office:value-type="float" office:value="0" calcext:value-type="float">
            <text:p>0</text:p>
          </table:table-cell>
          <table:table-cell table:style-name="ce20" table:formula="of:=IF([.$D$5]=1;[.$I$3]*([.C336]-[.$I$4])^2+[.$I$5];&quot;&quot;)">
            <text:p/>
          </table:table-cell>
          <table:table-cell table:style-name="ce20" table:formula="of:=IF(AND([.$D$5]=1;[.C336]&lt;&gt;&quot;&quot;);[.D336]-[.G336])" office:value-type="float" office:value="0" calcext:value-type="float">
            <text:p>0</text:p>
          </table:table-cell>
          <table:table-cell table:number-columns-repeated="1016"/>
        </table:table-row>
        <table:table-row table:style-name="ro2">
          <table:table-cell table:number-columns-repeated="4"/>
          <table:table-cell table:style-name="ce20" table:formula="of:=IF(AND([.$D$3]=1;[.C337]&lt;&gt;&quot;&quot;);[.$F$3]*[.C337]+[.$F$4])" office:value-type="float" office:value="0" calcext:value-type="float">
            <text:p>0</text:p>
          </table:table-cell>
          <table:table-cell table:style-name="ce20" table:formula="of:=IF(AND([.$D$3]=1;[.C337]&lt;&gt;&quot;&quot;);[.D337]-[.E337])" office:value-type="float" office:value="0" calcext:value-type="float">
            <text:p>0</text:p>
          </table:table-cell>
          <table:table-cell table:style-name="ce20" table:formula="of:=IF([.$D$5]=1;[.$I$3]*([.C337]-[.$I$4])^2+[.$I$5];&quot;&quot;)">
            <text:p/>
          </table:table-cell>
          <table:table-cell table:style-name="ce20" table:formula="of:=IF(AND([.$D$5]=1;[.C337]&lt;&gt;&quot;&quot;);[.D337]-[.G337])" office:value-type="float" office:value="0" calcext:value-type="float">
            <text:p>0</text:p>
          </table:table-cell>
          <table:table-cell table:number-columns-repeated="1016"/>
        </table:table-row>
        <table:table-row table:style-name="ro2">
          <table:table-cell table:number-columns-repeated="4"/>
          <table:table-cell table:style-name="ce20" table:formula="of:=IF(AND([.$D$3]=1;[.C338]&lt;&gt;&quot;&quot;);[.$F$3]*[.C338]+[.$F$4])" office:value-type="float" office:value="0" calcext:value-type="float">
            <text:p>0</text:p>
          </table:table-cell>
          <table:table-cell table:style-name="ce20" table:formula="of:=IF(AND([.$D$3]=1;[.C338]&lt;&gt;&quot;&quot;);[.D338]-[.E338])" office:value-type="float" office:value="0" calcext:value-type="float">
            <text:p>0</text:p>
          </table:table-cell>
          <table:table-cell table:style-name="ce20" table:formula="of:=IF([.$D$5]=1;[.$I$3]*([.C338]-[.$I$4])^2+[.$I$5];&quot;&quot;)">
            <text:p/>
          </table:table-cell>
          <table:table-cell table:style-name="ce20" table:formula="of:=IF(AND([.$D$5]=1;[.C338]&lt;&gt;&quot;&quot;);[.D338]-[.G338])" office:value-type="float" office:value="0" calcext:value-type="float">
            <text:p>0</text:p>
          </table:table-cell>
          <table:table-cell table:number-columns-repeated="1016"/>
        </table:table-row>
        <table:table-row table:style-name="ro2">
          <table:table-cell table:number-columns-repeated="4"/>
          <table:table-cell table:style-name="ce20" table:formula="of:=IF(AND([.$D$3]=1;[.C339]&lt;&gt;&quot;&quot;);[.$F$3]*[.C339]+[.$F$4])" office:value-type="float" office:value="0" calcext:value-type="float">
            <text:p>0</text:p>
          </table:table-cell>
          <table:table-cell table:style-name="ce20" table:formula="of:=IF(AND([.$D$3]=1;[.C339]&lt;&gt;&quot;&quot;);[.D339]-[.E339])" office:value-type="float" office:value="0" calcext:value-type="float">
            <text:p>0</text:p>
          </table:table-cell>
          <table:table-cell table:style-name="ce20" table:formula="of:=IF([.$D$5]=1;[.$I$3]*([.C339]-[.$I$4])^2+[.$I$5];&quot;&quot;)">
            <text:p/>
          </table:table-cell>
          <table:table-cell table:style-name="ce20" table:formula="of:=IF(AND([.$D$5]=1;[.C339]&lt;&gt;&quot;&quot;);[.D339]-[.G339])" office:value-type="float" office:value="0" calcext:value-type="float">
            <text:p>0</text:p>
          </table:table-cell>
          <table:table-cell table:number-columns-repeated="1016"/>
        </table:table-row>
        <table:table-row table:style-name="ro2">
          <table:table-cell table:number-columns-repeated="4"/>
          <table:table-cell table:style-name="ce20" table:formula="of:=IF(AND([.$D$3]=1;[.C340]&lt;&gt;&quot;&quot;);[.$F$3]*[.C340]+[.$F$4])" office:value-type="float" office:value="0" calcext:value-type="float">
            <text:p>0</text:p>
          </table:table-cell>
          <table:table-cell table:style-name="ce20" table:formula="of:=IF(AND([.$D$3]=1;[.C340]&lt;&gt;&quot;&quot;);[.D340]-[.E340])" office:value-type="float" office:value="0" calcext:value-type="float">
            <text:p>0</text:p>
          </table:table-cell>
          <table:table-cell table:style-name="ce20" table:formula="of:=IF([.$D$5]=1;[.$I$3]*([.C340]-[.$I$4])^2+[.$I$5];&quot;&quot;)">
            <text:p/>
          </table:table-cell>
          <table:table-cell table:style-name="ce20" table:formula="of:=IF(AND([.$D$5]=1;[.C340]&lt;&gt;&quot;&quot;);[.D340]-[.G340])" office:value-type="float" office:value="0" calcext:value-type="float">
            <text:p>0</text:p>
          </table:table-cell>
          <table:table-cell table:number-columns-repeated="1016"/>
        </table:table-row>
        <table:table-row table:style-name="ro2">
          <table:table-cell table:number-columns-repeated="4"/>
          <table:table-cell table:style-name="ce20" table:formula="of:=IF(AND([.$D$3]=1;[.C341]&lt;&gt;&quot;&quot;);[.$F$3]*[.C341]+[.$F$4])" office:value-type="float" office:value="0" calcext:value-type="float">
            <text:p>0</text:p>
          </table:table-cell>
          <table:table-cell table:style-name="ce20" table:formula="of:=IF(AND([.$D$3]=1;[.C341]&lt;&gt;&quot;&quot;);[.D341]-[.E341])" office:value-type="float" office:value="0" calcext:value-type="float">
            <text:p>0</text:p>
          </table:table-cell>
          <table:table-cell table:style-name="ce20" table:formula="of:=IF([.$D$5]=1;[.$I$3]*([.C341]-[.$I$4])^2+[.$I$5];&quot;&quot;)">
            <text:p/>
          </table:table-cell>
          <table:table-cell table:style-name="ce20" table:formula="of:=IF(AND([.$D$5]=1;[.C341]&lt;&gt;&quot;&quot;);[.D341]-[.G341])" office:value-type="float" office:value="0" calcext:value-type="float">
            <text:p>0</text:p>
          </table:table-cell>
          <table:table-cell table:number-columns-repeated="1016"/>
        </table:table-row>
        <table:table-row table:style-name="ro2">
          <table:table-cell table:number-columns-repeated="4"/>
          <table:table-cell table:style-name="ce20" table:formula="of:=IF(AND([.$D$3]=1;[.C342]&lt;&gt;&quot;&quot;);[.$F$3]*[.C342]+[.$F$4])" office:value-type="float" office:value="0" calcext:value-type="float">
            <text:p>0</text:p>
          </table:table-cell>
          <table:table-cell table:style-name="ce20" table:formula="of:=IF(AND([.$D$3]=1;[.C342]&lt;&gt;&quot;&quot;);[.D342]-[.E342])" office:value-type="float" office:value="0" calcext:value-type="float">
            <text:p>0</text:p>
          </table:table-cell>
          <table:table-cell table:style-name="ce20" table:formula="of:=IF([.$D$5]=1;[.$I$3]*([.C342]-[.$I$4])^2+[.$I$5];&quot;&quot;)">
            <text:p/>
          </table:table-cell>
          <table:table-cell table:style-name="ce20" table:formula="of:=IF(AND([.$D$5]=1;[.C342]&lt;&gt;&quot;&quot;);[.D342]-[.G342])" office:value-type="float" office:value="0" calcext:value-type="float">
            <text:p>0</text:p>
          </table:table-cell>
          <table:table-cell table:number-columns-repeated="1016"/>
        </table:table-row>
        <table:table-row table:style-name="ro2">
          <table:table-cell table:number-columns-repeated="4"/>
          <table:table-cell table:style-name="ce20" table:formula="of:=IF(AND([.$D$3]=1;[.C343]&lt;&gt;&quot;&quot;);[.$F$3]*[.C343]+[.$F$4])" office:value-type="float" office:value="0" calcext:value-type="float">
            <text:p>0</text:p>
          </table:table-cell>
          <table:table-cell table:style-name="ce20" table:formula="of:=IF(AND([.$D$3]=1;[.C343]&lt;&gt;&quot;&quot;);[.D343]-[.E343])" office:value-type="float" office:value="0" calcext:value-type="float">
            <text:p>0</text:p>
          </table:table-cell>
          <table:table-cell table:style-name="ce20" table:formula="of:=IF([.$D$5]=1;[.$I$3]*([.C343]-[.$I$4])^2+[.$I$5];&quot;&quot;)">
            <text:p/>
          </table:table-cell>
          <table:table-cell table:style-name="ce20" table:formula="of:=IF(AND([.$D$5]=1;[.C343]&lt;&gt;&quot;&quot;);[.D343]-[.G343])" office:value-type="float" office:value="0" calcext:value-type="float">
            <text:p>0</text:p>
          </table:table-cell>
          <table:table-cell table:number-columns-repeated="1016"/>
        </table:table-row>
        <table:table-row table:style-name="ro2">
          <table:table-cell table:number-columns-repeated="4"/>
          <table:table-cell table:style-name="ce20" table:formula="of:=IF(AND([.$D$3]=1;[.C344]&lt;&gt;&quot;&quot;);[.$F$3]*[.C344]+[.$F$4])" office:value-type="float" office:value="0" calcext:value-type="float">
            <text:p>0</text:p>
          </table:table-cell>
          <table:table-cell table:style-name="ce20" table:formula="of:=IF(AND([.$D$3]=1;[.C344]&lt;&gt;&quot;&quot;);[.D344]-[.E344])" office:value-type="float" office:value="0" calcext:value-type="float">
            <text:p>0</text:p>
          </table:table-cell>
          <table:table-cell table:style-name="ce20" table:formula="of:=IF([.$D$5]=1;[.$I$3]*([.C344]-[.$I$4])^2+[.$I$5];&quot;&quot;)">
            <text:p/>
          </table:table-cell>
          <table:table-cell table:style-name="ce20" table:formula="of:=IF(AND([.$D$5]=1;[.C344]&lt;&gt;&quot;&quot;);[.D344]-[.G344])" office:value-type="float" office:value="0" calcext:value-type="float">
            <text:p>0</text:p>
          </table:table-cell>
          <table:table-cell table:number-columns-repeated="1016"/>
        </table:table-row>
        <table:table-row table:style-name="ro2">
          <table:table-cell table:number-columns-repeated="4"/>
          <table:table-cell table:style-name="ce20" table:formula="of:=IF(AND([.$D$3]=1;[.C345]&lt;&gt;&quot;&quot;);[.$F$3]*[.C345]+[.$F$4])" office:value-type="float" office:value="0" calcext:value-type="float">
            <text:p>0</text:p>
          </table:table-cell>
          <table:table-cell table:style-name="ce20" table:formula="of:=IF(AND([.$D$3]=1;[.C345]&lt;&gt;&quot;&quot;);[.D345]-[.E345])" office:value-type="float" office:value="0" calcext:value-type="float">
            <text:p>0</text:p>
          </table:table-cell>
          <table:table-cell table:style-name="ce20" table:formula="of:=IF([.$D$5]=1;[.$I$3]*([.C345]-[.$I$4])^2+[.$I$5];&quot;&quot;)">
            <text:p/>
          </table:table-cell>
          <table:table-cell table:style-name="ce20" table:formula="of:=IF(AND([.$D$5]=1;[.C345]&lt;&gt;&quot;&quot;);[.D345]-[.G345])" office:value-type="float" office:value="0" calcext:value-type="float">
            <text:p>0</text:p>
          </table:table-cell>
          <table:table-cell table:number-columns-repeated="1016"/>
        </table:table-row>
        <table:table-row table:style-name="ro2">
          <table:table-cell table:number-columns-repeated="4"/>
          <table:table-cell table:style-name="ce20" table:formula="of:=IF(AND([.$D$3]=1;[.C346]&lt;&gt;&quot;&quot;);[.$F$3]*[.C346]+[.$F$4])" office:value-type="float" office:value="0" calcext:value-type="float">
            <text:p>0</text:p>
          </table:table-cell>
          <table:table-cell table:style-name="ce20" table:formula="of:=IF(AND([.$D$3]=1;[.C346]&lt;&gt;&quot;&quot;);[.D346]-[.E346])" office:value-type="float" office:value="0" calcext:value-type="float">
            <text:p>0</text:p>
          </table:table-cell>
          <table:table-cell table:style-name="ce20" table:formula="of:=IF([.$D$5]=1;[.$I$3]*([.C346]-[.$I$4])^2+[.$I$5];&quot;&quot;)">
            <text:p/>
          </table:table-cell>
          <table:table-cell table:style-name="ce20" table:formula="of:=IF(AND([.$D$5]=1;[.C346]&lt;&gt;&quot;&quot;);[.D346]-[.G346])" office:value-type="float" office:value="0" calcext:value-type="float">
            <text:p>0</text:p>
          </table:table-cell>
          <table:table-cell table:number-columns-repeated="1016"/>
        </table:table-row>
        <table:table-row table:style-name="ro2">
          <table:table-cell table:number-columns-repeated="4"/>
          <table:table-cell table:style-name="ce20" table:formula="of:=IF(AND([.$D$3]=1;[.C347]&lt;&gt;&quot;&quot;);[.$F$3]*[.C347]+[.$F$4])" office:value-type="float" office:value="0" calcext:value-type="float">
            <text:p>0</text:p>
          </table:table-cell>
          <table:table-cell table:style-name="ce20" table:formula="of:=IF(AND([.$D$3]=1;[.C347]&lt;&gt;&quot;&quot;);[.D347]-[.E347])" office:value-type="float" office:value="0" calcext:value-type="float">
            <text:p>0</text:p>
          </table:table-cell>
          <table:table-cell table:style-name="ce20" table:formula="of:=IF([.$D$5]=1;[.$I$3]*([.C347]-[.$I$4])^2+[.$I$5];&quot;&quot;)">
            <text:p/>
          </table:table-cell>
          <table:table-cell table:style-name="ce20" table:formula="of:=IF(AND([.$D$5]=1;[.C347]&lt;&gt;&quot;&quot;);[.D347]-[.G347])" office:value-type="float" office:value="0" calcext:value-type="float">
            <text:p>0</text:p>
          </table:table-cell>
          <table:table-cell table:number-columns-repeated="1016"/>
        </table:table-row>
        <table:table-row table:style-name="ro2">
          <table:table-cell table:number-columns-repeated="4"/>
          <table:table-cell table:style-name="ce20" table:formula="of:=IF(AND([.$D$3]=1;[.C348]&lt;&gt;&quot;&quot;);[.$F$3]*[.C348]+[.$F$4])" office:value-type="float" office:value="0" calcext:value-type="float">
            <text:p>0</text:p>
          </table:table-cell>
          <table:table-cell table:style-name="ce20" table:formula="of:=IF(AND([.$D$3]=1;[.C348]&lt;&gt;&quot;&quot;);[.D348]-[.E348])" office:value-type="float" office:value="0" calcext:value-type="float">
            <text:p>0</text:p>
          </table:table-cell>
          <table:table-cell table:style-name="ce20" table:formula="of:=IF([.$D$5]=1;[.$I$3]*([.C348]-[.$I$4])^2+[.$I$5];&quot;&quot;)">
            <text:p/>
          </table:table-cell>
          <table:table-cell table:style-name="ce20" table:formula="of:=IF(AND([.$D$5]=1;[.C348]&lt;&gt;&quot;&quot;);[.D348]-[.G348])" office:value-type="float" office:value="0" calcext:value-type="float">
            <text:p>0</text:p>
          </table:table-cell>
          <table:table-cell table:number-columns-repeated="1016"/>
        </table:table-row>
        <table:table-row table:style-name="ro2">
          <table:table-cell table:number-columns-repeated="4"/>
          <table:table-cell table:style-name="ce20" table:formula="of:=IF(AND([.$D$3]=1;[.C349]&lt;&gt;&quot;&quot;);[.$F$3]*[.C349]+[.$F$4])" office:value-type="float" office:value="0" calcext:value-type="float">
            <text:p>0</text:p>
          </table:table-cell>
          <table:table-cell table:style-name="ce20" table:formula="of:=IF(AND([.$D$3]=1;[.C349]&lt;&gt;&quot;&quot;);[.D349]-[.E349])" office:value-type="float" office:value="0" calcext:value-type="float">
            <text:p>0</text:p>
          </table:table-cell>
          <table:table-cell table:style-name="ce20" table:formula="of:=IF([.$D$5]=1;[.$I$3]*([.C349]-[.$I$4])^2+[.$I$5];&quot;&quot;)">
            <text:p/>
          </table:table-cell>
          <table:table-cell table:style-name="ce20" table:formula="of:=IF(AND([.$D$5]=1;[.C349]&lt;&gt;&quot;&quot;);[.D349]-[.G349])" office:value-type="float" office:value="0" calcext:value-type="float">
            <text:p>0</text:p>
          </table:table-cell>
          <table:table-cell table:number-columns-repeated="1016"/>
        </table:table-row>
        <table:table-row table:style-name="ro2">
          <table:table-cell table:number-columns-repeated="4"/>
          <table:table-cell table:style-name="ce20" table:formula="of:=IF(AND([.$D$3]=1;[.C350]&lt;&gt;&quot;&quot;);[.$F$3]*[.C350]+[.$F$4])" office:value-type="float" office:value="0" calcext:value-type="float">
            <text:p>0</text:p>
          </table:table-cell>
          <table:table-cell table:style-name="ce20" table:formula="of:=IF(AND([.$D$3]=1;[.C350]&lt;&gt;&quot;&quot;);[.D350]-[.E350])" office:value-type="float" office:value="0" calcext:value-type="float">
            <text:p>0</text:p>
          </table:table-cell>
          <table:table-cell table:style-name="ce20" table:formula="of:=IF([.$D$5]=1;[.$I$3]*([.C350]-[.$I$4])^2+[.$I$5];&quot;&quot;)">
            <text:p/>
          </table:table-cell>
          <table:table-cell table:style-name="ce20" table:formula="of:=IF(AND([.$D$5]=1;[.C350]&lt;&gt;&quot;&quot;);[.D350]-[.G350])" office:value-type="float" office:value="0" calcext:value-type="float">
            <text:p>0</text:p>
          </table:table-cell>
          <table:table-cell table:number-columns-repeated="1016"/>
        </table:table-row>
        <table:table-row table:style-name="ro2">
          <table:table-cell table:number-columns-repeated="4"/>
          <table:table-cell table:style-name="ce20" table:formula="of:=IF(AND([.$D$3]=1;[.C351]&lt;&gt;&quot;&quot;);[.$F$3]*[.C351]+[.$F$4])" office:value-type="float" office:value="0" calcext:value-type="float">
            <text:p>0</text:p>
          </table:table-cell>
          <table:table-cell table:style-name="ce20" table:formula="of:=IF(AND([.$D$3]=1;[.C351]&lt;&gt;&quot;&quot;);[.D351]-[.E351])" office:value-type="float" office:value="0" calcext:value-type="float">
            <text:p>0</text:p>
          </table:table-cell>
          <table:table-cell table:style-name="ce20" table:formula="of:=IF([.$D$5]=1;[.$I$3]*([.C351]-[.$I$4])^2+[.$I$5];&quot;&quot;)">
            <text:p/>
          </table:table-cell>
          <table:table-cell table:style-name="ce20" table:formula="of:=IF(AND([.$D$5]=1;[.C351]&lt;&gt;&quot;&quot;);[.D351]-[.G351])" office:value-type="float" office:value="0" calcext:value-type="float">
            <text:p>0</text:p>
          </table:table-cell>
          <table:table-cell table:number-columns-repeated="1016"/>
        </table:table-row>
        <table:table-row table:style-name="ro2">
          <table:table-cell table:number-columns-repeated="4"/>
          <table:table-cell table:style-name="ce20" table:formula="of:=IF(AND([.$D$3]=1;[.C352]&lt;&gt;&quot;&quot;);[.$F$3]*[.C352]+[.$F$4])" office:value-type="float" office:value="0" calcext:value-type="float">
            <text:p>0</text:p>
          </table:table-cell>
          <table:table-cell table:style-name="ce20" table:formula="of:=IF(AND([.$D$3]=1;[.C352]&lt;&gt;&quot;&quot;);[.D352]-[.E352])" office:value-type="float" office:value="0" calcext:value-type="float">
            <text:p>0</text:p>
          </table:table-cell>
          <table:table-cell table:style-name="ce20" table:formula="of:=IF([.$D$5]=1;[.$I$3]*([.C352]-[.$I$4])^2+[.$I$5];&quot;&quot;)">
            <text:p/>
          </table:table-cell>
          <table:table-cell table:style-name="ce20" table:formula="of:=IF(AND([.$D$5]=1;[.C352]&lt;&gt;&quot;&quot;);[.D352]-[.G352])" office:value-type="float" office:value="0" calcext:value-type="float">
            <text:p>0</text:p>
          </table:table-cell>
          <table:table-cell table:number-columns-repeated="1016"/>
        </table:table-row>
        <table:table-row table:style-name="ro2">
          <table:table-cell table:number-columns-repeated="4"/>
          <table:table-cell table:style-name="ce20" table:formula="of:=IF(AND([.$D$3]=1;[.C353]&lt;&gt;&quot;&quot;);[.$F$3]*[.C353]+[.$F$4])" office:value-type="float" office:value="0" calcext:value-type="float">
            <text:p>0</text:p>
          </table:table-cell>
          <table:table-cell table:style-name="ce20" table:formula="of:=IF(AND([.$D$3]=1;[.C353]&lt;&gt;&quot;&quot;);[.D353]-[.E353])" office:value-type="float" office:value="0" calcext:value-type="float">
            <text:p>0</text:p>
          </table:table-cell>
          <table:table-cell table:style-name="ce20" table:formula="of:=IF([.$D$5]=1;[.$I$3]*([.C353]-[.$I$4])^2+[.$I$5];&quot;&quot;)">
            <text:p/>
          </table:table-cell>
          <table:table-cell table:style-name="ce20" table:formula="of:=IF(AND([.$D$5]=1;[.C353]&lt;&gt;&quot;&quot;);[.D353]-[.G353])" office:value-type="float" office:value="0" calcext:value-type="float">
            <text:p>0</text:p>
          </table:table-cell>
          <table:table-cell table:number-columns-repeated="1016"/>
        </table:table-row>
        <table:table-row table:style-name="ro2">
          <table:table-cell table:number-columns-repeated="4"/>
          <table:table-cell table:style-name="ce20" table:formula="of:=IF(AND([.$D$3]=1;[.C354]&lt;&gt;&quot;&quot;);[.$F$3]*[.C354]+[.$F$4])" office:value-type="float" office:value="0" calcext:value-type="float">
            <text:p>0</text:p>
          </table:table-cell>
          <table:table-cell table:style-name="ce20" table:formula="of:=IF(AND([.$D$3]=1;[.C354]&lt;&gt;&quot;&quot;);[.D354]-[.E354])" office:value-type="float" office:value="0" calcext:value-type="float">
            <text:p>0</text:p>
          </table:table-cell>
          <table:table-cell table:style-name="ce20" table:formula="of:=IF([.$D$5]=1;[.$I$3]*([.C354]-[.$I$4])^2+[.$I$5];&quot;&quot;)">
            <text:p/>
          </table:table-cell>
          <table:table-cell table:style-name="ce20" table:formula="of:=IF(AND([.$D$5]=1;[.C354]&lt;&gt;&quot;&quot;);[.D354]-[.G354])" office:value-type="float" office:value="0" calcext:value-type="float">
            <text:p>0</text:p>
          </table:table-cell>
          <table:table-cell table:number-columns-repeated="1016"/>
        </table:table-row>
        <table:table-row table:style-name="ro2">
          <table:table-cell table:number-columns-repeated="4"/>
          <table:table-cell table:style-name="ce20" table:formula="of:=IF(AND([.$D$3]=1;[.C355]&lt;&gt;&quot;&quot;);[.$F$3]*[.C355]+[.$F$4])" office:value-type="float" office:value="0" calcext:value-type="float">
            <text:p>0</text:p>
          </table:table-cell>
          <table:table-cell table:style-name="ce20" table:formula="of:=IF(AND([.$D$3]=1;[.C355]&lt;&gt;&quot;&quot;);[.D355]-[.E355])" office:value-type="float" office:value="0" calcext:value-type="float">
            <text:p>0</text:p>
          </table:table-cell>
          <table:table-cell table:style-name="ce20" table:formula="of:=IF([.$D$5]=1;[.$I$3]*([.C355]-[.$I$4])^2+[.$I$5];&quot;&quot;)">
            <text:p/>
          </table:table-cell>
          <table:table-cell table:style-name="ce20" table:formula="of:=IF(AND([.$D$5]=1;[.C355]&lt;&gt;&quot;&quot;);[.D355]-[.G355])" office:value-type="float" office:value="0" calcext:value-type="float">
            <text:p>0</text:p>
          </table:table-cell>
          <table:table-cell table:number-columns-repeated="1016"/>
        </table:table-row>
        <table:table-row table:style-name="ro2">
          <table:table-cell table:number-columns-repeated="4"/>
          <table:table-cell table:style-name="ce20" table:formula="of:=IF(AND([.$D$3]=1;[.C356]&lt;&gt;&quot;&quot;);[.$F$3]*[.C356]+[.$F$4])" office:value-type="float" office:value="0" calcext:value-type="float">
            <text:p>0</text:p>
          </table:table-cell>
          <table:table-cell table:style-name="ce20" table:formula="of:=IF(AND([.$D$3]=1;[.C356]&lt;&gt;&quot;&quot;);[.D356]-[.E356])" office:value-type="float" office:value="0" calcext:value-type="float">
            <text:p>0</text:p>
          </table:table-cell>
          <table:table-cell table:style-name="ce20" table:formula="of:=IF([.$D$5]=1;[.$I$3]*([.C356]-[.$I$4])^2+[.$I$5];&quot;&quot;)">
            <text:p/>
          </table:table-cell>
          <table:table-cell table:style-name="ce20" table:formula="of:=IF(AND([.$D$5]=1;[.C356]&lt;&gt;&quot;&quot;);[.D356]-[.G356])" office:value-type="float" office:value="0" calcext:value-type="float">
            <text:p>0</text:p>
          </table:table-cell>
          <table:table-cell table:number-columns-repeated="1016"/>
        </table:table-row>
        <table:table-row table:style-name="ro2">
          <table:table-cell table:number-columns-repeated="4"/>
          <table:table-cell table:style-name="ce20" table:formula="of:=IF(AND([.$D$3]=1;[.C357]&lt;&gt;&quot;&quot;);[.$F$3]*[.C357]+[.$F$4])" office:value-type="float" office:value="0" calcext:value-type="float">
            <text:p>0</text:p>
          </table:table-cell>
          <table:table-cell table:style-name="ce20" table:formula="of:=IF(AND([.$D$3]=1;[.C357]&lt;&gt;&quot;&quot;);[.D357]-[.E357])" office:value-type="float" office:value="0" calcext:value-type="float">
            <text:p>0</text:p>
          </table:table-cell>
          <table:table-cell table:style-name="ce20" table:formula="of:=IF([.$D$5]=1;[.$I$3]*([.C357]-[.$I$4])^2+[.$I$5];&quot;&quot;)">
            <text:p/>
          </table:table-cell>
          <table:table-cell table:style-name="ce20" table:formula="of:=IF(AND([.$D$5]=1;[.C357]&lt;&gt;&quot;&quot;);[.D357]-[.G357])" office:value-type="float" office:value="0" calcext:value-type="float">
            <text:p>0</text:p>
          </table:table-cell>
          <table:table-cell table:number-columns-repeated="1016"/>
        </table:table-row>
        <table:table-row table:style-name="ro2">
          <table:table-cell table:number-columns-repeated="4"/>
          <table:table-cell table:style-name="ce20" table:formula="of:=IF(AND([.$D$3]=1;[.C358]&lt;&gt;&quot;&quot;);[.$F$3]*[.C358]+[.$F$4])" office:value-type="float" office:value="0" calcext:value-type="float">
            <text:p>0</text:p>
          </table:table-cell>
          <table:table-cell table:style-name="ce20" table:formula="of:=IF(AND([.$D$3]=1;[.C358]&lt;&gt;&quot;&quot;);[.D358]-[.E358])" office:value-type="float" office:value="0" calcext:value-type="float">
            <text:p>0</text:p>
          </table:table-cell>
          <table:table-cell table:style-name="ce20" table:formula="of:=IF([.$D$5]=1;[.$I$3]*([.C358]-[.$I$4])^2+[.$I$5];&quot;&quot;)">
            <text:p/>
          </table:table-cell>
          <table:table-cell table:style-name="ce20" table:formula="of:=IF(AND([.$D$5]=1;[.C358]&lt;&gt;&quot;&quot;);[.D358]-[.G358])" office:value-type="float" office:value="0" calcext:value-type="float">
            <text:p>0</text:p>
          </table:table-cell>
          <table:table-cell table:number-columns-repeated="1016"/>
        </table:table-row>
        <table:table-row table:style-name="ro2">
          <table:table-cell table:number-columns-repeated="4"/>
          <table:table-cell table:style-name="ce20" table:formula="of:=IF(AND([.$D$3]=1;[.C359]&lt;&gt;&quot;&quot;);[.$F$3]*[.C359]+[.$F$4])" office:value-type="float" office:value="0" calcext:value-type="float">
            <text:p>0</text:p>
          </table:table-cell>
          <table:table-cell table:style-name="ce20" table:formula="of:=IF(AND([.$D$3]=1;[.C359]&lt;&gt;&quot;&quot;);[.D359]-[.E359])" office:value-type="float" office:value="0" calcext:value-type="float">
            <text:p>0</text:p>
          </table:table-cell>
          <table:table-cell table:style-name="ce20" table:formula="of:=IF([.$D$5]=1;[.$I$3]*([.C359]-[.$I$4])^2+[.$I$5];&quot;&quot;)">
            <text:p/>
          </table:table-cell>
          <table:table-cell table:style-name="ce20" table:formula="of:=IF(AND([.$D$5]=1;[.C359]&lt;&gt;&quot;&quot;);[.D359]-[.G359])" office:value-type="float" office:value="0" calcext:value-type="float">
            <text:p>0</text:p>
          </table:table-cell>
          <table:table-cell table:number-columns-repeated="1016"/>
        </table:table-row>
        <table:table-row table:style-name="ro2">
          <table:table-cell table:number-columns-repeated="4"/>
          <table:table-cell table:style-name="ce20" table:formula="of:=IF(AND([.$D$3]=1;[.C360]&lt;&gt;&quot;&quot;);[.$F$3]*[.C360]+[.$F$4])" office:value-type="float" office:value="0" calcext:value-type="float">
            <text:p>0</text:p>
          </table:table-cell>
          <table:table-cell table:style-name="ce20" table:formula="of:=IF(AND([.$D$3]=1;[.C360]&lt;&gt;&quot;&quot;);[.D360]-[.E360])" office:value-type="float" office:value="0" calcext:value-type="float">
            <text:p>0</text:p>
          </table:table-cell>
          <table:table-cell table:style-name="ce20" table:formula="of:=IF([.$D$5]=1;[.$I$3]*([.C360]-[.$I$4])^2+[.$I$5];&quot;&quot;)">
            <text:p/>
          </table:table-cell>
          <table:table-cell table:style-name="ce20" table:formula="of:=IF(AND([.$D$5]=1;[.C360]&lt;&gt;&quot;&quot;);[.D360]-[.G360])" office:value-type="float" office:value="0" calcext:value-type="float">
            <text:p>0</text:p>
          </table:table-cell>
          <table:table-cell table:number-columns-repeated="1016"/>
        </table:table-row>
        <table:table-row table:style-name="ro2">
          <table:table-cell table:number-columns-repeated="4"/>
          <table:table-cell table:style-name="ce20" table:formula="of:=IF(AND([.$D$3]=1;[.C361]&lt;&gt;&quot;&quot;);[.$F$3]*[.C361]+[.$F$4])" office:value-type="float" office:value="0" calcext:value-type="float">
            <text:p>0</text:p>
          </table:table-cell>
          <table:table-cell table:style-name="ce20" table:formula="of:=IF(AND([.$D$3]=1;[.C361]&lt;&gt;&quot;&quot;);[.D361]-[.E361])" office:value-type="float" office:value="0" calcext:value-type="float">
            <text:p>0</text:p>
          </table:table-cell>
          <table:table-cell table:style-name="ce20" table:formula="of:=IF([.$D$5]=1;[.$I$3]*([.C361]-[.$I$4])^2+[.$I$5];&quot;&quot;)">
            <text:p/>
          </table:table-cell>
          <table:table-cell table:style-name="ce20" table:formula="of:=IF(AND([.$D$5]=1;[.C361]&lt;&gt;&quot;&quot;);[.D361]-[.G361])" office:value-type="float" office:value="0" calcext:value-type="float">
            <text:p>0</text:p>
          </table:table-cell>
          <table:table-cell table:number-columns-repeated="1016"/>
        </table:table-row>
        <table:table-row table:style-name="ro2">
          <table:table-cell table:number-columns-repeated="4"/>
          <table:table-cell table:style-name="ce20" table:formula="of:=IF(AND([.$D$3]=1;[.C362]&lt;&gt;&quot;&quot;);[.$F$3]*[.C362]+[.$F$4])" office:value-type="float" office:value="0" calcext:value-type="float">
            <text:p>0</text:p>
          </table:table-cell>
          <table:table-cell table:style-name="ce20" table:formula="of:=IF(AND([.$D$3]=1;[.C362]&lt;&gt;&quot;&quot;);[.D362]-[.E362])" office:value-type="float" office:value="0" calcext:value-type="float">
            <text:p>0</text:p>
          </table:table-cell>
          <table:table-cell table:style-name="ce20" table:formula="of:=IF([.$D$5]=1;[.$I$3]*([.C362]-[.$I$4])^2+[.$I$5];&quot;&quot;)">
            <text:p/>
          </table:table-cell>
          <table:table-cell table:style-name="ce20" table:formula="of:=IF(AND([.$D$5]=1;[.C362]&lt;&gt;&quot;&quot;);[.D362]-[.G362])" office:value-type="float" office:value="0" calcext:value-type="float">
            <text:p>0</text:p>
          </table:table-cell>
          <table:table-cell table:number-columns-repeated="1016"/>
        </table:table-row>
        <table:table-row table:style-name="ro2">
          <table:table-cell table:number-columns-repeated="4"/>
          <table:table-cell table:style-name="ce20" table:formula="of:=IF(AND([.$D$3]=1;[.C363]&lt;&gt;&quot;&quot;);[.$F$3]*[.C363]+[.$F$4])" office:value-type="float" office:value="0" calcext:value-type="float">
            <text:p>0</text:p>
          </table:table-cell>
          <table:table-cell table:style-name="ce20" table:formula="of:=IF(AND([.$D$3]=1;[.C363]&lt;&gt;&quot;&quot;);[.D363]-[.E363])" office:value-type="float" office:value="0" calcext:value-type="float">
            <text:p>0</text:p>
          </table:table-cell>
          <table:table-cell table:style-name="ce20" table:formula="of:=IF([.$D$5]=1;[.$I$3]*([.C363]-[.$I$4])^2+[.$I$5];&quot;&quot;)">
            <text:p/>
          </table:table-cell>
          <table:table-cell table:style-name="ce20" table:formula="of:=IF(AND([.$D$5]=1;[.C363]&lt;&gt;&quot;&quot;);[.D363]-[.G363])" office:value-type="float" office:value="0" calcext:value-type="float">
            <text:p>0</text:p>
          </table:table-cell>
          <table:table-cell table:number-columns-repeated="1016"/>
        </table:table-row>
        <table:table-row table:style-name="ro2">
          <table:table-cell table:number-columns-repeated="4"/>
          <table:table-cell table:style-name="ce20" table:formula="of:=IF(AND([.$D$3]=1;[.C364]&lt;&gt;&quot;&quot;);[.$F$3]*[.C364]+[.$F$4])" office:value-type="float" office:value="0" calcext:value-type="float">
            <text:p>0</text:p>
          </table:table-cell>
          <table:table-cell table:style-name="ce20" table:formula="of:=IF(AND([.$D$3]=1;[.C364]&lt;&gt;&quot;&quot;);[.D364]-[.E364])" office:value-type="float" office:value="0" calcext:value-type="float">
            <text:p>0</text:p>
          </table:table-cell>
          <table:table-cell table:style-name="ce20" table:formula="of:=IF([.$D$5]=1;[.$I$3]*([.C364]-[.$I$4])^2+[.$I$5];&quot;&quot;)">
            <text:p/>
          </table:table-cell>
          <table:table-cell table:style-name="ce20" table:formula="of:=IF(AND([.$D$5]=1;[.C364]&lt;&gt;&quot;&quot;);[.D364]-[.G364])" office:value-type="float" office:value="0" calcext:value-type="float">
            <text:p>0</text:p>
          </table:table-cell>
          <table:table-cell table:number-columns-repeated="1016"/>
        </table:table-row>
        <table:table-row table:style-name="ro2">
          <table:table-cell table:number-columns-repeated="4"/>
          <table:table-cell table:style-name="ce20" table:formula="of:=IF(AND([.$D$3]=1;[.C365]&lt;&gt;&quot;&quot;);[.$F$3]*[.C365]+[.$F$4])" office:value-type="float" office:value="0" calcext:value-type="float">
            <text:p>0</text:p>
          </table:table-cell>
          <table:table-cell table:style-name="ce20" table:formula="of:=IF(AND([.$D$3]=1;[.C365]&lt;&gt;&quot;&quot;);[.D365]-[.E365])" office:value-type="float" office:value="0" calcext:value-type="float">
            <text:p>0</text:p>
          </table:table-cell>
          <table:table-cell table:style-name="ce20" table:formula="of:=IF([.$D$5]=1;[.$I$3]*([.C365]-[.$I$4])^2+[.$I$5];&quot;&quot;)">
            <text:p/>
          </table:table-cell>
          <table:table-cell table:style-name="ce20" table:formula="of:=IF(AND([.$D$5]=1;[.C365]&lt;&gt;&quot;&quot;);[.D365]-[.G365])" office:value-type="float" office:value="0" calcext:value-type="float">
            <text:p>0</text:p>
          </table:table-cell>
          <table:table-cell table:number-columns-repeated="1016"/>
        </table:table-row>
        <table:table-row table:style-name="ro2">
          <table:table-cell table:number-columns-repeated="4"/>
          <table:table-cell table:style-name="ce20" table:formula="of:=IF(AND([.$D$3]=1;[.C366]&lt;&gt;&quot;&quot;);[.$F$3]*[.C366]+[.$F$4])" office:value-type="float" office:value="0" calcext:value-type="float">
            <text:p>0</text:p>
          </table:table-cell>
          <table:table-cell table:style-name="ce20" table:formula="of:=IF(AND([.$D$3]=1;[.C366]&lt;&gt;&quot;&quot;);[.D366]-[.E366])" office:value-type="float" office:value="0" calcext:value-type="float">
            <text:p>0</text:p>
          </table:table-cell>
          <table:table-cell table:style-name="ce20" table:formula="of:=IF([.$D$5]=1;[.$I$3]*([.C366]-[.$I$4])^2+[.$I$5];&quot;&quot;)">
            <text:p/>
          </table:table-cell>
          <table:table-cell table:style-name="ce20" table:formula="of:=IF(AND([.$D$5]=1;[.C366]&lt;&gt;&quot;&quot;);[.D366]-[.G366])" office:value-type="float" office:value="0" calcext:value-type="float">
            <text:p>0</text:p>
          </table:table-cell>
          <table:table-cell table:number-columns-repeated="1016"/>
        </table:table-row>
        <table:table-row table:style-name="ro2">
          <table:table-cell table:number-columns-repeated="4"/>
          <table:table-cell table:style-name="ce20" table:formula="of:=IF(AND([.$D$3]=1;[.C367]&lt;&gt;&quot;&quot;);[.$F$3]*[.C367]+[.$F$4])" office:value-type="float" office:value="0" calcext:value-type="float">
            <text:p>0</text:p>
          </table:table-cell>
          <table:table-cell table:style-name="ce20" table:formula="of:=IF(AND([.$D$3]=1;[.C367]&lt;&gt;&quot;&quot;);[.D367]-[.E367])" office:value-type="float" office:value="0" calcext:value-type="float">
            <text:p>0</text:p>
          </table:table-cell>
          <table:table-cell table:style-name="ce20" table:formula="of:=IF([.$D$5]=1;[.$I$3]*([.C367]-[.$I$4])^2+[.$I$5];&quot;&quot;)">
            <text:p/>
          </table:table-cell>
          <table:table-cell table:style-name="ce20" table:formula="of:=IF(AND([.$D$5]=1;[.C367]&lt;&gt;&quot;&quot;);[.D367]-[.G367])" office:value-type="float" office:value="0" calcext:value-type="float">
            <text:p>0</text:p>
          </table:table-cell>
          <table:table-cell table:number-columns-repeated="1016"/>
        </table:table-row>
        <table:table-row table:style-name="ro2">
          <table:table-cell table:number-columns-repeated="4"/>
          <table:table-cell table:style-name="ce20" table:formula="of:=IF(AND([.$D$3]=1;[.C368]&lt;&gt;&quot;&quot;);[.$F$3]*[.C368]+[.$F$4])" office:value-type="float" office:value="0" calcext:value-type="float">
            <text:p>0</text:p>
          </table:table-cell>
          <table:table-cell table:style-name="ce20" table:formula="of:=IF(AND([.$D$3]=1;[.C368]&lt;&gt;&quot;&quot;);[.D368]-[.E368])" office:value-type="float" office:value="0" calcext:value-type="float">
            <text:p>0</text:p>
          </table:table-cell>
          <table:table-cell table:style-name="ce20" table:formula="of:=IF([.$D$5]=1;[.$I$3]*([.C368]-[.$I$4])^2+[.$I$5];&quot;&quot;)">
            <text:p/>
          </table:table-cell>
          <table:table-cell table:style-name="ce20" table:formula="of:=IF(AND([.$D$5]=1;[.C368]&lt;&gt;&quot;&quot;);[.D368]-[.G368])" office:value-type="float" office:value="0" calcext:value-type="float">
            <text:p>0</text:p>
          </table:table-cell>
          <table:table-cell table:number-columns-repeated="1016"/>
        </table:table-row>
        <table:table-row table:style-name="ro2">
          <table:table-cell table:number-columns-repeated="4"/>
          <table:table-cell table:style-name="ce20" table:formula="of:=IF(AND([.$D$3]=1;[.C369]&lt;&gt;&quot;&quot;);[.$F$3]*[.C369]+[.$F$4])" office:value-type="float" office:value="0" calcext:value-type="float">
            <text:p>0</text:p>
          </table:table-cell>
          <table:table-cell table:style-name="ce20" table:formula="of:=IF(AND([.$D$3]=1;[.C369]&lt;&gt;&quot;&quot;);[.D369]-[.E369])" office:value-type="float" office:value="0" calcext:value-type="float">
            <text:p>0</text:p>
          </table:table-cell>
          <table:table-cell table:style-name="ce20" table:formula="of:=IF([.$D$5]=1;[.$I$3]*([.C369]-[.$I$4])^2+[.$I$5];&quot;&quot;)">
            <text:p/>
          </table:table-cell>
          <table:table-cell table:style-name="ce20" table:formula="of:=IF(AND([.$D$5]=1;[.C369]&lt;&gt;&quot;&quot;);[.D369]-[.G369])" office:value-type="float" office:value="0" calcext:value-type="float">
            <text:p>0</text:p>
          </table:table-cell>
          <table:table-cell table:number-columns-repeated="1016"/>
        </table:table-row>
        <table:table-row table:style-name="ro2">
          <table:table-cell table:number-columns-repeated="4"/>
          <table:table-cell table:style-name="ce20" table:formula="of:=IF(AND([.$D$3]=1;[.C370]&lt;&gt;&quot;&quot;);[.$F$3]*[.C370]+[.$F$4])" office:value-type="float" office:value="0" calcext:value-type="float">
            <text:p>0</text:p>
          </table:table-cell>
          <table:table-cell table:style-name="ce20" table:formula="of:=IF(AND([.$D$3]=1;[.C370]&lt;&gt;&quot;&quot;);[.D370]-[.E370])" office:value-type="float" office:value="0" calcext:value-type="float">
            <text:p>0</text:p>
          </table:table-cell>
          <table:table-cell table:style-name="ce20" table:formula="of:=IF([.$D$5]=1;[.$I$3]*([.C370]-[.$I$4])^2+[.$I$5];&quot;&quot;)">
            <text:p/>
          </table:table-cell>
          <table:table-cell table:style-name="ce20" table:formula="of:=IF(AND([.$D$5]=1;[.C370]&lt;&gt;&quot;&quot;);[.D370]-[.G370])" office:value-type="float" office:value="0" calcext:value-type="float">
            <text:p>0</text:p>
          </table:table-cell>
          <table:table-cell table:number-columns-repeated="1016"/>
        </table:table-row>
        <table:table-row table:style-name="ro2">
          <table:table-cell table:number-columns-repeated="4"/>
          <table:table-cell table:style-name="ce20" table:formula="of:=IF(AND([.$D$3]=1;[.C371]&lt;&gt;&quot;&quot;);[.$F$3]*[.C371]+[.$F$4])" office:value-type="float" office:value="0" calcext:value-type="float">
            <text:p>0</text:p>
          </table:table-cell>
          <table:table-cell table:style-name="ce20" table:formula="of:=IF(AND([.$D$3]=1;[.C371]&lt;&gt;&quot;&quot;);[.D371]-[.E371])" office:value-type="float" office:value="0" calcext:value-type="float">
            <text:p>0</text:p>
          </table:table-cell>
          <table:table-cell table:style-name="ce20" table:formula="of:=IF([.$D$5]=1;[.$I$3]*([.C371]-[.$I$4])^2+[.$I$5];&quot;&quot;)">
            <text:p/>
          </table:table-cell>
          <table:table-cell table:style-name="ce20" table:formula="of:=IF(AND([.$D$5]=1;[.C371]&lt;&gt;&quot;&quot;);[.D371]-[.G371])" office:value-type="float" office:value="0" calcext:value-type="float">
            <text:p>0</text:p>
          </table:table-cell>
          <table:table-cell table:number-columns-repeated="1016"/>
        </table:table-row>
        <table:table-row table:style-name="ro2">
          <table:table-cell table:number-columns-repeated="4"/>
          <table:table-cell table:style-name="ce20" table:formula="of:=IF(AND([.$D$3]=1;[.C372]&lt;&gt;&quot;&quot;);[.$F$3]*[.C372]+[.$F$4])" office:value-type="float" office:value="0" calcext:value-type="float">
            <text:p>0</text:p>
          </table:table-cell>
          <table:table-cell table:style-name="ce20" table:formula="of:=IF(AND([.$D$3]=1;[.C372]&lt;&gt;&quot;&quot;);[.D372]-[.E372])" office:value-type="float" office:value="0" calcext:value-type="float">
            <text:p>0</text:p>
          </table:table-cell>
          <table:table-cell table:style-name="ce20" table:formula="of:=IF([.$D$5]=1;[.$I$3]*([.C372]-[.$I$4])^2+[.$I$5];&quot;&quot;)">
            <text:p/>
          </table:table-cell>
          <table:table-cell table:style-name="ce20" table:formula="of:=IF(AND([.$D$5]=1;[.C372]&lt;&gt;&quot;&quot;);[.D372]-[.G372])" office:value-type="float" office:value="0" calcext:value-type="float">
            <text:p>0</text:p>
          </table:table-cell>
          <table:table-cell table:number-columns-repeated="1016"/>
        </table:table-row>
        <table:table-row table:style-name="ro2">
          <table:table-cell table:number-columns-repeated="4"/>
          <table:table-cell table:style-name="ce20" table:formula="of:=IF(AND([.$D$3]=1;[.C373]&lt;&gt;&quot;&quot;);[.$F$3]*[.C373]+[.$F$4])" office:value-type="float" office:value="0" calcext:value-type="float">
            <text:p>0</text:p>
          </table:table-cell>
          <table:table-cell table:style-name="ce20" table:formula="of:=IF(AND([.$D$3]=1;[.C373]&lt;&gt;&quot;&quot;);[.D373]-[.E373])" office:value-type="float" office:value="0" calcext:value-type="float">
            <text:p>0</text:p>
          </table:table-cell>
          <table:table-cell table:style-name="ce20" table:formula="of:=IF([.$D$5]=1;[.$I$3]*([.C373]-[.$I$4])^2+[.$I$5];&quot;&quot;)">
            <text:p/>
          </table:table-cell>
          <table:table-cell table:style-name="ce20" table:formula="of:=IF(AND([.$D$5]=1;[.C373]&lt;&gt;&quot;&quot;);[.D373]-[.G373])" office:value-type="float" office:value="0" calcext:value-type="float">
            <text:p>0</text:p>
          </table:table-cell>
          <table:table-cell table:number-columns-repeated="1016"/>
        </table:table-row>
        <table:table-row table:style-name="ro2">
          <table:table-cell table:number-columns-repeated="4"/>
          <table:table-cell table:style-name="ce20" table:formula="of:=IF(AND([.$D$3]=1;[.C374]&lt;&gt;&quot;&quot;);[.$F$3]*[.C374]+[.$F$4])" office:value-type="float" office:value="0" calcext:value-type="float">
            <text:p>0</text:p>
          </table:table-cell>
          <table:table-cell table:style-name="ce20" table:formula="of:=IF(AND([.$D$3]=1;[.C374]&lt;&gt;&quot;&quot;);[.D374]-[.E374])" office:value-type="float" office:value="0" calcext:value-type="float">
            <text:p>0</text:p>
          </table:table-cell>
          <table:table-cell table:style-name="ce20" table:formula="of:=IF([.$D$5]=1;[.$I$3]*([.C374]-[.$I$4])^2+[.$I$5];&quot;&quot;)">
            <text:p/>
          </table:table-cell>
          <table:table-cell table:style-name="ce20" table:formula="of:=IF(AND([.$D$5]=1;[.C374]&lt;&gt;&quot;&quot;);[.D374]-[.G374])" office:value-type="float" office:value="0" calcext:value-type="float">
            <text:p>0</text:p>
          </table:table-cell>
          <table:table-cell table:number-columns-repeated="1016"/>
        </table:table-row>
        <table:table-row table:style-name="ro2">
          <table:table-cell table:number-columns-repeated="4"/>
          <table:table-cell table:style-name="ce20" table:formula="of:=IF(AND([.$D$3]=1;[.C375]&lt;&gt;&quot;&quot;);[.$F$3]*[.C375]+[.$F$4])" office:value-type="float" office:value="0" calcext:value-type="float">
            <text:p>0</text:p>
          </table:table-cell>
          <table:table-cell table:style-name="ce20" table:formula="of:=IF(AND([.$D$3]=1;[.C375]&lt;&gt;&quot;&quot;);[.D375]-[.E375])" office:value-type="float" office:value="0" calcext:value-type="float">
            <text:p>0</text:p>
          </table:table-cell>
          <table:table-cell table:style-name="ce20" table:formula="of:=IF([.$D$5]=1;[.$I$3]*([.C375]-[.$I$4])^2+[.$I$5];&quot;&quot;)">
            <text:p/>
          </table:table-cell>
          <table:table-cell table:style-name="ce20" table:formula="of:=IF(AND([.$D$5]=1;[.C375]&lt;&gt;&quot;&quot;);[.D375]-[.G375])" office:value-type="float" office:value="0" calcext:value-type="float">
            <text:p>0</text:p>
          </table:table-cell>
          <table:table-cell table:number-columns-repeated="1016"/>
        </table:table-row>
        <table:table-row table:style-name="ro2">
          <table:table-cell table:number-columns-repeated="4"/>
          <table:table-cell table:style-name="ce20" table:formula="of:=IF(AND([.$D$3]=1;[.C376]&lt;&gt;&quot;&quot;);[.$F$3]*[.C376]+[.$F$4])" office:value-type="float" office:value="0" calcext:value-type="float">
            <text:p>0</text:p>
          </table:table-cell>
          <table:table-cell table:style-name="ce20" table:formula="of:=IF(AND([.$D$3]=1;[.C376]&lt;&gt;&quot;&quot;);[.D376]-[.E376])" office:value-type="float" office:value="0" calcext:value-type="float">
            <text:p>0</text:p>
          </table:table-cell>
          <table:table-cell table:style-name="ce20" table:formula="of:=IF([.$D$5]=1;[.$I$3]*([.C376]-[.$I$4])^2+[.$I$5];&quot;&quot;)">
            <text:p/>
          </table:table-cell>
          <table:table-cell table:style-name="ce20" table:formula="of:=IF(AND([.$D$5]=1;[.C376]&lt;&gt;&quot;&quot;);[.D376]-[.G376])" office:value-type="float" office:value="0" calcext:value-type="float">
            <text:p>0</text:p>
          </table:table-cell>
          <table:table-cell table:number-columns-repeated="1016"/>
        </table:table-row>
        <table:table-row table:style-name="ro2">
          <table:table-cell table:number-columns-repeated="4"/>
          <table:table-cell table:style-name="ce20" table:formula="of:=IF(AND([.$D$3]=1;[.C377]&lt;&gt;&quot;&quot;);[.$F$3]*[.C377]+[.$F$4])" office:value-type="float" office:value="0" calcext:value-type="float">
            <text:p>0</text:p>
          </table:table-cell>
          <table:table-cell table:style-name="ce20" table:formula="of:=IF(AND([.$D$3]=1;[.C377]&lt;&gt;&quot;&quot;);[.D377]-[.E377])" office:value-type="float" office:value="0" calcext:value-type="float">
            <text:p>0</text:p>
          </table:table-cell>
          <table:table-cell table:style-name="ce20" table:formula="of:=IF([.$D$5]=1;[.$I$3]*([.C377]-[.$I$4])^2+[.$I$5];&quot;&quot;)">
            <text:p/>
          </table:table-cell>
          <table:table-cell table:style-name="ce20" table:formula="of:=IF(AND([.$D$5]=1;[.C377]&lt;&gt;&quot;&quot;);[.D377]-[.G377])" office:value-type="float" office:value="0" calcext:value-type="float">
            <text:p>0</text:p>
          </table:table-cell>
          <table:table-cell table:number-columns-repeated="1016"/>
        </table:table-row>
        <table:table-row table:style-name="ro2">
          <table:table-cell table:number-columns-repeated="4"/>
          <table:table-cell table:style-name="ce20" table:formula="of:=IF(AND([.$D$3]=1;[.C378]&lt;&gt;&quot;&quot;);[.$F$3]*[.C378]+[.$F$4])" office:value-type="float" office:value="0" calcext:value-type="float">
            <text:p>0</text:p>
          </table:table-cell>
          <table:table-cell table:style-name="ce20" table:formula="of:=IF(AND([.$D$3]=1;[.C378]&lt;&gt;&quot;&quot;);[.D378]-[.E378])" office:value-type="float" office:value="0" calcext:value-type="float">
            <text:p>0</text:p>
          </table:table-cell>
          <table:table-cell table:style-name="ce20" table:formula="of:=IF([.$D$5]=1;[.$I$3]*([.C378]-[.$I$4])^2+[.$I$5];&quot;&quot;)">
            <text:p/>
          </table:table-cell>
          <table:table-cell table:style-name="ce20" table:formula="of:=IF(AND([.$D$5]=1;[.C378]&lt;&gt;&quot;&quot;);[.D378]-[.G378])" office:value-type="float" office:value="0" calcext:value-type="float">
            <text:p>0</text:p>
          </table:table-cell>
          <table:table-cell table:number-columns-repeated="1016"/>
        </table:table-row>
        <table:table-row table:style-name="ro2">
          <table:table-cell table:number-columns-repeated="4"/>
          <table:table-cell table:style-name="ce20" table:formula="of:=IF(AND([.$D$3]=1;[.C379]&lt;&gt;&quot;&quot;);[.$F$3]*[.C379]+[.$F$4])" office:value-type="float" office:value="0" calcext:value-type="float">
            <text:p>0</text:p>
          </table:table-cell>
          <table:table-cell table:style-name="ce20" table:formula="of:=IF(AND([.$D$3]=1;[.C379]&lt;&gt;&quot;&quot;);[.D379]-[.E379])" office:value-type="float" office:value="0" calcext:value-type="float">
            <text:p>0</text:p>
          </table:table-cell>
          <table:table-cell table:style-name="ce20" table:formula="of:=IF([.$D$5]=1;[.$I$3]*([.C379]-[.$I$4])^2+[.$I$5];&quot;&quot;)">
            <text:p/>
          </table:table-cell>
          <table:table-cell table:style-name="ce20" table:formula="of:=IF(AND([.$D$5]=1;[.C379]&lt;&gt;&quot;&quot;);[.D379]-[.G379])" office:value-type="float" office:value="0" calcext:value-type="float">
            <text:p>0</text:p>
          </table:table-cell>
          <table:table-cell table:number-columns-repeated="1016"/>
        </table:table-row>
        <table:table-row table:style-name="ro2">
          <table:table-cell table:number-columns-repeated="4"/>
          <table:table-cell table:style-name="ce20" table:formula="of:=IF(AND([.$D$3]=1;[.C380]&lt;&gt;&quot;&quot;);[.$F$3]*[.C380]+[.$F$4])" office:value-type="float" office:value="0" calcext:value-type="float">
            <text:p>0</text:p>
          </table:table-cell>
          <table:table-cell table:style-name="ce20" table:formula="of:=IF(AND([.$D$3]=1;[.C380]&lt;&gt;&quot;&quot;);[.D380]-[.E380])" office:value-type="float" office:value="0" calcext:value-type="float">
            <text:p>0</text:p>
          </table:table-cell>
          <table:table-cell table:style-name="ce20" table:formula="of:=IF([.$D$5]=1;[.$I$3]*([.C380]-[.$I$4])^2+[.$I$5];&quot;&quot;)">
            <text:p/>
          </table:table-cell>
          <table:table-cell table:style-name="ce20" table:formula="of:=IF(AND([.$D$5]=1;[.C380]&lt;&gt;&quot;&quot;);[.D380]-[.G380])" office:value-type="float" office:value="0" calcext:value-type="float">
            <text:p>0</text:p>
          </table:table-cell>
          <table:table-cell table:number-columns-repeated="1016"/>
        </table:table-row>
        <table:table-row table:style-name="ro2">
          <table:table-cell table:number-columns-repeated="4"/>
          <table:table-cell table:style-name="ce20" table:formula="of:=IF(AND([.$D$3]=1;[.C381]&lt;&gt;&quot;&quot;);[.$F$3]*[.C381]+[.$F$4])" office:value-type="float" office:value="0" calcext:value-type="float">
            <text:p>0</text:p>
          </table:table-cell>
          <table:table-cell table:style-name="ce20" table:formula="of:=IF(AND([.$D$3]=1;[.C381]&lt;&gt;&quot;&quot;);[.D381]-[.E381])" office:value-type="float" office:value="0" calcext:value-type="float">
            <text:p>0</text:p>
          </table:table-cell>
          <table:table-cell table:style-name="ce20" table:formula="of:=IF([.$D$5]=1;[.$I$3]*([.C381]-[.$I$4])^2+[.$I$5];&quot;&quot;)">
            <text:p/>
          </table:table-cell>
          <table:table-cell table:style-name="ce20" table:formula="of:=IF(AND([.$D$5]=1;[.C381]&lt;&gt;&quot;&quot;);[.D381]-[.G381])" office:value-type="float" office:value="0" calcext:value-type="float">
            <text:p>0</text:p>
          </table:table-cell>
          <table:table-cell table:number-columns-repeated="1016"/>
        </table:table-row>
        <table:table-row table:style-name="ro2">
          <table:table-cell table:number-columns-repeated="4"/>
          <table:table-cell table:style-name="ce20" table:formula="of:=IF(AND([.$D$3]=1;[.C382]&lt;&gt;&quot;&quot;);[.$F$3]*[.C382]+[.$F$4])" office:value-type="float" office:value="0" calcext:value-type="float">
            <text:p>0</text:p>
          </table:table-cell>
          <table:table-cell table:style-name="ce20" table:formula="of:=IF(AND([.$D$3]=1;[.C382]&lt;&gt;&quot;&quot;);[.D382]-[.E382])" office:value-type="float" office:value="0" calcext:value-type="float">
            <text:p>0</text:p>
          </table:table-cell>
          <table:table-cell table:style-name="ce20" table:formula="of:=IF([.$D$5]=1;[.$I$3]*([.C382]-[.$I$4])^2+[.$I$5];&quot;&quot;)">
            <text:p/>
          </table:table-cell>
          <table:table-cell table:style-name="ce20" table:formula="of:=IF(AND([.$D$5]=1;[.C382]&lt;&gt;&quot;&quot;);[.D382]-[.G382])" office:value-type="float" office:value="0" calcext:value-type="float">
            <text:p>0</text:p>
          </table:table-cell>
          <table:table-cell table:number-columns-repeated="1016"/>
        </table:table-row>
        <table:table-row table:style-name="ro2">
          <table:table-cell table:number-columns-repeated="4"/>
          <table:table-cell table:style-name="ce20" table:formula="of:=IF(AND([.$D$3]=1;[.C383]&lt;&gt;&quot;&quot;);[.$F$3]*[.C383]+[.$F$4])" office:value-type="float" office:value="0" calcext:value-type="float">
            <text:p>0</text:p>
          </table:table-cell>
          <table:table-cell table:style-name="ce20" table:formula="of:=IF(AND([.$D$3]=1;[.C383]&lt;&gt;&quot;&quot;);[.D383]-[.E383])" office:value-type="float" office:value="0" calcext:value-type="float">
            <text:p>0</text:p>
          </table:table-cell>
          <table:table-cell table:style-name="ce20" table:formula="of:=IF([.$D$5]=1;[.$I$3]*([.C383]-[.$I$4])^2+[.$I$5];&quot;&quot;)">
            <text:p/>
          </table:table-cell>
          <table:table-cell table:style-name="ce20" table:formula="of:=IF(AND([.$D$5]=1;[.C383]&lt;&gt;&quot;&quot;);[.D383]-[.G383])" office:value-type="float" office:value="0" calcext:value-type="float">
            <text:p>0</text:p>
          </table:table-cell>
          <table:table-cell table:number-columns-repeated="1016"/>
        </table:table-row>
        <table:table-row table:style-name="ro2">
          <table:table-cell table:number-columns-repeated="4"/>
          <table:table-cell table:style-name="ce20" table:formula="of:=IF(AND([.$D$3]=1;[.C384]&lt;&gt;&quot;&quot;);[.$F$3]*[.C384]+[.$F$4])" office:value-type="float" office:value="0" calcext:value-type="float">
            <text:p>0</text:p>
          </table:table-cell>
          <table:table-cell table:style-name="ce20" table:formula="of:=IF(AND([.$D$3]=1;[.C384]&lt;&gt;&quot;&quot;);[.D384]-[.E384])" office:value-type="float" office:value="0" calcext:value-type="float">
            <text:p>0</text:p>
          </table:table-cell>
          <table:table-cell table:style-name="ce20" table:formula="of:=IF([.$D$5]=1;[.$I$3]*([.C384]-[.$I$4])^2+[.$I$5];&quot;&quot;)">
            <text:p/>
          </table:table-cell>
          <table:table-cell table:style-name="ce20" table:formula="of:=IF(AND([.$D$5]=1;[.C384]&lt;&gt;&quot;&quot;);[.D384]-[.G384])" office:value-type="float" office:value="0" calcext:value-type="float">
            <text:p>0</text:p>
          </table:table-cell>
          <table:table-cell table:number-columns-repeated="1016"/>
        </table:table-row>
        <table:table-row table:style-name="ro2">
          <table:table-cell table:number-columns-repeated="4"/>
          <table:table-cell table:style-name="ce20" table:formula="of:=IF(AND([.$D$3]=1;[.C385]&lt;&gt;&quot;&quot;);[.$F$3]*[.C385]+[.$F$4])" office:value-type="float" office:value="0" calcext:value-type="float">
            <text:p>0</text:p>
          </table:table-cell>
          <table:table-cell table:style-name="ce20" table:formula="of:=IF(AND([.$D$3]=1;[.C385]&lt;&gt;&quot;&quot;);[.D385]-[.E385])" office:value-type="float" office:value="0" calcext:value-type="float">
            <text:p>0</text:p>
          </table:table-cell>
          <table:table-cell table:style-name="ce20" table:formula="of:=IF([.$D$5]=1;[.$I$3]*([.C385]-[.$I$4])^2+[.$I$5];&quot;&quot;)">
            <text:p/>
          </table:table-cell>
          <table:table-cell table:style-name="ce20" table:formula="of:=IF(AND([.$D$5]=1;[.C385]&lt;&gt;&quot;&quot;);[.D385]-[.G385])" office:value-type="float" office:value="0" calcext:value-type="float">
            <text:p>0</text:p>
          </table:table-cell>
          <table:table-cell table:number-columns-repeated="1016"/>
        </table:table-row>
        <table:table-row table:style-name="ro2">
          <table:table-cell table:number-columns-repeated="4"/>
          <table:table-cell table:style-name="ce20" table:formula="of:=IF(AND([.$D$3]=1;[.C386]&lt;&gt;&quot;&quot;);[.$F$3]*[.C386]+[.$F$4])" office:value-type="float" office:value="0" calcext:value-type="float">
            <text:p>0</text:p>
          </table:table-cell>
          <table:table-cell table:style-name="ce20" table:formula="of:=IF(AND([.$D$3]=1;[.C386]&lt;&gt;&quot;&quot;);[.D386]-[.E386])" office:value-type="float" office:value="0" calcext:value-type="float">
            <text:p>0</text:p>
          </table:table-cell>
          <table:table-cell table:style-name="ce20" table:formula="of:=IF([.$D$5]=1;[.$I$3]*([.C386]-[.$I$4])^2+[.$I$5];&quot;&quot;)">
            <text:p/>
          </table:table-cell>
          <table:table-cell table:style-name="ce20" table:formula="of:=IF(AND([.$D$5]=1;[.C386]&lt;&gt;&quot;&quot;);[.D386]-[.G386])" office:value-type="float" office:value="0" calcext:value-type="float">
            <text:p>0</text:p>
          </table:table-cell>
          <table:table-cell table:number-columns-repeated="1016"/>
        </table:table-row>
        <table:table-row table:style-name="ro2">
          <table:table-cell table:number-columns-repeated="4"/>
          <table:table-cell table:style-name="ce20" table:formula="of:=IF(AND([.$D$3]=1;[.C387]&lt;&gt;&quot;&quot;);[.$F$3]*[.C387]+[.$F$4])" office:value-type="float" office:value="0" calcext:value-type="float">
            <text:p>0</text:p>
          </table:table-cell>
          <table:table-cell table:style-name="ce20" table:formula="of:=IF(AND([.$D$3]=1;[.C387]&lt;&gt;&quot;&quot;);[.D387]-[.E387])" office:value-type="float" office:value="0" calcext:value-type="float">
            <text:p>0</text:p>
          </table:table-cell>
          <table:table-cell table:style-name="ce20" table:formula="of:=IF([.$D$5]=1;[.$I$3]*([.C387]-[.$I$4])^2+[.$I$5];&quot;&quot;)">
            <text:p/>
          </table:table-cell>
          <table:table-cell table:style-name="ce20" table:formula="of:=IF(AND([.$D$5]=1;[.C387]&lt;&gt;&quot;&quot;);[.D387]-[.G387])" office:value-type="float" office:value="0" calcext:value-type="float">
            <text:p>0</text:p>
          </table:table-cell>
          <table:table-cell table:number-columns-repeated="1016"/>
        </table:table-row>
        <table:table-row table:style-name="ro2">
          <table:table-cell table:number-columns-repeated="4"/>
          <table:table-cell table:style-name="ce20" table:formula="of:=IF(AND([.$D$3]=1;[.C388]&lt;&gt;&quot;&quot;);[.$F$3]*[.C388]+[.$F$4])" office:value-type="float" office:value="0" calcext:value-type="float">
            <text:p>0</text:p>
          </table:table-cell>
          <table:table-cell table:style-name="ce20" table:formula="of:=IF(AND([.$D$3]=1;[.C388]&lt;&gt;&quot;&quot;);[.D388]-[.E388])" office:value-type="float" office:value="0" calcext:value-type="float">
            <text:p>0</text:p>
          </table:table-cell>
          <table:table-cell table:style-name="ce20" table:formula="of:=IF([.$D$5]=1;[.$I$3]*([.C388]-[.$I$4])^2+[.$I$5];&quot;&quot;)">
            <text:p/>
          </table:table-cell>
          <table:table-cell table:style-name="ce20" table:formula="of:=IF(AND([.$D$5]=1;[.C388]&lt;&gt;&quot;&quot;);[.D388]-[.G388])" office:value-type="float" office:value="0" calcext:value-type="float">
            <text:p>0</text:p>
          </table:table-cell>
          <table:table-cell table:number-columns-repeated="1016"/>
        </table:table-row>
        <table:table-row table:style-name="ro2">
          <table:table-cell table:number-columns-repeated="4"/>
          <table:table-cell table:style-name="ce20" table:formula="of:=IF(AND([.$D$3]=1;[.C389]&lt;&gt;&quot;&quot;);[.$F$3]*[.C389]+[.$F$4])" office:value-type="float" office:value="0" calcext:value-type="float">
            <text:p>0</text:p>
          </table:table-cell>
          <table:table-cell table:style-name="ce20" table:formula="of:=IF(AND([.$D$3]=1;[.C389]&lt;&gt;&quot;&quot;);[.D389]-[.E389])" office:value-type="float" office:value="0" calcext:value-type="float">
            <text:p>0</text:p>
          </table:table-cell>
          <table:table-cell table:style-name="ce20" table:formula="of:=IF([.$D$5]=1;[.$I$3]*([.C389]-[.$I$4])^2+[.$I$5];&quot;&quot;)">
            <text:p/>
          </table:table-cell>
          <table:table-cell table:style-name="ce20" table:formula="of:=IF(AND([.$D$5]=1;[.C389]&lt;&gt;&quot;&quot;);[.D389]-[.G389])" office:value-type="float" office:value="0" calcext:value-type="float">
            <text:p>0</text:p>
          </table:table-cell>
          <table:table-cell table:number-columns-repeated="1016"/>
        </table:table-row>
        <table:table-row table:style-name="ro2">
          <table:table-cell table:number-columns-repeated="4"/>
          <table:table-cell table:style-name="ce20" table:formula="of:=IF(AND([.$D$3]=1;[.C390]&lt;&gt;&quot;&quot;);[.$F$3]*[.C390]+[.$F$4])" office:value-type="float" office:value="0" calcext:value-type="float">
            <text:p>0</text:p>
          </table:table-cell>
          <table:table-cell table:style-name="ce20" table:formula="of:=IF(AND([.$D$3]=1;[.C390]&lt;&gt;&quot;&quot;);[.D390]-[.E390])" office:value-type="float" office:value="0" calcext:value-type="float">
            <text:p>0</text:p>
          </table:table-cell>
          <table:table-cell table:style-name="ce20" table:formula="of:=IF([.$D$5]=1;[.$I$3]*([.C390]-[.$I$4])^2+[.$I$5];&quot;&quot;)">
            <text:p/>
          </table:table-cell>
          <table:table-cell table:style-name="ce20" table:formula="of:=IF(AND([.$D$5]=1;[.C390]&lt;&gt;&quot;&quot;);[.D390]-[.G390])" office:value-type="float" office:value="0" calcext:value-type="float">
            <text:p>0</text:p>
          </table:table-cell>
          <table:table-cell table:number-columns-repeated="1016"/>
        </table:table-row>
        <table:table-row table:style-name="ro2">
          <table:table-cell table:number-columns-repeated="4"/>
          <table:table-cell table:style-name="ce20" table:formula="of:=IF(AND([.$D$3]=1;[.C391]&lt;&gt;&quot;&quot;);[.$F$3]*[.C391]+[.$F$4])" office:value-type="float" office:value="0" calcext:value-type="float">
            <text:p>0</text:p>
          </table:table-cell>
          <table:table-cell table:style-name="ce20" table:formula="of:=IF(AND([.$D$3]=1;[.C391]&lt;&gt;&quot;&quot;);[.D391]-[.E391])" office:value-type="float" office:value="0" calcext:value-type="float">
            <text:p>0</text:p>
          </table:table-cell>
          <table:table-cell table:style-name="ce20" table:formula="of:=IF([.$D$5]=1;[.$I$3]*([.C391]-[.$I$4])^2+[.$I$5];&quot;&quot;)">
            <text:p/>
          </table:table-cell>
          <table:table-cell table:style-name="ce20" table:formula="of:=IF(AND([.$D$5]=1;[.C391]&lt;&gt;&quot;&quot;);[.D391]-[.G391])" office:value-type="float" office:value="0" calcext:value-type="float">
            <text:p>0</text:p>
          </table:table-cell>
          <table:table-cell table:number-columns-repeated="1016"/>
        </table:table-row>
        <table:table-row table:style-name="ro2">
          <table:table-cell table:number-columns-repeated="4"/>
          <table:table-cell table:style-name="ce20" table:formula="of:=IF(AND([.$D$3]=1;[.C392]&lt;&gt;&quot;&quot;);[.$F$3]*[.C392]+[.$F$4])" office:value-type="float" office:value="0" calcext:value-type="float">
            <text:p>0</text:p>
          </table:table-cell>
          <table:table-cell table:style-name="ce20" table:formula="of:=IF(AND([.$D$3]=1;[.C392]&lt;&gt;&quot;&quot;);[.D392]-[.E392])" office:value-type="float" office:value="0" calcext:value-type="float">
            <text:p>0</text:p>
          </table:table-cell>
          <table:table-cell table:style-name="ce20" table:formula="of:=IF([.$D$5]=1;[.$I$3]*([.C392]-[.$I$4])^2+[.$I$5];&quot;&quot;)">
            <text:p/>
          </table:table-cell>
          <table:table-cell table:style-name="ce20" table:formula="of:=IF(AND([.$D$5]=1;[.C392]&lt;&gt;&quot;&quot;);[.D392]-[.G392])" office:value-type="float" office:value="0" calcext:value-type="float">
            <text:p>0</text:p>
          </table:table-cell>
          <table:table-cell table:number-columns-repeated="1016"/>
        </table:table-row>
        <table:table-row table:style-name="ro2">
          <table:table-cell table:number-columns-repeated="4"/>
          <table:table-cell table:style-name="ce20" table:formula="of:=IF(AND([.$D$3]=1;[.C393]&lt;&gt;&quot;&quot;);[.$F$3]*[.C393]+[.$F$4])" office:value-type="float" office:value="0" calcext:value-type="float">
            <text:p>0</text:p>
          </table:table-cell>
          <table:table-cell table:style-name="ce20" table:formula="of:=IF(AND([.$D$3]=1;[.C393]&lt;&gt;&quot;&quot;);[.D393]-[.E393])" office:value-type="float" office:value="0" calcext:value-type="float">
            <text:p>0</text:p>
          </table:table-cell>
          <table:table-cell table:style-name="ce20" table:formula="of:=IF([.$D$5]=1;[.$I$3]*([.C393]-[.$I$4])^2+[.$I$5];&quot;&quot;)">
            <text:p/>
          </table:table-cell>
          <table:table-cell table:style-name="ce20" table:formula="of:=IF(AND([.$D$5]=1;[.C393]&lt;&gt;&quot;&quot;);[.D393]-[.G393])" office:value-type="float" office:value="0" calcext:value-type="float">
            <text:p>0</text:p>
          </table:table-cell>
          <table:table-cell table:number-columns-repeated="1016"/>
        </table:table-row>
        <table:table-row table:style-name="ro2">
          <table:table-cell table:number-columns-repeated="4"/>
          <table:table-cell table:style-name="ce20" table:formula="of:=IF(AND([.$D$3]=1;[.C394]&lt;&gt;&quot;&quot;);[.$F$3]*[.C394]+[.$F$4])" office:value-type="float" office:value="0" calcext:value-type="float">
            <text:p>0</text:p>
          </table:table-cell>
          <table:table-cell table:style-name="ce20" table:formula="of:=IF(AND([.$D$3]=1;[.C394]&lt;&gt;&quot;&quot;);[.D394]-[.E394])" office:value-type="float" office:value="0" calcext:value-type="float">
            <text:p>0</text:p>
          </table:table-cell>
          <table:table-cell table:style-name="ce20" table:formula="of:=IF([.$D$5]=1;[.$I$3]*([.C394]-[.$I$4])^2+[.$I$5];&quot;&quot;)">
            <text:p/>
          </table:table-cell>
          <table:table-cell table:style-name="ce20" table:formula="of:=IF(AND([.$D$5]=1;[.C394]&lt;&gt;&quot;&quot;);[.D394]-[.G394])" office:value-type="float" office:value="0" calcext:value-type="float">
            <text:p>0</text:p>
          </table:table-cell>
          <table:table-cell table:number-columns-repeated="1016"/>
        </table:table-row>
        <table:table-row table:style-name="ro2">
          <table:table-cell table:number-columns-repeated="4"/>
          <table:table-cell table:style-name="ce20" table:formula="of:=IF(AND([.$D$3]=1;[.C395]&lt;&gt;&quot;&quot;);[.$F$3]*[.C395]+[.$F$4])" office:value-type="float" office:value="0" calcext:value-type="float">
            <text:p>0</text:p>
          </table:table-cell>
          <table:table-cell table:style-name="ce20" table:formula="of:=IF(AND([.$D$3]=1;[.C395]&lt;&gt;&quot;&quot;);[.D395]-[.E395])" office:value-type="float" office:value="0" calcext:value-type="float">
            <text:p>0</text:p>
          </table:table-cell>
          <table:table-cell table:style-name="ce20" table:formula="of:=IF([.$D$5]=1;[.$I$3]*([.C395]-[.$I$4])^2+[.$I$5];&quot;&quot;)">
            <text:p/>
          </table:table-cell>
          <table:table-cell table:style-name="ce20" table:formula="of:=IF(AND([.$D$5]=1;[.C395]&lt;&gt;&quot;&quot;);[.D395]-[.G395])" office:value-type="float" office:value="0" calcext:value-type="float">
            <text:p>0</text:p>
          </table:table-cell>
          <table:table-cell table:number-columns-repeated="1016"/>
        </table:table-row>
        <table:table-row table:style-name="ro2">
          <table:table-cell table:number-columns-repeated="4"/>
          <table:table-cell table:style-name="ce20" table:formula="of:=IF(AND([.$D$3]=1;[.C396]&lt;&gt;&quot;&quot;);[.$F$3]*[.C396]+[.$F$4])" office:value-type="float" office:value="0" calcext:value-type="float">
            <text:p>0</text:p>
          </table:table-cell>
          <table:table-cell table:style-name="ce20" table:formula="of:=IF(AND([.$D$3]=1;[.C396]&lt;&gt;&quot;&quot;);[.D396]-[.E396])" office:value-type="float" office:value="0" calcext:value-type="float">
            <text:p>0</text:p>
          </table:table-cell>
          <table:table-cell table:style-name="ce20" table:formula="of:=IF([.$D$5]=1;[.$I$3]*([.C396]-[.$I$4])^2+[.$I$5];&quot;&quot;)">
            <text:p/>
          </table:table-cell>
          <table:table-cell table:style-name="ce20" table:formula="of:=IF(AND([.$D$5]=1;[.C396]&lt;&gt;&quot;&quot;);[.D396]-[.G396])" office:value-type="float" office:value="0" calcext:value-type="float">
            <text:p>0</text:p>
          </table:table-cell>
          <table:table-cell table:number-columns-repeated="1016"/>
        </table:table-row>
        <table:table-row table:style-name="ro2">
          <table:table-cell table:number-columns-repeated="4"/>
          <table:table-cell table:style-name="ce20" table:formula="of:=IF(AND([.$D$3]=1;[.C397]&lt;&gt;&quot;&quot;);[.$F$3]*[.C397]+[.$F$4])" office:value-type="float" office:value="0" calcext:value-type="float">
            <text:p>0</text:p>
          </table:table-cell>
          <table:table-cell table:style-name="ce20" table:formula="of:=IF(AND([.$D$3]=1;[.C397]&lt;&gt;&quot;&quot;);[.D397]-[.E397])" office:value-type="float" office:value="0" calcext:value-type="float">
            <text:p>0</text:p>
          </table:table-cell>
          <table:table-cell table:style-name="ce20" table:formula="of:=IF([.$D$5]=1;[.$I$3]*([.C397]-[.$I$4])^2+[.$I$5];&quot;&quot;)">
            <text:p/>
          </table:table-cell>
          <table:table-cell table:style-name="ce20" table:formula="of:=IF(AND([.$D$5]=1;[.C397]&lt;&gt;&quot;&quot;);[.D397]-[.G397])" office:value-type="float" office:value="0" calcext:value-type="float">
            <text:p>0</text:p>
          </table:table-cell>
          <table:table-cell table:number-columns-repeated="1016"/>
        </table:table-row>
        <table:table-row table:style-name="ro2">
          <table:table-cell table:number-columns-repeated="4"/>
          <table:table-cell table:style-name="ce20" table:formula="of:=IF(AND([.$D$3]=1;[.C398]&lt;&gt;&quot;&quot;);[.$F$3]*[.C398]+[.$F$4])" office:value-type="float" office:value="0" calcext:value-type="float">
            <text:p>0</text:p>
          </table:table-cell>
          <table:table-cell table:style-name="ce20" table:formula="of:=IF(AND([.$D$3]=1;[.C398]&lt;&gt;&quot;&quot;);[.D398]-[.E398])" office:value-type="float" office:value="0" calcext:value-type="float">
            <text:p>0</text:p>
          </table:table-cell>
          <table:table-cell table:style-name="ce20" table:formula="of:=IF([.$D$5]=1;[.$I$3]*([.C398]-[.$I$4])^2+[.$I$5];&quot;&quot;)">
            <text:p/>
          </table:table-cell>
          <table:table-cell table:style-name="ce20" table:formula="of:=IF(AND([.$D$5]=1;[.C398]&lt;&gt;&quot;&quot;);[.D398]-[.G398])" office:value-type="float" office:value="0" calcext:value-type="float">
            <text:p>0</text:p>
          </table:table-cell>
          <table:table-cell table:number-columns-repeated="1016"/>
        </table:table-row>
        <table:table-row table:style-name="ro2">
          <table:table-cell table:number-columns-repeated="4"/>
          <table:table-cell table:style-name="ce20" table:formula="of:=IF(AND([.$D$3]=1;[.C399]&lt;&gt;&quot;&quot;);[.$F$3]*[.C399]+[.$F$4])" office:value-type="float" office:value="0" calcext:value-type="float">
            <text:p>0</text:p>
          </table:table-cell>
          <table:table-cell table:style-name="ce20" table:formula="of:=IF(AND([.$D$3]=1;[.C399]&lt;&gt;&quot;&quot;);[.D399]-[.E399])" office:value-type="float" office:value="0" calcext:value-type="float">
            <text:p>0</text:p>
          </table:table-cell>
          <table:table-cell table:style-name="ce20" table:formula="of:=IF([.$D$5]=1;[.$I$3]*([.C399]-[.$I$4])^2+[.$I$5];&quot;&quot;)">
            <text:p/>
          </table:table-cell>
          <table:table-cell table:style-name="ce20" table:formula="of:=IF(AND([.$D$5]=1;[.C399]&lt;&gt;&quot;&quot;);[.D399]-[.G399])" office:value-type="float" office:value="0" calcext:value-type="float">
            <text:p>0</text:p>
          </table:table-cell>
          <table:table-cell table:number-columns-repeated="1016"/>
        </table:table-row>
        <table:table-row table:style-name="ro2">
          <table:table-cell table:number-columns-repeated="4"/>
          <table:table-cell table:style-name="ce20" table:formula="of:=IF(AND([.$D$3]=1;[.C400]&lt;&gt;&quot;&quot;);[.$F$3]*[.C400]+[.$F$4])" office:value-type="float" office:value="0" calcext:value-type="float">
            <text:p>0</text:p>
          </table:table-cell>
          <table:table-cell table:style-name="ce20" table:formula="of:=IF(AND([.$D$3]=1;[.C400]&lt;&gt;&quot;&quot;);[.D400]-[.E400])" office:value-type="float" office:value="0" calcext:value-type="float">
            <text:p>0</text:p>
          </table:table-cell>
          <table:table-cell table:style-name="ce20" table:formula="of:=IF([.$D$5]=1;[.$I$3]*([.C400]-[.$I$4])^2+[.$I$5];&quot;&quot;)">
            <text:p/>
          </table:table-cell>
          <table:table-cell table:style-name="ce20" table:formula="of:=IF(AND([.$D$5]=1;[.C400]&lt;&gt;&quot;&quot;);[.D400]-[.G400])" office:value-type="float" office:value="0" calcext:value-type="float">
            <text:p>0</text:p>
          </table:table-cell>
          <table:table-cell table:number-columns-repeated="1016"/>
        </table:table-row>
        <table:table-row table:style-name="ro2">
          <table:table-cell table:number-columns-repeated="4"/>
          <table:table-cell table:style-name="ce20" table:formula="of:=IF(AND([.$D$3]=1;[.C401]&lt;&gt;&quot;&quot;);[.$F$3]*[.C401]+[.$F$4])" office:value-type="float" office:value="0" calcext:value-type="float">
            <text:p>0</text:p>
          </table:table-cell>
          <table:table-cell table:style-name="ce20" table:formula="of:=IF(AND([.$D$3]=1;[.C401]&lt;&gt;&quot;&quot;);[.D401]-[.E401])" office:value-type="float" office:value="0" calcext:value-type="float">
            <text:p>0</text:p>
          </table:table-cell>
          <table:table-cell table:style-name="ce20" table:formula="of:=IF([.$D$5]=1;[.$I$3]*([.C401]-[.$I$4])^2+[.$I$5];&quot;&quot;)">
            <text:p/>
          </table:table-cell>
          <table:table-cell table:style-name="ce20" table:formula="of:=IF(AND([.$D$5]=1;[.C401]&lt;&gt;&quot;&quot;);[.D401]-[.G401])" office:value-type="float" office:value="0" calcext:value-type="float">
            <text:p>0</text:p>
          </table:table-cell>
          <table:table-cell table:number-columns-repeated="1016"/>
        </table:table-row>
        <table:table-row table:style-name="ro2">
          <table:table-cell table:number-columns-repeated="4"/>
          <table:table-cell table:style-name="ce20" table:formula="of:=IF(AND([.$D$3]=1;[.C402]&lt;&gt;&quot;&quot;);[.$F$3]*[.C402]+[.$F$4])" office:value-type="float" office:value="0" calcext:value-type="float">
            <text:p>0</text:p>
          </table:table-cell>
          <table:table-cell table:style-name="ce20" table:formula="of:=IF(AND([.$D$3]=1;[.C402]&lt;&gt;&quot;&quot;);[.D402]-[.E402])" office:value-type="float" office:value="0" calcext:value-type="float">
            <text:p>0</text:p>
          </table:table-cell>
          <table:table-cell table:style-name="ce20" table:formula="of:=IF([.$D$5]=1;[.$I$3]*([.C402]-[.$I$4])^2+[.$I$5];&quot;&quot;)">
            <text:p/>
          </table:table-cell>
          <table:table-cell table:style-name="ce20" table:formula="of:=IF(AND([.$D$5]=1;[.C402]&lt;&gt;&quot;&quot;);[.D402]-[.G402])" office:value-type="float" office:value="0" calcext:value-type="float">
            <text:p>0</text:p>
          </table:table-cell>
          <table:table-cell table:number-columns-repeated="1016"/>
        </table:table-row>
        <table:table-row table:style-name="ro2">
          <table:table-cell table:number-columns-repeated="4"/>
          <table:table-cell table:style-name="ce20" table:formula="of:=IF(AND([.$D$3]=1;[.C403]&lt;&gt;&quot;&quot;);[.$F$3]*[.C403]+[.$F$4])" office:value-type="float" office:value="0" calcext:value-type="float">
            <text:p>0</text:p>
          </table:table-cell>
          <table:table-cell table:style-name="ce20" table:formula="of:=IF(AND([.$D$3]=1;[.C403]&lt;&gt;&quot;&quot;);[.D403]-[.E403])" office:value-type="float" office:value="0" calcext:value-type="float">
            <text:p>0</text:p>
          </table:table-cell>
          <table:table-cell table:style-name="ce20" table:formula="of:=IF([.$D$5]=1;[.$I$3]*([.C403]-[.$I$4])^2+[.$I$5];&quot;&quot;)">
            <text:p/>
          </table:table-cell>
          <table:table-cell table:style-name="ce20" table:formula="of:=IF(AND([.$D$5]=1;[.C403]&lt;&gt;&quot;&quot;);[.D403]-[.G403])" office:value-type="float" office:value="0" calcext:value-type="float">
            <text:p>0</text:p>
          </table:table-cell>
          <table:table-cell table:number-columns-repeated="1016"/>
        </table:table-row>
        <table:table-row table:style-name="ro2">
          <table:table-cell table:number-columns-repeated="4"/>
          <table:table-cell table:style-name="ce20" table:formula="of:=IF(AND([.$D$3]=1;[.C404]&lt;&gt;&quot;&quot;);[.$F$3]*[.C404]+[.$F$4])" office:value-type="float" office:value="0" calcext:value-type="float">
            <text:p>0</text:p>
          </table:table-cell>
          <table:table-cell table:style-name="ce20" table:formula="of:=IF(AND([.$D$3]=1;[.C404]&lt;&gt;&quot;&quot;);[.D404]-[.E404])" office:value-type="float" office:value="0" calcext:value-type="float">
            <text:p>0</text:p>
          </table:table-cell>
          <table:table-cell table:style-name="ce20" table:formula="of:=IF([.$D$5]=1;[.$I$3]*([.C404]-[.$I$4])^2+[.$I$5];&quot;&quot;)">
            <text:p/>
          </table:table-cell>
          <table:table-cell table:style-name="ce20" table:formula="of:=IF(AND([.$D$5]=1;[.C404]&lt;&gt;&quot;&quot;);[.D404]-[.G404])" office:value-type="float" office:value="0" calcext:value-type="float">
            <text:p>0</text:p>
          </table:table-cell>
          <table:table-cell table:number-columns-repeated="1016"/>
        </table:table-row>
        <table:table-row table:style-name="ro2">
          <table:table-cell table:number-columns-repeated="4"/>
          <table:table-cell table:style-name="ce20" table:formula="of:=IF(AND([.$D$3]=1;[.C405]&lt;&gt;&quot;&quot;);[.$F$3]*[.C405]+[.$F$4])" office:value-type="float" office:value="0" calcext:value-type="float">
            <text:p>0</text:p>
          </table:table-cell>
          <table:table-cell table:style-name="ce20" table:formula="of:=IF(AND([.$D$3]=1;[.C405]&lt;&gt;&quot;&quot;);[.D405]-[.E405])" office:value-type="float" office:value="0" calcext:value-type="float">
            <text:p>0</text:p>
          </table:table-cell>
          <table:table-cell table:style-name="ce20" table:formula="of:=IF([.$D$5]=1;[.$I$3]*([.C405]-[.$I$4])^2+[.$I$5];&quot;&quot;)">
            <text:p/>
          </table:table-cell>
          <table:table-cell table:style-name="ce20" table:formula="of:=IF(AND([.$D$5]=1;[.C405]&lt;&gt;&quot;&quot;);[.D405]-[.G405])" office:value-type="float" office:value="0" calcext:value-type="float">
            <text:p>0</text:p>
          </table:table-cell>
          <table:table-cell table:number-columns-repeated="1016"/>
        </table:table-row>
        <table:table-row table:style-name="ro2">
          <table:table-cell table:number-columns-repeated="4"/>
          <table:table-cell table:style-name="ce20" table:formula="of:=IF(AND([.$D$3]=1;[.C406]&lt;&gt;&quot;&quot;);[.$F$3]*[.C406]+[.$F$4])" office:value-type="float" office:value="0" calcext:value-type="float">
            <text:p>0</text:p>
          </table:table-cell>
          <table:table-cell table:style-name="ce20" table:formula="of:=IF(AND([.$D$3]=1;[.C406]&lt;&gt;&quot;&quot;);[.D406]-[.E406])" office:value-type="float" office:value="0" calcext:value-type="float">
            <text:p>0</text:p>
          </table:table-cell>
          <table:table-cell table:style-name="ce20" table:formula="of:=IF([.$D$5]=1;[.$I$3]*([.C406]-[.$I$4])^2+[.$I$5];&quot;&quot;)">
            <text:p/>
          </table:table-cell>
          <table:table-cell table:style-name="ce20" table:formula="of:=IF(AND([.$D$5]=1;[.C406]&lt;&gt;&quot;&quot;);[.D406]-[.G406])" office:value-type="float" office:value="0" calcext:value-type="float">
            <text:p>0</text:p>
          </table:table-cell>
          <table:table-cell table:number-columns-repeated="1016"/>
        </table:table-row>
        <table:table-row table:style-name="ro2">
          <table:table-cell table:number-columns-repeated="4"/>
          <table:table-cell table:style-name="ce20" table:formula="of:=IF(AND([.$D$3]=1;[.C407]&lt;&gt;&quot;&quot;);[.$F$3]*[.C407]+[.$F$4])" office:value-type="float" office:value="0" calcext:value-type="float">
            <text:p>0</text:p>
          </table:table-cell>
          <table:table-cell table:style-name="ce20" table:formula="of:=IF(AND([.$D$3]=1;[.C407]&lt;&gt;&quot;&quot;);[.D407]-[.E407])" office:value-type="float" office:value="0" calcext:value-type="float">
            <text:p>0</text:p>
          </table:table-cell>
          <table:table-cell table:style-name="ce20" table:formula="of:=IF([.$D$5]=1;[.$I$3]*([.C407]-[.$I$4])^2+[.$I$5];&quot;&quot;)">
            <text:p/>
          </table:table-cell>
          <table:table-cell table:style-name="ce20" table:formula="of:=IF(AND([.$D$5]=1;[.C407]&lt;&gt;&quot;&quot;);[.D407]-[.G407])" office:value-type="float" office:value="0" calcext:value-type="float">
            <text:p>0</text:p>
          </table:table-cell>
          <table:table-cell table:number-columns-repeated="1016"/>
        </table:table-row>
        <table:table-row table:style-name="ro2">
          <table:table-cell table:number-columns-repeated="4"/>
          <table:table-cell table:style-name="ce20" table:formula="of:=IF(AND([.$D$3]=1;[.C408]&lt;&gt;&quot;&quot;);[.$F$3]*[.C408]+[.$F$4])" office:value-type="float" office:value="0" calcext:value-type="float">
            <text:p>0</text:p>
          </table:table-cell>
          <table:table-cell table:style-name="ce20" table:formula="of:=IF(AND([.$D$3]=1;[.C408]&lt;&gt;&quot;&quot;);[.D408]-[.E408])" office:value-type="float" office:value="0" calcext:value-type="float">
            <text:p>0</text:p>
          </table:table-cell>
          <table:table-cell table:style-name="ce20" table:formula="of:=IF([.$D$5]=1;[.$I$3]*([.C408]-[.$I$4])^2+[.$I$5];&quot;&quot;)">
            <text:p/>
          </table:table-cell>
          <table:table-cell table:style-name="ce20" table:formula="of:=IF(AND([.$D$5]=1;[.C408]&lt;&gt;&quot;&quot;);[.D408]-[.G408])" office:value-type="float" office:value="0" calcext:value-type="float">
            <text:p>0</text:p>
          </table:table-cell>
          <table:table-cell table:number-columns-repeated="1016"/>
        </table:table-row>
        <table:table-row table:style-name="ro2">
          <table:table-cell table:number-columns-repeated="4"/>
          <table:table-cell table:style-name="ce20" table:formula="of:=IF(AND([.$D$3]=1;[.C409]&lt;&gt;&quot;&quot;);[.$F$3]*[.C409]+[.$F$4])" office:value-type="float" office:value="0" calcext:value-type="float">
            <text:p>0</text:p>
          </table:table-cell>
          <table:table-cell table:style-name="ce20" table:formula="of:=IF(AND([.$D$3]=1;[.C409]&lt;&gt;&quot;&quot;);[.D409]-[.E409])" office:value-type="float" office:value="0" calcext:value-type="float">
            <text:p>0</text:p>
          </table:table-cell>
          <table:table-cell table:style-name="ce20" table:formula="of:=IF([.$D$5]=1;[.$I$3]*([.C409]-[.$I$4])^2+[.$I$5];&quot;&quot;)">
            <text:p/>
          </table:table-cell>
          <table:table-cell table:style-name="ce20" table:formula="of:=IF(AND([.$D$5]=1;[.C409]&lt;&gt;&quot;&quot;);[.D409]-[.G409])" office:value-type="float" office:value="0" calcext:value-type="float">
            <text:p>0</text:p>
          </table:table-cell>
          <table:table-cell table:number-columns-repeated="1016"/>
        </table:table-row>
        <table:table-row table:style-name="ro2">
          <table:table-cell table:number-columns-repeated="4"/>
          <table:table-cell table:style-name="ce20" table:formula="of:=IF(AND([.$D$3]=1;[.C410]&lt;&gt;&quot;&quot;);[.$F$3]*[.C410]+[.$F$4])" office:value-type="float" office:value="0" calcext:value-type="float">
            <text:p>0</text:p>
          </table:table-cell>
          <table:table-cell table:style-name="ce20" table:formula="of:=IF(AND([.$D$3]=1;[.C410]&lt;&gt;&quot;&quot;);[.D410]-[.E410])" office:value-type="float" office:value="0" calcext:value-type="float">
            <text:p>0</text:p>
          </table:table-cell>
          <table:table-cell table:style-name="ce20" table:formula="of:=IF([.$D$5]=1;[.$I$3]*([.C410]-[.$I$4])^2+[.$I$5];&quot;&quot;)">
            <text:p/>
          </table:table-cell>
          <table:table-cell table:style-name="ce20" table:formula="of:=IF(AND([.$D$5]=1;[.C410]&lt;&gt;&quot;&quot;);[.D410]-[.G410])" office:value-type="float" office:value="0" calcext:value-type="float">
            <text:p>0</text:p>
          </table:table-cell>
          <table:table-cell table:number-columns-repeated="1016"/>
        </table:table-row>
        <table:table-row table:style-name="ro2">
          <table:table-cell table:number-columns-repeated="4"/>
          <table:table-cell table:style-name="ce20" table:formula="of:=IF(AND([.$D$3]=1;[.C411]&lt;&gt;&quot;&quot;);[.$F$3]*[.C411]+[.$F$4])" office:value-type="float" office:value="0" calcext:value-type="float">
            <text:p>0</text:p>
          </table:table-cell>
          <table:table-cell table:style-name="ce20" table:formula="of:=IF(AND([.$D$3]=1;[.C411]&lt;&gt;&quot;&quot;);[.D411]-[.E411])" office:value-type="float" office:value="0" calcext:value-type="float">
            <text:p>0</text:p>
          </table:table-cell>
          <table:table-cell table:style-name="ce20" table:formula="of:=IF([.$D$5]=1;[.$I$3]*([.C411]-[.$I$4])^2+[.$I$5];&quot;&quot;)">
            <text:p/>
          </table:table-cell>
          <table:table-cell table:style-name="ce20" table:formula="of:=IF(AND([.$D$5]=1;[.C411]&lt;&gt;&quot;&quot;);[.D411]-[.G411])" office:value-type="float" office:value="0" calcext:value-type="float">
            <text:p>0</text:p>
          </table:table-cell>
          <table:table-cell table:number-columns-repeated="1016"/>
        </table:table-row>
        <table:table-row table:style-name="ro2">
          <table:table-cell table:number-columns-repeated="4"/>
          <table:table-cell table:style-name="ce20" table:formula="of:=IF(AND([.$D$3]=1;[.C412]&lt;&gt;&quot;&quot;);[.$F$3]*[.C412]+[.$F$4])" office:value-type="float" office:value="0" calcext:value-type="float">
            <text:p>0</text:p>
          </table:table-cell>
          <table:table-cell table:style-name="ce20" table:formula="of:=IF(AND([.$D$3]=1;[.C412]&lt;&gt;&quot;&quot;);[.D412]-[.E412])" office:value-type="float" office:value="0" calcext:value-type="float">
            <text:p>0</text:p>
          </table:table-cell>
          <table:table-cell table:style-name="ce20" table:formula="of:=IF([.$D$5]=1;[.$I$3]*([.C412]-[.$I$4])^2+[.$I$5];&quot;&quot;)">
            <text:p/>
          </table:table-cell>
          <table:table-cell table:style-name="ce20" table:formula="of:=IF(AND([.$D$5]=1;[.C412]&lt;&gt;&quot;&quot;);[.D412]-[.G412])" office:value-type="float" office:value="0" calcext:value-type="float">
            <text:p>0</text:p>
          </table:table-cell>
          <table:table-cell table:number-columns-repeated="1016"/>
        </table:table-row>
        <table:table-row table:style-name="ro2">
          <table:table-cell table:number-columns-repeated="4"/>
          <table:table-cell table:style-name="ce20" table:formula="of:=IF(AND([.$D$3]=1;[.C413]&lt;&gt;&quot;&quot;);[.$F$3]*[.C413]+[.$F$4])" office:value-type="float" office:value="0" calcext:value-type="float">
            <text:p>0</text:p>
          </table:table-cell>
          <table:table-cell table:style-name="ce20" table:formula="of:=IF(AND([.$D$3]=1;[.C413]&lt;&gt;&quot;&quot;);[.D413]-[.E413])" office:value-type="float" office:value="0" calcext:value-type="float">
            <text:p>0</text:p>
          </table:table-cell>
          <table:table-cell table:style-name="ce20" table:formula="of:=IF([.$D$5]=1;[.$I$3]*([.C413]-[.$I$4])^2+[.$I$5];&quot;&quot;)">
            <text:p/>
          </table:table-cell>
          <table:table-cell table:style-name="ce20" table:formula="of:=IF(AND([.$D$5]=1;[.C413]&lt;&gt;&quot;&quot;);[.D413]-[.G413])" office:value-type="float" office:value="0" calcext:value-type="float">
            <text:p>0</text:p>
          </table:table-cell>
          <table:table-cell table:number-columns-repeated="1016"/>
        </table:table-row>
        <table:table-row table:style-name="ro2">
          <table:table-cell table:number-columns-repeated="4"/>
          <table:table-cell table:style-name="ce20" table:formula="of:=IF(AND([.$D$3]=1;[.C414]&lt;&gt;&quot;&quot;);[.$F$3]*[.C414]+[.$F$4])" office:value-type="float" office:value="0" calcext:value-type="float">
            <text:p>0</text:p>
          </table:table-cell>
          <table:table-cell table:style-name="ce20" table:formula="of:=IF(AND([.$D$3]=1;[.C414]&lt;&gt;&quot;&quot;);[.D414]-[.E414])" office:value-type="float" office:value="0" calcext:value-type="float">
            <text:p>0</text:p>
          </table:table-cell>
          <table:table-cell table:style-name="ce20" table:formula="of:=IF([.$D$5]=1;[.$I$3]*([.C414]-[.$I$4])^2+[.$I$5];&quot;&quot;)">
            <text:p/>
          </table:table-cell>
          <table:table-cell table:style-name="ce20" table:formula="of:=IF(AND([.$D$5]=1;[.C414]&lt;&gt;&quot;&quot;);[.D414]-[.G414])" office:value-type="float" office:value="0" calcext:value-type="float">
            <text:p>0</text:p>
          </table:table-cell>
          <table:table-cell table:number-columns-repeated="1016"/>
        </table:table-row>
        <table:table-row table:style-name="ro2">
          <table:table-cell table:number-columns-repeated="4"/>
          <table:table-cell table:style-name="ce20" table:formula="of:=IF(AND([.$D$3]=1;[.C415]&lt;&gt;&quot;&quot;);[.$F$3]*[.C415]+[.$F$4])" office:value-type="float" office:value="0" calcext:value-type="float">
            <text:p>0</text:p>
          </table:table-cell>
          <table:table-cell table:style-name="ce20" table:formula="of:=IF(AND([.$D$3]=1;[.C415]&lt;&gt;&quot;&quot;);[.D415]-[.E415])" office:value-type="float" office:value="0" calcext:value-type="float">
            <text:p>0</text:p>
          </table:table-cell>
          <table:table-cell table:style-name="ce20" table:formula="of:=IF([.$D$5]=1;[.$I$3]*([.C415]-[.$I$4])^2+[.$I$5];&quot;&quot;)">
            <text:p/>
          </table:table-cell>
          <table:table-cell table:style-name="ce20" table:formula="of:=IF(AND([.$D$5]=1;[.C415]&lt;&gt;&quot;&quot;);[.D415]-[.G415])" office:value-type="float" office:value="0" calcext:value-type="float">
            <text:p>0</text:p>
          </table:table-cell>
          <table:table-cell table:number-columns-repeated="1016"/>
        </table:table-row>
        <table:table-row table:style-name="ro2">
          <table:table-cell table:number-columns-repeated="4"/>
          <table:table-cell table:style-name="ce20" table:formula="of:=IF(AND([.$D$3]=1;[.C416]&lt;&gt;&quot;&quot;);[.$F$3]*[.C416]+[.$F$4])" office:value-type="float" office:value="0" calcext:value-type="float">
            <text:p>0</text:p>
          </table:table-cell>
          <table:table-cell table:style-name="ce20" table:formula="of:=IF(AND([.$D$3]=1;[.C416]&lt;&gt;&quot;&quot;);[.D416]-[.E416])" office:value-type="float" office:value="0" calcext:value-type="float">
            <text:p>0</text:p>
          </table:table-cell>
          <table:table-cell table:style-name="ce20" table:formula="of:=IF([.$D$5]=1;[.$I$3]*([.C416]-[.$I$4])^2+[.$I$5];&quot;&quot;)">
            <text:p/>
          </table:table-cell>
          <table:table-cell table:style-name="ce20" table:formula="of:=IF(AND([.$D$5]=1;[.C416]&lt;&gt;&quot;&quot;);[.D416]-[.G416])" office:value-type="float" office:value="0" calcext:value-type="float">
            <text:p>0</text:p>
          </table:table-cell>
          <table:table-cell table:number-columns-repeated="1016"/>
        </table:table-row>
        <table:table-row table:style-name="ro2">
          <table:table-cell table:number-columns-repeated="4"/>
          <table:table-cell table:style-name="ce20" table:formula="of:=IF(AND([.$D$3]=1;[.C417]&lt;&gt;&quot;&quot;);[.$F$3]*[.C417]+[.$F$4])" office:value-type="float" office:value="0" calcext:value-type="float">
            <text:p>0</text:p>
          </table:table-cell>
          <table:table-cell table:style-name="ce20" table:formula="of:=IF(AND([.$D$3]=1;[.C417]&lt;&gt;&quot;&quot;);[.D417]-[.E417])" office:value-type="float" office:value="0" calcext:value-type="float">
            <text:p>0</text:p>
          </table:table-cell>
          <table:table-cell table:style-name="ce20" table:formula="of:=IF([.$D$5]=1;[.$I$3]*([.C417]-[.$I$4])^2+[.$I$5];&quot;&quot;)">
            <text:p/>
          </table:table-cell>
          <table:table-cell table:style-name="ce20" table:formula="of:=IF(AND([.$D$5]=1;[.C417]&lt;&gt;&quot;&quot;);[.D417]-[.G417])" office:value-type="float" office:value="0" calcext:value-type="float">
            <text:p>0</text:p>
          </table:table-cell>
          <table:table-cell table:number-columns-repeated="1016"/>
        </table:table-row>
        <table:table-row table:style-name="ro2">
          <table:table-cell table:number-columns-repeated="4"/>
          <table:table-cell table:style-name="ce20" table:formula="of:=IF(AND([.$D$3]=1;[.C418]&lt;&gt;&quot;&quot;);[.$F$3]*[.C418]+[.$F$4])" office:value-type="float" office:value="0" calcext:value-type="float">
            <text:p>0</text:p>
          </table:table-cell>
          <table:table-cell table:style-name="ce20" table:formula="of:=IF(AND([.$D$3]=1;[.C418]&lt;&gt;&quot;&quot;);[.D418]-[.E418])" office:value-type="float" office:value="0" calcext:value-type="float">
            <text:p>0</text:p>
          </table:table-cell>
          <table:table-cell table:style-name="ce20" table:formula="of:=IF([.$D$5]=1;[.$I$3]*([.C418]-[.$I$4])^2+[.$I$5];&quot;&quot;)">
            <text:p/>
          </table:table-cell>
          <table:table-cell table:style-name="ce20" table:formula="of:=IF(AND([.$D$5]=1;[.C418]&lt;&gt;&quot;&quot;);[.D418]-[.G418])" office:value-type="float" office:value="0" calcext:value-type="float">
            <text:p>0</text:p>
          </table:table-cell>
          <table:table-cell table:number-columns-repeated="1016"/>
        </table:table-row>
        <table:table-row table:style-name="ro2">
          <table:table-cell table:number-columns-repeated="4"/>
          <table:table-cell table:style-name="ce20" table:formula="of:=IF(AND([.$D$3]=1;[.C419]&lt;&gt;&quot;&quot;);[.$F$3]*[.C419]+[.$F$4])" office:value-type="float" office:value="0" calcext:value-type="float">
            <text:p>0</text:p>
          </table:table-cell>
          <table:table-cell table:style-name="ce20" table:formula="of:=IF(AND([.$D$3]=1;[.C419]&lt;&gt;&quot;&quot;);[.D419]-[.E419])" office:value-type="float" office:value="0" calcext:value-type="float">
            <text:p>0</text:p>
          </table:table-cell>
          <table:table-cell table:style-name="ce20" table:formula="of:=IF([.$D$5]=1;[.$I$3]*([.C419]-[.$I$4])^2+[.$I$5];&quot;&quot;)">
            <text:p/>
          </table:table-cell>
          <table:table-cell table:style-name="ce20" table:formula="of:=IF(AND([.$D$5]=1;[.C419]&lt;&gt;&quot;&quot;);[.D419]-[.G419])" office:value-type="float" office:value="0" calcext:value-type="float">
            <text:p>0</text:p>
          </table:table-cell>
          <table:table-cell table:number-columns-repeated="1016"/>
        </table:table-row>
        <table:table-row table:style-name="ro2">
          <table:table-cell table:number-columns-repeated="4"/>
          <table:table-cell table:style-name="ce20" table:formula="of:=IF(AND([.$D$3]=1;[.C420]&lt;&gt;&quot;&quot;);[.$F$3]*[.C420]+[.$F$4])" office:value-type="float" office:value="0" calcext:value-type="float">
            <text:p>0</text:p>
          </table:table-cell>
          <table:table-cell table:style-name="ce20" table:formula="of:=IF(AND([.$D$3]=1;[.C420]&lt;&gt;&quot;&quot;);[.D420]-[.E420])" office:value-type="float" office:value="0" calcext:value-type="float">
            <text:p>0</text:p>
          </table:table-cell>
          <table:table-cell table:style-name="ce20" table:formula="of:=IF([.$D$5]=1;[.$I$3]*([.C420]-[.$I$4])^2+[.$I$5];&quot;&quot;)">
            <text:p/>
          </table:table-cell>
          <table:table-cell table:style-name="ce20" table:formula="of:=IF(AND([.$D$5]=1;[.C420]&lt;&gt;&quot;&quot;);[.D420]-[.G420])" office:value-type="float" office:value="0" calcext:value-type="float">
            <text:p>0</text:p>
          </table:table-cell>
          <table:table-cell table:number-columns-repeated="1016"/>
        </table:table-row>
        <table:table-row table:style-name="ro2">
          <table:table-cell table:number-columns-repeated="4"/>
          <table:table-cell table:style-name="ce20" table:formula="of:=IF(AND([.$D$3]=1;[.C421]&lt;&gt;&quot;&quot;);[.$F$3]*[.C421]+[.$F$4])" office:value-type="float" office:value="0" calcext:value-type="float">
            <text:p>0</text:p>
          </table:table-cell>
          <table:table-cell table:style-name="ce20" table:formula="of:=IF(AND([.$D$3]=1;[.C421]&lt;&gt;&quot;&quot;);[.D421]-[.E421])" office:value-type="float" office:value="0" calcext:value-type="float">
            <text:p>0</text:p>
          </table:table-cell>
          <table:table-cell table:style-name="ce20" table:formula="of:=IF([.$D$5]=1;[.$I$3]*([.C421]-[.$I$4])^2+[.$I$5];&quot;&quot;)">
            <text:p/>
          </table:table-cell>
          <table:table-cell table:style-name="ce20" table:formula="of:=IF(AND([.$D$5]=1;[.C421]&lt;&gt;&quot;&quot;);[.D421]-[.G421])" office:value-type="float" office:value="0" calcext:value-type="float">
            <text:p>0</text:p>
          </table:table-cell>
          <table:table-cell table:number-columns-repeated="1016"/>
        </table:table-row>
        <table:table-row table:style-name="ro2">
          <table:table-cell table:number-columns-repeated="4"/>
          <table:table-cell table:style-name="ce20" table:formula="of:=IF(AND([.$D$3]=1;[.C422]&lt;&gt;&quot;&quot;);[.$F$3]*[.C422]+[.$F$4])" office:value-type="float" office:value="0" calcext:value-type="float">
            <text:p>0</text:p>
          </table:table-cell>
          <table:table-cell table:style-name="ce20" table:formula="of:=IF(AND([.$D$3]=1;[.C422]&lt;&gt;&quot;&quot;);[.D422]-[.E422])" office:value-type="float" office:value="0" calcext:value-type="float">
            <text:p>0</text:p>
          </table:table-cell>
          <table:table-cell table:style-name="ce20" table:formula="of:=IF([.$D$5]=1;[.$I$3]*([.C422]-[.$I$4])^2+[.$I$5];&quot;&quot;)">
            <text:p/>
          </table:table-cell>
          <table:table-cell table:style-name="ce20" table:formula="of:=IF(AND([.$D$5]=1;[.C422]&lt;&gt;&quot;&quot;);[.D422]-[.G422])" office:value-type="float" office:value="0" calcext:value-type="float">
            <text:p>0</text:p>
          </table:table-cell>
          <table:table-cell table:number-columns-repeated="1016"/>
        </table:table-row>
        <table:table-row table:style-name="ro2">
          <table:table-cell table:number-columns-repeated="4"/>
          <table:table-cell table:style-name="ce20" table:formula="of:=IF(AND([.$D$3]=1;[.C423]&lt;&gt;&quot;&quot;);[.$F$3]*[.C423]+[.$F$4])" office:value-type="float" office:value="0" calcext:value-type="float">
            <text:p>0</text:p>
          </table:table-cell>
          <table:table-cell table:style-name="ce20" table:formula="of:=IF(AND([.$D$3]=1;[.C423]&lt;&gt;&quot;&quot;);[.D423]-[.E423])" office:value-type="float" office:value="0" calcext:value-type="float">
            <text:p>0</text:p>
          </table:table-cell>
          <table:table-cell table:style-name="ce20" table:formula="of:=IF([.$D$5]=1;[.$I$3]*([.C423]-[.$I$4])^2+[.$I$5];&quot;&quot;)">
            <text:p/>
          </table:table-cell>
          <table:table-cell table:style-name="ce20" table:formula="of:=IF(AND([.$D$5]=1;[.C423]&lt;&gt;&quot;&quot;);[.D423]-[.G423])" office:value-type="float" office:value="0" calcext:value-type="float">
            <text:p>0</text:p>
          </table:table-cell>
          <table:table-cell table:number-columns-repeated="1016"/>
        </table:table-row>
        <table:table-row table:style-name="ro2">
          <table:table-cell table:number-columns-repeated="4"/>
          <table:table-cell table:style-name="ce20" table:formula="of:=IF(AND([.$D$3]=1;[.C424]&lt;&gt;&quot;&quot;);[.$F$3]*[.C424]+[.$F$4])" office:value-type="float" office:value="0" calcext:value-type="float">
            <text:p>0</text:p>
          </table:table-cell>
          <table:table-cell table:style-name="ce20" table:formula="of:=IF(AND([.$D$3]=1;[.C424]&lt;&gt;&quot;&quot;);[.D424]-[.E424])" office:value-type="float" office:value="0" calcext:value-type="float">
            <text:p>0</text:p>
          </table:table-cell>
          <table:table-cell table:style-name="ce20" table:formula="of:=IF([.$D$5]=1;[.$I$3]*([.C424]-[.$I$4])^2+[.$I$5];&quot;&quot;)">
            <text:p/>
          </table:table-cell>
          <table:table-cell table:style-name="ce20" table:formula="of:=IF(AND([.$D$5]=1;[.C424]&lt;&gt;&quot;&quot;);[.D424]-[.G424])" office:value-type="float" office:value="0" calcext:value-type="float">
            <text:p>0</text:p>
          </table:table-cell>
          <table:table-cell table:number-columns-repeated="1016"/>
        </table:table-row>
        <table:table-row table:style-name="ro2">
          <table:table-cell table:number-columns-repeated="4"/>
          <table:table-cell table:style-name="ce20" table:formula="of:=IF(AND([.$D$3]=1;[.C425]&lt;&gt;&quot;&quot;);[.$F$3]*[.C425]+[.$F$4])" office:value-type="float" office:value="0" calcext:value-type="float">
            <text:p>0</text:p>
          </table:table-cell>
          <table:table-cell table:style-name="ce20" table:formula="of:=IF(AND([.$D$3]=1;[.C425]&lt;&gt;&quot;&quot;);[.D425]-[.E425])" office:value-type="float" office:value="0" calcext:value-type="float">
            <text:p>0</text:p>
          </table:table-cell>
          <table:table-cell table:style-name="ce20" table:formula="of:=IF([.$D$5]=1;[.$I$3]*([.C425]-[.$I$4])^2+[.$I$5];&quot;&quot;)">
            <text:p/>
          </table:table-cell>
          <table:table-cell table:style-name="ce20" table:formula="of:=IF(AND([.$D$5]=1;[.C425]&lt;&gt;&quot;&quot;);[.D425]-[.G425])" office:value-type="float" office:value="0" calcext:value-type="float">
            <text:p>0</text:p>
          </table:table-cell>
          <table:table-cell table:number-columns-repeated="1016"/>
        </table:table-row>
        <table:table-row table:style-name="ro2">
          <table:table-cell table:number-columns-repeated="4"/>
          <table:table-cell table:style-name="ce20" table:formula="of:=IF(AND([.$D$3]=1;[.C426]&lt;&gt;&quot;&quot;);[.$F$3]*[.C426]+[.$F$4])" office:value-type="float" office:value="0" calcext:value-type="float">
            <text:p>0</text:p>
          </table:table-cell>
          <table:table-cell table:style-name="ce20" table:formula="of:=IF(AND([.$D$3]=1;[.C426]&lt;&gt;&quot;&quot;);[.D426]-[.E426])" office:value-type="float" office:value="0" calcext:value-type="float">
            <text:p>0</text:p>
          </table:table-cell>
          <table:table-cell table:style-name="ce20" table:formula="of:=IF([.$D$5]=1;[.$I$3]*([.C426]-[.$I$4])^2+[.$I$5];&quot;&quot;)">
            <text:p/>
          </table:table-cell>
          <table:table-cell table:style-name="ce20" table:formula="of:=IF(AND([.$D$5]=1;[.C426]&lt;&gt;&quot;&quot;);[.D426]-[.G426])" office:value-type="float" office:value="0" calcext:value-type="float">
            <text:p>0</text:p>
          </table:table-cell>
          <table:table-cell table:number-columns-repeated="1016"/>
        </table:table-row>
        <table:table-row table:style-name="ro2">
          <table:table-cell table:number-columns-repeated="4"/>
          <table:table-cell table:style-name="ce20" table:formula="of:=IF(AND([.$D$3]=1;[.C427]&lt;&gt;&quot;&quot;);[.$F$3]*[.C427]+[.$F$4])" office:value-type="float" office:value="0" calcext:value-type="float">
            <text:p>0</text:p>
          </table:table-cell>
          <table:table-cell table:style-name="ce20" table:formula="of:=IF(AND([.$D$3]=1;[.C427]&lt;&gt;&quot;&quot;);[.D427]-[.E427])" office:value-type="float" office:value="0" calcext:value-type="float">
            <text:p>0</text:p>
          </table:table-cell>
          <table:table-cell table:style-name="ce20" table:formula="of:=IF([.$D$5]=1;[.$I$3]*([.C427]-[.$I$4])^2+[.$I$5];&quot;&quot;)">
            <text:p/>
          </table:table-cell>
          <table:table-cell table:style-name="ce20" table:formula="of:=IF(AND([.$D$5]=1;[.C427]&lt;&gt;&quot;&quot;);[.D427]-[.G427])" office:value-type="float" office:value="0" calcext:value-type="float">
            <text:p>0</text:p>
          </table:table-cell>
          <table:table-cell table:number-columns-repeated="1016"/>
        </table:table-row>
        <table:table-row table:style-name="ro2">
          <table:table-cell table:number-columns-repeated="4"/>
          <table:table-cell table:style-name="ce20" table:formula="of:=IF(AND([.$D$3]=1;[.C428]&lt;&gt;&quot;&quot;);[.$F$3]*[.C428]+[.$F$4])" office:value-type="float" office:value="0" calcext:value-type="float">
            <text:p>0</text:p>
          </table:table-cell>
          <table:table-cell table:style-name="ce20" table:formula="of:=IF(AND([.$D$3]=1;[.C428]&lt;&gt;&quot;&quot;);[.D428]-[.E428])" office:value-type="float" office:value="0" calcext:value-type="float">
            <text:p>0</text:p>
          </table:table-cell>
          <table:table-cell table:style-name="ce20" table:formula="of:=IF([.$D$5]=1;[.$I$3]*([.C428]-[.$I$4])^2+[.$I$5];&quot;&quot;)">
            <text:p/>
          </table:table-cell>
          <table:table-cell table:style-name="ce20" table:formula="of:=IF(AND([.$D$5]=1;[.C428]&lt;&gt;&quot;&quot;);[.D428]-[.G428])" office:value-type="float" office:value="0" calcext:value-type="float">
            <text:p>0</text:p>
          </table:table-cell>
          <table:table-cell table:number-columns-repeated="1016"/>
        </table:table-row>
        <table:table-row table:style-name="ro2">
          <table:table-cell table:number-columns-repeated="4"/>
          <table:table-cell table:style-name="ce20" table:formula="of:=IF(AND([.$D$3]=1;[.C429]&lt;&gt;&quot;&quot;);[.$F$3]*[.C429]+[.$F$4])" office:value-type="float" office:value="0" calcext:value-type="float">
            <text:p>0</text:p>
          </table:table-cell>
          <table:table-cell table:style-name="ce20" table:formula="of:=IF(AND([.$D$3]=1;[.C429]&lt;&gt;&quot;&quot;);[.D429]-[.E429])" office:value-type="float" office:value="0" calcext:value-type="float">
            <text:p>0</text:p>
          </table:table-cell>
          <table:table-cell table:style-name="ce20" table:formula="of:=IF([.$D$5]=1;[.$I$3]*([.C429]-[.$I$4])^2+[.$I$5];&quot;&quot;)">
            <text:p/>
          </table:table-cell>
          <table:table-cell table:style-name="ce20" table:formula="of:=IF(AND([.$D$5]=1;[.C429]&lt;&gt;&quot;&quot;);[.D429]-[.G429])" office:value-type="float" office:value="0" calcext:value-type="float">
            <text:p>0</text:p>
          </table:table-cell>
          <table:table-cell table:number-columns-repeated="1016"/>
        </table:table-row>
        <table:table-row table:style-name="ro2">
          <table:table-cell table:number-columns-repeated="4"/>
          <table:table-cell table:style-name="ce20" table:formula="of:=IF(AND([.$D$3]=1;[.C430]&lt;&gt;&quot;&quot;);[.$F$3]*[.C430]+[.$F$4])" office:value-type="float" office:value="0" calcext:value-type="float">
            <text:p>0</text:p>
          </table:table-cell>
          <table:table-cell table:style-name="ce20" table:formula="of:=IF(AND([.$D$3]=1;[.C430]&lt;&gt;&quot;&quot;);[.D430]-[.E430])" office:value-type="float" office:value="0" calcext:value-type="float">
            <text:p>0</text:p>
          </table:table-cell>
          <table:table-cell table:style-name="ce20" table:formula="of:=IF([.$D$5]=1;[.$I$3]*([.C430]-[.$I$4])^2+[.$I$5];&quot;&quot;)">
            <text:p/>
          </table:table-cell>
          <table:table-cell table:style-name="ce20" table:formula="of:=IF(AND([.$D$5]=1;[.C430]&lt;&gt;&quot;&quot;);[.D430]-[.G430])" office:value-type="float" office:value="0" calcext:value-type="float">
            <text:p>0</text:p>
          </table:table-cell>
          <table:table-cell table:number-columns-repeated="1016"/>
        </table:table-row>
        <table:table-row table:style-name="ro2">
          <table:table-cell table:number-columns-repeated="4"/>
          <table:table-cell table:style-name="ce20" table:formula="of:=IF(AND([.$D$3]=1;[.C431]&lt;&gt;&quot;&quot;);[.$F$3]*[.C431]+[.$F$4])" office:value-type="float" office:value="0" calcext:value-type="float">
            <text:p>0</text:p>
          </table:table-cell>
          <table:table-cell table:style-name="ce20" table:formula="of:=IF(AND([.$D$3]=1;[.C431]&lt;&gt;&quot;&quot;);[.D431]-[.E431])" office:value-type="float" office:value="0" calcext:value-type="float">
            <text:p>0</text:p>
          </table:table-cell>
          <table:table-cell table:style-name="ce20" table:formula="of:=IF([.$D$5]=1;[.$I$3]*([.C431]-[.$I$4])^2+[.$I$5];&quot;&quot;)">
            <text:p/>
          </table:table-cell>
          <table:table-cell table:style-name="ce20" table:formula="of:=IF(AND([.$D$5]=1;[.C431]&lt;&gt;&quot;&quot;);[.D431]-[.G431])" office:value-type="float" office:value="0" calcext:value-type="float">
            <text:p>0</text:p>
          </table:table-cell>
          <table:table-cell table:number-columns-repeated="1016"/>
        </table:table-row>
        <table:table-row table:style-name="ro2">
          <table:table-cell table:number-columns-repeated="4"/>
          <table:table-cell table:style-name="ce20" table:formula="of:=IF(AND([.$D$3]=1;[.C432]&lt;&gt;&quot;&quot;);[.$F$3]*[.C432]+[.$F$4])" office:value-type="float" office:value="0" calcext:value-type="float">
            <text:p>0</text:p>
          </table:table-cell>
          <table:table-cell table:style-name="ce20" table:formula="of:=IF(AND([.$D$3]=1;[.C432]&lt;&gt;&quot;&quot;);[.D432]-[.E432])" office:value-type="float" office:value="0" calcext:value-type="float">
            <text:p>0</text:p>
          </table:table-cell>
          <table:table-cell table:style-name="ce20" table:formula="of:=IF([.$D$5]=1;[.$I$3]*([.C432]-[.$I$4])^2+[.$I$5];&quot;&quot;)">
            <text:p/>
          </table:table-cell>
          <table:table-cell table:style-name="ce20" table:formula="of:=IF(AND([.$D$5]=1;[.C432]&lt;&gt;&quot;&quot;);[.D432]-[.G432])" office:value-type="float" office:value="0" calcext:value-type="float">
            <text:p>0</text:p>
          </table:table-cell>
          <table:table-cell table:number-columns-repeated="1016"/>
        </table:table-row>
        <table:table-row table:style-name="ro2">
          <table:table-cell table:number-columns-repeated="4"/>
          <table:table-cell table:style-name="ce20" table:formula="of:=IF(AND([.$D$3]=1;[.C433]&lt;&gt;&quot;&quot;);[.$F$3]*[.C433]+[.$F$4])" office:value-type="float" office:value="0" calcext:value-type="float">
            <text:p>0</text:p>
          </table:table-cell>
          <table:table-cell table:style-name="ce20" table:formula="of:=IF(AND([.$D$3]=1;[.C433]&lt;&gt;&quot;&quot;);[.D433]-[.E433])" office:value-type="float" office:value="0" calcext:value-type="float">
            <text:p>0</text:p>
          </table:table-cell>
          <table:table-cell table:style-name="ce20" table:formula="of:=IF([.$D$5]=1;[.$I$3]*([.C433]-[.$I$4])^2+[.$I$5];&quot;&quot;)">
            <text:p/>
          </table:table-cell>
          <table:table-cell table:style-name="ce20" table:formula="of:=IF(AND([.$D$5]=1;[.C433]&lt;&gt;&quot;&quot;);[.D433]-[.G433])" office:value-type="float" office:value="0" calcext:value-type="float">
            <text:p>0</text:p>
          </table:table-cell>
          <table:table-cell table:number-columns-repeated="1016"/>
        </table:table-row>
        <table:table-row table:style-name="ro2">
          <table:table-cell table:number-columns-repeated="4"/>
          <table:table-cell table:style-name="ce20" table:formula="of:=IF(AND([.$D$3]=1;[.C434]&lt;&gt;&quot;&quot;);[.$F$3]*[.C434]+[.$F$4])" office:value-type="float" office:value="0" calcext:value-type="float">
            <text:p>0</text:p>
          </table:table-cell>
          <table:table-cell table:style-name="ce20" table:formula="of:=IF(AND([.$D$3]=1;[.C434]&lt;&gt;&quot;&quot;);[.D434]-[.E434])" office:value-type="float" office:value="0" calcext:value-type="float">
            <text:p>0</text:p>
          </table:table-cell>
          <table:table-cell table:style-name="ce20" table:formula="of:=IF([.$D$5]=1;[.$I$3]*([.C434]-[.$I$4])^2+[.$I$5];&quot;&quot;)">
            <text:p/>
          </table:table-cell>
          <table:table-cell table:style-name="ce20" table:formula="of:=IF(AND([.$D$5]=1;[.C434]&lt;&gt;&quot;&quot;);[.D434]-[.G434])" office:value-type="float" office:value="0" calcext:value-type="float">
            <text:p>0</text:p>
          </table:table-cell>
          <table:table-cell table:number-columns-repeated="1016"/>
        </table:table-row>
        <table:table-row table:style-name="ro2">
          <table:table-cell table:number-columns-repeated="4"/>
          <table:table-cell table:style-name="ce20" table:formula="of:=IF(AND([.$D$3]=1;[.C435]&lt;&gt;&quot;&quot;);[.$F$3]*[.C435]+[.$F$4])" office:value-type="float" office:value="0" calcext:value-type="float">
            <text:p>0</text:p>
          </table:table-cell>
          <table:table-cell table:style-name="ce20" table:formula="of:=IF(AND([.$D$3]=1;[.C435]&lt;&gt;&quot;&quot;);[.D435]-[.E435])" office:value-type="float" office:value="0" calcext:value-type="float">
            <text:p>0</text:p>
          </table:table-cell>
          <table:table-cell table:style-name="ce20" table:formula="of:=IF([.$D$5]=1;[.$I$3]*([.C435]-[.$I$4])^2+[.$I$5];&quot;&quot;)">
            <text:p/>
          </table:table-cell>
          <table:table-cell table:style-name="ce20" table:formula="of:=IF(AND([.$D$5]=1;[.C435]&lt;&gt;&quot;&quot;);[.D435]-[.G435])" office:value-type="float" office:value="0" calcext:value-type="float">
            <text:p>0</text:p>
          </table:table-cell>
          <table:table-cell table:number-columns-repeated="1016"/>
        </table:table-row>
        <table:table-row table:style-name="ro2">
          <table:table-cell table:number-columns-repeated="4"/>
          <table:table-cell table:style-name="ce20" table:formula="of:=IF(AND([.$D$3]=1;[.C436]&lt;&gt;&quot;&quot;);[.$F$3]*[.C436]+[.$F$4])" office:value-type="float" office:value="0" calcext:value-type="float">
            <text:p>0</text:p>
          </table:table-cell>
          <table:table-cell table:style-name="ce20" table:formula="of:=IF(AND([.$D$3]=1;[.C436]&lt;&gt;&quot;&quot;);[.D436]-[.E436])" office:value-type="float" office:value="0" calcext:value-type="float">
            <text:p>0</text:p>
          </table:table-cell>
          <table:table-cell table:style-name="ce20" table:formula="of:=IF([.$D$5]=1;[.$I$3]*([.C436]-[.$I$4])^2+[.$I$5];&quot;&quot;)">
            <text:p/>
          </table:table-cell>
          <table:table-cell table:style-name="ce20" table:formula="of:=IF(AND([.$D$5]=1;[.C436]&lt;&gt;&quot;&quot;);[.D436]-[.G436])" office:value-type="float" office:value="0" calcext:value-type="float">
            <text:p>0</text:p>
          </table:table-cell>
          <table:table-cell table:number-columns-repeated="1016"/>
        </table:table-row>
        <table:table-row table:style-name="ro2">
          <table:table-cell table:number-columns-repeated="4"/>
          <table:table-cell table:style-name="ce20" table:formula="of:=IF(AND([.$D$3]=1;[.C437]&lt;&gt;&quot;&quot;);[.$F$3]*[.C437]+[.$F$4])" office:value-type="float" office:value="0" calcext:value-type="float">
            <text:p>0</text:p>
          </table:table-cell>
          <table:table-cell table:style-name="ce20" table:formula="of:=IF(AND([.$D$3]=1;[.C437]&lt;&gt;&quot;&quot;);[.D437]-[.E437])" office:value-type="float" office:value="0" calcext:value-type="float">
            <text:p>0</text:p>
          </table:table-cell>
          <table:table-cell table:style-name="ce20" table:formula="of:=IF([.$D$5]=1;[.$I$3]*([.C437]-[.$I$4])^2+[.$I$5];&quot;&quot;)">
            <text:p/>
          </table:table-cell>
          <table:table-cell table:style-name="ce20" table:formula="of:=IF(AND([.$D$5]=1;[.C437]&lt;&gt;&quot;&quot;);[.D437]-[.G437])" office:value-type="float" office:value="0" calcext:value-type="float">
            <text:p>0</text:p>
          </table:table-cell>
          <table:table-cell table:number-columns-repeated="1016"/>
        </table:table-row>
        <table:table-row table:style-name="ro2">
          <table:table-cell table:number-columns-repeated="4"/>
          <table:table-cell table:style-name="ce20" table:formula="of:=IF(AND([.$D$3]=1;[.C438]&lt;&gt;&quot;&quot;);[.$F$3]*[.C438]+[.$F$4])" office:value-type="float" office:value="0" calcext:value-type="float">
            <text:p>0</text:p>
          </table:table-cell>
          <table:table-cell table:style-name="ce20" table:formula="of:=IF(AND([.$D$3]=1;[.C438]&lt;&gt;&quot;&quot;);[.D438]-[.E438])" office:value-type="float" office:value="0" calcext:value-type="float">
            <text:p>0</text:p>
          </table:table-cell>
          <table:table-cell table:style-name="ce20" table:formula="of:=IF([.$D$5]=1;[.$I$3]*([.C438]-[.$I$4])^2+[.$I$5];&quot;&quot;)">
            <text:p/>
          </table:table-cell>
          <table:table-cell table:style-name="ce20" table:formula="of:=IF(AND([.$D$5]=1;[.C438]&lt;&gt;&quot;&quot;);[.D438]-[.G438])" office:value-type="float" office:value="0" calcext:value-type="float">
            <text:p>0</text:p>
          </table:table-cell>
          <table:table-cell table:number-columns-repeated="1016"/>
        </table:table-row>
        <table:table-row table:style-name="ro2">
          <table:table-cell table:number-columns-repeated="4"/>
          <table:table-cell table:style-name="ce20" table:formula="of:=IF(AND([.$D$3]=1;[.C439]&lt;&gt;&quot;&quot;);[.$F$3]*[.C439]+[.$F$4])" office:value-type="float" office:value="0" calcext:value-type="float">
            <text:p>0</text:p>
          </table:table-cell>
          <table:table-cell table:style-name="ce20" table:formula="of:=IF(AND([.$D$3]=1;[.C439]&lt;&gt;&quot;&quot;);[.D439]-[.E439])" office:value-type="float" office:value="0" calcext:value-type="float">
            <text:p>0</text:p>
          </table:table-cell>
          <table:table-cell table:style-name="ce20" table:formula="of:=IF([.$D$5]=1;[.$I$3]*([.C439]-[.$I$4])^2+[.$I$5];&quot;&quot;)">
            <text:p/>
          </table:table-cell>
          <table:table-cell table:style-name="ce20" table:formula="of:=IF(AND([.$D$5]=1;[.C439]&lt;&gt;&quot;&quot;);[.D439]-[.G439])" office:value-type="float" office:value="0" calcext:value-type="float">
            <text:p>0</text:p>
          </table:table-cell>
          <table:table-cell table:number-columns-repeated="1016"/>
        </table:table-row>
        <table:table-row table:style-name="ro2">
          <table:table-cell table:number-columns-repeated="4"/>
          <table:table-cell table:style-name="ce20" table:formula="of:=IF(AND([.$D$3]=1;[.C440]&lt;&gt;&quot;&quot;);[.$F$3]*[.C440]+[.$F$4])" office:value-type="float" office:value="0" calcext:value-type="float">
            <text:p>0</text:p>
          </table:table-cell>
          <table:table-cell table:style-name="ce20" table:formula="of:=IF(AND([.$D$3]=1;[.C440]&lt;&gt;&quot;&quot;);[.D440]-[.E440])" office:value-type="float" office:value="0" calcext:value-type="float">
            <text:p>0</text:p>
          </table:table-cell>
          <table:table-cell table:style-name="ce20" table:formula="of:=IF([.$D$5]=1;[.$I$3]*([.C440]-[.$I$4])^2+[.$I$5];&quot;&quot;)">
            <text:p/>
          </table:table-cell>
          <table:table-cell table:style-name="ce20" table:formula="of:=IF(AND([.$D$5]=1;[.C440]&lt;&gt;&quot;&quot;);[.D440]-[.G440])" office:value-type="float" office:value="0" calcext:value-type="float">
            <text:p>0</text:p>
          </table:table-cell>
          <table:table-cell table:number-columns-repeated="1016"/>
        </table:table-row>
        <table:table-row table:style-name="ro2">
          <table:table-cell table:number-columns-repeated="4"/>
          <table:table-cell table:style-name="ce20" table:formula="of:=IF(AND([.$D$3]=1;[.C441]&lt;&gt;&quot;&quot;);[.$F$3]*[.C441]+[.$F$4])" office:value-type="float" office:value="0" calcext:value-type="float">
            <text:p>0</text:p>
          </table:table-cell>
          <table:table-cell table:style-name="ce20" table:formula="of:=IF(AND([.$D$3]=1;[.C441]&lt;&gt;&quot;&quot;);[.D441]-[.E441])" office:value-type="float" office:value="0" calcext:value-type="float">
            <text:p>0</text:p>
          </table:table-cell>
          <table:table-cell table:style-name="ce20" table:formula="of:=IF([.$D$5]=1;[.$I$3]*([.C441]-[.$I$4])^2+[.$I$5];&quot;&quot;)">
            <text:p/>
          </table:table-cell>
          <table:table-cell table:style-name="ce20" table:formula="of:=IF(AND([.$D$5]=1;[.C441]&lt;&gt;&quot;&quot;);[.D441]-[.G441])" office:value-type="float" office:value="0" calcext:value-type="float">
            <text:p>0</text:p>
          </table:table-cell>
          <table:table-cell table:number-columns-repeated="1016"/>
        </table:table-row>
        <table:table-row table:style-name="ro2">
          <table:table-cell table:number-columns-repeated="4"/>
          <table:table-cell table:style-name="ce20" table:formula="of:=IF(AND([.$D$3]=1;[.C442]&lt;&gt;&quot;&quot;);[.$F$3]*[.C442]+[.$F$4])" office:value-type="float" office:value="0" calcext:value-type="float">
            <text:p>0</text:p>
          </table:table-cell>
          <table:table-cell table:style-name="ce20" table:formula="of:=IF(AND([.$D$3]=1;[.C442]&lt;&gt;&quot;&quot;);[.D442]-[.E442])" office:value-type="float" office:value="0" calcext:value-type="float">
            <text:p>0</text:p>
          </table:table-cell>
          <table:table-cell table:style-name="ce20" table:formula="of:=IF([.$D$5]=1;[.$I$3]*([.C442]-[.$I$4])^2+[.$I$5];&quot;&quot;)">
            <text:p/>
          </table:table-cell>
          <table:table-cell table:style-name="ce20" table:formula="of:=IF(AND([.$D$5]=1;[.C442]&lt;&gt;&quot;&quot;);[.D442]-[.G442])" office:value-type="float" office:value="0" calcext:value-type="float">
            <text:p>0</text:p>
          </table:table-cell>
          <table:table-cell table:number-columns-repeated="1016"/>
        </table:table-row>
        <table:table-row table:style-name="ro2">
          <table:table-cell table:number-columns-repeated="4"/>
          <table:table-cell table:style-name="ce20" table:formula="of:=IF(AND([.$D$3]=1;[.C443]&lt;&gt;&quot;&quot;);[.$F$3]*[.C443]+[.$F$4])" office:value-type="float" office:value="0" calcext:value-type="float">
            <text:p>0</text:p>
          </table:table-cell>
          <table:table-cell table:style-name="ce20" table:formula="of:=IF(AND([.$D$3]=1;[.C443]&lt;&gt;&quot;&quot;);[.D443]-[.E443])" office:value-type="float" office:value="0" calcext:value-type="float">
            <text:p>0</text:p>
          </table:table-cell>
          <table:table-cell table:style-name="ce20" table:formula="of:=IF([.$D$5]=1;[.$I$3]*([.C443]-[.$I$4])^2+[.$I$5];&quot;&quot;)">
            <text:p/>
          </table:table-cell>
          <table:table-cell table:style-name="ce20" table:formula="of:=IF(AND([.$D$5]=1;[.C443]&lt;&gt;&quot;&quot;);[.D443]-[.G443])" office:value-type="float" office:value="0" calcext:value-type="float">
            <text:p>0</text:p>
          </table:table-cell>
          <table:table-cell table:number-columns-repeated="1016"/>
        </table:table-row>
        <table:table-row table:style-name="ro2">
          <table:table-cell table:number-columns-repeated="4"/>
          <table:table-cell table:style-name="ce20" table:formula="of:=IF(AND([.$D$3]=1;[.C444]&lt;&gt;&quot;&quot;);[.$F$3]*[.C444]+[.$F$4])" office:value-type="float" office:value="0" calcext:value-type="float">
            <text:p>0</text:p>
          </table:table-cell>
          <table:table-cell table:style-name="ce20" table:formula="of:=IF(AND([.$D$3]=1;[.C444]&lt;&gt;&quot;&quot;);[.D444]-[.E444])" office:value-type="float" office:value="0" calcext:value-type="float">
            <text:p>0</text:p>
          </table:table-cell>
          <table:table-cell table:style-name="ce20" table:formula="of:=IF([.$D$5]=1;[.$I$3]*([.C444]-[.$I$4])^2+[.$I$5];&quot;&quot;)">
            <text:p/>
          </table:table-cell>
          <table:table-cell table:style-name="ce20" table:formula="of:=IF(AND([.$D$5]=1;[.C444]&lt;&gt;&quot;&quot;);[.D444]-[.G444])" office:value-type="float" office:value="0" calcext:value-type="float">
            <text:p>0</text:p>
          </table:table-cell>
          <table:table-cell table:number-columns-repeated="1016"/>
        </table:table-row>
        <table:table-row table:style-name="ro2">
          <table:table-cell table:number-columns-repeated="4"/>
          <table:table-cell table:style-name="ce20" table:formula="of:=IF(AND([.$D$3]=1;[.C445]&lt;&gt;&quot;&quot;);[.$F$3]*[.C445]+[.$F$4])" office:value-type="float" office:value="0" calcext:value-type="float">
            <text:p>0</text:p>
          </table:table-cell>
          <table:table-cell table:style-name="ce20" table:formula="of:=IF(AND([.$D$3]=1;[.C445]&lt;&gt;&quot;&quot;);[.D445]-[.E445])" office:value-type="float" office:value="0" calcext:value-type="float">
            <text:p>0</text:p>
          </table:table-cell>
          <table:table-cell table:style-name="ce20" table:formula="of:=IF([.$D$5]=1;[.$I$3]*([.C445]-[.$I$4])^2+[.$I$5];&quot;&quot;)">
            <text:p/>
          </table:table-cell>
          <table:table-cell table:style-name="ce20" table:formula="of:=IF(AND([.$D$5]=1;[.C445]&lt;&gt;&quot;&quot;);[.D445]-[.G445])" office:value-type="float" office:value="0" calcext:value-type="float">
            <text:p>0</text:p>
          </table:table-cell>
          <table:table-cell table:number-columns-repeated="1016"/>
        </table:table-row>
        <table:table-row table:style-name="ro2">
          <table:table-cell table:number-columns-repeated="4"/>
          <table:table-cell table:style-name="ce20" table:formula="of:=IF(AND([.$D$3]=1;[.C446]&lt;&gt;&quot;&quot;);[.$F$3]*[.C446]+[.$F$4])" office:value-type="float" office:value="0" calcext:value-type="float">
            <text:p>0</text:p>
          </table:table-cell>
          <table:table-cell table:style-name="ce20" table:formula="of:=IF(AND([.$D$3]=1;[.C446]&lt;&gt;&quot;&quot;);[.D446]-[.E446])" office:value-type="float" office:value="0" calcext:value-type="float">
            <text:p>0</text:p>
          </table:table-cell>
          <table:table-cell table:style-name="ce20" table:formula="of:=IF([.$D$5]=1;[.$I$3]*([.C446]-[.$I$4])^2+[.$I$5];&quot;&quot;)">
            <text:p/>
          </table:table-cell>
          <table:table-cell table:style-name="ce20" table:formula="of:=IF(AND([.$D$5]=1;[.C446]&lt;&gt;&quot;&quot;);[.D446]-[.G446])" office:value-type="float" office:value="0" calcext:value-type="float">
            <text:p>0</text:p>
          </table:table-cell>
          <table:table-cell table:number-columns-repeated="1016"/>
        </table:table-row>
        <table:table-row table:style-name="ro2">
          <table:table-cell table:number-columns-repeated="4"/>
          <table:table-cell table:style-name="ce20" table:formula="of:=IF(AND([.$D$3]=1;[.C447]&lt;&gt;&quot;&quot;);[.$F$3]*[.C447]+[.$F$4])" office:value-type="float" office:value="0" calcext:value-type="float">
            <text:p>0</text:p>
          </table:table-cell>
          <table:table-cell table:style-name="ce20" table:formula="of:=IF(AND([.$D$3]=1;[.C447]&lt;&gt;&quot;&quot;);[.D447]-[.E447])" office:value-type="float" office:value="0" calcext:value-type="float">
            <text:p>0</text:p>
          </table:table-cell>
          <table:table-cell table:style-name="ce20" table:formula="of:=IF([.$D$5]=1;[.$I$3]*([.C447]-[.$I$4])^2+[.$I$5];&quot;&quot;)">
            <text:p/>
          </table:table-cell>
          <table:table-cell table:style-name="ce20" table:formula="of:=IF(AND([.$D$5]=1;[.C447]&lt;&gt;&quot;&quot;);[.D447]-[.G447])" office:value-type="float" office:value="0" calcext:value-type="float">
            <text:p>0</text:p>
          </table:table-cell>
          <table:table-cell table:number-columns-repeated="1016"/>
        </table:table-row>
        <table:table-row table:style-name="ro2">
          <table:table-cell table:number-columns-repeated="4"/>
          <table:table-cell table:style-name="ce20" table:formula="of:=IF(AND([.$D$3]=1;[.C448]&lt;&gt;&quot;&quot;);[.$F$3]*[.C448]+[.$F$4])" office:value-type="float" office:value="0" calcext:value-type="float">
            <text:p>0</text:p>
          </table:table-cell>
          <table:table-cell table:style-name="ce20" table:formula="of:=IF(AND([.$D$3]=1;[.C448]&lt;&gt;&quot;&quot;);[.D448]-[.E448])" office:value-type="float" office:value="0" calcext:value-type="float">
            <text:p>0</text:p>
          </table:table-cell>
          <table:table-cell table:style-name="ce20" table:formula="of:=IF([.$D$5]=1;[.$I$3]*([.C448]-[.$I$4])^2+[.$I$5];&quot;&quot;)">
            <text:p/>
          </table:table-cell>
          <table:table-cell table:style-name="ce20" table:formula="of:=IF(AND([.$D$5]=1;[.C448]&lt;&gt;&quot;&quot;);[.D448]-[.G448])" office:value-type="float" office:value="0" calcext:value-type="float">
            <text:p>0</text:p>
          </table:table-cell>
          <table:table-cell table:number-columns-repeated="1016"/>
        </table:table-row>
        <table:table-row table:style-name="ro2">
          <table:table-cell table:number-columns-repeated="4"/>
          <table:table-cell table:style-name="ce20" table:formula="of:=IF(AND([.$D$3]=1;[.C449]&lt;&gt;&quot;&quot;);[.$F$3]*[.C449]+[.$F$4])" office:value-type="float" office:value="0" calcext:value-type="float">
            <text:p>0</text:p>
          </table:table-cell>
          <table:table-cell table:style-name="ce20" table:formula="of:=IF(AND([.$D$3]=1;[.C449]&lt;&gt;&quot;&quot;);[.D449]-[.E449])" office:value-type="float" office:value="0" calcext:value-type="float">
            <text:p>0</text:p>
          </table:table-cell>
          <table:table-cell table:style-name="ce20" table:formula="of:=IF([.$D$5]=1;[.$I$3]*([.C449]-[.$I$4])^2+[.$I$5];&quot;&quot;)">
            <text:p/>
          </table:table-cell>
          <table:table-cell table:style-name="ce20" table:formula="of:=IF(AND([.$D$5]=1;[.C449]&lt;&gt;&quot;&quot;);[.D449]-[.G449])" office:value-type="float" office:value="0" calcext:value-type="float">
            <text:p>0</text:p>
          </table:table-cell>
          <table:table-cell table:number-columns-repeated="1016"/>
        </table:table-row>
        <table:table-row table:style-name="ro2">
          <table:table-cell table:number-columns-repeated="4"/>
          <table:table-cell table:style-name="ce20" table:formula="of:=IF(AND([.$D$3]=1;[.C450]&lt;&gt;&quot;&quot;);[.$F$3]*[.C450]+[.$F$4])" office:value-type="float" office:value="0" calcext:value-type="float">
            <text:p>0</text:p>
          </table:table-cell>
          <table:table-cell table:style-name="ce20" table:formula="of:=IF(AND([.$D$3]=1;[.C450]&lt;&gt;&quot;&quot;);[.D450]-[.E450])" office:value-type="float" office:value="0" calcext:value-type="float">
            <text:p>0</text:p>
          </table:table-cell>
          <table:table-cell table:style-name="ce20" table:formula="of:=IF([.$D$5]=1;[.$I$3]*([.C450]-[.$I$4])^2+[.$I$5];&quot;&quot;)">
            <text:p/>
          </table:table-cell>
          <table:table-cell table:style-name="ce20" table:formula="of:=IF(AND([.$D$5]=1;[.C450]&lt;&gt;&quot;&quot;);[.D450]-[.G450])" office:value-type="float" office:value="0" calcext:value-type="float">
            <text:p>0</text:p>
          </table:table-cell>
          <table:table-cell table:number-columns-repeated="1016"/>
        </table:table-row>
        <table:table-row table:style-name="ro2">
          <table:table-cell table:number-columns-repeated="4"/>
          <table:table-cell table:style-name="ce20" table:formula="of:=IF(AND([.$D$3]=1;[.C451]&lt;&gt;&quot;&quot;);[.$F$3]*[.C451]+[.$F$4])" office:value-type="float" office:value="0" calcext:value-type="float">
            <text:p>0</text:p>
          </table:table-cell>
          <table:table-cell table:style-name="ce20" table:formula="of:=IF(AND([.$D$3]=1;[.C451]&lt;&gt;&quot;&quot;);[.D451]-[.E451])" office:value-type="float" office:value="0" calcext:value-type="float">
            <text:p>0</text:p>
          </table:table-cell>
          <table:table-cell table:style-name="ce20" table:formula="of:=IF([.$D$5]=1;[.$I$3]*([.C451]-[.$I$4])^2+[.$I$5];&quot;&quot;)">
            <text:p/>
          </table:table-cell>
          <table:table-cell table:style-name="ce20" table:formula="of:=IF(AND([.$D$5]=1;[.C451]&lt;&gt;&quot;&quot;);[.D451]-[.G451])" office:value-type="float" office:value="0" calcext:value-type="float">
            <text:p>0</text:p>
          </table:table-cell>
          <table:table-cell table:number-columns-repeated="1016"/>
        </table:table-row>
        <table:table-row table:style-name="ro2">
          <table:table-cell table:number-columns-repeated="4"/>
          <table:table-cell table:style-name="ce20" table:formula="of:=IF(AND([.$D$3]=1;[.C452]&lt;&gt;&quot;&quot;);[.$F$3]*[.C452]+[.$F$4])" office:value-type="float" office:value="0" calcext:value-type="float">
            <text:p>0</text:p>
          </table:table-cell>
          <table:table-cell table:style-name="ce20" table:formula="of:=IF(AND([.$D$3]=1;[.C452]&lt;&gt;&quot;&quot;);[.D452]-[.E452])" office:value-type="float" office:value="0" calcext:value-type="float">
            <text:p>0</text:p>
          </table:table-cell>
          <table:table-cell table:style-name="ce20" table:formula="of:=IF([.$D$5]=1;[.$I$3]*([.C452]-[.$I$4])^2+[.$I$5];&quot;&quot;)">
            <text:p/>
          </table:table-cell>
          <table:table-cell table:style-name="ce20" table:formula="of:=IF(AND([.$D$5]=1;[.C452]&lt;&gt;&quot;&quot;);[.D452]-[.G452])" office:value-type="float" office:value="0" calcext:value-type="float">
            <text:p>0</text:p>
          </table:table-cell>
          <table:table-cell table:number-columns-repeated="1016"/>
        </table:table-row>
        <table:table-row table:style-name="ro2">
          <table:table-cell table:number-columns-repeated="4"/>
          <table:table-cell table:style-name="ce20" table:formula="of:=IF(AND([.$D$3]=1;[.C453]&lt;&gt;&quot;&quot;);[.$F$3]*[.C453]+[.$F$4])" office:value-type="float" office:value="0" calcext:value-type="float">
            <text:p>0</text:p>
          </table:table-cell>
          <table:table-cell table:style-name="ce20" table:formula="of:=IF(AND([.$D$3]=1;[.C453]&lt;&gt;&quot;&quot;);[.D453]-[.E453])" office:value-type="float" office:value="0" calcext:value-type="float">
            <text:p>0</text:p>
          </table:table-cell>
          <table:table-cell table:style-name="ce20" table:formula="of:=IF([.$D$5]=1;[.$I$3]*([.C453]-[.$I$4])^2+[.$I$5];&quot;&quot;)">
            <text:p/>
          </table:table-cell>
          <table:table-cell table:style-name="ce20" table:formula="of:=IF(AND([.$D$5]=1;[.C453]&lt;&gt;&quot;&quot;);[.D453]-[.G453])" office:value-type="float" office:value="0" calcext:value-type="float">
            <text:p>0</text:p>
          </table:table-cell>
          <table:table-cell table:number-columns-repeated="1016"/>
        </table:table-row>
        <table:table-row table:style-name="ro2">
          <table:table-cell table:number-columns-repeated="4"/>
          <table:table-cell table:style-name="ce20" table:formula="of:=IF(AND([.$D$3]=1;[.C454]&lt;&gt;&quot;&quot;);[.$F$3]*[.C454]+[.$F$4])" office:value-type="float" office:value="0" calcext:value-type="float">
            <text:p>0</text:p>
          </table:table-cell>
          <table:table-cell table:style-name="ce20" table:formula="of:=IF(AND([.$D$3]=1;[.C454]&lt;&gt;&quot;&quot;);[.D454]-[.E454])" office:value-type="float" office:value="0" calcext:value-type="float">
            <text:p>0</text:p>
          </table:table-cell>
          <table:table-cell table:style-name="ce20" table:formula="of:=IF([.$D$5]=1;[.$I$3]*([.C454]-[.$I$4])^2+[.$I$5];&quot;&quot;)">
            <text:p/>
          </table:table-cell>
          <table:table-cell table:style-name="ce20" table:formula="of:=IF(AND([.$D$5]=1;[.C454]&lt;&gt;&quot;&quot;);[.D454]-[.G454])" office:value-type="float" office:value="0" calcext:value-type="float">
            <text:p>0</text:p>
          </table:table-cell>
          <table:table-cell table:number-columns-repeated="1016"/>
        </table:table-row>
        <table:table-row table:style-name="ro2">
          <table:table-cell table:number-columns-repeated="4"/>
          <table:table-cell table:style-name="ce20" table:formula="of:=IF(AND([.$D$3]=1;[.C455]&lt;&gt;&quot;&quot;);[.$F$3]*[.C455]+[.$F$4])" office:value-type="float" office:value="0" calcext:value-type="float">
            <text:p>0</text:p>
          </table:table-cell>
          <table:table-cell table:style-name="ce20" table:formula="of:=IF(AND([.$D$3]=1;[.C455]&lt;&gt;&quot;&quot;);[.D455]-[.E455])" office:value-type="float" office:value="0" calcext:value-type="float">
            <text:p>0</text:p>
          </table:table-cell>
          <table:table-cell table:style-name="ce20" table:formula="of:=IF([.$D$5]=1;[.$I$3]*([.C455]-[.$I$4])^2+[.$I$5];&quot;&quot;)">
            <text:p/>
          </table:table-cell>
          <table:table-cell table:style-name="ce20" table:formula="of:=IF(AND([.$D$5]=1;[.C455]&lt;&gt;&quot;&quot;);[.D455]-[.G455])" office:value-type="float" office:value="0" calcext:value-type="float">
            <text:p>0</text:p>
          </table:table-cell>
          <table:table-cell table:number-columns-repeated="1016"/>
        </table:table-row>
        <table:table-row table:style-name="ro2">
          <table:table-cell table:number-columns-repeated="4"/>
          <table:table-cell table:style-name="ce20" table:formula="of:=IF(AND([.$D$3]=1;[.C456]&lt;&gt;&quot;&quot;);[.$F$3]*[.C456]+[.$F$4])" office:value-type="float" office:value="0" calcext:value-type="float">
            <text:p>0</text:p>
          </table:table-cell>
          <table:table-cell table:style-name="ce20" table:formula="of:=IF(AND([.$D$3]=1;[.C456]&lt;&gt;&quot;&quot;);[.D456]-[.E456])" office:value-type="float" office:value="0" calcext:value-type="float">
            <text:p>0</text:p>
          </table:table-cell>
          <table:table-cell table:style-name="ce20" table:formula="of:=IF([.$D$5]=1;[.$I$3]*([.C456]-[.$I$4])^2+[.$I$5];&quot;&quot;)">
            <text:p/>
          </table:table-cell>
          <table:table-cell table:style-name="ce20" table:formula="of:=IF(AND([.$D$5]=1;[.C456]&lt;&gt;&quot;&quot;);[.D456]-[.G456])" office:value-type="float" office:value="0" calcext:value-type="float">
            <text:p>0</text:p>
          </table:table-cell>
          <table:table-cell table:number-columns-repeated="1016"/>
        </table:table-row>
        <table:table-row table:style-name="ro2">
          <table:table-cell table:number-columns-repeated="4"/>
          <table:table-cell table:style-name="ce20" table:formula="of:=IF(AND([.$D$3]=1;[.C457]&lt;&gt;&quot;&quot;);[.$F$3]*[.C457]+[.$F$4])" office:value-type="float" office:value="0" calcext:value-type="float">
            <text:p>0</text:p>
          </table:table-cell>
          <table:table-cell table:style-name="ce20" table:formula="of:=IF(AND([.$D$3]=1;[.C457]&lt;&gt;&quot;&quot;);[.D457]-[.E457])" office:value-type="float" office:value="0" calcext:value-type="float">
            <text:p>0</text:p>
          </table:table-cell>
          <table:table-cell table:style-name="ce20" table:formula="of:=IF([.$D$5]=1;[.$I$3]*([.C457]-[.$I$4])^2+[.$I$5];&quot;&quot;)">
            <text:p/>
          </table:table-cell>
          <table:table-cell table:style-name="ce20" table:formula="of:=IF(AND([.$D$5]=1;[.C457]&lt;&gt;&quot;&quot;);[.D457]-[.G457])" office:value-type="float" office:value="0" calcext:value-type="float">
            <text:p>0</text:p>
          </table:table-cell>
          <table:table-cell table:number-columns-repeated="1016"/>
        </table:table-row>
        <table:table-row table:style-name="ro2">
          <table:table-cell table:number-columns-repeated="4"/>
          <table:table-cell table:style-name="ce20" table:formula="of:=IF(AND([.$D$3]=1;[.C458]&lt;&gt;&quot;&quot;);[.$F$3]*[.C458]+[.$F$4])" office:value-type="float" office:value="0" calcext:value-type="float">
            <text:p>0</text:p>
          </table:table-cell>
          <table:table-cell table:style-name="ce20" table:formula="of:=IF(AND([.$D$3]=1;[.C458]&lt;&gt;&quot;&quot;);[.D458]-[.E458])" office:value-type="float" office:value="0" calcext:value-type="float">
            <text:p>0</text:p>
          </table:table-cell>
          <table:table-cell table:style-name="ce20" table:formula="of:=IF([.$D$5]=1;[.$I$3]*([.C458]-[.$I$4])^2+[.$I$5];&quot;&quot;)">
            <text:p/>
          </table:table-cell>
          <table:table-cell table:style-name="ce20" table:formula="of:=IF(AND([.$D$5]=1;[.C458]&lt;&gt;&quot;&quot;);[.D458]-[.G458])" office:value-type="float" office:value="0" calcext:value-type="float">
            <text:p>0</text:p>
          </table:table-cell>
          <table:table-cell table:number-columns-repeated="1016"/>
        </table:table-row>
        <table:table-row table:style-name="ro2">
          <table:table-cell table:number-columns-repeated="4"/>
          <table:table-cell table:style-name="ce20" table:formula="of:=IF(AND([.$D$3]=1;[.C459]&lt;&gt;&quot;&quot;);[.$F$3]*[.C459]+[.$F$4])" office:value-type="float" office:value="0" calcext:value-type="float">
            <text:p>0</text:p>
          </table:table-cell>
          <table:table-cell table:style-name="ce20" table:formula="of:=IF(AND([.$D$3]=1;[.C459]&lt;&gt;&quot;&quot;);[.D459]-[.E459])" office:value-type="float" office:value="0" calcext:value-type="float">
            <text:p>0</text:p>
          </table:table-cell>
          <table:table-cell table:style-name="ce20" table:formula="of:=IF([.$D$5]=1;[.$I$3]*([.C459]-[.$I$4])^2+[.$I$5];&quot;&quot;)">
            <text:p/>
          </table:table-cell>
          <table:table-cell table:style-name="ce20" table:formula="of:=IF(AND([.$D$5]=1;[.C459]&lt;&gt;&quot;&quot;);[.D459]-[.G459])" office:value-type="float" office:value="0" calcext:value-type="float">
            <text:p>0</text:p>
          </table:table-cell>
          <table:table-cell table:number-columns-repeated="1016"/>
        </table:table-row>
        <table:table-row table:style-name="ro2">
          <table:table-cell table:number-columns-repeated="4"/>
          <table:table-cell table:style-name="ce20" table:formula="of:=IF(AND([.$D$3]=1;[.C460]&lt;&gt;&quot;&quot;);[.$F$3]*[.C460]+[.$F$4])" office:value-type="float" office:value="0" calcext:value-type="float">
            <text:p>0</text:p>
          </table:table-cell>
          <table:table-cell table:style-name="ce20" table:formula="of:=IF(AND([.$D$3]=1;[.C460]&lt;&gt;&quot;&quot;);[.D460]-[.E460])" office:value-type="float" office:value="0" calcext:value-type="float">
            <text:p>0</text:p>
          </table:table-cell>
          <table:table-cell table:style-name="ce20" table:formula="of:=IF([.$D$5]=1;[.$I$3]*([.C460]-[.$I$4])^2+[.$I$5];&quot;&quot;)">
            <text:p/>
          </table:table-cell>
          <table:table-cell table:style-name="ce20" table:formula="of:=IF(AND([.$D$5]=1;[.C460]&lt;&gt;&quot;&quot;);[.D460]-[.G460])" office:value-type="float" office:value="0" calcext:value-type="float">
            <text:p>0</text:p>
          </table:table-cell>
          <table:table-cell table:number-columns-repeated="1016"/>
        </table:table-row>
        <table:table-row table:style-name="ro2">
          <table:table-cell table:number-columns-repeated="4"/>
          <table:table-cell table:style-name="ce20" table:formula="of:=IF(AND([.$D$3]=1;[.C461]&lt;&gt;&quot;&quot;);[.$F$3]*[.C461]+[.$F$4])" office:value-type="float" office:value="0" calcext:value-type="float">
            <text:p>0</text:p>
          </table:table-cell>
          <table:table-cell table:style-name="ce20" table:formula="of:=IF(AND([.$D$3]=1;[.C461]&lt;&gt;&quot;&quot;);[.D461]-[.E461])" office:value-type="float" office:value="0" calcext:value-type="float">
            <text:p>0</text:p>
          </table:table-cell>
          <table:table-cell table:style-name="ce20" table:formula="of:=IF([.$D$5]=1;[.$I$3]*([.C461]-[.$I$4])^2+[.$I$5];&quot;&quot;)">
            <text:p/>
          </table:table-cell>
          <table:table-cell table:style-name="ce20" table:formula="of:=IF(AND([.$D$5]=1;[.C461]&lt;&gt;&quot;&quot;);[.D461]-[.G461])" office:value-type="float" office:value="0" calcext:value-type="float">
            <text:p>0</text:p>
          </table:table-cell>
          <table:table-cell table:number-columns-repeated="1016"/>
        </table:table-row>
        <table:table-row table:style-name="ro2">
          <table:table-cell table:number-columns-repeated="4"/>
          <table:table-cell table:style-name="ce20" table:formula="of:=IF(AND([.$D$3]=1;[.C462]&lt;&gt;&quot;&quot;);[.$F$3]*[.C462]+[.$F$4])" office:value-type="float" office:value="0" calcext:value-type="float">
            <text:p>0</text:p>
          </table:table-cell>
          <table:table-cell table:style-name="ce20" table:formula="of:=IF(AND([.$D$3]=1;[.C462]&lt;&gt;&quot;&quot;);[.D462]-[.E462])" office:value-type="float" office:value="0" calcext:value-type="float">
            <text:p>0</text:p>
          </table:table-cell>
          <table:table-cell table:style-name="ce20" table:formula="of:=IF([.$D$5]=1;[.$I$3]*([.C462]-[.$I$4])^2+[.$I$5];&quot;&quot;)">
            <text:p/>
          </table:table-cell>
          <table:table-cell table:style-name="ce20" table:formula="of:=IF(AND([.$D$5]=1;[.C462]&lt;&gt;&quot;&quot;);[.D462]-[.G462])" office:value-type="float" office:value="0" calcext:value-type="float">
            <text:p>0</text:p>
          </table:table-cell>
          <table:table-cell table:number-columns-repeated="1016"/>
        </table:table-row>
        <table:table-row table:style-name="ro2">
          <table:table-cell table:number-columns-repeated="4"/>
          <table:table-cell table:style-name="ce20" table:formula="of:=IF(AND([.$D$3]=1;[.C463]&lt;&gt;&quot;&quot;);[.$F$3]*[.C463]+[.$F$4])" office:value-type="float" office:value="0" calcext:value-type="float">
            <text:p>0</text:p>
          </table:table-cell>
          <table:table-cell table:style-name="ce20" table:formula="of:=IF(AND([.$D$3]=1;[.C463]&lt;&gt;&quot;&quot;);[.D463]-[.E463])" office:value-type="float" office:value="0" calcext:value-type="float">
            <text:p>0</text:p>
          </table:table-cell>
          <table:table-cell table:style-name="ce20" table:formula="of:=IF([.$D$5]=1;[.$I$3]*([.C463]-[.$I$4])^2+[.$I$5];&quot;&quot;)">
            <text:p/>
          </table:table-cell>
          <table:table-cell table:style-name="ce20" table:formula="of:=IF(AND([.$D$5]=1;[.C463]&lt;&gt;&quot;&quot;);[.D463]-[.G463])" office:value-type="float" office:value="0" calcext:value-type="float">
            <text:p>0</text:p>
          </table:table-cell>
          <table:table-cell table:number-columns-repeated="1016"/>
        </table:table-row>
        <table:table-row table:style-name="ro2">
          <table:table-cell table:number-columns-repeated="4"/>
          <table:table-cell table:style-name="ce20" table:formula="of:=IF(AND([.$D$3]=1;[.C464]&lt;&gt;&quot;&quot;);[.$F$3]*[.C464]+[.$F$4])" office:value-type="float" office:value="0" calcext:value-type="float">
            <text:p>0</text:p>
          </table:table-cell>
          <table:table-cell table:style-name="ce20" table:formula="of:=IF(AND([.$D$3]=1;[.C464]&lt;&gt;&quot;&quot;);[.D464]-[.E464])" office:value-type="float" office:value="0" calcext:value-type="float">
            <text:p>0</text:p>
          </table:table-cell>
          <table:table-cell table:style-name="ce20" table:formula="of:=IF([.$D$5]=1;[.$I$3]*([.C464]-[.$I$4])^2+[.$I$5];&quot;&quot;)">
            <text:p/>
          </table:table-cell>
          <table:table-cell table:style-name="ce20" table:formula="of:=IF(AND([.$D$5]=1;[.C464]&lt;&gt;&quot;&quot;);[.D464]-[.G464])" office:value-type="float" office:value="0" calcext:value-type="float">
            <text:p>0</text:p>
          </table:table-cell>
          <table:table-cell table:number-columns-repeated="1016"/>
        </table:table-row>
        <table:table-row table:style-name="ro2">
          <table:table-cell table:number-columns-repeated="4"/>
          <table:table-cell table:style-name="ce20" table:formula="of:=IF(AND([.$D$3]=1;[.C465]&lt;&gt;&quot;&quot;);[.$F$3]*[.C465]+[.$F$4])" office:value-type="float" office:value="0" calcext:value-type="float">
            <text:p>0</text:p>
          </table:table-cell>
          <table:table-cell table:style-name="ce20" table:formula="of:=IF(AND([.$D$3]=1;[.C465]&lt;&gt;&quot;&quot;);[.D465]-[.E465])" office:value-type="float" office:value="0" calcext:value-type="float">
            <text:p>0</text:p>
          </table:table-cell>
          <table:table-cell table:style-name="ce20" table:formula="of:=IF([.$D$5]=1;[.$I$3]*([.C465]-[.$I$4])^2+[.$I$5];&quot;&quot;)">
            <text:p/>
          </table:table-cell>
          <table:table-cell table:style-name="ce20" table:formula="of:=IF(AND([.$D$5]=1;[.C465]&lt;&gt;&quot;&quot;);[.D465]-[.G465])" office:value-type="float" office:value="0" calcext:value-type="float">
            <text:p>0</text:p>
          </table:table-cell>
          <table:table-cell table:number-columns-repeated="1016"/>
        </table:table-row>
        <table:table-row table:style-name="ro2">
          <table:table-cell table:number-columns-repeated="4"/>
          <table:table-cell table:style-name="ce20" table:formula="of:=IF(AND([.$D$3]=1;[.C466]&lt;&gt;&quot;&quot;);[.$F$3]*[.C466]+[.$F$4])" office:value-type="float" office:value="0" calcext:value-type="float">
            <text:p>0</text:p>
          </table:table-cell>
          <table:table-cell table:style-name="ce20" table:formula="of:=IF(AND([.$D$3]=1;[.C466]&lt;&gt;&quot;&quot;);[.D466]-[.E466])" office:value-type="float" office:value="0" calcext:value-type="float">
            <text:p>0</text:p>
          </table:table-cell>
          <table:table-cell table:style-name="ce20" table:formula="of:=IF([.$D$5]=1;[.$I$3]*([.C466]-[.$I$4])^2+[.$I$5];&quot;&quot;)">
            <text:p/>
          </table:table-cell>
          <table:table-cell table:style-name="ce20" table:formula="of:=IF(AND([.$D$5]=1;[.C466]&lt;&gt;&quot;&quot;);[.D466]-[.G466])" office:value-type="float" office:value="0" calcext:value-type="float">
            <text:p>0</text:p>
          </table:table-cell>
          <table:table-cell table:number-columns-repeated="1016"/>
        </table:table-row>
        <table:table-row table:style-name="ro2">
          <table:table-cell table:number-columns-repeated="4"/>
          <table:table-cell table:style-name="ce20" table:formula="of:=IF(AND([.$D$3]=1;[.C467]&lt;&gt;&quot;&quot;);[.$F$3]*[.C467]+[.$F$4])" office:value-type="float" office:value="0" calcext:value-type="float">
            <text:p>0</text:p>
          </table:table-cell>
          <table:table-cell table:style-name="ce20" table:formula="of:=IF(AND([.$D$3]=1;[.C467]&lt;&gt;&quot;&quot;);[.D467]-[.E467])" office:value-type="float" office:value="0" calcext:value-type="float">
            <text:p>0</text:p>
          </table:table-cell>
          <table:table-cell table:style-name="ce20" table:formula="of:=IF([.$D$5]=1;[.$I$3]*([.C467]-[.$I$4])^2+[.$I$5];&quot;&quot;)">
            <text:p/>
          </table:table-cell>
          <table:table-cell table:style-name="ce20" table:formula="of:=IF(AND([.$D$5]=1;[.C467]&lt;&gt;&quot;&quot;);[.D467]-[.G467])" office:value-type="float" office:value="0" calcext:value-type="float">
            <text:p>0</text:p>
          </table:table-cell>
          <table:table-cell table:number-columns-repeated="1016"/>
        </table:table-row>
        <table:table-row table:style-name="ro2">
          <table:table-cell table:number-columns-repeated="4"/>
          <table:table-cell table:style-name="ce20" table:formula="of:=IF(AND([.$D$3]=1;[.C468]&lt;&gt;&quot;&quot;);[.$F$3]*[.C468]+[.$F$4])" office:value-type="float" office:value="0" calcext:value-type="float">
            <text:p>0</text:p>
          </table:table-cell>
          <table:table-cell table:style-name="ce20" table:formula="of:=IF(AND([.$D$3]=1;[.C468]&lt;&gt;&quot;&quot;);[.D468]-[.E468])" office:value-type="float" office:value="0" calcext:value-type="float">
            <text:p>0</text:p>
          </table:table-cell>
          <table:table-cell table:style-name="ce20" table:formula="of:=IF([.$D$5]=1;[.$I$3]*([.C468]-[.$I$4])^2+[.$I$5];&quot;&quot;)">
            <text:p/>
          </table:table-cell>
          <table:table-cell table:style-name="ce20" table:formula="of:=IF(AND([.$D$5]=1;[.C468]&lt;&gt;&quot;&quot;);[.D468]-[.G468])" office:value-type="float" office:value="0" calcext:value-type="float">
            <text:p>0</text:p>
          </table:table-cell>
          <table:table-cell table:number-columns-repeated="1016"/>
        </table:table-row>
        <table:table-row table:style-name="ro2">
          <table:table-cell table:number-columns-repeated="4"/>
          <table:table-cell table:style-name="ce20" table:formula="of:=IF(AND([.$D$3]=1;[.C469]&lt;&gt;&quot;&quot;);[.$F$3]*[.C469]+[.$F$4])" office:value-type="float" office:value="0" calcext:value-type="float">
            <text:p>0</text:p>
          </table:table-cell>
          <table:table-cell table:style-name="ce20" table:formula="of:=IF(AND([.$D$3]=1;[.C469]&lt;&gt;&quot;&quot;);[.D469]-[.E469])" office:value-type="float" office:value="0" calcext:value-type="float">
            <text:p>0</text:p>
          </table:table-cell>
          <table:table-cell table:style-name="ce20" table:formula="of:=IF([.$D$5]=1;[.$I$3]*([.C469]-[.$I$4])^2+[.$I$5];&quot;&quot;)">
            <text:p/>
          </table:table-cell>
          <table:table-cell table:style-name="ce20" table:formula="of:=IF(AND([.$D$5]=1;[.C469]&lt;&gt;&quot;&quot;);[.D469]-[.G469])" office:value-type="float" office:value="0" calcext:value-type="float">
            <text:p>0</text:p>
          </table:table-cell>
          <table:table-cell table:number-columns-repeated="1016"/>
        </table:table-row>
        <table:table-row table:style-name="ro2">
          <table:table-cell table:number-columns-repeated="4"/>
          <table:table-cell table:style-name="ce20" table:formula="of:=IF(AND([.$D$3]=1;[.C470]&lt;&gt;&quot;&quot;);[.$F$3]*[.C470]+[.$F$4])" office:value-type="float" office:value="0" calcext:value-type="float">
            <text:p>0</text:p>
          </table:table-cell>
          <table:table-cell table:style-name="ce20" table:formula="of:=IF(AND([.$D$3]=1;[.C470]&lt;&gt;&quot;&quot;);[.D470]-[.E470])" office:value-type="float" office:value="0" calcext:value-type="float">
            <text:p>0</text:p>
          </table:table-cell>
          <table:table-cell table:style-name="ce20" table:formula="of:=IF([.$D$5]=1;[.$I$3]*([.C470]-[.$I$4])^2+[.$I$5];&quot;&quot;)">
            <text:p/>
          </table:table-cell>
          <table:table-cell table:style-name="ce20" table:formula="of:=IF(AND([.$D$5]=1;[.C470]&lt;&gt;&quot;&quot;);[.D470]-[.G470])" office:value-type="float" office:value="0" calcext:value-type="float">
            <text:p>0</text:p>
          </table:table-cell>
          <table:table-cell table:number-columns-repeated="1016"/>
        </table:table-row>
        <table:table-row table:style-name="ro2">
          <table:table-cell table:number-columns-repeated="4"/>
          <table:table-cell table:style-name="ce20" table:formula="of:=IF(AND([.$D$3]=1;[.C471]&lt;&gt;&quot;&quot;);[.$F$3]*[.C471]+[.$F$4])" office:value-type="float" office:value="0" calcext:value-type="float">
            <text:p>0</text:p>
          </table:table-cell>
          <table:table-cell table:style-name="ce20" table:formula="of:=IF(AND([.$D$3]=1;[.C471]&lt;&gt;&quot;&quot;);[.D471]-[.E471])" office:value-type="float" office:value="0" calcext:value-type="float">
            <text:p>0</text:p>
          </table:table-cell>
          <table:table-cell table:style-name="ce20" table:formula="of:=IF([.$D$5]=1;[.$I$3]*([.C471]-[.$I$4])^2+[.$I$5];&quot;&quot;)">
            <text:p/>
          </table:table-cell>
          <table:table-cell table:style-name="ce20" table:formula="of:=IF(AND([.$D$5]=1;[.C471]&lt;&gt;&quot;&quot;);[.D471]-[.G471])" office:value-type="float" office:value="0" calcext:value-type="float">
            <text:p>0</text:p>
          </table:table-cell>
          <table:table-cell table:number-columns-repeated="1016"/>
        </table:table-row>
        <table:table-row table:style-name="ro2">
          <table:table-cell table:number-columns-repeated="4"/>
          <table:table-cell table:style-name="ce20" table:formula="of:=IF(AND([.$D$3]=1;[.C472]&lt;&gt;&quot;&quot;);[.$F$3]*[.C472]+[.$F$4])" office:value-type="float" office:value="0" calcext:value-type="float">
            <text:p>0</text:p>
          </table:table-cell>
          <table:table-cell table:style-name="ce20" table:formula="of:=IF(AND([.$D$3]=1;[.C472]&lt;&gt;&quot;&quot;);[.D472]-[.E472])" office:value-type="float" office:value="0" calcext:value-type="float">
            <text:p>0</text:p>
          </table:table-cell>
          <table:table-cell table:style-name="ce20" table:formula="of:=IF([.$D$5]=1;[.$I$3]*([.C472]-[.$I$4])^2+[.$I$5];&quot;&quot;)">
            <text:p/>
          </table:table-cell>
          <table:table-cell table:style-name="ce20" table:formula="of:=IF(AND([.$D$5]=1;[.C472]&lt;&gt;&quot;&quot;);[.D472]-[.G472])" office:value-type="float" office:value="0" calcext:value-type="float">
            <text:p>0</text:p>
          </table:table-cell>
          <table:table-cell table:number-columns-repeated="1016"/>
        </table:table-row>
        <table:table-row table:style-name="ro2">
          <table:table-cell table:number-columns-repeated="4"/>
          <table:table-cell table:style-name="ce20" table:formula="of:=IF(AND([.$D$3]=1;[.C473]&lt;&gt;&quot;&quot;);[.$F$3]*[.C473]+[.$F$4])" office:value-type="float" office:value="0" calcext:value-type="float">
            <text:p>0</text:p>
          </table:table-cell>
          <table:table-cell table:style-name="ce20" table:formula="of:=IF(AND([.$D$3]=1;[.C473]&lt;&gt;&quot;&quot;);[.D473]-[.E473])" office:value-type="float" office:value="0" calcext:value-type="float">
            <text:p>0</text:p>
          </table:table-cell>
          <table:table-cell table:style-name="ce20" table:formula="of:=IF([.$D$5]=1;[.$I$3]*([.C473]-[.$I$4])^2+[.$I$5];&quot;&quot;)">
            <text:p/>
          </table:table-cell>
          <table:table-cell table:style-name="ce20" table:formula="of:=IF(AND([.$D$5]=1;[.C473]&lt;&gt;&quot;&quot;);[.D473]-[.G473])" office:value-type="float" office:value="0" calcext:value-type="float">
            <text:p>0</text:p>
          </table:table-cell>
          <table:table-cell table:number-columns-repeated="1016"/>
        </table:table-row>
        <table:table-row table:style-name="ro2">
          <table:table-cell table:number-columns-repeated="4"/>
          <table:table-cell table:style-name="ce20" table:formula="of:=IF(AND([.$D$3]=1;[.C474]&lt;&gt;&quot;&quot;);[.$F$3]*[.C474]+[.$F$4])" office:value-type="float" office:value="0" calcext:value-type="float">
            <text:p>0</text:p>
          </table:table-cell>
          <table:table-cell table:style-name="ce20" table:formula="of:=IF(AND([.$D$3]=1;[.C474]&lt;&gt;&quot;&quot;);[.D474]-[.E474])" office:value-type="float" office:value="0" calcext:value-type="float">
            <text:p>0</text:p>
          </table:table-cell>
          <table:table-cell table:style-name="ce20" table:formula="of:=IF([.$D$5]=1;[.$I$3]*([.C474]-[.$I$4])^2+[.$I$5];&quot;&quot;)">
            <text:p/>
          </table:table-cell>
          <table:table-cell table:style-name="ce20" table:formula="of:=IF(AND([.$D$5]=1;[.C474]&lt;&gt;&quot;&quot;);[.D474]-[.G474])" office:value-type="float" office:value="0" calcext:value-type="float">
            <text:p>0</text:p>
          </table:table-cell>
          <table:table-cell table:number-columns-repeated="1016"/>
        </table:table-row>
        <table:table-row table:style-name="ro2">
          <table:table-cell table:number-columns-repeated="4"/>
          <table:table-cell table:style-name="ce20" table:formula="of:=IF(AND([.$D$3]=1;[.C475]&lt;&gt;&quot;&quot;);[.$F$3]*[.C475]+[.$F$4])" office:value-type="float" office:value="0" calcext:value-type="float">
            <text:p>0</text:p>
          </table:table-cell>
          <table:table-cell table:style-name="ce20" table:formula="of:=IF(AND([.$D$3]=1;[.C475]&lt;&gt;&quot;&quot;);[.D475]-[.E475])" office:value-type="float" office:value="0" calcext:value-type="float">
            <text:p>0</text:p>
          </table:table-cell>
          <table:table-cell table:style-name="ce20" table:formula="of:=IF([.$D$5]=1;[.$I$3]*([.C475]-[.$I$4])^2+[.$I$5];&quot;&quot;)">
            <text:p/>
          </table:table-cell>
          <table:table-cell table:style-name="ce20" table:formula="of:=IF(AND([.$D$5]=1;[.C475]&lt;&gt;&quot;&quot;);[.D475]-[.G475])" office:value-type="float" office:value="0" calcext:value-type="float">
            <text:p>0</text:p>
          </table:table-cell>
          <table:table-cell table:number-columns-repeated="1016"/>
        </table:table-row>
        <table:table-row table:style-name="ro2">
          <table:table-cell table:number-columns-repeated="4"/>
          <table:table-cell table:style-name="ce20" table:formula="of:=IF(AND([.$D$3]=1;[.C476]&lt;&gt;&quot;&quot;);[.$F$3]*[.C476]+[.$F$4])" office:value-type="float" office:value="0" calcext:value-type="float">
            <text:p>0</text:p>
          </table:table-cell>
          <table:table-cell table:style-name="ce20" table:formula="of:=IF(AND([.$D$3]=1;[.C476]&lt;&gt;&quot;&quot;);[.D476]-[.E476])" office:value-type="float" office:value="0" calcext:value-type="float">
            <text:p>0</text:p>
          </table:table-cell>
          <table:table-cell table:style-name="ce20" table:formula="of:=IF([.$D$5]=1;[.$I$3]*([.C476]-[.$I$4])^2+[.$I$5];&quot;&quot;)">
            <text:p/>
          </table:table-cell>
          <table:table-cell table:style-name="ce20" table:formula="of:=IF(AND([.$D$5]=1;[.C476]&lt;&gt;&quot;&quot;);[.D476]-[.G476])" office:value-type="float" office:value="0" calcext:value-type="float">
            <text:p>0</text:p>
          </table:table-cell>
          <table:table-cell table:number-columns-repeated="1016"/>
        </table:table-row>
        <table:table-row table:style-name="ro2">
          <table:table-cell table:number-columns-repeated="4"/>
          <table:table-cell table:style-name="ce20" table:formula="of:=IF(AND([.$D$3]=1;[.C477]&lt;&gt;&quot;&quot;);[.$F$3]*[.C477]+[.$F$4])" office:value-type="float" office:value="0" calcext:value-type="float">
            <text:p>0</text:p>
          </table:table-cell>
          <table:table-cell table:style-name="ce20" table:formula="of:=IF(AND([.$D$3]=1;[.C477]&lt;&gt;&quot;&quot;);[.D477]-[.E477])" office:value-type="float" office:value="0" calcext:value-type="float">
            <text:p>0</text:p>
          </table:table-cell>
          <table:table-cell table:style-name="ce20" table:formula="of:=IF([.$D$5]=1;[.$I$3]*([.C477]-[.$I$4])^2+[.$I$5];&quot;&quot;)">
            <text:p/>
          </table:table-cell>
          <table:table-cell table:style-name="ce20" table:formula="of:=IF(AND([.$D$5]=1;[.C477]&lt;&gt;&quot;&quot;);[.D477]-[.G477])" office:value-type="float" office:value="0" calcext:value-type="float">
            <text:p>0</text:p>
          </table:table-cell>
          <table:table-cell table:number-columns-repeated="1016"/>
        </table:table-row>
        <table:table-row table:style-name="ro2">
          <table:table-cell table:number-columns-repeated="4"/>
          <table:table-cell table:style-name="ce20" table:formula="of:=IF(AND([.$D$3]=1;[.C478]&lt;&gt;&quot;&quot;);[.$F$3]*[.C478]+[.$F$4])" office:value-type="float" office:value="0" calcext:value-type="float">
            <text:p>0</text:p>
          </table:table-cell>
          <table:table-cell table:style-name="ce20" table:formula="of:=IF(AND([.$D$3]=1;[.C478]&lt;&gt;&quot;&quot;);[.D478]-[.E478])" office:value-type="float" office:value="0" calcext:value-type="float">
            <text:p>0</text:p>
          </table:table-cell>
          <table:table-cell table:style-name="ce20" table:formula="of:=IF([.$D$5]=1;[.$I$3]*([.C478]-[.$I$4])^2+[.$I$5];&quot;&quot;)">
            <text:p/>
          </table:table-cell>
          <table:table-cell table:style-name="ce20" table:formula="of:=IF(AND([.$D$5]=1;[.C478]&lt;&gt;&quot;&quot;);[.D478]-[.G478])" office:value-type="float" office:value="0" calcext:value-type="float">
            <text:p>0</text:p>
          </table:table-cell>
          <table:table-cell table:number-columns-repeated="1016"/>
        </table:table-row>
        <table:table-row table:style-name="ro2">
          <table:table-cell table:number-columns-repeated="4"/>
          <table:table-cell table:style-name="ce20" table:formula="of:=IF(AND([.$D$3]=1;[.C479]&lt;&gt;&quot;&quot;);[.$F$3]*[.C479]+[.$F$4])" office:value-type="float" office:value="0" calcext:value-type="float">
            <text:p>0</text:p>
          </table:table-cell>
          <table:table-cell table:style-name="ce20" table:formula="of:=IF(AND([.$D$3]=1;[.C479]&lt;&gt;&quot;&quot;);[.D479]-[.E479])" office:value-type="float" office:value="0" calcext:value-type="float">
            <text:p>0</text:p>
          </table:table-cell>
          <table:table-cell table:style-name="ce20" table:formula="of:=IF([.$D$5]=1;[.$I$3]*([.C479]-[.$I$4])^2+[.$I$5];&quot;&quot;)">
            <text:p/>
          </table:table-cell>
          <table:table-cell table:style-name="ce20" table:formula="of:=IF(AND([.$D$5]=1;[.C479]&lt;&gt;&quot;&quot;);[.D479]-[.G479])" office:value-type="float" office:value="0" calcext:value-type="float">
            <text:p>0</text:p>
          </table:table-cell>
          <table:table-cell table:number-columns-repeated="1016"/>
        </table:table-row>
        <table:table-row table:style-name="ro2">
          <table:table-cell table:number-columns-repeated="4"/>
          <table:table-cell table:style-name="ce20" table:formula="of:=IF(AND([.$D$3]=1;[.C480]&lt;&gt;&quot;&quot;);[.$F$3]*[.C480]+[.$F$4])" office:value-type="float" office:value="0" calcext:value-type="float">
            <text:p>0</text:p>
          </table:table-cell>
          <table:table-cell table:style-name="ce20" table:formula="of:=IF(AND([.$D$3]=1;[.C480]&lt;&gt;&quot;&quot;);[.D480]-[.E480])" office:value-type="float" office:value="0" calcext:value-type="float">
            <text:p>0</text:p>
          </table:table-cell>
          <table:table-cell table:style-name="ce20" table:formula="of:=IF([.$D$5]=1;[.$I$3]*([.C480]-[.$I$4])^2+[.$I$5];&quot;&quot;)">
            <text:p/>
          </table:table-cell>
          <table:table-cell table:style-name="ce20" table:formula="of:=IF(AND([.$D$5]=1;[.C480]&lt;&gt;&quot;&quot;);[.D480]-[.G480])" office:value-type="float" office:value="0" calcext:value-type="float">
            <text:p>0</text:p>
          </table:table-cell>
          <table:table-cell table:number-columns-repeated="1016"/>
        </table:table-row>
        <table:table-row table:style-name="ro2">
          <table:table-cell table:number-columns-repeated="4"/>
          <table:table-cell table:style-name="ce20" table:formula="of:=IF(AND([.$D$3]=1;[.C481]&lt;&gt;&quot;&quot;);[.$F$3]*[.C481]+[.$F$4])" office:value-type="float" office:value="0" calcext:value-type="float">
            <text:p>0</text:p>
          </table:table-cell>
          <table:table-cell table:style-name="ce20" table:formula="of:=IF(AND([.$D$3]=1;[.C481]&lt;&gt;&quot;&quot;);[.D481]-[.E481])" office:value-type="float" office:value="0" calcext:value-type="float">
            <text:p>0</text:p>
          </table:table-cell>
          <table:table-cell table:style-name="ce20" table:formula="of:=IF([.$D$5]=1;[.$I$3]*([.C481]-[.$I$4])^2+[.$I$5];&quot;&quot;)">
            <text:p/>
          </table:table-cell>
          <table:table-cell table:style-name="ce20" table:formula="of:=IF(AND([.$D$5]=1;[.C481]&lt;&gt;&quot;&quot;);[.D481]-[.G481])" office:value-type="float" office:value="0" calcext:value-type="float">
            <text:p>0</text:p>
          </table:table-cell>
          <table:table-cell table:number-columns-repeated="1016"/>
        </table:table-row>
        <table:table-row table:style-name="ro2">
          <table:table-cell table:number-columns-repeated="4"/>
          <table:table-cell table:style-name="ce20" table:formula="of:=IF(AND([.$D$3]=1;[.C482]&lt;&gt;&quot;&quot;);[.$F$3]*[.C482]+[.$F$4])" office:value-type="float" office:value="0" calcext:value-type="float">
            <text:p>0</text:p>
          </table:table-cell>
          <table:table-cell table:style-name="ce20" table:formula="of:=IF(AND([.$D$3]=1;[.C482]&lt;&gt;&quot;&quot;);[.D482]-[.E482])" office:value-type="float" office:value="0" calcext:value-type="float">
            <text:p>0</text:p>
          </table:table-cell>
          <table:table-cell table:style-name="ce20" table:formula="of:=IF([.$D$5]=1;[.$I$3]*([.C482]-[.$I$4])^2+[.$I$5];&quot;&quot;)">
            <text:p/>
          </table:table-cell>
          <table:table-cell table:style-name="ce20" table:formula="of:=IF(AND([.$D$5]=1;[.C482]&lt;&gt;&quot;&quot;);[.D482]-[.G482])" office:value-type="float" office:value="0" calcext:value-type="float">
            <text:p>0</text:p>
          </table:table-cell>
          <table:table-cell table:number-columns-repeated="1016"/>
        </table:table-row>
        <table:table-row table:style-name="ro2">
          <table:table-cell table:number-columns-repeated="4"/>
          <table:table-cell table:style-name="ce20" table:formula="of:=IF(AND([.$D$3]=1;[.C483]&lt;&gt;&quot;&quot;);[.$F$3]*[.C483]+[.$F$4])" office:value-type="float" office:value="0" calcext:value-type="float">
            <text:p>0</text:p>
          </table:table-cell>
          <table:table-cell table:style-name="ce20" table:formula="of:=IF(AND([.$D$3]=1;[.C483]&lt;&gt;&quot;&quot;);[.D483]-[.E483])" office:value-type="float" office:value="0" calcext:value-type="float">
            <text:p>0</text:p>
          </table:table-cell>
          <table:table-cell table:style-name="ce20" table:formula="of:=IF([.$D$5]=1;[.$I$3]*([.C483]-[.$I$4])^2+[.$I$5];&quot;&quot;)">
            <text:p/>
          </table:table-cell>
          <table:table-cell table:style-name="ce20" table:formula="of:=IF(AND([.$D$5]=1;[.C483]&lt;&gt;&quot;&quot;);[.D483]-[.G483])" office:value-type="float" office:value="0" calcext:value-type="float">
            <text:p>0</text:p>
          </table:table-cell>
          <table:table-cell table:number-columns-repeated="1016"/>
        </table:table-row>
        <table:table-row table:style-name="ro2">
          <table:table-cell table:number-columns-repeated="4"/>
          <table:table-cell table:style-name="ce20" table:formula="of:=IF(AND([.$D$3]=1;[.C484]&lt;&gt;&quot;&quot;);[.$F$3]*[.C484]+[.$F$4])" office:value-type="float" office:value="0" calcext:value-type="float">
            <text:p>0</text:p>
          </table:table-cell>
          <table:table-cell table:style-name="ce20" table:formula="of:=IF(AND([.$D$3]=1;[.C484]&lt;&gt;&quot;&quot;);[.D484]-[.E484])" office:value-type="float" office:value="0" calcext:value-type="float">
            <text:p>0</text:p>
          </table:table-cell>
          <table:table-cell table:style-name="ce20" table:formula="of:=IF([.$D$5]=1;[.$I$3]*([.C484]-[.$I$4])^2+[.$I$5];&quot;&quot;)">
            <text:p/>
          </table:table-cell>
          <table:table-cell table:style-name="ce20" table:formula="of:=IF(AND([.$D$5]=1;[.C484]&lt;&gt;&quot;&quot;);[.D484]-[.G484])" office:value-type="float" office:value="0" calcext:value-type="float">
            <text:p>0</text:p>
          </table:table-cell>
          <table:table-cell table:number-columns-repeated="1016"/>
        </table:table-row>
        <table:table-row table:style-name="ro2">
          <table:table-cell table:number-columns-repeated="4"/>
          <table:table-cell table:style-name="ce20" table:formula="of:=IF(AND([.$D$3]=1;[.C485]&lt;&gt;&quot;&quot;);[.$F$3]*[.C485]+[.$F$4])" office:value-type="float" office:value="0" calcext:value-type="float">
            <text:p>0</text:p>
          </table:table-cell>
          <table:table-cell table:style-name="ce20" table:formula="of:=IF(AND([.$D$3]=1;[.C485]&lt;&gt;&quot;&quot;);[.D485]-[.E485])" office:value-type="float" office:value="0" calcext:value-type="float">
            <text:p>0</text:p>
          </table:table-cell>
          <table:table-cell table:style-name="ce20" table:formula="of:=IF([.$D$5]=1;[.$I$3]*([.C485]-[.$I$4])^2+[.$I$5];&quot;&quot;)">
            <text:p/>
          </table:table-cell>
          <table:table-cell table:style-name="ce20" table:formula="of:=IF(AND([.$D$5]=1;[.C485]&lt;&gt;&quot;&quot;);[.D485]-[.G485])" office:value-type="float" office:value="0" calcext:value-type="float">
            <text:p>0</text:p>
          </table:table-cell>
          <table:table-cell table:number-columns-repeated="1016"/>
        </table:table-row>
        <table:table-row table:style-name="ro2">
          <table:table-cell table:number-columns-repeated="4"/>
          <table:table-cell table:style-name="ce20" table:formula="of:=IF(AND([.$D$3]=1;[.C486]&lt;&gt;&quot;&quot;);[.$F$3]*[.C486]+[.$F$4])" office:value-type="float" office:value="0" calcext:value-type="float">
            <text:p>0</text:p>
          </table:table-cell>
          <table:table-cell table:style-name="ce20" table:formula="of:=IF(AND([.$D$3]=1;[.C486]&lt;&gt;&quot;&quot;);[.D486]-[.E486])" office:value-type="float" office:value="0" calcext:value-type="float">
            <text:p>0</text:p>
          </table:table-cell>
          <table:table-cell table:style-name="ce20" table:formula="of:=IF([.$D$5]=1;[.$I$3]*([.C486]-[.$I$4])^2+[.$I$5];&quot;&quot;)">
            <text:p/>
          </table:table-cell>
          <table:table-cell table:style-name="ce20" table:formula="of:=IF(AND([.$D$5]=1;[.C486]&lt;&gt;&quot;&quot;);[.D486]-[.G486])" office:value-type="float" office:value="0" calcext:value-type="float">
            <text:p>0</text:p>
          </table:table-cell>
          <table:table-cell table:number-columns-repeated="1016"/>
        </table:table-row>
        <table:table-row table:style-name="ro2">
          <table:table-cell table:number-columns-repeated="4"/>
          <table:table-cell table:style-name="ce20" table:formula="of:=IF(AND([.$D$3]=1;[.C487]&lt;&gt;&quot;&quot;);[.$F$3]*[.C487]+[.$F$4])" office:value-type="float" office:value="0" calcext:value-type="float">
            <text:p>0</text:p>
          </table:table-cell>
          <table:table-cell table:style-name="ce20" table:formula="of:=IF(AND([.$D$3]=1;[.C487]&lt;&gt;&quot;&quot;);[.D487]-[.E487])" office:value-type="float" office:value="0" calcext:value-type="float">
            <text:p>0</text:p>
          </table:table-cell>
          <table:table-cell table:style-name="ce20" table:formula="of:=IF([.$D$5]=1;[.$I$3]*([.C487]-[.$I$4])^2+[.$I$5];&quot;&quot;)">
            <text:p/>
          </table:table-cell>
          <table:table-cell table:style-name="ce20" table:formula="of:=IF(AND([.$D$5]=1;[.C487]&lt;&gt;&quot;&quot;);[.D487]-[.G487])" office:value-type="float" office:value="0" calcext:value-type="float">
            <text:p>0</text:p>
          </table:table-cell>
          <table:table-cell table:number-columns-repeated="1016"/>
        </table:table-row>
        <table:table-row table:style-name="ro2">
          <table:table-cell table:number-columns-repeated="4"/>
          <table:table-cell table:style-name="ce20" table:formula="of:=IF(AND([.$D$3]=1;[.C488]&lt;&gt;&quot;&quot;);[.$F$3]*[.C488]+[.$F$4])" office:value-type="float" office:value="0" calcext:value-type="float">
            <text:p>0</text:p>
          </table:table-cell>
          <table:table-cell table:style-name="ce20" table:formula="of:=IF(AND([.$D$3]=1;[.C488]&lt;&gt;&quot;&quot;);[.D488]-[.E488])" office:value-type="float" office:value="0" calcext:value-type="float">
            <text:p>0</text:p>
          </table:table-cell>
          <table:table-cell table:style-name="ce20" table:formula="of:=IF([.$D$5]=1;[.$I$3]*([.C488]-[.$I$4])^2+[.$I$5];&quot;&quot;)">
            <text:p/>
          </table:table-cell>
          <table:table-cell table:style-name="ce20" table:formula="of:=IF(AND([.$D$5]=1;[.C488]&lt;&gt;&quot;&quot;);[.D488]-[.G488])" office:value-type="float" office:value="0" calcext:value-type="float">
            <text:p>0</text:p>
          </table:table-cell>
          <table:table-cell table:number-columns-repeated="1016"/>
        </table:table-row>
        <table:table-row table:style-name="ro2">
          <table:table-cell table:number-columns-repeated="4"/>
          <table:table-cell table:style-name="ce20" table:formula="of:=IF(AND([.$D$3]=1;[.C489]&lt;&gt;&quot;&quot;);[.$F$3]*[.C489]+[.$F$4])" office:value-type="float" office:value="0" calcext:value-type="float">
            <text:p>0</text:p>
          </table:table-cell>
          <table:table-cell table:style-name="ce20" table:formula="of:=IF(AND([.$D$3]=1;[.C489]&lt;&gt;&quot;&quot;);[.D489]-[.E489])" office:value-type="float" office:value="0" calcext:value-type="float">
            <text:p>0</text:p>
          </table:table-cell>
          <table:table-cell table:style-name="ce20" table:formula="of:=IF([.$D$5]=1;[.$I$3]*([.C489]-[.$I$4])^2+[.$I$5];&quot;&quot;)">
            <text:p/>
          </table:table-cell>
          <table:table-cell table:style-name="ce20" table:formula="of:=IF(AND([.$D$5]=1;[.C489]&lt;&gt;&quot;&quot;);[.D489]-[.G489])" office:value-type="float" office:value="0" calcext:value-type="float">
            <text:p>0</text:p>
          </table:table-cell>
          <table:table-cell table:number-columns-repeated="1016"/>
        </table:table-row>
        <table:table-row table:style-name="ro2">
          <table:table-cell table:number-columns-repeated="4"/>
          <table:table-cell table:style-name="ce20" table:formula="of:=IF(AND([.$D$3]=1;[.C490]&lt;&gt;&quot;&quot;);[.$F$3]*[.C490]+[.$F$4])" office:value-type="float" office:value="0" calcext:value-type="float">
            <text:p>0</text:p>
          </table:table-cell>
          <table:table-cell table:style-name="ce20" table:formula="of:=IF(AND([.$D$3]=1;[.C490]&lt;&gt;&quot;&quot;);[.D490]-[.E490])" office:value-type="float" office:value="0" calcext:value-type="float">
            <text:p>0</text:p>
          </table:table-cell>
          <table:table-cell table:style-name="ce20" table:formula="of:=IF([.$D$5]=1;[.$I$3]*([.C490]-[.$I$4])^2+[.$I$5];&quot;&quot;)">
            <text:p/>
          </table:table-cell>
          <table:table-cell table:style-name="ce20" table:formula="of:=IF(AND([.$D$5]=1;[.C490]&lt;&gt;&quot;&quot;);[.D490]-[.G490])" office:value-type="float" office:value="0" calcext:value-type="float">
            <text:p>0</text:p>
          </table:table-cell>
          <table:table-cell table:number-columns-repeated="1016"/>
        </table:table-row>
        <table:table-row table:style-name="ro2">
          <table:table-cell table:number-columns-repeated="4"/>
          <table:table-cell table:style-name="ce20" table:formula="of:=IF(AND([.$D$3]=1;[.C491]&lt;&gt;&quot;&quot;);[.$F$3]*[.C491]+[.$F$4])" office:value-type="float" office:value="0" calcext:value-type="float">
            <text:p>0</text:p>
          </table:table-cell>
          <table:table-cell table:style-name="ce20" table:formula="of:=IF(AND([.$D$3]=1;[.C491]&lt;&gt;&quot;&quot;);[.D491]-[.E491])" office:value-type="float" office:value="0" calcext:value-type="float">
            <text:p>0</text:p>
          </table:table-cell>
          <table:table-cell table:style-name="ce20" table:formula="of:=IF([.$D$5]=1;[.$I$3]*([.C491]-[.$I$4])^2+[.$I$5];&quot;&quot;)">
            <text:p/>
          </table:table-cell>
          <table:table-cell table:style-name="ce20" table:formula="of:=IF(AND([.$D$5]=1;[.C491]&lt;&gt;&quot;&quot;);[.D491]-[.G491])" office:value-type="float" office:value="0" calcext:value-type="float">
            <text:p>0</text:p>
          </table:table-cell>
          <table:table-cell table:number-columns-repeated="1016"/>
        </table:table-row>
        <table:table-row table:style-name="ro2">
          <table:table-cell table:number-columns-repeated="4"/>
          <table:table-cell table:style-name="ce20" table:formula="of:=IF(AND([.$D$3]=1;[.C492]&lt;&gt;&quot;&quot;);[.$F$3]*[.C492]+[.$F$4])" office:value-type="float" office:value="0" calcext:value-type="float">
            <text:p>0</text:p>
          </table:table-cell>
          <table:table-cell table:style-name="ce20" table:formula="of:=IF(AND([.$D$3]=1;[.C492]&lt;&gt;&quot;&quot;);[.D492]-[.E492])" office:value-type="float" office:value="0" calcext:value-type="float">
            <text:p>0</text:p>
          </table:table-cell>
          <table:table-cell table:style-name="ce20" table:formula="of:=IF([.$D$5]=1;[.$I$3]*([.C492]-[.$I$4])^2+[.$I$5];&quot;&quot;)">
            <text:p/>
          </table:table-cell>
          <table:table-cell table:style-name="ce20" table:formula="of:=IF(AND([.$D$5]=1;[.C492]&lt;&gt;&quot;&quot;);[.D492]-[.G492])" office:value-type="float" office:value="0" calcext:value-type="float">
            <text:p>0</text:p>
          </table:table-cell>
          <table:table-cell table:number-columns-repeated="1016"/>
        </table:table-row>
        <table:table-row table:style-name="ro2">
          <table:table-cell table:number-columns-repeated="4"/>
          <table:table-cell table:style-name="ce20" table:formula="of:=IF(AND([.$D$3]=1;[.C493]&lt;&gt;&quot;&quot;);[.$F$3]*[.C493]+[.$F$4])" office:value-type="float" office:value="0" calcext:value-type="float">
            <text:p>0</text:p>
          </table:table-cell>
          <table:table-cell table:style-name="ce20" table:formula="of:=IF(AND([.$D$3]=1;[.C493]&lt;&gt;&quot;&quot;);[.D493]-[.E493])" office:value-type="float" office:value="0" calcext:value-type="float">
            <text:p>0</text:p>
          </table:table-cell>
          <table:table-cell table:style-name="ce20" table:formula="of:=IF([.$D$5]=1;[.$I$3]*([.C493]-[.$I$4])^2+[.$I$5];&quot;&quot;)">
            <text:p/>
          </table:table-cell>
          <table:table-cell table:style-name="ce20" table:formula="of:=IF(AND([.$D$5]=1;[.C493]&lt;&gt;&quot;&quot;);[.D493]-[.G493])" office:value-type="float" office:value="0" calcext:value-type="float">
            <text:p>0</text:p>
          </table:table-cell>
          <table:table-cell table:number-columns-repeated="1016"/>
        </table:table-row>
        <table:table-row table:style-name="ro2">
          <table:table-cell table:number-columns-repeated="4"/>
          <table:table-cell table:style-name="ce20" table:formula="of:=IF(AND([.$D$3]=1;[.C494]&lt;&gt;&quot;&quot;);[.$F$3]*[.C494]+[.$F$4])" office:value-type="float" office:value="0" calcext:value-type="float">
            <text:p>0</text:p>
          </table:table-cell>
          <table:table-cell table:style-name="ce20" table:formula="of:=IF(AND([.$D$3]=1;[.C494]&lt;&gt;&quot;&quot;);[.D494]-[.E494])" office:value-type="float" office:value="0" calcext:value-type="float">
            <text:p>0</text:p>
          </table:table-cell>
          <table:table-cell table:style-name="ce20" table:formula="of:=IF([.$D$5]=1;[.$I$3]*([.C494]-[.$I$4])^2+[.$I$5];&quot;&quot;)">
            <text:p/>
          </table:table-cell>
          <table:table-cell table:style-name="ce20" table:formula="of:=IF(AND([.$D$5]=1;[.C494]&lt;&gt;&quot;&quot;);[.D494]-[.G494])" office:value-type="float" office:value="0" calcext:value-type="float">
            <text:p>0</text:p>
          </table:table-cell>
          <table:table-cell table:number-columns-repeated="1016"/>
        </table:table-row>
        <table:table-row table:style-name="ro2">
          <table:table-cell table:number-columns-repeated="4"/>
          <table:table-cell table:style-name="ce20" table:formula="of:=IF(AND([.$D$3]=1;[.C495]&lt;&gt;&quot;&quot;);[.$F$3]*[.C495]+[.$F$4])" office:value-type="float" office:value="0" calcext:value-type="float">
            <text:p>0</text:p>
          </table:table-cell>
          <table:table-cell table:style-name="ce20" table:formula="of:=IF(AND([.$D$3]=1;[.C495]&lt;&gt;&quot;&quot;);[.D495]-[.E495])" office:value-type="float" office:value="0" calcext:value-type="float">
            <text:p>0</text:p>
          </table:table-cell>
          <table:table-cell table:style-name="ce20" table:formula="of:=IF([.$D$5]=1;[.$I$3]*([.C495]-[.$I$4])^2+[.$I$5];&quot;&quot;)">
            <text:p/>
          </table:table-cell>
          <table:table-cell table:style-name="ce20" table:formula="of:=IF(AND([.$D$5]=1;[.C495]&lt;&gt;&quot;&quot;);[.D495]-[.G495])" office:value-type="float" office:value="0" calcext:value-type="float">
            <text:p>0</text:p>
          </table:table-cell>
          <table:table-cell table:number-columns-repeated="1016"/>
        </table:table-row>
        <table:table-row table:style-name="ro2">
          <table:table-cell table:number-columns-repeated="4"/>
          <table:table-cell table:style-name="ce20" table:formula="of:=IF(AND([.$D$3]=1;[.C496]&lt;&gt;&quot;&quot;);[.$F$3]*[.C496]+[.$F$4])" office:value-type="float" office:value="0" calcext:value-type="float">
            <text:p>0</text:p>
          </table:table-cell>
          <table:table-cell table:style-name="ce20" table:formula="of:=IF(AND([.$D$3]=1;[.C496]&lt;&gt;&quot;&quot;);[.D496]-[.E496])" office:value-type="float" office:value="0" calcext:value-type="float">
            <text:p>0</text:p>
          </table:table-cell>
          <table:table-cell table:style-name="ce20" table:formula="of:=IF([.$D$5]=1;[.$I$3]*([.C496]-[.$I$4])^2+[.$I$5];&quot;&quot;)">
            <text:p/>
          </table:table-cell>
          <table:table-cell table:style-name="ce20" table:formula="of:=IF(AND([.$D$5]=1;[.C496]&lt;&gt;&quot;&quot;);[.D496]-[.G496])" office:value-type="float" office:value="0" calcext:value-type="float">
            <text:p>0</text:p>
          </table:table-cell>
          <table:table-cell table:number-columns-repeated="1016"/>
        </table:table-row>
        <table:table-row table:style-name="ro2">
          <table:table-cell table:number-columns-repeated="4"/>
          <table:table-cell table:style-name="ce20" table:formula="of:=IF(AND([.$D$3]=1;[.C497]&lt;&gt;&quot;&quot;);[.$F$3]*[.C497]+[.$F$4])" office:value-type="float" office:value="0" calcext:value-type="float">
            <text:p>0</text:p>
          </table:table-cell>
          <table:table-cell table:style-name="ce20" table:formula="of:=IF(AND([.$D$3]=1;[.C497]&lt;&gt;&quot;&quot;);[.D497]-[.E497])" office:value-type="float" office:value="0" calcext:value-type="float">
            <text:p>0</text:p>
          </table:table-cell>
          <table:table-cell table:style-name="ce20" table:formula="of:=IF([.$D$5]=1;[.$I$3]*([.C497]-[.$I$4])^2+[.$I$5];&quot;&quot;)">
            <text:p/>
          </table:table-cell>
          <table:table-cell table:style-name="ce20" table:formula="of:=IF(AND([.$D$5]=1;[.C497]&lt;&gt;&quot;&quot;);[.D497]-[.G497])" office:value-type="float" office:value="0" calcext:value-type="float">
            <text:p>0</text:p>
          </table:table-cell>
          <table:table-cell table:number-columns-repeated="1016"/>
        </table:table-row>
        <table:table-row table:style-name="ro2">
          <table:table-cell table:number-columns-repeated="4"/>
          <table:table-cell table:style-name="ce20" table:formula="of:=IF(AND([.$D$3]=1;[.C498]&lt;&gt;&quot;&quot;);[.$F$3]*[.C498]+[.$F$4])" office:value-type="float" office:value="0" calcext:value-type="float">
            <text:p>0</text:p>
          </table:table-cell>
          <table:table-cell table:style-name="ce20" table:formula="of:=IF(AND([.$D$3]=1;[.C498]&lt;&gt;&quot;&quot;);[.D498]-[.E498])" office:value-type="float" office:value="0" calcext:value-type="float">
            <text:p>0</text:p>
          </table:table-cell>
          <table:table-cell table:style-name="ce20" table:formula="of:=IF([.$D$5]=1;[.$I$3]*([.C498]-[.$I$4])^2+[.$I$5];&quot;&quot;)">
            <text:p/>
          </table:table-cell>
          <table:table-cell table:style-name="ce20" table:formula="of:=IF(AND([.$D$5]=1;[.C498]&lt;&gt;&quot;&quot;);[.D498]-[.G498])" office:value-type="float" office:value="0" calcext:value-type="float">
            <text:p>0</text:p>
          </table:table-cell>
          <table:table-cell table:number-columns-repeated="1016"/>
        </table:table-row>
        <table:table-row table:style-name="ro2">
          <table:table-cell table:number-columns-repeated="4"/>
          <table:table-cell table:style-name="ce20" table:formula="of:=IF(AND([.$D$3]=1;[.C499]&lt;&gt;&quot;&quot;);[.$F$3]*[.C499]+[.$F$4])" office:value-type="float" office:value="0" calcext:value-type="float">
            <text:p>0</text:p>
          </table:table-cell>
          <table:table-cell table:style-name="ce20" table:formula="of:=IF(AND([.$D$3]=1;[.C499]&lt;&gt;&quot;&quot;);[.D499]-[.E499])" office:value-type="float" office:value="0" calcext:value-type="float">
            <text:p>0</text:p>
          </table:table-cell>
          <table:table-cell table:style-name="ce20" table:formula="of:=IF([.$D$5]=1;[.$I$3]*([.C499]-[.$I$4])^2+[.$I$5];&quot;&quot;)">
            <text:p/>
          </table:table-cell>
          <table:table-cell table:style-name="ce20" table:formula="of:=IF(AND([.$D$5]=1;[.C499]&lt;&gt;&quot;&quot;);[.D499]-[.G499])" office:value-type="float" office:value="0" calcext:value-type="float">
            <text:p>0</text:p>
          </table:table-cell>
          <table:table-cell table:number-columns-repeated="1016"/>
        </table:table-row>
        <table:table-row table:style-name="ro2">
          <table:table-cell table:number-columns-repeated="4"/>
          <table:table-cell table:style-name="ce20" table:formula="of:=IF(AND([.$D$3]=1;[.C500]&lt;&gt;&quot;&quot;);[.$F$3]*[.C500]+[.$F$4])" office:value-type="float" office:value="0" calcext:value-type="float">
            <text:p>0</text:p>
          </table:table-cell>
          <table:table-cell table:style-name="ce20" table:formula="of:=IF(AND([.$D$3]=1;[.C500]&lt;&gt;&quot;&quot;);[.D500]-[.E500])" office:value-type="float" office:value="0" calcext:value-type="float">
            <text:p>0</text:p>
          </table:table-cell>
          <table:table-cell table:style-name="ce20" table:formula="of:=IF([.$D$5]=1;[.$I$3]*([.C500]-[.$I$4])^2+[.$I$5];&quot;&quot;)">
            <text:p/>
          </table:table-cell>
          <table:table-cell table:style-name="ce20" table:formula="of:=IF(AND([.$D$5]=1;[.C500]&lt;&gt;&quot;&quot;);[.D500]-[.G500])" office:value-type="float" office:value="0" calcext:value-type="float">
            <text:p>0</text:p>
          </table:table-cell>
          <table:table-cell table:number-columns-repeated="1016"/>
        </table:table-row>
        <table:table-row table:style-name="ro2">
          <table:table-cell table:number-columns-repeated="4"/>
          <table:table-cell table:style-name="ce20" table:formula="of:=IF(AND([.$D$3]=1;[.C501]&lt;&gt;&quot;&quot;);[.$F$3]*[.C501]+[.$F$4])" office:value-type="float" office:value="0" calcext:value-type="float">
            <text:p>0</text:p>
          </table:table-cell>
          <table:table-cell table:style-name="ce20" table:formula="of:=IF(AND([.$D$3]=1;[.C501]&lt;&gt;&quot;&quot;);[.D501]-[.E501])" office:value-type="float" office:value="0" calcext:value-type="float">
            <text:p>0</text:p>
          </table:table-cell>
          <table:table-cell table:style-name="ce20" table:formula="of:=IF([.$D$5]=1;[.$I$3]*([.C501]-[.$I$4])^2+[.$I$5];&quot;&quot;)">
            <text:p/>
          </table:table-cell>
          <table:table-cell table:style-name="ce20" table:formula="of:=IF(AND([.$D$5]=1;[.C501]&lt;&gt;&quot;&quot;);[.D501]-[.G501])" office:value-type="float" office:value="0" calcext:value-type="float">
            <text:p>0</text:p>
          </table:table-cell>
          <table:table-cell table:number-columns-repeated="1016"/>
        </table:table-row>
        <table:table-row table:style-name="ro2">
          <table:table-cell table:number-columns-repeated="4"/>
          <table:table-cell table:style-name="ce20" table:formula="of:=IF(AND([.$D$3]=1;[.C502]&lt;&gt;&quot;&quot;);[.$F$3]*[.C502]+[.$F$4])" office:value-type="float" office:value="0" calcext:value-type="float">
            <text:p>0</text:p>
          </table:table-cell>
          <table:table-cell table:style-name="ce20" table:formula="of:=IF(AND([.$D$3]=1;[.C502]&lt;&gt;&quot;&quot;);[.D502]-[.E502])" office:value-type="float" office:value="0" calcext:value-type="float">
            <text:p>0</text:p>
          </table:table-cell>
          <table:table-cell table:style-name="ce20" table:formula="of:=IF([.$D$5]=1;[.$I$3]*([.C502]-[.$I$4])^2+[.$I$5];&quot;&quot;)">
            <text:p/>
          </table:table-cell>
          <table:table-cell table:style-name="ce20" table:formula="of:=IF(AND([.$D$5]=1;[.C502]&lt;&gt;&quot;&quot;);[.D502]-[.G502])" office:value-type="float" office:value="0" calcext:value-type="float">
            <text:p>0</text:p>
          </table:table-cell>
          <table:table-cell table:number-columns-repeated="1016"/>
        </table:table-row>
        <table:table-row table:style-name="ro2">
          <table:table-cell table:number-columns-repeated="4"/>
          <table:table-cell table:style-name="ce20" table:formula="of:=IF(AND([.$D$3]=1;[.C503]&lt;&gt;&quot;&quot;);[.$F$3]*[.C503]+[.$F$4])" office:value-type="float" office:value="0" calcext:value-type="float">
            <text:p>0</text:p>
          </table:table-cell>
          <table:table-cell table:style-name="ce20" table:formula="of:=IF(AND([.$D$3]=1;[.C503]&lt;&gt;&quot;&quot;);[.D503]-[.E503])" office:value-type="float" office:value="0" calcext:value-type="float">
            <text:p>0</text:p>
          </table:table-cell>
          <table:table-cell table:style-name="ce20" table:formula="of:=IF([.$D$5]=1;[.$I$3]*([.C503]-[.$I$4])^2+[.$I$5];&quot;&quot;)">
            <text:p/>
          </table:table-cell>
          <table:table-cell table:style-name="ce20" table:formula="of:=IF(AND([.$D$5]=1;[.C503]&lt;&gt;&quot;&quot;);[.D503]-[.G503])" office:value-type="float" office:value="0" calcext:value-type="float">
            <text:p>0</text:p>
          </table:table-cell>
          <table:table-cell table:number-columns-repeated="1016"/>
        </table:table-row>
        <table:table-row table:style-name="ro2">
          <table:table-cell table:number-columns-repeated="4"/>
          <table:table-cell table:style-name="ce20" table:formula="of:=IF(AND([.$D$3]=1;[.C504]&lt;&gt;&quot;&quot;);[.$F$3]*[.C504]+[.$F$4])" office:value-type="float" office:value="0" calcext:value-type="float">
            <text:p>0</text:p>
          </table:table-cell>
          <table:table-cell table:style-name="ce20" table:formula="of:=IF(AND([.$D$3]=1;[.C504]&lt;&gt;&quot;&quot;);[.D504]-[.E504])" office:value-type="float" office:value="0" calcext:value-type="float">
            <text:p>0</text:p>
          </table:table-cell>
          <table:table-cell table:style-name="ce20" table:formula="of:=IF([.$D$5]=1;[.$I$3]*([.C504]-[.$I$4])^2+[.$I$5];&quot;&quot;)">
            <text:p/>
          </table:table-cell>
          <table:table-cell table:style-name="ce20" table:formula="of:=IF(AND([.$D$5]=1;[.C504]&lt;&gt;&quot;&quot;);[.D504]-[.G504])" office:value-type="float" office:value="0" calcext:value-type="float">
            <text:p>0</text:p>
          </table:table-cell>
          <table:table-cell table:number-columns-repeated="1016"/>
        </table:table-row>
        <table:table-row table:style-name="ro2">
          <table:table-cell table:number-columns-repeated="4"/>
          <table:table-cell table:style-name="ce20" table:formula="of:=IF(AND([.$D$3]=1;[.C505]&lt;&gt;&quot;&quot;);[.$F$3]*[.C505]+[.$F$4])" office:value-type="float" office:value="0" calcext:value-type="float">
            <text:p>0</text:p>
          </table:table-cell>
          <table:table-cell table:style-name="ce20" table:formula="of:=IF(AND([.$D$3]=1;[.C505]&lt;&gt;&quot;&quot;);[.D505]-[.E505])" office:value-type="float" office:value="0" calcext:value-type="float">
            <text:p>0</text:p>
          </table:table-cell>
          <table:table-cell table:style-name="ce20" table:formula="of:=IF([.$D$5]=1;[.$I$3]*([.C505]-[.$I$4])^2+[.$I$5];&quot;&quot;)">
            <text:p/>
          </table:table-cell>
          <table:table-cell table:style-name="ce20" table:formula="of:=IF(AND([.$D$5]=1;[.C505]&lt;&gt;&quot;&quot;);[.D505]-[.G505])" office:value-type="float" office:value="0" calcext:value-type="float">
            <text:p>0</text:p>
          </table:table-cell>
          <table:table-cell table:number-columns-repeated="1016"/>
        </table:table-row>
        <table:table-row table:style-name="ro2">
          <table:table-cell table:number-columns-repeated="4"/>
          <table:table-cell table:style-name="ce20" table:formula="of:=IF(AND([.$D$3]=1;[.C506]&lt;&gt;&quot;&quot;);[.$F$3]*[.C506]+[.$F$4])" office:value-type="float" office:value="0" calcext:value-type="float">
            <text:p>0</text:p>
          </table:table-cell>
          <table:table-cell table:style-name="ce20" table:formula="of:=IF(AND([.$D$3]=1;[.C506]&lt;&gt;&quot;&quot;);[.D506]-[.E506])" office:value-type="float" office:value="0" calcext:value-type="float">
            <text:p>0</text:p>
          </table:table-cell>
          <table:table-cell table:style-name="ce20" table:formula="of:=IF([.$D$5]=1;[.$I$3]*([.C506]-[.$I$4])^2+[.$I$5];&quot;&quot;)">
            <text:p/>
          </table:table-cell>
          <table:table-cell table:style-name="ce20" table:formula="of:=IF(AND([.$D$5]=1;[.C506]&lt;&gt;&quot;&quot;);[.D506]-[.G506])" office:value-type="float" office:value="0" calcext:value-type="float">
            <text:p>0</text:p>
          </table:table-cell>
          <table:table-cell table:number-columns-repeated="1016"/>
        </table:table-row>
        <table:table-row table:style-name="ro2">
          <table:table-cell table:number-columns-repeated="4"/>
          <table:table-cell table:style-name="ce20" table:formula="of:=IF(AND([.$D$3]=1;[.C507]&lt;&gt;&quot;&quot;);[.$F$3]*[.C507]+[.$F$4])" office:value-type="float" office:value="0" calcext:value-type="float">
            <text:p>0</text:p>
          </table:table-cell>
          <table:table-cell table:style-name="ce20" table:formula="of:=IF(AND([.$D$3]=1;[.C507]&lt;&gt;&quot;&quot;);[.D507]-[.E507])" office:value-type="float" office:value="0" calcext:value-type="float">
            <text:p>0</text:p>
          </table:table-cell>
          <table:table-cell table:style-name="ce20" table:formula="of:=IF([.$D$5]=1;[.$I$3]*([.C507]-[.$I$4])^2+[.$I$5];&quot;&quot;)">
            <text:p/>
          </table:table-cell>
          <table:table-cell table:style-name="ce20" table:formula="of:=IF(AND([.$D$5]=1;[.C507]&lt;&gt;&quot;&quot;);[.D507]-[.G507])" office:value-type="float" office:value="0" calcext:value-type="float">
            <text:p>0</text:p>
          </table:table-cell>
          <table:table-cell table:number-columns-repeated="1016"/>
        </table:table-row>
        <table:table-row table:style-name="ro2">
          <table:table-cell table:number-columns-repeated="4"/>
          <table:table-cell table:style-name="ce20" table:formula="of:=IF(AND([.$D$3]=1;[.C508]&lt;&gt;&quot;&quot;);[.$F$3]*[.C508]+[.$F$4])" office:value-type="float" office:value="0" calcext:value-type="float">
            <text:p>0</text:p>
          </table:table-cell>
          <table:table-cell table:style-name="ce20" table:formula="of:=IF(AND([.$D$3]=1;[.C508]&lt;&gt;&quot;&quot;);[.D508]-[.E508])" office:value-type="float" office:value="0" calcext:value-type="float">
            <text:p>0</text:p>
          </table:table-cell>
          <table:table-cell table:style-name="ce20" table:formula="of:=IF([.$D$5]=1;[.$I$3]*([.C508]-[.$I$4])^2+[.$I$5];&quot;&quot;)">
            <text:p/>
          </table:table-cell>
          <table:table-cell table:style-name="ce20" table:formula="of:=IF(AND([.$D$5]=1;[.C508]&lt;&gt;&quot;&quot;);[.D508]-[.G508])" office:value-type="float" office:value="0" calcext:value-type="float">
            <text:p>0</text:p>
          </table:table-cell>
          <table:table-cell table:number-columns-repeated="1016"/>
        </table:table-row>
        <table:table-row table:style-name="ro2">
          <table:table-cell table:number-columns-repeated="4"/>
          <table:table-cell table:style-name="ce20" table:formula="of:=IF(AND([.$D$3]=1;[.C509]&lt;&gt;&quot;&quot;);[.$F$3]*[.C509]+[.$F$4])" office:value-type="float" office:value="0" calcext:value-type="float">
            <text:p>0</text:p>
          </table:table-cell>
          <table:table-cell table:style-name="ce20" table:formula="of:=IF(AND([.$D$3]=1;[.C509]&lt;&gt;&quot;&quot;);[.D509]-[.E509])" office:value-type="float" office:value="0" calcext:value-type="float">
            <text:p>0</text:p>
          </table:table-cell>
          <table:table-cell table:style-name="ce20" table:formula="of:=IF([.$D$5]=1;[.$I$3]*([.C509]-[.$I$4])^2+[.$I$5];&quot;&quot;)">
            <text:p/>
          </table:table-cell>
          <table:table-cell table:style-name="ce20" table:formula="of:=IF(AND([.$D$5]=1;[.C509]&lt;&gt;&quot;&quot;);[.D509]-[.G509])" office:value-type="float" office:value="0" calcext:value-type="float">
            <text:p>0</text:p>
          </table:table-cell>
          <table:table-cell table:number-columns-repeated="1016"/>
        </table:table-row>
        <table:table-row table:style-name="ro2">
          <table:table-cell table:number-columns-repeated="4"/>
          <table:table-cell table:style-name="ce20" table:formula="of:=IF(AND([.$D$3]=1;[.C510]&lt;&gt;&quot;&quot;);[.$F$3]*[.C510]+[.$F$4])" office:value-type="float" office:value="0" calcext:value-type="float">
            <text:p>0</text:p>
          </table:table-cell>
          <table:table-cell table:style-name="ce20" table:formula="of:=IF(AND([.$D$3]=1;[.C510]&lt;&gt;&quot;&quot;);[.D510]-[.E510])" office:value-type="float" office:value="0" calcext:value-type="float">
            <text:p>0</text:p>
          </table:table-cell>
          <table:table-cell table:style-name="ce20" table:formula="of:=IF([.$D$5]=1;[.$I$3]*([.C510]-[.$I$4])^2+[.$I$5];&quot;&quot;)">
            <text:p/>
          </table:table-cell>
          <table:table-cell table:style-name="ce20" table:formula="of:=IF(AND([.$D$5]=1;[.C510]&lt;&gt;&quot;&quot;);[.D510]-[.G510])" office:value-type="float" office:value="0" calcext:value-type="float">
            <text:p>0</text:p>
          </table:table-cell>
          <table:table-cell table:number-columns-repeated="1016"/>
        </table:table-row>
        <table:table-row table:style-name="ro2">
          <table:table-cell table:number-columns-repeated="4"/>
          <table:table-cell table:style-name="ce20" table:formula="of:=IF(AND([.$D$3]=1;[.C511]&lt;&gt;&quot;&quot;);[.$F$3]*[.C511]+[.$F$4])" office:value-type="float" office:value="0" calcext:value-type="float">
            <text:p>0</text:p>
          </table:table-cell>
          <table:table-cell table:style-name="ce20" table:formula="of:=IF(AND([.$D$3]=1;[.C511]&lt;&gt;&quot;&quot;);[.D511]-[.E511])" office:value-type="float" office:value="0" calcext:value-type="float">
            <text:p>0</text:p>
          </table:table-cell>
          <table:table-cell table:style-name="ce20" table:formula="of:=IF([.$D$5]=1;[.$I$3]*([.C511]-[.$I$4])^2+[.$I$5];&quot;&quot;)">
            <text:p/>
          </table:table-cell>
          <table:table-cell table:style-name="ce20" table:formula="of:=IF(AND([.$D$5]=1;[.C511]&lt;&gt;&quot;&quot;);[.D511]-[.G511])" office:value-type="float" office:value="0" calcext:value-type="float">
            <text:p>0</text:p>
          </table:table-cell>
          <table:table-cell table:number-columns-repeated="1016"/>
        </table:table-row>
        <table:table-row table:style-name="ro2">
          <table:table-cell table:number-columns-repeated="4"/>
          <table:table-cell table:style-name="ce20" table:formula="of:=IF(AND([.$D$3]=1;[.C512]&lt;&gt;&quot;&quot;);[.$F$3]*[.C512]+[.$F$4])" office:value-type="float" office:value="0" calcext:value-type="float">
            <text:p>0</text:p>
          </table:table-cell>
          <table:table-cell table:style-name="ce20" table:formula="of:=IF(AND([.$D$3]=1;[.C512]&lt;&gt;&quot;&quot;);[.D512]-[.E512])" office:value-type="float" office:value="0" calcext:value-type="float">
            <text:p>0</text:p>
          </table:table-cell>
          <table:table-cell table:style-name="ce20" table:formula="of:=IF([.$D$5]=1;[.$I$3]*([.C512]-[.$I$4])^2+[.$I$5];&quot;&quot;)">
            <text:p/>
          </table:table-cell>
          <table:table-cell table:style-name="ce20" table:formula="of:=IF(AND([.$D$5]=1;[.C512]&lt;&gt;&quot;&quot;);[.D512]-[.G512])" office:value-type="float" office:value="0" calcext:value-type="float">
            <text:p>0</text:p>
          </table:table-cell>
          <table:table-cell table:number-columns-repeated="1016"/>
        </table:table-row>
        <table:table-row table:style-name="ro2">
          <table:table-cell table:number-columns-repeated="4"/>
          <table:table-cell table:style-name="ce20" table:formula="of:=IF(AND([.$D$3]=1;[.C513]&lt;&gt;&quot;&quot;);[.$F$3]*[.C513]+[.$F$4])" office:value-type="float" office:value="0" calcext:value-type="float">
            <text:p>0</text:p>
          </table:table-cell>
          <table:table-cell table:style-name="ce20" table:formula="of:=IF(AND([.$D$3]=1;[.C513]&lt;&gt;&quot;&quot;);[.D513]-[.E513])" office:value-type="float" office:value="0" calcext:value-type="float">
            <text:p>0</text:p>
          </table:table-cell>
          <table:table-cell table:style-name="ce20" table:formula="of:=IF([.$D$5]=1;[.$I$3]*([.C513]-[.$I$4])^2+[.$I$5];&quot;&quot;)">
            <text:p/>
          </table:table-cell>
          <table:table-cell table:style-name="ce20" table:formula="of:=IF(AND([.$D$5]=1;[.C513]&lt;&gt;&quot;&quot;);[.D513]-[.G513])" office:value-type="float" office:value="0" calcext:value-type="float">
            <text:p>0</text:p>
          </table:table-cell>
          <table:table-cell table:number-columns-repeated="1016"/>
        </table:table-row>
        <table:table-row table:style-name="ro2">
          <table:table-cell table:number-columns-repeated="4"/>
          <table:table-cell table:style-name="ce20" table:formula="of:=IF(AND([.$D$3]=1;[.C514]&lt;&gt;&quot;&quot;);[.$F$3]*[.C514]+[.$F$4])" office:value-type="float" office:value="0" calcext:value-type="float">
            <text:p>0</text:p>
          </table:table-cell>
          <table:table-cell table:style-name="ce20" table:formula="of:=IF(AND([.$D$3]=1;[.C514]&lt;&gt;&quot;&quot;);[.D514]-[.E514])" office:value-type="float" office:value="0" calcext:value-type="float">
            <text:p>0</text:p>
          </table:table-cell>
          <table:table-cell table:style-name="ce20" table:formula="of:=IF([.$D$5]=1;[.$I$3]*([.C514]-[.$I$4])^2+[.$I$5];&quot;&quot;)">
            <text:p/>
          </table:table-cell>
          <table:table-cell table:style-name="ce20" table:formula="of:=IF(AND([.$D$5]=1;[.C514]&lt;&gt;&quot;&quot;);[.D514]-[.G514])" office:value-type="float" office:value="0" calcext:value-type="float">
            <text:p>0</text:p>
          </table:table-cell>
          <table:table-cell table:number-columns-repeated="1016"/>
        </table:table-row>
        <table:table-row table:style-name="ro2">
          <table:table-cell table:number-columns-repeated="4"/>
          <table:table-cell table:style-name="ce20" table:formula="of:=IF(AND([.$D$3]=1;[.C515]&lt;&gt;&quot;&quot;);[.$F$3]*[.C515]+[.$F$4])" office:value-type="float" office:value="0" calcext:value-type="float">
            <text:p>0</text:p>
          </table:table-cell>
          <table:table-cell table:style-name="ce20" table:formula="of:=IF(AND([.$D$3]=1;[.C515]&lt;&gt;&quot;&quot;);[.D515]-[.E515])" office:value-type="float" office:value="0" calcext:value-type="float">
            <text:p>0</text:p>
          </table:table-cell>
          <table:table-cell table:style-name="ce20" table:formula="of:=IF([.$D$5]=1;[.$I$3]*([.C515]-[.$I$4])^2+[.$I$5];&quot;&quot;)">
            <text:p/>
          </table:table-cell>
          <table:table-cell table:style-name="ce20" table:formula="of:=IF(AND([.$D$5]=1;[.C515]&lt;&gt;&quot;&quot;);[.D515]-[.G515])" office:value-type="float" office:value="0" calcext:value-type="float">
            <text:p>0</text:p>
          </table:table-cell>
          <table:table-cell table:number-columns-repeated="1016"/>
        </table:table-row>
        <table:table-row table:style-name="ro2">
          <table:table-cell table:number-columns-repeated="4"/>
          <table:table-cell table:style-name="ce20" table:formula="of:=IF(AND([.$D$3]=1;[.C516]&lt;&gt;&quot;&quot;);[.$F$3]*[.C516]+[.$F$4])" office:value-type="float" office:value="0" calcext:value-type="float">
            <text:p>0</text:p>
          </table:table-cell>
          <table:table-cell table:style-name="ce20" table:formula="of:=IF(AND([.$D$3]=1;[.C516]&lt;&gt;&quot;&quot;);[.D516]-[.E516])" office:value-type="float" office:value="0" calcext:value-type="float">
            <text:p>0</text:p>
          </table:table-cell>
          <table:table-cell table:style-name="ce20" table:formula="of:=IF([.$D$5]=1;[.$I$3]*([.C516]-[.$I$4])^2+[.$I$5];&quot;&quot;)">
            <text:p/>
          </table:table-cell>
          <table:table-cell table:style-name="ce20" table:formula="of:=IF(AND([.$D$5]=1;[.C516]&lt;&gt;&quot;&quot;);[.D516]-[.G516])" office:value-type="float" office:value="0" calcext:value-type="float">
            <text:p>0</text:p>
          </table:table-cell>
          <table:table-cell table:number-columns-repeated="1016"/>
        </table:table-row>
        <table:table-row table:style-name="ro2">
          <table:table-cell table:number-columns-repeated="4"/>
          <table:table-cell table:style-name="ce20" table:formula="of:=IF(AND([.$D$3]=1;[.C517]&lt;&gt;&quot;&quot;);[.$F$3]*[.C517]+[.$F$4])" office:value-type="float" office:value="0" calcext:value-type="float">
            <text:p>0</text:p>
          </table:table-cell>
          <table:table-cell table:style-name="ce20" table:formula="of:=IF(AND([.$D$3]=1;[.C517]&lt;&gt;&quot;&quot;);[.D517]-[.E517])" office:value-type="float" office:value="0" calcext:value-type="float">
            <text:p>0</text:p>
          </table:table-cell>
          <table:table-cell table:style-name="ce20" table:formula="of:=IF([.$D$5]=1;[.$I$3]*([.C517]-[.$I$4])^2+[.$I$5];&quot;&quot;)">
            <text:p/>
          </table:table-cell>
          <table:table-cell table:style-name="ce20" table:formula="of:=IF(AND([.$D$5]=1;[.C517]&lt;&gt;&quot;&quot;);[.D517]-[.G517])" office:value-type="float" office:value="0" calcext:value-type="float">
            <text:p>0</text:p>
          </table:table-cell>
          <table:table-cell table:number-columns-repeated="1016"/>
        </table:table-row>
        <table:table-row table:style-name="ro2">
          <table:table-cell table:number-columns-repeated="4"/>
          <table:table-cell table:style-name="ce20" table:formula="of:=IF(AND([.$D$3]=1;[.C518]&lt;&gt;&quot;&quot;);[.$F$3]*[.C518]+[.$F$4])" office:value-type="float" office:value="0" calcext:value-type="float">
            <text:p>0</text:p>
          </table:table-cell>
          <table:table-cell table:style-name="ce20" table:formula="of:=IF(AND([.$D$3]=1;[.C518]&lt;&gt;&quot;&quot;);[.D518]-[.E518])" office:value-type="float" office:value="0" calcext:value-type="float">
            <text:p>0</text:p>
          </table:table-cell>
          <table:table-cell table:style-name="ce20" table:formula="of:=IF([.$D$5]=1;[.$I$3]*([.C518]-[.$I$4])^2+[.$I$5];&quot;&quot;)">
            <text:p/>
          </table:table-cell>
          <table:table-cell table:style-name="ce20" table:formula="of:=IF(AND([.$D$5]=1;[.C518]&lt;&gt;&quot;&quot;);[.D518]-[.G518])" office:value-type="float" office:value="0" calcext:value-type="float">
            <text:p>0</text:p>
          </table:table-cell>
          <table:table-cell table:number-columns-repeated="1016"/>
        </table:table-row>
        <table:table-row table:style-name="ro2">
          <table:table-cell table:number-columns-repeated="4"/>
          <table:table-cell table:style-name="ce20" table:formula="of:=IF(AND([.$D$3]=1;[.C519]&lt;&gt;&quot;&quot;);[.$F$3]*[.C519]+[.$F$4])" office:value-type="float" office:value="0" calcext:value-type="float">
            <text:p>0</text:p>
          </table:table-cell>
          <table:table-cell table:style-name="ce20" table:formula="of:=IF(AND([.$D$3]=1;[.C519]&lt;&gt;&quot;&quot;);[.D519]-[.E519])" office:value-type="float" office:value="0" calcext:value-type="float">
            <text:p>0</text:p>
          </table:table-cell>
          <table:table-cell table:style-name="ce20" table:formula="of:=IF([.$D$5]=1;[.$I$3]*([.C519]-[.$I$4])^2+[.$I$5];&quot;&quot;)">
            <text:p/>
          </table:table-cell>
          <table:table-cell table:style-name="ce20" table:formula="of:=IF(AND([.$D$5]=1;[.C519]&lt;&gt;&quot;&quot;);[.D519]-[.G519])" office:value-type="float" office:value="0" calcext:value-type="float">
            <text:p>0</text:p>
          </table:table-cell>
          <table:table-cell table:number-columns-repeated="1016"/>
        </table:table-row>
        <table:table-row table:style-name="ro2">
          <table:table-cell table:number-columns-repeated="4"/>
          <table:table-cell table:style-name="ce20" table:formula="of:=IF(AND([.$D$3]=1;[.C520]&lt;&gt;&quot;&quot;);[.$F$3]*[.C520]+[.$F$4])" office:value-type="float" office:value="0" calcext:value-type="float">
            <text:p>0</text:p>
          </table:table-cell>
          <table:table-cell table:style-name="ce20" table:formula="of:=IF(AND([.$D$3]=1;[.C520]&lt;&gt;&quot;&quot;);[.D520]-[.E520])" office:value-type="float" office:value="0" calcext:value-type="float">
            <text:p>0</text:p>
          </table:table-cell>
          <table:table-cell table:style-name="ce20" table:formula="of:=IF([.$D$5]=1;[.$I$3]*([.C520]-[.$I$4])^2+[.$I$5];&quot;&quot;)">
            <text:p/>
          </table:table-cell>
          <table:table-cell table:style-name="ce20" table:formula="of:=IF(AND([.$D$5]=1;[.C520]&lt;&gt;&quot;&quot;);[.D520]-[.G520])" office:value-type="float" office:value="0" calcext:value-type="float">
            <text:p>0</text:p>
          </table:table-cell>
          <table:table-cell table:number-columns-repeated="1016"/>
        </table:table-row>
        <table:table-row table:style-name="ro2">
          <table:table-cell table:number-columns-repeated="4"/>
          <table:table-cell table:style-name="ce20" table:formula="of:=IF(AND([.$D$3]=1;[.C521]&lt;&gt;&quot;&quot;);[.$F$3]*[.C521]+[.$F$4])" office:value-type="float" office:value="0" calcext:value-type="float">
            <text:p>0</text:p>
          </table:table-cell>
          <table:table-cell table:style-name="ce20" table:formula="of:=IF(AND([.$D$3]=1;[.C521]&lt;&gt;&quot;&quot;);[.D521]-[.E521])" office:value-type="float" office:value="0" calcext:value-type="float">
            <text:p>0</text:p>
          </table:table-cell>
          <table:table-cell table:style-name="ce20" table:formula="of:=IF([.$D$5]=1;[.$I$3]*([.C521]-[.$I$4])^2+[.$I$5];&quot;&quot;)">
            <text:p/>
          </table:table-cell>
          <table:table-cell table:style-name="ce20" table:formula="of:=IF(AND([.$D$5]=1;[.C521]&lt;&gt;&quot;&quot;);[.D521]-[.G521])" office:value-type="float" office:value="0" calcext:value-type="float">
            <text:p>0</text:p>
          </table:table-cell>
          <table:table-cell table:number-columns-repeated="1016"/>
        </table:table-row>
        <table:table-row table:style-name="ro2">
          <table:table-cell table:number-columns-repeated="4"/>
          <table:table-cell table:style-name="ce20" table:formula="of:=IF(AND([.$D$3]=1;[.C522]&lt;&gt;&quot;&quot;);[.$F$3]*[.C522]+[.$F$4])" office:value-type="float" office:value="0" calcext:value-type="float">
            <text:p>0</text:p>
          </table:table-cell>
          <table:table-cell table:style-name="ce20" table:formula="of:=IF(AND([.$D$3]=1;[.C522]&lt;&gt;&quot;&quot;);[.D522]-[.E522])" office:value-type="float" office:value="0" calcext:value-type="float">
            <text:p>0</text:p>
          </table:table-cell>
          <table:table-cell table:style-name="ce20" table:formula="of:=IF([.$D$5]=1;[.$I$3]*([.C522]-[.$I$4])^2+[.$I$5];&quot;&quot;)">
            <text:p/>
          </table:table-cell>
          <table:table-cell table:style-name="ce20" table:formula="of:=IF(AND([.$D$5]=1;[.C522]&lt;&gt;&quot;&quot;);[.D522]-[.G522])" office:value-type="float" office:value="0" calcext:value-type="float">
            <text:p>0</text:p>
          </table:table-cell>
          <table:table-cell table:number-columns-repeated="1016"/>
        </table:table-row>
        <table:table-row table:style-name="ro2">
          <table:table-cell table:number-columns-repeated="4"/>
          <table:table-cell table:style-name="ce20" table:formula="of:=IF(AND([.$D$3]=1;[.C523]&lt;&gt;&quot;&quot;);[.$F$3]*[.C523]+[.$F$4])" office:value-type="float" office:value="0" calcext:value-type="float">
            <text:p>0</text:p>
          </table:table-cell>
          <table:table-cell table:style-name="ce20" table:formula="of:=IF(AND([.$D$3]=1;[.C523]&lt;&gt;&quot;&quot;);[.D523]-[.E523])" office:value-type="float" office:value="0" calcext:value-type="float">
            <text:p>0</text:p>
          </table:table-cell>
          <table:table-cell table:style-name="ce20" table:formula="of:=IF([.$D$5]=1;[.$I$3]*([.C523]-[.$I$4])^2+[.$I$5];&quot;&quot;)">
            <text:p/>
          </table:table-cell>
          <table:table-cell table:style-name="ce20" table:formula="of:=IF(AND([.$D$5]=1;[.C523]&lt;&gt;&quot;&quot;);[.D523]-[.G523])" office:value-type="float" office:value="0" calcext:value-type="float">
            <text:p>0</text:p>
          </table:table-cell>
          <table:table-cell table:number-columns-repeated="1016"/>
        </table:table-row>
        <table:table-row table:style-name="ro2">
          <table:table-cell table:number-columns-repeated="4"/>
          <table:table-cell table:style-name="ce20" table:formula="of:=IF(AND([.$D$3]=1;[.C524]&lt;&gt;&quot;&quot;);[.$F$3]*[.C524]+[.$F$4])" office:value-type="float" office:value="0" calcext:value-type="float">
            <text:p>0</text:p>
          </table:table-cell>
          <table:table-cell table:style-name="ce20" table:formula="of:=IF(AND([.$D$3]=1;[.C524]&lt;&gt;&quot;&quot;);[.D524]-[.E524])" office:value-type="float" office:value="0" calcext:value-type="float">
            <text:p>0</text:p>
          </table:table-cell>
          <table:table-cell table:style-name="ce20" table:formula="of:=IF([.$D$5]=1;[.$I$3]*([.C524]-[.$I$4])^2+[.$I$5];&quot;&quot;)">
            <text:p/>
          </table:table-cell>
          <table:table-cell table:style-name="ce20" table:formula="of:=IF(AND([.$D$5]=1;[.C524]&lt;&gt;&quot;&quot;);[.D524]-[.G524])" office:value-type="float" office:value="0" calcext:value-type="float">
            <text:p>0</text:p>
          </table:table-cell>
          <table:table-cell table:number-columns-repeated="1016"/>
        </table:table-row>
        <table:table-row table:style-name="ro2">
          <table:table-cell table:number-columns-repeated="4"/>
          <table:table-cell table:style-name="ce20" table:formula="of:=IF(AND([.$D$3]=1;[.C525]&lt;&gt;&quot;&quot;);[.$F$3]*[.C525]+[.$F$4])" office:value-type="float" office:value="0" calcext:value-type="float">
            <text:p>0</text:p>
          </table:table-cell>
          <table:table-cell table:style-name="ce20" table:formula="of:=IF(AND([.$D$3]=1;[.C525]&lt;&gt;&quot;&quot;);[.D525]-[.E525])" office:value-type="float" office:value="0" calcext:value-type="float">
            <text:p>0</text:p>
          </table:table-cell>
          <table:table-cell table:style-name="ce20" table:formula="of:=IF([.$D$5]=1;[.$I$3]*([.C525]-[.$I$4])^2+[.$I$5];&quot;&quot;)">
            <text:p/>
          </table:table-cell>
          <table:table-cell table:style-name="ce20" table:formula="of:=IF(AND([.$D$5]=1;[.C525]&lt;&gt;&quot;&quot;);[.D525]-[.G525])" office:value-type="float" office:value="0" calcext:value-type="float">
            <text:p>0</text:p>
          </table:table-cell>
          <table:table-cell table:number-columns-repeated="1016"/>
        </table:table-row>
        <table:table-row table:style-name="ro2">
          <table:table-cell table:number-columns-repeated="4"/>
          <table:table-cell table:style-name="ce20" table:formula="of:=IF(AND([.$D$3]=1;[.C526]&lt;&gt;&quot;&quot;);[.$F$3]*[.C526]+[.$F$4])" office:value-type="float" office:value="0" calcext:value-type="float">
            <text:p>0</text:p>
          </table:table-cell>
          <table:table-cell table:style-name="ce20" table:formula="of:=IF(AND([.$D$3]=1;[.C526]&lt;&gt;&quot;&quot;);[.D526]-[.E526])" office:value-type="float" office:value="0" calcext:value-type="float">
            <text:p>0</text:p>
          </table:table-cell>
          <table:table-cell table:style-name="ce20" table:formula="of:=IF([.$D$5]=1;[.$I$3]*([.C526]-[.$I$4])^2+[.$I$5];&quot;&quot;)">
            <text:p/>
          </table:table-cell>
          <table:table-cell table:style-name="ce20" table:formula="of:=IF(AND([.$D$5]=1;[.C526]&lt;&gt;&quot;&quot;);[.D526]-[.G526])" office:value-type="float" office:value="0" calcext:value-type="float">
            <text:p>0</text:p>
          </table:table-cell>
          <table:table-cell table:number-columns-repeated="1016"/>
        </table:table-row>
        <table:table-row table:style-name="ro2">
          <table:table-cell table:number-columns-repeated="4"/>
          <table:table-cell table:style-name="ce20" table:formula="of:=IF(AND([.$D$3]=1;[.C527]&lt;&gt;&quot;&quot;);[.$F$3]*[.C527]+[.$F$4])" office:value-type="float" office:value="0" calcext:value-type="float">
            <text:p>0</text:p>
          </table:table-cell>
          <table:table-cell table:style-name="ce20" table:formula="of:=IF(AND([.$D$3]=1;[.C527]&lt;&gt;&quot;&quot;);[.D527]-[.E527])" office:value-type="float" office:value="0" calcext:value-type="float">
            <text:p>0</text:p>
          </table:table-cell>
          <table:table-cell table:style-name="ce20" table:formula="of:=IF([.$D$5]=1;[.$I$3]*([.C527]-[.$I$4])^2+[.$I$5];&quot;&quot;)">
            <text:p/>
          </table:table-cell>
          <table:table-cell table:style-name="ce20" table:formula="of:=IF(AND([.$D$5]=1;[.C527]&lt;&gt;&quot;&quot;);[.D527]-[.G527])" office:value-type="float" office:value="0" calcext:value-type="float">
            <text:p>0</text:p>
          </table:table-cell>
          <table:table-cell table:number-columns-repeated="1016"/>
        </table:table-row>
        <table:table-row table:style-name="ro2">
          <table:table-cell table:number-columns-repeated="4"/>
          <table:table-cell table:style-name="ce20" table:formula="of:=IF(AND([.$D$3]=1;[.C528]&lt;&gt;&quot;&quot;);[.$F$3]*[.C528]+[.$F$4])" office:value-type="float" office:value="0" calcext:value-type="float">
            <text:p>0</text:p>
          </table:table-cell>
          <table:table-cell table:style-name="ce20" table:formula="of:=IF(AND([.$D$3]=1;[.C528]&lt;&gt;&quot;&quot;);[.D528]-[.E528])" office:value-type="float" office:value="0" calcext:value-type="float">
            <text:p>0</text:p>
          </table:table-cell>
          <table:table-cell table:style-name="ce20" table:formula="of:=IF([.$D$5]=1;[.$I$3]*([.C528]-[.$I$4])^2+[.$I$5];&quot;&quot;)">
            <text:p/>
          </table:table-cell>
          <table:table-cell table:style-name="ce20" table:formula="of:=IF(AND([.$D$5]=1;[.C528]&lt;&gt;&quot;&quot;);[.D528]-[.G528])" office:value-type="float" office:value="0" calcext:value-type="float">
            <text:p>0</text:p>
          </table:table-cell>
          <table:table-cell table:number-columns-repeated="1016"/>
        </table:table-row>
        <table:table-row table:style-name="ro2">
          <table:table-cell table:number-columns-repeated="4"/>
          <table:table-cell table:style-name="ce20" table:formula="of:=IF(AND([.$D$3]=1;[.C529]&lt;&gt;&quot;&quot;);[.$F$3]*[.C529]+[.$F$4])" office:value-type="float" office:value="0" calcext:value-type="float">
            <text:p>0</text:p>
          </table:table-cell>
          <table:table-cell table:style-name="ce20" table:formula="of:=IF(AND([.$D$3]=1;[.C529]&lt;&gt;&quot;&quot;);[.D529]-[.E529])" office:value-type="float" office:value="0" calcext:value-type="float">
            <text:p>0</text:p>
          </table:table-cell>
          <table:table-cell table:style-name="ce20" table:formula="of:=IF([.$D$5]=1;[.$I$3]*([.C529]-[.$I$4])^2+[.$I$5];&quot;&quot;)">
            <text:p/>
          </table:table-cell>
          <table:table-cell table:style-name="ce20" table:formula="of:=IF(AND([.$D$5]=1;[.C529]&lt;&gt;&quot;&quot;);[.D529]-[.G529])" office:value-type="float" office:value="0" calcext:value-type="float">
            <text:p>0</text:p>
          </table:table-cell>
          <table:table-cell table:number-columns-repeated="1016"/>
        </table:table-row>
        <table:table-row table:style-name="ro2">
          <table:table-cell table:number-columns-repeated="4"/>
          <table:table-cell table:style-name="ce20" table:formula="of:=IF(AND([.$D$3]=1;[.C530]&lt;&gt;&quot;&quot;);[.$F$3]*[.C530]+[.$F$4])" office:value-type="float" office:value="0" calcext:value-type="float">
            <text:p>0</text:p>
          </table:table-cell>
          <table:table-cell table:style-name="ce20" table:formula="of:=IF(AND([.$D$3]=1;[.C530]&lt;&gt;&quot;&quot;);[.D530]-[.E530])" office:value-type="float" office:value="0" calcext:value-type="float">
            <text:p>0</text:p>
          </table:table-cell>
          <table:table-cell table:style-name="ce20" table:formula="of:=IF([.$D$5]=1;[.$I$3]*([.C530]-[.$I$4])^2+[.$I$5];&quot;&quot;)">
            <text:p/>
          </table:table-cell>
          <table:table-cell table:style-name="ce20" table:formula="of:=IF(AND([.$D$5]=1;[.C530]&lt;&gt;&quot;&quot;);[.D530]-[.G530])" office:value-type="float" office:value="0" calcext:value-type="float">
            <text:p>0</text:p>
          </table:table-cell>
          <table:table-cell table:number-columns-repeated="1016"/>
        </table:table-row>
        <table:table-row table:style-name="ro2">
          <table:table-cell table:number-columns-repeated="4"/>
          <table:table-cell table:style-name="ce20" table:formula="of:=IF(AND([.$D$3]=1;[.C531]&lt;&gt;&quot;&quot;);[.$F$3]*[.C531]+[.$F$4])" office:value-type="float" office:value="0" calcext:value-type="float">
            <text:p>0</text:p>
          </table:table-cell>
          <table:table-cell table:style-name="ce20" table:formula="of:=IF(AND([.$D$3]=1;[.C531]&lt;&gt;&quot;&quot;);[.D531]-[.E531])" office:value-type="float" office:value="0" calcext:value-type="float">
            <text:p>0</text:p>
          </table:table-cell>
          <table:table-cell table:style-name="ce20" table:formula="of:=IF([.$D$5]=1;[.$I$3]*([.C531]-[.$I$4])^2+[.$I$5];&quot;&quot;)">
            <text:p/>
          </table:table-cell>
          <table:table-cell table:style-name="ce20" table:formula="of:=IF(AND([.$D$5]=1;[.C531]&lt;&gt;&quot;&quot;);[.D531]-[.G531])" office:value-type="float" office:value="0" calcext:value-type="float">
            <text:p>0</text:p>
          </table:table-cell>
          <table:table-cell table:number-columns-repeated="1016"/>
        </table:table-row>
        <table:table-row table:style-name="ro2">
          <table:table-cell table:number-columns-repeated="4"/>
          <table:table-cell table:style-name="ce20" table:formula="of:=IF(AND([.$D$3]=1;[.C532]&lt;&gt;&quot;&quot;);[.$F$3]*[.C532]+[.$F$4])" office:value-type="float" office:value="0" calcext:value-type="float">
            <text:p>0</text:p>
          </table:table-cell>
          <table:table-cell table:style-name="ce20" table:formula="of:=IF(AND([.$D$3]=1;[.C532]&lt;&gt;&quot;&quot;);[.D532]-[.E532])" office:value-type="float" office:value="0" calcext:value-type="float">
            <text:p>0</text:p>
          </table:table-cell>
          <table:table-cell table:style-name="ce20" table:formula="of:=IF([.$D$5]=1;[.$I$3]*([.C532]-[.$I$4])^2+[.$I$5];&quot;&quot;)">
            <text:p/>
          </table:table-cell>
          <table:table-cell table:style-name="ce20" table:formula="of:=IF(AND([.$D$5]=1;[.C532]&lt;&gt;&quot;&quot;);[.D532]-[.G532])" office:value-type="float" office:value="0" calcext:value-type="float">
            <text:p>0</text:p>
          </table:table-cell>
          <table:table-cell table:number-columns-repeated="1016"/>
        </table:table-row>
        <table:table-row table:style-name="ro2">
          <table:table-cell table:number-columns-repeated="4"/>
          <table:table-cell table:style-name="ce20" table:formula="of:=IF(AND([.$D$3]=1;[.C533]&lt;&gt;&quot;&quot;);[.$F$3]*[.C533]+[.$F$4])" office:value-type="float" office:value="0" calcext:value-type="float">
            <text:p>0</text:p>
          </table:table-cell>
          <table:table-cell table:style-name="ce20" table:formula="of:=IF(AND([.$D$3]=1;[.C533]&lt;&gt;&quot;&quot;);[.D533]-[.E533])" office:value-type="float" office:value="0" calcext:value-type="float">
            <text:p>0</text:p>
          </table:table-cell>
          <table:table-cell table:style-name="ce20" table:formula="of:=IF([.$D$5]=1;[.$I$3]*([.C533]-[.$I$4])^2+[.$I$5];&quot;&quot;)">
            <text:p/>
          </table:table-cell>
          <table:table-cell table:style-name="ce20" table:formula="of:=IF(AND([.$D$5]=1;[.C533]&lt;&gt;&quot;&quot;);[.D533]-[.G533])" office:value-type="float" office:value="0" calcext:value-type="float">
            <text:p>0</text:p>
          </table:table-cell>
          <table:table-cell table:number-columns-repeated="1016"/>
        </table:table-row>
        <table:table-row table:style-name="ro2">
          <table:table-cell table:number-columns-repeated="4"/>
          <table:table-cell table:style-name="ce20" table:formula="of:=IF(AND([.$D$3]=1;[.C534]&lt;&gt;&quot;&quot;);[.$F$3]*[.C534]+[.$F$4])" office:value-type="float" office:value="0" calcext:value-type="float">
            <text:p>0</text:p>
          </table:table-cell>
          <table:table-cell table:style-name="ce20" table:formula="of:=IF(AND([.$D$3]=1;[.C534]&lt;&gt;&quot;&quot;);[.D534]-[.E534])" office:value-type="float" office:value="0" calcext:value-type="float">
            <text:p>0</text:p>
          </table:table-cell>
          <table:table-cell table:style-name="ce20" table:formula="of:=IF([.$D$5]=1;[.$I$3]*([.C534]-[.$I$4])^2+[.$I$5];&quot;&quot;)">
            <text:p/>
          </table:table-cell>
          <table:table-cell table:style-name="ce20" table:formula="of:=IF(AND([.$D$5]=1;[.C534]&lt;&gt;&quot;&quot;);[.D534]-[.G534])" office:value-type="float" office:value="0" calcext:value-type="float">
            <text:p>0</text:p>
          </table:table-cell>
          <table:table-cell table:number-columns-repeated="1016"/>
        </table:table-row>
        <table:table-row table:style-name="ro2">
          <table:table-cell table:number-columns-repeated="4"/>
          <table:table-cell table:style-name="ce20" table:formula="of:=IF(AND([.$D$3]=1;[.C535]&lt;&gt;&quot;&quot;);[.$F$3]*[.C535]+[.$F$4])" office:value-type="float" office:value="0" calcext:value-type="float">
            <text:p>0</text:p>
          </table:table-cell>
          <table:table-cell table:style-name="ce20" table:formula="of:=IF(AND([.$D$3]=1;[.C535]&lt;&gt;&quot;&quot;);[.D535]-[.E535])" office:value-type="float" office:value="0" calcext:value-type="float">
            <text:p>0</text:p>
          </table:table-cell>
          <table:table-cell table:style-name="ce20" table:formula="of:=IF([.$D$5]=1;[.$I$3]*([.C535]-[.$I$4])^2+[.$I$5];&quot;&quot;)">
            <text:p/>
          </table:table-cell>
          <table:table-cell table:style-name="ce20" table:formula="of:=IF(AND([.$D$5]=1;[.C535]&lt;&gt;&quot;&quot;);[.D535]-[.G535])" office:value-type="float" office:value="0" calcext:value-type="float">
            <text:p>0</text:p>
          </table:table-cell>
          <table:table-cell table:number-columns-repeated="1016"/>
        </table:table-row>
        <table:table-row table:style-name="ro2">
          <table:table-cell table:number-columns-repeated="4"/>
          <table:table-cell table:style-name="ce20" table:formula="of:=IF(AND([.$D$3]=1;[.C536]&lt;&gt;&quot;&quot;);[.$F$3]*[.C536]+[.$F$4])" office:value-type="float" office:value="0" calcext:value-type="float">
            <text:p>0</text:p>
          </table:table-cell>
          <table:table-cell table:style-name="ce20" table:formula="of:=IF(AND([.$D$3]=1;[.C536]&lt;&gt;&quot;&quot;);[.D536]-[.E536])" office:value-type="float" office:value="0" calcext:value-type="float">
            <text:p>0</text:p>
          </table:table-cell>
          <table:table-cell table:style-name="ce20" table:formula="of:=IF([.$D$5]=1;[.$I$3]*([.C536]-[.$I$4])^2+[.$I$5];&quot;&quot;)">
            <text:p/>
          </table:table-cell>
          <table:table-cell table:style-name="ce20" table:formula="of:=IF(AND([.$D$5]=1;[.C536]&lt;&gt;&quot;&quot;);[.D536]-[.G536])" office:value-type="float" office:value="0" calcext:value-type="float">
            <text:p>0</text:p>
          </table:table-cell>
          <table:table-cell table:number-columns-repeated="1016"/>
        </table:table-row>
        <table:table-row table:style-name="ro2">
          <table:table-cell table:number-columns-repeated="4"/>
          <table:table-cell table:style-name="ce20" table:formula="of:=IF(AND([.$D$3]=1;[.C537]&lt;&gt;&quot;&quot;);[.$F$3]*[.C537]+[.$F$4])" office:value-type="float" office:value="0" calcext:value-type="float">
            <text:p>0</text:p>
          </table:table-cell>
          <table:table-cell table:style-name="ce20" table:formula="of:=IF(AND([.$D$3]=1;[.C537]&lt;&gt;&quot;&quot;);[.D537]-[.E537])" office:value-type="float" office:value="0" calcext:value-type="float">
            <text:p>0</text:p>
          </table:table-cell>
          <table:table-cell table:style-name="ce20" table:formula="of:=IF([.$D$5]=1;[.$I$3]*([.C537]-[.$I$4])^2+[.$I$5];&quot;&quot;)">
            <text:p/>
          </table:table-cell>
          <table:table-cell table:style-name="ce20" table:formula="of:=IF(AND([.$D$5]=1;[.C537]&lt;&gt;&quot;&quot;);[.D537]-[.G537])" office:value-type="float" office:value="0" calcext:value-type="float">
            <text:p>0</text:p>
          </table:table-cell>
          <table:table-cell table:number-columns-repeated="1016"/>
        </table:table-row>
        <table:table-row table:style-name="ro2">
          <table:table-cell table:number-columns-repeated="4"/>
          <table:table-cell table:style-name="ce20" table:formula="of:=IF(AND([.$D$3]=1;[.C538]&lt;&gt;&quot;&quot;);[.$F$3]*[.C538]+[.$F$4])" office:value-type="float" office:value="0" calcext:value-type="float">
            <text:p>0</text:p>
          </table:table-cell>
          <table:table-cell table:style-name="ce20" table:formula="of:=IF(AND([.$D$3]=1;[.C538]&lt;&gt;&quot;&quot;);[.D538]-[.E538])" office:value-type="float" office:value="0" calcext:value-type="float">
            <text:p>0</text:p>
          </table:table-cell>
          <table:table-cell table:style-name="ce20" table:formula="of:=IF([.$D$5]=1;[.$I$3]*([.C538]-[.$I$4])^2+[.$I$5];&quot;&quot;)">
            <text:p/>
          </table:table-cell>
          <table:table-cell table:style-name="ce20" table:formula="of:=IF(AND([.$D$5]=1;[.C538]&lt;&gt;&quot;&quot;);[.D538]-[.G538])" office:value-type="float" office:value="0" calcext:value-type="float">
            <text:p>0</text:p>
          </table:table-cell>
          <table:table-cell table:number-columns-repeated="1016"/>
        </table:table-row>
        <table:table-row table:style-name="ro2">
          <table:table-cell table:number-columns-repeated="4"/>
          <table:table-cell table:style-name="ce20" table:formula="of:=IF(AND([.$D$3]=1;[.C539]&lt;&gt;&quot;&quot;);[.$F$3]*[.C539]+[.$F$4])" office:value-type="float" office:value="0" calcext:value-type="float">
            <text:p>0</text:p>
          </table:table-cell>
          <table:table-cell table:style-name="ce20" table:formula="of:=IF(AND([.$D$3]=1;[.C539]&lt;&gt;&quot;&quot;);[.D539]-[.E539])" office:value-type="float" office:value="0" calcext:value-type="float">
            <text:p>0</text:p>
          </table:table-cell>
          <table:table-cell table:style-name="ce20" table:formula="of:=IF([.$D$5]=1;[.$I$3]*([.C539]-[.$I$4])^2+[.$I$5];&quot;&quot;)">
            <text:p/>
          </table:table-cell>
          <table:table-cell table:style-name="ce20" table:formula="of:=IF(AND([.$D$5]=1;[.C539]&lt;&gt;&quot;&quot;);[.D539]-[.G539])" office:value-type="float" office:value="0" calcext:value-type="float">
            <text:p>0</text:p>
          </table:table-cell>
          <table:table-cell table:number-columns-repeated="1016"/>
        </table:table-row>
        <table:table-row table:style-name="ro2">
          <table:table-cell table:number-columns-repeated="4"/>
          <table:table-cell table:style-name="ce20" table:formula="of:=IF(AND([.$D$3]=1;[.C540]&lt;&gt;&quot;&quot;);[.$F$3]*[.C540]+[.$F$4])" office:value-type="float" office:value="0" calcext:value-type="float">
            <text:p>0</text:p>
          </table:table-cell>
          <table:table-cell table:style-name="ce20" table:formula="of:=IF(AND([.$D$3]=1;[.C540]&lt;&gt;&quot;&quot;);[.D540]-[.E540])" office:value-type="float" office:value="0" calcext:value-type="float">
            <text:p>0</text:p>
          </table:table-cell>
          <table:table-cell table:style-name="ce20" table:formula="of:=IF([.$D$5]=1;[.$I$3]*([.C540]-[.$I$4])^2+[.$I$5];&quot;&quot;)">
            <text:p/>
          </table:table-cell>
          <table:table-cell table:style-name="ce20" table:formula="of:=IF(AND([.$D$5]=1;[.C540]&lt;&gt;&quot;&quot;);[.D540]-[.G540])" office:value-type="float" office:value="0" calcext:value-type="float">
            <text:p>0</text:p>
          </table:table-cell>
          <table:table-cell table:number-columns-repeated="1016"/>
        </table:table-row>
        <table:table-row table:style-name="ro2">
          <table:table-cell table:number-columns-repeated="4"/>
          <table:table-cell table:style-name="ce20" table:formula="of:=IF(AND([.$D$3]=1;[.C541]&lt;&gt;&quot;&quot;);[.$F$3]*[.C541]+[.$F$4])" office:value-type="float" office:value="0" calcext:value-type="float">
            <text:p>0</text:p>
          </table:table-cell>
          <table:table-cell table:style-name="ce20" table:formula="of:=IF(AND([.$D$3]=1;[.C541]&lt;&gt;&quot;&quot;);[.D541]-[.E541])" office:value-type="float" office:value="0" calcext:value-type="float">
            <text:p>0</text:p>
          </table:table-cell>
          <table:table-cell table:style-name="ce20" table:formula="of:=IF([.$D$5]=1;[.$I$3]*([.C541]-[.$I$4])^2+[.$I$5];&quot;&quot;)">
            <text:p/>
          </table:table-cell>
          <table:table-cell table:style-name="ce20" table:formula="of:=IF(AND([.$D$5]=1;[.C541]&lt;&gt;&quot;&quot;);[.D541]-[.G541])" office:value-type="float" office:value="0" calcext:value-type="float">
            <text:p>0</text:p>
          </table:table-cell>
          <table:table-cell table:number-columns-repeated="1016"/>
        </table:table-row>
        <table:table-row table:style-name="ro2">
          <table:table-cell table:number-columns-repeated="4"/>
          <table:table-cell table:style-name="ce20" table:formula="of:=IF(AND([.$D$3]=1;[.C542]&lt;&gt;&quot;&quot;);[.$F$3]*[.C542]+[.$F$4])" office:value-type="float" office:value="0" calcext:value-type="float">
            <text:p>0</text:p>
          </table:table-cell>
          <table:table-cell table:style-name="ce20" table:formula="of:=IF(AND([.$D$3]=1;[.C542]&lt;&gt;&quot;&quot;);[.D542]-[.E542])" office:value-type="float" office:value="0" calcext:value-type="float">
            <text:p>0</text:p>
          </table:table-cell>
          <table:table-cell table:style-name="ce20" table:formula="of:=IF([.$D$5]=1;[.$I$3]*([.C542]-[.$I$4])^2+[.$I$5];&quot;&quot;)">
            <text:p/>
          </table:table-cell>
          <table:table-cell table:style-name="ce20" table:formula="of:=IF(AND([.$D$5]=1;[.C542]&lt;&gt;&quot;&quot;);[.D542]-[.G542])" office:value-type="float" office:value="0" calcext:value-type="float">
            <text:p>0</text:p>
          </table:table-cell>
          <table:table-cell table:number-columns-repeated="1016"/>
        </table:table-row>
        <table:table-row table:style-name="ro2">
          <table:table-cell table:number-columns-repeated="4"/>
          <table:table-cell table:style-name="ce20" table:formula="of:=IF(AND([.$D$3]=1;[.C543]&lt;&gt;&quot;&quot;);[.$F$3]*[.C543]+[.$F$4])" office:value-type="float" office:value="0" calcext:value-type="float">
            <text:p>0</text:p>
          </table:table-cell>
          <table:table-cell table:style-name="ce20" table:formula="of:=IF(AND([.$D$3]=1;[.C543]&lt;&gt;&quot;&quot;);[.D543]-[.E543])" office:value-type="float" office:value="0" calcext:value-type="float">
            <text:p>0</text:p>
          </table:table-cell>
          <table:table-cell table:style-name="ce20" table:formula="of:=IF([.$D$5]=1;[.$I$3]*([.C543]-[.$I$4])^2+[.$I$5];&quot;&quot;)">
            <text:p/>
          </table:table-cell>
          <table:table-cell table:style-name="ce20" table:formula="of:=IF(AND([.$D$5]=1;[.C543]&lt;&gt;&quot;&quot;);[.D543]-[.G543])" office:value-type="float" office:value="0" calcext:value-type="float">
            <text:p>0</text:p>
          </table:table-cell>
          <table:table-cell table:number-columns-repeated="1016"/>
        </table:table-row>
        <table:table-row table:style-name="ro2">
          <table:table-cell table:number-columns-repeated="4"/>
          <table:table-cell table:style-name="ce20" table:formula="of:=IF(AND([.$D$3]=1;[.C544]&lt;&gt;&quot;&quot;);[.$F$3]*[.C544]+[.$F$4])" office:value-type="float" office:value="0" calcext:value-type="float">
            <text:p>0</text:p>
          </table:table-cell>
          <table:table-cell table:style-name="ce20" table:formula="of:=IF(AND([.$D$3]=1;[.C544]&lt;&gt;&quot;&quot;);[.D544]-[.E544])" office:value-type="float" office:value="0" calcext:value-type="float">
            <text:p>0</text:p>
          </table:table-cell>
          <table:table-cell table:style-name="ce20" table:formula="of:=IF([.$D$5]=1;[.$I$3]*([.C544]-[.$I$4])^2+[.$I$5];&quot;&quot;)">
            <text:p/>
          </table:table-cell>
          <table:table-cell table:style-name="ce20" table:formula="of:=IF(AND([.$D$5]=1;[.C544]&lt;&gt;&quot;&quot;);[.D544]-[.G544])" office:value-type="float" office:value="0" calcext:value-type="float">
            <text:p>0</text:p>
          </table:table-cell>
          <table:table-cell table:number-columns-repeated="1016"/>
        </table:table-row>
        <table:table-row table:style-name="ro2">
          <table:table-cell table:number-columns-repeated="4"/>
          <table:table-cell table:style-name="ce20" table:formula="of:=IF(AND([.$D$3]=1;[.C545]&lt;&gt;&quot;&quot;);[.$F$3]*[.C545]+[.$F$4])" office:value-type="float" office:value="0" calcext:value-type="float">
            <text:p>0</text:p>
          </table:table-cell>
          <table:table-cell table:style-name="ce20" table:formula="of:=IF(AND([.$D$3]=1;[.C545]&lt;&gt;&quot;&quot;);[.D545]-[.E545])" office:value-type="float" office:value="0" calcext:value-type="float">
            <text:p>0</text:p>
          </table:table-cell>
          <table:table-cell table:style-name="ce20" table:formula="of:=IF([.$D$5]=1;[.$I$3]*([.C545]-[.$I$4])^2+[.$I$5];&quot;&quot;)">
            <text:p/>
          </table:table-cell>
          <table:table-cell table:style-name="ce20" table:formula="of:=IF(AND([.$D$5]=1;[.C545]&lt;&gt;&quot;&quot;);[.D545]-[.G545])" office:value-type="float" office:value="0" calcext:value-type="float">
            <text:p>0</text:p>
          </table:table-cell>
          <table:table-cell table:number-columns-repeated="1016"/>
        </table:table-row>
        <table:table-row table:style-name="ro2">
          <table:table-cell table:number-columns-repeated="4"/>
          <table:table-cell table:style-name="ce20" table:formula="of:=IF(AND([.$D$3]=1;[.C546]&lt;&gt;&quot;&quot;);[.$F$3]*[.C546]+[.$F$4])" office:value-type="float" office:value="0" calcext:value-type="float">
            <text:p>0</text:p>
          </table:table-cell>
          <table:table-cell table:style-name="ce20" table:formula="of:=IF(AND([.$D$3]=1;[.C546]&lt;&gt;&quot;&quot;);[.D546]-[.E546])" office:value-type="float" office:value="0" calcext:value-type="float">
            <text:p>0</text:p>
          </table:table-cell>
          <table:table-cell table:style-name="ce20" table:formula="of:=IF([.$D$5]=1;[.$I$3]*([.C546]-[.$I$4])^2+[.$I$5];&quot;&quot;)">
            <text:p/>
          </table:table-cell>
          <table:table-cell table:style-name="ce20" table:formula="of:=IF(AND([.$D$5]=1;[.C546]&lt;&gt;&quot;&quot;);[.D546]-[.G546])" office:value-type="float" office:value="0" calcext:value-type="float">
            <text:p>0</text:p>
          </table:table-cell>
          <table:table-cell table:number-columns-repeated="1016"/>
        </table:table-row>
        <table:table-row table:style-name="ro2">
          <table:table-cell table:number-columns-repeated="4"/>
          <table:table-cell table:style-name="ce20" table:formula="of:=IF(AND([.$D$3]=1;[.C547]&lt;&gt;&quot;&quot;);[.$F$3]*[.C547]+[.$F$4])" office:value-type="float" office:value="0" calcext:value-type="float">
            <text:p>0</text:p>
          </table:table-cell>
          <table:table-cell table:style-name="ce20" table:formula="of:=IF(AND([.$D$3]=1;[.C547]&lt;&gt;&quot;&quot;);[.D547]-[.E547])" office:value-type="float" office:value="0" calcext:value-type="float">
            <text:p>0</text:p>
          </table:table-cell>
          <table:table-cell table:style-name="ce20" table:formula="of:=IF([.$D$5]=1;[.$I$3]*([.C547]-[.$I$4])^2+[.$I$5];&quot;&quot;)">
            <text:p/>
          </table:table-cell>
          <table:table-cell table:style-name="ce20" table:formula="of:=IF(AND([.$D$5]=1;[.C547]&lt;&gt;&quot;&quot;);[.D547]-[.G547])" office:value-type="float" office:value="0" calcext:value-type="float">
            <text:p>0</text:p>
          </table:table-cell>
          <table:table-cell table:number-columns-repeated="1016"/>
        </table:table-row>
        <table:table-row table:style-name="ro2">
          <table:table-cell table:number-columns-repeated="4"/>
          <table:table-cell table:style-name="ce20" table:formula="of:=IF(AND([.$D$3]=1;[.C548]&lt;&gt;&quot;&quot;);[.$F$3]*[.C548]+[.$F$4])" office:value-type="float" office:value="0" calcext:value-type="float">
            <text:p>0</text:p>
          </table:table-cell>
          <table:table-cell table:style-name="ce20" table:formula="of:=IF(AND([.$D$3]=1;[.C548]&lt;&gt;&quot;&quot;);[.D548]-[.E548])" office:value-type="float" office:value="0" calcext:value-type="float">
            <text:p>0</text:p>
          </table:table-cell>
          <table:table-cell table:style-name="ce20" table:formula="of:=IF([.$D$5]=1;[.$I$3]*([.C548]-[.$I$4])^2+[.$I$5];&quot;&quot;)">
            <text:p/>
          </table:table-cell>
          <table:table-cell table:style-name="ce20" table:formula="of:=IF(AND([.$D$5]=1;[.C548]&lt;&gt;&quot;&quot;);[.D548]-[.G548])" office:value-type="float" office:value="0" calcext:value-type="float">
            <text:p>0</text:p>
          </table:table-cell>
          <table:table-cell table:number-columns-repeated="1016"/>
        </table:table-row>
        <table:table-row table:style-name="ro2">
          <table:table-cell table:number-columns-repeated="4"/>
          <table:table-cell table:style-name="ce20" table:formula="of:=IF(AND([.$D$3]=1;[.C549]&lt;&gt;&quot;&quot;);[.$F$3]*[.C549]+[.$F$4])" office:value-type="float" office:value="0" calcext:value-type="float">
            <text:p>0</text:p>
          </table:table-cell>
          <table:table-cell table:style-name="ce20" table:formula="of:=IF(AND([.$D$3]=1;[.C549]&lt;&gt;&quot;&quot;);[.D549]-[.E549])" office:value-type="float" office:value="0" calcext:value-type="float">
            <text:p>0</text:p>
          </table:table-cell>
          <table:table-cell table:style-name="ce20" table:formula="of:=IF([.$D$5]=1;[.$I$3]*([.C549]-[.$I$4])^2+[.$I$5];&quot;&quot;)">
            <text:p/>
          </table:table-cell>
          <table:table-cell table:style-name="ce20" table:formula="of:=IF(AND([.$D$5]=1;[.C549]&lt;&gt;&quot;&quot;);[.D549]-[.G549])" office:value-type="float" office:value="0" calcext:value-type="float">
            <text:p>0</text:p>
          </table:table-cell>
          <table:table-cell table:number-columns-repeated="1016"/>
        </table:table-row>
        <table:table-row table:style-name="ro2">
          <table:table-cell table:number-columns-repeated="4"/>
          <table:table-cell table:style-name="ce20" table:formula="of:=IF(AND([.$D$3]=1;[.C550]&lt;&gt;&quot;&quot;);[.$F$3]*[.C550]+[.$F$4])" office:value-type="float" office:value="0" calcext:value-type="float">
            <text:p>0</text:p>
          </table:table-cell>
          <table:table-cell table:style-name="ce20" table:formula="of:=IF(AND([.$D$3]=1;[.C550]&lt;&gt;&quot;&quot;);[.D550]-[.E550])" office:value-type="float" office:value="0" calcext:value-type="float">
            <text:p>0</text:p>
          </table:table-cell>
          <table:table-cell table:style-name="ce20" table:formula="of:=IF([.$D$5]=1;[.$I$3]*([.C550]-[.$I$4])^2+[.$I$5];&quot;&quot;)">
            <text:p/>
          </table:table-cell>
          <table:table-cell table:style-name="ce20" table:formula="of:=IF(AND([.$D$5]=1;[.C550]&lt;&gt;&quot;&quot;);[.D550]-[.G550])" office:value-type="float" office:value="0" calcext:value-type="float">
            <text:p>0</text:p>
          </table:table-cell>
          <table:table-cell table:number-columns-repeated="1016"/>
        </table:table-row>
        <table:table-row table:style-name="ro2">
          <table:table-cell table:number-columns-repeated="4"/>
          <table:table-cell table:style-name="ce20" table:formula="of:=IF(AND([.$D$3]=1;[.C551]&lt;&gt;&quot;&quot;);[.$F$3]*[.C551]+[.$F$4])" office:value-type="float" office:value="0" calcext:value-type="float">
            <text:p>0</text:p>
          </table:table-cell>
          <table:table-cell table:style-name="ce20" table:formula="of:=IF(AND([.$D$3]=1;[.C551]&lt;&gt;&quot;&quot;);[.D551]-[.E551])" office:value-type="float" office:value="0" calcext:value-type="float">
            <text:p>0</text:p>
          </table:table-cell>
          <table:table-cell table:style-name="ce20" table:formula="of:=IF([.$D$5]=1;[.$I$3]*([.C551]-[.$I$4])^2+[.$I$5];&quot;&quot;)">
            <text:p/>
          </table:table-cell>
          <table:table-cell table:style-name="ce20" table:formula="of:=IF(AND([.$D$5]=1;[.C551]&lt;&gt;&quot;&quot;);[.D551]-[.G551])" office:value-type="float" office:value="0" calcext:value-type="float">
            <text:p>0</text:p>
          </table:table-cell>
          <table:table-cell table:number-columns-repeated="1016"/>
        </table:table-row>
        <table:table-row table:style-name="ro2">
          <table:table-cell table:number-columns-repeated="4"/>
          <table:table-cell table:style-name="ce20" table:formula="of:=IF(AND([.$D$3]=1;[.C552]&lt;&gt;&quot;&quot;);[.$F$3]*[.C552]+[.$F$4])" office:value-type="float" office:value="0" calcext:value-type="float">
            <text:p>0</text:p>
          </table:table-cell>
          <table:table-cell table:style-name="ce20" table:formula="of:=IF(AND([.$D$3]=1;[.C552]&lt;&gt;&quot;&quot;);[.D552]-[.E552])" office:value-type="float" office:value="0" calcext:value-type="float">
            <text:p>0</text:p>
          </table:table-cell>
          <table:table-cell table:style-name="ce20" table:formula="of:=IF([.$D$5]=1;[.$I$3]*([.C552]-[.$I$4])^2+[.$I$5];&quot;&quot;)">
            <text:p/>
          </table:table-cell>
          <table:table-cell table:style-name="ce20" table:formula="of:=IF(AND([.$D$5]=1;[.C552]&lt;&gt;&quot;&quot;);[.D552]-[.G552])" office:value-type="float" office:value="0" calcext:value-type="float">
            <text:p>0</text:p>
          </table:table-cell>
          <table:table-cell table:number-columns-repeated="1016"/>
        </table:table-row>
        <table:table-row table:style-name="ro2">
          <table:table-cell table:number-columns-repeated="4"/>
          <table:table-cell table:style-name="ce20" table:formula="of:=IF(AND([.$D$3]=1;[.C553]&lt;&gt;&quot;&quot;);[.$F$3]*[.C553]+[.$F$4])" office:value-type="float" office:value="0" calcext:value-type="float">
            <text:p>0</text:p>
          </table:table-cell>
          <table:table-cell table:style-name="ce20" table:formula="of:=IF(AND([.$D$3]=1;[.C553]&lt;&gt;&quot;&quot;);[.D553]-[.E553])" office:value-type="float" office:value="0" calcext:value-type="float">
            <text:p>0</text:p>
          </table:table-cell>
          <table:table-cell table:style-name="ce20" table:formula="of:=IF([.$D$5]=1;[.$I$3]*([.C553]-[.$I$4])^2+[.$I$5];&quot;&quot;)">
            <text:p/>
          </table:table-cell>
          <table:table-cell table:style-name="ce20" table:formula="of:=IF(AND([.$D$5]=1;[.C553]&lt;&gt;&quot;&quot;);[.D553]-[.G553])" office:value-type="float" office:value="0" calcext:value-type="float">
            <text:p>0</text:p>
          </table:table-cell>
          <table:table-cell table:number-columns-repeated="1016"/>
        </table:table-row>
        <table:table-row table:style-name="ro2">
          <table:table-cell table:number-columns-repeated="4"/>
          <table:table-cell table:style-name="ce20" table:formula="of:=IF(AND([.$D$3]=1;[.C554]&lt;&gt;&quot;&quot;);[.$F$3]*[.C554]+[.$F$4])" office:value-type="float" office:value="0" calcext:value-type="float">
            <text:p>0</text:p>
          </table:table-cell>
          <table:table-cell table:style-name="ce20" table:formula="of:=IF(AND([.$D$3]=1;[.C554]&lt;&gt;&quot;&quot;);[.D554]-[.E554])" office:value-type="float" office:value="0" calcext:value-type="float">
            <text:p>0</text:p>
          </table:table-cell>
          <table:table-cell table:style-name="ce20" table:formula="of:=IF([.$D$5]=1;[.$I$3]*([.C554]-[.$I$4])^2+[.$I$5];&quot;&quot;)">
            <text:p/>
          </table:table-cell>
          <table:table-cell table:style-name="ce20" table:formula="of:=IF(AND([.$D$5]=1;[.C554]&lt;&gt;&quot;&quot;);[.D554]-[.G554])" office:value-type="float" office:value="0" calcext:value-type="float">
            <text:p>0</text:p>
          </table:table-cell>
          <table:table-cell table:number-columns-repeated="1016"/>
        </table:table-row>
        <table:table-row table:style-name="ro2">
          <table:table-cell table:number-columns-repeated="4"/>
          <table:table-cell table:style-name="ce20" table:formula="of:=IF(AND([.$D$3]=1;[.C555]&lt;&gt;&quot;&quot;);[.$F$3]*[.C555]+[.$F$4])" office:value-type="float" office:value="0" calcext:value-type="float">
            <text:p>0</text:p>
          </table:table-cell>
          <table:table-cell table:style-name="ce20" table:formula="of:=IF(AND([.$D$3]=1;[.C555]&lt;&gt;&quot;&quot;);[.D555]-[.E555])" office:value-type="float" office:value="0" calcext:value-type="float">
            <text:p>0</text:p>
          </table:table-cell>
          <table:table-cell table:style-name="ce20" table:formula="of:=IF([.$D$5]=1;[.$I$3]*([.C555]-[.$I$4])^2+[.$I$5];&quot;&quot;)">
            <text:p/>
          </table:table-cell>
          <table:table-cell table:style-name="ce20" table:formula="of:=IF(AND([.$D$5]=1;[.C555]&lt;&gt;&quot;&quot;);[.D555]-[.G555])" office:value-type="float" office:value="0" calcext:value-type="float">
            <text:p>0</text:p>
          </table:table-cell>
          <table:table-cell table:number-columns-repeated="1016"/>
        </table:table-row>
        <table:table-row table:style-name="ro2">
          <table:table-cell table:number-columns-repeated="4"/>
          <table:table-cell table:style-name="ce20" table:formula="of:=IF(AND([.$D$3]=1;[.C556]&lt;&gt;&quot;&quot;);[.$F$3]*[.C556]+[.$F$4])" office:value-type="float" office:value="0" calcext:value-type="float">
            <text:p>0</text:p>
          </table:table-cell>
          <table:table-cell table:style-name="ce20" table:formula="of:=IF(AND([.$D$3]=1;[.C556]&lt;&gt;&quot;&quot;);[.D556]-[.E556])" office:value-type="float" office:value="0" calcext:value-type="float">
            <text:p>0</text:p>
          </table:table-cell>
          <table:table-cell table:style-name="ce20" table:formula="of:=IF([.$D$5]=1;[.$I$3]*([.C556]-[.$I$4])^2+[.$I$5];&quot;&quot;)">
            <text:p/>
          </table:table-cell>
          <table:table-cell table:style-name="ce20" table:formula="of:=IF(AND([.$D$5]=1;[.C556]&lt;&gt;&quot;&quot;);[.D556]-[.G556])" office:value-type="float" office:value="0" calcext:value-type="float">
            <text:p>0</text:p>
          </table:table-cell>
          <table:table-cell table:number-columns-repeated="1016"/>
        </table:table-row>
        <table:table-row table:style-name="ro2">
          <table:table-cell table:number-columns-repeated="4"/>
          <table:table-cell table:style-name="ce20" table:formula="of:=IF(AND([.$D$3]=1;[.C557]&lt;&gt;&quot;&quot;);[.$F$3]*[.C557]+[.$F$4])" office:value-type="float" office:value="0" calcext:value-type="float">
            <text:p>0</text:p>
          </table:table-cell>
          <table:table-cell table:style-name="ce20" table:formula="of:=IF(AND([.$D$3]=1;[.C557]&lt;&gt;&quot;&quot;);[.D557]-[.E557])" office:value-type="float" office:value="0" calcext:value-type="float">
            <text:p>0</text:p>
          </table:table-cell>
          <table:table-cell table:style-name="ce20" table:formula="of:=IF([.$D$5]=1;[.$I$3]*([.C557]-[.$I$4])^2+[.$I$5];&quot;&quot;)">
            <text:p/>
          </table:table-cell>
          <table:table-cell table:style-name="ce20" table:formula="of:=IF(AND([.$D$5]=1;[.C557]&lt;&gt;&quot;&quot;);[.D557]-[.G557])" office:value-type="float" office:value="0" calcext:value-type="float">
            <text:p>0</text:p>
          </table:table-cell>
          <table:table-cell table:number-columns-repeated="1016"/>
        </table:table-row>
        <table:table-row table:style-name="ro2">
          <table:table-cell table:number-columns-repeated="4"/>
          <table:table-cell table:style-name="ce20" table:formula="of:=IF(AND([.$D$3]=1;[.C558]&lt;&gt;&quot;&quot;);[.$F$3]*[.C558]+[.$F$4])" office:value-type="float" office:value="0" calcext:value-type="float">
            <text:p>0</text:p>
          </table:table-cell>
          <table:table-cell table:style-name="ce20" table:formula="of:=IF(AND([.$D$3]=1;[.C558]&lt;&gt;&quot;&quot;);[.D558]-[.E558])" office:value-type="float" office:value="0" calcext:value-type="float">
            <text:p>0</text:p>
          </table:table-cell>
          <table:table-cell table:style-name="ce20" table:formula="of:=IF([.$D$5]=1;[.$I$3]*([.C558]-[.$I$4])^2+[.$I$5];&quot;&quot;)">
            <text:p/>
          </table:table-cell>
          <table:table-cell table:style-name="ce20" table:formula="of:=IF(AND([.$D$5]=1;[.C558]&lt;&gt;&quot;&quot;);[.D558]-[.G558])" office:value-type="float" office:value="0" calcext:value-type="float">
            <text:p>0</text:p>
          </table:table-cell>
          <table:table-cell table:number-columns-repeated="1016"/>
        </table:table-row>
        <table:table-row table:style-name="ro2">
          <table:table-cell table:number-columns-repeated="4"/>
          <table:table-cell table:style-name="ce20" table:formula="of:=IF(AND([.$D$3]=1;[.C559]&lt;&gt;&quot;&quot;);[.$F$3]*[.C559]+[.$F$4])" office:value-type="float" office:value="0" calcext:value-type="float">
            <text:p>0</text:p>
          </table:table-cell>
          <table:table-cell table:style-name="ce20" table:formula="of:=IF(AND([.$D$3]=1;[.C559]&lt;&gt;&quot;&quot;);[.D559]-[.E559])" office:value-type="float" office:value="0" calcext:value-type="float">
            <text:p>0</text:p>
          </table:table-cell>
          <table:table-cell table:style-name="ce20" table:formula="of:=IF([.$D$5]=1;[.$I$3]*([.C559]-[.$I$4])^2+[.$I$5];&quot;&quot;)">
            <text:p/>
          </table:table-cell>
          <table:table-cell table:style-name="ce20" table:formula="of:=IF(AND([.$D$5]=1;[.C559]&lt;&gt;&quot;&quot;);[.D559]-[.G559])" office:value-type="float" office:value="0" calcext:value-type="float">
            <text:p>0</text:p>
          </table:table-cell>
          <table:table-cell table:number-columns-repeated="1016"/>
        </table:table-row>
        <table:table-row table:style-name="ro2">
          <table:table-cell table:number-columns-repeated="4"/>
          <table:table-cell table:style-name="ce20" table:formula="of:=IF(AND([.$D$3]=1;[.C560]&lt;&gt;&quot;&quot;);[.$F$3]*[.C560]+[.$F$4])" office:value-type="float" office:value="0" calcext:value-type="float">
            <text:p>0</text:p>
          </table:table-cell>
          <table:table-cell table:style-name="ce20" table:formula="of:=IF(AND([.$D$3]=1;[.C560]&lt;&gt;&quot;&quot;);[.D560]-[.E560])" office:value-type="float" office:value="0" calcext:value-type="float">
            <text:p>0</text:p>
          </table:table-cell>
          <table:table-cell table:style-name="ce20" table:formula="of:=IF([.$D$5]=1;[.$I$3]*([.C560]-[.$I$4])^2+[.$I$5];&quot;&quot;)">
            <text:p/>
          </table:table-cell>
          <table:table-cell table:style-name="ce20" table:formula="of:=IF(AND([.$D$5]=1;[.C560]&lt;&gt;&quot;&quot;);[.D560]-[.G560])" office:value-type="float" office:value="0" calcext:value-type="float">
            <text:p>0</text:p>
          </table:table-cell>
          <table:table-cell table:number-columns-repeated="1016"/>
        </table:table-row>
        <table:table-row table:style-name="ro2">
          <table:table-cell table:number-columns-repeated="4"/>
          <table:table-cell table:style-name="ce20" table:formula="of:=IF(AND([.$D$3]=1;[.C561]&lt;&gt;&quot;&quot;);[.$F$3]*[.C561]+[.$F$4])" office:value-type="float" office:value="0" calcext:value-type="float">
            <text:p>0</text:p>
          </table:table-cell>
          <table:table-cell table:style-name="ce20" table:formula="of:=IF(AND([.$D$3]=1;[.C561]&lt;&gt;&quot;&quot;);[.D561]-[.E561])" office:value-type="float" office:value="0" calcext:value-type="float">
            <text:p>0</text:p>
          </table:table-cell>
          <table:table-cell table:style-name="ce20" table:formula="of:=IF([.$D$5]=1;[.$I$3]*([.C561]-[.$I$4])^2+[.$I$5];&quot;&quot;)">
            <text:p/>
          </table:table-cell>
          <table:table-cell table:style-name="ce20" table:formula="of:=IF(AND([.$D$5]=1;[.C561]&lt;&gt;&quot;&quot;);[.D561]-[.G561])" office:value-type="float" office:value="0" calcext:value-type="float">
            <text:p>0</text:p>
          </table:table-cell>
          <table:table-cell table:number-columns-repeated="1016"/>
        </table:table-row>
        <table:table-row table:style-name="ro2">
          <table:table-cell table:number-columns-repeated="4"/>
          <table:table-cell table:style-name="ce20" table:formula="of:=IF(AND([.$D$3]=1;[.C562]&lt;&gt;&quot;&quot;);[.$F$3]*[.C562]+[.$F$4])" office:value-type="float" office:value="0" calcext:value-type="float">
            <text:p>0</text:p>
          </table:table-cell>
          <table:table-cell table:style-name="ce20" table:formula="of:=IF(AND([.$D$3]=1;[.C562]&lt;&gt;&quot;&quot;);[.D562]-[.E562])" office:value-type="float" office:value="0" calcext:value-type="float">
            <text:p>0</text:p>
          </table:table-cell>
          <table:table-cell table:style-name="ce20" table:formula="of:=IF([.$D$5]=1;[.$I$3]*([.C562]-[.$I$4])^2+[.$I$5];&quot;&quot;)">
            <text:p/>
          </table:table-cell>
          <table:table-cell table:style-name="ce20" table:formula="of:=IF(AND([.$D$5]=1;[.C562]&lt;&gt;&quot;&quot;);[.D562]-[.G562])" office:value-type="float" office:value="0" calcext:value-type="float">
            <text:p>0</text:p>
          </table:table-cell>
          <table:table-cell table:number-columns-repeated="1016"/>
        </table:table-row>
        <table:table-row table:style-name="ro2">
          <table:table-cell table:number-columns-repeated="4"/>
          <table:table-cell table:style-name="ce20" table:formula="of:=IF(AND([.$D$3]=1;[.C563]&lt;&gt;&quot;&quot;);[.$F$3]*[.C563]+[.$F$4])" office:value-type="float" office:value="0" calcext:value-type="float">
            <text:p>0</text:p>
          </table:table-cell>
          <table:table-cell table:style-name="ce20" table:formula="of:=IF(AND([.$D$3]=1;[.C563]&lt;&gt;&quot;&quot;);[.D563]-[.E563])" office:value-type="float" office:value="0" calcext:value-type="float">
            <text:p>0</text:p>
          </table:table-cell>
          <table:table-cell table:style-name="ce20" table:formula="of:=IF([.$D$5]=1;[.$I$3]*([.C563]-[.$I$4])^2+[.$I$5];&quot;&quot;)">
            <text:p/>
          </table:table-cell>
          <table:table-cell table:style-name="ce20" table:formula="of:=IF(AND([.$D$5]=1;[.C563]&lt;&gt;&quot;&quot;);[.D563]-[.G563])" office:value-type="float" office:value="0" calcext:value-type="float">
            <text:p>0</text:p>
          </table:table-cell>
          <table:table-cell table:number-columns-repeated="1016"/>
        </table:table-row>
        <table:table-row table:style-name="ro2">
          <table:table-cell table:number-columns-repeated="4"/>
          <table:table-cell table:style-name="ce20" table:formula="of:=IF(AND([.$D$3]=1;[.C564]&lt;&gt;&quot;&quot;);[.$F$3]*[.C564]+[.$F$4])" office:value-type="float" office:value="0" calcext:value-type="float">
            <text:p>0</text:p>
          </table:table-cell>
          <table:table-cell table:style-name="ce20" table:formula="of:=IF(AND([.$D$3]=1;[.C564]&lt;&gt;&quot;&quot;);[.D564]-[.E564])" office:value-type="float" office:value="0" calcext:value-type="float">
            <text:p>0</text:p>
          </table:table-cell>
          <table:table-cell table:style-name="ce20" table:formula="of:=IF([.$D$5]=1;[.$I$3]*([.C564]-[.$I$4])^2+[.$I$5];&quot;&quot;)">
            <text:p/>
          </table:table-cell>
          <table:table-cell table:style-name="ce20" table:formula="of:=IF(AND([.$D$5]=1;[.C564]&lt;&gt;&quot;&quot;);[.D564]-[.G564])" office:value-type="float" office:value="0" calcext:value-type="float">
            <text:p>0</text:p>
          </table:table-cell>
          <table:table-cell table:number-columns-repeated="1016"/>
        </table:table-row>
        <table:table-row table:style-name="ro2">
          <table:table-cell table:number-columns-repeated="4"/>
          <table:table-cell table:style-name="ce20" table:formula="of:=IF(AND([.$D$3]=1;[.C565]&lt;&gt;&quot;&quot;);[.$F$3]*[.C565]+[.$F$4])" office:value-type="float" office:value="0" calcext:value-type="float">
            <text:p>0</text:p>
          </table:table-cell>
          <table:table-cell table:style-name="ce20" table:formula="of:=IF(AND([.$D$3]=1;[.C565]&lt;&gt;&quot;&quot;);[.D565]-[.E565])" office:value-type="float" office:value="0" calcext:value-type="float">
            <text:p>0</text:p>
          </table:table-cell>
          <table:table-cell table:style-name="ce20" table:formula="of:=IF([.$D$5]=1;[.$I$3]*([.C565]-[.$I$4])^2+[.$I$5];&quot;&quot;)">
            <text:p/>
          </table:table-cell>
          <table:table-cell table:style-name="ce20" table:formula="of:=IF(AND([.$D$5]=1;[.C565]&lt;&gt;&quot;&quot;);[.D565]-[.G565])" office:value-type="float" office:value="0" calcext:value-type="float">
            <text:p>0</text:p>
          </table:table-cell>
          <table:table-cell table:number-columns-repeated="1016"/>
        </table:table-row>
        <table:table-row table:style-name="ro2">
          <table:table-cell table:number-columns-repeated="4"/>
          <table:table-cell table:style-name="ce20" table:formula="of:=IF(AND([.$D$3]=1;[.C566]&lt;&gt;&quot;&quot;);[.$F$3]*[.C566]+[.$F$4])" office:value-type="float" office:value="0" calcext:value-type="float">
            <text:p>0</text:p>
          </table:table-cell>
          <table:table-cell table:style-name="ce20" table:formula="of:=IF(AND([.$D$3]=1;[.C566]&lt;&gt;&quot;&quot;);[.D566]-[.E566])" office:value-type="float" office:value="0" calcext:value-type="float">
            <text:p>0</text:p>
          </table:table-cell>
          <table:table-cell table:style-name="ce20" table:formula="of:=IF([.$D$5]=1;[.$I$3]*([.C566]-[.$I$4])^2+[.$I$5];&quot;&quot;)">
            <text:p/>
          </table:table-cell>
          <table:table-cell table:style-name="ce20" table:formula="of:=IF(AND([.$D$5]=1;[.C566]&lt;&gt;&quot;&quot;);[.D566]-[.G566])" office:value-type="float" office:value="0" calcext:value-type="float">
            <text:p>0</text:p>
          </table:table-cell>
          <table:table-cell table:number-columns-repeated="1016"/>
        </table:table-row>
        <table:table-row table:style-name="ro2">
          <table:table-cell table:number-columns-repeated="4"/>
          <table:table-cell table:style-name="ce20" table:formula="of:=IF(AND([.$D$3]=1;[.C567]&lt;&gt;&quot;&quot;);[.$F$3]*[.C567]+[.$F$4])" office:value-type="float" office:value="0" calcext:value-type="float">
            <text:p>0</text:p>
          </table:table-cell>
          <table:table-cell table:style-name="ce20" table:formula="of:=IF(AND([.$D$3]=1;[.C567]&lt;&gt;&quot;&quot;);[.D567]-[.E567])" office:value-type="float" office:value="0" calcext:value-type="float">
            <text:p>0</text:p>
          </table:table-cell>
          <table:table-cell table:style-name="ce20" table:formula="of:=IF([.$D$5]=1;[.$I$3]*([.C567]-[.$I$4])^2+[.$I$5];&quot;&quot;)">
            <text:p/>
          </table:table-cell>
          <table:table-cell table:style-name="ce20" table:formula="of:=IF(AND([.$D$5]=1;[.C567]&lt;&gt;&quot;&quot;);[.D567]-[.G567])" office:value-type="float" office:value="0" calcext:value-type="float">
            <text:p>0</text:p>
          </table:table-cell>
          <table:table-cell table:number-columns-repeated="1016"/>
        </table:table-row>
        <table:table-row table:style-name="ro2">
          <table:table-cell table:number-columns-repeated="4"/>
          <table:table-cell table:style-name="ce20" table:formula="of:=IF(AND([.$D$3]=1;[.C568]&lt;&gt;&quot;&quot;);[.$F$3]*[.C568]+[.$F$4])" office:value-type="float" office:value="0" calcext:value-type="float">
            <text:p>0</text:p>
          </table:table-cell>
          <table:table-cell table:style-name="ce20" table:formula="of:=IF(AND([.$D$3]=1;[.C568]&lt;&gt;&quot;&quot;);[.D568]-[.E568])" office:value-type="float" office:value="0" calcext:value-type="float">
            <text:p>0</text:p>
          </table:table-cell>
          <table:table-cell table:style-name="ce20" table:formula="of:=IF([.$D$5]=1;[.$I$3]*([.C568]-[.$I$4])^2+[.$I$5];&quot;&quot;)">
            <text:p/>
          </table:table-cell>
          <table:table-cell table:style-name="ce20" table:formula="of:=IF(AND([.$D$5]=1;[.C568]&lt;&gt;&quot;&quot;);[.D568]-[.G568])" office:value-type="float" office:value="0" calcext:value-type="float">
            <text:p>0</text:p>
          </table:table-cell>
          <table:table-cell table:number-columns-repeated="1016"/>
        </table:table-row>
        <table:table-row table:style-name="ro2">
          <table:table-cell table:number-columns-repeated="4"/>
          <table:table-cell table:style-name="ce20" table:formula="of:=IF(AND([.$D$3]=1;[.C569]&lt;&gt;&quot;&quot;);[.$F$3]*[.C569]+[.$F$4])" office:value-type="float" office:value="0" calcext:value-type="float">
            <text:p>0</text:p>
          </table:table-cell>
          <table:table-cell table:style-name="ce20" table:formula="of:=IF(AND([.$D$3]=1;[.C569]&lt;&gt;&quot;&quot;);[.D569]-[.E569])" office:value-type="float" office:value="0" calcext:value-type="float">
            <text:p>0</text:p>
          </table:table-cell>
          <table:table-cell table:style-name="ce20" table:formula="of:=IF([.$D$5]=1;[.$I$3]*([.C569]-[.$I$4])^2+[.$I$5];&quot;&quot;)">
            <text:p/>
          </table:table-cell>
          <table:table-cell table:style-name="ce20" table:formula="of:=IF(AND([.$D$5]=1;[.C569]&lt;&gt;&quot;&quot;);[.D569]-[.G569])" office:value-type="float" office:value="0" calcext:value-type="float">
            <text:p>0</text:p>
          </table:table-cell>
          <table:table-cell table:number-columns-repeated="1016"/>
        </table:table-row>
        <table:table-row table:style-name="ro2">
          <table:table-cell table:number-columns-repeated="4"/>
          <table:table-cell table:style-name="ce20" table:formula="of:=IF(AND([.$D$3]=1;[.C570]&lt;&gt;&quot;&quot;);[.$F$3]*[.C570]+[.$F$4])" office:value-type="float" office:value="0" calcext:value-type="float">
            <text:p>0</text:p>
          </table:table-cell>
          <table:table-cell table:style-name="ce20" table:formula="of:=IF(AND([.$D$3]=1;[.C570]&lt;&gt;&quot;&quot;);[.D570]-[.E570])" office:value-type="float" office:value="0" calcext:value-type="float">
            <text:p>0</text:p>
          </table:table-cell>
          <table:table-cell table:style-name="ce20" table:formula="of:=IF([.$D$5]=1;[.$I$3]*([.C570]-[.$I$4])^2+[.$I$5];&quot;&quot;)">
            <text:p/>
          </table:table-cell>
          <table:table-cell table:style-name="ce20" table:formula="of:=IF(AND([.$D$5]=1;[.C570]&lt;&gt;&quot;&quot;);[.D570]-[.G570])" office:value-type="float" office:value="0" calcext:value-type="float">
            <text:p>0</text:p>
          </table:table-cell>
          <table:table-cell table:number-columns-repeated="1016"/>
        </table:table-row>
        <table:table-row table:style-name="ro2">
          <table:table-cell table:number-columns-repeated="4"/>
          <table:table-cell table:style-name="ce20" table:formula="of:=IF(AND([.$D$3]=1;[.C571]&lt;&gt;&quot;&quot;);[.$F$3]*[.C571]+[.$F$4])" office:value-type="float" office:value="0" calcext:value-type="float">
            <text:p>0</text:p>
          </table:table-cell>
          <table:table-cell table:style-name="ce20" table:formula="of:=IF(AND([.$D$3]=1;[.C571]&lt;&gt;&quot;&quot;);[.D571]-[.E571])" office:value-type="float" office:value="0" calcext:value-type="float">
            <text:p>0</text:p>
          </table:table-cell>
          <table:table-cell table:style-name="ce20" table:formula="of:=IF([.$D$5]=1;[.$I$3]*([.C571]-[.$I$4])^2+[.$I$5];&quot;&quot;)">
            <text:p/>
          </table:table-cell>
          <table:table-cell table:style-name="ce20" table:formula="of:=IF(AND([.$D$5]=1;[.C571]&lt;&gt;&quot;&quot;);[.D571]-[.G571])" office:value-type="float" office:value="0" calcext:value-type="float">
            <text:p>0</text:p>
          </table:table-cell>
          <table:table-cell table:number-columns-repeated="1016"/>
        </table:table-row>
        <table:table-row table:style-name="ro2">
          <table:table-cell table:number-columns-repeated="4"/>
          <table:table-cell table:style-name="ce20" table:formula="of:=IF(AND([.$D$3]=1;[.C572]&lt;&gt;&quot;&quot;);[.$F$3]*[.C572]+[.$F$4])" office:value-type="float" office:value="0" calcext:value-type="float">
            <text:p>0</text:p>
          </table:table-cell>
          <table:table-cell table:style-name="ce20" table:formula="of:=IF(AND([.$D$3]=1;[.C572]&lt;&gt;&quot;&quot;);[.D572]-[.E572])" office:value-type="float" office:value="0" calcext:value-type="float">
            <text:p>0</text:p>
          </table:table-cell>
          <table:table-cell table:style-name="ce20" table:formula="of:=IF([.$D$5]=1;[.$I$3]*([.C572]-[.$I$4])^2+[.$I$5];&quot;&quot;)">
            <text:p/>
          </table:table-cell>
          <table:table-cell table:style-name="ce20" table:formula="of:=IF(AND([.$D$5]=1;[.C572]&lt;&gt;&quot;&quot;);[.D572]-[.G572])" office:value-type="float" office:value="0" calcext:value-type="float">
            <text:p>0</text:p>
          </table:table-cell>
          <table:table-cell table:number-columns-repeated="1016"/>
        </table:table-row>
        <table:table-row table:style-name="ro2">
          <table:table-cell table:number-columns-repeated="4"/>
          <table:table-cell table:style-name="ce20" table:formula="of:=IF(AND([.$D$3]=1;[.C573]&lt;&gt;&quot;&quot;);[.$F$3]*[.C573]+[.$F$4])" office:value-type="float" office:value="0" calcext:value-type="float">
            <text:p>0</text:p>
          </table:table-cell>
          <table:table-cell table:style-name="ce20" table:formula="of:=IF(AND([.$D$3]=1;[.C573]&lt;&gt;&quot;&quot;);[.D573]-[.E573])" office:value-type="float" office:value="0" calcext:value-type="float">
            <text:p>0</text:p>
          </table:table-cell>
          <table:table-cell table:style-name="ce20" table:formula="of:=IF([.$D$5]=1;[.$I$3]*([.C573]-[.$I$4])^2+[.$I$5];&quot;&quot;)">
            <text:p/>
          </table:table-cell>
          <table:table-cell table:style-name="ce20" table:formula="of:=IF(AND([.$D$5]=1;[.C573]&lt;&gt;&quot;&quot;);[.D573]-[.G573])" office:value-type="float" office:value="0" calcext:value-type="float">
            <text:p>0</text:p>
          </table:table-cell>
          <table:table-cell table:number-columns-repeated="1016"/>
        </table:table-row>
        <table:table-row table:style-name="ro2">
          <table:table-cell table:number-columns-repeated="4"/>
          <table:table-cell table:style-name="ce20" table:formula="of:=IF(AND([.$D$3]=1;[.C574]&lt;&gt;&quot;&quot;);[.$F$3]*[.C574]+[.$F$4])" office:value-type="float" office:value="0" calcext:value-type="float">
            <text:p>0</text:p>
          </table:table-cell>
          <table:table-cell table:style-name="ce20" table:formula="of:=IF(AND([.$D$3]=1;[.C574]&lt;&gt;&quot;&quot;);[.D574]-[.E574])" office:value-type="float" office:value="0" calcext:value-type="float">
            <text:p>0</text:p>
          </table:table-cell>
          <table:table-cell table:style-name="ce20" table:formula="of:=IF([.$D$5]=1;[.$I$3]*([.C574]-[.$I$4])^2+[.$I$5];&quot;&quot;)">
            <text:p/>
          </table:table-cell>
          <table:table-cell table:style-name="ce20" table:formula="of:=IF(AND([.$D$5]=1;[.C574]&lt;&gt;&quot;&quot;);[.D574]-[.G574])" office:value-type="float" office:value="0" calcext:value-type="float">
            <text:p>0</text:p>
          </table:table-cell>
          <table:table-cell table:number-columns-repeated="1016"/>
        </table:table-row>
        <table:table-row table:style-name="ro2">
          <table:table-cell table:number-columns-repeated="4"/>
          <table:table-cell table:style-name="ce20" table:formula="of:=IF(AND([.$D$3]=1;[.C575]&lt;&gt;&quot;&quot;);[.$F$3]*[.C575]+[.$F$4])" office:value-type="float" office:value="0" calcext:value-type="float">
            <text:p>0</text:p>
          </table:table-cell>
          <table:table-cell table:style-name="ce20" table:formula="of:=IF(AND([.$D$3]=1;[.C575]&lt;&gt;&quot;&quot;);[.D575]-[.E575])" office:value-type="float" office:value="0" calcext:value-type="float">
            <text:p>0</text:p>
          </table:table-cell>
          <table:table-cell table:style-name="ce20" table:formula="of:=IF([.$D$5]=1;[.$I$3]*([.C575]-[.$I$4])^2+[.$I$5];&quot;&quot;)">
            <text:p/>
          </table:table-cell>
          <table:table-cell table:style-name="ce20" table:formula="of:=IF(AND([.$D$5]=1;[.C575]&lt;&gt;&quot;&quot;);[.D575]-[.G575])" office:value-type="float" office:value="0" calcext:value-type="float">
            <text:p>0</text:p>
          </table:table-cell>
          <table:table-cell table:number-columns-repeated="1016"/>
        </table:table-row>
        <table:table-row table:style-name="ro2">
          <table:table-cell table:number-columns-repeated="4"/>
          <table:table-cell table:style-name="ce20" table:formula="of:=IF(AND([.$D$3]=1;[.C576]&lt;&gt;&quot;&quot;);[.$F$3]*[.C576]+[.$F$4])" office:value-type="float" office:value="0" calcext:value-type="float">
            <text:p>0</text:p>
          </table:table-cell>
          <table:table-cell table:style-name="ce20" table:formula="of:=IF(AND([.$D$3]=1;[.C576]&lt;&gt;&quot;&quot;);[.D576]-[.E576])" office:value-type="float" office:value="0" calcext:value-type="float">
            <text:p>0</text:p>
          </table:table-cell>
          <table:table-cell table:style-name="ce20" table:formula="of:=IF([.$D$5]=1;[.$I$3]*([.C576]-[.$I$4])^2+[.$I$5];&quot;&quot;)">
            <text:p/>
          </table:table-cell>
          <table:table-cell table:style-name="ce20" table:formula="of:=IF(AND([.$D$5]=1;[.C576]&lt;&gt;&quot;&quot;);[.D576]-[.G576])" office:value-type="float" office:value="0" calcext:value-type="float">
            <text:p>0</text:p>
          </table:table-cell>
          <table:table-cell table:number-columns-repeated="1016"/>
        </table:table-row>
        <table:table-row table:style-name="ro2">
          <table:table-cell table:number-columns-repeated="4"/>
          <table:table-cell table:style-name="ce20" table:formula="of:=IF(AND([.$D$3]=1;[.C577]&lt;&gt;&quot;&quot;);[.$F$3]*[.C577]+[.$F$4])" office:value-type="float" office:value="0" calcext:value-type="float">
            <text:p>0</text:p>
          </table:table-cell>
          <table:table-cell table:style-name="ce20" table:formula="of:=IF(AND([.$D$3]=1;[.C577]&lt;&gt;&quot;&quot;);[.D577]-[.E577])" office:value-type="float" office:value="0" calcext:value-type="float">
            <text:p>0</text:p>
          </table:table-cell>
          <table:table-cell table:style-name="ce20" table:formula="of:=IF([.$D$5]=1;[.$I$3]*([.C577]-[.$I$4])^2+[.$I$5];&quot;&quot;)">
            <text:p/>
          </table:table-cell>
          <table:table-cell table:style-name="ce20" table:formula="of:=IF(AND([.$D$5]=1;[.C577]&lt;&gt;&quot;&quot;);[.D577]-[.G577])" office:value-type="float" office:value="0" calcext:value-type="float">
            <text:p>0</text:p>
          </table:table-cell>
          <table:table-cell table:number-columns-repeated="1016"/>
        </table:table-row>
        <table:table-row table:style-name="ro2">
          <table:table-cell table:number-columns-repeated="4"/>
          <table:table-cell table:style-name="ce20" table:formula="of:=IF(AND([.$D$3]=1;[.C578]&lt;&gt;&quot;&quot;);[.$F$3]*[.C578]+[.$F$4])" office:value-type="float" office:value="0" calcext:value-type="float">
            <text:p>0</text:p>
          </table:table-cell>
          <table:table-cell table:style-name="ce20" table:formula="of:=IF(AND([.$D$3]=1;[.C578]&lt;&gt;&quot;&quot;);[.D578]-[.E578])" office:value-type="float" office:value="0" calcext:value-type="float">
            <text:p>0</text:p>
          </table:table-cell>
          <table:table-cell table:style-name="ce20" table:formula="of:=IF([.$D$5]=1;[.$I$3]*([.C578]-[.$I$4])^2+[.$I$5];&quot;&quot;)">
            <text:p/>
          </table:table-cell>
          <table:table-cell table:style-name="ce20" table:formula="of:=IF(AND([.$D$5]=1;[.C578]&lt;&gt;&quot;&quot;);[.D578]-[.G578])" office:value-type="float" office:value="0" calcext:value-type="float">
            <text:p>0</text:p>
          </table:table-cell>
          <table:table-cell table:number-columns-repeated="1016"/>
        </table:table-row>
        <table:table-row table:style-name="ro2">
          <table:table-cell table:number-columns-repeated="4"/>
          <table:table-cell table:style-name="ce20" table:formula="of:=IF(AND([.$D$3]=1;[.C579]&lt;&gt;&quot;&quot;);[.$F$3]*[.C579]+[.$F$4])" office:value-type="float" office:value="0" calcext:value-type="float">
            <text:p>0</text:p>
          </table:table-cell>
          <table:table-cell table:style-name="ce20" table:formula="of:=IF(AND([.$D$3]=1;[.C579]&lt;&gt;&quot;&quot;);[.D579]-[.E579])" office:value-type="float" office:value="0" calcext:value-type="float">
            <text:p>0</text:p>
          </table:table-cell>
          <table:table-cell table:style-name="ce20" table:formula="of:=IF([.$D$5]=1;[.$I$3]*([.C579]-[.$I$4])^2+[.$I$5];&quot;&quot;)">
            <text:p/>
          </table:table-cell>
          <table:table-cell table:style-name="ce20" table:formula="of:=IF(AND([.$D$5]=1;[.C579]&lt;&gt;&quot;&quot;);[.D579]-[.G579])" office:value-type="float" office:value="0" calcext:value-type="float">
            <text:p>0</text:p>
          </table:table-cell>
          <table:table-cell table:number-columns-repeated="1016"/>
        </table:table-row>
        <table:table-row table:style-name="ro2">
          <table:table-cell table:number-columns-repeated="4"/>
          <table:table-cell table:style-name="ce20" table:formula="of:=IF(AND([.$D$3]=1;[.C580]&lt;&gt;&quot;&quot;);[.$F$3]*[.C580]+[.$F$4])" office:value-type="float" office:value="0" calcext:value-type="float">
            <text:p>0</text:p>
          </table:table-cell>
          <table:table-cell table:style-name="ce20" table:formula="of:=IF(AND([.$D$3]=1;[.C580]&lt;&gt;&quot;&quot;);[.D580]-[.E580])" office:value-type="float" office:value="0" calcext:value-type="float">
            <text:p>0</text:p>
          </table:table-cell>
          <table:table-cell table:style-name="ce20" table:formula="of:=IF([.$D$5]=1;[.$I$3]*([.C580]-[.$I$4])^2+[.$I$5];&quot;&quot;)">
            <text:p/>
          </table:table-cell>
          <table:table-cell table:style-name="ce20" table:formula="of:=IF(AND([.$D$5]=1;[.C580]&lt;&gt;&quot;&quot;);[.D580]-[.G580])" office:value-type="float" office:value="0" calcext:value-type="float">
            <text:p>0</text:p>
          </table:table-cell>
          <table:table-cell table:number-columns-repeated="1016"/>
        </table:table-row>
        <table:table-row table:style-name="ro2">
          <table:table-cell table:number-columns-repeated="4"/>
          <table:table-cell table:style-name="ce20" table:formula="of:=IF(AND([.$D$3]=1;[.C581]&lt;&gt;&quot;&quot;);[.$F$3]*[.C581]+[.$F$4])" office:value-type="float" office:value="0" calcext:value-type="float">
            <text:p>0</text:p>
          </table:table-cell>
          <table:table-cell table:style-name="ce20" table:formula="of:=IF(AND([.$D$3]=1;[.C581]&lt;&gt;&quot;&quot;);[.D581]-[.E581])" office:value-type="float" office:value="0" calcext:value-type="float">
            <text:p>0</text:p>
          </table:table-cell>
          <table:table-cell table:style-name="ce20" table:formula="of:=IF([.$D$5]=1;[.$I$3]*([.C581]-[.$I$4])^2+[.$I$5];&quot;&quot;)">
            <text:p/>
          </table:table-cell>
          <table:table-cell table:style-name="ce20" table:formula="of:=IF(AND([.$D$5]=1;[.C581]&lt;&gt;&quot;&quot;);[.D581]-[.G581])" office:value-type="float" office:value="0" calcext:value-type="float">
            <text:p>0</text:p>
          </table:table-cell>
          <table:table-cell table:number-columns-repeated="1016"/>
        </table:table-row>
        <table:table-row table:style-name="ro2">
          <table:table-cell table:number-columns-repeated="4"/>
          <table:table-cell table:style-name="ce20" table:formula="of:=IF(AND([.$D$3]=1;[.C582]&lt;&gt;&quot;&quot;);[.$F$3]*[.C582]+[.$F$4])" office:value-type="float" office:value="0" calcext:value-type="float">
            <text:p>0</text:p>
          </table:table-cell>
          <table:table-cell table:style-name="ce20" table:formula="of:=IF(AND([.$D$3]=1;[.C582]&lt;&gt;&quot;&quot;);[.D582]-[.E582])" office:value-type="float" office:value="0" calcext:value-type="float">
            <text:p>0</text:p>
          </table:table-cell>
          <table:table-cell table:style-name="ce20" table:formula="of:=IF([.$D$5]=1;[.$I$3]*([.C582]-[.$I$4])^2+[.$I$5];&quot;&quot;)">
            <text:p/>
          </table:table-cell>
          <table:table-cell table:style-name="ce20" table:formula="of:=IF(AND([.$D$5]=1;[.C582]&lt;&gt;&quot;&quot;);[.D582]-[.G582])" office:value-type="float" office:value="0" calcext:value-type="float">
            <text:p>0</text:p>
          </table:table-cell>
          <table:table-cell table:number-columns-repeated="1016"/>
        </table:table-row>
        <table:table-row table:style-name="ro2">
          <table:table-cell table:number-columns-repeated="4"/>
          <table:table-cell table:style-name="ce20" table:formula="of:=IF(AND([.$D$3]=1;[.C583]&lt;&gt;&quot;&quot;);[.$F$3]*[.C583]+[.$F$4])" office:value-type="float" office:value="0" calcext:value-type="float">
            <text:p>0</text:p>
          </table:table-cell>
          <table:table-cell table:style-name="ce20" table:formula="of:=IF(AND([.$D$3]=1;[.C583]&lt;&gt;&quot;&quot;);[.D583]-[.E583])" office:value-type="float" office:value="0" calcext:value-type="float">
            <text:p>0</text:p>
          </table:table-cell>
          <table:table-cell table:style-name="ce20" table:formula="of:=IF([.$D$5]=1;[.$I$3]*([.C583]-[.$I$4])^2+[.$I$5];&quot;&quot;)">
            <text:p/>
          </table:table-cell>
          <table:table-cell table:style-name="ce20" table:formula="of:=IF(AND([.$D$5]=1;[.C583]&lt;&gt;&quot;&quot;);[.D583]-[.G583])" office:value-type="float" office:value="0" calcext:value-type="float">
            <text:p>0</text:p>
          </table:table-cell>
          <table:table-cell table:number-columns-repeated="1016"/>
        </table:table-row>
        <table:table-row table:style-name="ro2">
          <table:table-cell table:number-columns-repeated="4"/>
          <table:table-cell table:style-name="ce20" table:formula="of:=IF(AND([.$D$3]=1;[.C584]&lt;&gt;&quot;&quot;);[.$F$3]*[.C584]+[.$F$4])" office:value-type="float" office:value="0" calcext:value-type="float">
            <text:p>0</text:p>
          </table:table-cell>
          <table:table-cell table:style-name="ce20" table:formula="of:=IF(AND([.$D$3]=1;[.C584]&lt;&gt;&quot;&quot;);[.D584]-[.E584])" office:value-type="float" office:value="0" calcext:value-type="float">
            <text:p>0</text:p>
          </table:table-cell>
          <table:table-cell table:style-name="ce20" table:formula="of:=IF([.$D$5]=1;[.$I$3]*([.C584]-[.$I$4])^2+[.$I$5];&quot;&quot;)">
            <text:p/>
          </table:table-cell>
          <table:table-cell table:style-name="ce20" table:formula="of:=IF(AND([.$D$5]=1;[.C584]&lt;&gt;&quot;&quot;);[.D584]-[.G584])" office:value-type="float" office:value="0" calcext:value-type="float">
            <text:p>0</text:p>
          </table:table-cell>
          <table:table-cell table:number-columns-repeated="1016"/>
        </table:table-row>
        <table:table-row table:style-name="ro2">
          <table:table-cell table:number-columns-repeated="4"/>
          <table:table-cell table:style-name="ce20" table:formula="of:=IF(AND([.$D$3]=1;[.C585]&lt;&gt;&quot;&quot;);[.$F$3]*[.C585]+[.$F$4])" office:value-type="float" office:value="0" calcext:value-type="float">
            <text:p>0</text:p>
          </table:table-cell>
          <table:table-cell table:style-name="ce20" table:formula="of:=IF(AND([.$D$3]=1;[.C585]&lt;&gt;&quot;&quot;);[.D585]-[.E585])" office:value-type="float" office:value="0" calcext:value-type="float">
            <text:p>0</text:p>
          </table:table-cell>
          <table:table-cell table:style-name="ce20" table:formula="of:=IF([.$D$5]=1;[.$I$3]*([.C585]-[.$I$4])^2+[.$I$5];&quot;&quot;)">
            <text:p/>
          </table:table-cell>
          <table:table-cell table:style-name="ce20" table:formula="of:=IF(AND([.$D$5]=1;[.C585]&lt;&gt;&quot;&quot;);[.D585]-[.G585])" office:value-type="float" office:value="0" calcext:value-type="float">
            <text:p>0</text:p>
          </table:table-cell>
          <table:table-cell table:number-columns-repeated="1016"/>
        </table:table-row>
        <table:table-row table:style-name="ro2">
          <table:table-cell table:number-columns-repeated="4"/>
          <table:table-cell table:style-name="ce20" table:formula="of:=IF(AND([.$D$3]=1;[.C586]&lt;&gt;&quot;&quot;);[.$F$3]*[.C586]+[.$F$4])" office:value-type="float" office:value="0" calcext:value-type="float">
            <text:p>0</text:p>
          </table:table-cell>
          <table:table-cell table:style-name="ce20" table:formula="of:=IF(AND([.$D$3]=1;[.C586]&lt;&gt;&quot;&quot;);[.D586]-[.E586])" office:value-type="float" office:value="0" calcext:value-type="float">
            <text:p>0</text:p>
          </table:table-cell>
          <table:table-cell table:style-name="ce20" table:formula="of:=IF([.$D$5]=1;[.$I$3]*([.C586]-[.$I$4])^2+[.$I$5];&quot;&quot;)">
            <text:p/>
          </table:table-cell>
          <table:table-cell table:style-name="ce20" table:formula="of:=IF(AND([.$D$5]=1;[.C586]&lt;&gt;&quot;&quot;);[.D586]-[.G586])" office:value-type="float" office:value="0" calcext:value-type="float">
            <text:p>0</text:p>
          </table:table-cell>
          <table:table-cell table:number-columns-repeated="1016"/>
        </table:table-row>
        <table:table-row table:style-name="ro2">
          <table:table-cell table:number-columns-repeated="4"/>
          <table:table-cell table:style-name="ce20" table:formula="of:=IF(AND([.$D$3]=1;[.C587]&lt;&gt;&quot;&quot;);[.$F$3]*[.C587]+[.$F$4])" office:value-type="float" office:value="0" calcext:value-type="float">
            <text:p>0</text:p>
          </table:table-cell>
          <table:table-cell table:style-name="ce20" table:formula="of:=IF(AND([.$D$3]=1;[.C587]&lt;&gt;&quot;&quot;);[.D587]-[.E587])" office:value-type="float" office:value="0" calcext:value-type="float">
            <text:p>0</text:p>
          </table:table-cell>
          <table:table-cell table:style-name="ce20" table:formula="of:=IF([.$D$5]=1;[.$I$3]*([.C587]-[.$I$4])^2+[.$I$5];&quot;&quot;)">
            <text:p/>
          </table:table-cell>
          <table:table-cell table:style-name="ce20" table:formula="of:=IF(AND([.$D$5]=1;[.C587]&lt;&gt;&quot;&quot;);[.D587]-[.G587])" office:value-type="float" office:value="0" calcext:value-type="float">
            <text:p>0</text:p>
          </table:table-cell>
          <table:table-cell table:number-columns-repeated="1016"/>
        </table:table-row>
        <table:table-row table:style-name="ro2">
          <table:table-cell table:number-columns-repeated="4"/>
          <table:table-cell table:style-name="ce20" table:formula="of:=IF(AND([.$D$3]=1;[.C588]&lt;&gt;&quot;&quot;);[.$F$3]*[.C588]+[.$F$4])" office:value-type="float" office:value="0" calcext:value-type="float">
            <text:p>0</text:p>
          </table:table-cell>
          <table:table-cell table:style-name="ce20" table:formula="of:=IF(AND([.$D$3]=1;[.C588]&lt;&gt;&quot;&quot;);[.D588]-[.E588])" office:value-type="float" office:value="0" calcext:value-type="float">
            <text:p>0</text:p>
          </table:table-cell>
          <table:table-cell table:style-name="ce20" table:formula="of:=IF([.$D$5]=1;[.$I$3]*([.C588]-[.$I$4])^2+[.$I$5];&quot;&quot;)">
            <text:p/>
          </table:table-cell>
          <table:table-cell table:style-name="ce20" table:formula="of:=IF(AND([.$D$5]=1;[.C588]&lt;&gt;&quot;&quot;);[.D588]-[.G588])" office:value-type="float" office:value="0" calcext:value-type="float">
            <text:p>0</text:p>
          </table:table-cell>
          <table:table-cell table:number-columns-repeated="1016"/>
        </table:table-row>
        <table:table-row table:style-name="ro2">
          <table:table-cell table:number-columns-repeated="4"/>
          <table:table-cell table:style-name="ce20" table:formula="of:=IF(AND([.$D$3]=1;[.C589]&lt;&gt;&quot;&quot;);[.$F$3]*[.C589]+[.$F$4])" office:value-type="float" office:value="0" calcext:value-type="float">
            <text:p>0</text:p>
          </table:table-cell>
          <table:table-cell table:style-name="ce20" table:formula="of:=IF(AND([.$D$3]=1;[.C589]&lt;&gt;&quot;&quot;);[.D589]-[.E589])" office:value-type="float" office:value="0" calcext:value-type="float">
            <text:p>0</text:p>
          </table:table-cell>
          <table:table-cell table:style-name="ce20" table:formula="of:=IF([.$D$5]=1;[.$I$3]*([.C589]-[.$I$4])^2+[.$I$5];&quot;&quot;)">
            <text:p/>
          </table:table-cell>
          <table:table-cell table:style-name="ce20" table:formula="of:=IF(AND([.$D$5]=1;[.C589]&lt;&gt;&quot;&quot;);[.D589]-[.G589])" office:value-type="float" office:value="0" calcext:value-type="float">
            <text:p>0</text:p>
          </table:table-cell>
          <table:table-cell table:number-columns-repeated="1016"/>
        </table:table-row>
        <table:table-row table:style-name="ro2">
          <table:table-cell table:number-columns-repeated="4"/>
          <table:table-cell table:style-name="ce20" table:formula="of:=IF(AND([.$D$3]=1;[.C590]&lt;&gt;&quot;&quot;);[.$F$3]*[.C590]+[.$F$4])" office:value-type="float" office:value="0" calcext:value-type="float">
            <text:p>0</text:p>
          </table:table-cell>
          <table:table-cell table:style-name="ce20" table:formula="of:=IF(AND([.$D$3]=1;[.C590]&lt;&gt;&quot;&quot;);[.D590]-[.E590])" office:value-type="float" office:value="0" calcext:value-type="float">
            <text:p>0</text:p>
          </table:table-cell>
          <table:table-cell table:style-name="ce20" table:formula="of:=IF([.$D$5]=1;[.$I$3]*([.C590]-[.$I$4])^2+[.$I$5];&quot;&quot;)">
            <text:p/>
          </table:table-cell>
          <table:table-cell table:style-name="ce20" table:formula="of:=IF(AND([.$D$5]=1;[.C590]&lt;&gt;&quot;&quot;);[.D590]-[.G590])" office:value-type="float" office:value="0" calcext:value-type="float">
            <text:p>0</text:p>
          </table:table-cell>
          <table:table-cell table:number-columns-repeated="1016"/>
        </table:table-row>
        <table:table-row table:style-name="ro2">
          <table:table-cell table:number-columns-repeated="4"/>
          <table:table-cell table:style-name="ce20" table:formula="of:=IF(AND([.$D$3]=1;[.C591]&lt;&gt;&quot;&quot;);[.$F$3]*[.C591]+[.$F$4])" office:value-type="float" office:value="0" calcext:value-type="float">
            <text:p>0</text:p>
          </table:table-cell>
          <table:table-cell table:style-name="ce20" table:formula="of:=IF(AND([.$D$3]=1;[.C591]&lt;&gt;&quot;&quot;);[.D591]-[.E591])" office:value-type="float" office:value="0" calcext:value-type="float">
            <text:p>0</text:p>
          </table:table-cell>
          <table:table-cell table:style-name="ce20" table:formula="of:=IF([.$D$5]=1;[.$I$3]*([.C591]-[.$I$4])^2+[.$I$5];&quot;&quot;)">
            <text:p/>
          </table:table-cell>
          <table:table-cell table:style-name="ce20" table:formula="of:=IF(AND([.$D$5]=1;[.C591]&lt;&gt;&quot;&quot;);[.D591]-[.G591])" office:value-type="float" office:value="0" calcext:value-type="float">
            <text:p>0</text:p>
          </table:table-cell>
          <table:table-cell table:number-columns-repeated="1016"/>
        </table:table-row>
        <table:table-row table:style-name="ro2">
          <table:table-cell table:number-columns-repeated="4"/>
          <table:table-cell table:style-name="ce20" table:formula="of:=IF(AND([.$D$3]=1;[.C592]&lt;&gt;&quot;&quot;);[.$F$3]*[.C592]+[.$F$4])" office:value-type="float" office:value="0" calcext:value-type="float">
            <text:p>0</text:p>
          </table:table-cell>
          <table:table-cell table:style-name="ce20" table:formula="of:=IF(AND([.$D$3]=1;[.C592]&lt;&gt;&quot;&quot;);[.D592]-[.E592])" office:value-type="float" office:value="0" calcext:value-type="float">
            <text:p>0</text:p>
          </table:table-cell>
          <table:table-cell table:style-name="ce20" table:formula="of:=IF([.$D$5]=1;[.$I$3]*([.C592]-[.$I$4])^2+[.$I$5];&quot;&quot;)">
            <text:p/>
          </table:table-cell>
          <table:table-cell table:style-name="ce20" table:formula="of:=IF(AND([.$D$5]=1;[.C592]&lt;&gt;&quot;&quot;);[.D592]-[.G592])" office:value-type="float" office:value="0" calcext:value-type="float">
            <text:p>0</text:p>
          </table:table-cell>
          <table:table-cell table:number-columns-repeated="1016"/>
        </table:table-row>
        <table:table-row table:style-name="ro2">
          <table:table-cell table:number-columns-repeated="4"/>
          <table:table-cell table:style-name="ce20" table:formula="of:=IF(AND([.$D$3]=1;[.C593]&lt;&gt;&quot;&quot;);[.$F$3]*[.C593]+[.$F$4])" office:value-type="float" office:value="0" calcext:value-type="float">
            <text:p>0</text:p>
          </table:table-cell>
          <table:table-cell table:style-name="ce20" table:formula="of:=IF(AND([.$D$3]=1;[.C593]&lt;&gt;&quot;&quot;);[.D593]-[.E593])" office:value-type="float" office:value="0" calcext:value-type="float">
            <text:p>0</text:p>
          </table:table-cell>
          <table:table-cell table:style-name="ce20" table:formula="of:=IF([.$D$5]=1;[.$I$3]*([.C593]-[.$I$4])^2+[.$I$5];&quot;&quot;)">
            <text:p/>
          </table:table-cell>
          <table:table-cell table:style-name="ce20" table:formula="of:=IF(AND([.$D$5]=1;[.C593]&lt;&gt;&quot;&quot;);[.D593]-[.G593])" office:value-type="float" office:value="0" calcext:value-type="float">
            <text:p>0</text:p>
          </table:table-cell>
          <table:table-cell table:number-columns-repeated="1016"/>
        </table:table-row>
        <table:table-row table:style-name="ro2">
          <table:table-cell table:number-columns-repeated="4"/>
          <table:table-cell table:style-name="ce20" table:formula="of:=IF(AND([.$D$3]=1;[.C594]&lt;&gt;&quot;&quot;);[.$F$3]*[.C594]+[.$F$4])" office:value-type="float" office:value="0" calcext:value-type="float">
            <text:p>0</text:p>
          </table:table-cell>
          <table:table-cell table:style-name="ce20" table:formula="of:=IF(AND([.$D$3]=1;[.C594]&lt;&gt;&quot;&quot;);[.D594]-[.E594])" office:value-type="float" office:value="0" calcext:value-type="float">
            <text:p>0</text:p>
          </table:table-cell>
          <table:table-cell table:style-name="ce20" table:formula="of:=IF([.$D$5]=1;[.$I$3]*([.C594]-[.$I$4])^2+[.$I$5];&quot;&quot;)">
            <text:p/>
          </table:table-cell>
          <table:table-cell table:style-name="ce20" table:formula="of:=IF(AND([.$D$5]=1;[.C594]&lt;&gt;&quot;&quot;);[.D594]-[.G594])" office:value-type="float" office:value="0" calcext:value-type="float">
            <text:p>0</text:p>
          </table:table-cell>
          <table:table-cell table:number-columns-repeated="1016"/>
        </table:table-row>
        <table:table-row table:style-name="ro2">
          <table:table-cell table:number-columns-repeated="4"/>
          <table:table-cell table:style-name="ce20" table:formula="of:=IF(AND([.$D$3]=1;[.C595]&lt;&gt;&quot;&quot;);[.$F$3]*[.C595]+[.$F$4])" office:value-type="float" office:value="0" calcext:value-type="float">
            <text:p>0</text:p>
          </table:table-cell>
          <table:table-cell table:style-name="ce20" table:formula="of:=IF(AND([.$D$3]=1;[.C595]&lt;&gt;&quot;&quot;);[.D595]-[.E595])" office:value-type="float" office:value="0" calcext:value-type="float">
            <text:p>0</text:p>
          </table:table-cell>
          <table:table-cell table:style-name="ce20" table:formula="of:=IF([.$D$5]=1;[.$I$3]*([.C595]-[.$I$4])^2+[.$I$5];&quot;&quot;)">
            <text:p/>
          </table:table-cell>
          <table:table-cell table:style-name="ce20" table:formula="of:=IF(AND([.$D$5]=1;[.C595]&lt;&gt;&quot;&quot;);[.D595]-[.G595])" office:value-type="float" office:value="0" calcext:value-type="float">
            <text:p>0</text:p>
          </table:table-cell>
          <table:table-cell table:number-columns-repeated="1016"/>
        </table:table-row>
        <table:table-row table:style-name="ro2">
          <table:table-cell table:number-columns-repeated="4"/>
          <table:table-cell table:style-name="ce20" table:formula="of:=IF(AND([.$D$3]=1;[.C596]&lt;&gt;&quot;&quot;);[.$F$3]*[.C596]+[.$F$4])" office:value-type="float" office:value="0" calcext:value-type="float">
            <text:p>0</text:p>
          </table:table-cell>
          <table:table-cell table:style-name="ce20" table:formula="of:=IF(AND([.$D$3]=1;[.C596]&lt;&gt;&quot;&quot;);[.D596]-[.E596])" office:value-type="float" office:value="0" calcext:value-type="float">
            <text:p>0</text:p>
          </table:table-cell>
          <table:table-cell table:style-name="ce20" table:formula="of:=IF([.$D$5]=1;[.$I$3]*([.C596]-[.$I$4])^2+[.$I$5];&quot;&quot;)">
            <text:p/>
          </table:table-cell>
          <table:table-cell table:style-name="ce20" table:formula="of:=IF(AND([.$D$5]=1;[.C596]&lt;&gt;&quot;&quot;);[.D596]-[.G596])" office:value-type="float" office:value="0" calcext:value-type="float">
            <text:p>0</text:p>
          </table:table-cell>
          <table:table-cell table:number-columns-repeated="1016"/>
        </table:table-row>
        <table:table-row table:style-name="ro2">
          <table:table-cell table:number-columns-repeated="4"/>
          <table:table-cell table:style-name="ce20" table:formula="of:=IF(AND([.$D$3]=1;[.C597]&lt;&gt;&quot;&quot;);[.$F$3]*[.C597]+[.$F$4])" office:value-type="float" office:value="0" calcext:value-type="float">
            <text:p>0</text:p>
          </table:table-cell>
          <table:table-cell table:style-name="ce20" table:formula="of:=IF(AND([.$D$3]=1;[.C597]&lt;&gt;&quot;&quot;);[.D597]-[.E597])" office:value-type="float" office:value="0" calcext:value-type="float">
            <text:p>0</text:p>
          </table:table-cell>
          <table:table-cell table:style-name="ce20" table:formula="of:=IF([.$D$5]=1;[.$I$3]*([.C597]-[.$I$4])^2+[.$I$5];&quot;&quot;)">
            <text:p/>
          </table:table-cell>
          <table:table-cell table:style-name="ce20" table:formula="of:=IF(AND([.$D$5]=1;[.C597]&lt;&gt;&quot;&quot;);[.D597]-[.G597])" office:value-type="float" office:value="0" calcext:value-type="float">
            <text:p>0</text:p>
          </table:table-cell>
          <table:table-cell table:number-columns-repeated="1016"/>
        </table:table-row>
        <table:table-row table:style-name="ro2">
          <table:table-cell table:number-columns-repeated="4"/>
          <table:table-cell table:style-name="ce20" table:formula="of:=IF(AND([.$D$3]=1;[.C598]&lt;&gt;&quot;&quot;);[.$F$3]*[.C598]+[.$F$4])" office:value-type="float" office:value="0" calcext:value-type="float">
            <text:p>0</text:p>
          </table:table-cell>
          <table:table-cell table:style-name="ce20" table:formula="of:=IF(AND([.$D$3]=1;[.C598]&lt;&gt;&quot;&quot;);[.D598]-[.E598])" office:value-type="float" office:value="0" calcext:value-type="float">
            <text:p>0</text:p>
          </table:table-cell>
          <table:table-cell table:style-name="ce20" table:formula="of:=IF([.$D$5]=1;[.$I$3]*([.C598]-[.$I$4])^2+[.$I$5];&quot;&quot;)">
            <text:p/>
          </table:table-cell>
          <table:table-cell table:style-name="ce20" table:formula="of:=IF(AND([.$D$5]=1;[.C598]&lt;&gt;&quot;&quot;);[.D598]-[.G598])" office:value-type="float" office:value="0" calcext:value-type="float">
            <text:p>0</text:p>
          </table:table-cell>
          <table:table-cell table:number-columns-repeated="1016"/>
        </table:table-row>
        <table:table-row table:style-name="ro2">
          <table:table-cell table:number-columns-repeated="4"/>
          <table:table-cell table:style-name="ce20" table:formula="of:=IF(AND([.$D$3]=1;[.C599]&lt;&gt;&quot;&quot;);[.$F$3]*[.C599]+[.$F$4])" office:value-type="float" office:value="0" calcext:value-type="float">
            <text:p>0</text:p>
          </table:table-cell>
          <table:table-cell table:style-name="ce20" table:formula="of:=IF(AND([.$D$3]=1;[.C599]&lt;&gt;&quot;&quot;);[.D599]-[.E599])" office:value-type="float" office:value="0" calcext:value-type="float">
            <text:p>0</text:p>
          </table:table-cell>
          <table:table-cell table:style-name="ce20" table:formula="of:=IF([.$D$5]=1;[.$I$3]*([.C599]-[.$I$4])^2+[.$I$5];&quot;&quot;)">
            <text:p/>
          </table:table-cell>
          <table:table-cell table:style-name="ce20" table:formula="of:=IF(AND([.$D$5]=1;[.C599]&lt;&gt;&quot;&quot;);[.D599]-[.G599])" office:value-type="float" office:value="0" calcext:value-type="float">
            <text:p>0</text:p>
          </table:table-cell>
          <table:table-cell table:number-columns-repeated="1016"/>
        </table:table-row>
        <table:table-row table:style-name="ro2">
          <table:table-cell table:number-columns-repeated="4"/>
          <table:table-cell table:style-name="ce20" table:formula="of:=IF(AND([.$D$3]=1;[.C600]&lt;&gt;&quot;&quot;);[.$F$3]*[.C600]+[.$F$4])" office:value-type="float" office:value="0" calcext:value-type="float">
            <text:p>0</text:p>
          </table:table-cell>
          <table:table-cell table:style-name="ce20" table:formula="of:=IF(AND([.$D$3]=1;[.C600]&lt;&gt;&quot;&quot;);[.D600]-[.E600])" office:value-type="float" office:value="0" calcext:value-type="float">
            <text:p>0</text:p>
          </table:table-cell>
          <table:table-cell table:style-name="ce20" table:formula="of:=IF([.$D$5]=1;[.$I$3]*([.C600]-[.$I$4])^2+[.$I$5];&quot;&quot;)">
            <text:p/>
          </table:table-cell>
          <table:table-cell table:style-name="ce20" table:formula="of:=IF(AND([.$D$5]=1;[.C600]&lt;&gt;&quot;&quot;);[.D600]-[.G600])" office:value-type="float" office:value="0" calcext:value-type="float">
            <text:p>0</text:p>
          </table:table-cell>
          <table:table-cell table:number-columns-repeated="1016"/>
        </table:table-row>
        <table:table-row table:style-name="ro2">
          <table:table-cell table:number-columns-repeated="4"/>
          <table:table-cell table:style-name="ce20" table:formula="of:=IF(AND([.$D$3]=1;[.C601]&lt;&gt;&quot;&quot;);[.$F$3]*[.C601]+[.$F$4])" office:value-type="float" office:value="0" calcext:value-type="float">
            <text:p>0</text:p>
          </table:table-cell>
          <table:table-cell table:style-name="ce20" table:formula="of:=IF(AND([.$D$3]=1;[.C601]&lt;&gt;&quot;&quot;);[.D601]-[.E601])" office:value-type="float" office:value="0" calcext:value-type="float">
            <text:p>0</text:p>
          </table:table-cell>
          <table:table-cell table:style-name="ce20" table:formula="of:=IF([.$D$5]=1;[.$I$3]*([.C601]-[.$I$4])^2+[.$I$5];&quot;&quot;)">
            <text:p/>
          </table:table-cell>
          <table:table-cell table:style-name="ce20" table:formula="of:=IF(AND([.$D$5]=1;[.C601]&lt;&gt;&quot;&quot;);[.D601]-[.G601])" office:value-type="float" office:value="0" calcext:value-type="float">
            <text:p>0</text:p>
          </table:table-cell>
          <table:table-cell table:number-columns-repeated="1016"/>
        </table:table-row>
        <table:table-row table:style-name="ro2">
          <table:table-cell table:number-columns-repeated="4"/>
          <table:table-cell table:style-name="ce20" table:formula="of:=IF(AND([.$D$3]=1;[.C602]&lt;&gt;&quot;&quot;);[.$F$3]*[.C602]+[.$F$4])" office:value-type="float" office:value="0" calcext:value-type="float">
            <text:p>0</text:p>
          </table:table-cell>
          <table:table-cell table:style-name="ce20" table:formula="of:=IF(AND([.$D$3]=1;[.C602]&lt;&gt;&quot;&quot;);[.D602]-[.E602])" office:value-type="float" office:value="0" calcext:value-type="float">
            <text:p>0</text:p>
          </table:table-cell>
          <table:table-cell table:style-name="ce20" table:formula="of:=IF([.$D$5]=1;[.$I$3]*([.C602]-[.$I$4])^2+[.$I$5];&quot;&quot;)">
            <text:p/>
          </table:table-cell>
          <table:table-cell table:style-name="ce20" table:formula="of:=IF(AND([.$D$5]=1;[.C602]&lt;&gt;&quot;&quot;);[.D602]-[.G602])" office:value-type="float" office:value="0" calcext:value-type="float">
            <text:p>0</text:p>
          </table:table-cell>
          <table:table-cell table:number-columns-repeated="1016"/>
        </table:table-row>
        <table:table-row table:style-name="ro2">
          <table:table-cell table:number-columns-repeated="4"/>
          <table:table-cell table:style-name="ce20" table:formula="of:=IF(AND([.$D$3]=1;[.C603]&lt;&gt;&quot;&quot;);[.$F$3]*[.C603]+[.$F$4])" office:value-type="float" office:value="0" calcext:value-type="float">
            <text:p>0</text:p>
          </table:table-cell>
          <table:table-cell table:style-name="ce20" table:formula="of:=IF(AND([.$D$3]=1;[.C603]&lt;&gt;&quot;&quot;);[.D603]-[.E603])" office:value-type="float" office:value="0" calcext:value-type="float">
            <text:p>0</text:p>
          </table:table-cell>
          <table:table-cell table:style-name="ce20" table:formula="of:=IF([.$D$5]=1;[.$I$3]*([.C603]-[.$I$4])^2+[.$I$5];&quot;&quot;)">
            <text:p/>
          </table:table-cell>
          <table:table-cell table:style-name="ce20" table:formula="of:=IF(AND([.$D$5]=1;[.C603]&lt;&gt;&quot;&quot;);[.D603]-[.G603])" office:value-type="float" office:value="0" calcext:value-type="float">
            <text:p>0</text:p>
          </table:table-cell>
          <table:table-cell table:number-columns-repeated="1016"/>
        </table:table-row>
        <table:table-row table:style-name="ro2">
          <table:table-cell table:number-columns-repeated="4"/>
          <table:table-cell table:style-name="ce20" table:formula="of:=IF(AND([.$D$3]=1;[.C604]&lt;&gt;&quot;&quot;);[.$F$3]*[.C604]+[.$F$4])" office:value-type="float" office:value="0" calcext:value-type="float">
            <text:p>0</text:p>
          </table:table-cell>
          <table:table-cell table:style-name="ce20" table:formula="of:=IF(AND([.$D$3]=1;[.C604]&lt;&gt;&quot;&quot;);[.D604]-[.E604])" office:value-type="float" office:value="0" calcext:value-type="float">
            <text:p>0</text:p>
          </table:table-cell>
          <table:table-cell table:style-name="ce20" table:formula="of:=IF([.$D$5]=1;[.$I$3]*([.C604]-[.$I$4])^2+[.$I$5];&quot;&quot;)">
            <text:p/>
          </table:table-cell>
          <table:table-cell table:style-name="ce20" table:formula="of:=IF(AND([.$D$5]=1;[.C604]&lt;&gt;&quot;&quot;);[.D604]-[.G604])" office:value-type="float" office:value="0" calcext:value-type="float">
            <text:p>0</text:p>
          </table:table-cell>
          <table:table-cell table:number-columns-repeated="1016"/>
        </table:table-row>
        <table:table-row table:style-name="ro2">
          <table:table-cell table:number-columns-repeated="4"/>
          <table:table-cell table:style-name="ce20" table:formula="of:=IF(AND([.$D$3]=1;[.C605]&lt;&gt;&quot;&quot;);[.$F$3]*[.C605]+[.$F$4])" office:value-type="float" office:value="0" calcext:value-type="float">
            <text:p>0</text:p>
          </table:table-cell>
          <table:table-cell table:style-name="ce20" table:formula="of:=IF(AND([.$D$3]=1;[.C605]&lt;&gt;&quot;&quot;);[.D605]-[.E605])" office:value-type="float" office:value="0" calcext:value-type="float">
            <text:p>0</text:p>
          </table:table-cell>
          <table:table-cell table:style-name="ce20" table:formula="of:=IF([.$D$5]=1;[.$I$3]*([.C605]-[.$I$4])^2+[.$I$5];&quot;&quot;)">
            <text:p/>
          </table:table-cell>
          <table:table-cell table:style-name="ce20" table:formula="of:=IF(AND([.$D$5]=1;[.C605]&lt;&gt;&quot;&quot;);[.D605]-[.G605])" office:value-type="float" office:value="0" calcext:value-type="float">
            <text:p>0</text:p>
          </table:table-cell>
          <table:table-cell table:number-columns-repeated="1016"/>
        </table:table-row>
        <table:table-row table:style-name="ro2">
          <table:table-cell table:number-columns-repeated="4"/>
          <table:table-cell table:style-name="ce20" table:formula="of:=IF(AND([.$D$3]=1;[.C606]&lt;&gt;&quot;&quot;);[.$F$3]*[.C606]+[.$F$4])" office:value-type="float" office:value="0" calcext:value-type="float">
            <text:p>0</text:p>
          </table:table-cell>
          <table:table-cell table:style-name="ce20" table:formula="of:=IF(AND([.$D$3]=1;[.C606]&lt;&gt;&quot;&quot;);[.D606]-[.E606])" office:value-type="float" office:value="0" calcext:value-type="float">
            <text:p>0</text:p>
          </table:table-cell>
          <table:table-cell table:style-name="ce20" table:formula="of:=IF([.$D$5]=1;[.$I$3]*([.C606]-[.$I$4])^2+[.$I$5];&quot;&quot;)">
            <text:p/>
          </table:table-cell>
          <table:table-cell table:style-name="ce20" table:formula="of:=IF(AND([.$D$5]=1;[.C606]&lt;&gt;&quot;&quot;);[.D606]-[.G606])" office:value-type="float" office:value="0" calcext:value-type="float">
            <text:p>0</text:p>
          </table:table-cell>
          <table:table-cell table:number-columns-repeated="1016"/>
        </table:table-row>
        <table:table-row table:style-name="ro2">
          <table:table-cell table:number-columns-repeated="4"/>
          <table:table-cell table:style-name="ce20" table:formula="of:=IF(AND([.$D$3]=1;[.C607]&lt;&gt;&quot;&quot;);[.$F$3]*[.C607]+[.$F$4])" office:value-type="float" office:value="0" calcext:value-type="float">
            <text:p>0</text:p>
          </table:table-cell>
          <table:table-cell table:style-name="ce20" table:formula="of:=IF(AND([.$D$3]=1;[.C607]&lt;&gt;&quot;&quot;);[.D607]-[.E607])" office:value-type="float" office:value="0" calcext:value-type="float">
            <text:p>0</text:p>
          </table:table-cell>
          <table:table-cell table:style-name="ce20" table:formula="of:=IF([.$D$5]=1;[.$I$3]*([.C607]-[.$I$4])^2+[.$I$5];&quot;&quot;)">
            <text:p/>
          </table:table-cell>
          <table:table-cell table:style-name="ce20" table:formula="of:=IF(AND([.$D$5]=1;[.C607]&lt;&gt;&quot;&quot;);[.D607]-[.G607])" office:value-type="float" office:value="0" calcext:value-type="float">
            <text:p>0</text:p>
          </table:table-cell>
          <table:table-cell table:number-columns-repeated="1016"/>
        </table:table-row>
        <table:table-row table:style-name="ro2">
          <table:table-cell table:number-columns-repeated="4"/>
          <table:table-cell table:style-name="ce20" table:formula="of:=IF(AND([.$D$3]=1;[.C608]&lt;&gt;&quot;&quot;);[.$F$3]*[.C608]+[.$F$4])" office:value-type="float" office:value="0" calcext:value-type="float">
            <text:p>0</text:p>
          </table:table-cell>
          <table:table-cell table:style-name="ce20" table:formula="of:=IF(AND([.$D$3]=1;[.C608]&lt;&gt;&quot;&quot;);[.D608]-[.E608])" office:value-type="float" office:value="0" calcext:value-type="float">
            <text:p>0</text:p>
          </table:table-cell>
          <table:table-cell table:style-name="ce20" table:formula="of:=IF([.$D$5]=1;[.$I$3]*([.C608]-[.$I$4])^2+[.$I$5];&quot;&quot;)">
            <text:p/>
          </table:table-cell>
          <table:table-cell table:style-name="ce20" table:formula="of:=IF(AND([.$D$5]=1;[.C608]&lt;&gt;&quot;&quot;);[.D608]-[.G608])" office:value-type="float" office:value="0" calcext:value-type="float">
            <text:p>0</text:p>
          </table:table-cell>
          <table:table-cell table:number-columns-repeated="1016"/>
        </table:table-row>
        <table:table-row table:style-name="ro2">
          <table:table-cell table:number-columns-repeated="4"/>
          <table:table-cell table:style-name="ce20" table:formula="of:=IF(AND([.$D$3]=1;[.C609]&lt;&gt;&quot;&quot;);[.$F$3]*[.C609]+[.$F$4])" office:value-type="float" office:value="0" calcext:value-type="float">
            <text:p>0</text:p>
          </table:table-cell>
          <table:table-cell table:style-name="ce20" table:formula="of:=IF(AND([.$D$3]=1;[.C609]&lt;&gt;&quot;&quot;);[.D609]-[.E609])" office:value-type="float" office:value="0" calcext:value-type="float">
            <text:p>0</text:p>
          </table:table-cell>
          <table:table-cell table:style-name="ce20" table:formula="of:=IF([.$D$5]=1;[.$I$3]*([.C609]-[.$I$4])^2+[.$I$5];&quot;&quot;)">
            <text:p/>
          </table:table-cell>
          <table:table-cell table:style-name="ce20" table:formula="of:=IF(AND([.$D$5]=1;[.C609]&lt;&gt;&quot;&quot;);[.D609]-[.G609])" office:value-type="float" office:value="0" calcext:value-type="float">
            <text:p>0</text:p>
          </table:table-cell>
          <table:table-cell table:number-columns-repeated="1016"/>
        </table:table-row>
        <table:table-row table:style-name="ro2">
          <table:table-cell table:number-columns-repeated="4"/>
          <table:table-cell table:style-name="ce20" table:formula="of:=IF(AND([.$D$3]=1;[.C610]&lt;&gt;&quot;&quot;);[.$F$3]*[.C610]+[.$F$4])" office:value-type="float" office:value="0" calcext:value-type="float">
            <text:p>0</text:p>
          </table:table-cell>
          <table:table-cell table:style-name="ce20" table:formula="of:=IF(AND([.$D$3]=1;[.C610]&lt;&gt;&quot;&quot;);[.D610]-[.E610])" office:value-type="float" office:value="0" calcext:value-type="float">
            <text:p>0</text:p>
          </table:table-cell>
          <table:table-cell table:style-name="ce20" table:formula="of:=IF([.$D$5]=1;[.$I$3]*([.C610]-[.$I$4])^2+[.$I$5];&quot;&quot;)">
            <text:p/>
          </table:table-cell>
          <table:table-cell table:style-name="ce20" table:formula="of:=IF(AND([.$D$5]=1;[.C610]&lt;&gt;&quot;&quot;);[.D610]-[.G610])" office:value-type="float" office:value="0" calcext:value-type="float">
            <text:p>0</text:p>
          </table:table-cell>
          <table:table-cell table:number-columns-repeated="1016"/>
        </table:table-row>
        <table:table-row table:style-name="ro2">
          <table:table-cell table:number-columns-repeated="4"/>
          <table:table-cell table:style-name="ce20" table:formula="of:=IF(AND([.$D$3]=1;[.C611]&lt;&gt;&quot;&quot;);[.$F$3]*[.C611]+[.$F$4])" office:value-type="float" office:value="0" calcext:value-type="float">
            <text:p>0</text:p>
          </table:table-cell>
          <table:table-cell table:style-name="ce20" table:formula="of:=IF(AND([.$D$3]=1;[.C611]&lt;&gt;&quot;&quot;);[.D611]-[.E611])" office:value-type="float" office:value="0" calcext:value-type="float">
            <text:p>0</text:p>
          </table:table-cell>
          <table:table-cell table:style-name="ce20" table:formula="of:=IF([.$D$5]=1;[.$I$3]*([.C611]-[.$I$4])^2+[.$I$5];&quot;&quot;)">
            <text:p/>
          </table:table-cell>
          <table:table-cell table:style-name="ce20" table:formula="of:=IF(AND([.$D$5]=1;[.C611]&lt;&gt;&quot;&quot;);[.D611]-[.G611])" office:value-type="float" office:value="0" calcext:value-type="float">
            <text:p>0</text:p>
          </table:table-cell>
          <table:table-cell table:number-columns-repeated="1016"/>
        </table:table-row>
        <table:table-row table:style-name="ro2">
          <table:table-cell table:number-columns-repeated="4"/>
          <table:table-cell table:style-name="ce20" table:formula="of:=IF(AND([.$D$3]=1;[.C612]&lt;&gt;&quot;&quot;);[.$F$3]*[.C612]+[.$F$4])" office:value-type="float" office:value="0" calcext:value-type="float">
            <text:p>0</text:p>
          </table:table-cell>
          <table:table-cell table:style-name="ce20" table:formula="of:=IF(AND([.$D$3]=1;[.C612]&lt;&gt;&quot;&quot;);[.D612]-[.E612])" office:value-type="float" office:value="0" calcext:value-type="float">
            <text:p>0</text:p>
          </table:table-cell>
          <table:table-cell table:style-name="ce20" table:formula="of:=IF([.$D$5]=1;[.$I$3]*([.C612]-[.$I$4])^2+[.$I$5];&quot;&quot;)">
            <text:p/>
          </table:table-cell>
          <table:table-cell table:style-name="ce20" table:formula="of:=IF(AND([.$D$5]=1;[.C612]&lt;&gt;&quot;&quot;);[.D612]-[.G612])" office:value-type="float" office:value="0" calcext:value-type="float">
            <text:p>0</text:p>
          </table:table-cell>
          <table:table-cell table:number-columns-repeated="1016"/>
        </table:table-row>
        <table:table-row table:style-name="ro2">
          <table:table-cell table:number-columns-repeated="4"/>
          <table:table-cell table:style-name="ce20" table:formula="of:=IF(AND([.$D$3]=1;[.C613]&lt;&gt;&quot;&quot;);[.$F$3]*[.C613]+[.$F$4])" office:value-type="float" office:value="0" calcext:value-type="float">
            <text:p>0</text:p>
          </table:table-cell>
          <table:table-cell table:style-name="ce20" table:formula="of:=IF(AND([.$D$3]=1;[.C613]&lt;&gt;&quot;&quot;);[.D613]-[.E613])" office:value-type="float" office:value="0" calcext:value-type="float">
            <text:p>0</text:p>
          </table:table-cell>
          <table:table-cell table:style-name="ce20" table:formula="of:=IF([.$D$5]=1;[.$I$3]*([.C613]-[.$I$4])^2+[.$I$5];&quot;&quot;)">
            <text:p/>
          </table:table-cell>
          <table:table-cell table:style-name="ce20" table:formula="of:=IF(AND([.$D$5]=1;[.C613]&lt;&gt;&quot;&quot;);[.D613]-[.G613])" office:value-type="float" office:value="0" calcext:value-type="float">
            <text:p>0</text:p>
          </table:table-cell>
          <table:table-cell table:number-columns-repeated="1016"/>
        </table:table-row>
        <table:table-row table:style-name="ro2">
          <table:table-cell table:number-columns-repeated="4"/>
          <table:table-cell table:style-name="ce20" table:formula="of:=IF(AND([.$D$3]=1;[.C614]&lt;&gt;&quot;&quot;);[.$F$3]*[.C614]+[.$F$4])" office:value-type="float" office:value="0" calcext:value-type="float">
            <text:p>0</text:p>
          </table:table-cell>
          <table:table-cell table:style-name="ce20" table:formula="of:=IF(AND([.$D$3]=1;[.C614]&lt;&gt;&quot;&quot;);[.D614]-[.E614])" office:value-type="float" office:value="0" calcext:value-type="float">
            <text:p>0</text:p>
          </table:table-cell>
          <table:table-cell table:style-name="ce20" table:formula="of:=IF([.$D$5]=1;[.$I$3]*([.C614]-[.$I$4])^2+[.$I$5];&quot;&quot;)">
            <text:p/>
          </table:table-cell>
          <table:table-cell table:style-name="ce20" table:formula="of:=IF(AND([.$D$5]=1;[.C614]&lt;&gt;&quot;&quot;);[.D614]-[.G614])" office:value-type="float" office:value="0" calcext:value-type="float">
            <text:p>0</text:p>
          </table:table-cell>
          <table:table-cell table:number-columns-repeated="1016"/>
        </table:table-row>
        <table:table-row table:style-name="ro2">
          <table:table-cell table:number-columns-repeated="4"/>
          <table:table-cell table:style-name="ce20" table:formula="of:=IF(AND([.$D$3]=1;[.C615]&lt;&gt;&quot;&quot;);[.$F$3]*[.C615]+[.$F$4])" office:value-type="float" office:value="0" calcext:value-type="float">
            <text:p>0</text:p>
          </table:table-cell>
          <table:table-cell table:style-name="ce20" table:formula="of:=IF(AND([.$D$3]=1;[.C615]&lt;&gt;&quot;&quot;);[.D615]-[.E615])" office:value-type="float" office:value="0" calcext:value-type="float">
            <text:p>0</text:p>
          </table:table-cell>
          <table:table-cell table:style-name="ce20" table:formula="of:=IF([.$D$5]=1;[.$I$3]*([.C615]-[.$I$4])^2+[.$I$5];&quot;&quot;)">
            <text:p/>
          </table:table-cell>
          <table:table-cell table:style-name="ce20" table:formula="of:=IF(AND([.$D$5]=1;[.C615]&lt;&gt;&quot;&quot;);[.D615]-[.G615])" office:value-type="float" office:value="0" calcext:value-type="float">
            <text:p>0</text:p>
          </table:table-cell>
          <table:table-cell table:number-columns-repeated="1016"/>
        </table:table-row>
        <table:table-row table:style-name="ro2">
          <table:table-cell table:number-columns-repeated="4"/>
          <table:table-cell table:style-name="ce20" table:formula="of:=IF(AND([.$D$3]=1;[.C616]&lt;&gt;&quot;&quot;);[.$F$3]*[.C616]+[.$F$4])" office:value-type="float" office:value="0" calcext:value-type="float">
            <text:p>0</text:p>
          </table:table-cell>
          <table:table-cell table:style-name="ce20" table:formula="of:=IF(AND([.$D$3]=1;[.C616]&lt;&gt;&quot;&quot;);[.D616]-[.E616])" office:value-type="float" office:value="0" calcext:value-type="float">
            <text:p>0</text:p>
          </table:table-cell>
          <table:table-cell table:style-name="ce20" table:formula="of:=IF([.$D$5]=1;[.$I$3]*([.C616]-[.$I$4])^2+[.$I$5];&quot;&quot;)">
            <text:p/>
          </table:table-cell>
          <table:table-cell table:style-name="ce20" table:formula="of:=IF(AND([.$D$5]=1;[.C616]&lt;&gt;&quot;&quot;);[.D616]-[.G616])" office:value-type="float" office:value="0" calcext:value-type="float">
            <text:p>0</text:p>
          </table:table-cell>
          <table:table-cell table:number-columns-repeated="1016"/>
        </table:table-row>
        <table:table-row table:style-name="ro2">
          <table:table-cell table:number-columns-repeated="4"/>
          <table:table-cell table:style-name="ce20" table:formula="of:=IF(AND([.$D$3]=1;[.C617]&lt;&gt;&quot;&quot;);[.$F$3]*[.C617]+[.$F$4])" office:value-type="float" office:value="0" calcext:value-type="float">
            <text:p>0</text:p>
          </table:table-cell>
          <table:table-cell table:style-name="ce20" table:formula="of:=IF(AND([.$D$3]=1;[.C617]&lt;&gt;&quot;&quot;);[.D617]-[.E617])" office:value-type="float" office:value="0" calcext:value-type="float">
            <text:p>0</text:p>
          </table:table-cell>
          <table:table-cell table:style-name="ce20" table:formula="of:=IF([.$D$5]=1;[.$I$3]*([.C617]-[.$I$4])^2+[.$I$5];&quot;&quot;)">
            <text:p/>
          </table:table-cell>
          <table:table-cell table:style-name="ce20" table:formula="of:=IF(AND([.$D$5]=1;[.C617]&lt;&gt;&quot;&quot;);[.D617]-[.G617])" office:value-type="float" office:value="0" calcext:value-type="float">
            <text:p>0</text:p>
          </table:table-cell>
          <table:table-cell table:number-columns-repeated="1016"/>
        </table:table-row>
        <table:table-row table:style-name="ro2">
          <table:table-cell table:number-columns-repeated="4"/>
          <table:table-cell table:style-name="ce20" table:formula="of:=IF(AND([.$D$3]=1;[.C618]&lt;&gt;&quot;&quot;);[.$F$3]*[.C618]+[.$F$4])" office:value-type="float" office:value="0" calcext:value-type="float">
            <text:p>0</text:p>
          </table:table-cell>
          <table:table-cell table:style-name="ce20" table:formula="of:=IF(AND([.$D$3]=1;[.C618]&lt;&gt;&quot;&quot;);[.D618]-[.E618])" office:value-type="float" office:value="0" calcext:value-type="float">
            <text:p>0</text:p>
          </table:table-cell>
          <table:table-cell table:style-name="ce20" table:formula="of:=IF([.$D$5]=1;[.$I$3]*([.C618]-[.$I$4])^2+[.$I$5];&quot;&quot;)">
            <text:p/>
          </table:table-cell>
          <table:table-cell table:style-name="ce20" table:formula="of:=IF(AND([.$D$5]=1;[.C618]&lt;&gt;&quot;&quot;);[.D618]-[.G618])" office:value-type="float" office:value="0" calcext:value-type="float">
            <text:p>0</text:p>
          </table:table-cell>
          <table:table-cell table:number-columns-repeated="1016"/>
        </table:table-row>
        <table:table-row table:style-name="ro2">
          <table:table-cell table:number-columns-repeated="4"/>
          <table:table-cell table:style-name="ce20" table:formula="of:=IF(AND([.$D$3]=1;[.C619]&lt;&gt;&quot;&quot;);[.$F$3]*[.C619]+[.$F$4])" office:value-type="float" office:value="0" calcext:value-type="float">
            <text:p>0</text:p>
          </table:table-cell>
          <table:table-cell table:style-name="ce20" table:formula="of:=IF(AND([.$D$3]=1;[.C619]&lt;&gt;&quot;&quot;);[.D619]-[.E619])" office:value-type="float" office:value="0" calcext:value-type="float">
            <text:p>0</text:p>
          </table:table-cell>
          <table:table-cell table:style-name="ce20" table:formula="of:=IF([.$D$5]=1;[.$I$3]*([.C619]-[.$I$4])^2+[.$I$5];&quot;&quot;)">
            <text:p/>
          </table:table-cell>
          <table:table-cell table:style-name="ce20" table:formula="of:=IF(AND([.$D$5]=1;[.C619]&lt;&gt;&quot;&quot;);[.D619]-[.G619])" office:value-type="float" office:value="0" calcext:value-type="float">
            <text:p>0</text:p>
          </table:table-cell>
          <table:table-cell table:number-columns-repeated="1016"/>
        </table:table-row>
        <table:table-row table:style-name="ro2">
          <table:table-cell table:number-columns-repeated="4"/>
          <table:table-cell table:style-name="ce20" table:formula="of:=IF(AND([.$D$3]=1;[.C620]&lt;&gt;&quot;&quot;);[.$F$3]*[.C620]+[.$F$4])" office:value-type="float" office:value="0" calcext:value-type="float">
            <text:p>0</text:p>
          </table:table-cell>
          <table:table-cell table:style-name="ce20" table:formula="of:=IF(AND([.$D$3]=1;[.C620]&lt;&gt;&quot;&quot;);[.D620]-[.E620])" office:value-type="float" office:value="0" calcext:value-type="float">
            <text:p>0</text:p>
          </table:table-cell>
          <table:table-cell table:style-name="ce20" table:formula="of:=IF([.$D$5]=1;[.$I$3]*([.C620]-[.$I$4])^2+[.$I$5];&quot;&quot;)">
            <text:p/>
          </table:table-cell>
          <table:table-cell table:style-name="ce20" table:formula="of:=IF(AND([.$D$5]=1;[.C620]&lt;&gt;&quot;&quot;);[.D620]-[.G620])" office:value-type="float" office:value="0" calcext:value-type="float">
            <text:p>0</text:p>
          </table:table-cell>
          <table:table-cell table:number-columns-repeated="1016"/>
        </table:table-row>
        <table:table-row table:style-name="ro2">
          <table:table-cell table:number-columns-repeated="4"/>
          <table:table-cell table:style-name="ce20" table:formula="of:=IF(AND([.$D$3]=1;[.C621]&lt;&gt;&quot;&quot;);[.$F$3]*[.C621]+[.$F$4])" office:value-type="float" office:value="0" calcext:value-type="float">
            <text:p>0</text:p>
          </table:table-cell>
          <table:table-cell table:style-name="ce20" table:formula="of:=IF(AND([.$D$3]=1;[.C621]&lt;&gt;&quot;&quot;);[.D621]-[.E621])" office:value-type="float" office:value="0" calcext:value-type="float">
            <text:p>0</text:p>
          </table:table-cell>
          <table:table-cell table:style-name="ce20" table:formula="of:=IF([.$D$5]=1;[.$I$3]*([.C621]-[.$I$4])^2+[.$I$5];&quot;&quot;)">
            <text:p/>
          </table:table-cell>
          <table:table-cell table:style-name="ce20" table:formula="of:=IF(AND([.$D$5]=1;[.C621]&lt;&gt;&quot;&quot;);[.D621]-[.G621])" office:value-type="float" office:value="0" calcext:value-type="float">
            <text:p>0</text:p>
          </table:table-cell>
          <table:table-cell table:number-columns-repeated="1016"/>
        </table:table-row>
        <table:table-row table:style-name="ro2">
          <table:table-cell table:number-columns-repeated="4"/>
          <table:table-cell table:style-name="ce20" table:formula="of:=IF(AND([.$D$3]=1;[.C622]&lt;&gt;&quot;&quot;);[.$F$3]*[.C622]+[.$F$4])" office:value-type="float" office:value="0" calcext:value-type="float">
            <text:p>0</text:p>
          </table:table-cell>
          <table:table-cell table:style-name="ce20" table:formula="of:=IF(AND([.$D$3]=1;[.C622]&lt;&gt;&quot;&quot;);[.D622]-[.E622])" office:value-type="float" office:value="0" calcext:value-type="float">
            <text:p>0</text:p>
          </table:table-cell>
          <table:table-cell table:style-name="ce20" table:formula="of:=IF([.$D$5]=1;[.$I$3]*([.C622]-[.$I$4])^2+[.$I$5];&quot;&quot;)">
            <text:p/>
          </table:table-cell>
          <table:table-cell table:style-name="ce20" table:formula="of:=IF(AND([.$D$5]=1;[.C622]&lt;&gt;&quot;&quot;);[.D622]-[.G622])" office:value-type="float" office:value="0" calcext:value-type="float">
            <text:p>0</text:p>
          </table:table-cell>
          <table:table-cell table:number-columns-repeated="1016"/>
        </table:table-row>
        <table:table-row table:style-name="ro2">
          <table:table-cell table:number-columns-repeated="4"/>
          <table:table-cell table:style-name="ce20" table:formula="of:=IF(AND([.$D$3]=1;[.C623]&lt;&gt;&quot;&quot;);[.$F$3]*[.C623]+[.$F$4])" office:value-type="float" office:value="0" calcext:value-type="float">
            <text:p>0</text:p>
          </table:table-cell>
          <table:table-cell table:style-name="ce20" table:formula="of:=IF(AND([.$D$3]=1;[.C623]&lt;&gt;&quot;&quot;);[.D623]-[.E623])" office:value-type="float" office:value="0" calcext:value-type="float">
            <text:p>0</text:p>
          </table:table-cell>
          <table:table-cell table:style-name="ce20" table:formula="of:=IF([.$D$5]=1;[.$I$3]*([.C623]-[.$I$4])^2+[.$I$5];&quot;&quot;)">
            <text:p/>
          </table:table-cell>
          <table:table-cell table:style-name="ce20" table:formula="of:=IF(AND([.$D$5]=1;[.C623]&lt;&gt;&quot;&quot;);[.D623]-[.G623])" office:value-type="float" office:value="0" calcext:value-type="float">
            <text:p>0</text:p>
          </table:table-cell>
          <table:table-cell table:number-columns-repeated="1016"/>
        </table:table-row>
        <table:table-row table:style-name="ro2">
          <table:table-cell table:number-columns-repeated="4"/>
          <table:table-cell table:style-name="ce20" table:formula="of:=IF(AND([.$D$3]=1;[.C624]&lt;&gt;&quot;&quot;);[.$F$3]*[.C624]+[.$F$4])" office:value-type="float" office:value="0" calcext:value-type="float">
            <text:p>0</text:p>
          </table:table-cell>
          <table:table-cell table:style-name="ce20" table:formula="of:=IF(AND([.$D$3]=1;[.C624]&lt;&gt;&quot;&quot;);[.D624]-[.E624])" office:value-type="float" office:value="0" calcext:value-type="float">
            <text:p>0</text:p>
          </table:table-cell>
          <table:table-cell table:style-name="ce20" table:formula="of:=IF([.$D$5]=1;[.$I$3]*([.C624]-[.$I$4])^2+[.$I$5];&quot;&quot;)">
            <text:p/>
          </table:table-cell>
          <table:table-cell table:style-name="ce20" table:formula="of:=IF(AND([.$D$5]=1;[.C624]&lt;&gt;&quot;&quot;);[.D624]-[.G624])" office:value-type="float" office:value="0" calcext:value-type="float">
            <text:p>0</text:p>
          </table:table-cell>
          <table:table-cell table:number-columns-repeated="1016"/>
        </table:table-row>
        <table:table-row table:style-name="ro2">
          <table:table-cell table:number-columns-repeated="4"/>
          <table:table-cell table:style-name="ce20" table:formula="of:=IF(AND([.$D$3]=1;[.C625]&lt;&gt;&quot;&quot;);[.$F$3]*[.C625]+[.$F$4])" office:value-type="float" office:value="0" calcext:value-type="float">
            <text:p>0</text:p>
          </table:table-cell>
          <table:table-cell table:style-name="ce20" table:formula="of:=IF(AND([.$D$3]=1;[.C625]&lt;&gt;&quot;&quot;);[.D625]-[.E625])" office:value-type="float" office:value="0" calcext:value-type="float">
            <text:p>0</text:p>
          </table:table-cell>
          <table:table-cell table:style-name="ce20" table:formula="of:=IF([.$D$5]=1;[.$I$3]*([.C625]-[.$I$4])^2+[.$I$5];&quot;&quot;)">
            <text:p/>
          </table:table-cell>
          <table:table-cell table:style-name="ce20" table:formula="of:=IF(AND([.$D$5]=1;[.C625]&lt;&gt;&quot;&quot;);[.D625]-[.G625])" office:value-type="float" office:value="0" calcext:value-type="float">
            <text:p>0</text:p>
          </table:table-cell>
          <table:table-cell table:number-columns-repeated="1016"/>
        </table:table-row>
        <table:table-row table:style-name="ro2">
          <table:table-cell table:number-columns-repeated="4"/>
          <table:table-cell table:style-name="ce20" table:formula="of:=IF(AND([.$D$3]=1;[.C626]&lt;&gt;&quot;&quot;);[.$F$3]*[.C626]+[.$F$4])" office:value-type="float" office:value="0" calcext:value-type="float">
            <text:p>0</text:p>
          </table:table-cell>
          <table:table-cell table:style-name="ce20" table:formula="of:=IF(AND([.$D$3]=1;[.C626]&lt;&gt;&quot;&quot;);[.D626]-[.E626])" office:value-type="float" office:value="0" calcext:value-type="float">
            <text:p>0</text:p>
          </table:table-cell>
          <table:table-cell table:style-name="ce20" table:formula="of:=IF([.$D$5]=1;[.$I$3]*([.C626]-[.$I$4])^2+[.$I$5];&quot;&quot;)">
            <text:p/>
          </table:table-cell>
          <table:table-cell table:style-name="ce20" table:formula="of:=IF(AND([.$D$5]=1;[.C626]&lt;&gt;&quot;&quot;);[.D626]-[.G626])" office:value-type="float" office:value="0" calcext:value-type="float">
            <text:p>0</text:p>
          </table:table-cell>
          <table:table-cell table:number-columns-repeated="1016"/>
        </table:table-row>
        <table:table-row table:style-name="ro2">
          <table:table-cell table:number-columns-repeated="4"/>
          <table:table-cell table:style-name="ce20" table:formula="of:=IF(AND([.$D$3]=1;[.C627]&lt;&gt;&quot;&quot;);[.$F$3]*[.C627]+[.$F$4])" office:value-type="float" office:value="0" calcext:value-type="float">
            <text:p>0</text:p>
          </table:table-cell>
          <table:table-cell table:style-name="ce20" table:formula="of:=IF(AND([.$D$3]=1;[.C627]&lt;&gt;&quot;&quot;);[.D627]-[.E627])" office:value-type="float" office:value="0" calcext:value-type="float">
            <text:p>0</text:p>
          </table:table-cell>
          <table:table-cell table:style-name="ce20" table:formula="of:=IF([.$D$5]=1;[.$I$3]*([.C627]-[.$I$4])^2+[.$I$5];&quot;&quot;)">
            <text:p/>
          </table:table-cell>
          <table:table-cell table:style-name="ce20" table:formula="of:=IF(AND([.$D$5]=1;[.C627]&lt;&gt;&quot;&quot;);[.D627]-[.G627])" office:value-type="float" office:value="0" calcext:value-type="float">
            <text:p>0</text:p>
          </table:table-cell>
          <table:table-cell table:number-columns-repeated="1016"/>
        </table:table-row>
        <table:table-row table:style-name="ro2">
          <table:table-cell table:number-columns-repeated="4"/>
          <table:table-cell table:style-name="ce20" table:formula="of:=IF(AND([.$D$3]=1;[.C628]&lt;&gt;&quot;&quot;);[.$F$3]*[.C628]+[.$F$4])" office:value-type="float" office:value="0" calcext:value-type="float">
            <text:p>0</text:p>
          </table:table-cell>
          <table:table-cell table:style-name="ce20" table:formula="of:=IF(AND([.$D$3]=1;[.C628]&lt;&gt;&quot;&quot;);[.D628]-[.E628])" office:value-type="float" office:value="0" calcext:value-type="float">
            <text:p>0</text:p>
          </table:table-cell>
          <table:table-cell table:style-name="ce20" table:formula="of:=IF([.$D$5]=1;[.$I$3]*([.C628]-[.$I$4])^2+[.$I$5];&quot;&quot;)">
            <text:p/>
          </table:table-cell>
          <table:table-cell table:style-name="ce20" table:formula="of:=IF(AND([.$D$5]=1;[.C628]&lt;&gt;&quot;&quot;);[.D628]-[.G628])" office:value-type="float" office:value="0" calcext:value-type="float">
            <text:p>0</text:p>
          </table:table-cell>
          <table:table-cell table:number-columns-repeated="1016"/>
        </table:table-row>
        <table:table-row table:style-name="ro2">
          <table:table-cell table:number-columns-repeated="4"/>
          <table:table-cell table:style-name="ce20" table:formula="of:=IF(AND([.$D$3]=1;[.C629]&lt;&gt;&quot;&quot;);[.$F$3]*[.C629]+[.$F$4])" office:value-type="float" office:value="0" calcext:value-type="float">
            <text:p>0</text:p>
          </table:table-cell>
          <table:table-cell table:style-name="ce20" table:formula="of:=IF(AND([.$D$3]=1;[.C629]&lt;&gt;&quot;&quot;);[.D629]-[.E629])" office:value-type="float" office:value="0" calcext:value-type="float">
            <text:p>0</text:p>
          </table:table-cell>
          <table:table-cell table:style-name="ce20" table:formula="of:=IF([.$D$5]=1;[.$I$3]*([.C629]-[.$I$4])^2+[.$I$5];&quot;&quot;)">
            <text:p/>
          </table:table-cell>
          <table:table-cell table:style-name="ce20" table:formula="of:=IF(AND([.$D$5]=1;[.C629]&lt;&gt;&quot;&quot;);[.D629]-[.G629])" office:value-type="float" office:value="0" calcext:value-type="float">
            <text:p>0</text:p>
          </table:table-cell>
          <table:table-cell table:number-columns-repeated="1016"/>
        </table:table-row>
        <table:table-row table:style-name="ro2">
          <table:table-cell table:number-columns-repeated="4"/>
          <table:table-cell table:style-name="ce20" table:formula="of:=IF(AND([.$D$3]=1;[.C630]&lt;&gt;&quot;&quot;);[.$F$3]*[.C630]+[.$F$4])" office:value-type="float" office:value="0" calcext:value-type="float">
            <text:p>0</text:p>
          </table:table-cell>
          <table:table-cell table:style-name="ce20" table:formula="of:=IF(AND([.$D$3]=1;[.C630]&lt;&gt;&quot;&quot;);[.D630]-[.E630])" office:value-type="float" office:value="0" calcext:value-type="float">
            <text:p>0</text:p>
          </table:table-cell>
          <table:table-cell table:style-name="ce20" table:formula="of:=IF([.$D$5]=1;[.$I$3]*([.C630]-[.$I$4])^2+[.$I$5];&quot;&quot;)">
            <text:p/>
          </table:table-cell>
          <table:table-cell table:style-name="ce20" table:formula="of:=IF(AND([.$D$5]=1;[.C630]&lt;&gt;&quot;&quot;);[.D630]-[.G630])" office:value-type="float" office:value="0" calcext:value-type="float">
            <text:p>0</text:p>
          </table:table-cell>
          <table:table-cell table:number-columns-repeated="1016"/>
        </table:table-row>
        <table:table-row table:style-name="ro2">
          <table:table-cell table:number-columns-repeated="4"/>
          <table:table-cell table:style-name="ce20" table:formula="of:=IF(AND([.$D$3]=1;[.C631]&lt;&gt;&quot;&quot;);[.$F$3]*[.C631]+[.$F$4])" office:value-type="float" office:value="0" calcext:value-type="float">
            <text:p>0</text:p>
          </table:table-cell>
          <table:table-cell table:style-name="ce20" table:formula="of:=IF(AND([.$D$3]=1;[.C631]&lt;&gt;&quot;&quot;);[.D631]-[.E631])" office:value-type="float" office:value="0" calcext:value-type="float">
            <text:p>0</text:p>
          </table:table-cell>
          <table:table-cell table:style-name="ce20" table:formula="of:=IF([.$D$5]=1;[.$I$3]*([.C631]-[.$I$4])^2+[.$I$5];&quot;&quot;)">
            <text:p/>
          </table:table-cell>
          <table:table-cell table:style-name="ce20" table:formula="of:=IF(AND([.$D$5]=1;[.C631]&lt;&gt;&quot;&quot;);[.D631]-[.G631])" office:value-type="float" office:value="0" calcext:value-type="float">
            <text:p>0</text:p>
          </table:table-cell>
          <table:table-cell table:number-columns-repeated="1016"/>
        </table:table-row>
        <table:table-row table:style-name="ro2">
          <table:table-cell table:number-columns-repeated="4"/>
          <table:table-cell table:style-name="ce20" table:formula="of:=IF(AND([.$D$3]=1;[.C632]&lt;&gt;&quot;&quot;);[.$F$3]*[.C632]+[.$F$4])" office:value-type="float" office:value="0" calcext:value-type="float">
            <text:p>0</text:p>
          </table:table-cell>
          <table:table-cell table:style-name="ce20" table:formula="of:=IF(AND([.$D$3]=1;[.C632]&lt;&gt;&quot;&quot;);[.D632]-[.E632])" office:value-type="float" office:value="0" calcext:value-type="float">
            <text:p>0</text:p>
          </table:table-cell>
          <table:table-cell table:style-name="ce20" table:formula="of:=IF([.$D$5]=1;[.$I$3]*([.C632]-[.$I$4])^2+[.$I$5];&quot;&quot;)">
            <text:p/>
          </table:table-cell>
          <table:table-cell table:style-name="ce20" table:formula="of:=IF(AND([.$D$5]=1;[.C632]&lt;&gt;&quot;&quot;);[.D632]-[.G632])" office:value-type="float" office:value="0" calcext:value-type="float">
            <text:p>0</text:p>
          </table:table-cell>
          <table:table-cell table:number-columns-repeated="1016"/>
        </table:table-row>
        <table:table-row table:style-name="ro2">
          <table:table-cell table:number-columns-repeated="4"/>
          <table:table-cell table:style-name="ce20" table:formula="of:=IF(AND([.$D$3]=1;[.C633]&lt;&gt;&quot;&quot;);[.$F$3]*[.C633]+[.$F$4])" office:value-type="float" office:value="0" calcext:value-type="float">
            <text:p>0</text:p>
          </table:table-cell>
          <table:table-cell table:style-name="ce20" table:formula="of:=IF(AND([.$D$3]=1;[.C633]&lt;&gt;&quot;&quot;);[.D633]-[.E633])" office:value-type="float" office:value="0" calcext:value-type="float">
            <text:p>0</text:p>
          </table:table-cell>
          <table:table-cell table:style-name="ce20" table:formula="of:=IF([.$D$5]=1;[.$I$3]*([.C633]-[.$I$4])^2+[.$I$5];&quot;&quot;)">
            <text:p/>
          </table:table-cell>
          <table:table-cell table:style-name="ce20" table:formula="of:=IF(AND([.$D$5]=1;[.C633]&lt;&gt;&quot;&quot;);[.D633]-[.G633])" office:value-type="float" office:value="0" calcext:value-type="float">
            <text:p>0</text:p>
          </table:table-cell>
          <table:table-cell table:number-columns-repeated="1016"/>
        </table:table-row>
        <table:table-row table:style-name="ro2">
          <table:table-cell table:number-columns-repeated="4"/>
          <table:table-cell table:style-name="ce20" table:formula="of:=IF(AND([.$D$3]=1;[.C634]&lt;&gt;&quot;&quot;);[.$F$3]*[.C634]+[.$F$4])" office:value-type="float" office:value="0" calcext:value-type="float">
            <text:p>0</text:p>
          </table:table-cell>
          <table:table-cell table:style-name="ce20" table:formula="of:=IF(AND([.$D$3]=1;[.C634]&lt;&gt;&quot;&quot;);[.D634]-[.E634])" office:value-type="float" office:value="0" calcext:value-type="float">
            <text:p>0</text:p>
          </table:table-cell>
          <table:table-cell table:style-name="ce20" table:formula="of:=IF([.$D$5]=1;[.$I$3]*([.C634]-[.$I$4])^2+[.$I$5];&quot;&quot;)">
            <text:p/>
          </table:table-cell>
          <table:table-cell table:style-name="ce20" table:formula="of:=IF(AND([.$D$5]=1;[.C634]&lt;&gt;&quot;&quot;);[.D634]-[.G634])" office:value-type="float" office:value="0" calcext:value-type="float">
            <text:p>0</text:p>
          </table:table-cell>
          <table:table-cell table:number-columns-repeated="1016"/>
        </table:table-row>
        <table:table-row table:style-name="ro2">
          <table:table-cell table:number-columns-repeated="4"/>
          <table:table-cell table:style-name="ce20" table:formula="of:=IF(AND([.$D$3]=1;[.C635]&lt;&gt;&quot;&quot;);[.$F$3]*[.C635]+[.$F$4])" office:value-type="float" office:value="0" calcext:value-type="float">
            <text:p>0</text:p>
          </table:table-cell>
          <table:table-cell table:style-name="ce20" table:formula="of:=IF(AND([.$D$3]=1;[.C635]&lt;&gt;&quot;&quot;);[.D635]-[.E635])" office:value-type="float" office:value="0" calcext:value-type="float">
            <text:p>0</text:p>
          </table:table-cell>
          <table:table-cell table:style-name="ce20" table:formula="of:=IF([.$D$5]=1;[.$I$3]*([.C635]-[.$I$4])^2+[.$I$5];&quot;&quot;)">
            <text:p/>
          </table:table-cell>
          <table:table-cell table:style-name="ce20" table:formula="of:=IF(AND([.$D$5]=1;[.C635]&lt;&gt;&quot;&quot;);[.D635]-[.G635])" office:value-type="float" office:value="0" calcext:value-type="float">
            <text:p>0</text:p>
          </table:table-cell>
          <table:table-cell table:number-columns-repeated="1016"/>
        </table:table-row>
        <table:table-row table:style-name="ro2">
          <table:table-cell table:number-columns-repeated="4"/>
          <table:table-cell table:style-name="ce20" table:formula="of:=IF(AND([.$D$3]=1;[.C636]&lt;&gt;&quot;&quot;);[.$F$3]*[.C636]+[.$F$4])" office:value-type="float" office:value="0" calcext:value-type="float">
            <text:p>0</text:p>
          </table:table-cell>
          <table:table-cell table:style-name="ce20" table:formula="of:=IF(AND([.$D$3]=1;[.C636]&lt;&gt;&quot;&quot;);[.D636]-[.E636])" office:value-type="float" office:value="0" calcext:value-type="float">
            <text:p>0</text:p>
          </table:table-cell>
          <table:table-cell table:style-name="ce20" table:formula="of:=IF([.$D$5]=1;[.$I$3]*([.C636]-[.$I$4])^2+[.$I$5];&quot;&quot;)">
            <text:p/>
          </table:table-cell>
          <table:table-cell table:style-name="ce20" table:formula="of:=IF(AND([.$D$5]=1;[.C636]&lt;&gt;&quot;&quot;);[.D636]-[.G636])" office:value-type="float" office:value="0" calcext:value-type="float">
            <text:p>0</text:p>
          </table:table-cell>
          <table:table-cell table:number-columns-repeated="1016"/>
        </table:table-row>
        <table:table-row table:style-name="ro2">
          <table:table-cell table:number-columns-repeated="4"/>
          <table:table-cell table:style-name="ce20" table:formula="of:=IF(AND([.$D$3]=1;[.C637]&lt;&gt;&quot;&quot;);[.$F$3]*[.C637]+[.$F$4])" office:value-type="float" office:value="0" calcext:value-type="float">
            <text:p>0</text:p>
          </table:table-cell>
          <table:table-cell table:style-name="ce20" table:formula="of:=IF(AND([.$D$3]=1;[.C637]&lt;&gt;&quot;&quot;);[.D637]-[.E637])" office:value-type="float" office:value="0" calcext:value-type="float">
            <text:p>0</text:p>
          </table:table-cell>
          <table:table-cell table:style-name="ce20" table:formula="of:=IF([.$D$5]=1;[.$I$3]*([.C637]-[.$I$4])^2+[.$I$5];&quot;&quot;)">
            <text:p/>
          </table:table-cell>
          <table:table-cell table:style-name="ce20" table:formula="of:=IF(AND([.$D$5]=1;[.C637]&lt;&gt;&quot;&quot;);[.D637]-[.G637])" office:value-type="float" office:value="0" calcext:value-type="float">
            <text:p>0</text:p>
          </table:table-cell>
          <table:table-cell table:number-columns-repeated="1016"/>
        </table:table-row>
        <table:table-row table:style-name="ro2">
          <table:table-cell table:number-columns-repeated="4"/>
          <table:table-cell table:style-name="ce20" table:formula="of:=IF(AND([.$D$3]=1;[.C638]&lt;&gt;&quot;&quot;);[.$F$3]*[.C638]+[.$F$4])" office:value-type="float" office:value="0" calcext:value-type="float">
            <text:p>0</text:p>
          </table:table-cell>
          <table:table-cell table:style-name="ce20" table:formula="of:=IF(AND([.$D$3]=1;[.C638]&lt;&gt;&quot;&quot;);[.D638]-[.E638])" office:value-type="float" office:value="0" calcext:value-type="float">
            <text:p>0</text:p>
          </table:table-cell>
          <table:table-cell table:style-name="ce20" table:formula="of:=IF([.$D$5]=1;[.$I$3]*([.C638]-[.$I$4])^2+[.$I$5];&quot;&quot;)">
            <text:p/>
          </table:table-cell>
          <table:table-cell table:style-name="ce20" table:formula="of:=IF(AND([.$D$5]=1;[.C638]&lt;&gt;&quot;&quot;);[.D638]-[.G638])" office:value-type="float" office:value="0" calcext:value-type="float">
            <text:p>0</text:p>
          </table:table-cell>
          <table:table-cell table:number-columns-repeated="1016"/>
        </table:table-row>
        <table:table-row table:style-name="ro2">
          <table:table-cell table:number-columns-repeated="4"/>
          <table:table-cell table:style-name="ce20" table:formula="of:=IF(AND([.$D$3]=1;[.C639]&lt;&gt;&quot;&quot;);[.$F$3]*[.C639]+[.$F$4])" office:value-type="float" office:value="0" calcext:value-type="float">
            <text:p>0</text:p>
          </table:table-cell>
          <table:table-cell table:style-name="ce20" table:formula="of:=IF(AND([.$D$3]=1;[.C639]&lt;&gt;&quot;&quot;);[.D639]-[.E639])" office:value-type="float" office:value="0" calcext:value-type="float">
            <text:p>0</text:p>
          </table:table-cell>
          <table:table-cell table:style-name="ce20" table:formula="of:=IF([.$D$5]=1;[.$I$3]*([.C639]-[.$I$4])^2+[.$I$5];&quot;&quot;)">
            <text:p/>
          </table:table-cell>
          <table:table-cell table:style-name="ce20" table:formula="of:=IF(AND([.$D$5]=1;[.C639]&lt;&gt;&quot;&quot;);[.D639]-[.G639])" office:value-type="float" office:value="0" calcext:value-type="float">
            <text:p>0</text:p>
          </table:table-cell>
          <table:table-cell table:number-columns-repeated="1016"/>
        </table:table-row>
        <table:table-row table:style-name="ro2">
          <table:table-cell table:number-columns-repeated="4"/>
          <table:table-cell table:style-name="ce20" table:formula="of:=IF(AND([.$D$3]=1;[.C640]&lt;&gt;&quot;&quot;);[.$F$3]*[.C640]+[.$F$4])" office:value-type="float" office:value="0" calcext:value-type="float">
            <text:p>0</text:p>
          </table:table-cell>
          <table:table-cell table:style-name="ce20" table:formula="of:=IF(AND([.$D$3]=1;[.C640]&lt;&gt;&quot;&quot;);[.D640]-[.E640])" office:value-type="float" office:value="0" calcext:value-type="float">
            <text:p>0</text:p>
          </table:table-cell>
          <table:table-cell table:style-name="ce20" table:formula="of:=IF([.$D$5]=1;[.$I$3]*([.C640]-[.$I$4])^2+[.$I$5];&quot;&quot;)">
            <text:p/>
          </table:table-cell>
          <table:table-cell table:style-name="ce20" table:formula="of:=IF(AND([.$D$5]=1;[.C640]&lt;&gt;&quot;&quot;);[.D640]-[.G640])" office:value-type="float" office:value="0" calcext:value-type="float">
            <text:p>0</text:p>
          </table:table-cell>
          <table:table-cell table:number-columns-repeated="1016"/>
        </table:table-row>
        <table:table-row table:style-name="ro2">
          <table:table-cell table:number-columns-repeated="4"/>
          <table:table-cell table:style-name="ce20" table:formula="of:=IF(AND([.$D$3]=1;[.C641]&lt;&gt;&quot;&quot;);[.$F$3]*[.C641]+[.$F$4])" office:value-type="float" office:value="0" calcext:value-type="float">
            <text:p>0</text:p>
          </table:table-cell>
          <table:table-cell table:style-name="ce20" table:formula="of:=IF(AND([.$D$3]=1;[.C641]&lt;&gt;&quot;&quot;);[.D641]-[.E641])" office:value-type="float" office:value="0" calcext:value-type="float">
            <text:p>0</text:p>
          </table:table-cell>
          <table:table-cell table:style-name="ce20" table:formula="of:=IF([.$D$5]=1;[.$I$3]*([.C641]-[.$I$4])^2+[.$I$5];&quot;&quot;)">
            <text:p/>
          </table:table-cell>
          <table:table-cell table:style-name="ce20" table:formula="of:=IF(AND([.$D$5]=1;[.C641]&lt;&gt;&quot;&quot;);[.D641]-[.G641])" office:value-type="float" office:value="0" calcext:value-type="float">
            <text:p>0</text:p>
          </table:table-cell>
          <table:table-cell table:number-columns-repeated="1016"/>
        </table:table-row>
        <table:table-row table:style-name="ro2">
          <table:table-cell table:number-columns-repeated="4"/>
          <table:table-cell table:style-name="ce20" table:formula="of:=IF(AND([.$D$3]=1;[.C642]&lt;&gt;&quot;&quot;);[.$F$3]*[.C642]+[.$F$4])" office:value-type="float" office:value="0" calcext:value-type="float">
            <text:p>0</text:p>
          </table:table-cell>
          <table:table-cell table:style-name="ce20" table:formula="of:=IF(AND([.$D$3]=1;[.C642]&lt;&gt;&quot;&quot;);[.D642]-[.E642])" office:value-type="float" office:value="0" calcext:value-type="float">
            <text:p>0</text:p>
          </table:table-cell>
          <table:table-cell table:style-name="ce20" table:formula="of:=IF([.$D$5]=1;[.$I$3]*([.C642]-[.$I$4])^2+[.$I$5];&quot;&quot;)">
            <text:p/>
          </table:table-cell>
          <table:table-cell table:style-name="ce20" table:formula="of:=IF(AND([.$D$5]=1;[.C642]&lt;&gt;&quot;&quot;);[.D642]-[.G642])" office:value-type="float" office:value="0" calcext:value-type="float">
            <text:p>0</text:p>
          </table:table-cell>
          <table:table-cell table:number-columns-repeated="1016"/>
        </table:table-row>
        <table:table-row table:style-name="ro2">
          <table:table-cell table:number-columns-repeated="4"/>
          <table:table-cell table:style-name="ce20" table:formula="of:=IF(AND([.$D$3]=1;[.C643]&lt;&gt;&quot;&quot;);[.$F$3]*[.C643]+[.$F$4])" office:value-type="float" office:value="0" calcext:value-type="float">
            <text:p>0</text:p>
          </table:table-cell>
          <table:table-cell table:style-name="ce20" table:formula="of:=IF(AND([.$D$3]=1;[.C643]&lt;&gt;&quot;&quot;);[.D643]-[.E643])" office:value-type="float" office:value="0" calcext:value-type="float">
            <text:p>0</text:p>
          </table:table-cell>
          <table:table-cell table:style-name="ce20" table:formula="of:=IF([.$D$5]=1;[.$I$3]*([.C643]-[.$I$4])^2+[.$I$5];&quot;&quot;)">
            <text:p/>
          </table:table-cell>
          <table:table-cell table:style-name="ce20" table:formula="of:=IF(AND([.$D$5]=1;[.C643]&lt;&gt;&quot;&quot;);[.D643]-[.G643])" office:value-type="float" office:value="0" calcext:value-type="float">
            <text:p>0</text:p>
          </table:table-cell>
          <table:table-cell table:number-columns-repeated="1016"/>
        </table:table-row>
        <table:table-row table:style-name="ro2">
          <table:table-cell table:number-columns-repeated="4"/>
          <table:table-cell table:style-name="ce20" table:formula="of:=IF(AND([.$D$3]=1;[.C644]&lt;&gt;&quot;&quot;);[.$F$3]*[.C644]+[.$F$4])" office:value-type="float" office:value="0" calcext:value-type="float">
            <text:p>0</text:p>
          </table:table-cell>
          <table:table-cell table:style-name="ce20" table:formula="of:=IF(AND([.$D$3]=1;[.C644]&lt;&gt;&quot;&quot;);[.D644]-[.E644])" office:value-type="float" office:value="0" calcext:value-type="float">
            <text:p>0</text:p>
          </table:table-cell>
          <table:table-cell table:style-name="ce20" table:formula="of:=IF([.$D$5]=1;[.$I$3]*([.C644]-[.$I$4])^2+[.$I$5];&quot;&quot;)">
            <text:p/>
          </table:table-cell>
          <table:table-cell table:style-name="ce20" table:formula="of:=IF(AND([.$D$5]=1;[.C644]&lt;&gt;&quot;&quot;);[.D644]-[.G644])" office:value-type="float" office:value="0" calcext:value-type="float">
            <text:p>0</text:p>
          </table:table-cell>
          <table:table-cell table:number-columns-repeated="1016"/>
        </table:table-row>
        <table:table-row table:style-name="ro2">
          <table:table-cell table:number-columns-repeated="4"/>
          <table:table-cell table:style-name="ce20" table:formula="of:=IF(AND([.$D$3]=1;[.C645]&lt;&gt;&quot;&quot;);[.$F$3]*[.C645]+[.$F$4])" office:value-type="float" office:value="0" calcext:value-type="float">
            <text:p>0</text:p>
          </table:table-cell>
          <table:table-cell table:style-name="ce20" table:formula="of:=IF(AND([.$D$3]=1;[.C645]&lt;&gt;&quot;&quot;);[.D645]-[.E645])" office:value-type="float" office:value="0" calcext:value-type="float">
            <text:p>0</text:p>
          </table:table-cell>
          <table:table-cell table:style-name="ce20" table:formula="of:=IF([.$D$5]=1;[.$I$3]*([.C645]-[.$I$4])^2+[.$I$5];&quot;&quot;)">
            <text:p/>
          </table:table-cell>
          <table:table-cell table:style-name="ce20" table:formula="of:=IF(AND([.$D$5]=1;[.C645]&lt;&gt;&quot;&quot;);[.D645]-[.G645])" office:value-type="float" office:value="0" calcext:value-type="float">
            <text:p>0</text:p>
          </table:table-cell>
          <table:table-cell table:number-columns-repeated="1016"/>
        </table:table-row>
        <table:table-row table:style-name="ro2">
          <table:table-cell table:number-columns-repeated="4"/>
          <table:table-cell table:style-name="ce20" table:formula="of:=IF(AND([.$D$3]=1;[.C646]&lt;&gt;&quot;&quot;);[.$F$3]*[.C646]+[.$F$4])" office:value-type="float" office:value="0" calcext:value-type="float">
            <text:p>0</text:p>
          </table:table-cell>
          <table:table-cell table:style-name="ce20" table:formula="of:=IF(AND([.$D$3]=1;[.C646]&lt;&gt;&quot;&quot;);[.D646]-[.E646])" office:value-type="float" office:value="0" calcext:value-type="float">
            <text:p>0</text:p>
          </table:table-cell>
          <table:table-cell table:style-name="ce20" table:formula="of:=IF([.$D$5]=1;[.$I$3]*([.C646]-[.$I$4])^2+[.$I$5];&quot;&quot;)">
            <text:p/>
          </table:table-cell>
          <table:table-cell table:style-name="ce20" table:formula="of:=IF(AND([.$D$5]=1;[.C646]&lt;&gt;&quot;&quot;);[.D646]-[.G646])" office:value-type="float" office:value="0" calcext:value-type="float">
            <text:p>0</text:p>
          </table:table-cell>
          <table:table-cell table:number-columns-repeated="1016"/>
        </table:table-row>
        <table:table-row table:style-name="ro2">
          <table:table-cell table:number-columns-repeated="4"/>
          <table:table-cell table:style-name="ce20" table:formula="of:=IF(AND([.$D$3]=1;[.C647]&lt;&gt;&quot;&quot;);[.$F$3]*[.C647]+[.$F$4])" office:value-type="float" office:value="0" calcext:value-type="float">
            <text:p>0</text:p>
          </table:table-cell>
          <table:table-cell table:style-name="ce20" table:formula="of:=IF(AND([.$D$3]=1;[.C647]&lt;&gt;&quot;&quot;);[.D647]-[.E647])" office:value-type="float" office:value="0" calcext:value-type="float">
            <text:p>0</text:p>
          </table:table-cell>
          <table:table-cell table:style-name="ce20" table:formula="of:=IF([.$D$5]=1;[.$I$3]*([.C647]-[.$I$4])^2+[.$I$5];&quot;&quot;)">
            <text:p/>
          </table:table-cell>
          <table:table-cell table:style-name="ce20" table:formula="of:=IF(AND([.$D$5]=1;[.C647]&lt;&gt;&quot;&quot;);[.D647]-[.G647])" office:value-type="float" office:value="0" calcext:value-type="float">
            <text:p>0</text:p>
          </table:table-cell>
          <table:table-cell table:number-columns-repeated="1016"/>
        </table:table-row>
        <table:table-row table:style-name="ro2">
          <table:table-cell table:number-columns-repeated="4"/>
          <table:table-cell table:style-name="ce20" table:formula="of:=IF(AND([.$D$3]=1;[.C648]&lt;&gt;&quot;&quot;);[.$F$3]*[.C648]+[.$F$4])" office:value-type="float" office:value="0" calcext:value-type="float">
            <text:p>0</text:p>
          </table:table-cell>
          <table:table-cell table:style-name="ce20" table:formula="of:=IF(AND([.$D$3]=1;[.C648]&lt;&gt;&quot;&quot;);[.D648]-[.E648])" office:value-type="float" office:value="0" calcext:value-type="float">
            <text:p>0</text:p>
          </table:table-cell>
          <table:table-cell table:style-name="ce20" table:formula="of:=IF([.$D$5]=1;[.$I$3]*([.C648]-[.$I$4])^2+[.$I$5];&quot;&quot;)">
            <text:p/>
          </table:table-cell>
          <table:table-cell table:style-name="ce20" table:formula="of:=IF(AND([.$D$5]=1;[.C648]&lt;&gt;&quot;&quot;);[.D648]-[.G648])" office:value-type="float" office:value="0" calcext:value-type="float">
            <text:p>0</text:p>
          </table:table-cell>
          <table:table-cell table:number-columns-repeated="1016"/>
        </table:table-row>
        <table:table-row table:style-name="ro2">
          <table:table-cell table:number-columns-repeated="4"/>
          <table:table-cell table:style-name="ce20" table:formula="of:=IF(AND([.$D$3]=1;[.C649]&lt;&gt;&quot;&quot;);[.$F$3]*[.C649]+[.$F$4])" office:value-type="float" office:value="0" calcext:value-type="float">
            <text:p>0</text:p>
          </table:table-cell>
          <table:table-cell table:style-name="ce20" table:formula="of:=IF(AND([.$D$3]=1;[.C649]&lt;&gt;&quot;&quot;);[.D649]-[.E649])" office:value-type="float" office:value="0" calcext:value-type="float">
            <text:p>0</text:p>
          </table:table-cell>
          <table:table-cell table:style-name="ce20" table:formula="of:=IF([.$D$5]=1;[.$I$3]*([.C649]-[.$I$4])^2+[.$I$5];&quot;&quot;)">
            <text:p/>
          </table:table-cell>
          <table:table-cell table:style-name="ce20" table:formula="of:=IF(AND([.$D$5]=1;[.C649]&lt;&gt;&quot;&quot;);[.D649]-[.G649])" office:value-type="float" office:value="0" calcext:value-type="float">
            <text:p>0</text:p>
          </table:table-cell>
          <table:table-cell table:number-columns-repeated="1016"/>
        </table:table-row>
        <table:table-row table:style-name="ro2">
          <table:table-cell table:number-columns-repeated="4"/>
          <table:table-cell table:style-name="ce20" table:formula="of:=IF(AND([.$D$3]=1;[.C650]&lt;&gt;&quot;&quot;);[.$F$3]*[.C650]+[.$F$4])" office:value-type="float" office:value="0" calcext:value-type="float">
            <text:p>0</text:p>
          </table:table-cell>
          <table:table-cell table:style-name="ce20" table:formula="of:=IF(AND([.$D$3]=1;[.C650]&lt;&gt;&quot;&quot;);[.D650]-[.E650])" office:value-type="float" office:value="0" calcext:value-type="float">
            <text:p>0</text:p>
          </table:table-cell>
          <table:table-cell table:style-name="ce20" table:formula="of:=IF([.$D$5]=1;[.$I$3]*([.C650]-[.$I$4])^2+[.$I$5];&quot;&quot;)">
            <text:p/>
          </table:table-cell>
          <table:table-cell table:style-name="ce20" table:formula="of:=IF(AND([.$D$5]=1;[.C650]&lt;&gt;&quot;&quot;);[.D650]-[.G650])" office:value-type="float" office:value="0" calcext:value-type="float">
            <text:p>0</text:p>
          </table:table-cell>
          <table:table-cell table:number-columns-repeated="1016"/>
        </table:table-row>
        <table:table-row table:style-name="ro2">
          <table:table-cell table:number-columns-repeated="4"/>
          <table:table-cell table:style-name="ce20" table:formula="of:=IF(AND([.$D$3]=1;[.C651]&lt;&gt;&quot;&quot;);[.$F$3]*[.C651]+[.$F$4])" office:value-type="float" office:value="0" calcext:value-type="float">
            <text:p>0</text:p>
          </table:table-cell>
          <table:table-cell table:style-name="ce20" table:formula="of:=IF(AND([.$D$3]=1;[.C651]&lt;&gt;&quot;&quot;);[.D651]-[.E651])" office:value-type="float" office:value="0" calcext:value-type="float">
            <text:p>0</text:p>
          </table:table-cell>
          <table:table-cell table:style-name="ce20" table:formula="of:=IF([.$D$5]=1;[.$I$3]*([.C651]-[.$I$4])^2+[.$I$5];&quot;&quot;)">
            <text:p/>
          </table:table-cell>
          <table:table-cell table:style-name="ce20" table:formula="of:=IF(AND([.$D$5]=1;[.C651]&lt;&gt;&quot;&quot;);[.D651]-[.G651])" office:value-type="float" office:value="0" calcext:value-type="float">
            <text:p>0</text:p>
          </table:table-cell>
          <table:table-cell table:number-columns-repeated="1016"/>
        </table:table-row>
        <table:table-row table:style-name="ro2">
          <table:table-cell table:number-columns-repeated="4"/>
          <table:table-cell table:style-name="ce20" table:formula="of:=IF(AND([.$D$3]=1;[.C652]&lt;&gt;&quot;&quot;);[.$F$3]*[.C652]+[.$F$4])" office:value-type="float" office:value="0" calcext:value-type="float">
            <text:p>0</text:p>
          </table:table-cell>
          <table:table-cell table:style-name="ce20" table:formula="of:=IF(AND([.$D$3]=1;[.C652]&lt;&gt;&quot;&quot;);[.D652]-[.E652])" office:value-type="float" office:value="0" calcext:value-type="float">
            <text:p>0</text:p>
          </table:table-cell>
          <table:table-cell table:style-name="ce20" table:formula="of:=IF([.$D$5]=1;[.$I$3]*([.C652]-[.$I$4])^2+[.$I$5];&quot;&quot;)">
            <text:p/>
          </table:table-cell>
          <table:table-cell table:style-name="ce20" table:formula="of:=IF(AND([.$D$5]=1;[.C652]&lt;&gt;&quot;&quot;);[.D652]-[.G652])" office:value-type="float" office:value="0" calcext:value-type="float">
            <text:p>0</text:p>
          </table:table-cell>
          <table:table-cell table:number-columns-repeated="1016"/>
        </table:table-row>
        <table:table-row table:style-name="ro2">
          <table:table-cell table:number-columns-repeated="4"/>
          <table:table-cell table:style-name="ce20" table:formula="of:=IF(AND([.$D$3]=1;[.C653]&lt;&gt;&quot;&quot;);[.$F$3]*[.C653]+[.$F$4])" office:value-type="float" office:value="0" calcext:value-type="float">
            <text:p>0</text:p>
          </table:table-cell>
          <table:table-cell table:style-name="ce20" table:formula="of:=IF(AND([.$D$3]=1;[.C653]&lt;&gt;&quot;&quot;);[.D653]-[.E653])" office:value-type="float" office:value="0" calcext:value-type="float">
            <text:p>0</text:p>
          </table:table-cell>
          <table:table-cell table:style-name="ce20" table:formula="of:=IF([.$D$5]=1;[.$I$3]*([.C653]-[.$I$4])^2+[.$I$5];&quot;&quot;)">
            <text:p/>
          </table:table-cell>
          <table:table-cell table:style-name="ce20" table:formula="of:=IF(AND([.$D$5]=1;[.C653]&lt;&gt;&quot;&quot;);[.D653]-[.G653])" office:value-type="float" office:value="0" calcext:value-type="float">
            <text:p>0</text:p>
          </table:table-cell>
          <table:table-cell table:number-columns-repeated="1016"/>
        </table:table-row>
        <table:table-row table:style-name="ro2">
          <table:table-cell table:number-columns-repeated="4"/>
          <table:table-cell table:style-name="ce20" table:formula="of:=IF(AND([.$D$3]=1;[.C654]&lt;&gt;&quot;&quot;);[.$F$3]*[.C654]+[.$F$4])" office:value-type="float" office:value="0" calcext:value-type="float">
            <text:p>0</text:p>
          </table:table-cell>
          <table:table-cell table:style-name="ce20" table:formula="of:=IF(AND([.$D$3]=1;[.C654]&lt;&gt;&quot;&quot;);[.D654]-[.E654])" office:value-type="float" office:value="0" calcext:value-type="float">
            <text:p>0</text:p>
          </table:table-cell>
          <table:table-cell table:style-name="ce20" table:formula="of:=IF([.$D$5]=1;[.$I$3]*([.C654]-[.$I$4])^2+[.$I$5];&quot;&quot;)">
            <text:p/>
          </table:table-cell>
          <table:table-cell table:style-name="ce20" table:formula="of:=IF(AND([.$D$5]=1;[.C654]&lt;&gt;&quot;&quot;);[.D654]-[.G654])" office:value-type="float" office:value="0" calcext:value-type="float">
            <text:p>0</text:p>
          </table:table-cell>
          <table:table-cell table:number-columns-repeated="1016"/>
        </table:table-row>
        <table:table-row table:style-name="ro2">
          <table:table-cell table:number-columns-repeated="4"/>
          <table:table-cell table:style-name="ce20" table:formula="of:=IF(AND([.$D$3]=1;[.C655]&lt;&gt;&quot;&quot;);[.$F$3]*[.C655]+[.$F$4])" office:value-type="float" office:value="0" calcext:value-type="float">
            <text:p>0</text:p>
          </table:table-cell>
          <table:table-cell table:style-name="ce20" table:formula="of:=IF(AND([.$D$3]=1;[.C655]&lt;&gt;&quot;&quot;);[.D655]-[.E655])" office:value-type="float" office:value="0" calcext:value-type="float">
            <text:p>0</text:p>
          </table:table-cell>
          <table:table-cell table:style-name="ce20" table:formula="of:=IF([.$D$5]=1;[.$I$3]*([.C655]-[.$I$4])^2+[.$I$5];&quot;&quot;)">
            <text:p/>
          </table:table-cell>
          <table:table-cell table:style-name="ce20" table:formula="of:=IF(AND([.$D$5]=1;[.C655]&lt;&gt;&quot;&quot;);[.D655]-[.G655])" office:value-type="float" office:value="0" calcext:value-type="float">
            <text:p>0</text:p>
          </table:table-cell>
          <table:table-cell table:number-columns-repeated="1016"/>
        </table:table-row>
        <table:table-row table:style-name="ro2">
          <table:table-cell table:number-columns-repeated="4"/>
          <table:table-cell table:style-name="ce20" table:formula="of:=IF(AND([.$D$3]=1;[.C656]&lt;&gt;&quot;&quot;);[.$F$3]*[.C656]+[.$F$4])" office:value-type="float" office:value="0" calcext:value-type="float">
            <text:p>0</text:p>
          </table:table-cell>
          <table:table-cell table:style-name="ce20" table:formula="of:=IF(AND([.$D$3]=1;[.C656]&lt;&gt;&quot;&quot;);[.D656]-[.E656])" office:value-type="float" office:value="0" calcext:value-type="float">
            <text:p>0</text:p>
          </table:table-cell>
          <table:table-cell table:style-name="ce20" table:formula="of:=IF([.$D$5]=1;[.$I$3]*([.C656]-[.$I$4])^2+[.$I$5];&quot;&quot;)">
            <text:p/>
          </table:table-cell>
          <table:table-cell table:style-name="ce20" table:formula="of:=IF(AND([.$D$5]=1;[.C656]&lt;&gt;&quot;&quot;);[.D656]-[.G656])" office:value-type="float" office:value="0" calcext:value-type="float">
            <text:p>0</text:p>
          </table:table-cell>
          <table:table-cell table:number-columns-repeated="1016"/>
        </table:table-row>
        <table:table-row table:style-name="ro2">
          <table:table-cell table:number-columns-repeated="4"/>
          <table:table-cell table:style-name="ce20" table:formula="of:=IF(AND([.$D$3]=1;[.C657]&lt;&gt;&quot;&quot;);[.$F$3]*[.C657]+[.$F$4])" office:value-type="float" office:value="0" calcext:value-type="float">
            <text:p>0</text:p>
          </table:table-cell>
          <table:table-cell table:style-name="ce20" table:formula="of:=IF(AND([.$D$3]=1;[.C657]&lt;&gt;&quot;&quot;);[.D657]-[.E657])" office:value-type="float" office:value="0" calcext:value-type="float">
            <text:p>0</text:p>
          </table:table-cell>
          <table:table-cell table:style-name="ce20" table:formula="of:=IF([.$D$5]=1;[.$I$3]*([.C657]-[.$I$4])^2+[.$I$5];&quot;&quot;)">
            <text:p/>
          </table:table-cell>
          <table:table-cell table:style-name="ce20" table:formula="of:=IF(AND([.$D$5]=1;[.C657]&lt;&gt;&quot;&quot;);[.D657]-[.G657])" office:value-type="float" office:value="0" calcext:value-type="float">
            <text:p>0</text:p>
          </table:table-cell>
          <table:table-cell table:number-columns-repeated="1016"/>
        </table:table-row>
        <table:table-row table:style-name="ro2">
          <table:table-cell table:number-columns-repeated="4"/>
          <table:table-cell table:style-name="ce20" table:formula="of:=IF(AND([.$D$3]=1;[.C658]&lt;&gt;&quot;&quot;);[.$F$3]*[.C658]+[.$F$4])" office:value-type="float" office:value="0" calcext:value-type="float">
            <text:p>0</text:p>
          </table:table-cell>
          <table:table-cell table:style-name="ce20" table:formula="of:=IF(AND([.$D$3]=1;[.C658]&lt;&gt;&quot;&quot;);[.D658]-[.E658])" office:value-type="float" office:value="0" calcext:value-type="float">
            <text:p>0</text:p>
          </table:table-cell>
          <table:table-cell table:style-name="ce20" table:formula="of:=IF([.$D$5]=1;[.$I$3]*([.C658]-[.$I$4])^2+[.$I$5];&quot;&quot;)">
            <text:p/>
          </table:table-cell>
          <table:table-cell table:style-name="ce20" table:formula="of:=IF(AND([.$D$5]=1;[.C658]&lt;&gt;&quot;&quot;);[.D658]-[.G658])" office:value-type="float" office:value="0" calcext:value-type="float">
            <text:p>0</text:p>
          </table:table-cell>
          <table:table-cell table:number-columns-repeated="1016"/>
        </table:table-row>
        <table:table-row table:style-name="ro2">
          <table:table-cell table:number-columns-repeated="4"/>
          <table:table-cell table:style-name="ce20" table:formula="of:=IF(AND([.$D$3]=1;[.C659]&lt;&gt;&quot;&quot;);[.$F$3]*[.C659]+[.$F$4])" office:value-type="float" office:value="0" calcext:value-type="float">
            <text:p>0</text:p>
          </table:table-cell>
          <table:table-cell table:style-name="ce20" table:formula="of:=IF(AND([.$D$3]=1;[.C659]&lt;&gt;&quot;&quot;);[.D659]-[.E659])" office:value-type="float" office:value="0" calcext:value-type="float">
            <text:p>0</text:p>
          </table:table-cell>
          <table:table-cell table:style-name="ce20" table:formula="of:=IF([.$D$5]=1;[.$I$3]*([.C659]-[.$I$4])^2+[.$I$5];&quot;&quot;)">
            <text:p/>
          </table:table-cell>
          <table:table-cell table:style-name="ce20" table:formula="of:=IF(AND([.$D$5]=1;[.C659]&lt;&gt;&quot;&quot;);[.D659]-[.G659])" office:value-type="float" office:value="0" calcext:value-type="float">
            <text:p>0</text:p>
          </table:table-cell>
          <table:table-cell table:number-columns-repeated="1016"/>
        </table:table-row>
        <table:table-row table:style-name="ro2">
          <table:table-cell table:number-columns-repeated="4"/>
          <table:table-cell table:style-name="ce20" table:formula="of:=IF(AND([.$D$3]=1;[.C660]&lt;&gt;&quot;&quot;);[.$F$3]*[.C660]+[.$F$4])" office:value-type="float" office:value="0" calcext:value-type="float">
            <text:p>0</text:p>
          </table:table-cell>
          <table:table-cell table:style-name="ce20" table:formula="of:=IF(AND([.$D$3]=1;[.C660]&lt;&gt;&quot;&quot;);[.D660]-[.E660])" office:value-type="float" office:value="0" calcext:value-type="float">
            <text:p>0</text:p>
          </table:table-cell>
          <table:table-cell table:style-name="ce20" table:formula="of:=IF([.$D$5]=1;[.$I$3]*([.C660]-[.$I$4])^2+[.$I$5];&quot;&quot;)">
            <text:p/>
          </table:table-cell>
          <table:table-cell table:style-name="ce20" table:formula="of:=IF(AND([.$D$5]=1;[.C660]&lt;&gt;&quot;&quot;);[.D660]-[.G660])" office:value-type="float" office:value="0" calcext:value-type="float">
            <text:p>0</text:p>
          </table:table-cell>
          <table:table-cell table:number-columns-repeated="1016"/>
        </table:table-row>
        <table:table-row table:style-name="ro2">
          <table:table-cell table:number-columns-repeated="4"/>
          <table:table-cell table:style-name="ce20" table:formula="of:=IF(AND([.$D$3]=1;[.C661]&lt;&gt;&quot;&quot;);[.$F$3]*[.C661]+[.$F$4])" office:value-type="float" office:value="0" calcext:value-type="float">
            <text:p>0</text:p>
          </table:table-cell>
          <table:table-cell table:style-name="ce20" table:formula="of:=IF(AND([.$D$3]=1;[.C661]&lt;&gt;&quot;&quot;);[.D661]-[.E661])" office:value-type="float" office:value="0" calcext:value-type="float">
            <text:p>0</text:p>
          </table:table-cell>
          <table:table-cell table:style-name="ce20" table:formula="of:=IF([.$D$5]=1;[.$I$3]*([.C661]-[.$I$4])^2+[.$I$5];&quot;&quot;)">
            <text:p/>
          </table:table-cell>
          <table:table-cell table:style-name="ce20" table:formula="of:=IF(AND([.$D$5]=1;[.C661]&lt;&gt;&quot;&quot;);[.D661]-[.G661])" office:value-type="float" office:value="0" calcext:value-type="float">
            <text:p>0</text:p>
          </table:table-cell>
          <table:table-cell table:number-columns-repeated="1016"/>
        </table:table-row>
        <table:table-row table:style-name="ro2">
          <table:table-cell table:number-columns-repeated="4"/>
          <table:table-cell table:style-name="ce20" table:formula="of:=IF(AND([.$D$3]=1;[.C662]&lt;&gt;&quot;&quot;);[.$F$3]*[.C662]+[.$F$4])" office:value-type="float" office:value="0" calcext:value-type="float">
            <text:p>0</text:p>
          </table:table-cell>
          <table:table-cell table:style-name="ce20" table:formula="of:=IF(AND([.$D$3]=1;[.C662]&lt;&gt;&quot;&quot;);[.D662]-[.E662])" office:value-type="float" office:value="0" calcext:value-type="float">
            <text:p>0</text:p>
          </table:table-cell>
          <table:table-cell table:style-name="ce20" table:formula="of:=IF([.$D$5]=1;[.$I$3]*([.C662]-[.$I$4])^2+[.$I$5];&quot;&quot;)">
            <text:p/>
          </table:table-cell>
          <table:table-cell table:style-name="ce20" table:formula="of:=IF(AND([.$D$5]=1;[.C662]&lt;&gt;&quot;&quot;);[.D662]-[.G662])" office:value-type="float" office:value="0" calcext:value-type="float">
            <text:p>0</text:p>
          </table:table-cell>
          <table:table-cell table:number-columns-repeated="1016"/>
        </table:table-row>
        <table:table-row table:style-name="ro2">
          <table:table-cell table:number-columns-repeated="4"/>
          <table:table-cell table:style-name="ce20" table:formula="of:=IF(AND([.$D$3]=1;[.C663]&lt;&gt;&quot;&quot;);[.$F$3]*[.C663]+[.$F$4])" office:value-type="float" office:value="0" calcext:value-type="float">
            <text:p>0</text:p>
          </table:table-cell>
          <table:table-cell table:style-name="ce20" table:formula="of:=IF(AND([.$D$3]=1;[.C663]&lt;&gt;&quot;&quot;);[.D663]-[.E663])" office:value-type="float" office:value="0" calcext:value-type="float">
            <text:p>0</text:p>
          </table:table-cell>
          <table:table-cell table:style-name="ce20" table:formula="of:=IF([.$D$5]=1;[.$I$3]*([.C663]-[.$I$4])^2+[.$I$5];&quot;&quot;)">
            <text:p/>
          </table:table-cell>
          <table:table-cell table:style-name="ce20" table:formula="of:=IF(AND([.$D$5]=1;[.C663]&lt;&gt;&quot;&quot;);[.D663]-[.G663])" office:value-type="float" office:value="0" calcext:value-type="float">
            <text:p>0</text:p>
          </table:table-cell>
          <table:table-cell table:number-columns-repeated="1016"/>
        </table:table-row>
        <table:table-row table:style-name="ro2">
          <table:table-cell table:number-columns-repeated="4"/>
          <table:table-cell table:style-name="ce20" table:formula="of:=IF(AND([.$D$3]=1;[.C664]&lt;&gt;&quot;&quot;);[.$F$3]*[.C664]+[.$F$4])" office:value-type="float" office:value="0" calcext:value-type="float">
            <text:p>0</text:p>
          </table:table-cell>
          <table:table-cell table:style-name="ce20" table:formula="of:=IF(AND([.$D$3]=1;[.C664]&lt;&gt;&quot;&quot;);[.D664]-[.E664])" office:value-type="float" office:value="0" calcext:value-type="float">
            <text:p>0</text:p>
          </table:table-cell>
          <table:table-cell table:style-name="ce20" table:formula="of:=IF([.$D$5]=1;[.$I$3]*([.C664]-[.$I$4])^2+[.$I$5];&quot;&quot;)">
            <text:p/>
          </table:table-cell>
          <table:table-cell table:style-name="ce20" table:formula="of:=IF(AND([.$D$5]=1;[.C664]&lt;&gt;&quot;&quot;);[.D664]-[.G664])" office:value-type="float" office:value="0" calcext:value-type="float">
            <text:p>0</text:p>
          </table:table-cell>
          <table:table-cell table:number-columns-repeated="1016"/>
        </table:table-row>
        <table:table-row table:style-name="ro2">
          <table:table-cell table:number-columns-repeated="4"/>
          <table:table-cell table:style-name="ce20" table:formula="of:=IF(AND([.$D$3]=1;[.C665]&lt;&gt;&quot;&quot;);[.$F$3]*[.C665]+[.$F$4])" office:value-type="float" office:value="0" calcext:value-type="float">
            <text:p>0</text:p>
          </table:table-cell>
          <table:table-cell table:style-name="ce20" table:formula="of:=IF(AND([.$D$3]=1;[.C665]&lt;&gt;&quot;&quot;);[.D665]-[.E665])" office:value-type="float" office:value="0" calcext:value-type="float">
            <text:p>0</text:p>
          </table:table-cell>
          <table:table-cell table:style-name="ce20" table:formula="of:=IF([.$D$5]=1;[.$I$3]*([.C665]-[.$I$4])^2+[.$I$5];&quot;&quot;)">
            <text:p/>
          </table:table-cell>
          <table:table-cell table:style-name="ce20" table:formula="of:=IF(AND([.$D$5]=1;[.C665]&lt;&gt;&quot;&quot;);[.D665]-[.G665])" office:value-type="float" office:value="0" calcext:value-type="float">
            <text:p>0</text:p>
          </table:table-cell>
          <table:table-cell table:number-columns-repeated="1016"/>
        </table:table-row>
        <table:table-row table:style-name="ro2">
          <table:table-cell table:number-columns-repeated="4"/>
          <table:table-cell table:style-name="ce20" table:formula="of:=IF(AND([.$D$3]=1;[.C666]&lt;&gt;&quot;&quot;);[.$F$3]*[.C666]+[.$F$4])" office:value-type="float" office:value="0" calcext:value-type="float">
            <text:p>0</text:p>
          </table:table-cell>
          <table:table-cell table:style-name="ce20" table:formula="of:=IF(AND([.$D$3]=1;[.C666]&lt;&gt;&quot;&quot;);[.D666]-[.E666])" office:value-type="float" office:value="0" calcext:value-type="float">
            <text:p>0</text:p>
          </table:table-cell>
          <table:table-cell table:style-name="ce20" table:formula="of:=IF([.$D$5]=1;[.$I$3]*([.C666]-[.$I$4])^2+[.$I$5];&quot;&quot;)">
            <text:p/>
          </table:table-cell>
          <table:table-cell table:style-name="ce20" table:formula="of:=IF(AND([.$D$5]=1;[.C666]&lt;&gt;&quot;&quot;);[.D666]-[.G666])" office:value-type="float" office:value="0" calcext:value-type="float">
            <text:p>0</text:p>
          </table:table-cell>
          <table:table-cell table:number-columns-repeated="1016"/>
        </table:table-row>
        <table:table-row table:style-name="ro2">
          <table:table-cell table:number-columns-repeated="4"/>
          <table:table-cell table:style-name="ce20" table:formula="of:=IF(AND([.$D$3]=1;[.C667]&lt;&gt;&quot;&quot;);[.$F$3]*[.C667]+[.$F$4])" office:value-type="float" office:value="0" calcext:value-type="float">
            <text:p>0</text:p>
          </table:table-cell>
          <table:table-cell table:style-name="ce20" table:formula="of:=IF(AND([.$D$3]=1;[.C667]&lt;&gt;&quot;&quot;);[.D667]-[.E667])" office:value-type="float" office:value="0" calcext:value-type="float">
            <text:p>0</text:p>
          </table:table-cell>
          <table:table-cell table:style-name="ce20" table:formula="of:=IF([.$D$5]=1;[.$I$3]*([.C667]-[.$I$4])^2+[.$I$5];&quot;&quot;)">
            <text:p/>
          </table:table-cell>
          <table:table-cell table:style-name="ce20" table:formula="of:=IF(AND([.$D$5]=1;[.C667]&lt;&gt;&quot;&quot;);[.D667]-[.G667])" office:value-type="float" office:value="0" calcext:value-type="float">
            <text:p>0</text:p>
          </table:table-cell>
          <table:table-cell table:number-columns-repeated="1016"/>
        </table:table-row>
        <table:table-row table:style-name="ro2">
          <table:table-cell table:number-columns-repeated="4"/>
          <table:table-cell table:style-name="ce20" table:formula="of:=IF(AND([.$D$3]=1;[.C668]&lt;&gt;&quot;&quot;);[.$F$3]*[.C668]+[.$F$4])" office:value-type="float" office:value="0" calcext:value-type="float">
            <text:p>0</text:p>
          </table:table-cell>
          <table:table-cell table:style-name="ce20" table:formula="of:=IF(AND([.$D$3]=1;[.C668]&lt;&gt;&quot;&quot;);[.D668]-[.E668])" office:value-type="float" office:value="0" calcext:value-type="float">
            <text:p>0</text:p>
          </table:table-cell>
          <table:table-cell table:style-name="ce20" table:formula="of:=IF([.$D$5]=1;[.$I$3]*([.C668]-[.$I$4])^2+[.$I$5];&quot;&quot;)">
            <text:p/>
          </table:table-cell>
          <table:table-cell table:style-name="ce20" table:formula="of:=IF(AND([.$D$5]=1;[.C668]&lt;&gt;&quot;&quot;);[.D668]-[.G668])" office:value-type="float" office:value="0" calcext:value-type="float">
            <text:p>0</text:p>
          </table:table-cell>
          <table:table-cell table:number-columns-repeated="1016"/>
        </table:table-row>
        <table:table-row table:style-name="ro2">
          <table:table-cell table:number-columns-repeated="4"/>
          <table:table-cell table:style-name="ce20" table:formula="of:=IF(AND([.$D$3]=1;[.C669]&lt;&gt;&quot;&quot;);[.$F$3]*[.C669]+[.$F$4])" office:value-type="float" office:value="0" calcext:value-type="float">
            <text:p>0</text:p>
          </table:table-cell>
          <table:table-cell table:style-name="ce20" table:formula="of:=IF(AND([.$D$3]=1;[.C669]&lt;&gt;&quot;&quot;);[.D669]-[.E669])" office:value-type="float" office:value="0" calcext:value-type="float">
            <text:p>0</text:p>
          </table:table-cell>
          <table:table-cell table:style-name="ce20" table:formula="of:=IF([.$D$5]=1;[.$I$3]*([.C669]-[.$I$4])^2+[.$I$5];&quot;&quot;)">
            <text:p/>
          </table:table-cell>
          <table:table-cell table:style-name="ce20" table:formula="of:=IF(AND([.$D$5]=1;[.C669]&lt;&gt;&quot;&quot;);[.D669]-[.G669])" office:value-type="float" office:value="0" calcext:value-type="float">
            <text:p>0</text:p>
          </table:table-cell>
          <table:table-cell table:number-columns-repeated="1016"/>
        </table:table-row>
        <table:table-row table:style-name="ro2">
          <table:table-cell table:number-columns-repeated="4"/>
          <table:table-cell table:style-name="ce20" table:formula="of:=IF(AND([.$D$3]=1;[.C670]&lt;&gt;&quot;&quot;);[.$F$3]*[.C670]+[.$F$4])" office:value-type="float" office:value="0" calcext:value-type="float">
            <text:p>0</text:p>
          </table:table-cell>
          <table:table-cell table:style-name="ce20" table:formula="of:=IF(AND([.$D$3]=1;[.C670]&lt;&gt;&quot;&quot;);[.D670]-[.E670])" office:value-type="float" office:value="0" calcext:value-type="float">
            <text:p>0</text:p>
          </table:table-cell>
          <table:table-cell table:style-name="ce20" table:formula="of:=IF([.$D$5]=1;[.$I$3]*([.C670]-[.$I$4])^2+[.$I$5];&quot;&quot;)">
            <text:p/>
          </table:table-cell>
          <table:table-cell table:style-name="ce20" table:formula="of:=IF(AND([.$D$5]=1;[.C670]&lt;&gt;&quot;&quot;);[.D670]-[.G670])" office:value-type="float" office:value="0" calcext:value-type="float">
            <text:p>0</text:p>
          </table:table-cell>
          <table:table-cell table:number-columns-repeated="1016"/>
        </table:table-row>
        <table:table-row table:style-name="ro2">
          <table:table-cell table:number-columns-repeated="4"/>
          <table:table-cell table:style-name="ce20" table:formula="of:=IF(AND([.$D$3]=1;[.C671]&lt;&gt;&quot;&quot;);[.$F$3]*[.C671]+[.$F$4])" office:value-type="float" office:value="0" calcext:value-type="float">
            <text:p>0</text:p>
          </table:table-cell>
          <table:table-cell table:style-name="ce20" table:formula="of:=IF(AND([.$D$3]=1;[.C671]&lt;&gt;&quot;&quot;);[.D671]-[.E671])" office:value-type="float" office:value="0" calcext:value-type="float">
            <text:p>0</text:p>
          </table:table-cell>
          <table:table-cell table:style-name="ce20" table:formula="of:=IF([.$D$5]=1;[.$I$3]*([.C671]-[.$I$4])^2+[.$I$5];&quot;&quot;)">
            <text:p/>
          </table:table-cell>
          <table:table-cell table:style-name="ce20" table:formula="of:=IF(AND([.$D$5]=1;[.C671]&lt;&gt;&quot;&quot;);[.D671]-[.G671])" office:value-type="float" office:value="0" calcext:value-type="float">
            <text:p>0</text:p>
          </table:table-cell>
          <table:table-cell table:number-columns-repeated="1016"/>
        </table:table-row>
        <table:table-row table:style-name="ro2">
          <table:table-cell table:number-columns-repeated="4"/>
          <table:table-cell table:style-name="ce20" table:formula="of:=IF(AND([.$D$3]=1;[.C672]&lt;&gt;&quot;&quot;);[.$F$3]*[.C672]+[.$F$4])" office:value-type="float" office:value="0" calcext:value-type="float">
            <text:p>0</text:p>
          </table:table-cell>
          <table:table-cell table:style-name="ce20" table:formula="of:=IF(AND([.$D$3]=1;[.C672]&lt;&gt;&quot;&quot;);[.D672]-[.E672])" office:value-type="float" office:value="0" calcext:value-type="float">
            <text:p>0</text:p>
          </table:table-cell>
          <table:table-cell table:style-name="ce20" table:formula="of:=IF([.$D$5]=1;[.$I$3]*([.C672]-[.$I$4])^2+[.$I$5];&quot;&quot;)">
            <text:p/>
          </table:table-cell>
          <table:table-cell table:style-name="ce20" table:formula="of:=IF(AND([.$D$5]=1;[.C672]&lt;&gt;&quot;&quot;);[.D672]-[.G672])" office:value-type="float" office:value="0" calcext:value-type="float">
            <text:p>0</text:p>
          </table:table-cell>
          <table:table-cell table:number-columns-repeated="1016"/>
        </table:table-row>
        <table:table-row table:style-name="ro2">
          <table:table-cell table:number-columns-repeated="4"/>
          <table:table-cell table:style-name="ce20" table:formula="of:=IF(AND([.$D$3]=1;[.C673]&lt;&gt;&quot;&quot;);[.$F$3]*[.C673]+[.$F$4])" office:value-type="float" office:value="0" calcext:value-type="float">
            <text:p>0</text:p>
          </table:table-cell>
          <table:table-cell table:style-name="ce20" table:formula="of:=IF(AND([.$D$3]=1;[.C673]&lt;&gt;&quot;&quot;);[.D673]-[.E673])" office:value-type="float" office:value="0" calcext:value-type="float">
            <text:p>0</text:p>
          </table:table-cell>
          <table:table-cell table:style-name="ce20" table:formula="of:=IF([.$D$5]=1;[.$I$3]*([.C673]-[.$I$4])^2+[.$I$5];&quot;&quot;)">
            <text:p/>
          </table:table-cell>
          <table:table-cell table:style-name="ce20" table:formula="of:=IF(AND([.$D$5]=1;[.C673]&lt;&gt;&quot;&quot;);[.D673]-[.G673])" office:value-type="float" office:value="0" calcext:value-type="float">
            <text:p>0</text:p>
          </table:table-cell>
          <table:table-cell table:number-columns-repeated="1016"/>
        </table:table-row>
        <table:table-row table:style-name="ro2">
          <table:table-cell table:number-columns-repeated="4"/>
          <table:table-cell table:style-name="ce20" table:formula="of:=IF(AND([.$D$3]=1;[.C674]&lt;&gt;&quot;&quot;);[.$F$3]*[.C674]+[.$F$4])" office:value-type="float" office:value="0" calcext:value-type="float">
            <text:p>0</text:p>
          </table:table-cell>
          <table:table-cell table:style-name="ce20" table:formula="of:=IF(AND([.$D$3]=1;[.C674]&lt;&gt;&quot;&quot;);[.D674]-[.E674])" office:value-type="float" office:value="0" calcext:value-type="float">
            <text:p>0</text:p>
          </table:table-cell>
          <table:table-cell table:style-name="ce20" table:formula="of:=IF([.$D$5]=1;[.$I$3]*([.C674]-[.$I$4])^2+[.$I$5];&quot;&quot;)">
            <text:p/>
          </table:table-cell>
          <table:table-cell table:style-name="ce20" table:formula="of:=IF(AND([.$D$5]=1;[.C674]&lt;&gt;&quot;&quot;);[.D674]-[.G674])" office:value-type="float" office:value="0" calcext:value-type="float">
            <text:p>0</text:p>
          </table:table-cell>
          <table:table-cell table:number-columns-repeated="1016"/>
        </table:table-row>
        <table:table-row table:style-name="ro2">
          <table:table-cell table:number-columns-repeated="4"/>
          <table:table-cell table:style-name="ce20" table:formula="of:=IF(AND([.$D$3]=1;[.C675]&lt;&gt;&quot;&quot;);[.$F$3]*[.C675]+[.$F$4])" office:value-type="float" office:value="0" calcext:value-type="float">
            <text:p>0</text:p>
          </table:table-cell>
          <table:table-cell table:style-name="ce20" table:formula="of:=IF(AND([.$D$3]=1;[.C675]&lt;&gt;&quot;&quot;);[.D675]-[.E675])" office:value-type="float" office:value="0" calcext:value-type="float">
            <text:p>0</text:p>
          </table:table-cell>
          <table:table-cell table:style-name="ce20" table:formula="of:=IF([.$D$5]=1;[.$I$3]*([.C675]-[.$I$4])^2+[.$I$5];&quot;&quot;)">
            <text:p/>
          </table:table-cell>
          <table:table-cell table:style-name="ce20" table:formula="of:=IF(AND([.$D$5]=1;[.C675]&lt;&gt;&quot;&quot;);[.D675]-[.G675])" office:value-type="float" office:value="0" calcext:value-type="float">
            <text:p>0</text:p>
          </table:table-cell>
          <table:table-cell table:number-columns-repeated="1016"/>
        </table:table-row>
        <table:table-row table:style-name="ro2">
          <table:table-cell table:number-columns-repeated="4"/>
          <table:table-cell table:style-name="ce20" table:formula="of:=IF(AND([.$D$3]=1;[.C676]&lt;&gt;&quot;&quot;);[.$F$3]*[.C676]+[.$F$4])" office:value-type="float" office:value="0" calcext:value-type="float">
            <text:p>0</text:p>
          </table:table-cell>
          <table:table-cell table:style-name="ce20" table:formula="of:=IF(AND([.$D$3]=1;[.C676]&lt;&gt;&quot;&quot;);[.D676]-[.E676])" office:value-type="float" office:value="0" calcext:value-type="float">
            <text:p>0</text:p>
          </table:table-cell>
          <table:table-cell table:style-name="ce20" table:formula="of:=IF([.$D$5]=1;[.$I$3]*([.C676]-[.$I$4])^2+[.$I$5];&quot;&quot;)">
            <text:p/>
          </table:table-cell>
          <table:table-cell table:style-name="ce20" table:formula="of:=IF(AND([.$D$5]=1;[.C676]&lt;&gt;&quot;&quot;);[.D676]-[.G676])" office:value-type="float" office:value="0" calcext:value-type="float">
            <text:p>0</text:p>
          </table:table-cell>
          <table:table-cell table:number-columns-repeated="1016"/>
        </table:table-row>
        <table:table-row table:style-name="ro2">
          <table:table-cell table:number-columns-repeated="4"/>
          <table:table-cell table:style-name="ce20" table:formula="of:=IF(AND([.$D$3]=1;[.C677]&lt;&gt;&quot;&quot;);[.$F$3]*[.C677]+[.$F$4])" office:value-type="float" office:value="0" calcext:value-type="float">
            <text:p>0</text:p>
          </table:table-cell>
          <table:table-cell table:style-name="ce20" table:formula="of:=IF(AND([.$D$3]=1;[.C677]&lt;&gt;&quot;&quot;);[.D677]-[.E677])" office:value-type="float" office:value="0" calcext:value-type="float">
            <text:p>0</text:p>
          </table:table-cell>
          <table:table-cell table:style-name="ce20" table:formula="of:=IF([.$D$5]=1;[.$I$3]*([.C677]-[.$I$4])^2+[.$I$5];&quot;&quot;)">
            <text:p/>
          </table:table-cell>
          <table:table-cell table:style-name="ce20" table:formula="of:=IF(AND([.$D$5]=1;[.C677]&lt;&gt;&quot;&quot;);[.D677]-[.G677])" office:value-type="float" office:value="0" calcext:value-type="float">
            <text:p>0</text:p>
          </table:table-cell>
          <table:table-cell table:number-columns-repeated="1016"/>
        </table:table-row>
        <table:table-row table:style-name="ro2">
          <table:table-cell table:number-columns-repeated="4"/>
          <table:table-cell table:style-name="ce20" table:formula="of:=IF(AND([.$D$3]=1;[.C678]&lt;&gt;&quot;&quot;);[.$F$3]*[.C678]+[.$F$4])" office:value-type="float" office:value="0" calcext:value-type="float">
            <text:p>0</text:p>
          </table:table-cell>
          <table:table-cell table:style-name="ce20" table:formula="of:=IF(AND([.$D$3]=1;[.C678]&lt;&gt;&quot;&quot;);[.D678]-[.E678])" office:value-type="float" office:value="0" calcext:value-type="float">
            <text:p>0</text:p>
          </table:table-cell>
          <table:table-cell table:style-name="ce20" table:formula="of:=IF([.$D$5]=1;[.$I$3]*([.C678]-[.$I$4])^2+[.$I$5];&quot;&quot;)">
            <text:p/>
          </table:table-cell>
          <table:table-cell table:style-name="ce20" table:formula="of:=IF(AND([.$D$5]=1;[.C678]&lt;&gt;&quot;&quot;);[.D678]-[.G678])" office:value-type="float" office:value="0" calcext:value-type="float">
            <text:p>0</text:p>
          </table:table-cell>
          <table:table-cell table:number-columns-repeated="1016"/>
        </table:table-row>
        <table:table-row table:style-name="ro2">
          <table:table-cell table:number-columns-repeated="4"/>
          <table:table-cell table:style-name="ce20" table:formula="of:=IF(AND([.$D$3]=1;[.C679]&lt;&gt;&quot;&quot;);[.$F$3]*[.C679]+[.$F$4])" office:value-type="float" office:value="0" calcext:value-type="float">
            <text:p>0</text:p>
          </table:table-cell>
          <table:table-cell table:style-name="ce20" table:formula="of:=IF(AND([.$D$3]=1;[.C679]&lt;&gt;&quot;&quot;);[.D679]-[.E679])" office:value-type="float" office:value="0" calcext:value-type="float">
            <text:p>0</text:p>
          </table:table-cell>
          <table:table-cell table:style-name="ce20" table:formula="of:=IF([.$D$5]=1;[.$I$3]*([.C679]-[.$I$4])^2+[.$I$5];&quot;&quot;)">
            <text:p/>
          </table:table-cell>
          <table:table-cell table:style-name="ce20" table:formula="of:=IF(AND([.$D$5]=1;[.C679]&lt;&gt;&quot;&quot;);[.D679]-[.G679])" office:value-type="float" office:value="0" calcext:value-type="float">
            <text:p>0</text:p>
          </table:table-cell>
          <table:table-cell table:number-columns-repeated="1016"/>
        </table:table-row>
        <table:table-row table:style-name="ro2">
          <table:table-cell table:number-columns-repeated="4"/>
          <table:table-cell table:style-name="ce20" table:formula="of:=IF(AND([.$D$3]=1;[.C680]&lt;&gt;&quot;&quot;);[.$F$3]*[.C680]+[.$F$4])" office:value-type="float" office:value="0" calcext:value-type="float">
            <text:p>0</text:p>
          </table:table-cell>
          <table:table-cell table:style-name="ce20" table:formula="of:=IF(AND([.$D$3]=1;[.C680]&lt;&gt;&quot;&quot;);[.D680]-[.E680])" office:value-type="float" office:value="0" calcext:value-type="float">
            <text:p>0</text:p>
          </table:table-cell>
          <table:table-cell table:style-name="ce20" table:formula="of:=IF([.$D$5]=1;[.$I$3]*([.C680]-[.$I$4])^2+[.$I$5];&quot;&quot;)">
            <text:p/>
          </table:table-cell>
          <table:table-cell table:style-name="ce20" table:formula="of:=IF(AND([.$D$5]=1;[.C680]&lt;&gt;&quot;&quot;);[.D680]-[.G680])" office:value-type="float" office:value="0" calcext:value-type="float">
            <text:p>0</text:p>
          </table:table-cell>
          <table:table-cell table:number-columns-repeated="1016"/>
        </table:table-row>
        <table:table-row table:style-name="ro2">
          <table:table-cell table:number-columns-repeated="4"/>
          <table:table-cell table:style-name="ce20" table:formula="of:=IF(AND([.$D$3]=1;[.C681]&lt;&gt;&quot;&quot;);[.$F$3]*[.C681]+[.$F$4])" office:value-type="float" office:value="0" calcext:value-type="float">
            <text:p>0</text:p>
          </table:table-cell>
          <table:table-cell table:style-name="ce20" table:formula="of:=IF(AND([.$D$3]=1;[.C681]&lt;&gt;&quot;&quot;);[.D681]-[.E681])" office:value-type="float" office:value="0" calcext:value-type="float">
            <text:p>0</text:p>
          </table:table-cell>
          <table:table-cell table:style-name="ce20" table:formula="of:=IF([.$D$5]=1;[.$I$3]*([.C681]-[.$I$4])^2+[.$I$5];&quot;&quot;)">
            <text:p/>
          </table:table-cell>
          <table:table-cell table:style-name="ce20" table:formula="of:=IF(AND([.$D$5]=1;[.C681]&lt;&gt;&quot;&quot;);[.D681]-[.G681])" office:value-type="float" office:value="0" calcext:value-type="float">
            <text:p>0</text:p>
          </table:table-cell>
          <table:table-cell table:number-columns-repeated="1016"/>
        </table:table-row>
        <table:table-row table:style-name="ro2">
          <table:table-cell table:number-columns-repeated="4"/>
          <table:table-cell table:style-name="ce20" table:formula="of:=IF(AND([.$D$3]=1;[.C682]&lt;&gt;&quot;&quot;);[.$F$3]*[.C682]+[.$F$4])" office:value-type="float" office:value="0" calcext:value-type="float">
            <text:p>0</text:p>
          </table:table-cell>
          <table:table-cell table:style-name="ce20" table:formula="of:=IF(AND([.$D$3]=1;[.C682]&lt;&gt;&quot;&quot;);[.D682]-[.E682])" office:value-type="float" office:value="0" calcext:value-type="float">
            <text:p>0</text:p>
          </table:table-cell>
          <table:table-cell table:style-name="ce20" table:formula="of:=IF([.$D$5]=1;[.$I$3]*([.C682]-[.$I$4])^2+[.$I$5];&quot;&quot;)">
            <text:p/>
          </table:table-cell>
          <table:table-cell table:style-name="ce20" table:formula="of:=IF(AND([.$D$5]=1;[.C682]&lt;&gt;&quot;&quot;);[.D682]-[.G682])" office:value-type="float" office:value="0" calcext:value-type="float">
            <text:p>0</text:p>
          </table:table-cell>
          <table:table-cell table:number-columns-repeated="1016"/>
        </table:table-row>
        <table:table-row table:style-name="ro2">
          <table:table-cell table:number-columns-repeated="4"/>
          <table:table-cell table:style-name="ce20" table:formula="of:=IF(AND([.$D$3]=1;[.C683]&lt;&gt;&quot;&quot;);[.$F$3]*[.C683]+[.$F$4])" office:value-type="float" office:value="0" calcext:value-type="float">
            <text:p>0</text:p>
          </table:table-cell>
          <table:table-cell table:style-name="ce20" table:formula="of:=IF(AND([.$D$3]=1;[.C683]&lt;&gt;&quot;&quot;);[.D683]-[.E683])" office:value-type="float" office:value="0" calcext:value-type="float">
            <text:p>0</text:p>
          </table:table-cell>
          <table:table-cell table:style-name="ce20" table:formula="of:=IF([.$D$5]=1;[.$I$3]*([.C683]-[.$I$4])^2+[.$I$5];&quot;&quot;)">
            <text:p/>
          </table:table-cell>
          <table:table-cell table:style-name="ce20" table:formula="of:=IF(AND([.$D$5]=1;[.C683]&lt;&gt;&quot;&quot;);[.D683]-[.G683])" office:value-type="float" office:value="0" calcext:value-type="float">
            <text:p>0</text:p>
          </table:table-cell>
          <table:table-cell table:number-columns-repeated="1016"/>
        </table:table-row>
        <table:table-row table:style-name="ro2">
          <table:table-cell table:number-columns-repeated="4"/>
          <table:table-cell table:style-name="ce20" table:formula="of:=IF(AND([.$D$3]=1;[.C684]&lt;&gt;&quot;&quot;);[.$F$3]*[.C684]+[.$F$4])" office:value-type="float" office:value="0" calcext:value-type="float">
            <text:p>0</text:p>
          </table:table-cell>
          <table:table-cell table:style-name="ce20" table:formula="of:=IF(AND([.$D$3]=1;[.C684]&lt;&gt;&quot;&quot;);[.D684]-[.E684])" office:value-type="float" office:value="0" calcext:value-type="float">
            <text:p>0</text:p>
          </table:table-cell>
          <table:table-cell table:style-name="ce20" table:formula="of:=IF([.$D$5]=1;[.$I$3]*([.C684]-[.$I$4])^2+[.$I$5];&quot;&quot;)">
            <text:p/>
          </table:table-cell>
          <table:table-cell table:style-name="ce20" table:formula="of:=IF(AND([.$D$5]=1;[.C684]&lt;&gt;&quot;&quot;);[.D684]-[.G684])" office:value-type="float" office:value="0" calcext:value-type="float">
            <text:p>0</text:p>
          </table:table-cell>
          <table:table-cell table:number-columns-repeated="1016"/>
        </table:table-row>
        <table:table-row table:style-name="ro2">
          <table:table-cell table:number-columns-repeated="4"/>
          <table:table-cell table:style-name="ce20" table:formula="of:=IF(AND([.$D$3]=1;[.C685]&lt;&gt;&quot;&quot;);[.$F$3]*[.C685]+[.$F$4])" office:value-type="float" office:value="0" calcext:value-type="float">
            <text:p>0</text:p>
          </table:table-cell>
          <table:table-cell table:style-name="ce20" table:formula="of:=IF(AND([.$D$3]=1;[.C685]&lt;&gt;&quot;&quot;);[.D685]-[.E685])" office:value-type="float" office:value="0" calcext:value-type="float">
            <text:p>0</text:p>
          </table:table-cell>
          <table:table-cell table:style-name="ce20" table:formula="of:=IF([.$D$5]=1;[.$I$3]*([.C685]-[.$I$4])^2+[.$I$5];&quot;&quot;)">
            <text:p/>
          </table:table-cell>
          <table:table-cell table:style-name="ce20" table:formula="of:=IF(AND([.$D$5]=1;[.C685]&lt;&gt;&quot;&quot;);[.D685]-[.G685])" office:value-type="float" office:value="0" calcext:value-type="float">
            <text:p>0</text:p>
          </table:table-cell>
          <table:table-cell table:number-columns-repeated="1016"/>
        </table:table-row>
        <table:table-row table:style-name="ro2">
          <table:table-cell table:number-columns-repeated="4"/>
          <table:table-cell table:style-name="ce20" table:formula="of:=IF(AND([.$D$3]=1;[.C686]&lt;&gt;&quot;&quot;);[.$F$3]*[.C686]+[.$F$4])" office:value-type="float" office:value="0" calcext:value-type="float">
            <text:p>0</text:p>
          </table:table-cell>
          <table:table-cell table:style-name="ce20" table:formula="of:=IF(AND([.$D$3]=1;[.C686]&lt;&gt;&quot;&quot;);[.D686]-[.E686])" office:value-type="float" office:value="0" calcext:value-type="float">
            <text:p>0</text:p>
          </table:table-cell>
          <table:table-cell table:style-name="ce20" table:formula="of:=IF([.$D$5]=1;[.$I$3]*([.C686]-[.$I$4])^2+[.$I$5];&quot;&quot;)">
            <text:p/>
          </table:table-cell>
          <table:table-cell table:style-name="ce20" table:formula="of:=IF(AND([.$D$5]=1;[.C686]&lt;&gt;&quot;&quot;);[.D686]-[.G686])" office:value-type="float" office:value="0" calcext:value-type="float">
            <text:p>0</text:p>
          </table:table-cell>
          <table:table-cell table:number-columns-repeated="1016"/>
        </table:table-row>
        <table:table-row table:style-name="ro2">
          <table:table-cell table:number-columns-repeated="4"/>
          <table:table-cell table:style-name="ce20" table:formula="of:=IF(AND([.$D$3]=1;[.C687]&lt;&gt;&quot;&quot;);[.$F$3]*[.C687]+[.$F$4])" office:value-type="float" office:value="0" calcext:value-type="float">
            <text:p>0</text:p>
          </table:table-cell>
          <table:table-cell table:style-name="ce20" table:formula="of:=IF(AND([.$D$3]=1;[.C687]&lt;&gt;&quot;&quot;);[.D687]-[.E687])" office:value-type="float" office:value="0" calcext:value-type="float">
            <text:p>0</text:p>
          </table:table-cell>
          <table:table-cell table:style-name="ce20" table:formula="of:=IF([.$D$5]=1;[.$I$3]*([.C687]-[.$I$4])^2+[.$I$5];&quot;&quot;)">
            <text:p/>
          </table:table-cell>
          <table:table-cell table:style-name="ce20" table:formula="of:=IF(AND([.$D$5]=1;[.C687]&lt;&gt;&quot;&quot;);[.D687]-[.G687])" office:value-type="float" office:value="0" calcext:value-type="float">
            <text:p>0</text:p>
          </table:table-cell>
          <table:table-cell table:number-columns-repeated="1016"/>
        </table:table-row>
        <table:table-row table:style-name="ro2">
          <table:table-cell table:number-columns-repeated="4"/>
          <table:table-cell table:style-name="ce20" table:formula="of:=IF(AND([.$D$3]=1;[.C688]&lt;&gt;&quot;&quot;);[.$F$3]*[.C688]+[.$F$4])" office:value-type="float" office:value="0" calcext:value-type="float">
            <text:p>0</text:p>
          </table:table-cell>
          <table:table-cell table:style-name="ce20" table:formula="of:=IF(AND([.$D$3]=1;[.C688]&lt;&gt;&quot;&quot;);[.D688]-[.E688])" office:value-type="float" office:value="0" calcext:value-type="float">
            <text:p>0</text:p>
          </table:table-cell>
          <table:table-cell table:style-name="ce20" table:formula="of:=IF([.$D$5]=1;[.$I$3]*([.C688]-[.$I$4])^2+[.$I$5];&quot;&quot;)">
            <text:p/>
          </table:table-cell>
          <table:table-cell table:style-name="ce20" table:formula="of:=IF(AND([.$D$5]=1;[.C688]&lt;&gt;&quot;&quot;);[.D688]-[.G688])" office:value-type="float" office:value="0" calcext:value-type="float">
            <text:p>0</text:p>
          </table:table-cell>
          <table:table-cell table:number-columns-repeated="1016"/>
        </table:table-row>
        <table:table-row table:style-name="ro2">
          <table:table-cell table:number-columns-repeated="4"/>
          <table:table-cell table:style-name="ce20" table:formula="of:=IF(AND([.$D$3]=1;[.C689]&lt;&gt;&quot;&quot;);[.$F$3]*[.C689]+[.$F$4])" office:value-type="float" office:value="0" calcext:value-type="float">
            <text:p>0</text:p>
          </table:table-cell>
          <table:table-cell table:style-name="ce20" table:formula="of:=IF(AND([.$D$3]=1;[.C689]&lt;&gt;&quot;&quot;);[.D689]-[.E689])" office:value-type="float" office:value="0" calcext:value-type="float">
            <text:p>0</text:p>
          </table:table-cell>
          <table:table-cell table:style-name="ce20" table:formula="of:=IF([.$D$5]=1;[.$I$3]*([.C689]-[.$I$4])^2+[.$I$5];&quot;&quot;)">
            <text:p/>
          </table:table-cell>
          <table:table-cell table:style-name="ce20" table:formula="of:=IF(AND([.$D$5]=1;[.C689]&lt;&gt;&quot;&quot;);[.D689]-[.G689])" office:value-type="float" office:value="0" calcext:value-type="float">
            <text:p>0</text:p>
          </table:table-cell>
          <table:table-cell table:number-columns-repeated="1016"/>
        </table:table-row>
        <table:table-row table:style-name="ro2">
          <table:table-cell table:number-columns-repeated="4"/>
          <table:table-cell table:style-name="ce20" table:formula="of:=IF(AND([.$D$3]=1;[.C690]&lt;&gt;&quot;&quot;);[.$F$3]*[.C690]+[.$F$4])" office:value-type="float" office:value="0" calcext:value-type="float">
            <text:p>0</text:p>
          </table:table-cell>
          <table:table-cell table:style-name="ce20" table:formula="of:=IF(AND([.$D$3]=1;[.C690]&lt;&gt;&quot;&quot;);[.D690]-[.E690])" office:value-type="float" office:value="0" calcext:value-type="float">
            <text:p>0</text:p>
          </table:table-cell>
          <table:table-cell table:style-name="ce20" table:formula="of:=IF([.$D$5]=1;[.$I$3]*([.C690]-[.$I$4])^2+[.$I$5];&quot;&quot;)">
            <text:p/>
          </table:table-cell>
          <table:table-cell table:style-name="ce20" table:formula="of:=IF(AND([.$D$5]=1;[.C690]&lt;&gt;&quot;&quot;);[.D690]-[.G690])" office:value-type="float" office:value="0" calcext:value-type="float">
            <text:p>0</text:p>
          </table:table-cell>
          <table:table-cell table:number-columns-repeated="1016"/>
        </table:table-row>
        <table:table-row table:style-name="ro2">
          <table:table-cell table:number-columns-repeated="4"/>
          <table:table-cell table:style-name="ce20" table:formula="of:=IF(AND([.$D$3]=1;[.C691]&lt;&gt;&quot;&quot;);[.$F$3]*[.C691]+[.$F$4])" office:value-type="float" office:value="0" calcext:value-type="float">
            <text:p>0</text:p>
          </table:table-cell>
          <table:table-cell table:style-name="ce20" table:formula="of:=IF(AND([.$D$3]=1;[.C691]&lt;&gt;&quot;&quot;);[.D691]-[.E691])" office:value-type="float" office:value="0" calcext:value-type="float">
            <text:p>0</text:p>
          </table:table-cell>
          <table:table-cell table:style-name="ce20" table:formula="of:=IF([.$D$5]=1;[.$I$3]*([.C691]-[.$I$4])^2+[.$I$5];&quot;&quot;)">
            <text:p/>
          </table:table-cell>
          <table:table-cell table:style-name="ce20" table:formula="of:=IF(AND([.$D$5]=1;[.C691]&lt;&gt;&quot;&quot;);[.D691]-[.G691])" office:value-type="float" office:value="0" calcext:value-type="float">
            <text:p>0</text:p>
          </table:table-cell>
          <table:table-cell table:number-columns-repeated="1016"/>
        </table:table-row>
        <table:table-row table:style-name="ro2">
          <table:table-cell table:number-columns-repeated="4"/>
          <table:table-cell table:style-name="ce20" table:formula="of:=IF(AND([.$D$3]=1;[.C692]&lt;&gt;&quot;&quot;);[.$F$3]*[.C692]+[.$F$4])" office:value-type="float" office:value="0" calcext:value-type="float">
            <text:p>0</text:p>
          </table:table-cell>
          <table:table-cell table:style-name="ce20" table:formula="of:=IF(AND([.$D$3]=1;[.C692]&lt;&gt;&quot;&quot;);[.D692]-[.E692])" office:value-type="float" office:value="0" calcext:value-type="float">
            <text:p>0</text:p>
          </table:table-cell>
          <table:table-cell table:style-name="ce20" table:formula="of:=IF([.$D$5]=1;[.$I$3]*([.C692]-[.$I$4])^2+[.$I$5];&quot;&quot;)">
            <text:p/>
          </table:table-cell>
          <table:table-cell table:style-name="ce20" table:formula="of:=IF(AND([.$D$5]=1;[.C692]&lt;&gt;&quot;&quot;);[.D692]-[.G692])" office:value-type="float" office:value="0" calcext:value-type="float">
            <text:p>0</text:p>
          </table:table-cell>
          <table:table-cell table:number-columns-repeated="1016"/>
        </table:table-row>
        <table:table-row table:style-name="ro2">
          <table:table-cell table:number-columns-repeated="4"/>
          <table:table-cell table:style-name="ce20" table:formula="of:=IF(AND([.$D$3]=1;[.C693]&lt;&gt;&quot;&quot;);[.$F$3]*[.C693]+[.$F$4])" office:value-type="float" office:value="0" calcext:value-type="float">
            <text:p>0</text:p>
          </table:table-cell>
          <table:table-cell table:style-name="ce20" table:formula="of:=IF(AND([.$D$3]=1;[.C693]&lt;&gt;&quot;&quot;);[.D693]-[.E693])" office:value-type="float" office:value="0" calcext:value-type="float">
            <text:p>0</text:p>
          </table:table-cell>
          <table:table-cell table:style-name="ce20" table:formula="of:=IF([.$D$5]=1;[.$I$3]*([.C693]-[.$I$4])^2+[.$I$5];&quot;&quot;)">
            <text:p/>
          </table:table-cell>
          <table:table-cell table:style-name="ce20" table:formula="of:=IF(AND([.$D$5]=1;[.C693]&lt;&gt;&quot;&quot;);[.D693]-[.G693])" office:value-type="float" office:value="0" calcext:value-type="float">
            <text:p>0</text:p>
          </table:table-cell>
          <table:table-cell table:number-columns-repeated="1016"/>
        </table:table-row>
        <table:table-row table:style-name="ro2">
          <table:table-cell table:number-columns-repeated="4"/>
          <table:table-cell table:style-name="ce20" table:formula="of:=IF(AND([.$D$3]=1;[.C694]&lt;&gt;&quot;&quot;);[.$F$3]*[.C694]+[.$F$4])" office:value-type="float" office:value="0" calcext:value-type="float">
            <text:p>0</text:p>
          </table:table-cell>
          <table:table-cell table:style-name="ce20" table:formula="of:=IF(AND([.$D$3]=1;[.C694]&lt;&gt;&quot;&quot;);[.D694]-[.E694])" office:value-type="float" office:value="0" calcext:value-type="float">
            <text:p>0</text:p>
          </table:table-cell>
          <table:table-cell table:style-name="ce20" table:formula="of:=IF([.$D$5]=1;[.$I$3]*([.C694]-[.$I$4])^2+[.$I$5];&quot;&quot;)">
            <text:p/>
          </table:table-cell>
          <table:table-cell table:style-name="ce20" table:formula="of:=IF(AND([.$D$5]=1;[.C694]&lt;&gt;&quot;&quot;);[.D694]-[.G694])" office:value-type="float" office:value="0" calcext:value-type="float">
            <text:p>0</text:p>
          </table:table-cell>
          <table:table-cell table:number-columns-repeated="1016"/>
        </table:table-row>
        <table:table-row table:style-name="ro2">
          <table:table-cell table:number-columns-repeated="4"/>
          <table:table-cell table:style-name="ce20" table:formula="of:=IF(AND([.$D$3]=1;[.C695]&lt;&gt;&quot;&quot;);[.$F$3]*[.C695]+[.$F$4])" office:value-type="float" office:value="0" calcext:value-type="float">
            <text:p>0</text:p>
          </table:table-cell>
          <table:table-cell table:style-name="ce20" table:formula="of:=IF(AND([.$D$3]=1;[.C695]&lt;&gt;&quot;&quot;);[.D695]-[.E695])" office:value-type="float" office:value="0" calcext:value-type="float">
            <text:p>0</text:p>
          </table:table-cell>
          <table:table-cell table:style-name="ce20" table:formula="of:=IF([.$D$5]=1;[.$I$3]*([.C695]-[.$I$4])^2+[.$I$5];&quot;&quot;)">
            <text:p/>
          </table:table-cell>
          <table:table-cell table:style-name="ce20" table:formula="of:=IF(AND([.$D$5]=1;[.C695]&lt;&gt;&quot;&quot;);[.D695]-[.G695])" office:value-type="float" office:value="0" calcext:value-type="float">
            <text:p>0</text:p>
          </table:table-cell>
          <table:table-cell table:number-columns-repeated="1016"/>
        </table:table-row>
        <table:table-row table:style-name="ro2">
          <table:table-cell table:number-columns-repeated="4"/>
          <table:table-cell table:style-name="ce20" table:formula="of:=IF(AND([.$D$3]=1;[.C696]&lt;&gt;&quot;&quot;);[.$F$3]*[.C696]+[.$F$4])" office:value-type="float" office:value="0" calcext:value-type="float">
            <text:p>0</text:p>
          </table:table-cell>
          <table:table-cell table:style-name="ce20" table:formula="of:=IF(AND([.$D$3]=1;[.C696]&lt;&gt;&quot;&quot;);[.D696]-[.E696])" office:value-type="float" office:value="0" calcext:value-type="float">
            <text:p>0</text:p>
          </table:table-cell>
          <table:table-cell table:style-name="ce20" table:formula="of:=IF([.$D$5]=1;[.$I$3]*([.C696]-[.$I$4])^2+[.$I$5];&quot;&quot;)">
            <text:p/>
          </table:table-cell>
          <table:table-cell table:style-name="ce20" table:formula="of:=IF(AND([.$D$5]=1;[.C696]&lt;&gt;&quot;&quot;);[.D696]-[.G696])" office:value-type="float" office:value="0" calcext:value-type="float">
            <text:p>0</text:p>
          </table:table-cell>
          <table:table-cell table:number-columns-repeated="1016"/>
        </table:table-row>
        <table:table-row table:style-name="ro2">
          <table:table-cell table:number-columns-repeated="4"/>
          <table:table-cell table:style-name="ce20" table:formula="of:=IF(AND([.$D$3]=1;[.C697]&lt;&gt;&quot;&quot;);[.$F$3]*[.C697]+[.$F$4])" office:value-type="float" office:value="0" calcext:value-type="float">
            <text:p>0</text:p>
          </table:table-cell>
          <table:table-cell table:style-name="ce20" table:formula="of:=IF(AND([.$D$3]=1;[.C697]&lt;&gt;&quot;&quot;);[.D697]-[.E697])" office:value-type="float" office:value="0" calcext:value-type="float">
            <text:p>0</text:p>
          </table:table-cell>
          <table:table-cell table:style-name="ce20" table:formula="of:=IF([.$D$5]=1;[.$I$3]*([.C697]-[.$I$4])^2+[.$I$5];&quot;&quot;)">
            <text:p/>
          </table:table-cell>
          <table:table-cell table:style-name="ce20" table:formula="of:=IF(AND([.$D$5]=1;[.C697]&lt;&gt;&quot;&quot;);[.D697]-[.G697])" office:value-type="float" office:value="0" calcext:value-type="float">
            <text:p>0</text:p>
          </table:table-cell>
          <table:table-cell table:number-columns-repeated="1016"/>
        </table:table-row>
        <table:table-row table:style-name="ro2">
          <table:table-cell table:number-columns-repeated="4"/>
          <table:table-cell table:style-name="ce20" table:formula="of:=IF(AND([.$D$3]=1;[.C698]&lt;&gt;&quot;&quot;);[.$F$3]*[.C698]+[.$F$4])" office:value-type="float" office:value="0" calcext:value-type="float">
            <text:p>0</text:p>
          </table:table-cell>
          <table:table-cell table:style-name="ce20" table:formula="of:=IF(AND([.$D$3]=1;[.C698]&lt;&gt;&quot;&quot;);[.D698]-[.E698])" office:value-type="float" office:value="0" calcext:value-type="float">
            <text:p>0</text:p>
          </table:table-cell>
          <table:table-cell table:style-name="ce20" table:formula="of:=IF([.$D$5]=1;[.$I$3]*([.C698]-[.$I$4])^2+[.$I$5];&quot;&quot;)">
            <text:p/>
          </table:table-cell>
          <table:table-cell table:style-name="ce20" table:formula="of:=IF(AND([.$D$5]=1;[.C698]&lt;&gt;&quot;&quot;);[.D698]-[.G698])" office:value-type="float" office:value="0" calcext:value-type="float">
            <text:p>0</text:p>
          </table:table-cell>
          <table:table-cell table:number-columns-repeated="1016"/>
        </table:table-row>
        <table:table-row table:style-name="ro2">
          <table:table-cell table:number-columns-repeated="4"/>
          <table:table-cell table:style-name="ce20" table:formula="of:=IF(AND([.$D$3]=1;[.C699]&lt;&gt;&quot;&quot;);[.$F$3]*[.C699]+[.$F$4])" office:value-type="float" office:value="0" calcext:value-type="float">
            <text:p>0</text:p>
          </table:table-cell>
          <table:table-cell table:style-name="ce20" table:formula="of:=IF(AND([.$D$3]=1;[.C699]&lt;&gt;&quot;&quot;);[.D699]-[.E699])" office:value-type="float" office:value="0" calcext:value-type="float">
            <text:p>0</text:p>
          </table:table-cell>
          <table:table-cell table:style-name="ce20" table:formula="of:=IF([.$D$5]=1;[.$I$3]*([.C699]-[.$I$4])^2+[.$I$5];&quot;&quot;)">
            <text:p/>
          </table:table-cell>
          <table:table-cell table:style-name="ce20" table:formula="of:=IF(AND([.$D$5]=1;[.C699]&lt;&gt;&quot;&quot;);[.D699]-[.G699])" office:value-type="float" office:value="0" calcext:value-type="float">
            <text:p>0</text:p>
          </table:table-cell>
          <table:table-cell table:number-columns-repeated="1016"/>
        </table:table-row>
        <table:table-row table:style-name="ro2">
          <table:table-cell table:number-columns-repeated="4"/>
          <table:table-cell table:style-name="ce20" table:formula="of:=IF(AND([.$D$3]=1;[.C700]&lt;&gt;&quot;&quot;);[.$F$3]*[.C700]+[.$F$4])" office:value-type="float" office:value="0" calcext:value-type="float">
            <text:p>0</text:p>
          </table:table-cell>
          <table:table-cell table:style-name="ce20" table:formula="of:=IF(AND([.$D$3]=1;[.C700]&lt;&gt;&quot;&quot;);[.D700]-[.E700])" office:value-type="float" office:value="0" calcext:value-type="float">
            <text:p>0</text:p>
          </table:table-cell>
          <table:table-cell table:style-name="ce20" table:formula="of:=IF([.$D$5]=1;[.$I$3]*([.C700]-[.$I$4])^2+[.$I$5];&quot;&quot;)">
            <text:p/>
          </table:table-cell>
          <table:table-cell table:style-name="ce20" table:formula="of:=IF(AND([.$D$5]=1;[.C700]&lt;&gt;&quot;&quot;);[.D700]-[.G700])" office:value-type="float" office:value="0" calcext:value-type="float">
            <text:p>0</text:p>
          </table:table-cell>
          <table:table-cell table:number-columns-repeated="1016"/>
        </table:table-row>
        <table:table-row table:style-name="ro2">
          <table:table-cell table:number-columns-repeated="4"/>
          <table:table-cell table:style-name="ce20" table:formula="of:=IF(AND([.$D$3]=1;[.C701]&lt;&gt;&quot;&quot;);[.$F$3]*[.C701]+[.$F$4])" office:value-type="float" office:value="0" calcext:value-type="float">
            <text:p>0</text:p>
          </table:table-cell>
          <table:table-cell table:style-name="ce20" table:formula="of:=IF(AND([.$D$3]=1;[.C701]&lt;&gt;&quot;&quot;);[.D701]-[.E701])" office:value-type="float" office:value="0" calcext:value-type="float">
            <text:p>0</text:p>
          </table:table-cell>
          <table:table-cell table:style-name="ce20" table:formula="of:=IF([.$D$5]=1;[.$I$3]*([.C701]-[.$I$4])^2+[.$I$5];&quot;&quot;)">
            <text:p/>
          </table:table-cell>
          <table:table-cell table:style-name="ce20" table:formula="of:=IF(AND([.$D$5]=1;[.C701]&lt;&gt;&quot;&quot;);[.D701]-[.G701])" office:value-type="float" office:value="0" calcext:value-type="float">
            <text:p>0</text:p>
          </table:table-cell>
          <table:table-cell table:number-columns-repeated="1016"/>
        </table:table-row>
        <table:table-row table:style-name="ro2">
          <table:table-cell table:number-columns-repeated="4"/>
          <table:table-cell table:style-name="ce20" table:formula="of:=IF(AND([.$D$3]=1;[.C702]&lt;&gt;&quot;&quot;);[.$F$3]*[.C702]+[.$F$4])" office:value-type="float" office:value="0" calcext:value-type="float">
            <text:p>0</text:p>
          </table:table-cell>
          <table:table-cell table:style-name="ce20" table:formula="of:=IF(AND([.$D$3]=1;[.C702]&lt;&gt;&quot;&quot;);[.D702]-[.E702])" office:value-type="float" office:value="0" calcext:value-type="float">
            <text:p>0</text:p>
          </table:table-cell>
          <table:table-cell table:style-name="ce20" table:formula="of:=IF([.$D$5]=1;[.$I$3]*([.C702]-[.$I$4])^2+[.$I$5];&quot;&quot;)">
            <text:p/>
          </table:table-cell>
          <table:table-cell table:style-name="ce20" table:formula="of:=IF(AND([.$D$5]=1;[.C702]&lt;&gt;&quot;&quot;);[.D702]-[.G702])" office:value-type="float" office:value="0" calcext:value-type="float">
            <text:p>0</text:p>
          </table:table-cell>
          <table:table-cell table:number-columns-repeated="1016"/>
        </table:table-row>
        <table:table-row table:style-name="ro2">
          <table:table-cell table:number-columns-repeated="4"/>
          <table:table-cell table:style-name="ce20" table:formula="of:=IF(AND([.$D$3]=1;[.C703]&lt;&gt;&quot;&quot;);[.$F$3]*[.C703]+[.$F$4])" office:value-type="float" office:value="0" calcext:value-type="float">
            <text:p>0</text:p>
          </table:table-cell>
          <table:table-cell table:style-name="ce20" table:formula="of:=IF(AND([.$D$3]=1;[.C703]&lt;&gt;&quot;&quot;);[.D703]-[.E703])" office:value-type="float" office:value="0" calcext:value-type="float">
            <text:p>0</text:p>
          </table:table-cell>
          <table:table-cell table:style-name="ce20" table:formula="of:=IF([.$D$5]=1;[.$I$3]*([.C703]-[.$I$4])^2+[.$I$5];&quot;&quot;)">
            <text:p/>
          </table:table-cell>
          <table:table-cell table:style-name="ce20" table:formula="of:=IF(AND([.$D$5]=1;[.C703]&lt;&gt;&quot;&quot;);[.D703]-[.G703])" office:value-type="float" office:value="0" calcext:value-type="float">
            <text:p>0</text:p>
          </table:table-cell>
          <table:table-cell table:number-columns-repeated="1016"/>
        </table:table-row>
        <table:table-row table:style-name="ro2">
          <table:table-cell table:number-columns-repeated="4"/>
          <table:table-cell table:style-name="ce20" table:formula="of:=IF(AND([.$D$3]=1;[.C704]&lt;&gt;&quot;&quot;);[.$F$3]*[.C704]+[.$F$4])" office:value-type="float" office:value="0" calcext:value-type="float">
            <text:p>0</text:p>
          </table:table-cell>
          <table:table-cell table:style-name="ce20" table:formula="of:=IF(AND([.$D$3]=1;[.C704]&lt;&gt;&quot;&quot;);[.D704]-[.E704])" office:value-type="float" office:value="0" calcext:value-type="float">
            <text:p>0</text:p>
          </table:table-cell>
          <table:table-cell table:style-name="ce20" table:formula="of:=IF([.$D$5]=1;[.$I$3]*([.C704]-[.$I$4])^2+[.$I$5];&quot;&quot;)">
            <text:p/>
          </table:table-cell>
          <table:table-cell table:style-name="ce20" table:formula="of:=IF(AND([.$D$5]=1;[.C704]&lt;&gt;&quot;&quot;);[.D704]-[.G704])" office:value-type="float" office:value="0" calcext:value-type="float">
            <text:p>0</text:p>
          </table:table-cell>
          <table:table-cell table:number-columns-repeated="1016"/>
        </table:table-row>
        <table:table-row table:style-name="ro2">
          <table:table-cell table:number-columns-repeated="4"/>
          <table:table-cell table:style-name="ce20" table:formula="of:=IF(AND([.$D$3]=1;[.C705]&lt;&gt;&quot;&quot;);[.$F$3]*[.C705]+[.$F$4])" office:value-type="float" office:value="0" calcext:value-type="float">
            <text:p>0</text:p>
          </table:table-cell>
          <table:table-cell table:style-name="ce20" table:formula="of:=IF(AND([.$D$3]=1;[.C705]&lt;&gt;&quot;&quot;);[.D705]-[.E705])" office:value-type="float" office:value="0" calcext:value-type="float">
            <text:p>0</text:p>
          </table:table-cell>
          <table:table-cell table:style-name="ce20" table:formula="of:=IF([.$D$5]=1;[.$I$3]*([.C705]-[.$I$4])^2+[.$I$5];&quot;&quot;)">
            <text:p/>
          </table:table-cell>
          <table:table-cell table:style-name="ce20" table:formula="of:=IF(AND([.$D$5]=1;[.C705]&lt;&gt;&quot;&quot;);[.D705]-[.G705])" office:value-type="float" office:value="0" calcext:value-type="float">
            <text:p>0</text:p>
          </table:table-cell>
          <table:table-cell table:number-columns-repeated="1016"/>
        </table:table-row>
        <table:table-row table:style-name="ro2">
          <table:table-cell table:number-columns-repeated="4"/>
          <table:table-cell table:style-name="ce20" table:formula="of:=IF(AND([.$D$3]=1;[.C706]&lt;&gt;&quot;&quot;);[.$F$3]*[.C706]+[.$F$4])" office:value-type="float" office:value="0" calcext:value-type="float">
            <text:p>0</text:p>
          </table:table-cell>
          <table:table-cell table:style-name="ce20" table:formula="of:=IF(AND([.$D$3]=1;[.C706]&lt;&gt;&quot;&quot;);[.D706]-[.E706])" office:value-type="float" office:value="0" calcext:value-type="float">
            <text:p>0</text:p>
          </table:table-cell>
          <table:table-cell table:style-name="ce20" table:formula="of:=IF([.$D$5]=1;[.$I$3]*([.C706]-[.$I$4])^2+[.$I$5];&quot;&quot;)">
            <text:p/>
          </table:table-cell>
          <table:table-cell table:style-name="ce20" table:formula="of:=IF(AND([.$D$5]=1;[.C706]&lt;&gt;&quot;&quot;);[.D706]-[.G706])" office:value-type="float" office:value="0" calcext:value-type="float">
            <text:p>0</text:p>
          </table:table-cell>
          <table:table-cell table:number-columns-repeated="1016"/>
        </table:table-row>
        <table:table-row table:style-name="ro2">
          <table:table-cell table:number-columns-repeated="4"/>
          <table:table-cell table:style-name="ce20" table:formula="of:=IF(AND([.$D$3]=1;[.C707]&lt;&gt;&quot;&quot;);[.$F$3]*[.C707]+[.$F$4])" office:value-type="float" office:value="0" calcext:value-type="float">
            <text:p>0</text:p>
          </table:table-cell>
          <table:table-cell table:style-name="ce20" table:formula="of:=IF(AND([.$D$3]=1;[.C707]&lt;&gt;&quot;&quot;);[.D707]-[.E707])" office:value-type="float" office:value="0" calcext:value-type="float">
            <text:p>0</text:p>
          </table:table-cell>
          <table:table-cell table:style-name="ce20" table:formula="of:=IF([.$D$5]=1;[.$I$3]*([.C707]-[.$I$4])^2+[.$I$5];&quot;&quot;)">
            <text:p/>
          </table:table-cell>
          <table:table-cell table:style-name="ce20" table:formula="of:=IF(AND([.$D$5]=1;[.C707]&lt;&gt;&quot;&quot;);[.D707]-[.G707])" office:value-type="float" office:value="0" calcext:value-type="float">
            <text:p>0</text:p>
          </table:table-cell>
          <table:table-cell table:number-columns-repeated="1016"/>
        </table:table-row>
        <table:table-row table:style-name="ro2">
          <table:table-cell table:number-columns-repeated="4"/>
          <table:table-cell table:style-name="ce20" table:formula="of:=IF(AND([.$D$3]=1;[.C708]&lt;&gt;&quot;&quot;);[.$F$3]*[.C708]+[.$F$4])" office:value-type="float" office:value="0" calcext:value-type="float">
            <text:p>0</text:p>
          </table:table-cell>
          <table:table-cell table:style-name="ce20" table:formula="of:=IF(AND([.$D$3]=1;[.C708]&lt;&gt;&quot;&quot;);[.D708]-[.E708])" office:value-type="float" office:value="0" calcext:value-type="float">
            <text:p>0</text:p>
          </table:table-cell>
          <table:table-cell table:style-name="ce20" table:formula="of:=IF([.$D$5]=1;[.$I$3]*([.C708]-[.$I$4])^2+[.$I$5];&quot;&quot;)">
            <text:p/>
          </table:table-cell>
          <table:table-cell table:style-name="ce20" table:formula="of:=IF(AND([.$D$5]=1;[.C708]&lt;&gt;&quot;&quot;);[.D708]-[.G708])" office:value-type="float" office:value="0" calcext:value-type="float">
            <text:p>0</text:p>
          </table:table-cell>
          <table:table-cell table:number-columns-repeated="1016"/>
        </table:table-row>
        <table:table-row table:style-name="ro2">
          <table:table-cell table:number-columns-repeated="4"/>
          <table:table-cell table:style-name="ce20" table:formula="of:=IF(AND([.$D$3]=1;[.C709]&lt;&gt;&quot;&quot;);[.$F$3]*[.C709]+[.$F$4])" office:value-type="float" office:value="0" calcext:value-type="float">
            <text:p>0</text:p>
          </table:table-cell>
          <table:table-cell table:style-name="ce20" table:formula="of:=IF(AND([.$D$3]=1;[.C709]&lt;&gt;&quot;&quot;);[.D709]-[.E709])" office:value-type="float" office:value="0" calcext:value-type="float">
            <text:p>0</text:p>
          </table:table-cell>
          <table:table-cell table:style-name="ce20" table:formula="of:=IF([.$D$5]=1;[.$I$3]*([.C709]-[.$I$4])^2+[.$I$5];&quot;&quot;)">
            <text:p/>
          </table:table-cell>
          <table:table-cell table:style-name="ce20" table:formula="of:=IF(AND([.$D$5]=1;[.C709]&lt;&gt;&quot;&quot;);[.D709]-[.G709])" office:value-type="float" office:value="0" calcext:value-type="float">
            <text:p>0</text:p>
          </table:table-cell>
          <table:table-cell table:number-columns-repeated="1016"/>
        </table:table-row>
        <table:table-row table:style-name="ro2">
          <table:table-cell table:number-columns-repeated="4"/>
          <table:table-cell table:style-name="ce20" table:formula="of:=IF(AND([.$D$3]=1;[.C710]&lt;&gt;&quot;&quot;);[.$F$3]*[.C710]+[.$F$4])" office:value-type="float" office:value="0" calcext:value-type="float">
            <text:p>0</text:p>
          </table:table-cell>
          <table:table-cell table:style-name="ce20" table:formula="of:=IF(AND([.$D$3]=1;[.C710]&lt;&gt;&quot;&quot;);[.D710]-[.E710])" office:value-type="float" office:value="0" calcext:value-type="float">
            <text:p>0</text:p>
          </table:table-cell>
          <table:table-cell table:style-name="ce20" table:formula="of:=IF([.$D$5]=1;[.$I$3]*([.C710]-[.$I$4])^2+[.$I$5];&quot;&quot;)">
            <text:p/>
          </table:table-cell>
          <table:table-cell table:style-name="ce20" table:formula="of:=IF(AND([.$D$5]=1;[.C710]&lt;&gt;&quot;&quot;);[.D710]-[.G710])" office:value-type="float" office:value="0" calcext:value-type="float">
            <text:p>0</text:p>
          </table:table-cell>
          <table:table-cell table:number-columns-repeated="1016"/>
        </table:table-row>
        <table:table-row table:style-name="ro2">
          <table:table-cell table:number-columns-repeated="4"/>
          <table:table-cell table:style-name="ce20" table:formula="of:=IF(AND([.$D$3]=1;[.C711]&lt;&gt;&quot;&quot;);[.$F$3]*[.C711]+[.$F$4])" office:value-type="float" office:value="0" calcext:value-type="float">
            <text:p>0</text:p>
          </table:table-cell>
          <table:table-cell table:style-name="ce20" table:formula="of:=IF(AND([.$D$3]=1;[.C711]&lt;&gt;&quot;&quot;);[.D711]-[.E711])" office:value-type="float" office:value="0" calcext:value-type="float">
            <text:p>0</text:p>
          </table:table-cell>
          <table:table-cell table:style-name="ce20" table:formula="of:=IF([.$D$5]=1;[.$I$3]*([.C711]-[.$I$4])^2+[.$I$5];&quot;&quot;)">
            <text:p/>
          </table:table-cell>
          <table:table-cell table:style-name="ce20" table:formula="of:=IF(AND([.$D$5]=1;[.C711]&lt;&gt;&quot;&quot;);[.D711]-[.G711])" office:value-type="float" office:value="0" calcext:value-type="float">
            <text:p>0</text:p>
          </table:table-cell>
          <table:table-cell table:number-columns-repeated="1016"/>
        </table:table-row>
        <table:table-row table:style-name="ro2">
          <table:table-cell table:number-columns-repeated="4"/>
          <table:table-cell table:style-name="ce20" table:formula="of:=IF(AND([.$D$3]=1;[.C712]&lt;&gt;&quot;&quot;);[.$F$3]*[.C712]+[.$F$4])" office:value-type="float" office:value="0" calcext:value-type="float">
            <text:p>0</text:p>
          </table:table-cell>
          <table:table-cell table:style-name="ce20" table:formula="of:=IF(AND([.$D$3]=1;[.C712]&lt;&gt;&quot;&quot;);[.D712]-[.E712])" office:value-type="float" office:value="0" calcext:value-type="float">
            <text:p>0</text:p>
          </table:table-cell>
          <table:table-cell table:style-name="ce20" table:formula="of:=IF([.$D$5]=1;[.$I$3]*([.C712]-[.$I$4])^2+[.$I$5];&quot;&quot;)">
            <text:p/>
          </table:table-cell>
          <table:table-cell table:style-name="ce20" table:formula="of:=IF(AND([.$D$5]=1;[.C712]&lt;&gt;&quot;&quot;);[.D712]-[.G712])" office:value-type="float" office:value="0" calcext:value-type="float">
            <text:p>0</text:p>
          </table:table-cell>
          <table:table-cell table:number-columns-repeated="1016"/>
        </table:table-row>
        <table:table-row table:style-name="ro2">
          <table:table-cell table:number-columns-repeated="4"/>
          <table:table-cell table:style-name="ce20" table:formula="of:=IF(AND([.$D$3]=1;[.C713]&lt;&gt;&quot;&quot;);[.$F$3]*[.C713]+[.$F$4])" office:value-type="float" office:value="0" calcext:value-type="float">
            <text:p>0</text:p>
          </table:table-cell>
          <table:table-cell table:style-name="ce20" table:formula="of:=IF(AND([.$D$3]=1;[.C713]&lt;&gt;&quot;&quot;);[.D713]-[.E713])" office:value-type="float" office:value="0" calcext:value-type="float">
            <text:p>0</text:p>
          </table:table-cell>
          <table:table-cell table:style-name="ce20" table:formula="of:=IF([.$D$5]=1;[.$I$3]*([.C713]-[.$I$4])^2+[.$I$5];&quot;&quot;)">
            <text:p/>
          </table:table-cell>
          <table:table-cell table:style-name="ce20" table:formula="of:=IF(AND([.$D$5]=1;[.C713]&lt;&gt;&quot;&quot;);[.D713]-[.G713])" office:value-type="float" office:value="0" calcext:value-type="float">
            <text:p>0</text:p>
          </table:table-cell>
          <table:table-cell table:number-columns-repeated="1016"/>
        </table:table-row>
        <table:table-row table:style-name="ro2">
          <table:table-cell table:number-columns-repeated="4"/>
          <table:table-cell table:style-name="ce20" table:formula="of:=IF(AND([.$D$3]=1;[.C714]&lt;&gt;&quot;&quot;);[.$F$3]*[.C714]+[.$F$4])" office:value-type="float" office:value="0" calcext:value-type="float">
            <text:p>0</text:p>
          </table:table-cell>
          <table:table-cell table:style-name="ce20" table:formula="of:=IF(AND([.$D$3]=1;[.C714]&lt;&gt;&quot;&quot;);[.D714]-[.E714])" office:value-type="float" office:value="0" calcext:value-type="float">
            <text:p>0</text:p>
          </table:table-cell>
          <table:table-cell table:style-name="ce20" table:formula="of:=IF([.$D$5]=1;[.$I$3]*([.C714]-[.$I$4])^2+[.$I$5];&quot;&quot;)">
            <text:p/>
          </table:table-cell>
          <table:table-cell table:style-name="ce20" table:formula="of:=IF(AND([.$D$5]=1;[.C714]&lt;&gt;&quot;&quot;);[.D714]-[.G714])" office:value-type="float" office:value="0" calcext:value-type="float">
            <text:p>0</text:p>
          </table:table-cell>
          <table:table-cell table:number-columns-repeated="1016"/>
        </table:table-row>
        <table:table-row table:style-name="ro2">
          <table:table-cell table:number-columns-repeated="4"/>
          <table:table-cell table:style-name="ce20" table:formula="of:=IF(AND([.$D$3]=1;[.C715]&lt;&gt;&quot;&quot;);[.$F$3]*[.C715]+[.$F$4])" office:value-type="float" office:value="0" calcext:value-type="float">
            <text:p>0</text:p>
          </table:table-cell>
          <table:table-cell table:style-name="ce20" table:formula="of:=IF(AND([.$D$3]=1;[.C715]&lt;&gt;&quot;&quot;);[.D715]-[.E715])" office:value-type="float" office:value="0" calcext:value-type="float">
            <text:p>0</text:p>
          </table:table-cell>
          <table:table-cell table:style-name="ce20" table:formula="of:=IF([.$D$5]=1;[.$I$3]*([.C715]-[.$I$4])^2+[.$I$5];&quot;&quot;)">
            <text:p/>
          </table:table-cell>
          <table:table-cell table:style-name="ce20" table:formula="of:=IF(AND([.$D$5]=1;[.C715]&lt;&gt;&quot;&quot;);[.D715]-[.G715])" office:value-type="float" office:value="0" calcext:value-type="float">
            <text:p>0</text:p>
          </table:table-cell>
          <table:table-cell table:number-columns-repeated="1016"/>
        </table:table-row>
        <table:table-row table:style-name="ro2">
          <table:table-cell table:number-columns-repeated="4"/>
          <table:table-cell table:style-name="ce20" table:formula="of:=IF(AND([.$D$3]=1;[.C716]&lt;&gt;&quot;&quot;);[.$F$3]*[.C716]+[.$F$4])" office:value-type="float" office:value="0" calcext:value-type="float">
            <text:p>0</text:p>
          </table:table-cell>
          <table:table-cell table:style-name="ce20" table:formula="of:=IF(AND([.$D$3]=1;[.C716]&lt;&gt;&quot;&quot;);[.D716]-[.E716])" office:value-type="float" office:value="0" calcext:value-type="float">
            <text:p>0</text:p>
          </table:table-cell>
          <table:table-cell table:style-name="ce20" table:formula="of:=IF([.$D$5]=1;[.$I$3]*([.C716]-[.$I$4])^2+[.$I$5];&quot;&quot;)">
            <text:p/>
          </table:table-cell>
          <table:table-cell table:style-name="ce20" table:formula="of:=IF(AND([.$D$5]=1;[.C716]&lt;&gt;&quot;&quot;);[.D716]-[.G716])" office:value-type="float" office:value="0" calcext:value-type="float">
            <text:p>0</text:p>
          </table:table-cell>
          <table:table-cell table:number-columns-repeated="1016"/>
        </table:table-row>
        <table:table-row table:style-name="ro2">
          <table:table-cell table:number-columns-repeated="4"/>
          <table:table-cell table:style-name="ce20" table:formula="of:=IF(AND([.$D$3]=1;[.C717]&lt;&gt;&quot;&quot;);[.$F$3]*[.C717]+[.$F$4])" office:value-type="float" office:value="0" calcext:value-type="float">
            <text:p>0</text:p>
          </table:table-cell>
          <table:table-cell table:style-name="ce20" table:formula="of:=IF(AND([.$D$3]=1;[.C717]&lt;&gt;&quot;&quot;);[.D717]-[.E717])" office:value-type="float" office:value="0" calcext:value-type="float">
            <text:p>0</text:p>
          </table:table-cell>
          <table:table-cell table:style-name="ce20" table:formula="of:=IF([.$D$5]=1;[.$I$3]*([.C717]-[.$I$4])^2+[.$I$5];&quot;&quot;)">
            <text:p/>
          </table:table-cell>
          <table:table-cell table:style-name="ce20" table:formula="of:=IF(AND([.$D$5]=1;[.C717]&lt;&gt;&quot;&quot;);[.D717]-[.G717])" office:value-type="float" office:value="0" calcext:value-type="float">
            <text:p>0</text:p>
          </table:table-cell>
          <table:table-cell table:number-columns-repeated="1016"/>
        </table:table-row>
        <table:table-row table:style-name="ro2">
          <table:table-cell table:number-columns-repeated="4"/>
          <table:table-cell table:style-name="ce20" table:formula="of:=IF(AND([.$D$3]=1;[.C718]&lt;&gt;&quot;&quot;);[.$F$3]*[.C718]+[.$F$4])" office:value-type="float" office:value="0" calcext:value-type="float">
            <text:p>0</text:p>
          </table:table-cell>
          <table:table-cell table:style-name="ce20" table:formula="of:=IF(AND([.$D$3]=1;[.C718]&lt;&gt;&quot;&quot;);[.D718]-[.E718])" office:value-type="float" office:value="0" calcext:value-type="float">
            <text:p>0</text:p>
          </table:table-cell>
          <table:table-cell table:style-name="ce20" table:formula="of:=IF([.$D$5]=1;[.$I$3]*([.C718]-[.$I$4])^2+[.$I$5];&quot;&quot;)">
            <text:p/>
          </table:table-cell>
          <table:table-cell table:style-name="ce20" table:formula="of:=IF(AND([.$D$5]=1;[.C718]&lt;&gt;&quot;&quot;);[.D718]-[.G718])" office:value-type="float" office:value="0" calcext:value-type="float">
            <text:p>0</text:p>
          </table:table-cell>
          <table:table-cell table:number-columns-repeated="1016"/>
        </table:table-row>
        <table:table-row table:style-name="ro2">
          <table:table-cell table:number-columns-repeated="4"/>
          <table:table-cell table:style-name="ce20" table:formula="of:=IF(AND([.$D$3]=1;[.C719]&lt;&gt;&quot;&quot;);[.$F$3]*[.C719]+[.$F$4])" office:value-type="float" office:value="0" calcext:value-type="float">
            <text:p>0</text:p>
          </table:table-cell>
          <table:table-cell table:style-name="ce20" table:formula="of:=IF(AND([.$D$3]=1;[.C719]&lt;&gt;&quot;&quot;);[.D719]-[.E719])" office:value-type="float" office:value="0" calcext:value-type="float">
            <text:p>0</text:p>
          </table:table-cell>
          <table:table-cell table:style-name="ce20" table:formula="of:=IF([.$D$5]=1;[.$I$3]*([.C719]-[.$I$4])^2+[.$I$5];&quot;&quot;)">
            <text:p/>
          </table:table-cell>
          <table:table-cell table:style-name="ce20" table:formula="of:=IF(AND([.$D$5]=1;[.C719]&lt;&gt;&quot;&quot;);[.D719]-[.G719])" office:value-type="float" office:value="0" calcext:value-type="float">
            <text:p>0</text:p>
          </table:table-cell>
          <table:table-cell table:number-columns-repeated="1016"/>
        </table:table-row>
        <table:table-row table:style-name="ro2">
          <table:table-cell table:number-columns-repeated="4"/>
          <table:table-cell table:style-name="ce20" table:formula="of:=IF(AND([.$D$3]=1;[.C720]&lt;&gt;&quot;&quot;);[.$F$3]*[.C720]+[.$F$4])" office:value-type="float" office:value="0" calcext:value-type="float">
            <text:p>0</text:p>
          </table:table-cell>
          <table:table-cell table:style-name="ce20" table:formula="of:=IF(AND([.$D$3]=1;[.C720]&lt;&gt;&quot;&quot;);[.D720]-[.E720])" office:value-type="float" office:value="0" calcext:value-type="float">
            <text:p>0</text:p>
          </table:table-cell>
          <table:table-cell table:style-name="ce20" table:formula="of:=IF([.$D$5]=1;[.$I$3]*([.C720]-[.$I$4])^2+[.$I$5];&quot;&quot;)">
            <text:p/>
          </table:table-cell>
          <table:table-cell table:style-name="ce20" table:formula="of:=IF(AND([.$D$5]=1;[.C720]&lt;&gt;&quot;&quot;);[.D720]-[.G720])" office:value-type="float" office:value="0" calcext:value-type="float">
            <text:p>0</text:p>
          </table:table-cell>
          <table:table-cell table:number-columns-repeated="1016"/>
        </table:table-row>
        <table:table-row table:style-name="ro2">
          <table:table-cell table:number-columns-repeated="4"/>
          <table:table-cell table:style-name="ce20" table:formula="of:=IF(AND([.$D$3]=1;[.C721]&lt;&gt;&quot;&quot;);[.$F$3]*[.C721]+[.$F$4])" office:value-type="float" office:value="0" calcext:value-type="float">
            <text:p>0</text:p>
          </table:table-cell>
          <table:table-cell table:style-name="ce20" table:formula="of:=IF(AND([.$D$3]=1;[.C721]&lt;&gt;&quot;&quot;);[.D721]-[.E721])" office:value-type="float" office:value="0" calcext:value-type="float">
            <text:p>0</text:p>
          </table:table-cell>
          <table:table-cell table:style-name="ce20" table:formula="of:=IF([.$D$5]=1;[.$I$3]*([.C721]-[.$I$4])^2+[.$I$5];&quot;&quot;)">
            <text:p/>
          </table:table-cell>
          <table:table-cell table:style-name="ce20" table:formula="of:=IF(AND([.$D$5]=1;[.C721]&lt;&gt;&quot;&quot;);[.D721]-[.G721])" office:value-type="float" office:value="0" calcext:value-type="float">
            <text:p>0</text:p>
          </table:table-cell>
          <table:table-cell table:number-columns-repeated="1016"/>
        </table:table-row>
        <table:table-row table:style-name="ro2">
          <table:table-cell table:number-columns-repeated="4"/>
          <table:table-cell table:style-name="ce20" table:formula="of:=IF(AND([.$D$3]=1;[.C722]&lt;&gt;&quot;&quot;);[.$F$3]*[.C722]+[.$F$4])" office:value-type="float" office:value="0" calcext:value-type="float">
            <text:p>0</text:p>
          </table:table-cell>
          <table:table-cell table:style-name="ce20" table:formula="of:=IF(AND([.$D$3]=1;[.C722]&lt;&gt;&quot;&quot;);[.D722]-[.E722])" office:value-type="float" office:value="0" calcext:value-type="float">
            <text:p>0</text:p>
          </table:table-cell>
          <table:table-cell table:style-name="ce20" table:formula="of:=IF([.$D$5]=1;[.$I$3]*([.C722]-[.$I$4])^2+[.$I$5];&quot;&quot;)">
            <text:p/>
          </table:table-cell>
          <table:table-cell table:style-name="ce20" table:formula="of:=IF(AND([.$D$5]=1;[.C722]&lt;&gt;&quot;&quot;);[.D722]-[.G722])" office:value-type="float" office:value="0" calcext:value-type="float">
            <text:p>0</text:p>
          </table:table-cell>
          <table:table-cell table:number-columns-repeated="1016"/>
        </table:table-row>
        <table:table-row table:style-name="ro2">
          <table:table-cell table:number-columns-repeated="4"/>
          <table:table-cell table:style-name="ce20" table:formula="of:=IF(AND([.$D$3]=1;[.C723]&lt;&gt;&quot;&quot;);[.$F$3]*[.C723]+[.$F$4])" office:value-type="float" office:value="0" calcext:value-type="float">
            <text:p>0</text:p>
          </table:table-cell>
          <table:table-cell table:style-name="ce20" table:formula="of:=IF(AND([.$D$3]=1;[.C723]&lt;&gt;&quot;&quot;);[.D723]-[.E723])" office:value-type="float" office:value="0" calcext:value-type="float">
            <text:p>0</text:p>
          </table:table-cell>
          <table:table-cell table:style-name="ce20" table:formula="of:=IF([.$D$5]=1;[.$I$3]*([.C723]-[.$I$4])^2+[.$I$5];&quot;&quot;)">
            <text:p/>
          </table:table-cell>
          <table:table-cell table:style-name="ce20" table:formula="of:=IF(AND([.$D$5]=1;[.C723]&lt;&gt;&quot;&quot;);[.D723]-[.G723])" office:value-type="float" office:value="0" calcext:value-type="float">
            <text:p>0</text:p>
          </table:table-cell>
          <table:table-cell table:number-columns-repeated="1016"/>
        </table:table-row>
        <table:table-row table:style-name="ro2">
          <table:table-cell table:number-columns-repeated="4"/>
          <table:table-cell table:style-name="ce20" table:formula="of:=IF(AND([.$D$3]=1;[.C724]&lt;&gt;&quot;&quot;);[.$F$3]*[.C724]+[.$F$4])" office:value-type="float" office:value="0" calcext:value-type="float">
            <text:p>0</text:p>
          </table:table-cell>
          <table:table-cell table:style-name="ce20" table:formula="of:=IF(AND([.$D$3]=1;[.C724]&lt;&gt;&quot;&quot;);[.D724]-[.E724])" office:value-type="float" office:value="0" calcext:value-type="float">
            <text:p>0</text:p>
          </table:table-cell>
          <table:table-cell table:style-name="ce20" table:formula="of:=IF([.$D$5]=1;[.$I$3]*([.C724]-[.$I$4])^2+[.$I$5];&quot;&quot;)">
            <text:p/>
          </table:table-cell>
          <table:table-cell table:style-name="ce20" table:formula="of:=IF(AND([.$D$5]=1;[.C724]&lt;&gt;&quot;&quot;);[.D724]-[.G724])" office:value-type="float" office:value="0" calcext:value-type="float">
            <text:p>0</text:p>
          </table:table-cell>
          <table:table-cell table:number-columns-repeated="1016"/>
        </table:table-row>
        <table:table-row table:style-name="ro2">
          <table:table-cell table:number-columns-repeated="4"/>
          <table:table-cell table:style-name="ce20" table:formula="of:=IF(AND([.$D$3]=1;[.C725]&lt;&gt;&quot;&quot;);[.$F$3]*[.C725]+[.$F$4])" office:value-type="float" office:value="0" calcext:value-type="float">
            <text:p>0</text:p>
          </table:table-cell>
          <table:table-cell table:style-name="ce20" table:formula="of:=IF(AND([.$D$3]=1;[.C725]&lt;&gt;&quot;&quot;);[.D725]-[.E725])" office:value-type="float" office:value="0" calcext:value-type="float">
            <text:p>0</text:p>
          </table:table-cell>
          <table:table-cell table:style-name="ce20" table:formula="of:=IF([.$D$5]=1;[.$I$3]*([.C725]-[.$I$4])^2+[.$I$5];&quot;&quot;)">
            <text:p/>
          </table:table-cell>
          <table:table-cell table:style-name="ce20" table:formula="of:=IF(AND([.$D$5]=1;[.C725]&lt;&gt;&quot;&quot;);[.D725]-[.G725])" office:value-type="float" office:value="0" calcext:value-type="float">
            <text:p>0</text:p>
          </table:table-cell>
          <table:table-cell table:number-columns-repeated="1016"/>
        </table:table-row>
        <table:table-row table:style-name="ro2">
          <table:table-cell table:number-columns-repeated="4"/>
          <table:table-cell table:style-name="ce20" table:formula="of:=IF(AND([.$D$3]=1;[.C726]&lt;&gt;&quot;&quot;);[.$F$3]*[.C726]+[.$F$4])" office:value-type="float" office:value="0" calcext:value-type="float">
            <text:p>0</text:p>
          </table:table-cell>
          <table:table-cell table:style-name="ce20" table:formula="of:=IF(AND([.$D$3]=1;[.C726]&lt;&gt;&quot;&quot;);[.D726]-[.E726])" office:value-type="float" office:value="0" calcext:value-type="float">
            <text:p>0</text:p>
          </table:table-cell>
          <table:table-cell table:style-name="ce20" table:formula="of:=IF([.$D$5]=1;[.$I$3]*([.C726]-[.$I$4])^2+[.$I$5];&quot;&quot;)">
            <text:p/>
          </table:table-cell>
          <table:table-cell table:style-name="ce20" table:formula="of:=IF(AND([.$D$5]=1;[.C726]&lt;&gt;&quot;&quot;);[.D726]-[.G726])" office:value-type="float" office:value="0" calcext:value-type="float">
            <text:p>0</text:p>
          </table:table-cell>
          <table:table-cell table:number-columns-repeated="1016"/>
        </table:table-row>
        <table:table-row table:style-name="ro2">
          <table:table-cell table:number-columns-repeated="4"/>
          <table:table-cell table:style-name="ce20" table:formula="of:=IF(AND([.$D$3]=1;[.C727]&lt;&gt;&quot;&quot;);[.$F$3]*[.C727]+[.$F$4])" office:value-type="float" office:value="0" calcext:value-type="float">
            <text:p>0</text:p>
          </table:table-cell>
          <table:table-cell table:style-name="ce20" table:formula="of:=IF(AND([.$D$3]=1;[.C727]&lt;&gt;&quot;&quot;);[.D727]-[.E727])" office:value-type="float" office:value="0" calcext:value-type="float">
            <text:p>0</text:p>
          </table:table-cell>
          <table:table-cell table:style-name="ce20" table:formula="of:=IF([.$D$5]=1;[.$I$3]*([.C727]-[.$I$4])^2+[.$I$5];&quot;&quot;)">
            <text:p/>
          </table:table-cell>
          <table:table-cell table:style-name="ce20" table:formula="of:=IF(AND([.$D$5]=1;[.C727]&lt;&gt;&quot;&quot;);[.D727]-[.G727])" office:value-type="float" office:value="0" calcext:value-type="float">
            <text:p>0</text:p>
          </table:table-cell>
          <table:table-cell table:number-columns-repeated="1016"/>
        </table:table-row>
        <table:table-row table:style-name="ro2">
          <table:table-cell table:number-columns-repeated="4"/>
          <table:table-cell table:style-name="ce20" table:formula="of:=IF(AND([.$D$3]=1;[.C728]&lt;&gt;&quot;&quot;);[.$F$3]*[.C728]+[.$F$4])" office:value-type="float" office:value="0" calcext:value-type="float">
            <text:p>0</text:p>
          </table:table-cell>
          <table:table-cell table:style-name="ce20" table:formula="of:=IF(AND([.$D$3]=1;[.C728]&lt;&gt;&quot;&quot;);[.D728]-[.E728])" office:value-type="float" office:value="0" calcext:value-type="float">
            <text:p>0</text:p>
          </table:table-cell>
          <table:table-cell table:style-name="ce20" table:formula="of:=IF([.$D$5]=1;[.$I$3]*([.C728]-[.$I$4])^2+[.$I$5];&quot;&quot;)">
            <text:p/>
          </table:table-cell>
          <table:table-cell table:style-name="ce20" table:formula="of:=IF(AND([.$D$5]=1;[.C728]&lt;&gt;&quot;&quot;);[.D728]-[.G728])" office:value-type="float" office:value="0" calcext:value-type="float">
            <text:p>0</text:p>
          </table:table-cell>
          <table:table-cell table:number-columns-repeated="1016"/>
        </table:table-row>
        <table:table-row table:style-name="ro2">
          <table:table-cell table:number-columns-repeated="4"/>
          <table:table-cell table:style-name="ce20" table:formula="of:=IF(AND([.$D$3]=1;[.C729]&lt;&gt;&quot;&quot;);[.$F$3]*[.C729]+[.$F$4])" office:value-type="float" office:value="0" calcext:value-type="float">
            <text:p>0</text:p>
          </table:table-cell>
          <table:table-cell table:style-name="ce20" table:formula="of:=IF(AND([.$D$3]=1;[.C729]&lt;&gt;&quot;&quot;);[.D729]-[.E729])" office:value-type="float" office:value="0" calcext:value-type="float">
            <text:p>0</text:p>
          </table:table-cell>
          <table:table-cell table:style-name="ce20" table:formula="of:=IF([.$D$5]=1;[.$I$3]*([.C729]-[.$I$4])^2+[.$I$5];&quot;&quot;)">
            <text:p/>
          </table:table-cell>
          <table:table-cell table:style-name="ce20" table:formula="of:=IF(AND([.$D$5]=1;[.C729]&lt;&gt;&quot;&quot;);[.D729]-[.G729])" office:value-type="float" office:value="0" calcext:value-type="float">
            <text:p>0</text:p>
          </table:table-cell>
          <table:table-cell table:number-columns-repeated="1016"/>
        </table:table-row>
        <table:table-row table:style-name="ro2">
          <table:table-cell table:number-columns-repeated="4"/>
          <table:table-cell table:style-name="ce20" table:formula="of:=IF(AND([.$D$3]=1;[.C730]&lt;&gt;&quot;&quot;);[.$F$3]*[.C730]+[.$F$4])" office:value-type="float" office:value="0" calcext:value-type="float">
            <text:p>0</text:p>
          </table:table-cell>
          <table:table-cell table:style-name="ce20" table:formula="of:=IF(AND([.$D$3]=1;[.C730]&lt;&gt;&quot;&quot;);[.D730]-[.E730])" office:value-type="float" office:value="0" calcext:value-type="float">
            <text:p>0</text:p>
          </table:table-cell>
          <table:table-cell table:style-name="ce20" table:formula="of:=IF([.$D$5]=1;[.$I$3]*([.C730]-[.$I$4])^2+[.$I$5];&quot;&quot;)">
            <text:p/>
          </table:table-cell>
          <table:table-cell table:style-name="ce20" table:formula="of:=IF(AND([.$D$5]=1;[.C730]&lt;&gt;&quot;&quot;);[.D730]-[.G730])" office:value-type="float" office:value="0" calcext:value-type="float">
            <text:p>0</text:p>
          </table:table-cell>
          <table:table-cell table:number-columns-repeated="1016"/>
        </table:table-row>
        <table:table-row table:style-name="ro2">
          <table:table-cell table:number-columns-repeated="4"/>
          <table:table-cell table:style-name="ce20" table:formula="of:=IF(AND([.$D$3]=1;[.C731]&lt;&gt;&quot;&quot;);[.$F$3]*[.C731]+[.$F$4])" office:value-type="float" office:value="0" calcext:value-type="float">
            <text:p>0</text:p>
          </table:table-cell>
          <table:table-cell table:style-name="ce20" table:formula="of:=IF(AND([.$D$3]=1;[.C731]&lt;&gt;&quot;&quot;);[.D731]-[.E731])" office:value-type="float" office:value="0" calcext:value-type="float">
            <text:p>0</text:p>
          </table:table-cell>
          <table:table-cell table:style-name="ce20" table:formula="of:=IF([.$D$5]=1;[.$I$3]*([.C731]-[.$I$4])^2+[.$I$5];&quot;&quot;)">
            <text:p/>
          </table:table-cell>
          <table:table-cell table:style-name="ce20" table:formula="of:=IF(AND([.$D$5]=1;[.C731]&lt;&gt;&quot;&quot;);[.D731]-[.G731])" office:value-type="float" office:value="0" calcext:value-type="float">
            <text:p>0</text:p>
          </table:table-cell>
          <table:table-cell table:number-columns-repeated="1016"/>
        </table:table-row>
        <table:table-row table:style-name="ro2">
          <table:table-cell table:number-columns-repeated="4"/>
          <table:table-cell table:style-name="ce20" table:formula="of:=IF(AND([.$D$3]=1;[.C732]&lt;&gt;&quot;&quot;);[.$F$3]*[.C732]+[.$F$4])" office:value-type="float" office:value="0" calcext:value-type="float">
            <text:p>0</text:p>
          </table:table-cell>
          <table:table-cell table:style-name="ce20" table:formula="of:=IF(AND([.$D$3]=1;[.C732]&lt;&gt;&quot;&quot;);[.D732]-[.E732])" office:value-type="float" office:value="0" calcext:value-type="float">
            <text:p>0</text:p>
          </table:table-cell>
          <table:table-cell table:style-name="ce20" table:formula="of:=IF([.$D$5]=1;[.$I$3]*([.C732]-[.$I$4])^2+[.$I$5];&quot;&quot;)">
            <text:p/>
          </table:table-cell>
          <table:table-cell table:style-name="ce20" table:formula="of:=IF(AND([.$D$5]=1;[.C732]&lt;&gt;&quot;&quot;);[.D732]-[.G732])" office:value-type="float" office:value="0" calcext:value-type="float">
            <text:p>0</text:p>
          </table:table-cell>
          <table:table-cell table:number-columns-repeated="1016"/>
        </table:table-row>
        <table:table-row table:style-name="ro2">
          <table:table-cell table:number-columns-repeated="4"/>
          <table:table-cell table:style-name="ce20" table:formula="of:=IF(AND([.$D$3]=1;[.C733]&lt;&gt;&quot;&quot;);[.$F$3]*[.C733]+[.$F$4])" office:value-type="float" office:value="0" calcext:value-type="float">
            <text:p>0</text:p>
          </table:table-cell>
          <table:table-cell table:style-name="ce20" table:formula="of:=IF(AND([.$D$3]=1;[.C733]&lt;&gt;&quot;&quot;);[.D733]-[.E733])" office:value-type="float" office:value="0" calcext:value-type="float">
            <text:p>0</text:p>
          </table:table-cell>
          <table:table-cell table:style-name="ce20" table:formula="of:=IF([.$D$5]=1;[.$I$3]*([.C733]-[.$I$4])^2+[.$I$5];&quot;&quot;)">
            <text:p/>
          </table:table-cell>
          <table:table-cell table:style-name="ce20" table:formula="of:=IF(AND([.$D$5]=1;[.C733]&lt;&gt;&quot;&quot;);[.D733]-[.G733])" office:value-type="float" office:value="0" calcext:value-type="float">
            <text:p>0</text:p>
          </table:table-cell>
          <table:table-cell table:number-columns-repeated="1016"/>
        </table:table-row>
        <table:table-row table:style-name="ro2">
          <table:table-cell table:number-columns-repeated="4"/>
          <table:table-cell table:style-name="ce20" table:formula="of:=IF(AND([.$D$3]=1;[.C734]&lt;&gt;&quot;&quot;);[.$F$3]*[.C734]+[.$F$4])" office:value-type="float" office:value="0" calcext:value-type="float">
            <text:p>0</text:p>
          </table:table-cell>
          <table:table-cell table:style-name="ce20" table:formula="of:=IF(AND([.$D$3]=1;[.C734]&lt;&gt;&quot;&quot;);[.D734]-[.E734])" office:value-type="float" office:value="0" calcext:value-type="float">
            <text:p>0</text:p>
          </table:table-cell>
          <table:table-cell table:style-name="ce20" table:formula="of:=IF([.$D$5]=1;[.$I$3]*([.C734]-[.$I$4])^2+[.$I$5];&quot;&quot;)">
            <text:p/>
          </table:table-cell>
          <table:table-cell table:style-name="ce20" table:formula="of:=IF(AND([.$D$5]=1;[.C734]&lt;&gt;&quot;&quot;);[.D734]-[.G734])" office:value-type="float" office:value="0" calcext:value-type="float">
            <text:p>0</text:p>
          </table:table-cell>
          <table:table-cell table:number-columns-repeated="1016"/>
        </table:table-row>
        <table:table-row table:style-name="ro2">
          <table:table-cell table:number-columns-repeated="4"/>
          <table:table-cell table:style-name="ce20" table:formula="of:=IF(AND([.$D$3]=1;[.C735]&lt;&gt;&quot;&quot;);[.$F$3]*[.C735]+[.$F$4])" office:value-type="float" office:value="0" calcext:value-type="float">
            <text:p>0</text:p>
          </table:table-cell>
          <table:table-cell table:style-name="ce20" table:formula="of:=IF(AND([.$D$3]=1;[.C735]&lt;&gt;&quot;&quot;);[.D735]-[.E735])" office:value-type="float" office:value="0" calcext:value-type="float">
            <text:p>0</text:p>
          </table:table-cell>
          <table:table-cell table:style-name="ce20" table:formula="of:=IF([.$D$5]=1;[.$I$3]*([.C735]-[.$I$4])^2+[.$I$5];&quot;&quot;)">
            <text:p/>
          </table:table-cell>
          <table:table-cell table:style-name="ce20" table:formula="of:=IF(AND([.$D$5]=1;[.C735]&lt;&gt;&quot;&quot;);[.D735]-[.G735])" office:value-type="float" office:value="0" calcext:value-type="float">
            <text:p>0</text:p>
          </table:table-cell>
          <table:table-cell table:number-columns-repeated="1016"/>
        </table:table-row>
        <table:table-row table:style-name="ro2">
          <table:table-cell table:number-columns-repeated="4"/>
          <table:table-cell table:style-name="ce20" table:formula="of:=IF(AND([.$D$3]=1;[.C736]&lt;&gt;&quot;&quot;);[.$F$3]*[.C736]+[.$F$4])" office:value-type="float" office:value="0" calcext:value-type="float">
            <text:p>0</text:p>
          </table:table-cell>
          <table:table-cell table:style-name="ce20" table:formula="of:=IF(AND([.$D$3]=1;[.C736]&lt;&gt;&quot;&quot;);[.D736]-[.E736])" office:value-type="float" office:value="0" calcext:value-type="float">
            <text:p>0</text:p>
          </table:table-cell>
          <table:table-cell table:style-name="ce20" table:formula="of:=IF([.$D$5]=1;[.$I$3]*([.C736]-[.$I$4])^2+[.$I$5];&quot;&quot;)">
            <text:p/>
          </table:table-cell>
          <table:table-cell table:style-name="ce20" table:formula="of:=IF(AND([.$D$5]=1;[.C736]&lt;&gt;&quot;&quot;);[.D736]-[.G736])" office:value-type="float" office:value="0" calcext:value-type="float">
            <text:p>0</text:p>
          </table:table-cell>
          <table:table-cell table:number-columns-repeated="1016"/>
        </table:table-row>
        <table:table-row table:style-name="ro2">
          <table:table-cell table:number-columns-repeated="4"/>
          <table:table-cell table:style-name="ce20" table:formula="of:=IF(AND([.$D$3]=1;[.C737]&lt;&gt;&quot;&quot;);[.$F$3]*[.C737]+[.$F$4])" office:value-type="float" office:value="0" calcext:value-type="float">
            <text:p>0</text:p>
          </table:table-cell>
          <table:table-cell table:style-name="ce20" table:formula="of:=IF(AND([.$D$3]=1;[.C737]&lt;&gt;&quot;&quot;);[.D737]-[.E737])" office:value-type="float" office:value="0" calcext:value-type="float">
            <text:p>0</text:p>
          </table:table-cell>
          <table:table-cell table:style-name="ce20" table:formula="of:=IF([.$D$5]=1;[.$I$3]*([.C737]-[.$I$4])^2+[.$I$5];&quot;&quot;)">
            <text:p/>
          </table:table-cell>
          <table:table-cell table:style-name="ce20" table:formula="of:=IF(AND([.$D$5]=1;[.C737]&lt;&gt;&quot;&quot;);[.D737]-[.G737])" office:value-type="float" office:value="0" calcext:value-type="float">
            <text:p>0</text:p>
          </table:table-cell>
          <table:table-cell table:number-columns-repeated="1016"/>
        </table:table-row>
        <table:table-row table:style-name="ro2">
          <table:table-cell table:number-columns-repeated="4"/>
          <table:table-cell table:style-name="ce20" table:formula="of:=IF(AND([.$D$3]=1;[.C738]&lt;&gt;&quot;&quot;);[.$F$3]*[.C738]+[.$F$4])" office:value-type="float" office:value="0" calcext:value-type="float">
            <text:p>0</text:p>
          </table:table-cell>
          <table:table-cell table:style-name="ce20" table:formula="of:=IF(AND([.$D$3]=1;[.C738]&lt;&gt;&quot;&quot;);[.D738]-[.E738])" office:value-type="float" office:value="0" calcext:value-type="float">
            <text:p>0</text:p>
          </table:table-cell>
          <table:table-cell table:style-name="ce20" table:formula="of:=IF([.$D$5]=1;[.$I$3]*([.C738]-[.$I$4])^2+[.$I$5];&quot;&quot;)">
            <text:p/>
          </table:table-cell>
          <table:table-cell table:style-name="ce20" table:formula="of:=IF(AND([.$D$5]=1;[.C738]&lt;&gt;&quot;&quot;);[.D738]-[.G738])" office:value-type="float" office:value="0" calcext:value-type="float">
            <text:p>0</text:p>
          </table:table-cell>
          <table:table-cell table:number-columns-repeated="1016"/>
        </table:table-row>
        <table:table-row table:style-name="ro2">
          <table:table-cell table:number-columns-repeated="4"/>
          <table:table-cell table:style-name="ce20" table:formula="of:=IF(AND([.$D$3]=1;[.C739]&lt;&gt;&quot;&quot;);[.$F$3]*[.C739]+[.$F$4])" office:value-type="float" office:value="0" calcext:value-type="float">
            <text:p>0</text:p>
          </table:table-cell>
          <table:table-cell table:style-name="ce20" table:formula="of:=IF(AND([.$D$3]=1;[.C739]&lt;&gt;&quot;&quot;);[.D739]-[.E739])" office:value-type="float" office:value="0" calcext:value-type="float">
            <text:p>0</text:p>
          </table:table-cell>
          <table:table-cell table:style-name="ce20" table:formula="of:=IF([.$D$5]=1;[.$I$3]*([.C739]-[.$I$4])^2+[.$I$5];&quot;&quot;)">
            <text:p/>
          </table:table-cell>
          <table:table-cell table:style-name="ce20" table:formula="of:=IF(AND([.$D$5]=1;[.C739]&lt;&gt;&quot;&quot;);[.D739]-[.G739])" office:value-type="float" office:value="0" calcext:value-type="float">
            <text:p>0</text:p>
          </table:table-cell>
          <table:table-cell table:number-columns-repeated="1016"/>
        </table:table-row>
        <table:table-row table:style-name="ro2">
          <table:table-cell table:number-columns-repeated="4"/>
          <table:table-cell table:style-name="ce20" table:formula="of:=IF(AND([.$D$3]=1;[.C740]&lt;&gt;&quot;&quot;);[.$F$3]*[.C740]+[.$F$4])" office:value-type="float" office:value="0" calcext:value-type="float">
            <text:p>0</text:p>
          </table:table-cell>
          <table:table-cell table:style-name="ce20" table:formula="of:=IF(AND([.$D$3]=1;[.C740]&lt;&gt;&quot;&quot;);[.D740]-[.E740])" office:value-type="float" office:value="0" calcext:value-type="float">
            <text:p>0</text:p>
          </table:table-cell>
          <table:table-cell table:style-name="ce20" table:formula="of:=IF([.$D$5]=1;[.$I$3]*([.C740]-[.$I$4])^2+[.$I$5];&quot;&quot;)">
            <text:p/>
          </table:table-cell>
          <table:table-cell table:style-name="ce20" table:formula="of:=IF(AND([.$D$5]=1;[.C740]&lt;&gt;&quot;&quot;);[.D740]-[.G740])" office:value-type="float" office:value="0" calcext:value-type="float">
            <text:p>0</text:p>
          </table:table-cell>
          <table:table-cell table:number-columns-repeated="1016"/>
        </table:table-row>
        <table:table-row table:style-name="ro2">
          <table:table-cell table:number-columns-repeated="4"/>
          <table:table-cell table:style-name="ce20" table:formula="of:=IF(AND([.$D$3]=1;[.C741]&lt;&gt;&quot;&quot;);[.$F$3]*[.C741]+[.$F$4])" office:value-type="float" office:value="0" calcext:value-type="float">
            <text:p>0</text:p>
          </table:table-cell>
          <table:table-cell table:style-name="ce20" table:formula="of:=IF(AND([.$D$3]=1;[.C741]&lt;&gt;&quot;&quot;);[.D741]-[.E741])" office:value-type="float" office:value="0" calcext:value-type="float">
            <text:p>0</text:p>
          </table:table-cell>
          <table:table-cell table:style-name="ce20" table:formula="of:=IF([.$D$5]=1;[.$I$3]*([.C741]-[.$I$4])^2+[.$I$5];&quot;&quot;)">
            <text:p/>
          </table:table-cell>
          <table:table-cell table:style-name="ce20" table:formula="of:=IF(AND([.$D$5]=1;[.C741]&lt;&gt;&quot;&quot;);[.D741]-[.G741])" office:value-type="float" office:value="0" calcext:value-type="float">
            <text:p>0</text:p>
          </table:table-cell>
          <table:table-cell table:number-columns-repeated="1016"/>
        </table:table-row>
        <table:table-row table:style-name="ro2">
          <table:table-cell table:number-columns-repeated="4"/>
          <table:table-cell table:style-name="ce20" table:formula="of:=IF(AND([.$D$3]=1;[.C742]&lt;&gt;&quot;&quot;);[.$F$3]*[.C742]+[.$F$4])" office:value-type="float" office:value="0" calcext:value-type="float">
            <text:p>0</text:p>
          </table:table-cell>
          <table:table-cell table:style-name="ce20" table:formula="of:=IF(AND([.$D$3]=1;[.C742]&lt;&gt;&quot;&quot;);[.D742]-[.E742])" office:value-type="float" office:value="0" calcext:value-type="float">
            <text:p>0</text:p>
          </table:table-cell>
          <table:table-cell table:style-name="ce20" table:formula="of:=IF([.$D$5]=1;[.$I$3]*([.C742]-[.$I$4])^2+[.$I$5];&quot;&quot;)">
            <text:p/>
          </table:table-cell>
          <table:table-cell table:style-name="ce20" table:formula="of:=IF(AND([.$D$5]=1;[.C742]&lt;&gt;&quot;&quot;);[.D742]-[.G742])" office:value-type="float" office:value="0" calcext:value-type="float">
            <text:p>0</text:p>
          </table:table-cell>
          <table:table-cell table:number-columns-repeated="1016"/>
        </table:table-row>
        <table:table-row table:style-name="ro2">
          <table:table-cell table:number-columns-repeated="4"/>
          <table:table-cell table:style-name="ce20" table:formula="of:=IF(AND([.$D$3]=1;[.C743]&lt;&gt;&quot;&quot;);[.$F$3]*[.C743]+[.$F$4])" office:value-type="float" office:value="0" calcext:value-type="float">
            <text:p>0</text:p>
          </table:table-cell>
          <table:table-cell table:style-name="ce20" table:formula="of:=IF(AND([.$D$3]=1;[.C743]&lt;&gt;&quot;&quot;);[.D743]-[.E743])" office:value-type="float" office:value="0" calcext:value-type="float">
            <text:p>0</text:p>
          </table:table-cell>
          <table:table-cell table:style-name="ce20" table:formula="of:=IF([.$D$5]=1;[.$I$3]*([.C743]-[.$I$4])^2+[.$I$5];&quot;&quot;)">
            <text:p/>
          </table:table-cell>
          <table:table-cell table:style-name="ce20" table:formula="of:=IF(AND([.$D$5]=1;[.C743]&lt;&gt;&quot;&quot;);[.D743]-[.G743])" office:value-type="float" office:value="0" calcext:value-type="float">
            <text:p>0</text:p>
          </table:table-cell>
          <table:table-cell table:number-columns-repeated="1016"/>
        </table:table-row>
        <table:table-row table:style-name="ro2">
          <table:table-cell table:number-columns-repeated="4"/>
          <table:table-cell table:style-name="ce20" table:formula="of:=IF(AND([.$D$3]=1;[.C744]&lt;&gt;&quot;&quot;);[.$F$3]*[.C744]+[.$F$4])" office:value-type="float" office:value="0" calcext:value-type="float">
            <text:p>0</text:p>
          </table:table-cell>
          <table:table-cell table:style-name="ce20" table:formula="of:=IF(AND([.$D$3]=1;[.C744]&lt;&gt;&quot;&quot;);[.D744]-[.E744])" office:value-type="float" office:value="0" calcext:value-type="float">
            <text:p>0</text:p>
          </table:table-cell>
          <table:table-cell table:style-name="ce20" table:formula="of:=IF([.$D$5]=1;[.$I$3]*([.C744]-[.$I$4])^2+[.$I$5];&quot;&quot;)">
            <text:p/>
          </table:table-cell>
          <table:table-cell table:style-name="ce20" table:formula="of:=IF(AND([.$D$5]=1;[.C744]&lt;&gt;&quot;&quot;);[.D744]-[.G744])" office:value-type="float" office:value="0" calcext:value-type="float">
            <text:p>0</text:p>
          </table:table-cell>
          <table:table-cell table:number-columns-repeated="1016"/>
        </table:table-row>
        <table:table-row table:style-name="ro2">
          <table:table-cell table:number-columns-repeated="4"/>
          <table:table-cell table:style-name="ce20" table:formula="of:=IF(AND([.$D$3]=1;[.C745]&lt;&gt;&quot;&quot;);[.$F$3]*[.C745]+[.$F$4])" office:value-type="float" office:value="0" calcext:value-type="float">
            <text:p>0</text:p>
          </table:table-cell>
          <table:table-cell table:style-name="ce20" table:formula="of:=IF(AND([.$D$3]=1;[.C745]&lt;&gt;&quot;&quot;);[.D745]-[.E745])" office:value-type="float" office:value="0" calcext:value-type="float">
            <text:p>0</text:p>
          </table:table-cell>
          <table:table-cell table:style-name="ce20" table:formula="of:=IF([.$D$5]=1;[.$I$3]*([.C745]-[.$I$4])^2+[.$I$5];&quot;&quot;)">
            <text:p/>
          </table:table-cell>
          <table:table-cell table:style-name="ce20" table:formula="of:=IF(AND([.$D$5]=1;[.C745]&lt;&gt;&quot;&quot;);[.D745]-[.G745])" office:value-type="float" office:value="0" calcext:value-type="float">
            <text:p>0</text:p>
          </table:table-cell>
          <table:table-cell table:number-columns-repeated="1016"/>
        </table:table-row>
        <table:table-row table:style-name="ro2">
          <table:table-cell table:number-columns-repeated="4"/>
          <table:table-cell table:style-name="ce20" table:formula="of:=IF(AND([.$D$3]=1;[.C746]&lt;&gt;&quot;&quot;);[.$F$3]*[.C746]+[.$F$4])" office:value-type="float" office:value="0" calcext:value-type="float">
            <text:p>0</text:p>
          </table:table-cell>
          <table:table-cell table:style-name="ce20" table:formula="of:=IF(AND([.$D$3]=1;[.C746]&lt;&gt;&quot;&quot;);[.D746]-[.E746])" office:value-type="float" office:value="0" calcext:value-type="float">
            <text:p>0</text:p>
          </table:table-cell>
          <table:table-cell table:style-name="ce20" table:formula="of:=IF([.$D$5]=1;[.$I$3]*([.C746]-[.$I$4])^2+[.$I$5];&quot;&quot;)">
            <text:p/>
          </table:table-cell>
          <table:table-cell table:style-name="ce20" table:formula="of:=IF(AND([.$D$5]=1;[.C746]&lt;&gt;&quot;&quot;);[.D746]-[.G746])" office:value-type="float" office:value="0" calcext:value-type="float">
            <text:p>0</text:p>
          </table:table-cell>
          <table:table-cell table:number-columns-repeated="1016"/>
        </table:table-row>
        <table:table-row table:style-name="ro2">
          <table:table-cell table:number-columns-repeated="4"/>
          <table:table-cell table:style-name="ce20" table:formula="of:=IF(AND([.$D$3]=1;[.C747]&lt;&gt;&quot;&quot;);[.$F$3]*[.C747]+[.$F$4])" office:value-type="float" office:value="0" calcext:value-type="float">
            <text:p>0</text:p>
          </table:table-cell>
          <table:table-cell table:style-name="ce20" table:formula="of:=IF(AND([.$D$3]=1;[.C747]&lt;&gt;&quot;&quot;);[.D747]-[.E747])" office:value-type="float" office:value="0" calcext:value-type="float">
            <text:p>0</text:p>
          </table:table-cell>
          <table:table-cell table:style-name="ce20" table:formula="of:=IF([.$D$5]=1;[.$I$3]*([.C747]-[.$I$4])^2+[.$I$5];&quot;&quot;)">
            <text:p/>
          </table:table-cell>
          <table:table-cell table:style-name="ce20" table:formula="of:=IF(AND([.$D$5]=1;[.C747]&lt;&gt;&quot;&quot;);[.D747]-[.G747])" office:value-type="float" office:value="0" calcext:value-type="float">
            <text:p>0</text:p>
          </table:table-cell>
          <table:table-cell table:number-columns-repeated="1016"/>
        </table:table-row>
        <table:table-row table:style-name="ro2">
          <table:table-cell table:number-columns-repeated="4"/>
          <table:table-cell table:style-name="ce20" table:formula="of:=IF(AND([.$D$3]=1;[.C748]&lt;&gt;&quot;&quot;);[.$F$3]*[.C748]+[.$F$4])" office:value-type="float" office:value="0" calcext:value-type="float">
            <text:p>0</text:p>
          </table:table-cell>
          <table:table-cell table:style-name="ce20" table:formula="of:=IF(AND([.$D$3]=1;[.C748]&lt;&gt;&quot;&quot;);[.D748]-[.E748])" office:value-type="float" office:value="0" calcext:value-type="float">
            <text:p>0</text:p>
          </table:table-cell>
          <table:table-cell table:style-name="ce20" table:formula="of:=IF([.$D$5]=1;[.$I$3]*([.C748]-[.$I$4])^2+[.$I$5];&quot;&quot;)">
            <text:p/>
          </table:table-cell>
          <table:table-cell table:style-name="ce20" table:formula="of:=IF(AND([.$D$5]=1;[.C748]&lt;&gt;&quot;&quot;);[.D748]-[.G748])" office:value-type="float" office:value="0" calcext:value-type="float">
            <text:p>0</text:p>
          </table:table-cell>
          <table:table-cell table:number-columns-repeated="1016"/>
        </table:table-row>
        <table:table-row table:style-name="ro2">
          <table:table-cell table:number-columns-repeated="4"/>
          <table:table-cell table:style-name="ce20" table:formula="of:=IF(AND([.$D$3]=1;[.C749]&lt;&gt;&quot;&quot;);[.$F$3]*[.C749]+[.$F$4])" office:value-type="float" office:value="0" calcext:value-type="float">
            <text:p>0</text:p>
          </table:table-cell>
          <table:table-cell table:style-name="ce20" table:formula="of:=IF(AND([.$D$3]=1;[.C749]&lt;&gt;&quot;&quot;);[.D749]-[.E749])" office:value-type="float" office:value="0" calcext:value-type="float">
            <text:p>0</text:p>
          </table:table-cell>
          <table:table-cell table:style-name="ce20" table:formula="of:=IF([.$D$5]=1;[.$I$3]*([.C749]-[.$I$4])^2+[.$I$5];&quot;&quot;)">
            <text:p/>
          </table:table-cell>
          <table:table-cell table:style-name="ce20" table:formula="of:=IF(AND([.$D$5]=1;[.C749]&lt;&gt;&quot;&quot;);[.D749]-[.G749])" office:value-type="float" office:value="0" calcext:value-type="float">
            <text:p>0</text:p>
          </table:table-cell>
          <table:table-cell table:number-columns-repeated="1016"/>
        </table:table-row>
        <table:table-row table:style-name="ro2">
          <table:table-cell table:number-columns-repeated="4"/>
          <table:table-cell table:style-name="ce20" table:formula="of:=IF(AND([.$D$3]=1;[.C750]&lt;&gt;&quot;&quot;);[.$F$3]*[.C750]+[.$F$4])" office:value-type="float" office:value="0" calcext:value-type="float">
            <text:p>0</text:p>
          </table:table-cell>
          <table:table-cell table:style-name="ce20" table:formula="of:=IF(AND([.$D$3]=1;[.C750]&lt;&gt;&quot;&quot;);[.D750]-[.E750])" office:value-type="float" office:value="0" calcext:value-type="float">
            <text:p>0</text:p>
          </table:table-cell>
          <table:table-cell table:style-name="ce20" table:formula="of:=IF([.$D$5]=1;[.$I$3]*([.C750]-[.$I$4])^2+[.$I$5];&quot;&quot;)">
            <text:p/>
          </table:table-cell>
          <table:table-cell table:style-name="ce20" table:formula="of:=IF(AND([.$D$5]=1;[.C750]&lt;&gt;&quot;&quot;);[.D750]-[.G750])" office:value-type="float" office:value="0" calcext:value-type="float">
            <text:p>0</text:p>
          </table:table-cell>
          <table:table-cell table:number-columns-repeated="1016"/>
        </table:table-row>
        <table:table-row table:style-name="ro2">
          <table:table-cell table:number-columns-repeated="4"/>
          <table:table-cell table:style-name="ce20" table:formula="of:=IF(AND([.$D$3]=1;[.C751]&lt;&gt;&quot;&quot;);[.$F$3]*[.C751]+[.$F$4])" office:value-type="float" office:value="0" calcext:value-type="float">
            <text:p>0</text:p>
          </table:table-cell>
          <table:table-cell table:style-name="ce20" table:formula="of:=IF(AND([.$D$3]=1;[.C751]&lt;&gt;&quot;&quot;);[.D751]-[.E751])" office:value-type="float" office:value="0" calcext:value-type="float">
            <text:p>0</text:p>
          </table:table-cell>
          <table:table-cell table:style-name="ce20" table:formula="of:=IF([.$D$5]=1;[.$I$3]*([.C751]-[.$I$4])^2+[.$I$5];&quot;&quot;)">
            <text:p/>
          </table:table-cell>
          <table:table-cell table:style-name="ce20" table:formula="of:=IF(AND([.$D$5]=1;[.C751]&lt;&gt;&quot;&quot;);[.D751]-[.G751])" office:value-type="float" office:value="0" calcext:value-type="float">
            <text:p>0</text:p>
          </table:table-cell>
          <table:table-cell table:number-columns-repeated="1016"/>
        </table:table-row>
        <table:table-row table:style-name="ro2">
          <table:table-cell table:number-columns-repeated="4"/>
          <table:table-cell table:style-name="ce20" table:formula="of:=IF(AND([.$D$3]=1;[.C752]&lt;&gt;&quot;&quot;);[.$F$3]*[.C752]+[.$F$4])" office:value-type="float" office:value="0" calcext:value-type="float">
            <text:p>0</text:p>
          </table:table-cell>
          <table:table-cell table:style-name="ce20" table:formula="of:=IF(AND([.$D$3]=1;[.C752]&lt;&gt;&quot;&quot;);[.D752]-[.E752])" office:value-type="float" office:value="0" calcext:value-type="float">
            <text:p>0</text:p>
          </table:table-cell>
          <table:table-cell table:style-name="ce20" table:formula="of:=IF([.$D$5]=1;[.$I$3]*([.C752]-[.$I$4])^2+[.$I$5];&quot;&quot;)">
            <text:p/>
          </table:table-cell>
          <table:table-cell table:style-name="ce20" table:formula="of:=IF(AND([.$D$5]=1;[.C752]&lt;&gt;&quot;&quot;);[.D752]-[.G752])" office:value-type="float" office:value="0" calcext:value-type="float">
            <text:p>0</text:p>
          </table:table-cell>
          <table:table-cell table:number-columns-repeated="1016"/>
        </table:table-row>
        <table:table-row table:style-name="ro2">
          <table:table-cell table:number-columns-repeated="4"/>
          <table:table-cell table:style-name="ce20" table:formula="of:=IF(AND([.$D$3]=1;[.C753]&lt;&gt;&quot;&quot;);[.$F$3]*[.C753]+[.$F$4])" office:value-type="float" office:value="0" calcext:value-type="float">
            <text:p>0</text:p>
          </table:table-cell>
          <table:table-cell table:style-name="ce20" table:formula="of:=IF(AND([.$D$3]=1;[.C753]&lt;&gt;&quot;&quot;);[.D753]-[.E753])" office:value-type="float" office:value="0" calcext:value-type="float">
            <text:p>0</text:p>
          </table:table-cell>
          <table:table-cell table:style-name="ce20" table:formula="of:=IF([.$D$5]=1;[.$I$3]*([.C753]-[.$I$4])^2+[.$I$5];&quot;&quot;)">
            <text:p/>
          </table:table-cell>
          <table:table-cell table:style-name="ce20" table:formula="of:=IF(AND([.$D$5]=1;[.C753]&lt;&gt;&quot;&quot;);[.D753]-[.G753])" office:value-type="float" office:value="0" calcext:value-type="float">
            <text:p>0</text:p>
          </table:table-cell>
          <table:table-cell table:number-columns-repeated="1016"/>
        </table:table-row>
        <table:table-row table:style-name="ro2">
          <table:table-cell table:number-columns-repeated="4"/>
          <table:table-cell table:style-name="ce20" table:formula="of:=IF(AND([.$D$3]=1;[.C754]&lt;&gt;&quot;&quot;);[.$F$3]*[.C754]+[.$F$4])" office:value-type="float" office:value="0" calcext:value-type="float">
            <text:p>0</text:p>
          </table:table-cell>
          <table:table-cell table:style-name="ce20" table:formula="of:=IF(AND([.$D$3]=1;[.C754]&lt;&gt;&quot;&quot;);[.D754]-[.E754])" office:value-type="float" office:value="0" calcext:value-type="float">
            <text:p>0</text:p>
          </table:table-cell>
          <table:table-cell table:style-name="ce20" table:formula="of:=IF([.$D$5]=1;[.$I$3]*([.C754]-[.$I$4])^2+[.$I$5];&quot;&quot;)">
            <text:p/>
          </table:table-cell>
          <table:table-cell table:style-name="ce20" table:formula="of:=IF(AND([.$D$5]=1;[.C754]&lt;&gt;&quot;&quot;);[.D754]-[.G754])" office:value-type="float" office:value="0" calcext:value-type="float">
            <text:p>0</text:p>
          </table:table-cell>
          <table:table-cell table:number-columns-repeated="1016"/>
        </table:table-row>
        <table:table-row table:style-name="ro2">
          <table:table-cell table:number-columns-repeated="4"/>
          <table:table-cell table:style-name="ce20" table:formula="of:=IF(AND([.$D$3]=1;[.C755]&lt;&gt;&quot;&quot;);[.$F$3]*[.C755]+[.$F$4])" office:value-type="float" office:value="0" calcext:value-type="float">
            <text:p>0</text:p>
          </table:table-cell>
          <table:table-cell table:style-name="ce20" table:formula="of:=IF(AND([.$D$3]=1;[.C755]&lt;&gt;&quot;&quot;);[.D755]-[.E755])" office:value-type="float" office:value="0" calcext:value-type="float">
            <text:p>0</text:p>
          </table:table-cell>
          <table:table-cell table:style-name="ce20" table:formula="of:=IF([.$D$5]=1;[.$I$3]*([.C755]-[.$I$4])^2+[.$I$5];&quot;&quot;)">
            <text:p/>
          </table:table-cell>
          <table:table-cell table:style-name="ce20" table:formula="of:=IF(AND([.$D$5]=1;[.C755]&lt;&gt;&quot;&quot;);[.D755]-[.G755])" office:value-type="float" office:value="0" calcext:value-type="float">
            <text:p>0</text:p>
          </table:table-cell>
          <table:table-cell table:number-columns-repeated="1016"/>
        </table:table-row>
        <table:table-row table:style-name="ro2">
          <table:table-cell table:number-columns-repeated="4"/>
          <table:table-cell table:style-name="ce20" table:formula="of:=IF(AND([.$D$3]=1;[.C756]&lt;&gt;&quot;&quot;);[.$F$3]*[.C756]+[.$F$4])" office:value-type="float" office:value="0" calcext:value-type="float">
            <text:p>0</text:p>
          </table:table-cell>
          <table:table-cell table:style-name="ce20" table:formula="of:=IF(AND([.$D$3]=1;[.C756]&lt;&gt;&quot;&quot;);[.D756]-[.E756])" office:value-type="float" office:value="0" calcext:value-type="float">
            <text:p>0</text:p>
          </table:table-cell>
          <table:table-cell table:style-name="ce20" table:formula="of:=IF([.$D$5]=1;[.$I$3]*([.C756]-[.$I$4])^2+[.$I$5];&quot;&quot;)">
            <text:p/>
          </table:table-cell>
          <table:table-cell table:style-name="ce20" table:formula="of:=IF(AND([.$D$5]=1;[.C756]&lt;&gt;&quot;&quot;);[.D756]-[.G756])" office:value-type="float" office:value="0" calcext:value-type="float">
            <text:p>0</text:p>
          </table:table-cell>
          <table:table-cell table:number-columns-repeated="1016"/>
        </table:table-row>
        <table:table-row table:style-name="ro2">
          <table:table-cell table:number-columns-repeated="4"/>
          <table:table-cell table:style-name="ce20" table:formula="of:=IF(AND([.$D$3]=1;[.C757]&lt;&gt;&quot;&quot;);[.$F$3]*[.C757]+[.$F$4])" office:value-type="float" office:value="0" calcext:value-type="float">
            <text:p>0</text:p>
          </table:table-cell>
          <table:table-cell table:style-name="ce20" table:formula="of:=IF(AND([.$D$3]=1;[.C757]&lt;&gt;&quot;&quot;);[.D757]-[.E757])" office:value-type="float" office:value="0" calcext:value-type="float">
            <text:p>0</text:p>
          </table:table-cell>
          <table:table-cell table:style-name="ce20" table:formula="of:=IF([.$D$5]=1;[.$I$3]*([.C757]-[.$I$4])^2+[.$I$5];&quot;&quot;)">
            <text:p/>
          </table:table-cell>
          <table:table-cell table:style-name="ce20" table:formula="of:=IF(AND([.$D$5]=1;[.C757]&lt;&gt;&quot;&quot;);[.D757]-[.G757])" office:value-type="float" office:value="0" calcext:value-type="float">
            <text:p>0</text:p>
          </table:table-cell>
          <table:table-cell table:number-columns-repeated="1016"/>
        </table:table-row>
        <table:table-row table:style-name="ro2">
          <table:table-cell table:number-columns-repeated="4"/>
          <table:table-cell table:style-name="ce20" table:formula="of:=IF(AND([.$D$3]=1;[.C758]&lt;&gt;&quot;&quot;);[.$F$3]*[.C758]+[.$F$4])" office:value-type="float" office:value="0" calcext:value-type="float">
            <text:p>0</text:p>
          </table:table-cell>
          <table:table-cell table:style-name="ce20" table:formula="of:=IF(AND([.$D$3]=1;[.C758]&lt;&gt;&quot;&quot;);[.D758]-[.E758])" office:value-type="float" office:value="0" calcext:value-type="float">
            <text:p>0</text:p>
          </table:table-cell>
          <table:table-cell table:style-name="ce20" table:formula="of:=IF([.$D$5]=1;[.$I$3]*([.C758]-[.$I$4])^2+[.$I$5];&quot;&quot;)">
            <text:p/>
          </table:table-cell>
          <table:table-cell table:style-name="ce20" table:formula="of:=IF(AND([.$D$5]=1;[.C758]&lt;&gt;&quot;&quot;);[.D758]-[.G758])" office:value-type="float" office:value="0" calcext:value-type="float">
            <text:p>0</text:p>
          </table:table-cell>
          <table:table-cell table:number-columns-repeated="1016"/>
        </table:table-row>
        <table:table-row table:style-name="ro2">
          <table:table-cell table:number-columns-repeated="4"/>
          <table:table-cell table:style-name="ce20" table:formula="of:=IF(AND([.$D$3]=1;[.C759]&lt;&gt;&quot;&quot;);[.$F$3]*[.C759]+[.$F$4])" office:value-type="float" office:value="0" calcext:value-type="float">
            <text:p>0</text:p>
          </table:table-cell>
          <table:table-cell table:style-name="ce20" table:formula="of:=IF(AND([.$D$3]=1;[.C759]&lt;&gt;&quot;&quot;);[.D759]-[.E759])" office:value-type="float" office:value="0" calcext:value-type="float">
            <text:p>0</text:p>
          </table:table-cell>
          <table:table-cell table:style-name="ce20" table:formula="of:=IF([.$D$5]=1;[.$I$3]*([.C759]-[.$I$4])^2+[.$I$5];&quot;&quot;)">
            <text:p/>
          </table:table-cell>
          <table:table-cell table:style-name="ce20" table:formula="of:=IF(AND([.$D$5]=1;[.C759]&lt;&gt;&quot;&quot;);[.D759]-[.G759])" office:value-type="float" office:value="0" calcext:value-type="float">
            <text:p>0</text:p>
          </table:table-cell>
          <table:table-cell table:number-columns-repeated="1016"/>
        </table:table-row>
        <table:table-row table:style-name="ro2">
          <table:table-cell table:number-columns-repeated="4"/>
          <table:table-cell table:style-name="ce20" table:formula="of:=IF(AND([.$D$3]=1;[.C760]&lt;&gt;&quot;&quot;);[.$F$3]*[.C760]+[.$F$4])" office:value-type="float" office:value="0" calcext:value-type="float">
            <text:p>0</text:p>
          </table:table-cell>
          <table:table-cell table:style-name="ce20" table:formula="of:=IF(AND([.$D$3]=1;[.C760]&lt;&gt;&quot;&quot;);[.D760]-[.E760])" office:value-type="float" office:value="0" calcext:value-type="float">
            <text:p>0</text:p>
          </table:table-cell>
          <table:table-cell table:style-name="ce20" table:formula="of:=IF([.$D$5]=1;[.$I$3]*([.C760]-[.$I$4])^2+[.$I$5];&quot;&quot;)">
            <text:p/>
          </table:table-cell>
          <table:table-cell table:style-name="ce20" table:formula="of:=IF(AND([.$D$5]=1;[.C760]&lt;&gt;&quot;&quot;);[.D760]-[.G760])" office:value-type="float" office:value="0" calcext:value-type="float">
            <text:p>0</text:p>
          </table:table-cell>
          <table:table-cell table:number-columns-repeated="1016"/>
        </table:table-row>
        <table:table-row table:style-name="ro2">
          <table:table-cell table:number-columns-repeated="4"/>
          <table:table-cell table:style-name="ce20" table:formula="of:=IF(AND([.$D$3]=1;[.C761]&lt;&gt;&quot;&quot;);[.$F$3]*[.C761]+[.$F$4])" office:value-type="float" office:value="0" calcext:value-type="float">
            <text:p>0</text:p>
          </table:table-cell>
          <table:table-cell table:style-name="ce20" table:formula="of:=IF(AND([.$D$3]=1;[.C761]&lt;&gt;&quot;&quot;);[.D761]-[.E761])" office:value-type="float" office:value="0" calcext:value-type="float">
            <text:p>0</text:p>
          </table:table-cell>
          <table:table-cell table:style-name="ce20" table:formula="of:=IF([.$D$5]=1;[.$I$3]*([.C761]-[.$I$4])^2+[.$I$5];&quot;&quot;)">
            <text:p/>
          </table:table-cell>
          <table:table-cell table:style-name="ce20" table:formula="of:=IF(AND([.$D$5]=1;[.C761]&lt;&gt;&quot;&quot;);[.D761]-[.G761])" office:value-type="float" office:value="0" calcext:value-type="float">
            <text:p>0</text:p>
          </table:table-cell>
          <table:table-cell table:number-columns-repeated="1016"/>
        </table:table-row>
        <table:table-row table:style-name="ro2">
          <table:table-cell table:number-columns-repeated="4"/>
          <table:table-cell table:style-name="ce20" table:formula="of:=IF(AND([.$D$3]=1;[.C762]&lt;&gt;&quot;&quot;);[.$F$3]*[.C762]+[.$F$4])" office:value-type="float" office:value="0" calcext:value-type="float">
            <text:p>0</text:p>
          </table:table-cell>
          <table:table-cell table:style-name="ce20" table:formula="of:=IF(AND([.$D$3]=1;[.C762]&lt;&gt;&quot;&quot;);[.D762]-[.E762])" office:value-type="float" office:value="0" calcext:value-type="float">
            <text:p>0</text:p>
          </table:table-cell>
          <table:table-cell table:style-name="ce20" table:formula="of:=IF([.$D$5]=1;[.$I$3]*([.C762]-[.$I$4])^2+[.$I$5];&quot;&quot;)">
            <text:p/>
          </table:table-cell>
          <table:table-cell table:style-name="ce20" table:formula="of:=IF(AND([.$D$5]=1;[.C762]&lt;&gt;&quot;&quot;);[.D762]-[.G762])" office:value-type="float" office:value="0" calcext:value-type="float">
            <text:p>0</text:p>
          </table:table-cell>
          <table:table-cell table:number-columns-repeated="1016"/>
        </table:table-row>
        <table:table-row table:style-name="ro2">
          <table:table-cell table:number-columns-repeated="4"/>
          <table:table-cell table:style-name="ce20" table:formula="of:=IF(AND([.$D$3]=1;[.C763]&lt;&gt;&quot;&quot;);[.$F$3]*[.C763]+[.$F$4])" office:value-type="float" office:value="0" calcext:value-type="float">
            <text:p>0</text:p>
          </table:table-cell>
          <table:table-cell table:style-name="ce20" table:formula="of:=IF(AND([.$D$3]=1;[.C763]&lt;&gt;&quot;&quot;);[.D763]-[.E763])" office:value-type="float" office:value="0" calcext:value-type="float">
            <text:p>0</text:p>
          </table:table-cell>
          <table:table-cell table:style-name="ce20" table:formula="of:=IF([.$D$5]=1;[.$I$3]*([.C763]-[.$I$4])^2+[.$I$5];&quot;&quot;)">
            <text:p/>
          </table:table-cell>
          <table:table-cell table:style-name="ce20" table:formula="of:=IF(AND([.$D$5]=1;[.C763]&lt;&gt;&quot;&quot;);[.D763]-[.G763])" office:value-type="float" office:value="0" calcext:value-type="float">
            <text:p>0</text:p>
          </table:table-cell>
          <table:table-cell table:number-columns-repeated="1016"/>
        </table:table-row>
        <table:table-row table:style-name="ro2">
          <table:table-cell table:number-columns-repeated="4"/>
          <table:table-cell table:style-name="ce20" table:formula="of:=IF(AND([.$D$3]=1;[.C764]&lt;&gt;&quot;&quot;);[.$F$3]*[.C764]+[.$F$4])" office:value-type="float" office:value="0" calcext:value-type="float">
            <text:p>0</text:p>
          </table:table-cell>
          <table:table-cell table:style-name="ce20" table:formula="of:=IF(AND([.$D$3]=1;[.C764]&lt;&gt;&quot;&quot;);[.D764]-[.E764])" office:value-type="float" office:value="0" calcext:value-type="float">
            <text:p>0</text:p>
          </table:table-cell>
          <table:table-cell table:style-name="ce20" table:formula="of:=IF([.$D$5]=1;[.$I$3]*([.C764]-[.$I$4])^2+[.$I$5];&quot;&quot;)">
            <text:p/>
          </table:table-cell>
          <table:table-cell table:style-name="ce20" table:formula="of:=IF(AND([.$D$5]=1;[.C764]&lt;&gt;&quot;&quot;);[.D764]-[.G764])" office:value-type="float" office:value="0" calcext:value-type="float">
            <text:p>0</text:p>
          </table:table-cell>
          <table:table-cell table:number-columns-repeated="1016"/>
        </table:table-row>
        <table:table-row table:style-name="ro2">
          <table:table-cell table:number-columns-repeated="4"/>
          <table:table-cell table:style-name="ce20" table:formula="of:=IF(AND([.$D$3]=1;[.C765]&lt;&gt;&quot;&quot;);[.$F$3]*[.C765]+[.$F$4])" office:value-type="float" office:value="0" calcext:value-type="float">
            <text:p>0</text:p>
          </table:table-cell>
          <table:table-cell table:style-name="ce20" table:formula="of:=IF(AND([.$D$3]=1;[.C765]&lt;&gt;&quot;&quot;);[.D765]-[.E765])" office:value-type="float" office:value="0" calcext:value-type="float">
            <text:p>0</text:p>
          </table:table-cell>
          <table:table-cell table:style-name="ce20" table:formula="of:=IF([.$D$5]=1;[.$I$3]*([.C765]-[.$I$4])^2+[.$I$5];&quot;&quot;)">
            <text:p/>
          </table:table-cell>
          <table:table-cell table:style-name="ce20" table:formula="of:=IF(AND([.$D$5]=1;[.C765]&lt;&gt;&quot;&quot;);[.D765]-[.G765])" office:value-type="float" office:value="0" calcext:value-type="float">
            <text:p>0</text:p>
          </table:table-cell>
          <table:table-cell table:number-columns-repeated="1016"/>
        </table:table-row>
        <table:table-row table:style-name="ro2">
          <table:table-cell table:number-columns-repeated="4"/>
          <table:table-cell table:style-name="ce20" table:formula="of:=IF(AND([.$D$3]=1;[.C766]&lt;&gt;&quot;&quot;);[.$F$3]*[.C766]+[.$F$4])" office:value-type="float" office:value="0" calcext:value-type="float">
            <text:p>0</text:p>
          </table:table-cell>
          <table:table-cell table:style-name="ce20" table:formula="of:=IF(AND([.$D$3]=1;[.C766]&lt;&gt;&quot;&quot;);[.D766]-[.E766])" office:value-type="float" office:value="0" calcext:value-type="float">
            <text:p>0</text:p>
          </table:table-cell>
          <table:table-cell table:style-name="ce20" table:formula="of:=IF([.$D$5]=1;[.$I$3]*([.C766]-[.$I$4])^2+[.$I$5];&quot;&quot;)">
            <text:p/>
          </table:table-cell>
          <table:table-cell table:style-name="ce20" table:formula="of:=IF(AND([.$D$5]=1;[.C766]&lt;&gt;&quot;&quot;);[.D766]-[.G766])" office:value-type="float" office:value="0" calcext:value-type="float">
            <text:p>0</text:p>
          </table:table-cell>
          <table:table-cell table:number-columns-repeated="1016"/>
        </table:table-row>
        <table:table-row table:style-name="ro2">
          <table:table-cell table:number-columns-repeated="4"/>
          <table:table-cell table:style-name="ce20" table:formula="of:=IF(AND([.$D$3]=1;[.C767]&lt;&gt;&quot;&quot;);[.$F$3]*[.C767]+[.$F$4])" office:value-type="float" office:value="0" calcext:value-type="float">
            <text:p>0</text:p>
          </table:table-cell>
          <table:table-cell table:style-name="ce20" table:formula="of:=IF(AND([.$D$3]=1;[.C767]&lt;&gt;&quot;&quot;);[.D767]-[.E767])" office:value-type="float" office:value="0" calcext:value-type="float">
            <text:p>0</text:p>
          </table:table-cell>
          <table:table-cell table:style-name="ce20" table:formula="of:=IF([.$D$5]=1;[.$I$3]*([.C767]-[.$I$4])^2+[.$I$5];&quot;&quot;)">
            <text:p/>
          </table:table-cell>
          <table:table-cell table:style-name="ce20" table:formula="of:=IF(AND([.$D$5]=1;[.C767]&lt;&gt;&quot;&quot;);[.D767]-[.G767])" office:value-type="float" office:value="0" calcext:value-type="float">
            <text:p>0</text:p>
          </table:table-cell>
          <table:table-cell table:number-columns-repeated="1016"/>
        </table:table-row>
        <table:table-row table:style-name="ro2">
          <table:table-cell table:number-columns-repeated="4"/>
          <table:table-cell table:style-name="ce20" table:formula="of:=IF(AND([.$D$3]=1;[.C768]&lt;&gt;&quot;&quot;);[.$F$3]*[.C768]+[.$F$4])" office:value-type="float" office:value="0" calcext:value-type="float">
            <text:p>0</text:p>
          </table:table-cell>
          <table:table-cell table:style-name="ce20" table:formula="of:=IF(AND([.$D$3]=1;[.C768]&lt;&gt;&quot;&quot;);[.D768]-[.E768])" office:value-type="float" office:value="0" calcext:value-type="float">
            <text:p>0</text:p>
          </table:table-cell>
          <table:table-cell table:style-name="ce20" table:formula="of:=IF([.$D$5]=1;[.$I$3]*([.C768]-[.$I$4])^2+[.$I$5];&quot;&quot;)">
            <text:p/>
          </table:table-cell>
          <table:table-cell table:style-name="ce20" table:formula="of:=IF(AND([.$D$5]=1;[.C768]&lt;&gt;&quot;&quot;);[.D768]-[.G768])" office:value-type="float" office:value="0" calcext:value-type="float">
            <text:p>0</text:p>
          </table:table-cell>
          <table:table-cell table:number-columns-repeated="1016"/>
        </table:table-row>
        <table:table-row table:style-name="ro2">
          <table:table-cell table:number-columns-repeated="4"/>
          <table:table-cell table:style-name="ce20" table:formula="of:=IF(AND([.$D$3]=1;[.C769]&lt;&gt;&quot;&quot;);[.$F$3]*[.C769]+[.$F$4])" office:value-type="float" office:value="0" calcext:value-type="float">
            <text:p>0</text:p>
          </table:table-cell>
          <table:table-cell table:style-name="ce20" table:formula="of:=IF(AND([.$D$3]=1;[.C769]&lt;&gt;&quot;&quot;);[.D769]-[.E769])" office:value-type="float" office:value="0" calcext:value-type="float">
            <text:p>0</text:p>
          </table:table-cell>
          <table:table-cell table:style-name="ce20" table:formula="of:=IF([.$D$5]=1;[.$I$3]*([.C769]-[.$I$4])^2+[.$I$5];&quot;&quot;)">
            <text:p/>
          </table:table-cell>
          <table:table-cell table:style-name="ce20" table:formula="of:=IF(AND([.$D$5]=1;[.C769]&lt;&gt;&quot;&quot;);[.D769]-[.G769])" office:value-type="float" office:value="0" calcext:value-type="float">
            <text:p>0</text:p>
          </table:table-cell>
          <table:table-cell table:number-columns-repeated="1016"/>
        </table:table-row>
        <table:table-row table:style-name="ro2">
          <table:table-cell table:number-columns-repeated="4"/>
          <table:table-cell table:style-name="ce20" table:formula="of:=IF(AND([.$D$3]=1;[.C770]&lt;&gt;&quot;&quot;);[.$F$3]*[.C770]+[.$F$4])" office:value-type="float" office:value="0" calcext:value-type="float">
            <text:p>0</text:p>
          </table:table-cell>
          <table:table-cell table:style-name="ce20" table:formula="of:=IF(AND([.$D$3]=1;[.C770]&lt;&gt;&quot;&quot;);[.D770]-[.E770])" office:value-type="float" office:value="0" calcext:value-type="float">
            <text:p>0</text:p>
          </table:table-cell>
          <table:table-cell table:style-name="ce20" table:formula="of:=IF([.$D$5]=1;[.$I$3]*([.C770]-[.$I$4])^2+[.$I$5];&quot;&quot;)">
            <text:p/>
          </table:table-cell>
          <table:table-cell table:style-name="ce20" table:formula="of:=IF(AND([.$D$5]=1;[.C770]&lt;&gt;&quot;&quot;);[.D770]-[.G770])" office:value-type="float" office:value="0" calcext:value-type="float">
            <text:p>0</text:p>
          </table:table-cell>
          <table:table-cell table:number-columns-repeated="1016"/>
        </table:table-row>
        <table:table-row table:style-name="ro2">
          <table:table-cell table:number-columns-repeated="4"/>
          <table:table-cell table:style-name="ce20" table:formula="of:=IF(AND([.$D$3]=1;[.C771]&lt;&gt;&quot;&quot;);[.$F$3]*[.C771]+[.$F$4])" office:value-type="float" office:value="0" calcext:value-type="float">
            <text:p>0</text:p>
          </table:table-cell>
          <table:table-cell table:style-name="ce20" table:formula="of:=IF(AND([.$D$3]=1;[.C771]&lt;&gt;&quot;&quot;);[.D771]-[.E771])" office:value-type="float" office:value="0" calcext:value-type="float">
            <text:p>0</text:p>
          </table:table-cell>
          <table:table-cell table:style-name="ce20" table:formula="of:=IF([.$D$5]=1;[.$I$3]*([.C771]-[.$I$4])^2+[.$I$5];&quot;&quot;)">
            <text:p/>
          </table:table-cell>
          <table:table-cell table:style-name="ce20" table:formula="of:=IF(AND([.$D$5]=1;[.C771]&lt;&gt;&quot;&quot;);[.D771]-[.G771])" office:value-type="float" office:value="0" calcext:value-type="float">
            <text:p>0</text:p>
          </table:table-cell>
          <table:table-cell table:number-columns-repeated="1016"/>
        </table:table-row>
        <table:table-row table:style-name="ro2">
          <table:table-cell table:number-columns-repeated="4"/>
          <table:table-cell table:style-name="ce20" table:formula="of:=IF(AND([.$D$3]=1;[.C772]&lt;&gt;&quot;&quot;);[.$F$3]*[.C772]+[.$F$4])" office:value-type="float" office:value="0" calcext:value-type="float">
            <text:p>0</text:p>
          </table:table-cell>
          <table:table-cell table:style-name="ce20" table:formula="of:=IF(AND([.$D$3]=1;[.C772]&lt;&gt;&quot;&quot;);[.D772]-[.E772])" office:value-type="float" office:value="0" calcext:value-type="float">
            <text:p>0</text:p>
          </table:table-cell>
          <table:table-cell table:style-name="ce20" table:formula="of:=IF([.$D$5]=1;[.$I$3]*([.C772]-[.$I$4])^2+[.$I$5];&quot;&quot;)">
            <text:p/>
          </table:table-cell>
          <table:table-cell table:style-name="ce20" table:formula="of:=IF(AND([.$D$5]=1;[.C772]&lt;&gt;&quot;&quot;);[.D772]-[.G772])" office:value-type="float" office:value="0" calcext:value-type="float">
            <text:p>0</text:p>
          </table:table-cell>
          <table:table-cell table:number-columns-repeated="1016"/>
        </table:table-row>
        <table:table-row table:style-name="ro2">
          <table:table-cell table:number-columns-repeated="4"/>
          <table:table-cell table:style-name="ce20" table:formula="of:=IF(AND([.$D$3]=1;[.C773]&lt;&gt;&quot;&quot;);[.$F$3]*[.C773]+[.$F$4])" office:value-type="float" office:value="0" calcext:value-type="float">
            <text:p>0</text:p>
          </table:table-cell>
          <table:table-cell table:style-name="ce20" table:formula="of:=IF(AND([.$D$3]=1;[.C773]&lt;&gt;&quot;&quot;);[.D773]-[.E773])" office:value-type="float" office:value="0" calcext:value-type="float">
            <text:p>0</text:p>
          </table:table-cell>
          <table:table-cell table:style-name="ce20" table:formula="of:=IF([.$D$5]=1;[.$I$3]*([.C773]-[.$I$4])^2+[.$I$5];&quot;&quot;)">
            <text:p/>
          </table:table-cell>
          <table:table-cell table:style-name="ce20" table:formula="of:=IF(AND([.$D$5]=1;[.C773]&lt;&gt;&quot;&quot;);[.D773]-[.G773])" office:value-type="float" office:value="0" calcext:value-type="float">
            <text:p>0</text:p>
          </table:table-cell>
          <table:table-cell table:number-columns-repeated="1016"/>
        </table:table-row>
        <table:table-row table:style-name="ro2">
          <table:table-cell table:number-columns-repeated="4"/>
          <table:table-cell table:style-name="ce20" table:formula="of:=IF(AND([.$D$3]=1;[.C774]&lt;&gt;&quot;&quot;);[.$F$3]*[.C774]+[.$F$4])" office:value-type="float" office:value="0" calcext:value-type="float">
            <text:p>0</text:p>
          </table:table-cell>
          <table:table-cell table:style-name="ce20" table:formula="of:=IF(AND([.$D$3]=1;[.C774]&lt;&gt;&quot;&quot;);[.D774]-[.E774])" office:value-type="float" office:value="0" calcext:value-type="float">
            <text:p>0</text:p>
          </table:table-cell>
          <table:table-cell table:style-name="ce20" table:formula="of:=IF([.$D$5]=1;[.$I$3]*([.C774]-[.$I$4])^2+[.$I$5];&quot;&quot;)">
            <text:p/>
          </table:table-cell>
          <table:table-cell table:style-name="ce20" table:formula="of:=IF(AND([.$D$5]=1;[.C774]&lt;&gt;&quot;&quot;);[.D774]-[.G774])" office:value-type="float" office:value="0" calcext:value-type="float">
            <text:p>0</text:p>
          </table:table-cell>
          <table:table-cell table:number-columns-repeated="1016"/>
        </table:table-row>
        <table:table-row table:style-name="ro2">
          <table:table-cell table:number-columns-repeated="4"/>
          <table:table-cell table:style-name="ce20" table:formula="of:=IF(AND([.$D$3]=1;[.C775]&lt;&gt;&quot;&quot;);[.$F$3]*[.C775]+[.$F$4])" office:value-type="float" office:value="0" calcext:value-type="float">
            <text:p>0</text:p>
          </table:table-cell>
          <table:table-cell table:style-name="ce20" table:formula="of:=IF(AND([.$D$3]=1;[.C775]&lt;&gt;&quot;&quot;);[.D775]-[.E775])" office:value-type="float" office:value="0" calcext:value-type="float">
            <text:p>0</text:p>
          </table:table-cell>
          <table:table-cell table:style-name="ce20" table:formula="of:=IF([.$D$5]=1;[.$I$3]*([.C775]-[.$I$4])^2+[.$I$5];&quot;&quot;)">
            <text:p/>
          </table:table-cell>
          <table:table-cell table:style-name="ce20" table:formula="of:=IF(AND([.$D$5]=1;[.C775]&lt;&gt;&quot;&quot;);[.D775]-[.G775])" office:value-type="float" office:value="0" calcext:value-type="float">
            <text:p>0</text:p>
          </table:table-cell>
          <table:table-cell table:number-columns-repeated="1016"/>
        </table:table-row>
        <table:table-row table:style-name="ro2">
          <table:table-cell table:number-columns-repeated="4"/>
          <table:table-cell table:style-name="ce20" table:formula="of:=IF(AND([.$D$3]=1;[.C776]&lt;&gt;&quot;&quot;);[.$F$3]*[.C776]+[.$F$4])" office:value-type="float" office:value="0" calcext:value-type="float">
            <text:p>0</text:p>
          </table:table-cell>
          <table:table-cell table:style-name="ce20" table:formula="of:=IF(AND([.$D$3]=1;[.C776]&lt;&gt;&quot;&quot;);[.D776]-[.E776])" office:value-type="float" office:value="0" calcext:value-type="float">
            <text:p>0</text:p>
          </table:table-cell>
          <table:table-cell table:style-name="ce20" table:formula="of:=IF([.$D$5]=1;[.$I$3]*([.C776]-[.$I$4])^2+[.$I$5];&quot;&quot;)">
            <text:p/>
          </table:table-cell>
          <table:table-cell table:style-name="ce20" table:formula="of:=IF(AND([.$D$5]=1;[.C776]&lt;&gt;&quot;&quot;);[.D776]-[.G776])" office:value-type="float" office:value="0" calcext:value-type="float">
            <text:p>0</text:p>
          </table:table-cell>
          <table:table-cell table:number-columns-repeated="1016"/>
        </table:table-row>
        <table:table-row table:style-name="ro2">
          <table:table-cell table:number-columns-repeated="4"/>
          <table:table-cell table:style-name="ce20" table:formula="of:=IF(AND([.$D$3]=1;[.C777]&lt;&gt;&quot;&quot;);[.$F$3]*[.C777]+[.$F$4])" office:value-type="float" office:value="0" calcext:value-type="float">
            <text:p>0</text:p>
          </table:table-cell>
          <table:table-cell table:style-name="ce20" table:formula="of:=IF(AND([.$D$3]=1;[.C777]&lt;&gt;&quot;&quot;);[.D777]-[.E777])" office:value-type="float" office:value="0" calcext:value-type="float">
            <text:p>0</text:p>
          </table:table-cell>
          <table:table-cell table:style-name="ce20" table:formula="of:=IF([.$D$5]=1;[.$I$3]*([.C777]-[.$I$4])^2+[.$I$5];&quot;&quot;)">
            <text:p/>
          </table:table-cell>
          <table:table-cell table:style-name="ce20" table:formula="of:=IF(AND([.$D$5]=1;[.C777]&lt;&gt;&quot;&quot;);[.D777]-[.G777])" office:value-type="float" office:value="0" calcext:value-type="float">
            <text:p>0</text:p>
          </table:table-cell>
          <table:table-cell table:number-columns-repeated="1016"/>
        </table:table-row>
        <table:table-row table:style-name="ro2">
          <table:table-cell table:number-columns-repeated="4"/>
          <table:table-cell table:style-name="ce20" table:formula="of:=IF(AND([.$D$3]=1;[.C778]&lt;&gt;&quot;&quot;);[.$F$3]*[.C778]+[.$F$4])" office:value-type="float" office:value="0" calcext:value-type="float">
            <text:p>0</text:p>
          </table:table-cell>
          <table:table-cell table:style-name="ce20" table:formula="of:=IF(AND([.$D$3]=1;[.C778]&lt;&gt;&quot;&quot;);[.D778]-[.E778])" office:value-type="float" office:value="0" calcext:value-type="float">
            <text:p>0</text:p>
          </table:table-cell>
          <table:table-cell table:style-name="ce20" table:formula="of:=IF([.$D$5]=1;[.$I$3]*([.C778]-[.$I$4])^2+[.$I$5];&quot;&quot;)">
            <text:p/>
          </table:table-cell>
          <table:table-cell table:style-name="ce20" table:formula="of:=IF(AND([.$D$5]=1;[.C778]&lt;&gt;&quot;&quot;);[.D778]-[.G778])" office:value-type="float" office:value="0" calcext:value-type="float">
            <text:p>0</text:p>
          </table:table-cell>
          <table:table-cell table:number-columns-repeated="1016"/>
        </table:table-row>
        <table:table-row table:style-name="ro2">
          <table:table-cell table:number-columns-repeated="4"/>
          <table:table-cell table:style-name="ce20" table:formula="of:=IF(AND([.$D$3]=1;[.C779]&lt;&gt;&quot;&quot;);[.$F$3]*[.C779]+[.$F$4])" office:value-type="float" office:value="0" calcext:value-type="float">
            <text:p>0</text:p>
          </table:table-cell>
          <table:table-cell table:style-name="ce20" table:formula="of:=IF(AND([.$D$3]=1;[.C779]&lt;&gt;&quot;&quot;);[.D779]-[.E779])" office:value-type="float" office:value="0" calcext:value-type="float">
            <text:p>0</text:p>
          </table:table-cell>
          <table:table-cell table:style-name="ce20" table:formula="of:=IF([.$D$5]=1;[.$I$3]*([.C779]-[.$I$4])^2+[.$I$5];&quot;&quot;)">
            <text:p/>
          </table:table-cell>
          <table:table-cell table:style-name="ce20" table:formula="of:=IF(AND([.$D$5]=1;[.C779]&lt;&gt;&quot;&quot;);[.D779]-[.G779])" office:value-type="float" office:value="0" calcext:value-type="float">
            <text:p>0</text:p>
          </table:table-cell>
          <table:table-cell table:number-columns-repeated="1016"/>
        </table:table-row>
        <table:table-row table:style-name="ro2">
          <table:table-cell table:number-columns-repeated="4"/>
          <table:table-cell table:style-name="ce20" table:formula="of:=IF(AND([.$D$3]=1;[.C780]&lt;&gt;&quot;&quot;);[.$F$3]*[.C780]+[.$F$4])" office:value-type="float" office:value="0" calcext:value-type="float">
            <text:p>0</text:p>
          </table:table-cell>
          <table:table-cell table:style-name="ce20" table:formula="of:=IF(AND([.$D$3]=1;[.C780]&lt;&gt;&quot;&quot;);[.D780]-[.E780])" office:value-type="float" office:value="0" calcext:value-type="float">
            <text:p>0</text:p>
          </table:table-cell>
          <table:table-cell table:style-name="ce20" table:formula="of:=IF([.$D$5]=1;[.$I$3]*([.C780]-[.$I$4])^2+[.$I$5];&quot;&quot;)">
            <text:p/>
          </table:table-cell>
          <table:table-cell table:style-name="ce20" table:formula="of:=IF(AND([.$D$5]=1;[.C780]&lt;&gt;&quot;&quot;);[.D780]-[.G780])" office:value-type="float" office:value="0" calcext:value-type="float">
            <text:p>0</text:p>
          </table:table-cell>
          <table:table-cell table:number-columns-repeated="1016"/>
        </table:table-row>
        <table:table-row table:style-name="ro2">
          <table:table-cell table:number-columns-repeated="4"/>
          <table:table-cell table:style-name="ce20" table:formula="of:=IF(AND([.$D$3]=1;[.C781]&lt;&gt;&quot;&quot;);[.$F$3]*[.C781]+[.$F$4])" office:value-type="float" office:value="0" calcext:value-type="float">
            <text:p>0</text:p>
          </table:table-cell>
          <table:table-cell table:style-name="ce20" table:formula="of:=IF(AND([.$D$3]=1;[.C781]&lt;&gt;&quot;&quot;);[.D781]-[.E781])" office:value-type="float" office:value="0" calcext:value-type="float">
            <text:p>0</text:p>
          </table:table-cell>
          <table:table-cell table:style-name="ce20" table:formula="of:=IF([.$D$5]=1;[.$I$3]*([.C781]-[.$I$4])^2+[.$I$5];&quot;&quot;)">
            <text:p/>
          </table:table-cell>
          <table:table-cell table:style-name="ce20" table:formula="of:=IF(AND([.$D$5]=1;[.C781]&lt;&gt;&quot;&quot;);[.D781]-[.G781])" office:value-type="float" office:value="0" calcext:value-type="float">
            <text:p>0</text:p>
          </table:table-cell>
          <table:table-cell table:number-columns-repeated="1016"/>
        </table:table-row>
        <table:table-row table:style-name="ro2">
          <table:table-cell table:number-columns-repeated="4"/>
          <table:table-cell table:style-name="ce20" table:formula="of:=IF(AND([.$D$3]=1;[.C782]&lt;&gt;&quot;&quot;);[.$F$3]*[.C782]+[.$F$4])" office:value-type="float" office:value="0" calcext:value-type="float">
            <text:p>0</text:p>
          </table:table-cell>
          <table:table-cell table:style-name="ce20" table:formula="of:=IF(AND([.$D$3]=1;[.C782]&lt;&gt;&quot;&quot;);[.D782]-[.E782])" office:value-type="float" office:value="0" calcext:value-type="float">
            <text:p>0</text:p>
          </table:table-cell>
          <table:table-cell table:style-name="ce20" table:formula="of:=IF([.$D$5]=1;[.$I$3]*([.C782]-[.$I$4])^2+[.$I$5];&quot;&quot;)">
            <text:p/>
          </table:table-cell>
          <table:table-cell table:style-name="ce20" table:formula="of:=IF(AND([.$D$5]=1;[.C782]&lt;&gt;&quot;&quot;);[.D782]-[.G782])" office:value-type="float" office:value="0" calcext:value-type="float">
            <text:p>0</text:p>
          </table:table-cell>
          <table:table-cell table:number-columns-repeated="1016"/>
        </table:table-row>
        <table:table-row table:style-name="ro2">
          <table:table-cell table:number-columns-repeated="4"/>
          <table:table-cell table:style-name="ce20" table:formula="of:=IF(AND([.$D$3]=1;[.C783]&lt;&gt;&quot;&quot;);[.$F$3]*[.C783]+[.$F$4])" office:value-type="float" office:value="0" calcext:value-type="float">
            <text:p>0</text:p>
          </table:table-cell>
          <table:table-cell table:style-name="ce20" table:formula="of:=IF(AND([.$D$3]=1;[.C783]&lt;&gt;&quot;&quot;);[.D783]-[.E783])" office:value-type="float" office:value="0" calcext:value-type="float">
            <text:p>0</text:p>
          </table:table-cell>
          <table:table-cell table:style-name="ce20" table:formula="of:=IF([.$D$5]=1;[.$I$3]*([.C783]-[.$I$4])^2+[.$I$5];&quot;&quot;)">
            <text:p/>
          </table:table-cell>
          <table:table-cell table:style-name="ce20" table:formula="of:=IF(AND([.$D$5]=1;[.C783]&lt;&gt;&quot;&quot;);[.D783]-[.G783])" office:value-type="float" office:value="0" calcext:value-type="float">
            <text:p>0</text:p>
          </table:table-cell>
          <table:table-cell table:number-columns-repeated="1016"/>
        </table:table-row>
        <table:table-row table:style-name="ro2">
          <table:table-cell table:number-columns-repeated="4"/>
          <table:table-cell table:style-name="ce20" table:formula="of:=IF(AND([.$D$3]=1;[.C784]&lt;&gt;&quot;&quot;);[.$F$3]*[.C784]+[.$F$4])" office:value-type="float" office:value="0" calcext:value-type="float">
            <text:p>0</text:p>
          </table:table-cell>
          <table:table-cell table:style-name="ce20" table:formula="of:=IF(AND([.$D$3]=1;[.C784]&lt;&gt;&quot;&quot;);[.D784]-[.E784])" office:value-type="float" office:value="0" calcext:value-type="float">
            <text:p>0</text:p>
          </table:table-cell>
          <table:table-cell table:style-name="ce20" table:formula="of:=IF([.$D$5]=1;[.$I$3]*([.C784]-[.$I$4])^2+[.$I$5];&quot;&quot;)">
            <text:p/>
          </table:table-cell>
          <table:table-cell table:style-name="ce20" table:formula="of:=IF(AND([.$D$5]=1;[.C784]&lt;&gt;&quot;&quot;);[.D784]-[.G784])" office:value-type="float" office:value="0" calcext:value-type="float">
            <text:p>0</text:p>
          </table:table-cell>
          <table:table-cell table:number-columns-repeated="1016"/>
        </table:table-row>
        <table:table-row table:style-name="ro2">
          <table:table-cell table:number-columns-repeated="4"/>
          <table:table-cell table:style-name="ce20" table:formula="of:=IF(AND([.$D$3]=1;[.C785]&lt;&gt;&quot;&quot;);[.$F$3]*[.C785]+[.$F$4])" office:value-type="float" office:value="0" calcext:value-type="float">
            <text:p>0</text:p>
          </table:table-cell>
          <table:table-cell table:style-name="ce20" table:formula="of:=IF(AND([.$D$3]=1;[.C785]&lt;&gt;&quot;&quot;);[.D785]-[.E785])" office:value-type="float" office:value="0" calcext:value-type="float">
            <text:p>0</text:p>
          </table:table-cell>
          <table:table-cell table:style-name="ce20" table:formula="of:=IF([.$D$5]=1;[.$I$3]*([.C785]-[.$I$4])^2+[.$I$5];&quot;&quot;)">
            <text:p/>
          </table:table-cell>
          <table:table-cell table:style-name="ce20" table:formula="of:=IF(AND([.$D$5]=1;[.C785]&lt;&gt;&quot;&quot;);[.D785]-[.G785])" office:value-type="float" office:value="0" calcext:value-type="float">
            <text:p>0</text:p>
          </table:table-cell>
          <table:table-cell table:number-columns-repeated="1016"/>
        </table:table-row>
        <table:table-row table:style-name="ro2">
          <table:table-cell table:number-columns-repeated="4"/>
          <table:table-cell table:style-name="ce20" table:formula="of:=IF(AND([.$D$3]=1;[.C786]&lt;&gt;&quot;&quot;);[.$F$3]*[.C786]+[.$F$4])" office:value-type="float" office:value="0" calcext:value-type="float">
            <text:p>0</text:p>
          </table:table-cell>
          <table:table-cell table:style-name="ce20" table:formula="of:=IF(AND([.$D$3]=1;[.C786]&lt;&gt;&quot;&quot;);[.D786]-[.E786])" office:value-type="float" office:value="0" calcext:value-type="float">
            <text:p>0</text:p>
          </table:table-cell>
          <table:table-cell table:style-name="ce20" table:formula="of:=IF([.$D$5]=1;[.$I$3]*([.C786]-[.$I$4])^2+[.$I$5];&quot;&quot;)">
            <text:p/>
          </table:table-cell>
          <table:table-cell table:style-name="ce20" table:formula="of:=IF(AND([.$D$5]=1;[.C786]&lt;&gt;&quot;&quot;);[.D786]-[.G786])" office:value-type="float" office:value="0" calcext:value-type="float">
            <text:p>0</text:p>
          </table:table-cell>
          <table:table-cell table:number-columns-repeated="1016"/>
        </table:table-row>
        <table:table-row table:style-name="ro2">
          <table:table-cell table:number-columns-repeated="4"/>
          <table:table-cell table:style-name="ce20" table:formula="of:=IF(AND([.$D$3]=1;[.C787]&lt;&gt;&quot;&quot;);[.$F$3]*[.C787]+[.$F$4])" office:value-type="float" office:value="0" calcext:value-type="float">
            <text:p>0</text:p>
          </table:table-cell>
          <table:table-cell table:style-name="ce20" table:formula="of:=IF(AND([.$D$3]=1;[.C787]&lt;&gt;&quot;&quot;);[.D787]-[.E787])" office:value-type="float" office:value="0" calcext:value-type="float">
            <text:p>0</text:p>
          </table:table-cell>
          <table:table-cell table:style-name="ce20" table:formula="of:=IF([.$D$5]=1;[.$I$3]*([.C787]-[.$I$4])^2+[.$I$5];&quot;&quot;)">
            <text:p/>
          </table:table-cell>
          <table:table-cell table:style-name="ce20" table:formula="of:=IF(AND([.$D$5]=1;[.C787]&lt;&gt;&quot;&quot;);[.D787]-[.G787])" office:value-type="float" office:value="0" calcext:value-type="float">
            <text:p>0</text:p>
          </table:table-cell>
          <table:table-cell table:number-columns-repeated="1016"/>
        </table:table-row>
        <table:table-row table:style-name="ro2">
          <table:table-cell table:number-columns-repeated="4"/>
          <table:table-cell table:style-name="ce20" table:formula="of:=IF(AND([.$D$3]=1;[.C788]&lt;&gt;&quot;&quot;);[.$F$3]*[.C788]+[.$F$4])" office:value-type="float" office:value="0" calcext:value-type="float">
            <text:p>0</text:p>
          </table:table-cell>
          <table:table-cell table:style-name="ce20" table:formula="of:=IF(AND([.$D$3]=1;[.C788]&lt;&gt;&quot;&quot;);[.D788]-[.E788])" office:value-type="float" office:value="0" calcext:value-type="float">
            <text:p>0</text:p>
          </table:table-cell>
          <table:table-cell table:style-name="ce20" table:formula="of:=IF([.$D$5]=1;[.$I$3]*([.C788]-[.$I$4])^2+[.$I$5];&quot;&quot;)">
            <text:p/>
          </table:table-cell>
          <table:table-cell table:style-name="ce20" table:formula="of:=IF(AND([.$D$5]=1;[.C788]&lt;&gt;&quot;&quot;);[.D788]-[.G788])" office:value-type="float" office:value="0" calcext:value-type="float">
            <text:p>0</text:p>
          </table:table-cell>
          <table:table-cell table:number-columns-repeated="1016"/>
        </table:table-row>
        <table:table-row table:style-name="ro2">
          <table:table-cell table:number-columns-repeated="4"/>
          <table:table-cell table:style-name="ce20" table:formula="of:=IF(AND([.$D$3]=1;[.C789]&lt;&gt;&quot;&quot;);[.$F$3]*[.C789]+[.$F$4])" office:value-type="float" office:value="0" calcext:value-type="float">
            <text:p>0</text:p>
          </table:table-cell>
          <table:table-cell table:style-name="ce20" table:formula="of:=IF(AND([.$D$3]=1;[.C789]&lt;&gt;&quot;&quot;);[.D789]-[.E789])" office:value-type="float" office:value="0" calcext:value-type="float">
            <text:p>0</text:p>
          </table:table-cell>
          <table:table-cell table:style-name="ce20" table:formula="of:=IF([.$D$5]=1;[.$I$3]*([.C789]-[.$I$4])^2+[.$I$5];&quot;&quot;)">
            <text:p/>
          </table:table-cell>
          <table:table-cell table:style-name="ce20" table:formula="of:=IF(AND([.$D$5]=1;[.C789]&lt;&gt;&quot;&quot;);[.D789]-[.G789])" office:value-type="float" office:value="0" calcext:value-type="float">
            <text:p>0</text:p>
          </table:table-cell>
          <table:table-cell table:number-columns-repeated="1016"/>
        </table:table-row>
        <table:table-row table:style-name="ro2">
          <table:table-cell table:number-columns-repeated="4"/>
          <table:table-cell table:style-name="ce20" table:formula="of:=IF(AND([.$D$3]=1;[.C790]&lt;&gt;&quot;&quot;);[.$F$3]*[.C790]+[.$F$4])" office:value-type="float" office:value="0" calcext:value-type="float">
            <text:p>0</text:p>
          </table:table-cell>
          <table:table-cell table:style-name="ce20" table:formula="of:=IF(AND([.$D$3]=1;[.C790]&lt;&gt;&quot;&quot;);[.D790]-[.E790])" office:value-type="float" office:value="0" calcext:value-type="float">
            <text:p>0</text:p>
          </table:table-cell>
          <table:table-cell table:style-name="ce20" table:formula="of:=IF([.$D$5]=1;[.$I$3]*([.C790]-[.$I$4])^2+[.$I$5];&quot;&quot;)">
            <text:p/>
          </table:table-cell>
          <table:table-cell table:style-name="ce20" table:formula="of:=IF(AND([.$D$5]=1;[.C790]&lt;&gt;&quot;&quot;);[.D790]-[.G790])" office:value-type="float" office:value="0" calcext:value-type="float">
            <text:p>0</text:p>
          </table:table-cell>
          <table:table-cell table:number-columns-repeated="1016"/>
        </table:table-row>
        <table:table-row table:style-name="ro2">
          <table:table-cell table:number-columns-repeated="4"/>
          <table:table-cell table:style-name="ce20" table:formula="of:=IF(AND([.$D$3]=1;[.C791]&lt;&gt;&quot;&quot;);[.$F$3]*[.C791]+[.$F$4])" office:value-type="float" office:value="0" calcext:value-type="float">
            <text:p>0</text:p>
          </table:table-cell>
          <table:table-cell table:style-name="ce20" table:formula="of:=IF(AND([.$D$3]=1;[.C791]&lt;&gt;&quot;&quot;);[.D791]-[.E791])" office:value-type="float" office:value="0" calcext:value-type="float">
            <text:p>0</text:p>
          </table:table-cell>
          <table:table-cell table:style-name="ce20" table:formula="of:=IF([.$D$5]=1;[.$I$3]*([.C791]-[.$I$4])^2+[.$I$5];&quot;&quot;)">
            <text:p/>
          </table:table-cell>
          <table:table-cell table:style-name="ce20" table:formula="of:=IF(AND([.$D$5]=1;[.C791]&lt;&gt;&quot;&quot;);[.D791]-[.G791])" office:value-type="float" office:value="0" calcext:value-type="float">
            <text:p>0</text:p>
          </table:table-cell>
          <table:table-cell table:number-columns-repeated="1016"/>
        </table:table-row>
        <table:table-row table:style-name="ro2">
          <table:table-cell table:number-columns-repeated="4"/>
          <table:table-cell table:style-name="ce20" table:formula="of:=IF(AND([.$D$3]=1;[.C792]&lt;&gt;&quot;&quot;);[.$F$3]*[.C792]+[.$F$4])" office:value-type="float" office:value="0" calcext:value-type="float">
            <text:p>0</text:p>
          </table:table-cell>
          <table:table-cell table:style-name="ce20" table:formula="of:=IF(AND([.$D$3]=1;[.C792]&lt;&gt;&quot;&quot;);[.D792]-[.E792])" office:value-type="float" office:value="0" calcext:value-type="float">
            <text:p>0</text:p>
          </table:table-cell>
          <table:table-cell table:style-name="ce20" table:formula="of:=IF([.$D$5]=1;[.$I$3]*([.C792]-[.$I$4])^2+[.$I$5];&quot;&quot;)">
            <text:p/>
          </table:table-cell>
          <table:table-cell table:style-name="ce20" table:formula="of:=IF(AND([.$D$5]=1;[.C792]&lt;&gt;&quot;&quot;);[.D792]-[.G792])" office:value-type="float" office:value="0" calcext:value-type="float">
            <text:p>0</text:p>
          </table:table-cell>
          <table:table-cell table:number-columns-repeated="1016"/>
        </table:table-row>
        <table:table-row table:style-name="ro2">
          <table:table-cell table:number-columns-repeated="4"/>
          <table:table-cell table:style-name="ce20" table:formula="of:=IF(AND([.$D$3]=1;[.C793]&lt;&gt;&quot;&quot;);[.$F$3]*[.C793]+[.$F$4])" office:value-type="float" office:value="0" calcext:value-type="float">
            <text:p>0</text:p>
          </table:table-cell>
          <table:table-cell table:style-name="ce20" table:formula="of:=IF(AND([.$D$3]=1;[.C793]&lt;&gt;&quot;&quot;);[.D793]-[.E793])" office:value-type="float" office:value="0" calcext:value-type="float">
            <text:p>0</text:p>
          </table:table-cell>
          <table:table-cell table:style-name="ce20" table:formula="of:=IF([.$D$5]=1;[.$I$3]*([.C793]-[.$I$4])^2+[.$I$5];&quot;&quot;)">
            <text:p/>
          </table:table-cell>
          <table:table-cell table:style-name="ce20" table:formula="of:=IF(AND([.$D$5]=1;[.C793]&lt;&gt;&quot;&quot;);[.D793]-[.G793])" office:value-type="float" office:value="0" calcext:value-type="float">
            <text:p>0</text:p>
          </table:table-cell>
          <table:table-cell table:number-columns-repeated="1016"/>
        </table:table-row>
        <table:table-row table:style-name="ro2">
          <table:table-cell table:number-columns-repeated="4"/>
          <table:table-cell table:style-name="ce20" table:formula="of:=IF(AND([.$D$3]=1;[.C794]&lt;&gt;&quot;&quot;);[.$F$3]*[.C794]+[.$F$4])" office:value-type="float" office:value="0" calcext:value-type="float">
            <text:p>0</text:p>
          </table:table-cell>
          <table:table-cell table:style-name="ce20" table:formula="of:=IF(AND([.$D$3]=1;[.C794]&lt;&gt;&quot;&quot;);[.D794]-[.E794])" office:value-type="float" office:value="0" calcext:value-type="float">
            <text:p>0</text:p>
          </table:table-cell>
          <table:table-cell table:style-name="ce20" table:formula="of:=IF([.$D$5]=1;[.$I$3]*([.C794]-[.$I$4])^2+[.$I$5];&quot;&quot;)">
            <text:p/>
          </table:table-cell>
          <table:table-cell table:style-name="ce20" table:formula="of:=IF(AND([.$D$5]=1;[.C794]&lt;&gt;&quot;&quot;);[.D794]-[.G794])" office:value-type="float" office:value="0" calcext:value-type="float">
            <text:p>0</text:p>
          </table:table-cell>
          <table:table-cell table:number-columns-repeated="1016"/>
        </table:table-row>
        <table:table-row table:style-name="ro2">
          <table:table-cell table:number-columns-repeated="4"/>
          <table:table-cell table:style-name="ce20" table:formula="of:=IF(AND([.$D$3]=1;[.C795]&lt;&gt;&quot;&quot;);[.$F$3]*[.C795]+[.$F$4])" office:value-type="float" office:value="0" calcext:value-type="float">
            <text:p>0</text:p>
          </table:table-cell>
          <table:table-cell table:style-name="ce20" table:formula="of:=IF(AND([.$D$3]=1;[.C795]&lt;&gt;&quot;&quot;);[.D795]-[.E795])" office:value-type="float" office:value="0" calcext:value-type="float">
            <text:p>0</text:p>
          </table:table-cell>
          <table:table-cell table:style-name="ce20" table:formula="of:=IF([.$D$5]=1;[.$I$3]*([.C795]-[.$I$4])^2+[.$I$5];&quot;&quot;)">
            <text:p/>
          </table:table-cell>
          <table:table-cell table:style-name="ce20" table:formula="of:=IF(AND([.$D$5]=1;[.C795]&lt;&gt;&quot;&quot;);[.D795]-[.G795])" office:value-type="float" office:value="0" calcext:value-type="float">
            <text:p>0</text:p>
          </table:table-cell>
          <table:table-cell table:number-columns-repeated="1016"/>
        </table:table-row>
        <table:table-row table:style-name="ro2">
          <table:table-cell table:number-columns-repeated="4"/>
          <table:table-cell table:style-name="ce20" table:formula="of:=IF(AND([.$D$3]=1;[.C796]&lt;&gt;&quot;&quot;);[.$F$3]*[.C796]+[.$F$4])" office:value-type="float" office:value="0" calcext:value-type="float">
            <text:p>0</text:p>
          </table:table-cell>
          <table:table-cell table:style-name="ce20" table:formula="of:=IF(AND([.$D$3]=1;[.C796]&lt;&gt;&quot;&quot;);[.D796]-[.E796])" office:value-type="float" office:value="0" calcext:value-type="float">
            <text:p>0</text:p>
          </table:table-cell>
          <table:table-cell table:style-name="ce20" table:formula="of:=IF([.$D$5]=1;[.$I$3]*([.C796]-[.$I$4])^2+[.$I$5];&quot;&quot;)">
            <text:p/>
          </table:table-cell>
          <table:table-cell table:style-name="ce20" table:formula="of:=IF(AND([.$D$5]=1;[.C796]&lt;&gt;&quot;&quot;);[.D796]-[.G796])" office:value-type="float" office:value="0" calcext:value-type="float">
            <text:p>0</text:p>
          </table:table-cell>
          <table:table-cell table:number-columns-repeated="1016"/>
        </table:table-row>
        <table:table-row table:style-name="ro2">
          <table:table-cell table:number-columns-repeated="4"/>
          <table:table-cell table:style-name="ce20" table:formula="of:=IF(AND([.$D$3]=1;[.C797]&lt;&gt;&quot;&quot;);[.$F$3]*[.C797]+[.$F$4])" office:value-type="float" office:value="0" calcext:value-type="float">
            <text:p>0</text:p>
          </table:table-cell>
          <table:table-cell table:style-name="ce20" table:formula="of:=IF(AND([.$D$3]=1;[.C797]&lt;&gt;&quot;&quot;);[.D797]-[.E797])" office:value-type="float" office:value="0" calcext:value-type="float">
            <text:p>0</text:p>
          </table:table-cell>
          <table:table-cell table:style-name="ce20" table:formula="of:=IF([.$D$5]=1;[.$I$3]*([.C797]-[.$I$4])^2+[.$I$5];&quot;&quot;)">
            <text:p/>
          </table:table-cell>
          <table:table-cell table:style-name="ce20" table:formula="of:=IF(AND([.$D$5]=1;[.C797]&lt;&gt;&quot;&quot;);[.D797]-[.G797])" office:value-type="float" office:value="0" calcext:value-type="float">
            <text:p>0</text:p>
          </table:table-cell>
          <table:table-cell table:number-columns-repeated="1016"/>
        </table:table-row>
        <table:table-row table:style-name="ro2">
          <table:table-cell table:number-columns-repeated="4"/>
          <table:table-cell table:style-name="ce20" table:formula="of:=IF(AND([.$D$3]=1;[.C798]&lt;&gt;&quot;&quot;);[.$F$3]*[.C798]+[.$F$4])" office:value-type="float" office:value="0" calcext:value-type="float">
            <text:p>0</text:p>
          </table:table-cell>
          <table:table-cell table:style-name="ce20" table:formula="of:=IF(AND([.$D$3]=1;[.C798]&lt;&gt;&quot;&quot;);[.D798]-[.E798])" office:value-type="float" office:value="0" calcext:value-type="float">
            <text:p>0</text:p>
          </table:table-cell>
          <table:table-cell table:style-name="ce20" table:formula="of:=IF([.$D$5]=1;[.$I$3]*([.C798]-[.$I$4])^2+[.$I$5];&quot;&quot;)">
            <text:p/>
          </table:table-cell>
          <table:table-cell table:style-name="ce20" table:formula="of:=IF(AND([.$D$5]=1;[.C798]&lt;&gt;&quot;&quot;);[.D798]-[.G798])" office:value-type="float" office:value="0" calcext:value-type="float">
            <text:p>0</text:p>
          </table:table-cell>
          <table:table-cell table:number-columns-repeated="1016"/>
        </table:table-row>
        <table:table-row table:style-name="ro2">
          <table:table-cell table:number-columns-repeated="4"/>
          <table:table-cell table:style-name="ce20" table:formula="of:=IF(AND([.$D$3]=1;[.C799]&lt;&gt;&quot;&quot;);[.$F$3]*[.C799]+[.$F$4])" office:value-type="float" office:value="0" calcext:value-type="float">
            <text:p>0</text:p>
          </table:table-cell>
          <table:table-cell table:style-name="ce20" table:formula="of:=IF(AND([.$D$3]=1;[.C799]&lt;&gt;&quot;&quot;);[.D799]-[.E799])" office:value-type="float" office:value="0" calcext:value-type="float">
            <text:p>0</text:p>
          </table:table-cell>
          <table:table-cell table:style-name="ce20" table:formula="of:=IF([.$D$5]=1;[.$I$3]*([.C799]-[.$I$4])^2+[.$I$5];&quot;&quot;)">
            <text:p/>
          </table:table-cell>
          <table:table-cell table:style-name="ce20" table:formula="of:=IF(AND([.$D$5]=1;[.C799]&lt;&gt;&quot;&quot;);[.D799]-[.G799])" office:value-type="float" office:value="0" calcext:value-type="float">
            <text:p>0</text:p>
          </table:table-cell>
          <table:table-cell table:number-columns-repeated="1016"/>
        </table:table-row>
        <table:table-row table:style-name="ro2">
          <table:table-cell table:number-columns-repeated="4"/>
          <table:table-cell table:style-name="ce20" table:formula="of:=IF(AND([.$D$3]=1;[.C800]&lt;&gt;&quot;&quot;);[.$F$3]*[.C800]+[.$F$4])" office:value-type="float" office:value="0" calcext:value-type="float">
            <text:p>0</text:p>
          </table:table-cell>
          <table:table-cell table:style-name="ce20" table:formula="of:=IF(AND([.$D$3]=1;[.C800]&lt;&gt;&quot;&quot;);[.D800]-[.E800])" office:value-type="float" office:value="0" calcext:value-type="float">
            <text:p>0</text:p>
          </table:table-cell>
          <table:table-cell table:style-name="ce20" table:formula="of:=IF([.$D$5]=1;[.$I$3]*([.C800]-[.$I$4])^2+[.$I$5];&quot;&quot;)">
            <text:p/>
          </table:table-cell>
          <table:table-cell table:style-name="ce20" table:formula="of:=IF(AND([.$D$5]=1;[.C800]&lt;&gt;&quot;&quot;);[.D800]-[.G800])" office:value-type="float" office:value="0" calcext:value-type="float">
            <text:p>0</text:p>
          </table:table-cell>
          <table:table-cell table:number-columns-repeated="1016"/>
        </table:table-row>
        <table:table-row table:style-name="ro2">
          <table:table-cell table:number-columns-repeated="4"/>
          <table:table-cell table:style-name="ce20" table:formula="of:=IF(AND([.$D$3]=1;[.C801]&lt;&gt;&quot;&quot;);[.$F$3]*[.C801]+[.$F$4])" office:value-type="float" office:value="0" calcext:value-type="float">
            <text:p>0</text:p>
          </table:table-cell>
          <table:table-cell table:style-name="ce20" table:formula="of:=IF(AND([.$D$3]=1;[.C801]&lt;&gt;&quot;&quot;);[.D801]-[.E801])" office:value-type="float" office:value="0" calcext:value-type="float">
            <text:p>0</text:p>
          </table:table-cell>
          <table:table-cell table:style-name="ce20" table:formula="of:=IF([.$D$5]=1;[.$I$3]*([.C801]-[.$I$4])^2+[.$I$5];&quot;&quot;)">
            <text:p/>
          </table:table-cell>
          <table:table-cell table:style-name="ce20" table:formula="of:=IF(AND([.$D$5]=1;[.C801]&lt;&gt;&quot;&quot;);[.D801]-[.G801])" office:value-type="float" office:value="0" calcext:value-type="float">
            <text:p>0</text:p>
          </table:table-cell>
          <table:table-cell table:number-columns-repeated="1016"/>
        </table:table-row>
        <table:table-row table:style-name="ro2">
          <table:table-cell table:number-columns-repeated="4"/>
          <table:table-cell table:style-name="ce20" table:formula="of:=IF(AND([.$D$3]=1;[.C802]&lt;&gt;&quot;&quot;);[.$F$3]*[.C802]+[.$F$4])" office:value-type="float" office:value="0" calcext:value-type="float">
            <text:p>0</text:p>
          </table:table-cell>
          <table:table-cell table:style-name="ce20" table:formula="of:=IF(AND([.$D$3]=1;[.C802]&lt;&gt;&quot;&quot;);[.D802]-[.E802])" office:value-type="float" office:value="0" calcext:value-type="float">
            <text:p>0</text:p>
          </table:table-cell>
          <table:table-cell table:style-name="ce20" table:formula="of:=IF([.$D$5]=1;[.$I$3]*([.C802]-[.$I$4])^2+[.$I$5];&quot;&quot;)">
            <text:p/>
          </table:table-cell>
          <table:table-cell table:style-name="ce20" table:formula="of:=IF(AND([.$D$5]=1;[.C802]&lt;&gt;&quot;&quot;);[.D802]-[.G802])" office:value-type="float" office:value="0" calcext:value-type="float">
            <text:p>0</text:p>
          </table:table-cell>
          <table:table-cell table:number-columns-repeated="1016"/>
        </table:table-row>
        <table:table-row table:style-name="ro2">
          <table:table-cell table:number-columns-repeated="4"/>
          <table:table-cell table:style-name="ce20" table:formula="of:=IF(AND([.$D$3]=1;[.C803]&lt;&gt;&quot;&quot;);[.$F$3]*[.C803]+[.$F$4])" office:value-type="float" office:value="0" calcext:value-type="float">
            <text:p>0</text:p>
          </table:table-cell>
          <table:table-cell table:style-name="ce20" table:formula="of:=IF(AND([.$D$3]=1;[.C803]&lt;&gt;&quot;&quot;);[.D803]-[.E803])" office:value-type="float" office:value="0" calcext:value-type="float">
            <text:p>0</text:p>
          </table:table-cell>
          <table:table-cell table:style-name="ce20" table:formula="of:=IF([.$D$5]=1;[.$I$3]*([.C803]-[.$I$4])^2+[.$I$5];&quot;&quot;)">
            <text:p/>
          </table:table-cell>
          <table:table-cell table:style-name="ce20" table:formula="of:=IF(AND([.$D$5]=1;[.C803]&lt;&gt;&quot;&quot;);[.D803]-[.G803])" office:value-type="float" office:value="0" calcext:value-type="float">
            <text:p>0</text:p>
          </table:table-cell>
          <table:table-cell table:number-columns-repeated="1016"/>
        </table:table-row>
        <table:table-row table:style-name="ro2">
          <table:table-cell table:number-columns-repeated="4"/>
          <table:table-cell table:style-name="ce20" table:formula="of:=IF(AND([.$D$3]=1;[.C804]&lt;&gt;&quot;&quot;);[.$F$3]*[.C804]+[.$F$4])" office:value-type="float" office:value="0" calcext:value-type="float">
            <text:p>0</text:p>
          </table:table-cell>
          <table:table-cell table:style-name="ce20" table:formula="of:=IF(AND([.$D$3]=1;[.C804]&lt;&gt;&quot;&quot;);[.D804]-[.E804])" office:value-type="float" office:value="0" calcext:value-type="float">
            <text:p>0</text:p>
          </table:table-cell>
          <table:table-cell table:style-name="ce20" table:formula="of:=IF([.$D$5]=1;[.$I$3]*([.C804]-[.$I$4])^2+[.$I$5];&quot;&quot;)">
            <text:p/>
          </table:table-cell>
          <table:table-cell table:style-name="ce20" table:formula="of:=IF(AND([.$D$5]=1;[.C804]&lt;&gt;&quot;&quot;);[.D804]-[.G804])" office:value-type="float" office:value="0" calcext:value-type="float">
            <text:p>0</text:p>
          </table:table-cell>
          <table:table-cell table:number-columns-repeated="1016"/>
        </table:table-row>
        <table:table-row table:style-name="ro2">
          <table:table-cell table:number-columns-repeated="4"/>
          <table:table-cell table:style-name="ce20" table:formula="of:=IF(AND([.$D$3]=1;[.C805]&lt;&gt;&quot;&quot;);[.$F$3]*[.C805]+[.$F$4])" office:value-type="float" office:value="0" calcext:value-type="float">
            <text:p>0</text:p>
          </table:table-cell>
          <table:table-cell table:style-name="ce20" table:formula="of:=IF(AND([.$D$3]=1;[.C805]&lt;&gt;&quot;&quot;);[.D805]-[.E805])" office:value-type="float" office:value="0" calcext:value-type="float">
            <text:p>0</text:p>
          </table:table-cell>
          <table:table-cell table:style-name="ce20" table:formula="of:=IF([.$D$5]=1;[.$I$3]*([.C805]-[.$I$4])^2+[.$I$5];&quot;&quot;)">
            <text:p/>
          </table:table-cell>
          <table:table-cell table:style-name="ce20" table:formula="of:=IF(AND([.$D$5]=1;[.C805]&lt;&gt;&quot;&quot;);[.D805]-[.G805])" office:value-type="float" office:value="0" calcext:value-type="float">
            <text:p>0</text:p>
          </table:table-cell>
          <table:table-cell table:number-columns-repeated="1016"/>
        </table:table-row>
        <table:table-row table:style-name="ro2">
          <table:table-cell table:number-columns-repeated="4"/>
          <table:table-cell table:style-name="ce20" table:formula="of:=IF(AND([.$D$3]=1;[.C806]&lt;&gt;&quot;&quot;);[.$F$3]*[.C806]+[.$F$4])" office:value-type="float" office:value="0" calcext:value-type="float">
            <text:p>0</text:p>
          </table:table-cell>
          <table:table-cell table:style-name="ce20" table:formula="of:=IF(AND([.$D$3]=1;[.C806]&lt;&gt;&quot;&quot;);[.D806]-[.E806])" office:value-type="float" office:value="0" calcext:value-type="float">
            <text:p>0</text:p>
          </table:table-cell>
          <table:table-cell table:style-name="ce20" table:formula="of:=IF([.$D$5]=1;[.$I$3]*([.C806]-[.$I$4])^2+[.$I$5];&quot;&quot;)">
            <text:p/>
          </table:table-cell>
          <table:table-cell table:style-name="ce20" table:formula="of:=IF(AND([.$D$5]=1;[.C806]&lt;&gt;&quot;&quot;);[.D806]-[.G806])" office:value-type="float" office:value="0" calcext:value-type="float">
            <text:p>0</text:p>
          </table:table-cell>
          <table:table-cell table:number-columns-repeated="1016"/>
        </table:table-row>
        <table:table-row table:style-name="ro2">
          <table:table-cell table:number-columns-repeated="4"/>
          <table:table-cell table:style-name="ce20" table:formula="of:=IF(AND([.$D$3]=1;[.C807]&lt;&gt;&quot;&quot;);[.$F$3]*[.C807]+[.$F$4])" office:value-type="float" office:value="0" calcext:value-type="float">
            <text:p>0</text:p>
          </table:table-cell>
          <table:table-cell table:style-name="ce20" table:formula="of:=IF(AND([.$D$3]=1;[.C807]&lt;&gt;&quot;&quot;);[.D807]-[.E807])" office:value-type="float" office:value="0" calcext:value-type="float">
            <text:p>0</text:p>
          </table:table-cell>
          <table:table-cell table:style-name="ce20" table:formula="of:=IF([.$D$5]=1;[.$I$3]*([.C807]-[.$I$4])^2+[.$I$5];&quot;&quot;)">
            <text:p/>
          </table:table-cell>
          <table:table-cell table:style-name="ce20" table:formula="of:=IF(AND([.$D$5]=1;[.C807]&lt;&gt;&quot;&quot;);[.D807]-[.G807])" office:value-type="float" office:value="0" calcext:value-type="float">
            <text:p>0</text:p>
          </table:table-cell>
          <table:table-cell table:number-columns-repeated="1016"/>
        </table:table-row>
        <table:table-row table:style-name="ro2">
          <table:table-cell table:number-columns-repeated="4"/>
          <table:table-cell table:style-name="ce20" table:formula="of:=IF(AND([.$D$3]=1;[.C808]&lt;&gt;&quot;&quot;);[.$F$3]*[.C808]+[.$F$4])" office:value-type="float" office:value="0" calcext:value-type="float">
            <text:p>0</text:p>
          </table:table-cell>
          <table:table-cell table:style-name="ce20" table:formula="of:=IF(AND([.$D$3]=1;[.C808]&lt;&gt;&quot;&quot;);[.D808]-[.E808])" office:value-type="float" office:value="0" calcext:value-type="float">
            <text:p>0</text:p>
          </table:table-cell>
          <table:table-cell table:style-name="ce20" table:formula="of:=IF([.$D$5]=1;[.$I$3]*([.C808]-[.$I$4])^2+[.$I$5];&quot;&quot;)">
            <text:p/>
          </table:table-cell>
          <table:table-cell table:style-name="ce20" table:formula="of:=IF(AND([.$D$5]=1;[.C808]&lt;&gt;&quot;&quot;);[.D808]-[.G808])" office:value-type="float" office:value="0" calcext:value-type="float">
            <text:p>0</text:p>
          </table:table-cell>
          <table:table-cell table:number-columns-repeated="1016"/>
        </table:table-row>
        <table:table-row table:style-name="ro2">
          <table:table-cell table:number-columns-repeated="4"/>
          <table:table-cell table:style-name="ce20" table:formula="of:=IF(AND([.$D$3]=1;[.C809]&lt;&gt;&quot;&quot;);[.$F$3]*[.C809]+[.$F$4])" office:value-type="float" office:value="0" calcext:value-type="float">
            <text:p>0</text:p>
          </table:table-cell>
          <table:table-cell table:style-name="ce20" table:formula="of:=IF(AND([.$D$3]=1;[.C809]&lt;&gt;&quot;&quot;);[.D809]-[.E809])" office:value-type="float" office:value="0" calcext:value-type="float">
            <text:p>0</text:p>
          </table:table-cell>
          <table:table-cell table:style-name="ce20" table:formula="of:=IF([.$D$5]=1;[.$I$3]*([.C809]-[.$I$4])^2+[.$I$5];&quot;&quot;)">
            <text:p/>
          </table:table-cell>
          <table:table-cell table:style-name="ce20" table:formula="of:=IF(AND([.$D$5]=1;[.C809]&lt;&gt;&quot;&quot;);[.D809]-[.G809])" office:value-type="float" office:value="0" calcext:value-type="float">
            <text:p>0</text:p>
          </table:table-cell>
          <table:table-cell table:number-columns-repeated="1016"/>
        </table:table-row>
        <table:table-row table:style-name="ro2">
          <table:table-cell table:number-columns-repeated="4"/>
          <table:table-cell table:style-name="ce20" table:formula="of:=IF(AND([.$D$3]=1;[.C810]&lt;&gt;&quot;&quot;);[.$F$3]*[.C810]+[.$F$4])" office:value-type="float" office:value="0" calcext:value-type="float">
            <text:p>0</text:p>
          </table:table-cell>
          <table:table-cell table:style-name="ce20" table:formula="of:=IF(AND([.$D$3]=1;[.C810]&lt;&gt;&quot;&quot;);[.D810]-[.E810])" office:value-type="float" office:value="0" calcext:value-type="float">
            <text:p>0</text:p>
          </table:table-cell>
          <table:table-cell table:style-name="ce20" table:formula="of:=IF([.$D$5]=1;[.$I$3]*([.C810]-[.$I$4])^2+[.$I$5];&quot;&quot;)">
            <text:p/>
          </table:table-cell>
          <table:table-cell table:style-name="ce20" table:formula="of:=IF(AND([.$D$5]=1;[.C810]&lt;&gt;&quot;&quot;);[.D810]-[.G810])" office:value-type="float" office:value="0" calcext:value-type="float">
            <text:p>0</text:p>
          </table:table-cell>
          <table:table-cell table:number-columns-repeated="1016"/>
        </table:table-row>
        <table:table-row table:style-name="ro2">
          <table:table-cell table:number-columns-repeated="4"/>
          <table:table-cell table:style-name="ce20" table:formula="of:=IF(AND([.$D$3]=1;[.C811]&lt;&gt;&quot;&quot;);[.$F$3]*[.C811]+[.$F$4])" office:value-type="float" office:value="0" calcext:value-type="float">
            <text:p>0</text:p>
          </table:table-cell>
          <table:table-cell table:style-name="ce20" table:formula="of:=IF(AND([.$D$3]=1;[.C811]&lt;&gt;&quot;&quot;);[.D811]-[.E811])" office:value-type="float" office:value="0" calcext:value-type="float">
            <text:p>0</text:p>
          </table:table-cell>
          <table:table-cell table:style-name="ce20" table:formula="of:=IF([.$D$5]=1;[.$I$3]*([.C811]-[.$I$4])^2+[.$I$5];&quot;&quot;)">
            <text:p/>
          </table:table-cell>
          <table:table-cell table:style-name="ce20" table:formula="of:=IF(AND([.$D$5]=1;[.C811]&lt;&gt;&quot;&quot;);[.D811]-[.G811])" office:value-type="float" office:value="0" calcext:value-type="float">
            <text:p>0</text:p>
          </table:table-cell>
          <table:table-cell table:number-columns-repeated="1016"/>
        </table:table-row>
        <table:table-row table:style-name="ro2">
          <table:table-cell table:number-columns-repeated="4"/>
          <table:table-cell table:style-name="ce20" table:formula="of:=IF(AND([.$D$3]=1;[.C812]&lt;&gt;&quot;&quot;);[.$F$3]*[.C812]+[.$F$4])" office:value-type="float" office:value="0" calcext:value-type="float">
            <text:p>0</text:p>
          </table:table-cell>
          <table:table-cell table:style-name="ce20" table:formula="of:=IF(AND([.$D$3]=1;[.C812]&lt;&gt;&quot;&quot;);[.D812]-[.E812])" office:value-type="float" office:value="0" calcext:value-type="float">
            <text:p>0</text:p>
          </table:table-cell>
          <table:table-cell table:style-name="ce20" table:formula="of:=IF([.$D$5]=1;[.$I$3]*([.C812]-[.$I$4])^2+[.$I$5];&quot;&quot;)">
            <text:p/>
          </table:table-cell>
          <table:table-cell table:style-name="ce20" table:formula="of:=IF(AND([.$D$5]=1;[.C812]&lt;&gt;&quot;&quot;);[.D812]-[.G812])" office:value-type="float" office:value="0" calcext:value-type="float">
            <text:p>0</text:p>
          </table:table-cell>
          <table:table-cell table:number-columns-repeated="1016"/>
        </table:table-row>
        <table:table-row table:style-name="ro2">
          <table:table-cell table:number-columns-repeated="4"/>
          <table:table-cell table:style-name="ce20" table:formula="of:=IF(AND([.$D$3]=1;[.C813]&lt;&gt;&quot;&quot;);[.$F$3]*[.C813]+[.$F$4])" office:value-type="float" office:value="0" calcext:value-type="float">
            <text:p>0</text:p>
          </table:table-cell>
          <table:table-cell table:style-name="ce20" table:formula="of:=IF(AND([.$D$3]=1;[.C813]&lt;&gt;&quot;&quot;);[.D813]-[.E813])" office:value-type="float" office:value="0" calcext:value-type="float">
            <text:p>0</text:p>
          </table:table-cell>
          <table:table-cell table:style-name="ce20" table:formula="of:=IF([.$D$5]=1;[.$I$3]*([.C813]-[.$I$4])^2+[.$I$5];&quot;&quot;)">
            <text:p/>
          </table:table-cell>
          <table:table-cell table:style-name="ce20" table:formula="of:=IF(AND([.$D$5]=1;[.C813]&lt;&gt;&quot;&quot;);[.D813]-[.G813])" office:value-type="float" office:value="0" calcext:value-type="float">
            <text:p>0</text:p>
          </table:table-cell>
          <table:table-cell table:number-columns-repeated="1016"/>
        </table:table-row>
        <table:table-row table:style-name="ro2">
          <table:table-cell table:number-columns-repeated="4"/>
          <table:table-cell table:style-name="ce20" table:formula="of:=IF(AND([.$D$3]=1;[.C814]&lt;&gt;&quot;&quot;);[.$F$3]*[.C814]+[.$F$4])" office:value-type="float" office:value="0" calcext:value-type="float">
            <text:p>0</text:p>
          </table:table-cell>
          <table:table-cell table:style-name="ce20" table:formula="of:=IF(AND([.$D$3]=1;[.C814]&lt;&gt;&quot;&quot;);[.D814]-[.E814])" office:value-type="float" office:value="0" calcext:value-type="float">
            <text:p>0</text:p>
          </table:table-cell>
          <table:table-cell table:style-name="ce20" table:formula="of:=IF([.$D$5]=1;[.$I$3]*([.C814]-[.$I$4])^2+[.$I$5];&quot;&quot;)">
            <text:p/>
          </table:table-cell>
          <table:table-cell table:style-name="ce20" table:formula="of:=IF(AND([.$D$5]=1;[.C814]&lt;&gt;&quot;&quot;);[.D814]-[.G814])" office:value-type="float" office:value="0" calcext:value-type="float">
            <text:p>0</text:p>
          </table:table-cell>
          <table:table-cell table:number-columns-repeated="1016"/>
        </table:table-row>
        <table:table-row table:style-name="ro2">
          <table:table-cell table:number-columns-repeated="4"/>
          <table:table-cell table:style-name="ce20" table:formula="of:=IF(AND([.$D$3]=1;[.C815]&lt;&gt;&quot;&quot;);[.$F$3]*[.C815]+[.$F$4])" office:value-type="float" office:value="0" calcext:value-type="float">
            <text:p>0</text:p>
          </table:table-cell>
          <table:table-cell table:style-name="ce20" table:formula="of:=IF(AND([.$D$3]=1;[.C815]&lt;&gt;&quot;&quot;);[.D815]-[.E815])" office:value-type="float" office:value="0" calcext:value-type="float">
            <text:p>0</text:p>
          </table:table-cell>
          <table:table-cell table:style-name="ce20" table:formula="of:=IF([.$D$5]=1;[.$I$3]*([.C815]-[.$I$4])^2+[.$I$5];&quot;&quot;)">
            <text:p/>
          </table:table-cell>
          <table:table-cell table:style-name="ce20" table:formula="of:=IF(AND([.$D$5]=1;[.C815]&lt;&gt;&quot;&quot;);[.D815]-[.G815])" office:value-type="float" office:value="0" calcext:value-type="float">
            <text:p>0</text:p>
          </table:table-cell>
          <table:table-cell table:number-columns-repeated="1016"/>
        </table:table-row>
        <table:table-row table:style-name="ro2">
          <table:table-cell table:number-columns-repeated="4"/>
          <table:table-cell table:style-name="ce20" table:formula="of:=IF(AND([.$D$3]=1;[.C816]&lt;&gt;&quot;&quot;);[.$F$3]*[.C816]+[.$F$4])" office:value-type="float" office:value="0" calcext:value-type="float">
            <text:p>0</text:p>
          </table:table-cell>
          <table:table-cell table:style-name="ce20" table:formula="of:=IF(AND([.$D$3]=1;[.C816]&lt;&gt;&quot;&quot;);[.D816]-[.E816])" office:value-type="float" office:value="0" calcext:value-type="float">
            <text:p>0</text:p>
          </table:table-cell>
          <table:table-cell table:style-name="ce20" table:formula="of:=IF([.$D$5]=1;[.$I$3]*([.C816]-[.$I$4])^2+[.$I$5];&quot;&quot;)">
            <text:p/>
          </table:table-cell>
          <table:table-cell table:style-name="ce20" table:formula="of:=IF(AND([.$D$5]=1;[.C816]&lt;&gt;&quot;&quot;);[.D816]-[.G816])" office:value-type="float" office:value="0" calcext:value-type="float">
            <text:p>0</text:p>
          </table:table-cell>
          <table:table-cell table:number-columns-repeated="1016"/>
        </table:table-row>
        <table:table-row table:style-name="ro2">
          <table:table-cell table:number-columns-repeated="4"/>
          <table:table-cell table:style-name="ce20" table:formula="of:=IF(AND([.$D$3]=1;[.C817]&lt;&gt;&quot;&quot;);[.$F$3]*[.C817]+[.$F$4])" office:value-type="float" office:value="0" calcext:value-type="float">
            <text:p>0</text:p>
          </table:table-cell>
          <table:table-cell table:style-name="ce20" table:formula="of:=IF(AND([.$D$3]=1;[.C817]&lt;&gt;&quot;&quot;);[.D817]-[.E817])" office:value-type="float" office:value="0" calcext:value-type="float">
            <text:p>0</text:p>
          </table:table-cell>
          <table:table-cell table:style-name="ce20" table:formula="of:=IF([.$D$5]=1;[.$I$3]*([.C817]-[.$I$4])^2+[.$I$5];&quot;&quot;)">
            <text:p/>
          </table:table-cell>
          <table:table-cell table:style-name="ce20" table:formula="of:=IF(AND([.$D$5]=1;[.C817]&lt;&gt;&quot;&quot;);[.D817]-[.G817])" office:value-type="float" office:value="0" calcext:value-type="float">
            <text:p>0</text:p>
          </table:table-cell>
          <table:table-cell table:number-columns-repeated="1016"/>
        </table:table-row>
        <table:table-row table:style-name="ro2">
          <table:table-cell table:number-columns-repeated="4"/>
          <table:table-cell table:style-name="ce20" table:formula="of:=IF(AND([.$D$3]=1;[.C818]&lt;&gt;&quot;&quot;);[.$F$3]*[.C818]+[.$F$4])" office:value-type="float" office:value="0" calcext:value-type="float">
            <text:p>0</text:p>
          </table:table-cell>
          <table:table-cell table:style-name="ce20" table:formula="of:=IF(AND([.$D$3]=1;[.C818]&lt;&gt;&quot;&quot;);[.D818]-[.E818])" office:value-type="float" office:value="0" calcext:value-type="float">
            <text:p>0</text:p>
          </table:table-cell>
          <table:table-cell table:style-name="ce20" table:formula="of:=IF([.$D$5]=1;[.$I$3]*([.C818]-[.$I$4])^2+[.$I$5];&quot;&quot;)">
            <text:p/>
          </table:table-cell>
          <table:table-cell table:style-name="ce20" table:formula="of:=IF(AND([.$D$5]=1;[.C818]&lt;&gt;&quot;&quot;);[.D818]-[.G818])" office:value-type="float" office:value="0" calcext:value-type="float">
            <text:p>0</text:p>
          </table:table-cell>
          <table:table-cell table:number-columns-repeated="1016"/>
        </table:table-row>
        <table:table-row table:style-name="ro2">
          <table:table-cell table:number-columns-repeated="4"/>
          <table:table-cell table:style-name="ce20" table:formula="of:=IF(AND([.$D$3]=1;[.C819]&lt;&gt;&quot;&quot;);[.$F$3]*[.C819]+[.$F$4])" office:value-type="float" office:value="0" calcext:value-type="float">
            <text:p>0</text:p>
          </table:table-cell>
          <table:table-cell table:style-name="ce20" table:formula="of:=IF(AND([.$D$3]=1;[.C819]&lt;&gt;&quot;&quot;);[.D819]-[.E819])" office:value-type="float" office:value="0" calcext:value-type="float">
            <text:p>0</text:p>
          </table:table-cell>
          <table:table-cell table:style-name="ce20" table:formula="of:=IF([.$D$5]=1;[.$I$3]*([.C819]-[.$I$4])^2+[.$I$5];&quot;&quot;)">
            <text:p/>
          </table:table-cell>
          <table:table-cell table:style-name="ce20" table:formula="of:=IF(AND([.$D$5]=1;[.C819]&lt;&gt;&quot;&quot;);[.D819]-[.G819])" office:value-type="float" office:value="0" calcext:value-type="float">
            <text:p>0</text:p>
          </table:table-cell>
          <table:table-cell table:number-columns-repeated="1016"/>
        </table:table-row>
        <table:table-row table:style-name="ro2">
          <table:table-cell table:number-columns-repeated="4"/>
          <table:table-cell table:style-name="ce20" table:formula="of:=IF(AND([.$D$3]=1;[.C820]&lt;&gt;&quot;&quot;);[.$F$3]*[.C820]+[.$F$4])" office:value-type="float" office:value="0" calcext:value-type="float">
            <text:p>0</text:p>
          </table:table-cell>
          <table:table-cell table:style-name="ce20" table:formula="of:=IF(AND([.$D$3]=1;[.C820]&lt;&gt;&quot;&quot;);[.D820]-[.E820])" office:value-type="float" office:value="0" calcext:value-type="float">
            <text:p>0</text:p>
          </table:table-cell>
          <table:table-cell table:style-name="ce20" table:formula="of:=IF([.$D$5]=1;[.$I$3]*([.C820]-[.$I$4])^2+[.$I$5];&quot;&quot;)">
            <text:p/>
          </table:table-cell>
          <table:table-cell table:style-name="ce20" table:formula="of:=IF(AND([.$D$5]=1;[.C820]&lt;&gt;&quot;&quot;);[.D820]-[.G820])" office:value-type="float" office:value="0" calcext:value-type="float">
            <text:p>0</text:p>
          </table:table-cell>
          <table:table-cell table:number-columns-repeated="1016"/>
        </table:table-row>
        <table:table-row table:style-name="ro2">
          <table:table-cell table:number-columns-repeated="4"/>
          <table:table-cell table:style-name="ce20" table:formula="of:=IF(AND([.$D$3]=1;[.C821]&lt;&gt;&quot;&quot;);[.$F$3]*[.C821]+[.$F$4])" office:value-type="float" office:value="0" calcext:value-type="float">
            <text:p>0</text:p>
          </table:table-cell>
          <table:table-cell table:style-name="ce20" table:formula="of:=IF(AND([.$D$3]=1;[.C821]&lt;&gt;&quot;&quot;);[.D821]-[.E821])" office:value-type="float" office:value="0" calcext:value-type="float">
            <text:p>0</text:p>
          </table:table-cell>
          <table:table-cell table:style-name="ce20" table:formula="of:=IF([.$D$5]=1;[.$I$3]*([.C821]-[.$I$4])^2+[.$I$5];&quot;&quot;)">
            <text:p/>
          </table:table-cell>
          <table:table-cell table:style-name="ce20" table:formula="of:=IF(AND([.$D$5]=1;[.C821]&lt;&gt;&quot;&quot;);[.D821]-[.G821])" office:value-type="float" office:value="0" calcext:value-type="float">
            <text:p>0</text:p>
          </table:table-cell>
          <table:table-cell table:number-columns-repeated="1016"/>
        </table:table-row>
        <table:table-row table:style-name="ro2">
          <table:table-cell table:number-columns-repeated="4"/>
          <table:table-cell table:style-name="ce20" table:formula="of:=IF(AND([.$D$3]=1;[.C822]&lt;&gt;&quot;&quot;);[.$F$3]*[.C822]+[.$F$4])" office:value-type="float" office:value="0" calcext:value-type="float">
            <text:p>0</text:p>
          </table:table-cell>
          <table:table-cell table:style-name="ce20" table:formula="of:=IF(AND([.$D$3]=1;[.C822]&lt;&gt;&quot;&quot;);[.D822]-[.E822])" office:value-type="float" office:value="0" calcext:value-type="float">
            <text:p>0</text:p>
          </table:table-cell>
          <table:table-cell table:style-name="ce20" table:formula="of:=IF([.$D$5]=1;[.$I$3]*([.C822]-[.$I$4])^2+[.$I$5];&quot;&quot;)">
            <text:p/>
          </table:table-cell>
          <table:table-cell table:style-name="ce20" table:formula="of:=IF(AND([.$D$5]=1;[.C822]&lt;&gt;&quot;&quot;);[.D822]-[.G822])" office:value-type="float" office:value="0" calcext:value-type="float">
            <text:p>0</text:p>
          </table:table-cell>
          <table:table-cell table:number-columns-repeated="1016"/>
        </table:table-row>
        <table:table-row table:style-name="ro2">
          <table:table-cell table:number-columns-repeated="4"/>
          <table:table-cell table:style-name="ce20" table:formula="of:=IF(AND([.$D$3]=1;[.C823]&lt;&gt;&quot;&quot;);[.$F$3]*[.C823]+[.$F$4])" office:value-type="float" office:value="0" calcext:value-type="float">
            <text:p>0</text:p>
          </table:table-cell>
          <table:table-cell table:style-name="ce20" table:formula="of:=IF(AND([.$D$3]=1;[.C823]&lt;&gt;&quot;&quot;);[.D823]-[.E823])" office:value-type="float" office:value="0" calcext:value-type="float">
            <text:p>0</text:p>
          </table:table-cell>
          <table:table-cell table:style-name="ce20" table:formula="of:=IF([.$D$5]=1;[.$I$3]*([.C823]-[.$I$4])^2+[.$I$5];&quot;&quot;)">
            <text:p/>
          </table:table-cell>
          <table:table-cell table:style-name="ce20" table:formula="of:=IF(AND([.$D$5]=1;[.C823]&lt;&gt;&quot;&quot;);[.D823]-[.G823])" office:value-type="float" office:value="0" calcext:value-type="float">
            <text:p>0</text:p>
          </table:table-cell>
          <table:table-cell table:number-columns-repeated="1016"/>
        </table:table-row>
        <table:table-row table:style-name="ro2">
          <table:table-cell table:number-columns-repeated="4"/>
          <table:table-cell table:style-name="ce20" table:formula="of:=IF(AND([.$D$3]=1;[.C824]&lt;&gt;&quot;&quot;);[.$F$3]*[.C824]+[.$F$4])" office:value-type="float" office:value="0" calcext:value-type="float">
            <text:p>0</text:p>
          </table:table-cell>
          <table:table-cell table:style-name="ce20" table:formula="of:=IF(AND([.$D$3]=1;[.C824]&lt;&gt;&quot;&quot;);[.D824]-[.E824])" office:value-type="float" office:value="0" calcext:value-type="float">
            <text:p>0</text:p>
          </table:table-cell>
          <table:table-cell table:style-name="ce20" table:formula="of:=IF([.$D$5]=1;[.$I$3]*([.C824]-[.$I$4])^2+[.$I$5];&quot;&quot;)">
            <text:p/>
          </table:table-cell>
          <table:table-cell table:style-name="ce20" table:formula="of:=IF(AND([.$D$5]=1;[.C824]&lt;&gt;&quot;&quot;);[.D824]-[.G824])" office:value-type="float" office:value="0" calcext:value-type="float">
            <text:p>0</text:p>
          </table:table-cell>
          <table:table-cell table:number-columns-repeated="1016"/>
        </table:table-row>
        <table:table-row table:style-name="ro2">
          <table:table-cell table:number-columns-repeated="4"/>
          <table:table-cell table:style-name="ce20" table:formula="of:=IF(AND([.$D$3]=1;[.C825]&lt;&gt;&quot;&quot;);[.$F$3]*[.C825]+[.$F$4])" office:value-type="float" office:value="0" calcext:value-type="float">
            <text:p>0</text:p>
          </table:table-cell>
          <table:table-cell table:style-name="ce20" table:formula="of:=IF(AND([.$D$3]=1;[.C825]&lt;&gt;&quot;&quot;);[.D825]-[.E825])" office:value-type="float" office:value="0" calcext:value-type="float">
            <text:p>0</text:p>
          </table:table-cell>
          <table:table-cell table:style-name="ce20" table:formula="of:=IF([.$D$5]=1;[.$I$3]*([.C825]-[.$I$4])^2+[.$I$5];&quot;&quot;)">
            <text:p/>
          </table:table-cell>
          <table:table-cell table:style-name="ce20" table:formula="of:=IF(AND([.$D$5]=1;[.C825]&lt;&gt;&quot;&quot;);[.D825]-[.G825])" office:value-type="float" office:value="0" calcext:value-type="float">
            <text:p>0</text:p>
          </table:table-cell>
          <table:table-cell table:number-columns-repeated="1016"/>
        </table:table-row>
        <table:table-row table:style-name="ro2">
          <table:table-cell table:number-columns-repeated="4"/>
          <table:table-cell table:style-name="ce20" table:formula="of:=IF(AND([.$D$3]=1;[.C826]&lt;&gt;&quot;&quot;);[.$F$3]*[.C826]+[.$F$4])" office:value-type="float" office:value="0" calcext:value-type="float">
            <text:p>0</text:p>
          </table:table-cell>
          <table:table-cell table:style-name="ce20" table:formula="of:=IF(AND([.$D$3]=1;[.C826]&lt;&gt;&quot;&quot;);[.D826]-[.E826])" office:value-type="float" office:value="0" calcext:value-type="float">
            <text:p>0</text:p>
          </table:table-cell>
          <table:table-cell table:style-name="ce20" table:formula="of:=IF([.$D$5]=1;[.$I$3]*([.C826]-[.$I$4])^2+[.$I$5];&quot;&quot;)">
            <text:p/>
          </table:table-cell>
          <table:table-cell table:style-name="ce20" table:formula="of:=IF(AND([.$D$5]=1;[.C826]&lt;&gt;&quot;&quot;);[.D826]-[.G826])" office:value-type="float" office:value="0" calcext:value-type="float">
            <text:p>0</text:p>
          </table:table-cell>
          <table:table-cell table:number-columns-repeated="1016"/>
        </table:table-row>
        <table:table-row table:style-name="ro2">
          <table:table-cell table:number-columns-repeated="4"/>
          <table:table-cell table:style-name="ce20" table:formula="of:=IF(AND([.$D$3]=1;[.C827]&lt;&gt;&quot;&quot;);[.$F$3]*[.C827]+[.$F$4])" office:value-type="float" office:value="0" calcext:value-type="float">
            <text:p>0</text:p>
          </table:table-cell>
          <table:table-cell table:style-name="ce20" table:formula="of:=IF(AND([.$D$3]=1;[.C827]&lt;&gt;&quot;&quot;);[.D827]-[.E827])" office:value-type="float" office:value="0" calcext:value-type="float">
            <text:p>0</text:p>
          </table:table-cell>
          <table:table-cell table:style-name="ce20" table:formula="of:=IF([.$D$5]=1;[.$I$3]*([.C827]-[.$I$4])^2+[.$I$5];&quot;&quot;)">
            <text:p/>
          </table:table-cell>
          <table:table-cell table:style-name="ce20" table:formula="of:=IF(AND([.$D$5]=1;[.C827]&lt;&gt;&quot;&quot;);[.D827]-[.G827])" office:value-type="float" office:value="0" calcext:value-type="float">
            <text:p>0</text:p>
          </table:table-cell>
          <table:table-cell table:number-columns-repeated="1016"/>
        </table:table-row>
        <table:table-row table:style-name="ro2">
          <table:table-cell table:number-columns-repeated="4"/>
          <table:table-cell table:style-name="ce20" table:formula="of:=IF(AND([.$D$3]=1;[.C828]&lt;&gt;&quot;&quot;);[.$F$3]*[.C828]+[.$F$4])" office:value-type="float" office:value="0" calcext:value-type="float">
            <text:p>0</text:p>
          </table:table-cell>
          <table:table-cell table:style-name="ce20" table:formula="of:=IF(AND([.$D$3]=1;[.C828]&lt;&gt;&quot;&quot;);[.D828]-[.E828])" office:value-type="float" office:value="0" calcext:value-type="float">
            <text:p>0</text:p>
          </table:table-cell>
          <table:table-cell table:style-name="ce20" table:formula="of:=IF([.$D$5]=1;[.$I$3]*([.C828]-[.$I$4])^2+[.$I$5];&quot;&quot;)">
            <text:p/>
          </table:table-cell>
          <table:table-cell table:style-name="ce20" table:formula="of:=IF(AND([.$D$5]=1;[.C828]&lt;&gt;&quot;&quot;);[.D828]-[.G828])" office:value-type="float" office:value="0" calcext:value-type="float">
            <text:p>0</text:p>
          </table:table-cell>
          <table:table-cell table:number-columns-repeated="1016"/>
        </table:table-row>
        <table:table-row table:style-name="ro2">
          <table:table-cell table:number-columns-repeated="4"/>
          <table:table-cell table:style-name="ce20" table:formula="of:=IF(AND([.$D$3]=1;[.C829]&lt;&gt;&quot;&quot;);[.$F$3]*[.C829]+[.$F$4])" office:value-type="float" office:value="0" calcext:value-type="float">
            <text:p>0</text:p>
          </table:table-cell>
          <table:table-cell table:style-name="ce20" table:formula="of:=IF(AND([.$D$3]=1;[.C829]&lt;&gt;&quot;&quot;);[.D829]-[.E829])" office:value-type="float" office:value="0" calcext:value-type="float">
            <text:p>0</text:p>
          </table:table-cell>
          <table:table-cell table:style-name="ce20" table:formula="of:=IF([.$D$5]=1;[.$I$3]*([.C829]-[.$I$4])^2+[.$I$5];&quot;&quot;)">
            <text:p/>
          </table:table-cell>
          <table:table-cell table:style-name="ce20" table:formula="of:=IF(AND([.$D$5]=1;[.C829]&lt;&gt;&quot;&quot;);[.D829]-[.G829])" office:value-type="float" office:value="0" calcext:value-type="float">
            <text:p>0</text:p>
          </table:table-cell>
          <table:table-cell table:number-columns-repeated="1016"/>
        </table:table-row>
        <table:table-row table:style-name="ro2">
          <table:table-cell table:number-columns-repeated="4"/>
          <table:table-cell table:style-name="ce20" table:formula="of:=IF(AND([.$D$3]=1;[.C830]&lt;&gt;&quot;&quot;);[.$F$3]*[.C830]+[.$F$4])" office:value-type="float" office:value="0" calcext:value-type="float">
            <text:p>0</text:p>
          </table:table-cell>
          <table:table-cell table:style-name="ce20" table:formula="of:=IF(AND([.$D$3]=1;[.C830]&lt;&gt;&quot;&quot;);[.D830]-[.E830])" office:value-type="float" office:value="0" calcext:value-type="float">
            <text:p>0</text:p>
          </table:table-cell>
          <table:table-cell table:style-name="ce20" table:formula="of:=IF([.$D$5]=1;[.$I$3]*([.C830]-[.$I$4])^2+[.$I$5];&quot;&quot;)">
            <text:p/>
          </table:table-cell>
          <table:table-cell table:style-name="ce20" table:formula="of:=IF(AND([.$D$5]=1;[.C830]&lt;&gt;&quot;&quot;);[.D830]-[.G830])" office:value-type="float" office:value="0" calcext:value-type="float">
            <text:p>0</text:p>
          </table:table-cell>
          <table:table-cell table:number-columns-repeated="1016"/>
        </table:table-row>
        <table:table-row table:style-name="ro2">
          <table:table-cell table:number-columns-repeated="4"/>
          <table:table-cell table:style-name="ce20" table:formula="of:=IF(AND([.$D$3]=1;[.C831]&lt;&gt;&quot;&quot;);[.$F$3]*[.C831]+[.$F$4])" office:value-type="float" office:value="0" calcext:value-type="float">
            <text:p>0</text:p>
          </table:table-cell>
          <table:table-cell table:style-name="ce20" table:formula="of:=IF(AND([.$D$3]=1;[.C831]&lt;&gt;&quot;&quot;);[.D831]-[.E831])" office:value-type="float" office:value="0" calcext:value-type="float">
            <text:p>0</text:p>
          </table:table-cell>
          <table:table-cell table:style-name="ce20" table:formula="of:=IF([.$D$5]=1;[.$I$3]*([.C831]-[.$I$4])^2+[.$I$5];&quot;&quot;)">
            <text:p/>
          </table:table-cell>
          <table:table-cell table:style-name="ce20" table:formula="of:=IF(AND([.$D$5]=1;[.C831]&lt;&gt;&quot;&quot;);[.D831]-[.G831])" office:value-type="float" office:value="0" calcext:value-type="float">
            <text:p>0</text:p>
          </table:table-cell>
          <table:table-cell table:number-columns-repeated="1016"/>
        </table:table-row>
        <table:table-row table:style-name="ro2">
          <table:table-cell table:number-columns-repeated="4"/>
          <table:table-cell table:style-name="ce20" table:formula="of:=IF(AND([.$D$3]=1;[.C832]&lt;&gt;&quot;&quot;);[.$F$3]*[.C832]+[.$F$4])" office:value-type="float" office:value="0" calcext:value-type="float">
            <text:p>0</text:p>
          </table:table-cell>
          <table:table-cell table:style-name="ce20" table:formula="of:=IF(AND([.$D$3]=1;[.C832]&lt;&gt;&quot;&quot;);[.D832]-[.E832])" office:value-type="float" office:value="0" calcext:value-type="float">
            <text:p>0</text:p>
          </table:table-cell>
          <table:table-cell table:style-name="ce20" table:formula="of:=IF([.$D$5]=1;[.$I$3]*([.C832]-[.$I$4])^2+[.$I$5];&quot;&quot;)">
            <text:p/>
          </table:table-cell>
          <table:table-cell table:style-name="ce20" table:formula="of:=IF(AND([.$D$5]=1;[.C832]&lt;&gt;&quot;&quot;);[.D832]-[.G832])" office:value-type="float" office:value="0" calcext:value-type="float">
            <text:p>0</text:p>
          </table:table-cell>
          <table:table-cell table:number-columns-repeated="1016"/>
        </table:table-row>
        <table:table-row table:style-name="ro2">
          <table:table-cell table:number-columns-repeated="4"/>
          <table:table-cell table:style-name="ce20" table:formula="of:=IF(AND([.$D$3]=1;[.C833]&lt;&gt;&quot;&quot;);[.$F$3]*[.C833]+[.$F$4])" office:value-type="float" office:value="0" calcext:value-type="float">
            <text:p>0</text:p>
          </table:table-cell>
          <table:table-cell table:style-name="ce20" table:formula="of:=IF(AND([.$D$3]=1;[.C833]&lt;&gt;&quot;&quot;);[.D833]-[.E833])" office:value-type="float" office:value="0" calcext:value-type="float">
            <text:p>0</text:p>
          </table:table-cell>
          <table:table-cell table:style-name="ce20" table:formula="of:=IF([.$D$5]=1;[.$I$3]*([.C833]-[.$I$4])^2+[.$I$5];&quot;&quot;)">
            <text:p/>
          </table:table-cell>
          <table:table-cell table:style-name="ce20" table:formula="of:=IF(AND([.$D$5]=1;[.C833]&lt;&gt;&quot;&quot;);[.D833]-[.G833])" office:value-type="float" office:value="0" calcext:value-type="float">
            <text:p>0</text:p>
          </table:table-cell>
          <table:table-cell table:number-columns-repeated="1016"/>
        </table:table-row>
        <table:table-row table:style-name="ro2">
          <table:table-cell table:number-columns-repeated="4"/>
          <table:table-cell table:style-name="ce20" table:formula="of:=IF(AND([.$D$3]=1;[.C834]&lt;&gt;&quot;&quot;);[.$F$3]*[.C834]+[.$F$4])" office:value-type="float" office:value="0" calcext:value-type="float">
            <text:p>0</text:p>
          </table:table-cell>
          <table:table-cell table:style-name="ce20" table:formula="of:=IF(AND([.$D$3]=1;[.C834]&lt;&gt;&quot;&quot;);[.D834]-[.E834])" office:value-type="float" office:value="0" calcext:value-type="float">
            <text:p>0</text:p>
          </table:table-cell>
          <table:table-cell table:style-name="ce20" table:formula="of:=IF([.$D$5]=1;[.$I$3]*([.C834]-[.$I$4])^2+[.$I$5];&quot;&quot;)">
            <text:p/>
          </table:table-cell>
          <table:table-cell table:style-name="ce20" table:formula="of:=IF(AND([.$D$5]=1;[.C834]&lt;&gt;&quot;&quot;);[.D834]-[.G834])" office:value-type="float" office:value="0" calcext:value-type="float">
            <text:p>0</text:p>
          </table:table-cell>
          <table:table-cell table:number-columns-repeated="1016"/>
        </table:table-row>
        <table:table-row table:style-name="ro2">
          <table:table-cell table:number-columns-repeated="4"/>
          <table:table-cell table:style-name="ce20" table:formula="of:=IF(AND([.$D$3]=1;[.C835]&lt;&gt;&quot;&quot;);[.$F$3]*[.C835]+[.$F$4])" office:value-type="float" office:value="0" calcext:value-type="float">
            <text:p>0</text:p>
          </table:table-cell>
          <table:table-cell table:style-name="ce20" table:formula="of:=IF(AND([.$D$3]=1;[.C835]&lt;&gt;&quot;&quot;);[.D835]-[.E835])" office:value-type="float" office:value="0" calcext:value-type="float">
            <text:p>0</text:p>
          </table:table-cell>
          <table:table-cell table:style-name="ce20" table:formula="of:=IF([.$D$5]=1;[.$I$3]*([.C835]-[.$I$4])^2+[.$I$5];&quot;&quot;)">
            <text:p/>
          </table:table-cell>
          <table:table-cell table:style-name="ce20" table:formula="of:=IF(AND([.$D$5]=1;[.C835]&lt;&gt;&quot;&quot;);[.D835]-[.G835])" office:value-type="float" office:value="0" calcext:value-type="float">
            <text:p>0</text:p>
          </table:table-cell>
          <table:table-cell table:number-columns-repeated="1016"/>
        </table:table-row>
        <table:table-row table:style-name="ro2">
          <table:table-cell table:number-columns-repeated="4"/>
          <table:table-cell table:style-name="ce20" table:formula="of:=IF(AND([.$D$3]=1;[.C836]&lt;&gt;&quot;&quot;);[.$F$3]*[.C836]+[.$F$4])" office:value-type="float" office:value="0" calcext:value-type="float">
            <text:p>0</text:p>
          </table:table-cell>
          <table:table-cell table:style-name="ce20" table:formula="of:=IF(AND([.$D$3]=1;[.C836]&lt;&gt;&quot;&quot;);[.D836]-[.E836])" office:value-type="float" office:value="0" calcext:value-type="float">
            <text:p>0</text:p>
          </table:table-cell>
          <table:table-cell table:style-name="ce20" table:formula="of:=IF([.$D$5]=1;[.$I$3]*([.C836]-[.$I$4])^2+[.$I$5];&quot;&quot;)">
            <text:p/>
          </table:table-cell>
          <table:table-cell table:style-name="ce20" table:formula="of:=IF(AND([.$D$5]=1;[.C836]&lt;&gt;&quot;&quot;);[.D836]-[.G836])" office:value-type="float" office:value="0" calcext:value-type="float">
            <text:p>0</text:p>
          </table:table-cell>
          <table:table-cell table:number-columns-repeated="1016"/>
        </table:table-row>
        <table:table-row table:style-name="ro2">
          <table:table-cell table:number-columns-repeated="4"/>
          <table:table-cell table:style-name="ce20" table:formula="of:=IF(AND([.$D$3]=1;[.C837]&lt;&gt;&quot;&quot;);[.$F$3]*[.C837]+[.$F$4])" office:value-type="float" office:value="0" calcext:value-type="float">
            <text:p>0</text:p>
          </table:table-cell>
          <table:table-cell table:style-name="ce20" table:formula="of:=IF(AND([.$D$3]=1;[.C837]&lt;&gt;&quot;&quot;);[.D837]-[.E837])" office:value-type="float" office:value="0" calcext:value-type="float">
            <text:p>0</text:p>
          </table:table-cell>
          <table:table-cell table:style-name="ce20" table:formula="of:=IF([.$D$5]=1;[.$I$3]*([.C837]-[.$I$4])^2+[.$I$5];&quot;&quot;)">
            <text:p/>
          </table:table-cell>
          <table:table-cell table:style-name="ce20" table:formula="of:=IF(AND([.$D$5]=1;[.C837]&lt;&gt;&quot;&quot;);[.D837]-[.G837])" office:value-type="float" office:value="0" calcext:value-type="float">
            <text:p>0</text:p>
          </table:table-cell>
          <table:table-cell table:number-columns-repeated="1016"/>
        </table:table-row>
        <table:table-row table:style-name="ro2">
          <table:table-cell table:number-columns-repeated="4"/>
          <table:table-cell table:style-name="ce20" table:formula="of:=IF(AND([.$D$3]=1;[.C838]&lt;&gt;&quot;&quot;);[.$F$3]*[.C838]+[.$F$4])" office:value-type="float" office:value="0" calcext:value-type="float">
            <text:p>0</text:p>
          </table:table-cell>
          <table:table-cell table:style-name="ce20" table:formula="of:=IF(AND([.$D$3]=1;[.C838]&lt;&gt;&quot;&quot;);[.D838]-[.E838])" office:value-type="float" office:value="0" calcext:value-type="float">
            <text:p>0</text:p>
          </table:table-cell>
          <table:table-cell table:style-name="ce20" table:formula="of:=IF([.$D$5]=1;[.$I$3]*([.C838]-[.$I$4])^2+[.$I$5];&quot;&quot;)">
            <text:p/>
          </table:table-cell>
          <table:table-cell table:style-name="ce20" table:formula="of:=IF(AND([.$D$5]=1;[.C838]&lt;&gt;&quot;&quot;);[.D838]-[.G838])" office:value-type="float" office:value="0" calcext:value-type="float">
            <text:p>0</text:p>
          </table:table-cell>
          <table:table-cell table:number-columns-repeated="1016"/>
        </table:table-row>
        <table:table-row table:style-name="ro2">
          <table:table-cell table:number-columns-repeated="4"/>
          <table:table-cell table:style-name="ce20" table:formula="of:=IF(AND([.$D$3]=1;[.C839]&lt;&gt;&quot;&quot;);[.$F$3]*[.C839]+[.$F$4])" office:value-type="float" office:value="0" calcext:value-type="float">
            <text:p>0</text:p>
          </table:table-cell>
          <table:table-cell table:style-name="ce20" table:formula="of:=IF(AND([.$D$3]=1;[.C839]&lt;&gt;&quot;&quot;);[.D839]-[.E839])" office:value-type="float" office:value="0" calcext:value-type="float">
            <text:p>0</text:p>
          </table:table-cell>
          <table:table-cell table:style-name="ce20" table:formula="of:=IF([.$D$5]=1;[.$I$3]*([.C839]-[.$I$4])^2+[.$I$5];&quot;&quot;)">
            <text:p/>
          </table:table-cell>
          <table:table-cell table:style-name="ce20" table:formula="of:=IF(AND([.$D$5]=1;[.C839]&lt;&gt;&quot;&quot;);[.D839]-[.G839])" office:value-type="float" office:value="0" calcext:value-type="float">
            <text:p>0</text:p>
          </table:table-cell>
          <table:table-cell table:number-columns-repeated="1016"/>
        </table:table-row>
        <table:table-row table:style-name="ro2">
          <table:table-cell table:number-columns-repeated="4"/>
          <table:table-cell table:style-name="ce20" table:formula="of:=IF(AND([.$D$3]=1;[.C840]&lt;&gt;&quot;&quot;);[.$F$3]*[.C840]+[.$F$4])" office:value-type="float" office:value="0" calcext:value-type="float">
            <text:p>0</text:p>
          </table:table-cell>
          <table:table-cell table:style-name="ce20" table:formula="of:=IF(AND([.$D$3]=1;[.C840]&lt;&gt;&quot;&quot;);[.D840]-[.E840])" office:value-type="float" office:value="0" calcext:value-type="float">
            <text:p>0</text:p>
          </table:table-cell>
          <table:table-cell table:style-name="ce20" table:formula="of:=IF([.$D$5]=1;[.$I$3]*([.C840]-[.$I$4])^2+[.$I$5];&quot;&quot;)">
            <text:p/>
          </table:table-cell>
          <table:table-cell table:style-name="ce20" table:formula="of:=IF(AND([.$D$5]=1;[.C840]&lt;&gt;&quot;&quot;);[.D840]-[.G840])" office:value-type="float" office:value="0" calcext:value-type="float">
            <text:p>0</text:p>
          </table:table-cell>
          <table:table-cell table:number-columns-repeated="1016"/>
        </table:table-row>
        <table:table-row table:style-name="ro2">
          <table:table-cell table:number-columns-repeated="4"/>
          <table:table-cell table:style-name="ce20" table:formula="of:=IF(AND([.$D$3]=1;[.C841]&lt;&gt;&quot;&quot;);[.$F$3]*[.C841]+[.$F$4])" office:value-type="float" office:value="0" calcext:value-type="float">
            <text:p>0</text:p>
          </table:table-cell>
          <table:table-cell table:style-name="ce20" table:formula="of:=IF(AND([.$D$3]=1;[.C841]&lt;&gt;&quot;&quot;);[.D841]-[.E841])" office:value-type="float" office:value="0" calcext:value-type="float">
            <text:p>0</text:p>
          </table:table-cell>
          <table:table-cell table:style-name="ce20" table:formula="of:=IF([.$D$5]=1;[.$I$3]*([.C841]-[.$I$4])^2+[.$I$5];&quot;&quot;)">
            <text:p/>
          </table:table-cell>
          <table:table-cell table:style-name="ce20" table:formula="of:=IF(AND([.$D$5]=1;[.C841]&lt;&gt;&quot;&quot;);[.D841]-[.G841])" office:value-type="float" office:value="0" calcext:value-type="float">
            <text:p>0</text:p>
          </table:table-cell>
          <table:table-cell table:number-columns-repeated="1016"/>
        </table:table-row>
        <table:table-row table:style-name="ro2">
          <table:table-cell table:number-columns-repeated="4"/>
          <table:table-cell table:style-name="ce20" table:formula="of:=IF(AND([.$D$3]=1;[.C842]&lt;&gt;&quot;&quot;);[.$F$3]*[.C842]+[.$F$4])" office:value-type="float" office:value="0" calcext:value-type="float">
            <text:p>0</text:p>
          </table:table-cell>
          <table:table-cell table:style-name="ce20" table:formula="of:=IF(AND([.$D$3]=1;[.C842]&lt;&gt;&quot;&quot;);[.D842]-[.E842])" office:value-type="float" office:value="0" calcext:value-type="float">
            <text:p>0</text:p>
          </table:table-cell>
          <table:table-cell table:style-name="ce20" table:formula="of:=IF([.$D$5]=1;[.$I$3]*([.C842]-[.$I$4])^2+[.$I$5];&quot;&quot;)">
            <text:p/>
          </table:table-cell>
          <table:table-cell table:style-name="ce20" table:formula="of:=IF(AND([.$D$5]=1;[.C842]&lt;&gt;&quot;&quot;);[.D842]-[.G842])" office:value-type="float" office:value="0" calcext:value-type="float">
            <text:p>0</text:p>
          </table:table-cell>
          <table:table-cell table:number-columns-repeated="1016"/>
        </table:table-row>
        <table:table-row table:style-name="ro2">
          <table:table-cell table:number-columns-repeated="4"/>
          <table:table-cell table:style-name="ce20" table:formula="of:=IF(AND([.$D$3]=1;[.C843]&lt;&gt;&quot;&quot;);[.$F$3]*[.C843]+[.$F$4])" office:value-type="float" office:value="0" calcext:value-type="float">
            <text:p>0</text:p>
          </table:table-cell>
          <table:table-cell table:style-name="ce20" table:formula="of:=IF(AND([.$D$3]=1;[.C843]&lt;&gt;&quot;&quot;);[.D843]-[.E843])" office:value-type="float" office:value="0" calcext:value-type="float">
            <text:p>0</text:p>
          </table:table-cell>
          <table:table-cell table:style-name="ce20" table:formula="of:=IF([.$D$5]=1;[.$I$3]*([.C843]-[.$I$4])^2+[.$I$5];&quot;&quot;)">
            <text:p/>
          </table:table-cell>
          <table:table-cell table:style-name="ce20" table:formula="of:=IF(AND([.$D$5]=1;[.C843]&lt;&gt;&quot;&quot;);[.D843]-[.G843])" office:value-type="float" office:value="0" calcext:value-type="float">
            <text:p>0</text:p>
          </table:table-cell>
          <table:table-cell table:number-columns-repeated="1016"/>
        </table:table-row>
        <table:table-row table:style-name="ro2">
          <table:table-cell table:number-columns-repeated="4"/>
          <table:table-cell table:style-name="ce20" table:formula="of:=IF(AND([.$D$3]=1;[.C844]&lt;&gt;&quot;&quot;);[.$F$3]*[.C844]+[.$F$4])" office:value-type="float" office:value="0" calcext:value-type="float">
            <text:p>0</text:p>
          </table:table-cell>
          <table:table-cell table:style-name="ce20" table:formula="of:=IF(AND([.$D$3]=1;[.C844]&lt;&gt;&quot;&quot;);[.D844]-[.E844])" office:value-type="float" office:value="0" calcext:value-type="float">
            <text:p>0</text:p>
          </table:table-cell>
          <table:table-cell table:style-name="ce20" table:formula="of:=IF([.$D$5]=1;[.$I$3]*([.C844]-[.$I$4])^2+[.$I$5];&quot;&quot;)">
            <text:p/>
          </table:table-cell>
          <table:table-cell table:style-name="ce20" table:formula="of:=IF(AND([.$D$5]=1;[.C844]&lt;&gt;&quot;&quot;);[.D844]-[.G844])" office:value-type="float" office:value="0" calcext:value-type="float">
            <text:p>0</text:p>
          </table:table-cell>
          <table:table-cell table:number-columns-repeated="1016"/>
        </table:table-row>
        <table:table-row table:style-name="ro2">
          <table:table-cell table:number-columns-repeated="4"/>
          <table:table-cell table:style-name="ce20" table:formula="of:=IF(AND([.$D$3]=1;[.C845]&lt;&gt;&quot;&quot;);[.$F$3]*[.C845]+[.$F$4])" office:value-type="float" office:value="0" calcext:value-type="float">
            <text:p>0</text:p>
          </table:table-cell>
          <table:table-cell table:style-name="ce20" table:formula="of:=IF(AND([.$D$3]=1;[.C845]&lt;&gt;&quot;&quot;);[.D845]-[.E845])" office:value-type="float" office:value="0" calcext:value-type="float">
            <text:p>0</text:p>
          </table:table-cell>
          <table:table-cell table:style-name="ce20" table:formula="of:=IF([.$D$5]=1;[.$I$3]*([.C845]-[.$I$4])^2+[.$I$5];&quot;&quot;)">
            <text:p/>
          </table:table-cell>
          <table:table-cell table:style-name="ce20" table:formula="of:=IF(AND([.$D$5]=1;[.C845]&lt;&gt;&quot;&quot;);[.D845]-[.G845])" office:value-type="float" office:value="0" calcext:value-type="float">
            <text:p>0</text:p>
          </table:table-cell>
          <table:table-cell table:number-columns-repeated="1016"/>
        </table:table-row>
        <table:table-row table:style-name="ro2">
          <table:table-cell table:number-columns-repeated="4"/>
          <table:table-cell table:style-name="ce20" table:formula="of:=IF(AND([.$D$3]=1;[.C846]&lt;&gt;&quot;&quot;);[.$F$3]*[.C846]+[.$F$4])" office:value-type="float" office:value="0" calcext:value-type="float">
            <text:p>0</text:p>
          </table:table-cell>
          <table:table-cell table:style-name="ce20" table:formula="of:=IF(AND([.$D$3]=1;[.C846]&lt;&gt;&quot;&quot;);[.D846]-[.E846])" office:value-type="float" office:value="0" calcext:value-type="float">
            <text:p>0</text:p>
          </table:table-cell>
          <table:table-cell table:style-name="ce20" table:formula="of:=IF([.$D$5]=1;[.$I$3]*([.C846]-[.$I$4])^2+[.$I$5];&quot;&quot;)">
            <text:p/>
          </table:table-cell>
          <table:table-cell table:style-name="ce20" table:formula="of:=IF(AND([.$D$5]=1;[.C846]&lt;&gt;&quot;&quot;);[.D846]-[.G846])" office:value-type="float" office:value="0" calcext:value-type="float">
            <text:p>0</text:p>
          </table:table-cell>
          <table:table-cell table:number-columns-repeated="1016"/>
        </table:table-row>
        <table:table-row table:style-name="ro2">
          <table:table-cell table:number-columns-repeated="4"/>
          <table:table-cell table:style-name="ce20" table:formula="of:=IF(AND([.$D$3]=1;[.C847]&lt;&gt;&quot;&quot;);[.$F$3]*[.C847]+[.$F$4])" office:value-type="float" office:value="0" calcext:value-type="float">
            <text:p>0</text:p>
          </table:table-cell>
          <table:table-cell table:style-name="ce20" table:formula="of:=IF(AND([.$D$3]=1;[.C847]&lt;&gt;&quot;&quot;);[.D847]-[.E847])" office:value-type="float" office:value="0" calcext:value-type="float">
            <text:p>0</text:p>
          </table:table-cell>
          <table:table-cell table:style-name="ce20" table:formula="of:=IF([.$D$5]=1;[.$I$3]*([.C847]-[.$I$4])^2+[.$I$5];&quot;&quot;)">
            <text:p/>
          </table:table-cell>
          <table:table-cell table:style-name="ce20" table:formula="of:=IF(AND([.$D$5]=1;[.C847]&lt;&gt;&quot;&quot;);[.D847]-[.G847])" office:value-type="float" office:value="0" calcext:value-type="float">
            <text:p>0</text:p>
          </table:table-cell>
          <table:table-cell table:number-columns-repeated="1016"/>
        </table:table-row>
        <table:table-row table:style-name="ro2">
          <table:table-cell table:number-columns-repeated="4"/>
          <table:table-cell table:style-name="ce20" table:formula="of:=IF(AND([.$D$3]=1;[.C848]&lt;&gt;&quot;&quot;);[.$F$3]*[.C848]+[.$F$4])" office:value-type="float" office:value="0" calcext:value-type="float">
            <text:p>0</text:p>
          </table:table-cell>
          <table:table-cell table:style-name="ce20" table:formula="of:=IF(AND([.$D$3]=1;[.C848]&lt;&gt;&quot;&quot;);[.D848]-[.E848])" office:value-type="float" office:value="0" calcext:value-type="float">
            <text:p>0</text:p>
          </table:table-cell>
          <table:table-cell table:style-name="ce20" table:formula="of:=IF([.$D$5]=1;[.$I$3]*([.C848]-[.$I$4])^2+[.$I$5];&quot;&quot;)">
            <text:p/>
          </table:table-cell>
          <table:table-cell table:style-name="ce20" table:formula="of:=IF(AND([.$D$5]=1;[.C848]&lt;&gt;&quot;&quot;);[.D848]-[.G848])" office:value-type="float" office:value="0" calcext:value-type="float">
            <text:p>0</text:p>
          </table:table-cell>
          <table:table-cell table:number-columns-repeated="1016"/>
        </table:table-row>
        <table:table-row table:style-name="ro2">
          <table:table-cell table:number-columns-repeated="4"/>
          <table:table-cell table:style-name="ce20" table:formula="of:=IF(AND([.$D$3]=1;[.C849]&lt;&gt;&quot;&quot;);[.$F$3]*[.C849]+[.$F$4])" office:value-type="float" office:value="0" calcext:value-type="float">
            <text:p>0</text:p>
          </table:table-cell>
          <table:table-cell table:style-name="ce20" table:formula="of:=IF(AND([.$D$3]=1;[.C849]&lt;&gt;&quot;&quot;);[.D849]-[.E849])" office:value-type="float" office:value="0" calcext:value-type="float">
            <text:p>0</text:p>
          </table:table-cell>
          <table:table-cell table:style-name="ce20" table:formula="of:=IF([.$D$5]=1;[.$I$3]*([.C849]-[.$I$4])^2+[.$I$5];&quot;&quot;)">
            <text:p/>
          </table:table-cell>
          <table:table-cell table:style-name="ce20" table:formula="of:=IF(AND([.$D$5]=1;[.C849]&lt;&gt;&quot;&quot;);[.D849]-[.G849])" office:value-type="float" office:value="0" calcext:value-type="float">
            <text:p>0</text:p>
          </table:table-cell>
          <table:table-cell table:number-columns-repeated="1016"/>
        </table:table-row>
        <table:table-row table:style-name="ro2">
          <table:table-cell table:number-columns-repeated="4"/>
          <table:table-cell table:style-name="ce20" table:formula="of:=IF(AND([.$D$3]=1;[.C850]&lt;&gt;&quot;&quot;);[.$F$3]*[.C850]+[.$F$4])" office:value-type="float" office:value="0" calcext:value-type="float">
            <text:p>0</text:p>
          </table:table-cell>
          <table:table-cell table:style-name="ce20" table:formula="of:=IF(AND([.$D$3]=1;[.C850]&lt;&gt;&quot;&quot;);[.D850]-[.E850])" office:value-type="float" office:value="0" calcext:value-type="float">
            <text:p>0</text:p>
          </table:table-cell>
          <table:table-cell table:style-name="ce20" table:formula="of:=IF([.$D$5]=1;[.$I$3]*([.C850]-[.$I$4])^2+[.$I$5];&quot;&quot;)">
            <text:p/>
          </table:table-cell>
          <table:table-cell table:style-name="ce20" table:formula="of:=IF(AND([.$D$5]=1;[.C850]&lt;&gt;&quot;&quot;);[.D850]-[.G850])" office:value-type="float" office:value="0" calcext:value-type="float">
            <text:p>0</text:p>
          </table:table-cell>
          <table:table-cell table:number-columns-repeated="1016"/>
        </table:table-row>
        <table:table-row table:style-name="ro2">
          <table:table-cell table:number-columns-repeated="4"/>
          <table:table-cell table:style-name="ce20" table:formula="of:=IF(AND([.$D$3]=1;[.C851]&lt;&gt;&quot;&quot;);[.$F$3]*[.C851]+[.$F$4])" office:value-type="float" office:value="0" calcext:value-type="float">
            <text:p>0</text:p>
          </table:table-cell>
          <table:table-cell table:style-name="ce20" table:formula="of:=IF(AND([.$D$3]=1;[.C851]&lt;&gt;&quot;&quot;);[.D851]-[.E851])" office:value-type="float" office:value="0" calcext:value-type="float">
            <text:p>0</text:p>
          </table:table-cell>
          <table:table-cell table:style-name="ce20" table:formula="of:=IF([.$D$5]=1;[.$I$3]*([.C851]-[.$I$4])^2+[.$I$5];&quot;&quot;)">
            <text:p/>
          </table:table-cell>
          <table:table-cell table:style-name="ce20" table:formula="of:=IF(AND([.$D$5]=1;[.C851]&lt;&gt;&quot;&quot;);[.D851]-[.G851])" office:value-type="float" office:value="0" calcext:value-type="float">
            <text:p>0</text:p>
          </table:table-cell>
          <table:table-cell table:number-columns-repeated="1016"/>
        </table:table-row>
        <table:table-row table:style-name="ro2">
          <table:table-cell table:number-columns-repeated="4"/>
          <table:table-cell table:style-name="ce20" table:formula="of:=IF(AND([.$D$3]=1;[.C852]&lt;&gt;&quot;&quot;);[.$F$3]*[.C852]+[.$F$4])" office:value-type="float" office:value="0" calcext:value-type="float">
            <text:p>0</text:p>
          </table:table-cell>
          <table:table-cell table:style-name="ce20" table:formula="of:=IF(AND([.$D$3]=1;[.C852]&lt;&gt;&quot;&quot;);[.D852]-[.E852])" office:value-type="float" office:value="0" calcext:value-type="float">
            <text:p>0</text:p>
          </table:table-cell>
          <table:table-cell table:style-name="ce20" table:formula="of:=IF([.$D$5]=1;[.$I$3]*([.C852]-[.$I$4])^2+[.$I$5];&quot;&quot;)">
            <text:p/>
          </table:table-cell>
          <table:table-cell table:style-name="ce20" table:formula="of:=IF(AND([.$D$5]=1;[.C852]&lt;&gt;&quot;&quot;);[.D852]-[.G852])" office:value-type="float" office:value="0" calcext:value-type="float">
            <text:p>0</text:p>
          </table:table-cell>
          <table:table-cell table:number-columns-repeated="1016"/>
        </table:table-row>
        <table:table-row table:style-name="ro2">
          <table:table-cell table:number-columns-repeated="4"/>
          <table:table-cell table:style-name="ce20" table:formula="of:=IF(AND([.$D$3]=1;[.C853]&lt;&gt;&quot;&quot;);[.$F$3]*[.C853]+[.$F$4])" office:value-type="float" office:value="0" calcext:value-type="float">
            <text:p>0</text:p>
          </table:table-cell>
          <table:table-cell table:style-name="ce20" table:formula="of:=IF(AND([.$D$3]=1;[.C853]&lt;&gt;&quot;&quot;);[.D853]-[.E853])" office:value-type="float" office:value="0" calcext:value-type="float">
            <text:p>0</text:p>
          </table:table-cell>
          <table:table-cell table:style-name="ce20" table:formula="of:=IF([.$D$5]=1;[.$I$3]*([.C853]-[.$I$4])^2+[.$I$5];&quot;&quot;)">
            <text:p/>
          </table:table-cell>
          <table:table-cell table:style-name="ce20" table:formula="of:=IF(AND([.$D$5]=1;[.C853]&lt;&gt;&quot;&quot;);[.D853]-[.G853])" office:value-type="float" office:value="0" calcext:value-type="float">
            <text:p>0</text:p>
          </table:table-cell>
          <table:table-cell table:number-columns-repeated="1016"/>
        </table:table-row>
        <table:table-row table:style-name="ro2">
          <table:table-cell table:number-columns-repeated="4"/>
          <table:table-cell table:style-name="ce20" table:formula="of:=IF(AND([.$D$3]=1;[.C854]&lt;&gt;&quot;&quot;);[.$F$3]*[.C854]+[.$F$4])" office:value-type="float" office:value="0" calcext:value-type="float">
            <text:p>0</text:p>
          </table:table-cell>
          <table:table-cell table:style-name="ce20" table:formula="of:=IF(AND([.$D$3]=1;[.C854]&lt;&gt;&quot;&quot;);[.D854]-[.E854])" office:value-type="float" office:value="0" calcext:value-type="float">
            <text:p>0</text:p>
          </table:table-cell>
          <table:table-cell table:style-name="ce20" table:formula="of:=IF([.$D$5]=1;[.$I$3]*([.C854]-[.$I$4])^2+[.$I$5];&quot;&quot;)">
            <text:p/>
          </table:table-cell>
          <table:table-cell table:style-name="ce20" table:formula="of:=IF(AND([.$D$5]=1;[.C854]&lt;&gt;&quot;&quot;);[.D854]-[.G854])" office:value-type="float" office:value="0" calcext:value-type="float">
            <text:p>0</text:p>
          </table:table-cell>
          <table:table-cell table:number-columns-repeated="1016"/>
        </table:table-row>
        <table:table-row table:style-name="ro2">
          <table:table-cell table:number-columns-repeated="4"/>
          <table:table-cell table:style-name="ce20" table:formula="of:=IF(AND([.$D$3]=1;[.C855]&lt;&gt;&quot;&quot;);[.$F$3]*[.C855]+[.$F$4])" office:value-type="float" office:value="0" calcext:value-type="float">
            <text:p>0</text:p>
          </table:table-cell>
          <table:table-cell table:style-name="ce20" table:formula="of:=IF(AND([.$D$3]=1;[.C855]&lt;&gt;&quot;&quot;);[.D855]-[.E855])" office:value-type="float" office:value="0" calcext:value-type="float">
            <text:p>0</text:p>
          </table:table-cell>
          <table:table-cell table:style-name="ce20" table:formula="of:=IF([.$D$5]=1;[.$I$3]*([.C855]-[.$I$4])^2+[.$I$5];&quot;&quot;)">
            <text:p/>
          </table:table-cell>
          <table:table-cell table:style-name="ce20" table:formula="of:=IF(AND([.$D$5]=1;[.C855]&lt;&gt;&quot;&quot;);[.D855]-[.G855])" office:value-type="float" office:value="0" calcext:value-type="float">
            <text:p>0</text:p>
          </table:table-cell>
          <table:table-cell table:number-columns-repeated="1016"/>
        </table:table-row>
        <table:table-row table:style-name="ro2">
          <table:table-cell table:number-columns-repeated="4"/>
          <table:table-cell table:style-name="ce20" table:formula="of:=IF(AND([.$D$3]=1;[.C856]&lt;&gt;&quot;&quot;);[.$F$3]*[.C856]+[.$F$4])" office:value-type="float" office:value="0" calcext:value-type="float">
            <text:p>0</text:p>
          </table:table-cell>
          <table:table-cell table:style-name="ce20" table:formula="of:=IF(AND([.$D$3]=1;[.C856]&lt;&gt;&quot;&quot;);[.D856]-[.E856])" office:value-type="float" office:value="0" calcext:value-type="float">
            <text:p>0</text:p>
          </table:table-cell>
          <table:table-cell table:style-name="ce20" table:formula="of:=IF([.$D$5]=1;[.$I$3]*([.C856]-[.$I$4])^2+[.$I$5];&quot;&quot;)">
            <text:p/>
          </table:table-cell>
          <table:table-cell table:style-name="ce20" table:formula="of:=IF(AND([.$D$5]=1;[.C856]&lt;&gt;&quot;&quot;);[.D856]-[.G856])" office:value-type="float" office:value="0" calcext:value-type="float">
            <text:p>0</text:p>
          </table:table-cell>
          <table:table-cell table:number-columns-repeated="1016"/>
        </table:table-row>
        <table:table-row table:style-name="ro2">
          <table:table-cell table:number-columns-repeated="4"/>
          <table:table-cell table:style-name="ce20" table:formula="of:=IF(AND([.$D$3]=1;[.C857]&lt;&gt;&quot;&quot;);[.$F$3]*[.C857]+[.$F$4])" office:value-type="float" office:value="0" calcext:value-type="float">
            <text:p>0</text:p>
          </table:table-cell>
          <table:table-cell table:style-name="ce20" table:formula="of:=IF(AND([.$D$3]=1;[.C857]&lt;&gt;&quot;&quot;);[.D857]-[.E857])" office:value-type="float" office:value="0" calcext:value-type="float">
            <text:p>0</text:p>
          </table:table-cell>
          <table:table-cell table:style-name="ce20" table:formula="of:=IF([.$D$5]=1;[.$I$3]*([.C857]-[.$I$4])^2+[.$I$5];&quot;&quot;)">
            <text:p/>
          </table:table-cell>
          <table:table-cell table:style-name="ce20" table:formula="of:=IF(AND([.$D$5]=1;[.C857]&lt;&gt;&quot;&quot;);[.D857]-[.G857])" office:value-type="float" office:value="0" calcext:value-type="float">
            <text:p>0</text:p>
          </table:table-cell>
          <table:table-cell table:number-columns-repeated="1016"/>
        </table:table-row>
        <table:table-row table:style-name="ro2">
          <table:table-cell table:number-columns-repeated="4"/>
          <table:table-cell table:style-name="ce20" table:formula="of:=IF(AND([.$D$3]=1;[.C858]&lt;&gt;&quot;&quot;);[.$F$3]*[.C858]+[.$F$4])" office:value-type="float" office:value="0" calcext:value-type="float">
            <text:p>0</text:p>
          </table:table-cell>
          <table:table-cell table:style-name="ce20" table:formula="of:=IF(AND([.$D$3]=1;[.C858]&lt;&gt;&quot;&quot;);[.D858]-[.E858])" office:value-type="float" office:value="0" calcext:value-type="float">
            <text:p>0</text:p>
          </table:table-cell>
          <table:table-cell table:style-name="ce20" table:formula="of:=IF([.$D$5]=1;[.$I$3]*([.C858]-[.$I$4])^2+[.$I$5];&quot;&quot;)">
            <text:p/>
          </table:table-cell>
          <table:table-cell table:style-name="ce20" table:formula="of:=IF(AND([.$D$5]=1;[.C858]&lt;&gt;&quot;&quot;);[.D858]-[.G858])" office:value-type="float" office:value="0" calcext:value-type="float">
            <text:p>0</text:p>
          </table:table-cell>
          <table:table-cell table:number-columns-repeated="1016"/>
        </table:table-row>
        <table:table-row table:style-name="ro2">
          <table:table-cell table:number-columns-repeated="4"/>
          <table:table-cell table:style-name="ce20" table:formula="of:=IF(AND([.$D$3]=1;[.C859]&lt;&gt;&quot;&quot;);[.$F$3]*[.C859]+[.$F$4])" office:value-type="float" office:value="0" calcext:value-type="float">
            <text:p>0</text:p>
          </table:table-cell>
          <table:table-cell table:style-name="ce20" table:formula="of:=IF(AND([.$D$3]=1;[.C859]&lt;&gt;&quot;&quot;);[.D859]-[.E859])" office:value-type="float" office:value="0" calcext:value-type="float">
            <text:p>0</text:p>
          </table:table-cell>
          <table:table-cell table:style-name="ce20" table:formula="of:=IF([.$D$5]=1;[.$I$3]*([.C859]-[.$I$4])^2+[.$I$5];&quot;&quot;)">
            <text:p/>
          </table:table-cell>
          <table:table-cell table:style-name="ce20" table:formula="of:=IF(AND([.$D$5]=1;[.C859]&lt;&gt;&quot;&quot;);[.D859]-[.G859])" office:value-type="float" office:value="0" calcext:value-type="float">
            <text:p>0</text:p>
          </table:table-cell>
          <table:table-cell table:number-columns-repeated="1016"/>
        </table:table-row>
        <table:table-row table:style-name="ro2">
          <table:table-cell table:number-columns-repeated="4"/>
          <table:table-cell table:style-name="ce20" table:formula="of:=IF(AND([.$D$3]=1;[.C860]&lt;&gt;&quot;&quot;);[.$F$3]*[.C860]+[.$F$4])" office:value-type="float" office:value="0" calcext:value-type="float">
            <text:p>0</text:p>
          </table:table-cell>
          <table:table-cell table:style-name="ce20" table:formula="of:=IF(AND([.$D$3]=1;[.C860]&lt;&gt;&quot;&quot;);[.D860]-[.E860])" office:value-type="float" office:value="0" calcext:value-type="float">
            <text:p>0</text:p>
          </table:table-cell>
          <table:table-cell table:style-name="ce20" table:formula="of:=IF([.$D$5]=1;[.$I$3]*([.C860]-[.$I$4])^2+[.$I$5];&quot;&quot;)">
            <text:p/>
          </table:table-cell>
          <table:table-cell table:style-name="ce20" table:formula="of:=IF(AND([.$D$5]=1;[.C860]&lt;&gt;&quot;&quot;);[.D860]-[.G860])" office:value-type="float" office:value="0" calcext:value-type="float">
            <text:p>0</text:p>
          </table:table-cell>
          <table:table-cell table:number-columns-repeated="1016"/>
        </table:table-row>
        <table:table-row table:style-name="ro2">
          <table:table-cell table:number-columns-repeated="4"/>
          <table:table-cell table:style-name="ce20" table:formula="of:=IF(AND([.$D$3]=1;[.C861]&lt;&gt;&quot;&quot;);[.$F$3]*[.C861]+[.$F$4])" office:value-type="float" office:value="0" calcext:value-type="float">
            <text:p>0</text:p>
          </table:table-cell>
          <table:table-cell table:style-name="ce20" table:formula="of:=IF(AND([.$D$3]=1;[.C861]&lt;&gt;&quot;&quot;);[.D861]-[.E861])" office:value-type="float" office:value="0" calcext:value-type="float">
            <text:p>0</text:p>
          </table:table-cell>
          <table:table-cell table:style-name="ce20" table:formula="of:=IF([.$D$5]=1;[.$I$3]*([.C861]-[.$I$4])^2+[.$I$5];&quot;&quot;)">
            <text:p/>
          </table:table-cell>
          <table:table-cell table:style-name="ce20" table:formula="of:=IF(AND([.$D$5]=1;[.C861]&lt;&gt;&quot;&quot;);[.D861]-[.G861])" office:value-type="float" office:value="0" calcext:value-type="float">
            <text:p>0</text:p>
          </table:table-cell>
          <table:table-cell table:number-columns-repeated="1016"/>
        </table:table-row>
        <table:table-row table:style-name="ro2">
          <table:table-cell table:number-columns-repeated="4"/>
          <table:table-cell table:style-name="ce20" table:formula="of:=IF(AND([.$D$3]=1;[.C862]&lt;&gt;&quot;&quot;);[.$F$3]*[.C862]+[.$F$4])" office:value-type="float" office:value="0" calcext:value-type="float">
            <text:p>0</text:p>
          </table:table-cell>
          <table:table-cell table:style-name="ce20" table:formula="of:=IF(AND([.$D$3]=1;[.C862]&lt;&gt;&quot;&quot;);[.D862]-[.E862])" office:value-type="float" office:value="0" calcext:value-type="float">
            <text:p>0</text:p>
          </table:table-cell>
          <table:table-cell table:style-name="ce20" table:formula="of:=IF([.$D$5]=1;[.$I$3]*([.C862]-[.$I$4])^2+[.$I$5];&quot;&quot;)">
            <text:p/>
          </table:table-cell>
          <table:table-cell table:style-name="ce20" table:formula="of:=IF(AND([.$D$5]=1;[.C862]&lt;&gt;&quot;&quot;);[.D862]-[.G862])" office:value-type="float" office:value="0" calcext:value-type="float">
            <text:p>0</text:p>
          </table:table-cell>
          <table:table-cell table:number-columns-repeated="1016"/>
        </table:table-row>
        <table:table-row table:style-name="ro2">
          <table:table-cell table:number-columns-repeated="4"/>
          <table:table-cell table:style-name="ce20" table:formula="of:=IF(AND([.$D$3]=1;[.C863]&lt;&gt;&quot;&quot;);[.$F$3]*[.C863]+[.$F$4])" office:value-type="float" office:value="0" calcext:value-type="float">
            <text:p>0</text:p>
          </table:table-cell>
          <table:table-cell table:style-name="ce20" table:formula="of:=IF(AND([.$D$3]=1;[.C863]&lt;&gt;&quot;&quot;);[.D863]-[.E863])" office:value-type="float" office:value="0" calcext:value-type="float">
            <text:p>0</text:p>
          </table:table-cell>
          <table:table-cell table:style-name="ce20" table:formula="of:=IF([.$D$5]=1;[.$I$3]*([.C863]-[.$I$4])^2+[.$I$5];&quot;&quot;)">
            <text:p/>
          </table:table-cell>
          <table:table-cell table:style-name="ce20" table:formula="of:=IF(AND([.$D$5]=1;[.C863]&lt;&gt;&quot;&quot;);[.D863]-[.G863])" office:value-type="float" office:value="0" calcext:value-type="float">
            <text:p>0</text:p>
          </table:table-cell>
          <table:table-cell table:number-columns-repeated="1016"/>
        </table:table-row>
        <table:table-row table:style-name="ro2">
          <table:table-cell table:number-columns-repeated="4"/>
          <table:table-cell table:style-name="ce20" table:formula="of:=IF(AND([.$D$3]=1;[.C864]&lt;&gt;&quot;&quot;);[.$F$3]*[.C864]+[.$F$4])" office:value-type="float" office:value="0" calcext:value-type="float">
            <text:p>0</text:p>
          </table:table-cell>
          <table:table-cell table:style-name="ce20" table:formula="of:=IF(AND([.$D$3]=1;[.C864]&lt;&gt;&quot;&quot;);[.D864]-[.E864])" office:value-type="float" office:value="0" calcext:value-type="float">
            <text:p>0</text:p>
          </table:table-cell>
          <table:table-cell table:style-name="ce20" table:formula="of:=IF([.$D$5]=1;[.$I$3]*([.C864]-[.$I$4])^2+[.$I$5];&quot;&quot;)">
            <text:p/>
          </table:table-cell>
          <table:table-cell table:style-name="ce20" table:formula="of:=IF(AND([.$D$5]=1;[.C864]&lt;&gt;&quot;&quot;);[.D864]-[.G864])" office:value-type="float" office:value="0" calcext:value-type="float">
            <text:p>0</text:p>
          </table:table-cell>
          <table:table-cell table:number-columns-repeated="1016"/>
        </table:table-row>
        <table:table-row table:style-name="ro2">
          <table:table-cell table:number-columns-repeated="4"/>
          <table:table-cell table:style-name="ce20" table:formula="of:=IF(AND([.$D$3]=1;[.C865]&lt;&gt;&quot;&quot;);[.$F$3]*[.C865]+[.$F$4])" office:value-type="float" office:value="0" calcext:value-type="float">
            <text:p>0</text:p>
          </table:table-cell>
          <table:table-cell table:style-name="ce20" table:formula="of:=IF(AND([.$D$3]=1;[.C865]&lt;&gt;&quot;&quot;);[.D865]-[.E865])" office:value-type="float" office:value="0" calcext:value-type="float">
            <text:p>0</text:p>
          </table:table-cell>
          <table:table-cell table:style-name="ce20" table:formula="of:=IF([.$D$5]=1;[.$I$3]*([.C865]-[.$I$4])^2+[.$I$5];&quot;&quot;)">
            <text:p/>
          </table:table-cell>
          <table:table-cell table:style-name="ce20" table:formula="of:=IF(AND([.$D$5]=1;[.C865]&lt;&gt;&quot;&quot;);[.D865]-[.G865])" office:value-type="float" office:value="0" calcext:value-type="float">
            <text:p>0</text:p>
          </table:table-cell>
          <table:table-cell table:number-columns-repeated="1016"/>
        </table:table-row>
        <table:table-row table:style-name="ro2">
          <table:table-cell table:number-columns-repeated="4"/>
          <table:table-cell table:style-name="ce20" table:formula="of:=IF(AND([.$D$3]=1;[.C866]&lt;&gt;&quot;&quot;);[.$F$3]*[.C866]+[.$F$4])" office:value-type="float" office:value="0" calcext:value-type="float">
            <text:p>0</text:p>
          </table:table-cell>
          <table:table-cell table:style-name="ce20" table:formula="of:=IF(AND([.$D$3]=1;[.C866]&lt;&gt;&quot;&quot;);[.D866]-[.E866])" office:value-type="float" office:value="0" calcext:value-type="float">
            <text:p>0</text:p>
          </table:table-cell>
          <table:table-cell table:style-name="ce20" table:formula="of:=IF([.$D$5]=1;[.$I$3]*([.C866]-[.$I$4])^2+[.$I$5];&quot;&quot;)">
            <text:p/>
          </table:table-cell>
          <table:table-cell table:style-name="ce20" table:formula="of:=IF(AND([.$D$5]=1;[.C866]&lt;&gt;&quot;&quot;);[.D866]-[.G866])" office:value-type="float" office:value="0" calcext:value-type="float">
            <text:p>0</text:p>
          </table:table-cell>
          <table:table-cell table:number-columns-repeated="1016"/>
        </table:table-row>
        <table:table-row table:style-name="ro2">
          <table:table-cell table:number-columns-repeated="4"/>
          <table:table-cell table:style-name="ce20" table:formula="of:=IF(AND([.$D$3]=1;[.C867]&lt;&gt;&quot;&quot;);[.$F$3]*[.C867]+[.$F$4])" office:value-type="float" office:value="0" calcext:value-type="float">
            <text:p>0</text:p>
          </table:table-cell>
          <table:table-cell table:style-name="ce20" table:formula="of:=IF(AND([.$D$3]=1;[.C867]&lt;&gt;&quot;&quot;);[.D867]-[.E867])" office:value-type="float" office:value="0" calcext:value-type="float">
            <text:p>0</text:p>
          </table:table-cell>
          <table:table-cell table:style-name="ce20" table:formula="of:=IF([.$D$5]=1;[.$I$3]*([.C867]-[.$I$4])^2+[.$I$5];&quot;&quot;)">
            <text:p/>
          </table:table-cell>
          <table:table-cell table:style-name="ce20" table:formula="of:=IF(AND([.$D$5]=1;[.C867]&lt;&gt;&quot;&quot;);[.D867]-[.G867])" office:value-type="float" office:value="0" calcext:value-type="float">
            <text:p>0</text:p>
          </table:table-cell>
          <table:table-cell table:number-columns-repeated="1016"/>
        </table:table-row>
        <table:table-row table:style-name="ro2">
          <table:table-cell table:number-columns-repeated="4"/>
          <table:table-cell table:style-name="ce20" table:formula="of:=IF(AND([.$D$3]=1;[.C868]&lt;&gt;&quot;&quot;);[.$F$3]*[.C868]+[.$F$4])" office:value-type="float" office:value="0" calcext:value-type="float">
            <text:p>0</text:p>
          </table:table-cell>
          <table:table-cell table:style-name="ce20" table:formula="of:=IF(AND([.$D$3]=1;[.C868]&lt;&gt;&quot;&quot;);[.D868]-[.E868])" office:value-type="float" office:value="0" calcext:value-type="float">
            <text:p>0</text:p>
          </table:table-cell>
          <table:table-cell table:style-name="ce20" table:formula="of:=IF([.$D$5]=1;[.$I$3]*([.C868]-[.$I$4])^2+[.$I$5];&quot;&quot;)">
            <text:p/>
          </table:table-cell>
          <table:table-cell table:style-name="ce20" table:formula="of:=IF(AND([.$D$5]=1;[.C868]&lt;&gt;&quot;&quot;);[.D868]-[.G868])" office:value-type="float" office:value="0" calcext:value-type="float">
            <text:p>0</text:p>
          </table:table-cell>
          <table:table-cell table:number-columns-repeated="1016"/>
        </table:table-row>
        <table:table-row table:style-name="ro2">
          <table:table-cell table:number-columns-repeated="4"/>
          <table:table-cell table:style-name="ce20" table:formula="of:=IF(AND([.$D$3]=1;[.C869]&lt;&gt;&quot;&quot;);[.$F$3]*[.C869]+[.$F$4])" office:value-type="float" office:value="0" calcext:value-type="float">
            <text:p>0</text:p>
          </table:table-cell>
          <table:table-cell table:style-name="ce20" table:formula="of:=IF(AND([.$D$3]=1;[.C869]&lt;&gt;&quot;&quot;);[.D869]-[.E869])" office:value-type="float" office:value="0" calcext:value-type="float">
            <text:p>0</text:p>
          </table:table-cell>
          <table:table-cell table:style-name="ce20" table:formula="of:=IF([.$D$5]=1;[.$I$3]*([.C869]-[.$I$4])^2+[.$I$5];&quot;&quot;)">
            <text:p/>
          </table:table-cell>
          <table:table-cell table:style-name="ce20" table:formula="of:=IF(AND([.$D$5]=1;[.C869]&lt;&gt;&quot;&quot;);[.D869]-[.G869])" office:value-type="float" office:value="0" calcext:value-type="float">
            <text:p>0</text:p>
          </table:table-cell>
          <table:table-cell table:number-columns-repeated="1016"/>
        </table:table-row>
        <table:table-row table:style-name="ro2">
          <table:table-cell table:number-columns-repeated="4"/>
          <table:table-cell table:style-name="ce20" table:formula="of:=IF(AND([.$D$3]=1;[.C870]&lt;&gt;&quot;&quot;);[.$F$3]*[.C870]+[.$F$4])" office:value-type="float" office:value="0" calcext:value-type="float">
            <text:p>0</text:p>
          </table:table-cell>
          <table:table-cell table:style-name="ce20" table:formula="of:=IF(AND([.$D$3]=1;[.C870]&lt;&gt;&quot;&quot;);[.D870]-[.E870])" office:value-type="float" office:value="0" calcext:value-type="float">
            <text:p>0</text:p>
          </table:table-cell>
          <table:table-cell table:style-name="ce20" table:formula="of:=IF([.$D$5]=1;[.$I$3]*([.C870]-[.$I$4])^2+[.$I$5];&quot;&quot;)">
            <text:p/>
          </table:table-cell>
          <table:table-cell table:style-name="ce20" table:formula="of:=IF(AND([.$D$5]=1;[.C870]&lt;&gt;&quot;&quot;);[.D870]-[.G870])" office:value-type="float" office:value="0" calcext:value-type="float">
            <text:p>0</text:p>
          </table:table-cell>
          <table:table-cell table:number-columns-repeated="1016"/>
        </table:table-row>
        <table:table-row table:style-name="ro2">
          <table:table-cell table:number-columns-repeated="4"/>
          <table:table-cell table:style-name="ce20" table:formula="of:=IF(AND([.$D$3]=1;[.C871]&lt;&gt;&quot;&quot;);[.$F$3]*[.C871]+[.$F$4])" office:value-type="float" office:value="0" calcext:value-type="float">
            <text:p>0</text:p>
          </table:table-cell>
          <table:table-cell table:style-name="ce20" table:formula="of:=IF(AND([.$D$3]=1;[.C871]&lt;&gt;&quot;&quot;);[.D871]-[.E871])" office:value-type="float" office:value="0" calcext:value-type="float">
            <text:p>0</text:p>
          </table:table-cell>
          <table:table-cell table:style-name="ce20" table:formula="of:=IF([.$D$5]=1;[.$I$3]*([.C871]-[.$I$4])^2+[.$I$5];&quot;&quot;)">
            <text:p/>
          </table:table-cell>
          <table:table-cell table:style-name="ce20" table:formula="of:=IF(AND([.$D$5]=1;[.C871]&lt;&gt;&quot;&quot;);[.D871]-[.G871])" office:value-type="float" office:value="0" calcext:value-type="float">
            <text:p>0</text:p>
          </table:table-cell>
          <table:table-cell table:number-columns-repeated="1016"/>
        </table:table-row>
        <table:table-row table:style-name="ro2">
          <table:table-cell table:number-columns-repeated="4"/>
          <table:table-cell table:style-name="ce20" table:formula="of:=IF(AND([.$D$3]=1;[.C872]&lt;&gt;&quot;&quot;);[.$F$3]*[.C872]+[.$F$4])" office:value-type="float" office:value="0" calcext:value-type="float">
            <text:p>0</text:p>
          </table:table-cell>
          <table:table-cell table:style-name="ce20" table:formula="of:=IF(AND([.$D$3]=1;[.C872]&lt;&gt;&quot;&quot;);[.D872]-[.E872])" office:value-type="float" office:value="0" calcext:value-type="float">
            <text:p>0</text:p>
          </table:table-cell>
          <table:table-cell table:style-name="ce20" table:formula="of:=IF([.$D$5]=1;[.$I$3]*([.C872]-[.$I$4])^2+[.$I$5];&quot;&quot;)">
            <text:p/>
          </table:table-cell>
          <table:table-cell table:style-name="ce20" table:formula="of:=IF(AND([.$D$5]=1;[.C872]&lt;&gt;&quot;&quot;);[.D872]-[.G872])" office:value-type="float" office:value="0" calcext:value-type="float">
            <text:p>0</text:p>
          </table:table-cell>
          <table:table-cell table:number-columns-repeated="1016"/>
        </table:table-row>
        <table:table-row table:style-name="ro2">
          <table:table-cell table:number-columns-repeated="4"/>
          <table:table-cell table:style-name="ce20" table:formula="of:=IF(AND([.$D$3]=1;[.C873]&lt;&gt;&quot;&quot;);[.$F$3]*[.C873]+[.$F$4])" office:value-type="float" office:value="0" calcext:value-type="float">
            <text:p>0</text:p>
          </table:table-cell>
          <table:table-cell table:style-name="ce20" table:formula="of:=IF(AND([.$D$3]=1;[.C873]&lt;&gt;&quot;&quot;);[.D873]-[.E873])" office:value-type="float" office:value="0" calcext:value-type="float">
            <text:p>0</text:p>
          </table:table-cell>
          <table:table-cell table:style-name="ce20" table:formula="of:=IF([.$D$5]=1;[.$I$3]*([.C873]-[.$I$4])^2+[.$I$5];&quot;&quot;)">
            <text:p/>
          </table:table-cell>
          <table:table-cell table:style-name="ce20" table:formula="of:=IF(AND([.$D$5]=1;[.C873]&lt;&gt;&quot;&quot;);[.D873]-[.G873])" office:value-type="float" office:value="0" calcext:value-type="float">
            <text:p>0</text:p>
          </table:table-cell>
          <table:table-cell table:number-columns-repeated="1016"/>
        </table:table-row>
        <table:table-row table:style-name="ro2">
          <table:table-cell table:number-columns-repeated="4"/>
          <table:table-cell table:style-name="ce20" table:formula="of:=IF(AND([.$D$3]=1;[.C874]&lt;&gt;&quot;&quot;);[.$F$3]*[.C874]+[.$F$4])" office:value-type="float" office:value="0" calcext:value-type="float">
            <text:p>0</text:p>
          </table:table-cell>
          <table:table-cell table:style-name="ce20" table:formula="of:=IF(AND([.$D$3]=1;[.C874]&lt;&gt;&quot;&quot;);[.D874]-[.E874])" office:value-type="float" office:value="0" calcext:value-type="float">
            <text:p>0</text:p>
          </table:table-cell>
          <table:table-cell table:style-name="ce20" table:formula="of:=IF([.$D$5]=1;[.$I$3]*([.C874]-[.$I$4])^2+[.$I$5];&quot;&quot;)">
            <text:p/>
          </table:table-cell>
          <table:table-cell table:style-name="ce20" table:formula="of:=IF(AND([.$D$5]=1;[.C874]&lt;&gt;&quot;&quot;);[.D874]-[.G874])" office:value-type="float" office:value="0" calcext:value-type="float">
            <text:p>0</text:p>
          </table:table-cell>
          <table:table-cell table:number-columns-repeated="1016"/>
        </table:table-row>
        <table:table-row table:style-name="ro2">
          <table:table-cell table:number-columns-repeated="4"/>
          <table:table-cell table:style-name="ce20" table:formula="of:=IF(AND([.$D$3]=1;[.C875]&lt;&gt;&quot;&quot;);[.$F$3]*[.C875]+[.$F$4])" office:value-type="float" office:value="0" calcext:value-type="float">
            <text:p>0</text:p>
          </table:table-cell>
          <table:table-cell table:style-name="ce20" table:formula="of:=IF(AND([.$D$3]=1;[.C875]&lt;&gt;&quot;&quot;);[.D875]-[.E875])" office:value-type="float" office:value="0" calcext:value-type="float">
            <text:p>0</text:p>
          </table:table-cell>
          <table:table-cell table:style-name="ce20" table:formula="of:=IF([.$D$5]=1;[.$I$3]*([.C875]-[.$I$4])^2+[.$I$5];&quot;&quot;)">
            <text:p/>
          </table:table-cell>
          <table:table-cell table:style-name="ce20" table:formula="of:=IF(AND([.$D$5]=1;[.C875]&lt;&gt;&quot;&quot;);[.D875]-[.G875])" office:value-type="float" office:value="0" calcext:value-type="float">
            <text:p>0</text:p>
          </table:table-cell>
          <table:table-cell table:number-columns-repeated="1016"/>
        </table:table-row>
        <table:table-row table:style-name="ro2">
          <table:table-cell table:number-columns-repeated="4"/>
          <table:table-cell table:style-name="ce20" table:formula="of:=IF(AND([.$D$3]=1;[.C876]&lt;&gt;&quot;&quot;);[.$F$3]*[.C876]+[.$F$4])" office:value-type="float" office:value="0" calcext:value-type="float">
            <text:p>0</text:p>
          </table:table-cell>
          <table:table-cell table:style-name="ce20" table:formula="of:=IF(AND([.$D$3]=1;[.C876]&lt;&gt;&quot;&quot;);[.D876]-[.E876])" office:value-type="float" office:value="0" calcext:value-type="float">
            <text:p>0</text:p>
          </table:table-cell>
          <table:table-cell table:style-name="ce20" table:formula="of:=IF([.$D$5]=1;[.$I$3]*([.C876]-[.$I$4])^2+[.$I$5];&quot;&quot;)">
            <text:p/>
          </table:table-cell>
          <table:table-cell table:style-name="ce20" table:formula="of:=IF(AND([.$D$5]=1;[.C876]&lt;&gt;&quot;&quot;);[.D876]-[.G876])" office:value-type="float" office:value="0" calcext:value-type="float">
            <text:p>0</text:p>
          </table:table-cell>
          <table:table-cell table:number-columns-repeated="1016"/>
        </table:table-row>
        <table:table-row table:style-name="ro2">
          <table:table-cell table:number-columns-repeated="4"/>
          <table:table-cell table:style-name="ce20" table:formula="of:=IF(AND([.$D$3]=1;[.C877]&lt;&gt;&quot;&quot;);[.$F$3]*[.C877]+[.$F$4])" office:value-type="float" office:value="0" calcext:value-type="float">
            <text:p>0</text:p>
          </table:table-cell>
          <table:table-cell table:style-name="ce20" table:formula="of:=IF(AND([.$D$3]=1;[.C877]&lt;&gt;&quot;&quot;);[.D877]-[.E877])" office:value-type="float" office:value="0" calcext:value-type="float">
            <text:p>0</text:p>
          </table:table-cell>
          <table:table-cell table:style-name="ce20" table:formula="of:=IF([.$D$5]=1;[.$I$3]*([.C877]-[.$I$4])^2+[.$I$5];&quot;&quot;)">
            <text:p/>
          </table:table-cell>
          <table:table-cell table:style-name="ce20" table:formula="of:=IF(AND([.$D$5]=1;[.C877]&lt;&gt;&quot;&quot;);[.D877]-[.G877])" office:value-type="float" office:value="0" calcext:value-type="float">
            <text:p>0</text:p>
          </table:table-cell>
          <table:table-cell table:number-columns-repeated="1016"/>
        </table:table-row>
        <table:table-row table:style-name="ro2">
          <table:table-cell table:number-columns-repeated="4"/>
          <table:table-cell table:style-name="ce20" table:formula="of:=IF(AND([.$D$3]=1;[.C878]&lt;&gt;&quot;&quot;);[.$F$3]*[.C878]+[.$F$4])" office:value-type="float" office:value="0" calcext:value-type="float">
            <text:p>0</text:p>
          </table:table-cell>
          <table:table-cell table:style-name="ce20" table:formula="of:=IF(AND([.$D$3]=1;[.C878]&lt;&gt;&quot;&quot;);[.D878]-[.E878])" office:value-type="float" office:value="0" calcext:value-type="float">
            <text:p>0</text:p>
          </table:table-cell>
          <table:table-cell table:style-name="ce20" table:formula="of:=IF([.$D$5]=1;[.$I$3]*([.C878]-[.$I$4])^2+[.$I$5];&quot;&quot;)">
            <text:p/>
          </table:table-cell>
          <table:table-cell table:style-name="ce20" table:formula="of:=IF(AND([.$D$5]=1;[.C878]&lt;&gt;&quot;&quot;);[.D878]-[.G878])" office:value-type="float" office:value="0" calcext:value-type="float">
            <text:p>0</text:p>
          </table:table-cell>
          <table:table-cell table:number-columns-repeated="1016"/>
        </table:table-row>
        <table:table-row table:style-name="ro2">
          <table:table-cell table:number-columns-repeated="4"/>
          <table:table-cell table:style-name="ce20" table:formula="of:=IF(AND([.$D$3]=1;[.C879]&lt;&gt;&quot;&quot;);[.$F$3]*[.C879]+[.$F$4])" office:value-type="float" office:value="0" calcext:value-type="float">
            <text:p>0</text:p>
          </table:table-cell>
          <table:table-cell table:style-name="ce20" table:formula="of:=IF(AND([.$D$3]=1;[.C879]&lt;&gt;&quot;&quot;);[.D879]-[.E879])" office:value-type="float" office:value="0" calcext:value-type="float">
            <text:p>0</text:p>
          </table:table-cell>
          <table:table-cell table:style-name="ce20" table:formula="of:=IF([.$D$5]=1;[.$I$3]*([.C879]-[.$I$4])^2+[.$I$5];&quot;&quot;)">
            <text:p/>
          </table:table-cell>
          <table:table-cell table:style-name="ce20" table:formula="of:=IF(AND([.$D$5]=1;[.C879]&lt;&gt;&quot;&quot;);[.D879]-[.G879])" office:value-type="float" office:value="0" calcext:value-type="float">
            <text:p>0</text:p>
          </table:table-cell>
          <table:table-cell table:number-columns-repeated="1016"/>
        </table:table-row>
        <table:table-row table:style-name="ro2">
          <table:table-cell table:number-columns-repeated="4"/>
          <table:table-cell table:style-name="ce20" table:formula="of:=IF(AND([.$D$3]=1;[.C880]&lt;&gt;&quot;&quot;);[.$F$3]*[.C880]+[.$F$4])" office:value-type="float" office:value="0" calcext:value-type="float">
            <text:p>0</text:p>
          </table:table-cell>
          <table:table-cell table:style-name="ce20" table:formula="of:=IF(AND([.$D$3]=1;[.C880]&lt;&gt;&quot;&quot;);[.D880]-[.E880])" office:value-type="float" office:value="0" calcext:value-type="float">
            <text:p>0</text:p>
          </table:table-cell>
          <table:table-cell table:style-name="ce20" table:formula="of:=IF([.$D$5]=1;[.$I$3]*([.C880]-[.$I$4])^2+[.$I$5];&quot;&quot;)">
            <text:p/>
          </table:table-cell>
          <table:table-cell table:style-name="ce20" table:formula="of:=IF(AND([.$D$5]=1;[.C880]&lt;&gt;&quot;&quot;);[.D880]-[.G880])" office:value-type="float" office:value="0" calcext:value-type="float">
            <text:p>0</text:p>
          </table:table-cell>
          <table:table-cell table:number-columns-repeated="1016"/>
        </table:table-row>
        <table:table-row table:style-name="ro2">
          <table:table-cell table:number-columns-repeated="4"/>
          <table:table-cell table:style-name="ce20" table:formula="of:=IF(AND([.$D$3]=1;[.C881]&lt;&gt;&quot;&quot;);[.$F$3]*[.C881]+[.$F$4])" office:value-type="float" office:value="0" calcext:value-type="float">
            <text:p>0</text:p>
          </table:table-cell>
          <table:table-cell table:style-name="ce20" table:formula="of:=IF(AND([.$D$3]=1;[.C881]&lt;&gt;&quot;&quot;);[.D881]-[.E881])" office:value-type="float" office:value="0" calcext:value-type="float">
            <text:p>0</text:p>
          </table:table-cell>
          <table:table-cell table:style-name="ce20" table:formula="of:=IF([.$D$5]=1;[.$I$3]*([.C881]-[.$I$4])^2+[.$I$5];&quot;&quot;)">
            <text:p/>
          </table:table-cell>
          <table:table-cell table:style-name="ce20" table:formula="of:=IF(AND([.$D$5]=1;[.C881]&lt;&gt;&quot;&quot;);[.D881]-[.G881])" office:value-type="float" office:value="0" calcext:value-type="float">
            <text:p>0</text:p>
          </table:table-cell>
          <table:table-cell table:number-columns-repeated="1016"/>
        </table:table-row>
        <table:table-row table:style-name="ro2">
          <table:table-cell table:number-columns-repeated="4"/>
          <table:table-cell table:style-name="ce20" table:formula="of:=IF(AND([.$D$3]=1;[.C882]&lt;&gt;&quot;&quot;);[.$F$3]*[.C882]+[.$F$4])" office:value-type="float" office:value="0" calcext:value-type="float">
            <text:p>0</text:p>
          </table:table-cell>
          <table:table-cell table:style-name="ce20" table:formula="of:=IF(AND([.$D$3]=1;[.C882]&lt;&gt;&quot;&quot;);[.D882]-[.E882])" office:value-type="float" office:value="0" calcext:value-type="float">
            <text:p>0</text:p>
          </table:table-cell>
          <table:table-cell table:style-name="ce20" table:formula="of:=IF([.$D$5]=1;[.$I$3]*([.C882]-[.$I$4])^2+[.$I$5];&quot;&quot;)">
            <text:p/>
          </table:table-cell>
          <table:table-cell table:style-name="ce20" table:formula="of:=IF(AND([.$D$5]=1;[.C882]&lt;&gt;&quot;&quot;);[.D882]-[.G882])" office:value-type="float" office:value="0" calcext:value-type="float">
            <text:p>0</text:p>
          </table:table-cell>
          <table:table-cell table:number-columns-repeated="1016"/>
        </table:table-row>
        <table:table-row table:style-name="ro2">
          <table:table-cell table:number-columns-repeated="4"/>
          <table:table-cell table:style-name="ce20" table:formula="of:=IF(AND([.$D$3]=1;[.C883]&lt;&gt;&quot;&quot;);[.$F$3]*[.C883]+[.$F$4])" office:value-type="float" office:value="0" calcext:value-type="float">
            <text:p>0</text:p>
          </table:table-cell>
          <table:table-cell table:style-name="ce20" table:formula="of:=IF(AND([.$D$3]=1;[.C883]&lt;&gt;&quot;&quot;);[.D883]-[.E883])" office:value-type="float" office:value="0" calcext:value-type="float">
            <text:p>0</text:p>
          </table:table-cell>
          <table:table-cell table:style-name="ce20" table:formula="of:=IF([.$D$5]=1;[.$I$3]*([.C883]-[.$I$4])^2+[.$I$5];&quot;&quot;)">
            <text:p/>
          </table:table-cell>
          <table:table-cell table:style-name="ce20" table:formula="of:=IF(AND([.$D$5]=1;[.C883]&lt;&gt;&quot;&quot;);[.D883]-[.G883])" office:value-type="float" office:value="0" calcext:value-type="float">
            <text:p>0</text:p>
          </table:table-cell>
          <table:table-cell table:number-columns-repeated="1016"/>
        </table:table-row>
        <table:table-row table:style-name="ro2">
          <table:table-cell table:number-columns-repeated="4"/>
          <table:table-cell table:style-name="ce20" table:formula="of:=IF(AND([.$D$3]=1;[.C884]&lt;&gt;&quot;&quot;);[.$F$3]*[.C884]+[.$F$4])" office:value-type="float" office:value="0" calcext:value-type="float">
            <text:p>0</text:p>
          </table:table-cell>
          <table:table-cell table:style-name="ce20" table:formula="of:=IF(AND([.$D$3]=1;[.C884]&lt;&gt;&quot;&quot;);[.D884]-[.E884])" office:value-type="float" office:value="0" calcext:value-type="float">
            <text:p>0</text:p>
          </table:table-cell>
          <table:table-cell table:style-name="ce20" table:formula="of:=IF([.$D$5]=1;[.$I$3]*([.C884]-[.$I$4])^2+[.$I$5];&quot;&quot;)">
            <text:p/>
          </table:table-cell>
          <table:table-cell table:style-name="ce20" table:formula="of:=IF(AND([.$D$5]=1;[.C884]&lt;&gt;&quot;&quot;);[.D884]-[.G884])" office:value-type="float" office:value="0" calcext:value-type="float">
            <text:p>0</text:p>
          </table:table-cell>
          <table:table-cell table:number-columns-repeated="1016"/>
        </table:table-row>
        <table:table-row table:style-name="ro2">
          <table:table-cell table:number-columns-repeated="4"/>
          <table:table-cell table:style-name="ce20" table:formula="of:=IF(AND([.$D$3]=1;[.C885]&lt;&gt;&quot;&quot;);[.$F$3]*[.C885]+[.$F$4])" office:value-type="float" office:value="0" calcext:value-type="float">
            <text:p>0</text:p>
          </table:table-cell>
          <table:table-cell table:style-name="ce20" table:formula="of:=IF(AND([.$D$3]=1;[.C885]&lt;&gt;&quot;&quot;);[.D885]-[.E885])" office:value-type="float" office:value="0" calcext:value-type="float">
            <text:p>0</text:p>
          </table:table-cell>
          <table:table-cell table:style-name="ce20" table:formula="of:=IF([.$D$5]=1;[.$I$3]*([.C885]-[.$I$4])^2+[.$I$5];&quot;&quot;)">
            <text:p/>
          </table:table-cell>
          <table:table-cell table:style-name="ce20" table:formula="of:=IF(AND([.$D$5]=1;[.C885]&lt;&gt;&quot;&quot;);[.D885]-[.G885])" office:value-type="float" office:value="0" calcext:value-type="float">
            <text:p>0</text:p>
          </table:table-cell>
          <table:table-cell table:number-columns-repeated="1016"/>
        </table:table-row>
        <table:table-row table:style-name="ro2">
          <table:table-cell table:number-columns-repeated="4"/>
          <table:table-cell table:style-name="ce20" table:formula="of:=IF(AND([.$D$3]=1;[.C886]&lt;&gt;&quot;&quot;);[.$F$3]*[.C886]+[.$F$4])" office:value-type="float" office:value="0" calcext:value-type="float">
            <text:p>0</text:p>
          </table:table-cell>
          <table:table-cell table:style-name="ce20" table:formula="of:=IF(AND([.$D$3]=1;[.C886]&lt;&gt;&quot;&quot;);[.D886]-[.E886])" office:value-type="float" office:value="0" calcext:value-type="float">
            <text:p>0</text:p>
          </table:table-cell>
          <table:table-cell table:style-name="ce20" table:formula="of:=IF([.$D$5]=1;[.$I$3]*([.C886]-[.$I$4])^2+[.$I$5];&quot;&quot;)">
            <text:p/>
          </table:table-cell>
          <table:table-cell table:style-name="ce20" table:formula="of:=IF(AND([.$D$5]=1;[.C886]&lt;&gt;&quot;&quot;);[.D886]-[.G886])" office:value-type="float" office:value="0" calcext:value-type="float">
            <text:p>0</text:p>
          </table:table-cell>
          <table:table-cell table:number-columns-repeated="1016"/>
        </table:table-row>
        <table:table-row table:style-name="ro2">
          <table:table-cell table:number-columns-repeated="4"/>
          <table:table-cell table:style-name="ce20" table:formula="of:=IF(AND([.$D$3]=1;[.C887]&lt;&gt;&quot;&quot;);[.$F$3]*[.C887]+[.$F$4])" office:value-type="float" office:value="0" calcext:value-type="float">
            <text:p>0</text:p>
          </table:table-cell>
          <table:table-cell table:style-name="ce20" table:formula="of:=IF(AND([.$D$3]=1;[.C887]&lt;&gt;&quot;&quot;);[.D887]-[.E887])" office:value-type="float" office:value="0" calcext:value-type="float">
            <text:p>0</text:p>
          </table:table-cell>
          <table:table-cell table:style-name="ce20" table:formula="of:=IF([.$D$5]=1;[.$I$3]*([.C887]-[.$I$4])^2+[.$I$5];&quot;&quot;)">
            <text:p/>
          </table:table-cell>
          <table:table-cell table:style-name="ce20" table:formula="of:=IF(AND([.$D$5]=1;[.C887]&lt;&gt;&quot;&quot;);[.D887]-[.G887])" office:value-type="float" office:value="0" calcext:value-type="float">
            <text:p>0</text:p>
          </table:table-cell>
          <table:table-cell table:number-columns-repeated="1016"/>
        </table:table-row>
        <table:table-row table:style-name="ro2">
          <table:table-cell table:number-columns-repeated="4"/>
          <table:table-cell table:style-name="ce20" table:formula="of:=IF(AND([.$D$3]=1;[.C888]&lt;&gt;&quot;&quot;);[.$F$3]*[.C888]+[.$F$4])" office:value-type="float" office:value="0" calcext:value-type="float">
            <text:p>0</text:p>
          </table:table-cell>
          <table:table-cell table:style-name="ce20" table:formula="of:=IF(AND([.$D$3]=1;[.C888]&lt;&gt;&quot;&quot;);[.D888]-[.E888])" office:value-type="float" office:value="0" calcext:value-type="float">
            <text:p>0</text:p>
          </table:table-cell>
          <table:table-cell table:style-name="ce20" table:formula="of:=IF([.$D$5]=1;[.$I$3]*([.C888]-[.$I$4])^2+[.$I$5];&quot;&quot;)">
            <text:p/>
          </table:table-cell>
          <table:table-cell table:style-name="ce20" table:formula="of:=IF(AND([.$D$5]=1;[.C888]&lt;&gt;&quot;&quot;);[.D888]-[.G888])" office:value-type="float" office:value="0" calcext:value-type="float">
            <text:p>0</text:p>
          </table:table-cell>
          <table:table-cell table:number-columns-repeated="1016"/>
        </table:table-row>
        <table:table-row table:style-name="ro2">
          <table:table-cell table:number-columns-repeated="4"/>
          <table:table-cell table:style-name="ce20" table:formula="of:=IF(AND([.$D$3]=1;[.C889]&lt;&gt;&quot;&quot;);[.$F$3]*[.C889]+[.$F$4])" office:value-type="float" office:value="0" calcext:value-type="float">
            <text:p>0</text:p>
          </table:table-cell>
          <table:table-cell table:style-name="ce20" table:formula="of:=IF(AND([.$D$3]=1;[.C889]&lt;&gt;&quot;&quot;);[.D889]-[.E889])" office:value-type="float" office:value="0" calcext:value-type="float">
            <text:p>0</text:p>
          </table:table-cell>
          <table:table-cell table:style-name="ce20" table:formula="of:=IF([.$D$5]=1;[.$I$3]*([.C889]-[.$I$4])^2+[.$I$5];&quot;&quot;)">
            <text:p/>
          </table:table-cell>
          <table:table-cell table:style-name="ce20" table:formula="of:=IF(AND([.$D$5]=1;[.C889]&lt;&gt;&quot;&quot;);[.D889]-[.G889])" office:value-type="float" office:value="0" calcext:value-type="float">
            <text:p>0</text:p>
          </table:table-cell>
          <table:table-cell table:number-columns-repeated="1016"/>
        </table:table-row>
        <table:table-row table:style-name="ro2">
          <table:table-cell table:number-columns-repeated="4"/>
          <table:table-cell table:style-name="ce20" table:formula="of:=IF(AND([.$D$3]=1;[.C890]&lt;&gt;&quot;&quot;);[.$F$3]*[.C890]+[.$F$4])" office:value-type="float" office:value="0" calcext:value-type="float">
            <text:p>0</text:p>
          </table:table-cell>
          <table:table-cell table:style-name="ce20" table:formula="of:=IF(AND([.$D$3]=1;[.C890]&lt;&gt;&quot;&quot;);[.D890]-[.E890])" office:value-type="float" office:value="0" calcext:value-type="float">
            <text:p>0</text:p>
          </table:table-cell>
          <table:table-cell table:style-name="ce20" table:formula="of:=IF([.$D$5]=1;[.$I$3]*([.C890]-[.$I$4])^2+[.$I$5];&quot;&quot;)">
            <text:p/>
          </table:table-cell>
          <table:table-cell table:style-name="ce20" table:formula="of:=IF(AND([.$D$5]=1;[.C890]&lt;&gt;&quot;&quot;);[.D890]-[.G890])" office:value-type="float" office:value="0" calcext:value-type="float">
            <text:p>0</text:p>
          </table:table-cell>
          <table:table-cell table:number-columns-repeated="1016"/>
        </table:table-row>
        <table:table-row table:style-name="ro2">
          <table:table-cell table:number-columns-repeated="4"/>
          <table:table-cell table:style-name="ce20" table:formula="of:=IF(AND([.$D$3]=1;[.C891]&lt;&gt;&quot;&quot;);[.$F$3]*[.C891]+[.$F$4])" office:value-type="float" office:value="0" calcext:value-type="float">
            <text:p>0</text:p>
          </table:table-cell>
          <table:table-cell table:style-name="ce20" table:formula="of:=IF(AND([.$D$3]=1;[.C891]&lt;&gt;&quot;&quot;);[.D891]-[.E891])" office:value-type="float" office:value="0" calcext:value-type="float">
            <text:p>0</text:p>
          </table:table-cell>
          <table:table-cell table:style-name="ce20" table:formula="of:=IF([.$D$5]=1;[.$I$3]*([.C891]-[.$I$4])^2+[.$I$5];&quot;&quot;)">
            <text:p/>
          </table:table-cell>
          <table:table-cell table:style-name="ce20" table:formula="of:=IF(AND([.$D$5]=1;[.C891]&lt;&gt;&quot;&quot;);[.D891]-[.G891])" office:value-type="float" office:value="0" calcext:value-type="float">
            <text:p>0</text:p>
          </table:table-cell>
          <table:table-cell table:number-columns-repeated="1016"/>
        </table:table-row>
        <table:table-row table:style-name="ro2">
          <table:table-cell table:number-columns-repeated="4"/>
          <table:table-cell table:style-name="ce20" table:formula="of:=IF(AND([.$D$3]=1;[.C892]&lt;&gt;&quot;&quot;);[.$F$3]*[.C892]+[.$F$4])" office:value-type="float" office:value="0" calcext:value-type="float">
            <text:p>0</text:p>
          </table:table-cell>
          <table:table-cell table:style-name="ce20" table:formula="of:=IF(AND([.$D$3]=1;[.C892]&lt;&gt;&quot;&quot;);[.D892]-[.E892])" office:value-type="float" office:value="0" calcext:value-type="float">
            <text:p>0</text:p>
          </table:table-cell>
          <table:table-cell table:style-name="ce20" table:formula="of:=IF([.$D$5]=1;[.$I$3]*([.C892]-[.$I$4])^2+[.$I$5];&quot;&quot;)">
            <text:p/>
          </table:table-cell>
          <table:table-cell table:style-name="ce20" table:formula="of:=IF(AND([.$D$5]=1;[.C892]&lt;&gt;&quot;&quot;);[.D892]-[.G892])" office:value-type="float" office:value="0" calcext:value-type="float">
            <text:p>0</text:p>
          </table:table-cell>
          <table:table-cell table:number-columns-repeated="1016"/>
        </table:table-row>
        <table:table-row table:style-name="ro2">
          <table:table-cell table:number-columns-repeated="4"/>
          <table:table-cell table:style-name="ce20" table:formula="of:=IF(AND([.$D$3]=1;[.C893]&lt;&gt;&quot;&quot;);[.$F$3]*[.C893]+[.$F$4])" office:value-type="float" office:value="0" calcext:value-type="float">
            <text:p>0</text:p>
          </table:table-cell>
          <table:table-cell table:style-name="ce20" table:formula="of:=IF(AND([.$D$3]=1;[.C893]&lt;&gt;&quot;&quot;);[.D893]-[.E893])" office:value-type="float" office:value="0" calcext:value-type="float">
            <text:p>0</text:p>
          </table:table-cell>
          <table:table-cell table:style-name="ce20" table:formula="of:=IF([.$D$5]=1;[.$I$3]*([.C893]-[.$I$4])^2+[.$I$5];&quot;&quot;)">
            <text:p/>
          </table:table-cell>
          <table:table-cell table:style-name="ce20" table:formula="of:=IF(AND([.$D$5]=1;[.C893]&lt;&gt;&quot;&quot;);[.D893]-[.G893])" office:value-type="float" office:value="0" calcext:value-type="float">
            <text:p>0</text:p>
          </table:table-cell>
          <table:table-cell table:number-columns-repeated="1016"/>
        </table:table-row>
        <table:table-row table:style-name="ro2">
          <table:table-cell table:number-columns-repeated="4"/>
          <table:table-cell table:style-name="ce20" table:formula="of:=IF(AND([.$D$3]=1;[.C894]&lt;&gt;&quot;&quot;);[.$F$3]*[.C894]+[.$F$4])" office:value-type="float" office:value="0" calcext:value-type="float">
            <text:p>0</text:p>
          </table:table-cell>
          <table:table-cell table:style-name="ce20" table:formula="of:=IF(AND([.$D$3]=1;[.C894]&lt;&gt;&quot;&quot;);[.D894]-[.E894])" office:value-type="float" office:value="0" calcext:value-type="float">
            <text:p>0</text:p>
          </table:table-cell>
          <table:table-cell table:style-name="ce20" table:formula="of:=IF([.$D$5]=1;[.$I$3]*([.C894]-[.$I$4])^2+[.$I$5];&quot;&quot;)">
            <text:p/>
          </table:table-cell>
          <table:table-cell table:style-name="ce20" table:formula="of:=IF(AND([.$D$5]=1;[.C894]&lt;&gt;&quot;&quot;);[.D894]-[.G894])" office:value-type="float" office:value="0" calcext:value-type="float">
            <text:p>0</text:p>
          </table:table-cell>
          <table:table-cell table:number-columns-repeated="1016"/>
        </table:table-row>
        <table:table-row table:style-name="ro2">
          <table:table-cell table:number-columns-repeated="4"/>
          <table:table-cell table:style-name="ce20" table:formula="of:=IF(AND([.$D$3]=1;[.C895]&lt;&gt;&quot;&quot;);[.$F$3]*[.C895]+[.$F$4])" office:value-type="float" office:value="0" calcext:value-type="float">
            <text:p>0</text:p>
          </table:table-cell>
          <table:table-cell table:style-name="ce20" table:formula="of:=IF(AND([.$D$3]=1;[.C895]&lt;&gt;&quot;&quot;);[.D895]-[.E895])" office:value-type="float" office:value="0" calcext:value-type="float">
            <text:p>0</text:p>
          </table:table-cell>
          <table:table-cell table:style-name="ce20" table:formula="of:=IF([.$D$5]=1;[.$I$3]*([.C895]-[.$I$4])^2+[.$I$5];&quot;&quot;)">
            <text:p/>
          </table:table-cell>
          <table:table-cell table:style-name="ce20" table:formula="of:=IF(AND([.$D$5]=1;[.C895]&lt;&gt;&quot;&quot;);[.D895]-[.G895])" office:value-type="float" office:value="0" calcext:value-type="float">
            <text:p>0</text:p>
          </table:table-cell>
          <table:table-cell table:number-columns-repeated="1016"/>
        </table:table-row>
        <table:table-row table:style-name="ro2">
          <table:table-cell table:number-columns-repeated="4"/>
          <table:table-cell table:style-name="ce20" table:formula="of:=IF(AND([.$D$3]=1;[.C896]&lt;&gt;&quot;&quot;);[.$F$3]*[.C896]+[.$F$4])" office:value-type="float" office:value="0" calcext:value-type="float">
            <text:p>0</text:p>
          </table:table-cell>
          <table:table-cell table:style-name="ce20" table:formula="of:=IF(AND([.$D$3]=1;[.C896]&lt;&gt;&quot;&quot;);[.D896]-[.E896])" office:value-type="float" office:value="0" calcext:value-type="float">
            <text:p>0</text:p>
          </table:table-cell>
          <table:table-cell table:style-name="ce20" table:formula="of:=IF([.$D$5]=1;[.$I$3]*([.C896]-[.$I$4])^2+[.$I$5];&quot;&quot;)">
            <text:p/>
          </table:table-cell>
          <table:table-cell table:style-name="ce20" table:formula="of:=IF(AND([.$D$5]=1;[.C896]&lt;&gt;&quot;&quot;);[.D896]-[.G896])" office:value-type="float" office:value="0" calcext:value-type="float">
            <text:p>0</text:p>
          </table:table-cell>
          <table:table-cell table:number-columns-repeated="1016"/>
        </table:table-row>
        <table:table-row table:style-name="ro2">
          <table:table-cell table:number-columns-repeated="4"/>
          <table:table-cell table:style-name="ce20" table:formula="of:=IF(AND([.$D$3]=1;[.C897]&lt;&gt;&quot;&quot;);[.$F$3]*[.C897]+[.$F$4])" office:value-type="float" office:value="0" calcext:value-type="float">
            <text:p>0</text:p>
          </table:table-cell>
          <table:table-cell table:style-name="ce20" table:formula="of:=IF(AND([.$D$3]=1;[.C897]&lt;&gt;&quot;&quot;);[.D897]-[.E897])" office:value-type="float" office:value="0" calcext:value-type="float">
            <text:p>0</text:p>
          </table:table-cell>
          <table:table-cell table:style-name="ce20" table:formula="of:=IF([.$D$5]=1;[.$I$3]*([.C897]-[.$I$4])^2+[.$I$5];&quot;&quot;)">
            <text:p/>
          </table:table-cell>
          <table:table-cell table:style-name="ce20" table:formula="of:=IF(AND([.$D$5]=1;[.C897]&lt;&gt;&quot;&quot;);[.D897]-[.G897])" office:value-type="float" office:value="0" calcext:value-type="float">
            <text:p>0</text:p>
          </table:table-cell>
          <table:table-cell table:number-columns-repeated="1016"/>
        </table:table-row>
        <table:table-row table:style-name="ro2">
          <table:table-cell table:number-columns-repeated="4"/>
          <table:table-cell table:style-name="ce20" table:formula="of:=IF(AND([.$D$3]=1;[.C898]&lt;&gt;&quot;&quot;);[.$F$3]*[.C898]+[.$F$4])" office:value-type="float" office:value="0" calcext:value-type="float">
            <text:p>0</text:p>
          </table:table-cell>
          <table:table-cell table:style-name="ce20" table:formula="of:=IF(AND([.$D$3]=1;[.C898]&lt;&gt;&quot;&quot;);[.D898]-[.E898])" office:value-type="float" office:value="0" calcext:value-type="float">
            <text:p>0</text:p>
          </table:table-cell>
          <table:table-cell table:style-name="ce20" table:formula="of:=IF([.$D$5]=1;[.$I$3]*([.C898]-[.$I$4])^2+[.$I$5];&quot;&quot;)">
            <text:p/>
          </table:table-cell>
          <table:table-cell table:style-name="ce20" table:formula="of:=IF(AND([.$D$5]=1;[.C898]&lt;&gt;&quot;&quot;);[.D898]-[.G898])" office:value-type="float" office:value="0" calcext:value-type="float">
            <text:p>0</text:p>
          </table:table-cell>
          <table:table-cell table:number-columns-repeated="1016"/>
        </table:table-row>
        <table:table-row table:style-name="ro2">
          <table:table-cell table:number-columns-repeated="4"/>
          <table:table-cell table:style-name="ce20" table:formula="of:=IF(AND([.$D$3]=1;[.C899]&lt;&gt;&quot;&quot;);[.$F$3]*[.C899]+[.$F$4])" office:value-type="float" office:value="0" calcext:value-type="float">
            <text:p>0</text:p>
          </table:table-cell>
          <table:table-cell table:style-name="ce20" table:formula="of:=IF(AND([.$D$3]=1;[.C899]&lt;&gt;&quot;&quot;);[.D899]-[.E899])" office:value-type="float" office:value="0" calcext:value-type="float">
            <text:p>0</text:p>
          </table:table-cell>
          <table:table-cell table:style-name="ce20" table:formula="of:=IF([.$D$5]=1;[.$I$3]*([.C899]-[.$I$4])^2+[.$I$5];&quot;&quot;)">
            <text:p/>
          </table:table-cell>
          <table:table-cell table:style-name="ce20" table:formula="of:=IF(AND([.$D$5]=1;[.C899]&lt;&gt;&quot;&quot;);[.D899]-[.G899])" office:value-type="float" office:value="0" calcext:value-type="float">
            <text:p>0</text:p>
          </table:table-cell>
          <table:table-cell table:number-columns-repeated="1016"/>
        </table:table-row>
        <table:table-row table:style-name="ro2">
          <table:table-cell table:number-columns-repeated="4"/>
          <table:table-cell table:style-name="ce20" table:formula="of:=IF(AND([.$D$3]=1;[.C900]&lt;&gt;&quot;&quot;);[.$F$3]*[.C900]+[.$F$4])" office:value-type="float" office:value="0" calcext:value-type="float">
            <text:p>0</text:p>
          </table:table-cell>
          <table:table-cell table:style-name="ce20" table:formula="of:=IF(AND([.$D$3]=1;[.C900]&lt;&gt;&quot;&quot;);[.D900]-[.E900])" office:value-type="float" office:value="0" calcext:value-type="float">
            <text:p>0</text:p>
          </table:table-cell>
          <table:table-cell table:style-name="ce20" table:formula="of:=IF([.$D$5]=1;[.$I$3]*([.C900]-[.$I$4])^2+[.$I$5];&quot;&quot;)">
            <text:p/>
          </table:table-cell>
          <table:table-cell table:style-name="ce20" table:formula="of:=IF(AND([.$D$5]=1;[.C900]&lt;&gt;&quot;&quot;);[.D900]-[.G900])" office:value-type="float" office:value="0" calcext:value-type="float">
            <text:p>0</text:p>
          </table:table-cell>
          <table:table-cell table:number-columns-repeated="1016"/>
        </table:table-row>
        <table:table-row table:style-name="ro2">
          <table:table-cell table:number-columns-repeated="4"/>
          <table:table-cell table:style-name="ce20" table:formula="of:=IF(AND([.$D$3]=1;[.C901]&lt;&gt;&quot;&quot;);[.$F$3]*[.C901]+[.$F$4])" office:value-type="float" office:value="0" calcext:value-type="float">
            <text:p>0</text:p>
          </table:table-cell>
          <table:table-cell table:style-name="ce20" table:formula="of:=IF(AND([.$D$3]=1;[.C901]&lt;&gt;&quot;&quot;);[.D901]-[.E901])" office:value-type="float" office:value="0" calcext:value-type="float">
            <text:p>0</text:p>
          </table:table-cell>
          <table:table-cell table:style-name="ce20" table:formula="of:=IF([.$D$5]=1;[.$I$3]*([.C901]-[.$I$4])^2+[.$I$5];&quot;&quot;)">
            <text:p/>
          </table:table-cell>
          <table:table-cell table:style-name="ce20" table:formula="of:=IF(AND([.$D$5]=1;[.C901]&lt;&gt;&quot;&quot;);[.D901]-[.G901])" office:value-type="float" office:value="0" calcext:value-type="float">
            <text:p>0</text:p>
          </table:table-cell>
          <table:table-cell table:number-columns-repeated="1016"/>
        </table:table-row>
        <table:table-row table:style-name="ro2">
          <table:table-cell table:number-columns-repeated="4"/>
          <table:table-cell table:style-name="ce20" table:formula="of:=IF(AND([.$D$3]=1;[.C902]&lt;&gt;&quot;&quot;);[.$F$3]*[.C902]+[.$F$4])" office:value-type="float" office:value="0" calcext:value-type="float">
            <text:p>0</text:p>
          </table:table-cell>
          <table:table-cell table:style-name="ce20" table:formula="of:=IF(AND([.$D$3]=1;[.C902]&lt;&gt;&quot;&quot;);[.D902]-[.E902])" office:value-type="float" office:value="0" calcext:value-type="float">
            <text:p>0</text:p>
          </table:table-cell>
          <table:table-cell table:style-name="ce20" table:formula="of:=IF([.$D$5]=1;[.$I$3]*([.C902]-[.$I$4])^2+[.$I$5];&quot;&quot;)">
            <text:p/>
          </table:table-cell>
          <table:table-cell table:style-name="ce20" table:formula="of:=IF(AND([.$D$5]=1;[.C902]&lt;&gt;&quot;&quot;);[.D902]-[.G902])" office:value-type="float" office:value="0" calcext:value-type="float">
            <text:p>0</text:p>
          </table:table-cell>
          <table:table-cell table:number-columns-repeated="1016"/>
        </table:table-row>
        <table:table-row table:style-name="ro2">
          <table:table-cell table:number-columns-repeated="4"/>
          <table:table-cell table:style-name="ce20" table:formula="of:=IF(AND([.$D$3]=1;[.C903]&lt;&gt;&quot;&quot;);[.$F$3]*[.C903]+[.$F$4])" office:value-type="float" office:value="0" calcext:value-type="float">
            <text:p>0</text:p>
          </table:table-cell>
          <table:table-cell table:style-name="ce20" table:formula="of:=IF(AND([.$D$3]=1;[.C903]&lt;&gt;&quot;&quot;);[.D903]-[.E903])" office:value-type="float" office:value="0" calcext:value-type="float">
            <text:p>0</text:p>
          </table:table-cell>
          <table:table-cell table:style-name="ce20" table:formula="of:=IF([.$D$5]=1;[.$I$3]*([.C903]-[.$I$4])^2+[.$I$5];&quot;&quot;)">
            <text:p/>
          </table:table-cell>
          <table:table-cell table:style-name="ce20" table:formula="of:=IF(AND([.$D$5]=1;[.C903]&lt;&gt;&quot;&quot;);[.D903]-[.G903])" office:value-type="float" office:value="0" calcext:value-type="float">
            <text:p>0</text:p>
          </table:table-cell>
          <table:table-cell table:number-columns-repeated="1016"/>
        </table:table-row>
        <table:table-row table:style-name="ro2">
          <table:table-cell table:number-columns-repeated="4"/>
          <table:table-cell table:style-name="ce20" table:formula="of:=IF(AND([.$D$3]=1;[.C904]&lt;&gt;&quot;&quot;);[.$F$3]*[.C904]+[.$F$4])" office:value-type="float" office:value="0" calcext:value-type="float">
            <text:p>0</text:p>
          </table:table-cell>
          <table:table-cell table:style-name="ce20" table:formula="of:=IF(AND([.$D$3]=1;[.C904]&lt;&gt;&quot;&quot;);[.D904]-[.E904])" office:value-type="float" office:value="0" calcext:value-type="float">
            <text:p>0</text:p>
          </table:table-cell>
          <table:table-cell table:style-name="ce20" table:formula="of:=IF([.$D$5]=1;[.$I$3]*([.C904]-[.$I$4])^2+[.$I$5];&quot;&quot;)">
            <text:p/>
          </table:table-cell>
          <table:table-cell table:style-name="ce20" table:formula="of:=IF(AND([.$D$5]=1;[.C904]&lt;&gt;&quot;&quot;);[.D904]-[.G904])" office:value-type="float" office:value="0" calcext:value-type="float">
            <text:p>0</text:p>
          </table:table-cell>
          <table:table-cell table:number-columns-repeated="1016"/>
        </table:table-row>
        <table:table-row table:style-name="ro2">
          <table:table-cell table:number-columns-repeated="4"/>
          <table:table-cell table:style-name="ce20" table:formula="of:=IF(AND([.$D$3]=1;[.C905]&lt;&gt;&quot;&quot;);[.$F$3]*[.C905]+[.$F$4])" office:value-type="float" office:value="0" calcext:value-type="float">
            <text:p>0</text:p>
          </table:table-cell>
          <table:table-cell table:style-name="ce20" table:formula="of:=IF(AND([.$D$3]=1;[.C905]&lt;&gt;&quot;&quot;);[.D905]-[.E905])" office:value-type="float" office:value="0" calcext:value-type="float">
            <text:p>0</text:p>
          </table:table-cell>
          <table:table-cell table:style-name="ce20" table:formula="of:=IF([.$D$5]=1;[.$I$3]*([.C905]-[.$I$4])^2+[.$I$5];&quot;&quot;)">
            <text:p/>
          </table:table-cell>
          <table:table-cell table:style-name="ce20" table:formula="of:=IF(AND([.$D$5]=1;[.C905]&lt;&gt;&quot;&quot;);[.D905]-[.G905])" office:value-type="float" office:value="0" calcext:value-type="float">
            <text:p>0</text:p>
          </table:table-cell>
          <table:table-cell table:number-columns-repeated="1016"/>
        </table:table-row>
        <table:table-row table:style-name="ro2">
          <table:table-cell table:number-columns-repeated="4"/>
          <table:table-cell table:style-name="ce20" table:formula="of:=IF(AND([.$D$3]=1;[.C906]&lt;&gt;&quot;&quot;);[.$F$3]*[.C906]+[.$F$4])" office:value-type="float" office:value="0" calcext:value-type="float">
            <text:p>0</text:p>
          </table:table-cell>
          <table:table-cell table:style-name="ce20" table:formula="of:=IF(AND([.$D$3]=1;[.C906]&lt;&gt;&quot;&quot;);[.D906]-[.E906])" office:value-type="float" office:value="0" calcext:value-type="float">
            <text:p>0</text:p>
          </table:table-cell>
          <table:table-cell table:style-name="ce20" table:formula="of:=IF([.$D$5]=1;[.$I$3]*([.C906]-[.$I$4])^2+[.$I$5];&quot;&quot;)">
            <text:p/>
          </table:table-cell>
          <table:table-cell table:style-name="ce20" table:formula="of:=IF(AND([.$D$5]=1;[.C906]&lt;&gt;&quot;&quot;);[.D906]-[.G906])" office:value-type="float" office:value="0" calcext:value-type="float">
            <text:p>0</text:p>
          </table:table-cell>
          <table:table-cell table:number-columns-repeated="1016"/>
        </table:table-row>
        <table:table-row table:style-name="ro2">
          <table:table-cell table:number-columns-repeated="4"/>
          <table:table-cell table:style-name="ce20" table:formula="of:=IF(AND([.$D$3]=1;[.C907]&lt;&gt;&quot;&quot;);[.$F$3]*[.C907]+[.$F$4])" office:value-type="float" office:value="0" calcext:value-type="float">
            <text:p>0</text:p>
          </table:table-cell>
          <table:table-cell table:style-name="ce20" table:formula="of:=IF(AND([.$D$3]=1;[.C907]&lt;&gt;&quot;&quot;);[.D907]-[.E907])" office:value-type="float" office:value="0" calcext:value-type="float">
            <text:p>0</text:p>
          </table:table-cell>
          <table:table-cell table:style-name="ce20" table:formula="of:=IF([.$D$5]=1;[.$I$3]*([.C907]-[.$I$4])^2+[.$I$5];&quot;&quot;)">
            <text:p/>
          </table:table-cell>
          <table:table-cell table:style-name="ce20" table:formula="of:=IF(AND([.$D$5]=1;[.C907]&lt;&gt;&quot;&quot;);[.D907]-[.G907])" office:value-type="float" office:value="0" calcext:value-type="float">
            <text:p>0</text:p>
          </table:table-cell>
          <table:table-cell table:number-columns-repeated="1016"/>
        </table:table-row>
        <table:table-row table:style-name="ro2">
          <table:table-cell table:number-columns-repeated="4"/>
          <table:table-cell table:style-name="ce20" table:formula="of:=IF(AND([.$D$3]=1;[.C908]&lt;&gt;&quot;&quot;);[.$F$3]*[.C908]+[.$F$4])" office:value-type="float" office:value="0" calcext:value-type="float">
            <text:p>0</text:p>
          </table:table-cell>
          <table:table-cell table:style-name="ce20" table:formula="of:=IF(AND([.$D$3]=1;[.C908]&lt;&gt;&quot;&quot;);[.D908]-[.E908])" office:value-type="float" office:value="0" calcext:value-type="float">
            <text:p>0</text:p>
          </table:table-cell>
          <table:table-cell table:style-name="ce20" table:formula="of:=IF([.$D$5]=1;[.$I$3]*([.C908]-[.$I$4])^2+[.$I$5];&quot;&quot;)">
            <text:p/>
          </table:table-cell>
          <table:table-cell table:style-name="ce20" table:formula="of:=IF(AND([.$D$5]=1;[.C908]&lt;&gt;&quot;&quot;);[.D908]-[.G908])" office:value-type="float" office:value="0" calcext:value-type="float">
            <text:p>0</text:p>
          </table:table-cell>
          <table:table-cell table:number-columns-repeated="1016"/>
        </table:table-row>
        <table:table-row table:style-name="ro2">
          <table:table-cell table:number-columns-repeated="4"/>
          <table:table-cell table:style-name="ce20" table:formula="of:=IF(AND([.$D$3]=1;[.C909]&lt;&gt;&quot;&quot;);[.$F$3]*[.C909]+[.$F$4])" office:value-type="float" office:value="0" calcext:value-type="float">
            <text:p>0</text:p>
          </table:table-cell>
          <table:table-cell table:style-name="ce20" table:formula="of:=IF(AND([.$D$3]=1;[.C909]&lt;&gt;&quot;&quot;);[.D909]-[.E909])" office:value-type="float" office:value="0" calcext:value-type="float">
            <text:p>0</text:p>
          </table:table-cell>
          <table:table-cell table:style-name="ce20" table:formula="of:=IF([.$D$5]=1;[.$I$3]*([.C909]-[.$I$4])^2+[.$I$5];&quot;&quot;)">
            <text:p/>
          </table:table-cell>
          <table:table-cell table:style-name="ce20" table:formula="of:=IF(AND([.$D$5]=1;[.C909]&lt;&gt;&quot;&quot;);[.D909]-[.G909])" office:value-type="float" office:value="0" calcext:value-type="float">
            <text:p>0</text:p>
          </table:table-cell>
          <table:table-cell table:number-columns-repeated="1016"/>
        </table:table-row>
        <table:table-row table:style-name="ro2">
          <table:table-cell table:number-columns-repeated="4"/>
          <table:table-cell table:style-name="ce20" table:formula="of:=IF(AND([.$D$3]=1;[.C910]&lt;&gt;&quot;&quot;);[.$F$3]*[.C910]+[.$F$4])" office:value-type="float" office:value="0" calcext:value-type="float">
            <text:p>0</text:p>
          </table:table-cell>
          <table:table-cell table:style-name="ce20" table:formula="of:=IF(AND([.$D$3]=1;[.C910]&lt;&gt;&quot;&quot;);[.D910]-[.E910])" office:value-type="float" office:value="0" calcext:value-type="float">
            <text:p>0</text:p>
          </table:table-cell>
          <table:table-cell table:style-name="ce20" table:formula="of:=IF([.$D$5]=1;[.$I$3]*([.C910]-[.$I$4])^2+[.$I$5];&quot;&quot;)">
            <text:p/>
          </table:table-cell>
          <table:table-cell table:style-name="ce20" table:formula="of:=IF(AND([.$D$5]=1;[.C910]&lt;&gt;&quot;&quot;);[.D910]-[.G910])" office:value-type="float" office:value="0" calcext:value-type="float">
            <text:p>0</text:p>
          </table:table-cell>
          <table:table-cell table:number-columns-repeated="1016"/>
        </table:table-row>
        <table:table-row table:style-name="ro2">
          <table:table-cell table:number-columns-repeated="4"/>
          <table:table-cell table:style-name="ce20" table:formula="of:=IF(AND([.$D$3]=1;[.C911]&lt;&gt;&quot;&quot;);[.$F$3]*[.C911]+[.$F$4])" office:value-type="float" office:value="0" calcext:value-type="float">
            <text:p>0</text:p>
          </table:table-cell>
          <table:table-cell table:style-name="ce20" table:formula="of:=IF(AND([.$D$3]=1;[.C911]&lt;&gt;&quot;&quot;);[.D911]-[.E911])" office:value-type="float" office:value="0" calcext:value-type="float">
            <text:p>0</text:p>
          </table:table-cell>
          <table:table-cell table:style-name="ce20" table:formula="of:=IF([.$D$5]=1;[.$I$3]*([.C911]-[.$I$4])^2+[.$I$5];&quot;&quot;)">
            <text:p/>
          </table:table-cell>
          <table:table-cell table:style-name="ce20" table:formula="of:=IF(AND([.$D$5]=1;[.C911]&lt;&gt;&quot;&quot;);[.D911]-[.G911])" office:value-type="float" office:value="0" calcext:value-type="float">
            <text:p>0</text:p>
          </table:table-cell>
          <table:table-cell table:number-columns-repeated="1016"/>
        </table:table-row>
        <table:table-row table:style-name="ro2">
          <table:table-cell table:number-columns-repeated="4"/>
          <table:table-cell table:style-name="ce20" table:formula="of:=IF(AND([.$D$3]=1;[.C912]&lt;&gt;&quot;&quot;);[.$F$3]*[.C912]+[.$F$4])" office:value-type="float" office:value="0" calcext:value-type="float">
            <text:p>0</text:p>
          </table:table-cell>
          <table:table-cell table:style-name="ce20" table:formula="of:=IF(AND([.$D$3]=1;[.C912]&lt;&gt;&quot;&quot;);[.D912]-[.E912])" office:value-type="float" office:value="0" calcext:value-type="float">
            <text:p>0</text:p>
          </table:table-cell>
          <table:table-cell table:style-name="ce20" table:formula="of:=IF([.$D$5]=1;[.$I$3]*([.C912]-[.$I$4])^2+[.$I$5];&quot;&quot;)">
            <text:p/>
          </table:table-cell>
          <table:table-cell table:style-name="ce20" table:formula="of:=IF(AND([.$D$5]=1;[.C912]&lt;&gt;&quot;&quot;);[.D912]-[.G912])" office:value-type="float" office:value="0" calcext:value-type="float">
            <text:p>0</text:p>
          </table:table-cell>
          <table:table-cell table:number-columns-repeated="1016"/>
        </table:table-row>
        <table:table-row table:style-name="ro2">
          <table:table-cell table:number-columns-repeated="4"/>
          <table:table-cell table:style-name="ce20" table:formula="of:=IF(AND([.$D$3]=1;[.C913]&lt;&gt;&quot;&quot;);[.$F$3]*[.C913]+[.$F$4])" office:value-type="float" office:value="0" calcext:value-type="float">
            <text:p>0</text:p>
          </table:table-cell>
          <table:table-cell table:style-name="ce20" table:formula="of:=IF(AND([.$D$3]=1;[.C913]&lt;&gt;&quot;&quot;);[.D913]-[.E913])" office:value-type="float" office:value="0" calcext:value-type="float">
            <text:p>0</text:p>
          </table:table-cell>
          <table:table-cell table:style-name="ce20" table:formula="of:=IF([.$D$5]=1;[.$I$3]*([.C913]-[.$I$4])^2+[.$I$5];&quot;&quot;)">
            <text:p/>
          </table:table-cell>
          <table:table-cell table:style-name="ce20" table:formula="of:=IF(AND([.$D$5]=1;[.C913]&lt;&gt;&quot;&quot;);[.D913]-[.G913])" office:value-type="float" office:value="0" calcext:value-type="float">
            <text:p>0</text:p>
          </table:table-cell>
          <table:table-cell table:number-columns-repeated="1016"/>
        </table:table-row>
        <table:table-row table:style-name="ro2">
          <table:table-cell table:number-columns-repeated="4"/>
          <table:table-cell table:style-name="ce20" table:formula="of:=IF(AND([.$D$3]=1;[.C914]&lt;&gt;&quot;&quot;);[.$F$3]*[.C914]+[.$F$4])" office:value-type="float" office:value="0" calcext:value-type="float">
            <text:p>0</text:p>
          </table:table-cell>
          <table:table-cell table:style-name="ce20" table:formula="of:=IF(AND([.$D$3]=1;[.C914]&lt;&gt;&quot;&quot;);[.D914]-[.E914])" office:value-type="float" office:value="0" calcext:value-type="float">
            <text:p>0</text:p>
          </table:table-cell>
          <table:table-cell table:style-name="ce20" table:formula="of:=IF([.$D$5]=1;[.$I$3]*([.C914]-[.$I$4])^2+[.$I$5];&quot;&quot;)">
            <text:p/>
          </table:table-cell>
          <table:table-cell table:style-name="ce20" table:formula="of:=IF(AND([.$D$5]=1;[.C914]&lt;&gt;&quot;&quot;);[.D914]-[.G914])" office:value-type="float" office:value="0" calcext:value-type="float">
            <text:p>0</text:p>
          </table:table-cell>
          <table:table-cell table:number-columns-repeated="1016"/>
        </table:table-row>
        <table:table-row table:style-name="ro2">
          <table:table-cell table:number-columns-repeated="4"/>
          <table:table-cell table:style-name="ce20" table:formula="of:=IF(AND([.$D$3]=1;[.C915]&lt;&gt;&quot;&quot;);[.$F$3]*[.C915]+[.$F$4])" office:value-type="float" office:value="0" calcext:value-type="float">
            <text:p>0</text:p>
          </table:table-cell>
          <table:table-cell table:style-name="ce20" table:formula="of:=IF(AND([.$D$3]=1;[.C915]&lt;&gt;&quot;&quot;);[.D915]-[.E915])" office:value-type="float" office:value="0" calcext:value-type="float">
            <text:p>0</text:p>
          </table:table-cell>
          <table:table-cell table:style-name="ce20" table:formula="of:=IF([.$D$5]=1;[.$I$3]*([.C915]-[.$I$4])^2+[.$I$5];&quot;&quot;)">
            <text:p/>
          </table:table-cell>
          <table:table-cell table:style-name="ce20" table:formula="of:=IF(AND([.$D$5]=1;[.C915]&lt;&gt;&quot;&quot;);[.D915]-[.G915])" office:value-type="float" office:value="0" calcext:value-type="float">
            <text:p>0</text:p>
          </table:table-cell>
          <table:table-cell table:number-columns-repeated="1016"/>
        </table:table-row>
        <table:table-row table:style-name="ro2">
          <table:table-cell table:number-columns-repeated="4"/>
          <table:table-cell table:style-name="ce20" table:formula="of:=IF(AND([.$D$3]=1;[.C916]&lt;&gt;&quot;&quot;);[.$F$3]*[.C916]+[.$F$4])" office:value-type="float" office:value="0" calcext:value-type="float">
            <text:p>0</text:p>
          </table:table-cell>
          <table:table-cell table:style-name="ce20" table:formula="of:=IF(AND([.$D$3]=1;[.C916]&lt;&gt;&quot;&quot;);[.D916]-[.E916])" office:value-type="float" office:value="0" calcext:value-type="float">
            <text:p>0</text:p>
          </table:table-cell>
          <table:table-cell table:style-name="ce20" table:formula="of:=IF([.$D$5]=1;[.$I$3]*([.C916]-[.$I$4])^2+[.$I$5];&quot;&quot;)">
            <text:p/>
          </table:table-cell>
          <table:table-cell table:style-name="ce20" table:formula="of:=IF(AND([.$D$5]=1;[.C916]&lt;&gt;&quot;&quot;);[.D916]-[.G916])" office:value-type="float" office:value="0" calcext:value-type="float">
            <text:p>0</text:p>
          </table:table-cell>
          <table:table-cell table:number-columns-repeated="1016"/>
        </table:table-row>
        <table:table-row table:style-name="ro2">
          <table:table-cell table:number-columns-repeated="4"/>
          <table:table-cell table:style-name="ce20" table:formula="of:=IF(AND([.$D$3]=1;[.C917]&lt;&gt;&quot;&quot;);[.$F$3]*[.C917]+[.$F$4])" office:value-type="float" office:value="0" calcext:value-type="float">
            <text:p>0</text:p>
          </table:table-cell>
          <table:table-cell table:style-name="ce20" table:formula="of:=IF(AND([.$D$3]=1;[.C917]&lt;&gt;&quot;&quot;);[.D917]-[.E917])" office:value-type="float" office:value="0" calcext:value-type="float">
            <text:p>0</text:p>
          </table:table-cell>
          <table:table-cell table:style-name="ce20" table:formula="of:=IF([.$D$5]=1;[.$I$3]*([.C917]-[.$I$4])^2+[.$I$5];&quot;&quot;)">
            <text:p/>
          </table:table-cell>
          <table:table-cell table:style-name="ce20" table:formula="of:=IF(AND([.$D$5]=1;[.C917]&lt;&gt;&quot;&quot;);[.D917]-[.G917])" office:value-type="float" office:value="0" calcext:value-type="float">
            <text:p>0</text:p>
          </table:table-cell>
          <table:table-cell table:number-columns-repeated="1016"/>
        </table:table-row>
        <table:table-row table:style-name="ro2">
          <table:table-cell table:number-columns-repeated="4"/>
          <table:table-cell table:style-name="ce20" table:formula="of:=IF(AND([.$D$3]=1;[.C918]&lt;&gt;&quot;&quot;);[.$F$3]*[.C918]+[.$F$4])" office:value-type="float" office:value="0" calcext:value-type="float">
            <text:p>0</text:p>
          </table:table-cell>
          <table:table-cell table:style-name="ce20" table:formula="of:=IF(AND([.$D$3]=1;[.C918]&lt;&gt;&quot;&quot;);[.D918]-[.E918])" office:value-type="float" office:value="0" calcext:value-type="float">
            <text:p>0</text:p>
          </table:table-cell>
          <table:table-cell table:style-name="ce20" table:formula="of:=IF([.$D$5]=1;[.$I$3]*([.C918]-[.$I$4])^2+[.$I$5];&quot;&quot;)">
            <text:p/>
          </table:table-cell>
          <table:table-cell table:style-name="ce20" table:formula="of:=IF(AND([.$D$5]=1;[.C918]&lt;&gt;&quot;&quot;);[.D918]-[.G918])" office:value-type="float" office:value="0" calcext:value-type="float">
            <text:p>0</text:p>
          </table:table-cell>
          <table:table-cell table:number-columns-repeated="1016"/>
        </table:table-row>
        <table:table-row table:style-name="ro2">
          <table:table-cell table:number-columns-repeated="4"/>
          <table:table-cell table:style-name="ce20" table:formula="of:=IF(AND([.$D$3]=1;[.C919]&lt;&gt;&quot;&quot;);[.$F$3]*[.C919]+[.$F$4])" office:value-type="float" office:value="0" calcext:value-type="float">
            <text:p>0</text:p>
          </table:table-cell>
          <table:table-cell table:style-name="ce20" table:formula="of:=IF(AND([.$D$3]=1;[.C919]&lt;&gt;&quot;&quot;);[.D919]-[.E919])" office:value-type="float" office:value="0" calcext:value-type="float">
            <text:p>0</text:p>
          </table:table-cell>
          <table:table-cell table:style-name="ce20" table:formula="of:=IF([.$D$5]=1;[.$I$3]*([.C919]-[.$I$4])^2+[.$I$5];&quot;&quot;)">
            <text:p/>
          </table:table-cell>
          <table:table-cell table:style-name="ce20" table:formula="of:=IF(AND([.$D$5]=1;[.C919]&lt;&gt;&quot;&quot;);[.D919]-[.G919])" office:value-type="float" office:value="0" calcext:value-type="float">
            <text:p>0</text:p>
          </table:table-cell>
          <table:table-cell table:number-columns-repeated="1016"/>
        </table:table-row>
        <table:table-row table:style-name="ro2">
          <table:table-cell table:number-columns-repeated="4"/>
          <table:table-cell table:style-name="ce20" table:formula="of:=IF(AND([.$D$3]=1;[.C920]&lt;&gt;&quot;&quot;);[.$F$3]*[.C920]+[.$F$4])" office:value-type="float" office:value="0" calcext:value-type="float">
            <text:p>0</text:p>
          </table:table-cell>
          <table:table-cell table:style-name="ce20" table:formula="of:=IF(AND([.$D$3]=1;[.C920]&lt;&gt;&quot;&quot;);[.D920]-[.E920])" office:value-type="float" office:value="0" calcext:value-type="float">
            <text:p>0</text:p>
          </table:table-cell>
          <table:table-cell table:style-name="ce20" table:formula="of:=IF([.$D$5]=1;[.$I$3]*([.C920]-[.$I$4])^2+[.$I$5];&quot;&quot;)">
            <text:p/>
          </table:table-cell>
          <table:table-cell table:style-name="ce20" table:formula="of:=IF(AND([.$D$5]=1;[.C920]&lt;&gt;&quot;&quot;);[.D920]-[.G920])" office:value-type="float" office:value="0" calcext:value-type="float">
            <text:p>0</text:p>
          </table:table-cell>
          <table:table-cell table:number-columns-repeated="1016"/>
        </table:table-row>
        <table:table-row table:style-name="ro2">
          <table:table-cell table:number-columns-repeated="4"/>
          <table:table-cell table:style-name="ce20" table:formula="of:=IF(AND([.$D$3]=1;[.C921]&lt;&gt;&quot;&quot;);[.$F$3]*[.C921]+[.$F$4])" office:value-type="float" office:value="0" calcext:value-type="float">
            <text:p>0</text:p>
          </table:table-cell>
          <table:table-cell table:style-name="ce20" table:formula="of:=IF(AND([.$D$3]=1;[.C921]&lt;&gt;&quot;&quot;);[.D921]-[.E921])" office:value-type="float" office:value="0" calcext:value-type="float">
            <text:p>0</text:p>
          </table:table-cell>
          <table:table-cell table:style-name="ce20" table:formula="of:=IF([.$D$5]=1;[.$I$3]*([.C921]-[.$I$4])^2+[.$I$5];&quot;&quot;)">
            <text:p/>
          </table:table-cell>
          <table:table-cell table:style-name="ce20" table:formula="of:=IF(AND([.$D$5]=1;[.C921]&lt;&gt;&quot;&quot;);[.D921]-[.G921])" office:value-type="float" office:value="0" calcext:value-type="float">
            <text:p>0</text:p>
          </table:table-cell>
          <table:table-cell table:number-columns-repeated="1016"/>
        </table:table-row>
        <table:table-row table:style-name="ro2">
          <table:table-cell table:number-columns-repeated="4"/>
          <table:table-cell table:style-name="ce20" table:formula="of:=IF(AND([.$D$3]=1;[.C922]&lt;&gt;&quot;&quot;);[.$F$3]*[.C922]+[.$F$4])" office:value-type="float" office:value="0" calcext:value-type="float">
            <text:p>0</text:p>
          </table:table-cell>
          <table:table-cell table:style-name="ce20" table:formula="of:=IF(AND([.$D$3]=1;[.C922]&lt;&gt;&quot;&quot;);[.D922]-[.E922])" office:value-type="float" office:value="0" calcext:value-type="float">
            <text:p>0</text:p>
          </table:table-cell>
          <table:table-cell table:style-name="ce20" table:formula="of:=IF([.$D$5]=1;[.$I$3]*([.C922]-[.$I$4])^2+[.$I$5];&quot;&quot;)">
            <text:p/>
          </table:table-cell>
          <table:table-cell table:style-name="ce20" table:formula="of:=IF(AND([.$D$5]=1;[.C922]&lt;&gt;&quot;&quot;);[.D922]-[.G922])" office:value-type="float" office:value="0" calcext:value-type="float">
            <text:p>0</text:p>
          </table:table-cell>
          <table:table-cell table:number-columns-repeated="1016"/>
        </table:table-row>
        <table:table-row table:style-name="ro2">
          <table:table-cell table:number-columns-repeated="4"/>
          <table:table-cell table:style-name="ce20" table:formula="of:=IF(AND([.$D$3]=1;[.C923]&lt;&gt;&quot;&quot;);[.$F$3]*[.C923]+[.$F$4])" office:value-type="float" office:value="0" calcext:value-type="float">
            <text:p>0</text:p>
          </table:table-cell>
          <table:table-cell table:style-name="ce20" table:formula="of:=IF(AND([.$D$3]=1;[.C923]&lt;&gt;&quot;&quot;);[.D923]-[.E923])" office:value-type="float" office:value="0" calcext:value-type="float">
            <text:p>0</text:p>
          </table:table-cell>
          <table:table-cell table:style-name="ce20" table:formula="of:=IF([.$D$5]=1;[.$I$3]*([.C923]-[.$I$4])^2+[.$I$5];&quot;&quot;)">
            <text:p/>
          </table:table-cell>
          <table:table-cell table:style-name="ce20" table:formula="of:=IF(AND([.$D$5]=1;[.C923]&lt;&gt;&quot;&quot;);[.D923]-[.G923])" office:value-type="float" office:value="0" calcext:value-type="float">
            <text:p>0</text:p>
          </table:table-cell>
          <table:table-cell table:number-columns-repeated="1016"/>
        </table:table-row>
        <table:table-row table:style-name="ro2">
          <table:table-cell table:number-columns-repeated="4"/>
          <table:table-cell table:style-name="ce20" table:formula="of:=IF(AND([.$D$3]=1;[.C924]&lt;&gt;&quot;&quot;);[.$F$3]*[.C924]+[.$F$4])" office:value-type="float" office:value="0" calcext:value-type="float">
            <text:p>0</text:p>
          </table:table-cell>
          <table:table-cell table:style-name="ce20" table:formula="of:=IF(AND([.$D$3]=1;[.C924]&lt;&gt;&quot;&quot;);[.D924]-[.E924])" office:value-type="float" office:value="0" calcext:value-type="float">
            <text:p>0</text:p>
          </table:table-cell>
          <table:table-cell table:style-name="ce20" table:formula="of:=IF([.$D$5]=1;[.$I$3]*([.C924]-[.$I$4])^2+[.$I$5];&quot;&quot;)">
            <text:p/>
          </table:table-cell>
          <table:table-cell table:style-name="ce20" table:formula="of:=IF(AND([.$D$5]=1;[.C924]&lt;&gt;&quot;&quot;);[.D924]-[.G924])" office:value-type="float" office:value="0" calcext:value-type="float">
            <text:p>0</text:p>
          </table:table-cell>
          <table:table-cell table:number-columns-repeated="1016"/>
        </table:table-row>
        <table:table-row table:style-name="ro2">
          <table:table-cell table:number-columns-repeated="4"/>
          <table:table-cell table:style-name="ce20" table:formula="of:=IF(AND([.$D$3]=1;[.C925]&lt;&gt;&quot;&quot;);[.$F$3]*[.C925]+[.$F$4])" office:value-type="float" office:value="0" calcext:value-type="float">
            <text:p>0</text:p>
          </table:table-cell>
          <table:table-cell table:style-name="ce20" table:formula="of:=IF(AND([.$D$3]=1;[.C925]&lt;&gt;&quot;&quot;);[.D925]-[.E925])" office:value-type="float" office:value="0" calcext:value-type="float">
            <text:p>0</text:p>
          </table:table-cell>
          <table:table-cell table:style-name="ce20" table:formula="of:=IF([.$D$5]=1;[.$I$3]*([.C925]-[.$I$4])^2+[.$I$5];&quot;&quot;)">
            <text:p/>
          </table:table-cell>
          <table:table-cell table:style-name="ce20" table:formula="of:=IF(AND([.$D$5]=1;[.C925]&lt;&gt;&quot;&quot;);[.D925]-[.G925])" office:value-type="float" office:value="0" calcext:value-type="float">
            <text:p>0</text:p>
          </table:table-cell>
          <table:table-cell table:number-columns-repeated="1016"/>
        </table:table-row>
        <table:table-row table:style-name="ro2">
          <table:table-cell table:number-columns-repeated="4"/>
          <table:table-cell table:style-name="ce20" table:formula="of:=IF(AND([.$D$3]=1;[.C926]&lt;&gt;&quot;&quot;);[.$F$3]*[.C926]+[.$F$4])" office:value-type="float" office:value="0" calcext:value-type="float">
            <text:p>0</text:p>
          </table:table-cell>
          <table:table-cell table:style-name="ce20" table:formula="of:=IF(AND([.$D$3]=1;[.C926]&lt;&gt;&quot;&quot;);[.D926]-[.E926])" office:value-type="float" office:value="0" calcext:value-type="float">
            <text:p>0</text:p>
          </table:table-cell>
          <table:table-cell table:style-name="ce20" table:formula="of:=IF([.$D$5]=1;[.$I$3]*([.C926]-[.$I$4])^2+[.$I$5];&quot;&quot;)">
            <text:p/>
          </table:table-cell>
          <table:table-cell table:style-name="ce20" table:formula="of:=IF(AND([.$D$5]=1;[.C926]&lt;&gt;&quot;&quot;);[.D926]-[.G926])" office:value-type="float" office:value="0" calcext:value-type="float">
            <text:p>0</text:p>
          </table:table-cell>
          <table:table-cell table:number-columns-repeated="1016"/>
        </table:table-row>
        <table:table-row table:style-name="ro2">
          <table:table-cell table:number-columns-repeated="4"/>
          <table:table-cell table:style-name="ce20" table:formula="of:=IF(AND([.$D$3]=1;[.C927]&lt;&gt;&quot;&quot;);[.$F$3]*[.C927]+[.$F$4])" office:value-type="float" office:value="0" calcext:value-type="float">
            <text:p>0</text:p>
          </table:table-cell>
          <table:table-cell table:style-name="ce20" table:formula="of:=IF(AND([.$D$3]=1;[.C927]&lt;&gt;&quot;&quot;);[.D927]-[.E927])" office:value-type="float" office:value="0" calcext:value-type="float">
            <text:p>0</text:p>
          </table:table-cell>
          <table:table-cell table:style-name="ce20" table:formula="of:=IF([.$D$5]=1;[.$I$3]*([.C927]-[.$I$4])^2+[.$I$5];&quot;&quot;)">
            <text:p/>
          </table:table-cell>
          <table:table-cell table:style-name="ce20" table:formula="of:=IF(AND([.$D$5]=1;[.C927]&lt;&gt;&quot;&quot;);[.D927]-[.G927])" office:value-type="float" office:value="0" calcext:value-type="float">
            <text:p>0</text:p>
          </table:table-cell>
          <table:table-cell table:number-columns-repeated="1016"/>
        </table:table-row>
        <table:table-row table:style-name="ro2">
          <table:table-cell table:number-columns-repeated="4"/>
          <table:table-cell table:style-name="ce20" table:formula="of:=IF(AND([.$D$3]=1;[.C928]&lt;&gt;&quot;&quot;);[.$F$3]*[.C928]+[.$F$4])" office:value-type="float" office:value="0" calcext:value-type="float">
            <text:p>0</text:p>
          </table:table-cell>
          <table:table-cell table:style-name="ce20" table:formula="of:=IF(AND([.$D$3]=1;[.C928]&lt;&gt;&quot;&quot;);[.D928]-[.E928])" office:value-type="float" office:value="0" calcext:value-type="float">
            <text:p>0</text:p>
          </table:table-cell>
          <table:table-cell table:style-name="ce20" table:formula="of:=IF([.$D$5]=1;[.$I$3]*([.C928]-[.$I$4])^2+[.$I$5];&quot;&quot;)">
            <text:p/>
          </table:table-cell>
          <table:table-cell table:style-name="ce20" table:formula="of:=IF(AND([.$D$5]=1;[.C928]&lt;&gt;&quot;&quot;);[.D928]-[.G928])" office:value-type="float" office:value="0" calcext:value-type="float">
            <text:p>0</text:p>
          </table:table-cell>
          <table:table-cell table:number-columns-repeated="1016"/>
        </table:table-row>
        <table:table-row table:style-name="ro2">
          <table:table-cell table:number-columns-repeated="4"/>
          <table:table-cell table:style-name="ce20" table:formula="of:=IF(AND([.$D$3]=1;[.C929]&lt;&gt;&quot;&quot;);[.$F$3]*[.C929]+[.$F$4])" office:value-type="float" office:value="0" calcext:value-type="float">
            <text:p>0</text:p>
          </table:table-cell>
          <table:table-cell table:style-name="ce20" table:formula="of:=IF(AND([.$D$3]=1;[.C929]&lt;&gt;&quot;&quot;);[.D929]-[.E929])" office:value-type="float" office:value="0" calcext:value-type="float">
            <text:p>0</text:p>
          </table:table-cell>
          <table:table-cell table:style-name="ce20" table:formula="of:=IF([.$D$5]=1;[.$I$3]*([.C929]-[.$I$4])^2+[.$I$5];&quot;&quot;)">
            <text:p/>
          </table:table-cell>
          <table:table-cell table:style-name="ce20" table:formula="of:=IF(AND([.$D$5]=1;[.C929]&lt;&gt;&quot;&quot;);[.D929]-[.G929])" office:value-type="float" office:value="0" calcext:value-type="float">
            <text:p>0</text:p>
          </table:table-cell>
          <table:table-cell table:number-columns-repeated="1016"/>
        </table:table-row>
        <table:table-row table:style-name="ro2">
          <table:table-cell table:number-columns-repeated="4"/>
          <table:table-cell table:style-name="ce20" table:formula="of:=IF(AND([.$D$3]=1;[.C930]&lt;&gt;&quot;&quot;);[.$F$3]*[.C930]+[.$F$4])" office:value-type="float" office:value="0" calcext:value-type="float">
            <text:p>0</text:p>
          </table:table-cell>
          <table:table-cell table:style-name="ce20" table:formula="of:=IF(AND([.$D$3]=1;[.C930]&lt;&gt;&quot;&quot;);[.D930]-[.E930])" office:value-type="float" office:value="0" calcext:value-type="float">
            <text:p>0</text:p>
          </table:table-cell>
          <table:table-cell table:style-name="ce20" table:formula="of:=IF([.$D$5]=1;[.$I$3]*([.C930]-[.$I$4])^2+[.$I$5];&quot;&quot;)">
            <text:p/>
          </table:table-cell>
          <table:table-cell table:style-name="ce20" table:formula="of:=IF(AND([.$D$5]=1;[.C930]&lt;&gt;&quot;&quot;);[.D930]-[.G930])" office:value-type="float" office:value="0" calcext:value-type="float">
            <text:p>0</text:p>
          </table:table-cell>
          <table:table-cell table:number-columns-repeated="1016"/>
        </table:table-row>
        <table:table-row table:style-name="ro2">
          <table:table-cell table:number-columns-repeated="4"/>
          <table:table-cell table:style-name="ce20" table:formula="of:=IF(AND([.$D$3]=1;[.C931]&lt;&gt;&quot;&quot;);[.$F$3]*[.C931]+[.$F$4])" office:value-type="float" office:value="0" calcext:value-type="float">
            <text:p>0</text:p>
          </table:table-cell>
          <table:table-cell table:style-name="ce20" table:formula="of:=IF(AND([.$D$3]=1;[.C931]&lt;&gt;&quot;&quot;);[.D931]-[.E931])" office:value-type="float" office:value="0" calcext:value-type="float">
            <text:p>0</text:p>
          </table:table-cell>
          <table:table-cell table:style-name="ce20" table:formula="of:=IF([.$D$5]=1;[.$I$3]*([.C931]-[.$I$4])^2+[.$I$5];&quot;&quot;)">
            <text:p/>
          </table:table-cell>
          <table:table-cell table:style-name="ce20" table:formula="of:=IF(AND([.$D$5]=1;[.C931]&lt;&gt;&quot;&quot;);[.D931]-[.G931])" office:value-type="float" office:value="0" calcext:value-type="float">
            <text:p>0</text:p>
          </table:table-cell>
          <table:table-cell table:number-columns-repeated="1016"/>
        </table:table-row>
        <table:table-row table:style-name="ro2">
          <table:table-cell table:number-columns-repeated="4"/>
          <table:table-cell table:style-name="ce20" table:formula="of:=IF(AND([.$D$3]=1;[.C932]&lt;&gt;&quot;&quot;);[.$F$3]*[.C932]+[.$F$4])" office:value-type="float" office:value="0" calcext:value-type="float">
            <text:p>0</text:p>
          </table:table-cell>
          <table:table-cell table:style-name="ce20" table:formula="of:=IF(AND([.$D$3]=1;[.C932]&lt;&gt;&quot;&quot;);[.D932]-[.E932])" office:value-type="float" office:value="0" calcext:value-type="float">
            <text:p>0</text:p>
          </table:table-cell>
          <table:table-cell table:style-name="ce20" table:formula="of:=IF([.$D$5]=1;[.$I$3]*([.C932]-[.$I$4])^2+[.$I$5];&quot;&quot;)">
            <text:p/>
          </table:table-cell>
          <table:table-cell table:style-name="ce20" table:formula="of:=IF(AND([.$D$5]=1;[.C932]&lt;&gt;&quot;&quot;);[.D932]-[.G932])" office:value-type="float" office:value="0" calcext:value-type="float">
            <text:p>0</text:p>
          </table:table-cell>
          <table:table-cell table:number-columns-repeated="1016"/>
        </table:table-row>
        <table:table-row table:style-name="ro2">
          <table:table-cell table:number-columns-repeated="4"/>
          <table:table-cell table:style-name="ce20" table:formula="of:=IF(AND([.$D$3]=1;[.C933]&lt;&gt;&quot;&quot;);[.$F$3]*[.C933]+[.$F$4])" office:value-type="float" office:value="0" calcext:value-type="float">
            <text:p>0</text:p>
          </table:table-cell>
          <table:table-cell table:style-name="ce20" table:formula="of:=IF(AND([.$D$3]=1;[.C933]&lt;&gt;&quot;&quot;);[.D933]-[.E933])" office:value-type="float" office:value="0" calcext:value-type="float">
            <text:p>0</text:p>
          </table:table-cell>
          <table:table-cell table:style-name="ce20" table:formula="of:=IF([.$D$5]=1;[.$I$3]*([.C933]-[.$I$4])^2+[.$I$5];&quot;&quot;)">
            <text:p/>
          </table:table-cell>
          <table:table-cell table:style-name="ce20" table:formula="of:=IF(AND([.$D$5]=1;[.C933]&lt;&gt;&quot;&quot;);[.D933]-[.G933])" office:value-type="float" office:value="0" calcext:value-type="float">
            <text:p>0</text:p>
          </table:table-cell>
          <table:table-cell table:number-columns-repeated="1016"/>
        </table:table-row>
        <table:table-row table:style-name="ro2">
          <table:table-cell table:number-columns-repeated="4"/>
          <table:table-cell table:style-name="ce20" table:formula="of:=IF(AND([.$D$3]=1;[.C934]&lt;&gt;&quot;&quot;);[.$F$3]*[.C934]+[.$F$4])" office:value-type="float" office:value="0" calcext:value-type="float">
            <text:p>0</text:p>
          </table:table-cell>
          <table:table-cell table:style-name="ce20" table:formula="of:=IF(AND([.$D$3]=1;[.C934]&lt;&gt;&quot;&quot;);[.D934]-[.E934])" office:value-type="float" office:value="0" calcext:value-type="float">
            <text:p>0</text:p>
          </table:table-cell>
          <table:table-cell table:style-name="ce20" table:formula="of:=IF([.$D$5]=1;[.$I$3]*([.C934]-[.$I$4])^2+[.$I$5];&quot;&quot;)">
            <text:p/>
          </table:table-cell>
          <table:table-cell table:style-name="ce20" table:formula="of:=IF(AND([.$D$5]=1;[.C934]&lt;&gt;&quot;&quot;);[.D934]-[.G934])" office:value-type="float" office:value="0" calcext:value-type="float">
            <text:p>0</text:p>
          </table:table-cell>
          <table:table-cell table:number-columns-repeated="1016"/>
        </table:table-row>
        <table:table-row table:style-name="ro2">
          <table:table-cell table:number-columns-repeated="4"/>
          <table:table-cell table:style-name="ce20" table:formula="of:=IF(AND([.$D$3]=1;[.C935]&lt;&gt;&quot;&quot;);[.$F$3]*[.C935]+[.$F$4])" office:value-type="float" office:value="0" calcext:value-type="float">
            <text:p>0</text:p>
          </table:table-cell>
          <table:table-cell table:style-name="ce20" table:formula="of:=IF(AND([.$D$3]=1;[.C935]&lt;&gt;&quot;&quot;);[.D935]-[.E935])" office:value-type="float" office:value="0" calcext:value-type="float">
            <text:p>0</text:p>
          </table:table-cell>
          <table:table-cell table:style-name="ce20" table:formula="of:=IF([.$D$5]=1;[.$I$3]*([.C935]-[.$I$4])^2+[.$I$5];&quot;&quot;)">
            <text:p/>
          </table:table-cell>
          <table:table-cell table:style-name="ce20" table:formula="of:=IF(AND([.$D$5]=1;[.C935]&lt;&gt;&quot;&quot;);[.D935]-[.G935])" office:value-type="float" office:value="0" calcext:value-type="float">
            <text:p>0</text:p>
          </table:table-cell>
          <table:table-cell table:number-columns-repeated="1016"/>
        </table:table-row>
        <table:table-row table:style-name="ro2">
          <table:table-cell table:number-columns-repeated="4"/>
          <table:table-cell table:style-name="ce20" table:formula="of:=IF(AND([.$D$3]=1;[.C936]&lt;&gt;&quot;&quot;);[.$F$3]*[.C936]+[.$F$4])" office:value-type="float" office:value="0" calcext:value-type="float">
            <text:p>0</text:p>
          </table:table-cell>
          <table:table-cell table:style-name="ce20" table:formula="of:=IF(AND([.$D$3]=1;[.C936]&lt;&gt;&quot;&quot;);[.D936]-[.E936])" office:value-type="float" office:value="0" calcext:value-type="float">
            <text:p>0</text:p>
          </table:table-cell>
          <table:table-cell table:style-name="ce20" table:formula="of:=IF([.$D$5]=1;[.$I$3]*([.C936]-[.$I$4])^2+[.$I$5];&quot;&quot;)">
            <text:p/>
          </table:table-cell>
          <table:table-cell table:style-name="ce20" table:formula="of:=IF(AND([.$D$5]=1;[.C936]&lt;&gt;&quot;&quot;);[.D936]-[.G936])" office:value-type="float" office:value="0" calcext:value-type="float">
            <text:p>0</text:p>
          </table:table-cell>
          <table:table-cell table:number-columns-repeated="1016"/>
        </table:table-row>
        <table:table-row table:style-name="ro2">
          <table:table-cell table:number-columns-repeated="4"/>
          <table:table-cell table:style-name="ce20" table:formula="of:=IF(AND([.$D$3]=1;[.C937]&lt;&gt;&quot;&quot;);[.$F$3]*[.C937]+[.$F$4])" office:value-type="float" office:value="0" calcext:value-type="float">
            <text:p>0</text:p>
          </table:table-cell>
          <table:table-cell table:style-name="ce20" table:formula="of:=IF(AND([.$D$3]=1;[.C937]&lt;&gt;&quot;&quot;);[.D937]-[.E937])" office:value-type="float" office:value="0" calcext:value-type="float">
            <text:p>0</text:p>
          </table:table-cell>
          <table:table-cell table:style-name="ce20" table:formula="of:=IF([.$D$5]=1;[.$I$3]*([.C937]-[.$I$4])^2+[.$I$5];&quot;&quot;)">
            <text:p/>
          </table:table-cell>
          <table:table-cell table:style-name="ce20" table:formula="of:=IF(AND([.$D$5]=1;[.C937]&lt;&gt;&quot;&quot;);[.D937]-[.G937])" office:value-type="float" office:value="0" calcext:value-type="float">
            <text:p>0</text:p>
          </table:table-cell>
          <table:table-cell table:number-columns-repeated="1016"/>
        </table:table-row>
        <table:table-row table:style-name="ro2">
          <table:table-cell table:number-columns-repeated="4"/>
          <table:table-cell table:style-name="ce20" table:formula="of:=IF(AND([.$D$3]=1;[.C938]&lt;&gt;&quot;&quot;);[.$F$3]*[.C938]+[.$F$4])" office:value-type="float" office:value="0" calcext:value-type="float">
            <text:p>0</text:p>
          </table:table-cell>
          <table:table-cell table:style-name="ce20" table:formula="of:=IF(AND([.$D$3]=1;[.C938]&lt;&gt;&quot;&quot;);[.D938]-[.E938])" office:value-type="float" office:value="0" calcext:value-type="float">
            <text:p>0</text:p>
          </table:table-cell>
          <table:table-cell table:style-name="ce20" table:formula="of:=IF([.$D$5]=1;[.$I$3]*([.C938]-[.$I$4])^2+[.$I$5];&quot;&quot;)">
            <text:p/>
          </table:table-cell>
          <table:table-cell table:style-name="ce20" table:formula="of:=IF(AND([.$D$5]=1;[.C938]&lt;&gt;&quot;&quot;);[.D938]-[.G938])" office:value-type="float" office:value="0" calcext:value-type="float">
            <text:p>0</text:p>
          </table:table-cell>
          <table:table-cell table:number-columns-repeated="1016"/>
        </table:table-row>
        <table:table-row table:style-name="ro2">
          <table:table-cell table:number-columns-repeated="4"/>
          <table:table-cell table:style-name="ce20" table:formula="of:=IF(AND([.$D$3]=1;[.C939]&lt;&gt;&quot;&quot;);[.$F$3]*[.C939]+[.$F$4])" office:value-type="float" office:value="0" calcext:value-type="float">
            <text:p>0</text:p>
          </table:table-cell>
          <table:table-cell table:style-name="ce20" table:formula="of:=IF(AND([.$D$3]=1;[.C939]&lt;&gt;&quot;&quot;);[.D939]-[.E939])" office:value-type="float" office:value="0" calcext:value-type="float">
            <text:p>0</text:p>
          </table:table-cell>
          <table:table-cell table:style-name="ce20" table:formula="of:=IF([.$D$5]=1;[.$I$3]*([.C939]-[.$I$4])^2+[.$I$5];&quot;&quot;)">
            <text:p/>
          </table:table-cell>
          <table:table-cell table:style-name="ce20" table:formula="of:=IF(AND([.$D$5]=1;[.C939]&lt;&gt;&quot;&quot;);[.D939]-[.G939])" office:value-type="float" office:value="0" calcext:value-type="float">
            <text:p>0</text:p>
          </table:table-cell>
          <table:table-cell table:number-columns-repeated="1016"/>
        </table:table-row>
        <table:table-row table:style-name="ro2">
          <table:table-cell table:number-columns-repeated="4"/>
          <table:table-cell table:style-name="ce20" table:formula="of:=IF(AND([.$D$3]=1;[.C940]&lt;&gt;&quot;&quot;);[.$F$3]*[.C940]+[.$F$4])" office:value-type="float" office:value="0" calcext:value-type="float">
            <text:p>0</text:p>
          </table:table-cell>
          <table:table-cell table:style-name="ce20" table:formula="of:=IF(AND([.$D$3]=1;[.C940]&lt;&gt;&quot;&quot;);[.D940]-[.E940])" office:value-type="float" office:value="0" calcext:value-type="float">
            <text:p>0</text:p>
          </table:table-cell>
          <table:table-cell table:style-name="ce20" table:formula="of:=IF([.$D$5]=1;[.$I$3]*([.C940]-[.$I$4])^2+[.$I$5];&quot;&quot;)">
            <text:p/>
          </table:table-cell>
          <table:table-cell table:style-name="ce20" table:formula="of:=IF(AND([.$D$5]=1;[.C940]&lt;&gt;&quot;&quot;);[.D940]-[.G940])" office:value-type="float" office:value="0" calcext:value-type="float">
            <text:p>0</text:p>
          </table:table-cell>
          <table:table-cell table:number-columns-repeated="1016"/>
        </table:table-row>
        <table:table-row table:style-name="ro2">
          <table:table-cell table:number-columns-repeated="4"/>
          <table:table-cell table:style-name="ce20" table:formula="of:=IF(AND([.$D$3]=1;[.C941]&lt;&gt;&quot;&quot;);[.$F$3]*[.C941]+[.$F$4])" office:value-type="float" office:value="0" calcext:value-type="float">
            <text:p>0</text:p>
          </table:table-cell>
          <table:table-cell table:style-name="ce20" table:formula="of:=IF(AND([.$D$3]=1;[.C941]&lt;&gt;&quot;&quot;);[.D941]-[.E941])" office:value-type="float" office:value="0" calcext:value-type="float">
            <text:p>0</text:p>
          </table:table-cell>
          <table:table-cell table:style-name="ce20" table:formula="of:=IF([.$D$5]=1;[.$I$3]*([.C941]-[.$I$4])^2+[.$I$5];&quot;&quot;)">
            <text:p/>
          </table:table-cell>
          <table:table-cell table:style-name="ce20" table:formula="of:=IF(AND([.$D$5]=1;[.C941]&lt;&gt;&quot;&quot;);[.D941]-[.G941])" office:value-type="float" office:value="0" calcext:value-type="float">
            <text:p>0</text:p>
          </table:table-cell>
          <table:table-cell table:number-columns-repeated="1016"/>
        </table:table-row>
        <table:table-row table:style-name="ro2">
          <table:table-cell table:number-columns-repeated="4"/>
          <table:table-cell table:style-name="ce20" table:formula="of:=IF(AND([.$D$3]=1;[.C942]&lt;&gt;&quot;&quot;);[.$F$3]*[.C942]+[.$F$4])" office:value-type="float" office:value="0" calcext:value-type="float">
            <text:p>0</text:p>
          </table:table-cell>
          <table:table-cell table:style-name="ce20" table:formula="of:=IF(AND([.$D$3]=1;[.C942]&lt;&gt;&quot;&quot;);[.D942]-[.E942])" office:value-type="float" office:value="0" calcext:value-type="float">
            <text:p>0</text:p>
          </table:table-cell>
          <table:table-cell table:style-name="ce20" table:formula="of:=IF([.$D$5]=1;[.$I$3]*([.C942]-[.$I$4])^2+[.$I$5];&quot;&quot;)">
            <text:p/>
          </table:table-cell>
          <table:table-cell table:style-name="ce20" table:formula="of:=IF(AND([.$D$5]=1;[.C942]&lt;&gt;&quot;&quot;);[.D942]-[.G942])" office:value-type="float" office:value="0" calcext:value-type="float">
            <text:p>0</text:p>
          </table:table-cell>
          <table:table-cell table:number-columns-repeated="1016"/>
        </table:table-row>
        <table:table-row table:style-name="ro2">
          <table:table-cell table:number-columns-repeated="4"/>
          <table:table-cell table:style-name="ce20" table:formula="of:=IF(AND([.$D$3]=1;[.C943]&lt;&gt;&quot;&quot;);[.$F$3]*[.C943]+[.$F$4])" office:value-type="float" office:value="0" calcext:value-type="float">
            <text:p>0</text:p>
          </table:table-cell>
          <table:table-cell table:style-name="ce20" table:formula="of:=IF(AND([.$D$3]=1;[.C943]&lt;&gt;&quot;&quot;);[.D943]-[.E943])" office:value-type="float" office:value="0" calcext:value-type="float">
            <text:p>0</text:p>
          </table:table-cell>
          <table:table-cell table:style-name="ce20" table:formula="of:=IF([.$D$5]=1;[.$I$3]*([.C943]-[.$I$4])^2+[.$I$5];&quot;&quot;)">
            <text:p/>
          </table:table-cell>
          <table:table-cell table:style-name="ce20" table:formula="of:=IF(AND([.$D$5]=1;[.C943]&lt;&gt;&quot;&quot;);[.D943]-[.G943])" office:value-type="float" office:value="0" calcext:value-type="float">
            <text:p>0</text:p>
          </table:table-cell>
          <table:table-cell table:number-columns-repeated="1016"/>
        </table:table-row>
        <table:table-row table:style-name="ro2">
          <table:table-cell table:number-columns-repeated="4"/>
          <table:table-cell table:style-name="ce20" table:formula="of:=IF(AND([.$D$3]=1;[.C944]&lt;&gt;&quot;&quot;);[.$F$3]*[.C944]+[.$F$4])" office:value-type="float" office:value="0" calcext:value-type="float">
            <text:p>0</text:p>
          </table:table-cell>
          <table:table-cell table:style-name="ce20" table:formula="of:=IF(AND([.$D$3]=1;[.C944]&lt;&gt;&quot;&quot;);[.D944]-[.E944])" office:value-type="float" office:value="0" calcext:value-type="float">
            <text:p>0</text:p>
          </table:table-cell>
          <table:table-cell table:style-name="ce20" table:formula="of:=IF([.$D$5]=1;[.$I$3]*([.C944]-[.$I$4])^2+[.$I$5];&quot;&quot;)">
            <text:p/>
          </table:table-cell>
          <table:table-cell table:style-name="ce20" table:formula="of:=IF(AND([.$D$5]=1;[.C944]&lt;&gt;&quot;&quot;);[.D944]-[.G944])" office:value-type="float" office:value="0" calcext:value-type="float">
            <text:p>0</text:p>
          </table:table-cell>
          <table:table-cell table:number-columns-repeated="1016"/>
        </table:table-row>
        <table:table-row table:style-name="ro2">
          <table:table-cell table:number-columns-repeated="4"/>
          <table:table-cell table:style-name="ce20" table:formula="of:=IF(AND([.$D$3]=1;[.C945]&lt;&gt;&quot;&quot;);[.$F$3]*[.C945]+[.$F$4])" office:value-type="float" office:value="0" calcext:value-type="float">
            <text:p>0</text:p>
          </table:table-cell>
          <table:table-cell table:style-name="ce20" table:formula="of:=IF(AND([.$D$3]=1;[.C945]&lt;&gt;&quot;&quot;);[.D945]-[.E945])" office:value-type="float" office:value="0" calcext:value-type="float">
            <text:p>0</text:p>
          </table:table-cell>
          <table:table-cell table:style-name="ce20" table:formula="of:=IF([.$D$5]=1;[.$I$3]*([.C945]-[.$I$4])^2+[.$I$5];&quot;&quot;)">
            <text:p/>
          </table:table-cell>
          <table:table-cell table:style-name="ce20" table:formula="of:=IF(AND([.$D$5]=1;[.C945]&lt;&gt;&quot;&quot;);[.D945]-[.G945])" office:value-type="float" office:value="0" calcext:value-type="float">
            <text:p>0</text:p>
          </table:table-cell>
          <table:table-cell table:number-columns-repeated="1016"/>
        </table:table-row>
        <table:table-row table:style-name="ro2">
          <table:table-cell table:number-columns-repeated="4"/>
          <table:table-cell table:style-name="ce20" table:formula="of:=IF(AND([.$D$3]=1;[.C946]&lt;&gt;&quot;&quot;);[.$F$3]*[.C946]+[.$F$4])" office:value-type="float" office:value="0" calcext:value-type="float">
            <text:p>0</text:p>
          </table:table-cell>
          <table:table-cell table:style-name="ce20" table:formula="of:=IF(AND([.$D$3]=1;[.C946]&lt;&gt;&quot;&quot;);[.D946]-[.E946])" office:value-type="float" office:value="0" calcext:value-type="float">
            <text:p>0</text:p>
          </table:table-cell>
          <table:table-cell table:style-name="ce20" table:formula="of:=IF([.$D$5]=1;[.$I$3]*([.C946]-[.$I$4])^2+[.$I$5];&quot;&quot;)">
            <text:p/>
          </table:table-cell>
          <table:table-cell table:style-name="ce20" table:formula="of:=IF(AND([.$D$5]=1;[.C946]&lt;&gt;&quot;&quot;);[.D946]-[.G946])" office:value-type="float" office:value="0" calcext:value-type="float">
            <text:p>0</text:p>
          </table:table-cell>
          <table:table-cell table:number-columns-repeated="1016"/>
        </table:table-row>
        <table:table-row table:style-name="ro2">
          <table:table-cell table:number-columns-repeated="4"/>
          <table:table-cell table:style-name="ce20" table:formula="of:=IF(AND([.$D$3]=1;[.C947]&lt;&gt;&quot;&quot;);[.$F$3]*[.C947]+[.$F$4])" office:value-type="float" office:value="0" calcext:value-type="float">
            <text:p>0</text:p>
          </table:table-cell>
          <table:table-cell table:style-name="ce20" table:formula="of:=IF(AND([.$D$3]=1;[.C947]&lt;&gt;&quot;&quot;);[.D947]-[.E947])" office:value-type="float" office:value="0" calcext:value-type="float">
            <text:p>0</text:p>
          </table:table-cell>
          <table:table-cell table:style-name="ce20" table:formula="of:=IF([.$D$5]=1;[.$I$3]*([.C947]-[.$I$4])^2+[.$I$5];&quot;&quot;)">
            <text:p/>
          </table:table-cell>
          <table:table-cell table:style-name="ce20" table:formula="of:=IF(AND([.$D$5]=1;[.C947]&lt;&gt;&quot;&quot;);[.D947]-[.G947])" office:value-type="float" office:value="0" calcext:value-type="float">
            <text:p>0</text:p>
          </table:table-cell>
          <table:table-cell table:number-columns-repeated="1016"/>
        </table:table-row>
        <table:table-row table:style-name="ro2">
          <table:table-cell table:number-columns-repeated="4"/>
          <table:table-cell table:style-name="ce20" table:formula="of:=IF(AND([.$D$3]=1;[.C948]&lt;&gt;&quot;&quot;);[.$F$3]*[.C948]+[.$F$4])" office:value-type="float" office:value="0" calcext:value-type="float">
            <text:p>0</text:p>
          </table:table-cell>
          <table:table-cell table:style-name="ce20" table:formula="of:=IF(AND([.$D$3]=1;[.C948]&lt;&gt;&quot;&quot;);[.D948]-[.E948])" office:value-type="float" office:value="0" calcext:value-type="float">
            <text:p>0</text:p>
          </table:table-cell>
          <table:table-cell table:style-name="ce20" table:formula="of:=IF([.$D$5]=1;[.$I$3]*([.C948]-[.$I$4])^2+[.$I$5];&quot;&quot;)">
            <text:p/>
          </table:table-cell>
          <table:table-cell table:style-name="ce20" table:formula="of:=IF(AND([.$D$5]=1;[.C948]&lt;&gt;&quot;&quot;);[.D948]-[.G948])" office:value-type="float" office:value="0" calcext:value-type="float">
            <text:p>0</text:p>
          </table:table-cell>
          <table:table-cell table:number-columns-repeated="1016"/>
        </table:table-row>
        <table:table-row table:style-name="ro2">
          <table:table-cell table:number-columns-repeated="4"/>
          <table:table-cell table:style-name="ce20" table:formula="of:=IF(AND([.$D$3]=1;[.C949]&lt;&gt;&quot;&quot;);[.$F$3]*[.C949]+[.$F$4])" office:value-type="float" office:value="0" calcext:value-type="float">
            <text:p>0</text:p>
          </table:table-cell>
          <table:table-cell table:style-name="ce20" table:formula="of:=IF(AND([.$D$3]=1;[.C949]&lt;&gt;&quot;&quot;);[.D949]-[.E949])" office:value-type="float" office:value="0" calcext:value-type="float">
            <text:p>0</text:p>
          </table:table-cell>
          <table:table-cell table:style-name="ce20" table:formula="of:=IF([.$D$5]=1;[.$I$3]*([.C949]-[.$I$4])^2+[.$I$5];&quot;&quot;)">
            <text:p/>
          </table:table-cell>
          <table:table-cell table:style-name="ce20" table:formula="of:=IF(AND([.$D$5]=1;[.C949]&lt;&gt;&quot;&quot;);[.D949]-[.G949])" office:value-type="float" office:value="0" calcext:value-type="float">
            <text:p>0</text:p>
          </table:table-cell>
          <table:table-cell table:number-columns-repeated="1016"/>
        </table:table-row>
        <table:table-row table:style-name="ro2">
          <table:table-cell table:number-columns-repeated="4"/>
          <table:table-cell table:style-name="ce20" table:formula="of:=IF(AND([.$D$3]=1;[.C950]&lt;&gt;&quot;&quot;);[.$F$3]*[.C950]+[.$F$4])" office:value-type="float" office:value="0" calcext:value-type="float">
            <text:p>0</text:p>
          </table:table-cell>
          <table:table-cell table:style-name="ce20" table:formula="of:=IF(AND([.$D$3]=1;[.C950]&lt;&gt;&quot;&quot;);[.D950]-[.E950])" office:value-type="float" office:value="0" calcext:value-type="float">
            <text:p>0</text:p>
          </table:table-cell>
          <table:table-cell table:style-name="ce20" table:formula="of:=IF([.$D$5]=1;[.$I$3]*([.C950]-[.$I$4])^2+[.$I$5];&quot;&quot;)">
            <text:p/>
          </table:table-cell>
          <table:table-cell table:style-name="ce20" table:formula="of:=IF(AND([.$D$5]=1;[.C950]&lt;&gt;&quot;&quot;);[.D950]-[.G950])" office:value-type="float" office:value="0" calcext:value-type="float">
            <text:p>0</text:p>
          </table:table-cell>
          <table:table-cell table:number-columns-repeated="1016"/>
        </table:table-row>
        <table:table-row table:style-name="ro2">
          <table:table-cell table:number-columns-repeated="4"/>
          <table:table-cell table:style-name="ce20" table:formula="of:=IF(AND([.$D$3]=1;[.C951]&lt;&gt;&quot;&quot;);[.$F$3]*[.C951]+[.$F$4])" office:value-type="float" office:value="0" calcext:value-type="float">
            <text:p>0</text:p>
          </table:table-cell>
          <table:table-cell table:style-name="ce20" table:formula="of:=IF(AND([.$D$3]=1;[.C951]&lt;&gt;&quot;&quot;);[.D951]-[.E951])" office:value-type="float" office:value="0" calcext:value-type="float">
            <text:p>0</text:p>
          </table:table-cell>
          <table:table-cell table:style-name="ce20" table:formula="of:=IF([.$D$5]=1;[.$I$3]*([.C951]-[.$I$4])^2+[.$I$5];&quot;&quot;)">
            <text:p/>
          </table:table-cell>
          <table:table-cell table:style-name="ce20" table:formula="of:=IF(AND([.$D$5]=1;[.C951]&lt;&gt;&quot;&quot;);[.D951]-[.G951])" office:value-type="float" office:value="0" calcext:value-type="float">
            <text:p>0</text:p>
          </table:table-cell>
          <table:table-cell table:number-columns-repeated="1016"/>
        </table:table-row>
        <table:table-row table:style-name="ro2">
          <table:table-cell table:number-columns-repeated="4"/>
          <table:table-cell table:style-name="ce20" table:formula="of:=IF(AND([.$D$3]=1;[.C952]&lt;&gt;&quot;&quot;);[.$F$3]*[.C952]+[.$F$4])" office:value-type="float" office:value="0" calcext:value-type="float">
            <text:p>0</text:p>
          </table:table-cell>
          <table:table-cell table:style-name="ce20" table:formula="of:=IF(AND([.$D$3]=1;[.C952]&lt;&gt;&quot;&quot;);[.D952]-[.E952])" office:value-type="float" office:value="0" calcext:value-type="float">
            <text:p>0</text:p>
          </table:table-cell>
          <table:table-cell table:style-name="ce20" table:formula="of:=IF([.$D$5]=1;[.$I$3]*([.C952]-[.$I$4])^2+[.$I$5];&quot;&quot;)">
            <text:p/>
          </table:table-cell>
          <table:table-cell table:style-name="ce20" table:formula="of:=IF(AND([.$D$5]=1;[.C952]&lt;&gt;&quot;&quot;);[.D952]-[.G952])" office:value-type="float" office:value="0" calcext:value-type="float">
            <text:p>0</text:p>
          </table:table-cell>
          <table:table-cell table:number-columns-repeated="1016"/>
        </table:table-row>
        <table:table-row table:style-name="ro2">
          <table:table-cell table:number-columns-repeated="4"/>
          <table:table-cell table:style-name="ce20" table:formula="of:=IF(AND([.$D$3]=1;[.C953]&lt;&gt;&quot;&quot;);[.$F$3]*[.C953]+[.$F$4])" office:value-type="float" office:value="0" calcext:value-type="float">
            <text:p>0</text:p>
          </table:table-cell>
          <table:table-cell table:style-name="ce20" table:formula="of:=IF(AND([.$D$3]=1;[.C953]&lt;&gt;&quot;&quot;);[.D953]-[.E953])" office:value-type="float" office:value="0" calcext:value-type="float">
            <text:p>0</text:p>
          </table:table-cell>
          <table:table-cell table:style-name="ce20" table:formula="of:=IF([.$D$5]=1;[.$I$3]*([.C953]-[.$I$4])^2+[.$I$5];&quot;&quot;)">
            <text:p/>
          </table:table-cell>
          <table:table-cell table:style-name="ce20" table:formula="of:=IF(AND([.$D$5]=1;[.C953]&lt;&gt;&quot;&quot;);[.D953]-[.G953])" office:value-type="float" office:value="0" calcext:value-type="float">
            <text:p>0</text:p>
          </table:table-cell>
          <table:table-cell table:number-columns-repeated="1016"/>
        </table:table-row>
        <table:table-row table:style-name="ro2">
          <table:table-cell table:number-columns-repeated="4"/>
          <table:table-cell table:style-name="ce20" table:formula="of:=IF(AND([.$D$3]=1;[.C954]&lt;&gt;&quot;&quot;);[.$F$3]*[.C954]+[.$F$4])" office:value-type="float" office:value="0" calcext:value-type="float">
            <text:p>0</text:p>
          </table:table-cell>
          <table:table-cell table:style-name="ce20" table:formula="of:=IF(AND([.$D$3]=1;[.C954]&lt;&gt;&quot;&quot;);[.D954]-[.E954])" office:value-type="float" office:value="0" calcext:value-type="float">
            <text:p>0</text:p>
          </table:table-cell>
          <table:table-cell table:style-name="ce20" table:formula="of:=IF([.$D$5]=1;[.$I$3]*([.C954]-[.$I$4])^2+[.$I$5];&quot;&quot;)">
            <text:p/>
          </table:table-cell>
          <table:table-cell table:style-name="ce20" table:formula="of:=IF(AND([.$D$5]=1;[.C954]&lt;&gt;&quot;&quot;);[.D954]-[.G954])" office:value-type="float" office:value="0" calcext:value-type="float">
            <text:p>0</text:p>
          </table:table-cell>
          <table:table-cell table:number-columns-repeated="1016"/>
        </table:table-row>
        <table:table-row table:style-name="ro2">
          <table:table-cell table:number-columns-repeated="4"/>
          <table:table-cell table:style-name="ce20" table:formula="of:=IF(AND([.$D$3]=1;[.C955]&lt;&gt;&quot;&quot;);[.$F$3]*[.C955]+[.$F$4])" office:value-type="float" office:value="0" calcext:value-type="float">
            <text:p>0</text:p>
          </table:table-cell>
          <table:table-cell table:style-name="ce20" table:formula="of:=IF(AND([.$D$3]=1;[.C955]&lt;&gt;&quot;&quot;);[.D955]-[.E955])" office:value-type="float" office:value="0" calcext:value-type="float">
            <text:p>0</text:p>
          </table:table-cell>
          <table:table-cell table:style-name="ce20" table:formula="of:=IF([.$D$5]=1;[.$I$3]*([.C955]-[.$I$4])^2+[.$I$5];&quot;&quot;)">
            <text:p/>
          </table:table-cell>
          <table:table-cell table:style-name="ce20" table:formula="of:=IF(AND([.$D$5]=1;[.C955]&lt;&gt;&quot;&quot;);[.D955]-[.G955])" office:value-type="float" office:value="0" calcext:value-type="float">
            <text:p>0</text:p>
          </table:table-cell>
          <table:table-cell table:number-columns-repeated="1016"/>
        </table:table-row>
        <table:table-row table:style-name="ro2">
          <table:table-cell table:number-columns-repeated="4"/>
          <table:table-cell table:style-name="ce20" table:formula="of:=IF(AND([.$D$3]=1;[.C956]&lt;&gt;&quot;&quot;);[.$F$3]*[.C956]+[.$F$4])" office:value-type="float" office:value="0" calcext:value-type="float">
            <text:p>0</text:p>
          </table:table-cell>
          <table:table-cell table:style-name="ce20" table:formula="of:=IF(AND([.$D$3]=1;[.C956]&lt;&gt;&quot;&quot;);[.D956]-[.E956])" office:value-type="float" office:value="0" calcext:value-type="float">
            <text:p>0</text:p>
          </table:table-cell>
          <table:table-cell table:style-name="ce20" table:formula="of:=IF([.$D$5]=1;[.$I$3]*([.C956]-[.$I$4])^2+[.$I$5];&quot;&quot;)">
            <text:p/>
          </table:table-cell>
          <table:table-cell table:style-name="ce20" table:formula="of:=IF(AND([.$D$5]=1;[.C956]&lt;&gt;&quot;&quot;);[.D956]-[.G956])" office:value-type="float" office:value="0" calcext:value-type="float">
            <text:p>0</text:p>
          </table:table-cell>
          <table:table-cell table:number-columns-repeated="1016"/>
        </table:table-row>
        <table:table-row table:style-name="ro2">
          <table:table-cell table:number-columns-repeated="4"/>
          <table:table-cell table:style-name="ce20" table:formula="of:=IF(AND([.$D$3]=1;[.C957]&lt;&gt;&quot;&quot;);[.$F$3]*[.C957]+[.$F$4])" office:value-type="float" office:value="0" calcext:value-type="float">
            <text:p>0</text:p>
          </table:table-cell>
          <table:table-cell table:style-name="ce20" table:formula="of:=IF(AND([.$D$3]=1;[.C957]&lt;&gt;&quot;&quot;);[.D957]-[.E957])" office:value-type="float" office:value="0" calcext:value-type="float">
            <text:p>0</text:p>
          </table:table-cell>
          <table:table-cell table:style-name="ce20" table:formula="of:=IF([.$D$5]=1;[.$I$3]*([.C957]-[.$I$4])^2+[.$I$5];&quot;&quot;)">
            <text:p/>
          </table:table-cell>
          <table:table-cell table:style-name="ce20" table:formula="of:=IF(AND([.$D$5]=1;[.C957]&lt;&gt;&quot;&quot;);[.D957]-[.G957])" office:value-type="float" office:value="0" calcext:value-type="float">
            <text:p>0</text:p>
          </table:table-cell>
          <table:table-cell table:number-columns-repeated="1016"/>
        </table:table-row>
        <table:table-row table:style-name="ro2">
          <table:table-cell table:number-columns-repeated="4"/>
          <table:table-cell table:style-name="ce20" table:formula="of:=IF(AND([.$D$3]=1;[.C958]&lt;&gt;&quot;&quot;);[.$F$3]*[.C958]+[.$F$4])" office:value-type="float" office:value="0" calcext:value-type="float">
            <text:p>0</text:p>
          </table:table-cell>
          <table:table-cell table:style-name="ce20" table:formula="of:=IF(AND([.$D$3]=1;[.C958]&lt;&gt;&quot;&quot;);[.D958]-[.E958])" office:value-type="float" office:value="0" calcext:value-type="float">
            <text:p>0</text:p>
          </table:table-cell>
          <table:table-cell table:style-name="ce20" table:formula="of:=IF([.$D$5]=1;[.$I$3]*([.C958]-[.$I$4])^2+[.$I$5];&quot;&quot;)">
            <text:p/>
          </table:table-cell>
          <table:table-cell table:style-name="ce20" table:formula="of:=IF(AND([.$D$5]=1;[.C958]&lt;&gt;&quot;&quot;);[.D958]-[.G958])" office:value-type="float" office:value="0" calcext:value-type="float">
            <text:p>0</text:p>
          </table:table-cell>
          <table:table-cell table:number-columns-repeated="1016"/>
        </table:table-row>
        <table:table-row table:style-name="ro2">
          <table:table-cell table:number-columns-repeated="4"/>
          <table:table-cell table:style-name="ce20" table:formula="of:=IF(AND([.$D$3]=1;[.C959]&lt;&gt;&quot;&quot;);[.$F$3]*[.C959]+[.$F$4])" office:value-type="float" office:value="0" calcext:value-type="float">
            <text:p>0</text:p>
          </table:table-cell>
          <table:table-cell table:style-name="ce20" table:formula="of:=IF(AND([.$D$3]=1;[.C959]&lt;&gt;&quot;&quot;);[.D959]-[.E959])" office:value-type="float" office:value="0" calcext:value-type="float">
            <text:p>0</text:p>
          </table:table-cell>
          <table:table-cell table:style-name="ce20" table:formula="of:=IF([.$D$5]=1;[.$I$3]*([.C959]-[.$I$4])^2+[.$I$5];&quot;&quot;)">
            <text:p/>
          </table:table-cell>
          <table:table-cell table:style-name="ce20" table:formula="of:=IF(AND([.$D$5]=1;[.C959]&lt;&gt;&quot;&quot;);[.D959]-[.G959])" office:value-type="float" office:value="0" calcext:value-type="float">
            <text:p>0</text:p>
          </table:table-cell>
          <table:table-cell table:number-columns-repeated="1016"/>
        </table:table-row>
        <table:table-row table:style-name="ro2">
          <table:table-cell table:number-columns-repeated="4"/>
          <table:table-cell table:style-name="ce20" table:formula="of:=IF(AND([.$D$3]=1;[.C960]&lt;&gt;&quot;&quot;);[.$F$3]*[.C960]+[.$F$4])" office:value-type="float" office:value="0" calcext:value-type="float">
            <text:p>0</text:p>
          </table:table-cell>
          <table:table-cell table:style-name="ce20" table:formula="of:=IF(AND([.$D$3]=1;[.C960]&lt;&gt;&quot;&quot;);[.D960]-[.E960])" office:value-type="float" office:value="0" calcext:value-type="float">
            <text:p>0</text:p>
          </table:table-cell>
          <table:table-cell table:style-name="ce20" table:formula="of:=IF([.$D$5]=1;[.$I$3]*([.C960]-[.$I$4])^2+[.$I$5];&quot;&quot;)">
            <text:p/>
          </table:table-cell>
          <table:table-cell table:style-name="ce20" table:formula="of:=IF(AND([.$D$5]=1;[.C960]&lt;&gt;&quot;&quot;);[.D960]-[.G960])" office:value-type="float" office:value="0" calcext:value-type="float">
            <text:p>0</text:p>
          </table:table-cell>
          <table:table-cell table:number-columns-repeated="1016"/>
        </table:table-row>
        <table:table-row table:style-name="ro2">
          <table:table-cell table:number-columns-repeated="4"/>
          <table:table-cell table:style-name="ce20" table:formula="of:=IF(AND([.$D$3]=1;[.C961]&lt;&gt;&quot;&quot;);[.$F$3]*[.C961]+[.$F$4])" office:value-type="float" office:value="0" calcext:value-type="float">
            <text:p>0</text:p>
          </table:table-cell>
          <table:table-cell table:style-name="ce20" table:formula="of:=IF(AND([.$D$3]=1;[.C961]&lt;&gt;&quot;&quot;);[.D961]-[.E961])" office:value-type="float" office:value="0" calcext:value-type="float">
            <text:p>0</text:p>
          </table:table-cell>
          <table:table-cell table:style-name="ce20" table:formula="of:=IF([.$D$5]=1;[.$I$3]*([.C961]-[.$I$4])^2+[.$I$5];&quot;&quot;)">
            <text:p/>
          </table:table-cell>
          <table:table-cell table:style-name="ce20" table:formula="of:=IF(AND([.$D$5]=1;[.C961]&lt;&gt;&quot;&quot;);[.D961]-[.G961])" office:value-type="float" office:value="0" calcext:value-type="float">
            <text:p>0</text:p>
          </table:table-cell>
          <table:table-cell table:number-columns-repeated="1016"/>
        </table:table-row>
        <table:table-row table:style-name="ro2">
          <table:table-cell table:number-columns-repeated="4"/>
          <table:table-cell table:style-name="ce20" table:formula="of:=IF(AND([.$D$3]=1;[.C962]&lt;&gt;&quot;&quot;);[.$F$3]*[.C962]+[.$F$4])" office:value-type="float" office:value="0" calcext:value-type="float">
            <text:p>0</text:p>
          </table:table-cell>
          <table:table-cell table:style-name="ce20" table:formula="of:=IF(AND([.$D$3]=1;[.C962]&lt;&gt;&quot;&quot;);[.D962]-[.E962])" office:value-type="float" office:value="0" calcext:value-type="float">
            <text:p>0</text:p>
          </table:table-cell>
          <table:table-cell table:style-name="ce20" table:formula="of:=IF([.$D$5]=1;[.$I$3]*([.C962]-[.$I$4])^2+[.$I$5];&quot;&quot;)">
            <text:p/>
          </table:table-cell>
          <table:table-cell table:style-name="ce20" table:formula="of:=IF(AND([.$D$5]=1;[.C962]&lt;&gt;&quot;&quot;);[.D962]-[.G962])" office:value-type="float" office:value="0" calcext:value-type="float">
            <text:p>0</text:p>
          </table:table-cell>
          <table:table-cell table:number-columns-repeated="1016"/>
        </table:table-row>
        <table:table-row table:style-name="ro2">
          <table:table-cell table:number-columns-repeated="4"/>
          <table:table-cell table:style-name="ce20" table:formula="of:=IF(AND([.$D$3]=1;[.C963]&lt;&gt;&quot;&quot;);[.$F$3]*[.C963]+[.$F$4])" office:value-type="float" office:value="0" calcext:value-type="float">
            <text:p>0</text:p>
          </table:table-cell>
          <table:table-cell table:style-name="ce20" table:formula="of:=IF(AND([.$D$3]=1;[.C963]&lt;&gt;&quot;&quot;);[.D963]-[.E963])" office:value-type="float" office:value="0" calcext:value-type="float">
            <text:p>0</text:p>
          </table:table-cell>
          <table:table-cell table:style-name="ce20" table:formula="of:=IF([.$D$5]=1;[.$I$3]*([.C963]-[.$I$4])^2+[.$I$5];&quot;&quot;)">
            <text:p/>
          </table:table-cell>
          <table:table-cell table:style-name="ce20" table:formula="of:=IF(AND([.$D$5]=1;[.C963]&lt;&gt;&quot;&quot;);[.D963]-[.G963])" office:value-type="float" office:value="0" calcext:value-type="float">
            <text:p>0</text:p>
          </table:table-cell>
          <table:table-cell table:number-columns-repeated="1016"/>
        </table:table-row>
        <table:table-row table:style-name="ro2">
          <table:table-cell table:number-columns-repeated="4"/>
          <table:table-cell table:style-name="ce20" table:formula="of:=IF(AND([.$D$3]=1;[.C964]&lt;&gt;&quot;&quot;);[.$F$3]*[.C964]+[.$F$4])" office:value-type="float" office:value="0" calcext:value-type="float">
            <text:p>0</text:p>
          </table:table-cell>
          <table:table-cell table:style-name="ce20" table:formula="of:=IF(AND([.$D$3]=1;[.C964]&lt;&gt;&quot;&quot;);[.D964]-[.E964])" office:value-type="float" office:value="0" calcext:value-type="float">
            <text:p>0</text:p>
          </table:table-cell>
          <table:table-cell table:style-name="ce20" table:formula="of:=IF([.$D$5]=1;[.$I$3]*([.C964]-[.$I$4])^2+[.$I$5];&quot;&quot;)">
            <text:p/>
          </table:table-cell>
          <table:table-cell table:style-name="ce20" table:formula="of:=IF(AND([.$D$5]=1;[.C964]&lt;&gt;&quot;&quot;);[.D964]-[.G964])" office:value-type="float" office:value="0" calcext:value-type="float">
            <text:p>0</text:p>
          </table:table-cell>
          <table:table-cell table:number-columns-repeated="1016"/>
        </table:table-row>
        <table:table-row table:style-name="ro2">
          <table:table-cell table:number-columns-repeated="4"/>
          <table:table-cell table:style-name="ce20" table:formula="of:=IF(AND([.$D$3]=1;[.C965]&lt;&gt;&quot;&quot;);[.$F$3]*[.C965]+[.$F$4])" office:value-type="float" office:value="0" calcext:value-type="float">
            <text:p>0</text:p>
          </table:table-cell>
          <table:table-cell table:style-name="ce20" table:formula="of:=IF(AND([.$D$3]=1;[.C965]&lt;&gt;&quot;&quot;);[.D965]-[.E965])" office:value-type="float" office:value="0" calcext:value-type="float">
            <text:p>0</text:p>
          </table:table-cell>
          <table:table-cell table:style-name="ce20" table:formula="of:=IF([.$D$5]=1;[.$I$3]*([.C965]-[.$I$4])^2+[.$I$5];&quot;&quot;)">
            <text:p/>
          </table:table-cell>
          <table:table-cell table:style-name="ce20" table:formula="of:=IF(AND([.$D$5]=1;[.C965]&lt;&gt;&quot;&quot;);[.D965]-[.G965])" office:value-type="float" office:value="0" calcext:value-type="float">
            <text:p>0</text:p>
          </table:table-cell>
          <table:table-cell table:number-columns-repeated="1016"/>
        </table:table-row>
        <table:table-row table:style-name="ro2">
          <table:table-cell table:number-columns-repeated="4"/>
          <table:table-cell table:style-name="ce20" table:formula="of:=IF(AND([.$D$3]=1;[.C966]&lt;&gt;&quot;&quot;);[.$F$3]*[.C966]+[.$F$4])" office:value-type="float" office:value="0" calcext:value-type="float">
            <text:p>0</text:p>
          </table:table-cell>
          <table:table-cell table:style-name="ce20" table:formula="of:=IF(AND([.$D$3]=1;[.C966]&lt;&gt;&quot;&quot;);[.D966]-[.E966])" office:value-type="float" office:value="0" calcext:value-type="float">
            <text:p>0</text:p>
          </table:table-cell>
          <table:table-cell table:style-name="ce20" table:formula="of:=IF([.$D$5]=1;[.$I$3]*([.C966]-[.$I$4])^2+[.$I$5];&quot;&quot;)">
            <text:p/>
          </table:table-cell>
          <table:table-cell table:style-name="ce20" table:formula="of:=IF(AND([.$D$5]=1;[.C966]&lt;&gt;&quot;&quot;);[.D966]-[.G966])" office:value-type="float" office:value="0" calcext:value-type="float">
            <text:p>0</text:p>
          </table:table-cell>
          <table:table-cell table:number-columns-repeated="1016"/>
        </table:table-row>
        <table:table-row table:style-name="ro2">
          <table:table-cell table:number-columns-repeated="4"/>
          <table:table-cell table:style-name="ce20" table:formula="of:=IF(AND([.$D$3]=1;[.C967]&lt;&gt;&quot;&quot;);[.$F$3]*[.C967]+[.$F$4])" office:value-type="float" office:value="0" calcext:value-type="float">
            <text:p>0</text:p>
          </table:table-cell>
          <table:table-cell table:style-name="ce20" table:formula="of:=IF(AND([.$D$3]=1;[.C967]&lt;&gt;&quot;&quot;);[.D967]-[.E967])" office:value-type="float" office:value="0" calcext:value-type="float">
            <text:p>0</text:p>
          </table:table-cell>
          <table:table-cell table:style-name="ce20" table:formula="of:=IF([.$D$5]=1;[.$I$3]*([.C967]-[.$I$4])^2+[.$I$5];&quot;&quot;)">
            <text:p/>
          </table:table-cell>
          <table:table-cell table:style-name="ce20" table:formula="of:=IF(AND([.$D$5]=1;[.C967]&lt;&gt;&quot;&quot;);[.D967]-[.G967])" office:value-type="float" office:value="0" calcext:value-type="float">
            <text:p>0</text:p>
          </table:table-cell>
          <table:table-cell table:number-columns-repeated="1016"/>
        </table:table-row>
        <table:table-row table:style-name="ro2">
          <table:table-cell table:number-columns-repeated="4"/>
          <table:table-cell table:style-name="ce20" table:formula="of:=IF(AND([.$D$3]=1;[.C968]&lt;&gt;&quot;&quot;);[.$F$3]*[.C968]+[.$F$4])" office:value-type="float" office:value="0" calcext:value-type="float">
            <text:p>0</text:p>
          </table:table-cell>
          <table:table-cell table:style-name="ce20" table:formula="of:=IF(AND([.$D$3]=1;[.C968]&lt;&gt;&quot;&quot;);[.D968]-[.E968])" office:value-type="float" office:value="0" calcext:value-type="float">
            <text:p>0</text:p>
          </table:table-cell>
          <table:table-cell table:style-name="ce20" table:formula="of:=IF([.$D$5]=1;[.$I$3]*([.C968]-[.$I$4])^2+[.$I$5];&quot;&quot;)">
            <text:p/>
          </table:table-cell>
          <table:table-cell table:style-name="ce20" table:formula="of:=IF(AND([.$D$5]=1;[.C968]&lt;&gt;&quot;&quot;);[.D968]-[.G968])" office:value-type="float" office:value="0" calcext:value-type="float">
            <text:p>0</text:p>
          </table:table-cell>
          <table:table-cell table:number-columns-repeated="1016"/>
        </table:table-row>
        <table:table-row table:style-name="ro2">
          <table:table-cell table:number-columns-repeated="4"/>
          <table:table-cell table:style-name="ce20" table:formula="of:=IF(AND([.$D$3]=1;[.C969]&lt;&gt;&quot;&quot;);[.$F$3]*[.C969]+[.$F$4])" office:value-type="float" office:value="0" calcext:value-type="float">
            <text:p>0</text:p>
          </table:table-cell>
          <table:table-cell table:style-name="ce20" table:formula="of:=IF(AND([.$D$3]=1;[.C969]&lt;&gt;&quot;&quot;);[.D969]-[.E969])" office:value-type="float" office:value="0" calcext:value-type="float">
            <text:p>0</text:p>
          </table:table-cell>
          <table:table-cell table:style-name="ce20" table:formula="of:=IF([.$D$5]=1;[.$I$3]*([.C969]-[.$I$4])^2+[.$I$5];&quot;&quot;)">
            <text:p/>
          </table:table-cell>
          <table:table-cell table:style-name="ce20" table:formula="of:=IF(AND([.$D$5]=1;[.C969]&lt;&gt;&quot;&quot;);[.D969]-[.G969])" office:value-type="float" office:value="0" calcext:value-type="float">
            <text:p>0</text:p>
          </table:table-cell>
          <table:table-cell table:number-columns-repeated="1016"/>
        </table:table-row>
        <table:table-row table:style-name="ro2">
          <table:table-cell table:number-columns-repeated="4"/>
          <table:table-cell table:style-name="ce20" table:formula="of:=IF(AND([.$D$3]=1;[.C970]&lt;&gt;&quot;&quot;);[.$F$3]*[.C970]+[.$F$4])" office:value-type="float" office:value="0" calcext:value-type="float">
            <text:p>0</text:p>
          </table:table-cell>
          <table:table-cell table:style-name="ce20" table:formula="of:=IF(AND([.$D$3]=1;[.C970]&lt;&gt;&quot;&quot;);[.D970]-[.E970])" office:value-type="float" office:value="0" calcext:value-type="float">
            <text:p>0</text:p>
          </table:table-cell>
          <table:table-cell table:style-name="ce20" table:formula="of:=IF([.$D$5]=1;[.$I$3]*([.C970]-[.$I$4])^2+[.$I$5];&quot;&quot;)">
            <text:p/>
          </table:table-cell>
          <table:table-cell table:style-name="ce20" table:formula="of:=IF(AND([.$D$5]=1;[.C970]&lt;&gt;&quot;&quot;);[.D970]-[.G970])" office:value-type="float" office:value="0" calcext:value-type="float">
            <text:p>0</text:p>
          </table:table-cell>
          <table:table-cell table:number-columns-repeated="1016"/>
        </table:table-row>
        <table:table-row table:style-name="ro2">
          <table:table-cell table:number-columns-repeated="4"/>
          <table:table-cell table:style-name="ce20" table:formula="of:=IF(AND([.$D$3]=1;[.C971]&lt;&gt;&quot;&quot;);[.$F$3]*[.C971]+[.$F$4])" office:value-type="float" office:value="0" calcext:value-type="float">
            <text:p>0</text:p>
          </table:table-cell>
          <table:table-cell table:style-name="ce20" table:formula="of:=IF(AND([.$D$3]=1;[.C971]&lt;&gt;&quot;&quot;);[.D971]-[.E971])" office:value-type="float" office:value="0" calcext:value-type="float">
            <text:p>0</text:p>
          </table:table-cell>
          <table:table-cell table:style-name="ce20" table:formula="of:=IF([.$D$5]=1;[.$I$3]*([.C971]-[.$I$4])^2+[.$I$5];&quot;&quot;)">
            <text:p/>
          </table:table-cell>
          <table:table-cell table:style-name="ce20" table:formula="of:=IF(AND([.$D$5]=1;[.C971]&lt;&gt;&quot;&quot;);[.D971]-[.G971])" office:value-type="float" office:value="0" calcext:value-type="float">
            <text:p>0</text:p>
          </table:table-cell>
          <table:table-cell table:number-columns-repeated="1016"/>
        </table:table-row>
        <table:table-row table:style-name="ro2">
          <table:table-cell table:number-columns-repeated="4"/>
          <table:table-cell table:style-name="ce20" table:formula="of:=IF(AND([.$D$3]=1;[.C972]&lt;&gt;&quot;&quot;);[.$F$3]*[.C972]+[.$F$4])" office:value-type="float" office:value="0" calcext:value-type="float">
            <text:p>0</text:p>
          </table:table-cell>
          <table:table-cell table:style-name="ce20" table:formula="of:=IF(AND([.$D$3]=1;[.C972]&lt;&gt;&quot;&quot;);[.D972]-[.E972])" office:value-type="float" office:value="0" calcext:value-type="float">
            <text:p>0</text:p>
          </table:table-cell>
          <table:table-cell table:style-name="ce20" table:formula="of:=IF([.$D$5]=1;[.$I$3]*([.C972]-[.$I$4])^2+[.$I$5];&quot;&quot;)">
            <text:p/>
          </table:table-cell>
          <table:table-cell table:style-name="ce20" table:formula="of:=IF(AND([.$D$5]=1;[.C972]&lt;&gt;&quot;&quot;);[.D972]-[.G972])" office:value-type="float" office:value="0" calcext:value-type="float">
            <text:p>0</text:p>
          </table:table-cell>
          <table:table-cell table:number-columns-repeated="1016"/>
        </table:table-row>
        <table:table-row table:style-name="ro2">
          <table:table-cell table:number-columns-repeated="4"/>
          <table:table-cell table:style-name="ce20" table:formula="of:=IF(AND([.$D$3]=1;[.C973]&lt;&gt;&quot;&quot;);[.$F$3]*[.C973]+[.$F$4])" office:value-type="float" office:value="0" calcext:value-type="float">
            <text:p>0</text:p>
          </table:table-cell>
          <table:table-cell table:style-name="ce20" table:formula="of:=IF(AND([.$D$3]=1;[.C973]&lt;&gt;&quot;&quot;);[.D973]-[.E973])" office:value-type="float" office:value="0" calcext:value-type="float">
            <text:p>0</text:p>
          </table:table-cell>
          <table:table-cell table:style-name="ce20" table:formula="of:=IF([.$D$5]=1;[.$I$3]*([.C973]-[.$I$4])^2+[.$I$5];&quot;&quot;)">
            <text:p/>
          </table:table-cell>
          <table:table-cell table:style-name="ce20" table:formula="of:=IF(AND([.$D$5]=1;[.C973]&lt;&gt;&quot;&quot;);[.D973]-[.G973])" office:value-type="float" office:value="0" calcext:value-type="float">
            <text:p>0</text:p>
          </table:table-cell>
          <table:table-cell table:number-columns-repeated="1016"/>
        </table:table-row>
        <table:table-row table:style-name="ro2">
          <table:table-cell table:number-columns-repeated="4"/>
          <table:table-cell table:style-name="ce20" table:formula="of:=IF(AND([.$D$3]=1;[.C974]&lt;&gt;&quot;&quot;);[.$F$3]*[.C974]+[.$F$4])" office:value-type="float" office:value="0" calcext:value-type="float">
            <text:p>0</text:p>
          </table:table-cell>
          <table:table-cell table:style-name="ce20" table:formula="of:=IF(AND([.$D$3]=1;[.C974]&lt;&gt;&quot;&quot;);[.D974]-[.E974])" office:value-type="float" office:value="0" calcext:value-type="float">
            <text:p>0</text:p>
          </table:table-cell>
          <table:table-cell table:style-name="ce20" table:formula="of:=IF([.$D$5]=1;[.$I$3]*([.C974]-[.$I$4])^2+[.$I$5];&quot;&quot;)">
            <text:p/>
          </table:table-cell>
          <table:table-cell table:style-name="ce20" table:formula="of:=IF(AND([.$D$5]=1;[.C974]&lt;&gt;&quot;&quot;);[.D974]-[.G974])" office:value-type="float" office:value="0" calcext:value-type="float">
            <text:p>0</text:p>
          </table:table-cell>
          <table:table-cell table:number-columns-repeated="1016"/>
        </table:table-row>
        <table:table-row table:style-name="ro2">
          <table:table-cell table:number-columns-repeated="4"/>
          <table:table-cell table:style-name="ce20" table:formula="of:=IF(AND([.$D$3]=1;[.C975]&lt;&gt;&quot;&quot;);[.$F$3]*[.C975]+[.$F$4])" office:value-type="float" office:value="0" calcext:value-type="float">
            <text:p>0</text:p>
          </table:table-cell>
          <table:table-cell table:style-name="ce20" table:formula="of:=IF(AND([.$D$3]=1;[.C975]&lt;&gt;&quot;&quot;);[.D975]-[.E975])" office:value-type="float" office:value="0" calcext:value-type="float">
            <text:p>0</text:p>
          </table:table-cell>
          <table:table-cell table:style-name="ce20" table:formula="of:=IF([.$D$5]=1;[.$I$3]*([.C975]-[.$I$4])^2+[.$I$5];&quot;&quot;)">
            <text:p/>
          </table:table-cell>
          <table:table-cell table:style-name="ce20" table:formula="of:=IF(AND([.$D$5]=1;[.C975]&lt;&gt;&quot;&quot;);[.D975]-[.G975])" office:value-type="float" office:value="0" calcext:value-type="float">
            <text:p>0</text:p>
          </table:table-cell>
          <table:table-cell table:number-columns-repeated="1016"/>
        </table:table-row>
        <table:table-row table:style-name="ro2">
          <table:table-cell table:number-columns-repeated="4"/>
          <table:table-cell table:style-name="ce20" table:formula="of:=IF(AND([.$D$3]=1;[.C976]&lt;&gt;&quot;&quot;);[.$F$3]*[.C976]+[.$F$4])" office:value-type="float" office:value="0" calcext:value-type="float">
            <text:p>0</text:p>
          </table:table-cell>
          <table:table-cell table:style-name="ce20" table:formula="of:=IF(AND([.$D$3]=1;[.C976]&lt;&gt;&quot;&quot;);[.D976]-[.E976])" office:value-type="float" office:value="0" calcext:value-type="float">
            <text:p>0</text:p>
          </table:table-cell>
          <table:table-cell table:style-name="ce20" table:formula="of:=IF([.$D$5]=1;[.$I$3]*([.C976]-[.$I$4])^2+[.$I$5];&quot;&quot;)">
            <text:p/>
          </table:table-cell>
          <table:table-cell table:style-name="ce20" table:formula="of:=IF(AND([.$D$5]=1;[.C976]&lt;&gt;&quot;&quot;);[.D976]-[.G976])" office:value-type="float" office:value="0" calcext:value-type="float">
            <text:p>0</text:p>
          </table:table-cell>
          <table:table-cell table:number-columns-repeated="1016"/>
        </table:table-row>
        <table:table-row table:style-name="ro2">
          <table:table-cell table:number-columns-repeated="4"/>
          <table:table-cell table:style-name="ce20" table:formula="of:=IF(AND([.$D$3]=1;[.C977]&lt;&gt;&quot;&quot;);[.$F$3]*[.C977]+[.$F$4])" office:value-type="float" office:value="0" calcext:value-type="float">
            <text:p>0</text:p>
          </table:table-cell>
          <table:table-cell table:style-name="ce20" table:formula="of:=IF(AND([.$D$3]=1;[.C977]&lt;&gt;&quot;&quot;);[.D977]-[.E977])" office:value-type="float" office:value="0" calcext:value-type="float">
            <text:p>0</text:p>
          </table:table-cell>
          <table:table-cell table:style-name="ce20" table:formula="of:=IF([.$D$5]=1;[.$I$3]*([.C977]-[.$I$4])^2+[.$I$5];&quot;&quot;)">
            <text:p/>
          </table:table-cell>
          <table:table-cell table:style-name="ce20" table:formula="of:=IF(AND([.$D$5]=1;[.C977]&lt;&gt;&quot;&quot;);[.D977]-[.G977])" office:value-type="float" office:value="0" calcext:value-type="float">
            <text:p>0</text:p>
          </table:table-cell>
          <table:table-cell table:number-columns-repeated="1016"/>
        </table:table-row>
        <table:table-row table:style-name="ro2">
          <table:table-cell table:number-columns-repeated="4"/>
          <table:table-cell table:style-name="ce20" table:formula="of:=IF(AND([.$D$3]=1;[.C978]&lt;&gt;&quot;&quot;);[.$F$3]*[.C978]+[.$F$4])" office:value-type="float" office:value="0" calcext:value-type="float">
            <text:p>0</text:p>
          </table:table-cell>
          <table:table-cell table:style-name="ce20" table:formula="of:=IF(AND([.$D$3]=1;[.C978]&lt;&gt;&quot;&quot;);[.D978]-[.E978])" office:value-type="float" office:value="0" calcext:value-type="float">
            <text:p>0</text:p>
          </table:table-cell>
          <table:table-cell table:style-name="ce20" table:formula="of:=IF([.$D$5]=1;[.$I$3]*([.C978]-[.$I$4])^2+[.$I$5];&quot;&quot;)">
            <text:p/>
          </table:table-cell>
          <table:table-cell table:style-name="ce20" table:formula="of:=IF(AND([.$D$5]=1;[.C978]&lt;&gt;&quot;&quot;);[.D978]-[.G978])" office:value-type="float" office:value="0" calcext:value-type="float">
            <text:p>0</text:p>
          </table:table-cell>
          <table:table-cell table:number-columns-repeated="1016"/>
        </table:table-row>
        <table:table-row table:style-name="ro2">
          <table:table-cell table:number-columns-repeated="4"/>
          <table:table-cell table:style-name="ce20" table:formula="of:=IF(AND([.$D$3]=1;[.C979]&lt;&gt;&quot;&quot;);[.$F$3]*[.C979]+[.$F$4])" office:value-type="float" office:value="0" calcext:value-type="float">
            <text:p>0</text:p>
          </table:table-cell>
          <table:table-cell table:style-name="ce20" table:formula="of:=IF(AND([.$D$3]=1;[.C979]&lt;&gt;&quot;&quot;);[.D979]-[.E979])" office:value-type="float" office:value="0" calcext:value-type="float">
            <text:p>0</text:p>
          </table:table-cell>
          <table:table-cell table:style-name="ce20" table:formula="of:=IF([.$D$5]=1;[.$I$3]*([.C979]-[.$I$4])^2+[.$I$5];&quot;&quot;)">
            <text:p/>
          </table:table-cell>
          <table:table-cell table:style-name="ce20" table:formula="of:=IF(AND([.$D$5]=1;[.C979]&lt;&gt;&quot;&quot;);[.D979]-[.G979])" office:value-type="float" office:value="0" calcext:value-type="float">
            <text:p>0</text:p>
          </table:table-cell>
          <table:table-cell table:number-columns-repeated="1016"/>
        </table:table-row>
        <table:table-row table:style-name="ro2">
          <table:table-cell table:number-columns-repeated="4"/>
          <table:table-cell table:style-name="ce20" table:formula="of:=IF(AND([.$D$3]=1;[.C980]&lt;&gt;&quot;&quot;);[.$F$3]*[.C980]+[.$F$4])" office:value-type="float" office:value="0" calcext:value-type="float">
            <text:p>0</text:p>
          </table:table-cell>
          <table:table-cell table:style-name="ce20" table:formula="of:=IF(AND([.$D$3]=1;[.C980]&lt;&gt;&quot;&quot;);[.D980]-[.E980])" office:value-type="float" office:value="0" calcext:value-type="float">
            <text:p>0</text:p>
          </table:table-cell>
          <table:table-cell table:style-name="ce20" table:formula="of:=IF([.$D$5]=1;[.$I$3]*([.C980]-[.$I$4])^2+[.$I$5];&quot;&quot;)">
            <text:p/>
          </table:table-cell>
          <table:table-cell table:style-name="ce20" table:formula="of:=IF(AND([.$D$5]=1;[.C980]&lt;&gt;&quot;&quot;);[.D980]-[.G980])" office:value-type="float" office:value="0" calcext:value-type="float">
            <text:p>0</text:p>
          </table:table-cell>
          <table:table-cell table:number-columns-repeated="1016"/>
        </table:table-row>
        <table:table-row table:style-name="ro2">
          <table:table-cell table:number-columns-repeated="4"/>
          <table:table-cell table:style-name="ce20" table:formula="of:=IF(AND([.$D$3]=1;[.C981]&lt;&gt;&quot;&quot;);[.$F$3]*[.C981]+[.$F$4])" office:value-type="float" office:value="0" calcext:value-type="float">
            <text:p>0</text:p>
          </table:table-cell>
          <table:table-cell table:style-name="ce20" table:formula="of:=IF(AND([.$D$3]=1;[.C981]&lt;&gt;&quot;&quot;);[.D981]-[.E981])" office:value-type="float" office:value="0" calcext:value-type="float">
            <text:p>0</text:p>
          </table:table-cell>
          <table:table-cell table:style-name="ce20" table:formula="of:=IF([.$D$5]=1;[.$I$3]*([.C981]-[.$I$4])^2+[.$I$5];&quot;&quot;)">
            <text:p/>
          </table:table-cell>
          <table:table-cell table:style-name="ce20" table:formula="of:=IF(AND([.$D$5]=1;[.C981]&lt;&gt;&quot;&quot;);[.D981]-[.G981])" office:value-type="float" office:value="0" calcext:value-type="float">
            <text:p>0</text:p>
          </table:table-cell>
          <table:table-cell table:number-columns-repeated="1016"/>
        </table:table-row>
        <table:table-row table:style-name="ro2">
          <table:table-cell table:number-columns-repeated="4"/>
          <table:table-cell table:style-name="ce20" table:formula="of:=IF(AND([.$D$3]=1;[.C982]&lt;&gt;&quot;&quot;);[.$F$3]*[.C982]+[.$F$4])" office:value-type="float" office:value="0" calcext:value-type="float">
            <text:p>0</text:p>
          </table:table-cell>
          <table:table-cell table:style-name="ce20" table:formula="of:=IF(AND([.$D$3]=1;[.C982]&lt;&gt;&quot;&quot;);[.D982]-[.E982])" office:value-type="float" office:value="0" calcext:value-type="float">
            <text:p>0</text:p>
          </table:table-cell>
          <table:table-cell table:style-name="ce20" table:formula="of:=IF([.$D$5]=1;[.$I$3]*([.C982]-[.$I$4])^2+[.$I$5];&quot;&quot;)">
            <text:p/>
          </table:table-cell>
          <table:table-cell table:style-name="ce20" table:formula="of:=IF(AND([.$D$5]=1;[.C982]&lt;&gt;&quot;&quot;);[.D982]-[.G982])" office:value-type="float" office:value="0" calcext:value-type="float">
            <text:p>0</text:p>
          </table:table-cell>
          <table:table-cell table:number-columns-repeated="1016"/>
        </table:table-row>
        <table:table-row table:style-name="ro2">
          <table:table-cell table:number-columns-repeated="4"/>
          <table:table-cell table:style-name="ce20" table:formula="of:=IF(AND([.$D$3]=1;[.C983]&lt;&gt;&quot;&quot;);[.$F$3]*[.C983]+[.$F$4])" office:value-type="float" office:value="0" calcext:value-type="float">
            <text:p>0</text:p>
          </table:table-cell>
          <table:table-cell table:style-name="ce20" table:formula="of:=IF(AND([.$D$3]=1;[.C983]&lt;&gt;&quot;&quot;);[.D983]-[.E983])" office:value-type="float" office:value="0" calcext:value-type="float">
            <text:p>0</text:p>
          </table:table-cell>
          <table:table-cell table:style-name="ce20" table:formula="of:=IF([.$D$5]=1;[.$I$3]*([.C983]-[.$I$4])^2+[.$I$5];&quot;&quot;)">
            <text:p/>
          </table:table-cell>
          <table:table-cell table:style-name="ce20" table:formula="of:=IF(AND([.$D$5]=1;[.C983]&lt;&gt;&quot;&quot;);[.D983]-[.G983])" office:value-type="float" office:value="0" calcext:value-type="float">
            <text:p>0</text:p>
          </table:table-cell>
          <table:table-cell table:number-columns-repeated="1016"/>
        </table:table-row>
        <table:table-row table:style-name="ro2">
          <table:table-cell table:number-columns-repeated="4"/>
          <table:table-cell table:style-name="ce20" table:formula="of:=IF(AND([.$D$3]=1;[.C984]&lt;&gt;&quot;&quot;);[.$F$3]*[.C984]+[.$F$4])" office:value-type="float" office:value="0" calcext:value-type="float">
            <text:p>0</text:p>
          </table:table-cell>
          <table:table-cell table:style-name="ce20" table:formula="of:=IF(AND([.$D$3]=1;[.C984]&lt;&gt;&quot;&quot;);[.D984]-[.E984])" office:value-type="float" office:value="0" calcext:value-type="float">
            <text:p>0</text:p>
          </table:table-cell>
          <table:table-cell table:style-name="ce20" table:formula="of:=IF([.$D$5]=1;[.$I$3]*([.C984]-[.$I$4])^2+[.$I$5];&quot;&quot;)">
            <text:p/>
          </table:table-cell>
          <table:table-cell table:style-name="ce20" table:formula="of:=IF(AND([.$D$5]=1;[.C984]&lt;&gt;&quot;&quot;);[.D984]-[.G984])" office:value-type="float" office:value="0" calcext:value-type="float">
            <text:p>0</text:p>
          </table:table-cell>
          <table:table-cell table:number-columns-repeated="1016"/>
        </table:table-row>
        <table:table-row table:style-name="ro2">
          <table:table-cell table:number-columns-repeated="4"/>
          <table:table-cell table:style-name="ce20" table:formula="of:=IF(AND([.$D$3]=1;[.C985]&lt;&gt;&quot;&quot;);[.$F$3]*[.C985]+[.$F$4])" office:value-type="float" office:value="0" calcext:value-type="float">
            <text:p>0</text:p>
          </table:table-cell>
          <table:table-cell table:style-name="ce20" table:formula="of:=IF(AND([.$D$3]=1;[.C985]&lt;&gt;&quot;&quot;);[.D985]-[.E985])" office:value-type="float" office:value="0" calcext:value-type="float">
            <text:p>0</text:p>
          </table:table-cell>
          <table:table-cell table:style-name="ce20" table:formula="of:=IF([.$D$5]=1;[.$I$3]*([.C985]-[.$I$4])^2+[.$I$5];&quot;&quot;)">
            <text:p/>
          </table:table-cell>
          <table:table-cell table:style-name="ce20" table:formula="of:=IF(AND([.$D$5]=1;[.C985]&lt;&gt;&quot;&quot;);[.D985]-[.G985])" office:value-type="float" office:value="0" calcext:value-type="float">
            <text:p>0</text:p>
          </table:table-cell>
          <table:table-cell table:number-columns-repeated="1016"/>
        </table:table-row>
        <table:table-row table:style-name="ro2">
          <table:table-cell table:number-columns-repeated="4"/>
          <table:table-cell table:style-name="ce20" table:formula="of:=IF(AND([.$D$3]=1;[.C986]&lt;&gt;&quot;&quot;);[.$F$3]*[.C986]+[.$F$4])" office:value-type="float" office:value="0" calcext:value-type="float">
            <text:p>0</text:p>
          </table:table-cell>
          <table:table-cell table:style-name="ce20" table:formula="of:=IF(AND([.$D$3]=1;[.C986]&lt;&gt;&quot;&quot;);[.D986]-[.E986])" office:value-type="float" office:value="0" calcext:value-type="float">
            <text:p>0</text:p>
          </table:table-cell>
          <table:table-cell table:style-name="ce20" table:formula="of:=IF([.$D$5]=1;[.$I$3]*([.C986]-[.$I$4])^2+[.$I$5];&quot;&quot;)">
            <text:p/>
          </table:table-cell>
          <table:table-cell table:style-name="ce20" table:formula="of:=IF(AND([.$D$5]=1;[.C986]&lt;&gt;&quot;&quot;);[.D986]-[.G986])" office:value-type="float" office:value="0" calcext:value-type="float">
            <text:p>0</text:p>
          </table:table-cell>
          <table:table-cell table:number-columns-repeated="1016"/>
        </table:table-row>
        <table:table-row table:style-name="ro2">
          <table:table-cell table:number-columns-repeated="4"/>
          <table:table-cell table:style-name="ce20" table:formula="of:=IF(AND([.$D$3]=1;[.C987]&lt;&gt;&quot;&quot;);[.$F$3]*[.C987]+[.$F$4])" office:value-type="float" office:value="0" calcext:value-type="float">
            <text:p>0</text:p>
          </table:table-cell>
          <table:table-cell table:style-name="ce20" table:formula="of:=IF(AND([.$D$3]=1;[.C987]&lt;&gt;&quot;&quot;);[.D987]-[.E987])" office:value-type="float" office:value="0" calcext:value-type="float">
            <text:p>0</text:p>
          </table:table-cell>
          <table:table-cell table:style-name="ce20" table:formula="of:=IF([.$D$5]=1;[.$I$3]*([.C987]-[.$I$4])^2+[.$I$5];&quot;&quot;)">
            <text:p/>
          </table:table-cell>
          <table:table-cell table:style-name="ce20" table:formula="of:=IF(AND([.$D$5]=1;[.C987]&lt;&gt;&quot;&quot;);[.D987]-[.G987])" office:value-type="float" office:value="0" calcext:value-type="float">
            <text:p>0</text:p>
          </table:table-cell>
          <table:table-cell table:number-columns-repeated="1016"/>
        </table:table-row>
        <table:table-row table:style-name="ro2">
          <table:table-cell table:number-columns-repeated="4"/>
          <table:table-cell table:style-name="ce20" table:formula="of:=IF(AND([.$D$3]=1;[.C988]&lt;&gt;&quot;&quot;);[.$F$3]*[.C988]+[.$F$4])" office:value-type="float" office:value="0" calcext:value-type="float">
            <text:p>0</text:p>
          </table:table-cell>
          <table:table-cell table:style-name="ce20" table:formula="of:=IF(AND([.$D$3]=1;[.C988]&lt;&gt;&quot;&quot;);[.D988]-[.E988])" office:value-type="float" office:value="0" calcext:value-type="float">
            <text:p>0</text:p>
          </table:table-cell>
          <table:table-cell table:style-name="ce20" table:formula="of:=IF([.$D$5]=1;[.$I$3]*([.C988]-[.$I$4])^2+[.$I$5];&quot;&quot;)">
            <text:p/>
          </table:table-cell>
          <table:table-cell table:style-name="ce20" table:formula="of:=IF(AND([.$D$5]=1;[.C988]&lt;&gt;&quot;&quot;);[.D988]-[.G988])" office:value-type="float" office:value="0" calcext:value-type="float">
            <text:p>0</text:p>
          </table:table-cell>
          <table:table-cell table:number-columns-repeated="1016"/>
        </table:table-row>
        <table:table-row table:style-name="ro2">
          <table:table-cell table:number-columns-repeated="4"/>
          <table:table-cell table:style-name="ce20" table:formula="of:=IF(AND([.$D$3]=1;[.C989]&lt;&gt;&quot;&quot;);[.$F$3]*[.C989]+[.$F$4])" office:value-type="float" office:value="0" calcext:value-type="float">
            <text:p>0</text:p>
          </table:table-cell>
          <table:table-cell table:style-name="ce20" table:formula="of:=IF(AND([.$D$3]=1;[.C989]&lt;&gt;&quot;&quot;);[.D989]-[.E989])" office:value-type="float" office:value="0" calcext:value-type="float">
            <text:p>0</text:p>
          </table:table-cell>
          <table:table-cell table:style-name="ce20" table:formula="of:=IF([.$D$5]=1;[.$I$3]*([.C989]-[.$I$4])^2+[.$I$5];&quot;&quot;)">
            <text:p/>
          </table:table-cell>
          <table:table-cell table:style-name="ce20" table:formula="of:=IF(AND([.$D$5]=1;[.C989]&lt;&gt;&quot;&quot;);[.D989]-[.G989])" office:value-type="float" office:value="0" calcext:value-type="float">
            <text:p>0</text:p>
          </table:table-cell>
          <table:table-cell table:number-columns-repeated="1016"/>
        </table:table-row>
        <table:table-row table:style-name="ro2">
          <table:table-cell table:number-columns-repeated="4"/>
          <table:table-cell table:style-name="ce20" table:formula="of:=IF(AND([.$D$3]=1;[.C990]&lt;&gt;&quot;&quot;);[.$F$3]*[.C990]+[.$F$4])" office:value-type="float" office:value="0" calcext:value-type="float">
            <text:p>0</text:p>
          </table:table-cell>
          <table:table-cell table:style-name="ce20" table:formula="of:=IF(AND([.$D$3]=1;[.C990]&lt;&gt;&quot;&quot;);[.D990]-[.E990])" office:value-type="float" office:value="0" calcext:value-type="float">
            <text:p>0</text:p>
          </table:table-cell>
          <table:table-cell table:style-name="ce20" table:formula="of:=IF([.$D$5]=1;[.$I$3]*([.C990]-[.$I$4])^2+[.$I$5];&quot;&quot;)">
            <text:p/>
          </table:table-cell>
          <table:table-cell table:style-name="ce20" table:formula="of:=IF(AND([.$D$5]=1;[.C990]&lt;&gt;&quot;&quot;);[.D990]-[.G990])" office:value-type="float" office:value="0" calcext:value-type="float">
            <text:p>0</text:p>
          </table:table-cell>
          <table:table-cell table:number-columns-repeated="1016"/>
        </table:table-row>
        <table:table-row table:style-name="ro2">
          <table:table-cell table:number-columns-repeated="4"/>
          <table:table-cell table:style-name="ce20" table:formula="of:=IF(AND([.$D$3]=1;[.C991]&lt;&gt;&quot;&quot;);[.$F$3]*[.C991]+[.$F$4])" office:value-type="float" office:value="0" calcext:value-type="float">
            <text:p>0</text:p>
          </table:table-cell>
          <table:table-cell table:style-name="ce20" table:formula="of:=IF(AND([.$D$3]=1;[.C991]&lt;&gt;&quot;&quot;);[.D991]-[.E991])" office:value-type="float" office:value="0" calcext:value-type="float">
            <text:p>0</text:p>
          </table:table-cell>
          <table:table-cell table:style-name="ce20" table:formula="of:=IF([.$D$5]=1;[.$I$3]*([.C991]-[.$I$4])^2+[.$I$5];&quot;&quot;)">
            <text:p/>
          </table:table-cell>
          <table:table-cell table:style-name="ce20" table:formula="of:=IF(AND([.$D$5]=1;[.C991]&lt;&gt;&quot;&quot;);[.D991]-[.G991])" office:value-type="float" office:value="0" calcext:value-type="float">
            <text:p>0</text:p>
          </table:table-cell>
          <table:table-cell table:number-columns-repeated="1016"/>
        </table:table-row>
        <table:table-row table:style-name="ro2">
          <table:table-cell table:number-columns-repeated="4"/>
          <table:table-cell table:style-name="ce20" table:formula="of:=IF(AND([.$D$3]=1;[.C992]&lt;&gt;&quot;&quot;);[.$F$3]*[.C992]+[.$F$4])" office:value-type="float" office:value="0" calcext:value-type="float">
            <text:p>0</text:p>
          </table:table-cell>
          <table:table-cell table:style-name="ce20" table:formula="of:=IF(AND([.$D$3]=1;[.C992]&lt;&gt;&quot;&quot;);[.D992]-[.E992])" office:value-type="float" office:value="0" calcext:value-type="float">
            <text:p>0</text:p>
          </table:table-cell>
          <table:table-cell table:style-name="ce20" table:formula="of:=IF([.$D$5]=1;[.$I$3]*([.C992]-[.$I$4])^2+[.$I$5];&quot;&quot;)">
            <text:p/>
          </table:table-cell>
          <table:table-cell table:style-name="ce20" table:formula="of:=IF(AND([.$D$5]=1;[.C992]&lt;&gt;&quot;&quot;);[.D992]-[.G992])" office:value-type="float" office:value="0" calcext:value-type="float">
            <text:p>0</text:p>
          </table:table-cell>
          <table:table-cell table:number-columns-repeated="1016"/>
        </table:table-row>
        <table:table-row table:style-name="ro2">
          <table:table-cell table:number-columns-repeated="4"/>
          <table:table-cell table:style-name="ce20" table:formula="of:=IF(AND([.$D$3]=1;[.C993]&lt;&gt;&quot;&quot;);[.$F$3]*[.C993]+[.$F$4])" office:value-type="float" office:value="0" calcext:value-type="float">
            <text:p>0</text:p>
          </table:table-cell>
          <table:table-cell table:style-name="ce20" table:formula="of:=IF(AND([.$D$3]=1;[.C993]&lt;&gt;&quot;&quot;);[.D993]-[.E993])" office:value-type="float" office:value="0" calcext:value-type="float">
            <text:p>0</text:p>
          </table:table-cell>
          <table:table-cell table:style-name="ce20" table:formula="of:=IF([.$D$5]=1;[.$I$3]*([.C993]-[.$I$4])^2+[.$I$5];&quot;&quot;)">
            <text:p/>
          </table:table-cell>
          <table:table-cell table:style-name="ce20" table:formula="of:=IF(AND([.$D$5]=1;[.C993]&lt;&gt;&quot;&quot;);[.D993]-[.G993])" office:value-type="float" office:value="0" calcext:value-type="float">
            <text:p>0</text:p>
          </table:table-cell>
          <table:table-cell table:number-columns-repeated="1016"/>
        </table:table-row>
        <table:table-row table:style-name="ro2">
          <table:table-cell table:number-columns-repeated="4"/>
          <table:table-cell table:style-name="ce20" table:formula="of:=IF(AND([.$D$3]=1;[.C994]&lt;&gt;&quot;&quot;);[.$F$3]*[.C994]+[.$F$4])" office:value-type="float" office:value="0" calcext:value-type="float">
            <text:p>0</text:p>
          </table:table-cell>
          <table:table-cell table:style-name="ce20" table:formula="of:=IF(AND([.$D$3]=1;[.C994]&lt;&gt;&quot;&quot;);[.D994]-[.E994])" office:value-type="float" office:value="0" calcext:value-type="float">
            <text:p>0</text:p>
          </table:table-cell>
          <table:table-cell table:style-name="ce20" table:formula="of:=IF([.$D$5]=1;[.$I$3]*([.C994]-[.$I$4])^2+[.$I$5];&quot;&quot;)">
            <text:p/>
          </table:table-cell>
          <table:table-cell table:style-name="ce20" table:formula="of:=IF(AND([.$D$5]=1;[.C994]&lt;&gt;&quot;&quot;);[.D994]-[.G994])" office:value-type="float" office:value="0" calcext:value-type="float">
            <text:p>0</text:p>
          </table:table-cell>
          <table:table-cell table:number-columns-repeated="1016"/>
        </table:table-row>
        <table:table-row table:style-name="ro2">
          <table:table-cell table:number-columns-repeated="4"/>
          <table:table-cell table:style-name="ce20" table:formula="of:=IF(AND([.$D$3]=1;[.C995]&lt;&gt;&quot;&quot;);[.$F$3]*[.C995]+[.$F$4])" office:value-type="float" office:value="0" calcext:value-type="float">
            <text:p>0</text:p>
          </table:table-cell>
          <table:table-cell table:style-name="ce20" table:formula="of:=IF(AND([.$D$3]=1;[.C995]&lt;&gt;&quot;&quot;);[.D995]-[.E995])" office:value-type="float" office:value="0" calcext:value-type="float">
            <text:p>0</text:p>
          </table:table-cell>
          <table:table-cell table:style-name="ce20" table:formula="of:=IF([.$D$5]=1;[.$I$3]*([.C995]-[.$I$4])^2+[.$I$5];&quot;&quot;)">
            <text:p/>
          </table:table-cell>
          <table:table-cell table:style-name="ce20" table:formula="of:=IF(AND([.$D$5]=1;[.C995]&lt;&gt;&quot;&quot;);[.D995]-[.G995])" office:value-type="float" office:value="0" calcext:value-type="float">
            <text:p>0</text:p>
          </table:table-cell>
          <table:table-cell table:number-columns-repeated="1016"/>
        </table:table-row>
        <table:table-row table:style-name="ro2">
          <table:table-cell table:number-columns-repeated="4"/>
          <table:table-cell table:style-name="ce20" table:formula="of:=IF(AND([.$D$3]=1;[.C996]&lt;&gt;&quot;&quot;);[.$F$3]*[.C996]+[.$F$4])" office:value-type="float" office:value="0" calcext:value-type="float">
            <text:p>0</text:p>
          </table:table-cell>
          <table:table-cell table:style-name="ce20" table:formula="of:=IF(AND([.$D$3]=1;[.C996]&lt;&gt;&quot;&quot;);[.D996]-[.E996])" office:value-type="float" office:value="0" calcext:value-type="float">
            <text:p>0</text:p>
          </table:table-cell>
          <table:table-cell table:style-name="ce20" table:formula="of:=IF([.$D$5]=1;[.$I$3]*([.C996]-[.$I$4])^2+[.$I$5];&quot;&quot;)">
            <text:p/>
          </table:table-cell>
          <table:table-cell table:style-name="ce20" table:formula="of:=IF(AND([.$D$5]=1;[.C996]&lt;&gt;&quot;&quot;);[.D996]-[.G996])" office:value-type="float" office:value="0" calcext:value-type="float">
            <text:p>0</text:p>
          </table:table-cell>
          <table:table-cell table:number-columns-repeated="1016"/>
        </table:table-row>
        <table:table-row table:style-name="ro2">
          <table:table-cell table:number-columns-repeated="4"/>
          <table:table-cell table:style-name="ce20" table:formula="of:=IF(AND([.$D$3]=1;[.C997]&lt;&gt;&quot;&quot;);[.$F$3]*[.C997]+[.$F$4])" office:value-type="float" office:value="0" calcext:value-type="float">
            <text:p>0</text:p>
          </table:table-cell>
          <table:table-cell table:style-name="ce20" table:formula="of:=IF(AND([.$D$3]=1;[.C997]&lt;&gt;&quot;&quot;);[.D997]-[.E997])" office:value-type="float" office:value="0" calcext:value-type="float">
            <text:p>0</text:p>
          </table:table-cell>
          <table:table-cell table:style-name="ce20" table:formula="of:=IF([.$D$5]=1;[.$I$3]*([.C997]-[.$I$4])^2+[.$I$5];&quot;&quot;)">
            <text:p/>
          </table:table-cell>
          <table:table-cell table:style-name="ce20" table:formula="of:=IF(AND([.$D$5]=1;[.C997]&lt;&gt;&quot;&quot;);[.D997]-[.G997])" office:value-type="float" office:value="0" calcext:value-type="float">
            <text:p>0</text:p>
          </table:table-cell>
          <table:table-cell table:number-columns-repeated="1016"/>
        </table:table-row>
        <table:table-row table:style-name="ro2">
          <table:table-cell table:number-columns-repeated="4"/>
          <table:table-cell table:style-name="ce20" table:formula="of:=IF(AND([.$D$3]=1;[.C998]&lt;&gt;&quot;&quot;);[.$F$3]*[.C998]+[.$F$4])" office:value-type="float" office:value="0" calcext:value-type="float">
            <text:p>0</text:p>
          </table:table-cell>
          <table:table-cell table:style-name="ce20" table:formula="of:=IF(AND([.$D$3]=1;[.C998]&lt;&gt;&quot;&quot;);[.D998]-[.E998])" office:value-type="float" office:value="0" calcext:value-type="float">
            <text:p>0</text:p>
          </table:table-cell>
          <table:table-cell table:style-name="ce20" table:formula="of:=IF([.$D$5]=1;[.$I$3]*([.C998]-[.$I$4])^2+[.$I$5];&quot;&quot;)">
            <text:p/>
          </table:table-cell>
          <table:table-cell table:style-name="ce20" table:formula="of:=IF(AND([.$D$5]=1;[.C998]&lt;&gt;&quot;&quot;);[.D998]-[.G998])" office:value-type="float" office:value="0" calcext:value-type="float">
            <text:p>0</text:p>
          </table:table-cell>
          <table:table-cell table:number-columns-repeated="1016"/>
        </table:table-row>
        <table:table-row table:style-name="ro2">
          <table:table-cell table:number-columns-repeated="4"/>
          <table:table-cell table:style-name="ce20" table:formula="of:=IF(AND([.$D$3]=1;[.C999]&lt;&gt;&quot;&quot;);[.$F$3]*[.C999]+[.$F$4])" office:value-type="float" office:value="0" calcext:value-type="float">
            <text:p>0</text:p>
          </table:table-cell>
          <table:table-cell table:style-name="ce20" table:formula="of:=IF(AND([.$D$3]=1;[.C999]&lt;&gt;&quot;&quot;);[.D999]-[.E999])" office:value-type="float" office:value="0" calcext:value-type="float">
            <text:p>0</text:p>
          </table:table-cell>
          <table:table-cell table:style-name="ce20" table:formula="of:=IF([.$D$5]=1;[.$I$3]*([.C999]-[.$I$4])^2+[.$I$5];&quot;&quot;)">
            <text:p/>
          </table:table-cell>
          <table:table-cell table:style-name="ce20" table:formula="of:=IF(AND([.$D$5]=1;[.C999]&lt;&gt;&quot;&quot;);[.D999]-[.G999])" office:value-type="float" office:value="0" calcext:value-type="float">
            <text:p>0</text:p>
          </table:table-cell>
          <table:table-cell table:number-columns-repeated="1016"/>
        </table:table-row>
        <table:table-row table:style-name="ro2">
          <table:table-cell table:number-columns-repeated="4"/>
          <table:table-cell table:style-name="ce20" table:formula="of:=IF(AND([.$D$3]=1;[.C1000]&lt;&gt;&quot;&quot;);[.$F$3]*[.C1000]+[.$F$4])" office:value-type="float" office:value="0" calcext:value-type="float">
            <text:p>0</text:p>
          </table:table-cell>
          <table:table-cell table:style-name="ce20" table:formula="of:=IF(AND([.$D$3]=1;[.C1000]&lt;&gt;&quot;&quot;);[.D1000]-[.E1000])" office:value-type="float" office:value="0" calcext:value-type="float">
            <text:p>0</text:p>
          </table:table-cell>
          <table:table-cell table:style-name="ce20" table:formula="of:=IF([.$D$5]=1;[.$I$3]*([.C1000]-[.$I$4])^2+[.$I$5];&quot;&quot;)">
            <text:p/>
          </table:table-cell>
          <table:table-cell table:style-name="ce20" table:formula="of:=IF(AND([.$D$5]=1;[.C1000]&lt;&gt;&quot;&quot;);[.D1000]-[.G1000])" office:value-type="float" office:value="0" calcext:value-type="float">
            <text:p>0</text:p>
          </table:table-cell>
          <table:table-cell table:number-columns-repeated="1016"/>
        </table:table-row>
        <table:table-row table:style-name="ro2">
          <table:table-cell table:number-columns-repeated="4"/>
          <table:table-cell table:style-name="ce20" table:formula="of:=IF(AND([.$D$3]=1;[.C1001]&lt;&gt;&quot;&quot;);[.$F$3]*[.C1001]+[.$F$4])" office:value-type="float" office:value="0" calcext:value-type="float">
            <text:p>0</text:p>
          </table:table-cell>
          <table:table-cell table:style-name="ce20" table:formula="of:=IF(AND([.$D$3]=1;[.C1001]&lt;&gt;&quot;&quot;);[.D1001]-[.E1001])" office:value-type="float" office:value="0" calcext:value-type="float">
            <text:p>0</text:p>
          </table:table-cell>
          <table:table-cell table:style-name="ce20" table:formula="of:=IF([.$D$5]=1;[.$I$3]*([.C1001]-[.$I$4])^2+[.$I$5];&quot;&quot;)">
            <text:p/>
          </table:table-cell>
          <table:table-cell table:style-name="ce20" table:formula="of:=IF(AND([.$D$5]=1;[.C1001]&lt;&gt;&quot;&quot;);[.D1001]-[.G1001])" office:value-type="float" office:value="0" calcext:value-type="float">
            <text:p>0</text:p>
          </table:table-cell>
          <table:table-cell table:number-columns-repeated="1016"/>
        </table:table-row>
        <table:table-row table:style-name="ro2">
          <table:table-cell table:number-columns-repeated="4"/>
          <table:table-cell table:style-name="ce20" table:formula="of:=IF(AND([.$D$3]=1;[.C1002]&lt;&gt;&quot;&quot;);[.$F$3]*[.C1002]+[.$F$4])" office:value-type="float" office:value="0" calcext:value-type="float">
            <text:p>0</text:p>
          </table:table-cell>
          <table:table-cell table:style-name="ce20" table:formula="of:=IF(AND([.$D$3]=1;[.C1002]&lt;&gt;&quot;&quot;);[.D1002]-[.E1002])" office:value-type="float" office:value="0" calcext:value-type="float">
            <text:p>0</text:p>
          </table:table-cell>
          <table:table-cell table:style-name="ce20" table:formula="of:=IF([.$D$5]=1;[.$I$3]*([.C1002]-[.$I$4])^2+[.$I$5];&quot;&quot;)">
            <text:p/>
          </table:table-cell>
          <table:table-cell table:style-name="ce20" table:formula="of:=IF(AND([.$D$5]=1;[.C1002]&lt;&gt;&quot;&quot;);[.D1002]-[.G1002])" office:value-type="float" office:value="0" calcext:value-type="float">
            <text:p>0</text:p>
          </table:table-cell>
          <table:table-cell table:number-columns-repeated="1016"/>
        </table:table-row>
        <table:table-row table:style-name="ro2" table:number-rows-repeated="1047573">
          <table:table-cell table:number-columns-repeated="1024"/>
        </table:table-row>
        <table:table-row table:style-name="ro2">
          <table:table-cell table:number-columns-repeated="1024"/>
        </table:table-row>
        <calcext:conditional-formats>
          <calcext:conditional-format calcext:target-range-address="'Streu-Residuendiagramm-Tool'.E3:'Streu-Residuendiagramm-Tool'.E3">
            <calcext:condition calcext:apply-style-name="Default" calcext:value="formula-is(IF([.$E$3]=0;0))" calcext:base-cell-address="'Streu-Residuendiagramm-Tool'.E3"/>
            <calcext:condition calcext:apply-style-name="ConditionalStyle_2" calcext:value="formula-is(IF([.D7]=0;0))" calcext:base-cell-address="'Streu-Residuendiagramm-Tool'.E3"/>
          </calcext:conditional-format>
          <calcext:conditional-format calcext:target-range-address="'Streu-Residuendiagramm-Tool'.H3:'Streu-Residuendiagramm-Tool'.H3">
            <calcext:condition calcext:apply-style-name="Default" calcext:value="formula-is(IF([.$E$3]=0;0))" calcext:base-cell-address="'Streu-Residuendiagramm-Tool'.H3"/>
            <calcext:condition calcext:apply-style-name="ConditionalStyle_1" calcext:value="formula-is(IF([.F7]=0;0))" calcext:base-cell-address="'Streu-Residuendiagramm-Tool'.H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de" number:country="DE">
      <number:number number:decimal-places="0" loext:min-decimal-places="0" number:min-integer-digits="1" number:grouping="true"/>
      <number:text> €</number:text>
    </number:number-style>
    <number:number-style style:name="N10107" number:language="de" number:country="DE">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2" loext:min-decimal-places="2" number:min-integer-digits="1" number:grouping="true"/>
      <number:text> €</number:text>
    </number:number-style>
    <number:number-style style:name="N10109" number:language="de" number:country="DE">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de" number:country="DE">
      <number:number number:decimal-places="2" loext:min-decimal-places="2" number:min-integer-digits="1" number:grouping="true"/>
      <number:text> €</number:text>
    </number:number-style>
    <number:number-style style:name="N10110" number:language="de" number:country="DE">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de" number:country="DE">
      <number:day number:style="long"/>
      <number:text>. </number:text>
      <number:month number:textual="true"/>
      <number:text> </number:text>
      <number:year/>
    </number:date-style>
    <number:date-style style:name="N10112" number:language="de" number:country="DE">
      <number:day number:style="long"/>
      <number:text>. </number:text>
      <number:month number:textual="true"/>
    </number:date-style>
    <number:date-style style:name="N10113" number:language="de" number:country="DE">
      <number:month number:textual="true"/>
      <number:text> </number:text>
      <number:year/>
    </number:date-style>
    <number:time-style style:name="N10114" number:language="de" number:country="DE">
      <number:hours/>
      <number:text>:</number:text>
      <number:minutes number:style="long"/>
      <number:text> </number:text>
      <number:am-pm/>
    </number:time-style>
    <number:time-style style:name="N10115" number:language="de" number:country="DE">
      <number:hours/>
      <number:text>:</number:text>
      <number:minutes number:style="long"/>
      <number:text>:</number:text>
      <number:seconds number:style="long"/>
      <number:text> </number:text>
      <number:am-pm/>
    </number:time-style>
    <number:date-style style:name="N10116"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de" number:country="DE">
      <number:number number:decimal-places="0" loext:min-decimal-places="0" number:min-integer-digits="1" number:grouping="true"/>
      <number:text>   </number:text>
    </number:number-style>
    <number:number-style style:name="N10117" number:language="de" number:country="DE">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loext:min-decimal-places="0" number:min-integer-digits="1" number:grouping="true"/>
      <number:text>   </number:text>
    </number:number-style>
    <number:number-style style:name="N10118" number:language="de" number:country="DE">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2" loext:min-decimal-places="2" number:min-integer-digits="1" number:grouping="true"/>
      <number:text>   </number:text>
    </number:number-style>
    <number:number-style style:name="N10119" number:language="de" number:country="DE">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de" number:country="DE">
      <number:number number:decimal-places="2" loext:min-decimal-places="2" number:min-integer-digits="1" number:grouping="true"/>
      <number:text>   </number:text>
    </number:number-style>
    <number:number-style style:name="N10120" number:language="de" number:country="DE">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1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1P2" style:volatile="true" number:language="de" number:country="DE">
      <loext:text> </loext:text>
      <loext:fill-character> </loext:fill-character>
      <number:text>-    </number:text>
    </number:number-style>
    <number:text-style style:name="N10121" number:language="de" number:country="DE">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2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22P2" style:volatile="true" number:language="de" number:country="DE">
      <loext:text> </loext:text>
      <loext:fill-character> </loext:fill-character>
      <number:text>- € </number:text>
    </number:number-style>
    <number:text-style style:name="N10122" number:language="de" number:country="DE">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23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23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23" number:language="de" number:country="DE">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24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24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24" number:language="de" number:country="DE">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2" style:display-name="ConditionalStyle_2" style:family="table-cell" style:parent-style-name="Default">
      <style:text-properties fo:color="#ffffff"/>
    </style:style>
    <style:style style:name="ConditionalStyle_5f_1" style:display-name="ConditionalStyle_1" style:family="table-cell" style:parent-style-name="Default">
      <style:text-properties fo:color="#ffffff"/>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Streu-Residuendiagramm-Tool" style:display-name="PageStyle_Streu-Residuendiagramm-Too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meta:initial-creator>
    <dc:creator>Thomas Wassong</dc:creator>
    <meta:creation-date>2012-10-17T15:15:46</meta:creation-date>
    <dc:date>2015-11-11T13:57:16</dc:date>
    <meta:editing-duration>P0D</meta:editing-duration>
    <meta:generator>LibreOffice/5.0.3.1$Linux_X86_64 LibreOffice_project/00m0$Build-1</meta:generator>
    <meta:document-statistic meta:table-count="1" meta:cell-count="3892" meta:object-count="14"/>
    <meta:user-defined meta:name="AppVersion">16.0300</meta:user-defined>
    <meta:user-defined meta:name="CreativeCommonsLicenseID">standard&amp;commercial=n&amp;derivatives=sa&amp;jurisdiction=</meta:user-defined>
    <meta:user-defined meta:name="CreativeCommonsLicenseURL">This work is licensed under a </meta:user-defined>
    <meta:user-defined meta:name="CreativeCommonsLicenseXml">&lt;?xml version="1.0" encoding="utf-8"?&gt;&lt;result&gt;&lt;license-uri&gt;http://creativecommons.org/licenses/by-nc-sa/4.0/&lt;/license-uri&gt;&lt;license-name&gt;Attribution-NonCommercial-ShareAlike 4.0 International&lt;/license-name&gt;&lt;deprecated&gt;false&lt;/deprecated&gt;&lt;rdf&gt;&lt;rdf:RDF xml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6" style:family="chart">
      <style:graphic-properties svg:stroke-width="0.026cm" svg:stroke-color="#878787"/>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draw:stroke="none" svg:stroke-width="0.079cm" svg:stroke-color="#ffffff" draw:fill-color="#ffffff"/>
      <style:text-properties fo:color="#000000" style:text-position="0% 100%" fo:font-family="Calibri" fo:font-size="10pt" style:font-size-asian="10pt" style:font-size-complex="10pt"/>
    </style:style>
    <style:style style:name="ch8" style:family="chart">
      <style:chart-properties loext:regression-name="" loext:regression-max-degree="2" loext:regression-period="2" loext:regression-force-intercept="false" chart:regression-type="linear"/>
      <style:graphic-properties svg:stroke-width="0.026cm"/>
    </style:style>
    <style:style style:name="ch9" style:family="chart" style:data-style-name="N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079cm"/>
      <style:text-properties fo:color="#000000" style:text-position="0% 100%" fo:font-family="Calibri" fo:font-size="10pt" style:font-size-asian="10pt"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13.044cm" svg:height="10.049cm" xlink:href=".." xlink:type="simple" chart:class="chart:scatter" chart:style-name="ch1">
        <chart:title svg:x="3.244cm" svg:y="0.335cm" chart:style-name="ch2">
          <text:p>Datenpunkte (mit linearer Funktion)</text:p>
        </chart:title>
        <chart:plot-area chart:style-name="ch3" table:cell-range-address="'Streu-Residuendiagramm-Tool'.C38:'Streu-Residuendiagramm-Tool'.C68 'Streu-Residuendiagramm-Tool'.E38:'Streu-Residuendiagramm-Tool'.E67 'Streu-Residuendiagramm-Tool'.D40:'Streu-Residuendiagramm-Tool'.D253" svg:x="2.136cm" svg:y="1.214cm" svg:width="10.648cm" svg:height="7.631cm">
          <chartooo:coordinate-region svg:x="2.837cm" svg:y="1.4cm" svg:width="9.76cm" svg:height="6.824cm"/>
          <chart:axis chart:dimension="x" chart:name="primary-x" chart:style-name="ch4">
            <chart:title svg:x="6.748cm" svg:y="9.046cm" chart:style-name="ch5">
              <text:p>Axis Title</text:p>
            </chart:title>
          </chart:axis>
          <chart:axis chart:dimension="y" chart:name="primary-y" chart:style-name="ch4">
            <chart:title svg:x="0.451cm" svg:y="4.738cm" chart:style-name="ch5">
              <text:p>Axis Title</text:p>
            </chart:title>
            <chart:grid chart:style-name="ch6" chart:class="major"/>
          </chart:axis>
          <chart:series chart:style-name="ch7" chart:values-cell-range-address="'Streu-Residuendiagramm-Tool'.E38:'Streu-Residuendiagramm-Tool'.E67" chart:class="chart:scatter">
            <chart:domain table:cell-range-address="'Streu-Residuendiagramm-Tool'.C38:'Streu-Residuendiagramm-Tool'.C68"/>
            <chart:regression-curve chart:style-name="ch8"/>
            <chart:data-point chart:repeated="31"/>
          </chart:series>
          <chart:series chart:style-name="ch9" chart:values-cell-range-address="'Streu-Residuendiagramm-Tool'.D40:'Streu-Residuendiagramm-Tool'.D253" chart:class="chart:scatter">
            <chart:domain table:cell-range-address="'Streu-Residuendiagramm-Tool'.C40:'Streu-Residuendiagramm-Tool'.C253"/>
            <chart:data-point chart:repeated="21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palte C</text:p>
              </table:table-cell>
              <table:table-cell office:value-type="string">
                <text:p>Spalte E</text:p>
              </table:table-cell>
              <table:table-cell office:value-type="string">
                <text:p>Spalte C</text:p>
              </table:table-cell>
              <table:table-cell office:value-type="string">
                <text:p>Spalte D</text:p>
              </table:table-cell>
            </table:table-row>
          </table:table-header-rows>
          <table:table-rows>
            <table:table-row>
              <table:table-cell office:value-type="string">
                <text:p>1</text:p>
              </table:table-cell>
              <table:table-cell office:value-type="float" office:value="1">
                <text:p>1</text:p>
                <draw:g>
                  <svg:desc>'Streu-Residuendiagramm-Tool'.C38:'Streu-Residuendiagramm-Tool'.C68</svg:desc>
                </draw:g>
              </table:table-cell>
              <table:table-cell office:value-type="float" office:value="0">
                <text:p>0</text:p>
                <draw:g>
                  <svg:desc>'Streu-Residuendiagramm-Tool'.E38:'Streu-Residuendiagramm-Tool'.E67</svg:desc>
                </draw:g>
              </table:table-cell>
              <table:table-cell office:value-type="float" office:value="NaN">
                <text:p>NaN</text:p>
                <draw:g>
                  <svg:desc>'Streu-Residuendiagramm-Tool'.C40:'Streu-Residuendiagramm-Tool'.C253</svg:desc>
                </draw:g>
              </table:table-cell>
              <table:table-cell office:value-type="float" office:value="NaN">
                <text:p>NaN</text:p>
                <draw:g>
                  <svg:desc>'Streu-Residuendiagramm-Tool'.D40:'Streu-Residuendiagramm-Tool'.D253</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
                <text:p>3</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6">
                <text:p>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8">
                <text:p>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1">
                <text:p>11</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
                <text:p>12</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3">
                <text:p>13</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4">
                <text:p>14</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5">
                <text:p>15</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6">
                <text:p>1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7">
                <text:p>17</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8">
                <text:p>1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0">
                <text:p>2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1">
                <text:p>21</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2">
                <text:p>22</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3">
                <text:p>23</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4">
                <text:p>24</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5">
                <text:p>25</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6">
                <text:p>2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7">
                <text:p>27</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28">
                <text:p>2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9">
                <text:p>29</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0">
                <text:p>3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31">
                <text:p>3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1$Linux_X86_64 LibreOffice_project/0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6" style:family="chart">
      <style:graphic-properties svg:stroke-width="0.026cm" svg:stroke-color="#878787"/>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draw:stroke="none" svg:stroke-width="0.079cm" svg:stroke-color="#ffffff" draw:fill-color="#ffffff"/>
      <style:text-properties fo:color="#000000" style:text-position="0% 100%" fo:font-family="Calibri" fo:font-size="10pt" style:font-size-asian="10pt" style:font-size-complex="10pt"/>
    </style:style>
    <style:style style:name="ch8" style:family="chart">
      <style:chart-properties loext:regression-name="" loext:regression-max-degree="2" loext:regression-period="2" loext:regression-force-intercept="false" chart:regression-type="polynomial"/>
      <style:graphic-properties svg:stroke-width="0.026cm"/>
    </style:style>
    <style:style style:name="ch9" style:family="chart" style:data-style-name="N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079cm"/>
      <style:text-properties fo:color="#000000" style:text-position="0% 100%" fo:font-family="Calibri" fo:font-size="10pt" style:font-size-asian="10pt"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13.494cm" svg:height="10.049cm" xlink:href=".." xlink:type="simple" chart:class="chart:scatter" chart:style-name="ch1">
        <chart:title svg:x="2.94cm" svg:y="0.335cm" chart:style-name="ch2">
          <text:p>Datenpunkte (mit quadratischer Funktion)</text:p>
        </chart:title>
        <chart:plot-area chart:style-name="ch3" table:cell-range-address="'Streu-Residuendiagramm-Tool'.C38:'Streu-Residuendiagramm-Tool'.C238 'Streu-Residuendiagramm-Tool'.G38:'Streu-Residuendiagramm-Tool'.G237 'Streu-Residuendiagramm-Tool'.D40:'Streu-Residuendiagramm-Tool'.D238" svg:x="2.145cm" svg:y="1.214cm" svg:width="11.08cm" svg:height="7.631cm">
          <chartooo:coordinate-region svg:x="2.581cm" svg:y="1.4cm" svg:width="10.179cm" svg:height="6.824cm"/>
          <chart:axis chart:dimension="x" chart:name="primary-x" chart:style-name="ch4">
            <chart:title svg:x="6.973cm" svg:y="9.046cm" chart:style-name="ch5">
              <text:p>Axis Title</text:p>
            </chart:title>
          </chart:axis>
          <chart:axis chart:dimension="y" chart:name="primary-y" chart:style-name="ch4">
            <chart:title svg:x="0.451cm" svg:y="4.738cm" chart:style-name="ch5">
              <text:p>Axis Title</text:p>
            </chart:title>
            <chart:grid chart:style-name="ch6" chart:class="major"/>
          </chart:axis>
          <chart:series chart:style-name="ch7" chart:values-cell-range-address="'Streu-Residuendiagramm-Tool'.G38:'Streu-Residuendiagramm-Tool'.G237" chart:class="chart:scatter">
            <chart:domain table:cell-range-address="'Streu-Residuendiagramm-Tool'.C38:'Streu-Residuendiagramm-Tool'.C238"/>
            <chart:regression-curve chart:style-name="ch8"/>
            <chart:data-point chart:repeated="201"/>
          </chart:series>
          <chart:series chart:style-name="ch9" chart:values-cell-range-address="'Streu-Residuendiagramm-Tool'.D40:'Streu-Residuendiagramm-Tool'.D238" chart:class="chart:scatter">
            <chart:domain table:cell-range-address="'Streu-Residuendiagramm-Tool'.C40:'Streu-Residuendiagramm-Tool'.C238"/>
            <chart:data-point chart:repeated="19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palte C</text:p>
              </table:table-cell>
              <table:table-cell office:value-type="string">
                <text:p>Spalte G</text:p>
              </table:table-cell>
              <table:table-cell office:value-type="string">
                <text:p>Spalte C</text:p>
              </table:table-cell>
              <table:table-cell office:value-type="string">
                <text:p>Spalte D</text:p>
              </table:table-cell>
            </table:table-row>
          </table:table-header-rows>
          <table:table-rows>
            <table:table-row>
              <table:table-cell office:value-type="string">
                <text:p>1</text:p>
              </table:table-cell>
              <table:table-cell office:value-type="float" office:value="1">
                <text:p>1</text:p>
                <draw:g>
                  <svg:desc>'Streu-Residuendiagramm-Tool'.C38:'Streu-Residuendiagramm-Tool'.C238</svg:desc>
                </draw:g>
              </table:table-cell>
              <table:table-cell office:value-type="float" office:value="NaN">
                <text:p>NaN</text:p>
                <draw:g>
                  <svg:desc>'Streu-Residuendiagramm-Tool'.G38:'Streu-Residuendiagramm-Tool'.G237</svg:desc>
                </draw:g>
              </table:table-cell>
              <table:table-cell office:value-type="float" office:value="NaN">
                <text:p>NaN</text:p>
                <draw:g>
                  <svg:desc>'Streu-Residuendiagramm-Tool'.C40:'Streu-Residuendiagramm-Tool'.C238</svg:desc>
                </draw:g>
              </table:table-cell>
              <table:table-cell office:value-type="float" office:value="NaN">
                <text:p>NaN</text:p>
                <draw:g>
                  <svg:desc>'Streu-Residuendiagramm-Tool'.D40:'Streu-Residuendiagramm-Tool'.D238</svg:desc>
                </draw:g>
              </table:table-cell>
            </table:table-row>
            <table:table-row>
              <table:table-cell office:value-type="string">
                <text:p>2</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6">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7">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8">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1">
                <text:p>2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2">
                <text:p>2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3">
                <text:p>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4">
                <text:p>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6">
                <text:p>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7">
                <text:p>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28">
                <text:p>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9">
                <text:p>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0">
                <text:p>3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31">
                <text:p>3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2">
                <text:p>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3">
                <text:p>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4">
                <text:p>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6">
                <text:p>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37">
                <text:p>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38">
                <text:p>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39">
                <text:p>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40">
                <text:p>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41">
                <text:p>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42">
                <text:p>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3">
                <text:p>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4">
                <text:p>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5">
                <text:p>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6">
                <text:p>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7">
                <text:p>4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49">
                <text:p>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51">
                <text:p>5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52">
                <text:p>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53">
                <text:p>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54">
                <text:p>5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55">
                <text:p>5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56">
                <text:p>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57">
                <text:p>5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58">
                <text:p>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59">
                <text:p>5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60">
                <text:p>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61">
                <text:p>6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62">
                <text:p>6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63">
                <text:p>6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64">
                <text:p>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65">
                <text:p>6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66">
                <text:p>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67">
                <text:p>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68">
                <text:p>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69">
                <text:p>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70">
                <text:p>7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71">
                <text:p>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72">
                <text:p>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73">
                <text:p>7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74">
                <text:p>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75">
                <text:p>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76">
                <text:p>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77">
                <text:p>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78">
                <text:p>7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79">
                <text:p>7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80">
                <text:p>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81">
                <text:p>8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82">
                <text:p>8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83">
                <text:p>8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84">
                <text:p>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85">
                <text:p>8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86">
                <text:p>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87">
                <text:p>8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88">
                <text:p>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89">
                <text:p>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90">
                <text:p>9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91">
                <text:p>9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92">
                <text:p>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93">
                <text:p>9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94">
                <text:p>9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95">
                <text:p>9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97">
                <text:p>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98">
                <text:p>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99">
                <text:p>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101">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102">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103">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104">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105">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106">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107">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109">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110">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111">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112">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113">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114">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115">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116">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117">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118">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119">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120">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121">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122">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123">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124">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125">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126">
                <text:p>1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127">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128">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129">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130">
                <text:p>13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131">
                <text:p>13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132">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133">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134">
                <text:p>1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135">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137">
                <text:p>1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138">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139">
                <text:p>1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140">
                <text:p>1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141">
                <text:p>1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142">
                <text:p>1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143">
                <text:p>1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144">
                <text:p>1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145">
                <text:p>1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146">
                <text:p>1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147">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148">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149">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150">
                <text:p>15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151">
                <text:p>15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152">
                <text:p>1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153">
                <text:p>1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154">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155">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156">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158">
                <text:p>1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159">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160">
                <text:p>1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161">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163">
                <text:p>16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164">
                <text:p>1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165">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166">
                <text:p>1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167">
                <text:p>1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168">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169">
                <text:p>1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170">
                <text:p>17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171">
                <text:p>1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172">
                <text:p>1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173">
                <text:p>17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174">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175">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176">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177">
                <text:p>1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178">
                <text:p>17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179">
                <text:p>17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180">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181">
                <text:p>18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182">
                <text:p>18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183">
                <text:p>18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184">
                <text:p>1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185">
                <text:p>18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186">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187">
                <text:p>18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188">
                <text:p>1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189">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190">
                <text:p>19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191">
                <text:p>19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192">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193">
                <text:p>19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194">
                <text:p>19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195">
                <text:p>19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196">
                <text:p>1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197">
                <text:p>1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198">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199">
                <text:p>1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201">
                <text:p>2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1$Linux_X86_64 LibreOffice_project/0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5"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6" style:family="chart">
      <style:graphic-properties svg:stroke-width="0.026cm" svg:stroke-color="#878787"/>
    </style:style>
    <style:style style:name="ch7" style:family="chart" style:data-style-name="N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079cm" svg:stroke-color="#953735" draw:fill-color="#953735"/>
      <style:text-properties fo:color="#000000" style:text-position="0% 100%" fo:font-family="Calibri" fo:font-size="10pt" style:font-size-asian="10pt" style:font-size-complex="10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07cm" svg:height="3.836cm" xlink:href=".." xlink:type="simple" chart:class="chart:scatter" chart:style-name="ch1">
        <chart:plot-area chart:style-name="ch2" table:cell-range-address="'Streu-Residuendiagramm-Tool'.C38:'Streu-Residuendiagramm-Tool'.C237 'Streu-Residuendiagramm-Tool'.F38:'Streu-Residuendiagramm-Tool'.F237" svg:x="1.264cm" svg:y="0.198cm" svg:width="11.591cm" svg:height="3.033cm">
          <chartooo:coordinate-region svg:x="1.965cm" svg:y="0.384cm" svg:width="10.61cm" svg:height="2.226cm"/>
          <chart:axis chart:dimension="x" chart:name="primary-x" chart:style-name="ch3">
            <chart:title svg:x="6.347cm" svg:y="3.253cm" chart:style-name="ch4">
              <text:p>Axis Title</text:p>
            </chart:title>
          </chart:axis>
          <chart:axis chart:dimension="y" chart:name="primary-y" chart:style-name="ch3">
            <chart:title svg:x="0.42cm" svg:y="2.426cm" chart:style-name="ch5">
              <text:p>Residuen</text:p>
            </chart:title>
            <chart:grid chart:style-name="ch6" chart:class="major"/>
          </chart:axis>
          <chart:series chart:style-name="ch7" chart:values-cell-range-address="'Streu-Residuendiagramm-Tool'.F38:'Streu-Residuendiagramm-Tool'.F237" chart:class="chart:scatter">
            <chart:domain table:cell-range-address="'Streu-Residuendiagramm-Tool'.C38:'Streu-Residuendiagramm-Tool'.C237"/>
            <chart:data-point chart:style-name="ch8" chart:repeated="2"/>
            <chart:data-point chart:repeated="19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C</text:p>
              </table:table-cell>
              <table:table-cell office:value-type="string">
                <text:p>Spalte F</text:p>
              </table:table-cell>
            </table:table-row>
          </table:table-header-rows>
          <table:table-rows>
            <table:table-row>
              <table:table-cell office:value-type="string">
                <text:p>1</text:p>
              </table:table-cell>
              <table:table-cell office:value-type="float" office:value="1">
                <text:p>1</text:p>
                <draw:g>
                  <svg:desc>'Streu-Residuendiagramm-Tool'.C38:'Streu-Residuendiagramm-Tool'.C237</svg:desc>
                </draw:g>
              </table:table-cell>
              <table:table-cell office:value-type="float" office:value="0">
                <text:p>0</text:p>
                <draw:g>
                  <svg:desc>'Streu-Residuendiagramm-Tool'.F38:'Streu-Residuendiagramm-Tool'.F237</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0">
                <text:p>0</text:p>
              </table:table-cell>
            </table:table-row>
            <table:table-row>
              <table:table-cell office:value-type="string">
                <text:p>21</text:p>
              </table:table-cell>
              <table:table-cell office:value-type="float" office:value="21">
                <text:p>21</text:p>
              </table:table-cell>
              <table:table-cell office:value-type="float" office:value="0">
                <text:p>0</text:p>
              </table:table-cell>
            </table:table-row>
            <table:table-row>
              <table:table-cell office:value-type="string">
                <text:p>22</text:p>
              </table:table-cell>
              <table:table-cell office:value-type="float" office:value="22">
                <text:p>22</text:p>
              </table:table-cell>
              <table:table-cell office:value-type="float" office:value="0">
                <text:p>0</text:p>
              </table:table-cell>
            </table:table-row>
            <table:table-row>
              <table:table-cell office:value-type="string">
                <text:p>23</text:p>
              </table:table-cell>
              <table:table-cell office:value-type="float" office:value="23">
                <text:p>23</text:p>
              </table:table-cell>
              <table:table-cell office:value-type="float" office:value="0">
                <text:p>0</text:p>
              </table:table-cell>
            </table:table-row>
            <table:table-row>
              <table:table-cell office:value-type="string">
                <text:p>24</text:p>
              </table:table-cell>
              <table:table-cell office:value-type="float" office:value="24">
                <text:p>24</text:p>
              </table:table-cell>
              <table:table-cell office:value-type="float" office:value="0">
                <text:p>0</text:p>
              </table:table-cell>
            </table:table-row>
            <table:table-row>
              <table:table-cell office:value-type="string">
                <text:p>25</text:p>
              </table:table-cell>
              <table:table-cell office:value-type="float" office:value="25">
                <text:p>25</text:p>
              </table:table-cell>
              <table:table-cell office:value-type="float" office:value="0">
                <text:p>0</text:p>
              </table:table-cell>
            </table:table-row>
            <table:table-row>
              <table:table-cell office:value-type="string">
                <text:p>26</text:p>
              </table:table-cell>
              <table:table-cell office:value-type="float" office:value="26">
                <text:p>26</text:p>
              </table:table-cell>
              <table:table-cell office:value-type="float" office:value="0">
                <text:p>0</text:p>
              </table:table-cell>
            </table:table-row>
            <table:table-row>
              <table:table-cell office:value-type="string">
                <text:p>27</text:p>
              </table:table-cell>
              <table:table-cell office:value-type="float" office:value="27">
                <text:p>27</text:p>
              </table:table-cell>
              <table:table-cell office:value-type="float" office:value="0">
                <text:p>0</text:p>
              </table:table-cell>
            </table:table-row>
            <table:table-row>
              <table:table-cell office:value-type="string">
                <text:p>28</text:p>
              </table:table-cell>
              <table:table-cell office:value-type="float" office:value="28">
                <text:p>28</text:p>
              </table:table-cell>
              <table:table-cell office:value-type="float" office:value="0">
                <text:p>0</text:p>
              </table:table-cell>
            </table:table-row>
            <table:table-row>
              <table:table-cell office:value-type="string">
                <text:p>29</text:p>
              </table:table-cell>
              <table:table-cell office:value-type="float" office:value="29">
                <text:p>29</text:p>
              </table:table-cell>
              <table:table-cell office:value-type="float" office:value="0">
                <text:p>0</text:p>
              </table:table-cell>
            </table:table-row>
            <table:table-row>
              <table:table-cell office:value-type="string">
                <text:p>30</text:p>
              </table:table-cell>
              <table:table-cell office:value-type="float" office:value="30">
                <text:p>30</text:p>
              </table:table-cell>
              <table:table-cell office:value-type="float" office:value="0">
                <text:p>0</text:p>
              </table:table-cell>
            </table:table-row>
            <table:table-row>
              <table:table-cell office:value-type="string">
                <text:p>31</text:p>
              </table:table-cell>
              <table:table-cell office:value-type="float" office:value="31">
                <text:p>31</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
                <text:p>0</text:p>
              </table:table-cell>
            </table:table-row>
            <table:table-row>
              <table:table-cell office:value-type="string">
                <text:p>35</text:p>
              </table:table-cell>
              <table:table-cell office:value-type="float" office:value="35">
                <text:p>35</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
                <text:p>0</text:p>
              </table:table-cell>
            </table:table-row>
            <table:table-row>
              <table:table-cell office:value-type="string">
                <text:p>44</text:p>
              </table:table-cell>
              <table:table-cell office:value-type="float" office:value="44">
                <text:p>44</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
                <text:p>0</text:p>
              </table:table-cell>
            </table:table-row>
            <table:table-row>
              <table:table-cell office:value-type="string">
                <text:p>52</text:p>
              </table:table-cell>
              <table:table-cell office:value-type="float" office:value="52">
                <text:p>52</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
                <text:p>0</text:p>
              </table:table-cell>
            </table:table-row>
            <table:table-row>
              <table:table-cell office:value-type="string">
                <text:p>61</text:p>
              </table:table-cell>
              <table:table-cell office:value-type="float" office:value="61">
                <text:p>61</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
                <text:p>0</text:p>
              </table:table-cell>
            </table:table-row>
            <table:table-row>
              <table:table-cell office:value-type="string">
                <text:p>72</text:p>
              </table:table-cell>
              <table:table-cell office:value-type="float" office:value="72">
                <text:p>72</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
                <text:p>0</text:p>
              </table:table-cell>
            </table:table-row>
            <table:table-row>
              <table:table-cell office:value-type="string">
                <text:p>81</text:p>
              </table:table-cell>
              <table:table-cell office:value-type="float" office:value="81">
                <text:p>81</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1$Linux_X86_64 LibreOffice_project/0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5"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6" style:family="chart">
      <style:graphic-properties svg:stroke-width="0.026cm" svg:stroke-color="#878787"/>
    </style:style>
    <style:style style:name="ch7" style:family="chart" style:data-style-name="N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079cm" svg:stroke-color="#953735" draw:fill-color="#953735"/>
      <style:text-properties fo:color="#000000" style:text-position="0% 100%" fo:font-family="Calibri" fo:font-size="10pt" style:font-size-asian="10pt" style:font-size-complex="10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52cm" svg:height="3.81cm" xlink:href=".." xlink:type="simple" chart:class="chart:scatter" chart:style-name="ch1">
        <chart:plot-area chart:style-name="ch2" table:cell-range-address="'Streu-Residuendiagramm-Tool'.C38:'Streu-Residuendiagramm-Tool'.C237 'Streu-Residuendiagramm-Tool'.H38:'Streu-Residuendiagramm-Tool'.H237" svg:x="1.332cm" svg:y="0.195cm" svg:width="11.957cm" svg:height="3.017cm">
          <chartooo:coordinate-region svg:x="2.033cm" svg:y="0.381cm" svg:width="10.976cm" svg:height="2.21cm"/>
          <chart:axis chart:dimension="x" chart:name="primary-x" chart:style-name="ch3">
            <chart:title svg:x="6.598cm" svg:y="3.227cm" chart:style-name="ch4">
              <text:p>Axis Title</text:p>
            </chart:title>
          </chart:axis>
          <chart:axis chart:dimension="y" chart:name="primary-y" chart:style-name="ch3">
            <chart:title svg:x="0.479cm" svg:y="2.415cm" chart:style-name="ch5">
              <text:p>Residuen</text:p>
            </chart:title>
            <chart:grid chart:style-name="ch6" chart:class="major"/>
          </chart:axis>
          <chart:series chart:style-name="ch7" chart:values-cell-range-address="'Streu-Residuendiagramm-Tool'.H38:'Streu-Residuendiagramm-Tool'.H237" chart:class="chart:scatter">
            <chart:domain table:cell-range-address="'Streu-Residuendiagramm-Tool'.C38:'Streu-Residuendiagramm-Tool'.C237"/>
            <chart:data-point chart:style-name="ch8" chart:repeated="2"/>
            <chart:data-point chart:repeated="19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C</text:p>
              </table:table-cell>
              <table:table-cell office:value-type="string">
                <text:p>Spalte H</text:p>
              </table:table-cell>
            </table:table-row>
          </table:table-header-rows>
          <table:table-rows>
            <table:table-row>
              <table:table-cell office:value-type="string">
                <text:p>1</text:p>
              </table:table-cell>
              <table:table-cell office:value-type="float" office:value="1">
                <text:p>1</text:p>
                <draw:g>
                  <svg:desc>'Streu-Residuendiagramm-Tool'.C38:'Streu-Residuendiagramm-Tool'.C237</svg:desc>
                </draw:g>
              </table:table-cell>
              <table:table-cell office:value-type="float" office:value="0">
                <text:p>0</text:p>
                <draw:g>
                  <svg:desc>'Streu-Residuendiagramm-Tool'.H38:'Streu-Residuendiagramm-Tool'.H237</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0">
                <text:p>0</text:p>
              </table:table-cell>
            </table:table-row>
            <table:table-row>
              <table:table-cell office:value-type="string">
                <text:p>21</text:p>
              </table:table-cell>
              <table:table-cell office:value-type="float" office:value="21">
                <text:p>21</text:p>
              </table:table-cell>
              <table:table-cell office:value-type="float" office:value="0">
                <text:p>0</text:p>
              </table:table-cell>
            </table:table-row>
            <table:table-row>
              <table:table-cell office:value-type="string">
                <text:p>22</text:p>
              </table:table-cell>
              <table:table-cell office:value-type="float" office:value="22">
                <text:p>22</text:p>
              </table:table-cell>
              <table:table-cell office:value-type="float" office:value="0">
                <text:p>0</text:p>
              </table:table-cell>
            </table:table-row>
            <table:table-row>
              <table:table-cell office:value-type="string">
                <text:p>23</text:p>
              </table:table-cell>
              <table:table-cell office:value-type="float" office:value="23">
                <text:p>23</text:p>
              </table:table-cell>
              <table:table-cell office:value-type="float" office:value="0">
                <text:p>0</text:p>
              </table:table-cell>
            </table:table-row>
            <table:table-row>
              <table:table-cell office:value-type="string">
                <text:p>24</text:p>
              </table:table-cell>
              <table:table-cell office:value-type="float" office:value="24">
                <text:p>24</text:p>
              </table:table-cell>
              <table:table-cell office:value-type="float" office:value="0">
                <text:p>0</text:p>
              </table:table-cell>
            </table:table-row>
            <table:table-row>
              <table:table-cell office:value-type="string">
                <text:p>25</text:p>
              </table:table-cell>
              <table:table-cell office:value-type="float" office:value="25">
                <text:p>25</text:p>
              </table:table-cell>
              <table:table-cell office:value-type="float" office:value="0">
                <text:p>0</text:p>
              </table:table-cell>
            </table:table-row>
            <table:table-row>
              <table:table-cell office:value-type="string">
                <text:p>26</text:p>
              </table:table-cell>
              <table:table-cell office:value-type="float" office:value="26">
                <text:p>26</text:p>
              </table:table-cell>
              <table:table-cell office:value-type="float" office:value="0">
                <text:p>0</text:p>
              </table:table-cell>
            </table:table-row>
            <table:table-row>
              <table:table-cell office:value-type="string">
                <text:p>27</text:p>
              </table:table-cell>
              <table:table-cell office:value-type="float" office:value="27">
                <text:p>27</text:p>
              </table:table-cell>
              <table:table-cell office:value-type="float" office:value="0">
                <text:p>0</text:p>
              </table:table-cell>
            </table:table-row>
            <table:table-row>
              <table:table-cell office:value-type="string">
                <text:p>28</text:p>
              </table:table-cell>
              <table:table-cell office:value-type="float" office:value="28">
                <text:p>28</text:p>
              </table:table-cell>
              <table:table-cell office:value-type="float" office:value="0">
                <text:p>0</text:p>
              </table:table-cell>
            </table:table-row>
            <table:table-row>
              <table:table-cell office:value-type="string">
                <text:p>29</text:p>
              </table:table-cell>
              <table:table-cell office:value-type="float" office:value="29">
                <text:p>29</text:p>
              </table:table-cell>
              <table:table-cell office:value-type="float" office:value="0">
                <text:p>0</text:p>
              </table:table-cell>
            </table:table-row>
            <table:table-row>
              <table:table-cell office:value-type="string">
                <text:p>30</text:p>
              </table:table-cell>
              <table:table-cell office:value-type="float" office:value="30">
                <text:p>30</text:p>
              </table:table-cell>
              <table:table-cell office:value-type="float" office:value="0">
                <text:p>0</text:p>
              </table:table-cell>
            </table:table-row>
            <table:table-row>
              <table:table-cell office:value-type="string">
                <text:p>31</text:p>
              </table:table-cell>
              <table:table-cell office:value-type="float" office:value="31">
                <text:p>31</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
                <text:p>0</text:p>
              </table:table-cell>
            </table:table-row>
            <table:table-row>
              <table:table-cell office:value-type="string">
                <text:p>35</text:p>
              </table:table-cell>
              <table:table-cell office:value-type="float" office:value="35">
                <text:p>35</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
                <text:p>0</text:p>
              </table:table-cell>
            </table:table-row>
            <table:table-row>
              <table:table-cell office:value-type="string">
                <text:p>44</text:p>
              </table:table-cell>
              <table:table-cell office:value-type="float" office:value="44">
                <text:p>44</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
                <text:p>0</text:p>
              </table:table-cell>
            </table:table-row>
            <table:table-row>
              <table:table-cell office:value-type="string">
                <text:p>52</text:p>
              </table:table-cell>
              <table:table-cell office:value-type="float" office:value="52">
                <text:p>52</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
                <text:p>0</text:p>
              </table:table-cell>
            </table:table-row>
            <table:table-row>
              <table:table-cell office:value-type="string">
                <text:p>61</text:p>
              </table:table-cell>
              <table:table-cell office:value-type="float" office:value="61">
                <text:p>61</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
                <text:p>0</text:p>
              </table:table-cell>
            </table:table-row>
            <table:table-row>
              <table:table-cell office:value-type="string">
                <text:p>72</text:p>
              </table:table-cell>
              <table:table-cell office:value-type="float" office:value="72">
                <text:p>72</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
                <text:p>0</text:p>
              </table:table-cell>
            </table:table-row>
            <table:table-row>
              <table:table-cell office:value-type="string">
                <text:p>81</text:p>
              </table:table-cell>
              <table:table-cell office:value-type="float" office:value="81">
                <text:p>81</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1$Linux_X86_64 LibreOffice_project/0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